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1:Sheet1.B1 Sheet1.B2:Sheet1.B89 Sheet1.C1:Sheet1.C1 Sheet1.C2:Sheet1.C89 Sheet1.Q2:Sheet1.Q89 Sheet1.R2:Sheet1.R89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1:Sheet1.E1 Sheet1.E2:Sheet1.E89 Sheet1.F1:Sheet1.F1 Sheet1.F2:Sheet1.F89 Sheet1.AX2:Sheet1.AX89 Sheet1.AY2:Sheet1.AY89 Sheet1.AI2:Sheet1.AI89 Sheet1.AJ2:Sheet1.AJ89 Sheet1.BM2:Sheet1.BM89 Sheet1.BN2:Sheet1.BN89 Sheet1.T2:Sheet1.T89 Sheet1.U2:Sheet1.U8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E89 Sheet1.G1:Sheet1.G1 Sheet1.G2:Sheet1.G89 Sheet1.AX2:Sheet1.AX89 Sheet1.AZ2:Sheet1.AZ89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95063">
            <text:p>0.295063</text:p>
          </table:table-cell>
          <table:table-cell office:value-type="float" office:value="0.0587683">
            <text:p>0.0587683</text:p>
          </table:table-cell>
          <table:table-cell office:value-type="float" office:value="0.794611">
            <text:p>0.794611</text:p>
          </table:table-cell>
          <table:table-cell office:value-type="float" office:value="1">
            <text:p>1</text:p>
          </table:table-cell>
          <table:table-cell office:value-type="float" office:value="-0.0029758">
            <text:p>-0.0029758</text:p>
          </table:table-cell>
          <table:table-cell office:value-type="float" office:value="-0.00273918">
            <text:p>-0.00273918</text:p>
          </table:table-cell>
          <table:table-cell office:value-type="float" office:value="-0.000360173">
            <text:p>-0.00036017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816922">
            <text:p>-0.0816922</text:p>
          </table:table-cell>
          <table:table-cell office:value-type="float" office:value="-0.0751964">
            <text:p>-0.0751964</text:p>
          </table:table-cell>
          <table:table-cell office:value-type="float" office:value="-0.00988754">
            <text:p>-0.00988754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.0084">
            <text:p>1.0084</text:p>
          </table:table-cell>
          <table:table-cell office:value-type="float" office:value="1">
            <text:p>1</text:p>
          </table:table-cell>
          <table:table-cell office:value-type="float" office:value="-0.0255705">
            <text:p>-0.0255705</text:p>
          </table:table-cell>
          <table:table-cell office:value-type="float" office:value="-0.00539861">
            <text:p>-0.00539861</text:p>
          </table:table-cell>
          <table:table-cell office:value-type="float" office:value="-0.0439224">
            <text:p>-0.0439224</text:p>
          </table:table-cell>
          <table:table-cell table:number-columns-repeated="3" office:value-type="float" office:value="0">
            <text:p>0</text:p>
          </table:table-cell>
          <table:table-cell office:value-type="float" office:value="-0.61297">
            <text:p>-0.61297</text:p>
          </table:table-cell>
          <table:table-cell office:value-type="float" office:value="-0.129414">
            <text:p>-0.129414</text:p>
          </table:table-cell>
          <table:table-cell office:value-type="float" office:value="-1.0529">
            <text:p>-1.0529</text:p>
          </table:table-cell>
          <table:table-cell/>
          <table:table-cell office:value-type="float" office:value="0">
            <text:p>0</text:p>
          </table:table-cell>
          <table:table-cell office:value-type="float" office:value="0.23834">
            <text:p>0.23834</text:p>
          </table:table-cell>
          <table:table-cell office:value-type="float" office:value="0.132846">
            <text:p>0.132846</text:p>
          </table:table-cell>
          <table:table-cell office:value-type="float" office:value="0.768373">
            <text:p>0.768373</text:p>
          </table:table-cell>
          <table:table-cell office:value-type="float" office:value="1">
            <text:p>1</text:p>
          </table:table-cell>
          <table:table-cell office:value-type="float" office:value="-0.00486992">
            <text:p>-0.00486992</text:p>
          </table:table-cell>
          <table:table-cell office:value-type="float" office:value="-0.0243113">
            <text:p>-0.0243113</text:p>
          </table:table-cell>
          <table:table-cell office:value-type="float" office:value="0.0171904">
            <text:p>0.01719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119842">
            <text:p>-0.119842</text:p>
          </table:table-cell>
          <table:table-cell office:value-type="float" office:value="-0.598272">
            <text:p>-0.598272</text:p>
          </table:table-cell>
          <table:table-cell office:value-type="float" office:value="0.423034">
            <text:p>0.423034</text:p>
          </table:table-cell>
          <table:table-cell/>
          <table:table-cell office:value-type="float" office:value="0">
            <text:p>0</text:p>
          </table:table-cell>
          <table:table-cell office:value-type="float" office:value="0.372835">
            <text:p>0.372835</text:p>
          </table:table-cell>
          <table:table-cell office:value-type="float" office:value="0.147801">
            <text:p>0.147801</text:p>
          </table:table-cell>
          <table:table-cell office:value-type="float" office:value="0.982">
            <text:p>0.982</text:p>
          </table:table-cell>
          <table:table-cell office:value-type="float" office:value="1">
            <text:p>1</text:p>
          </table:table-cell>
          <table:table-cell office:value-type="float" office:value="-0.0359487">
            <text:p>-0.0359487</text:p>
          </table:table-cell>
          <table:table-cell office:value-type="float" office:value="-0.00878697">
            <text:p>-0.00878697</text:p>
          </table:table-cell>
          <table:table-cell office:value-type="float" office:value="-0.0739447">
            <text:p>-0.0739447</text:p>
          </table:table-cell>
          <table:table-cell table:number-columns-repeated="3" office:value-type="float" office:value="0">
            <text:p>0</text:p>
          </table:table-cell>
          <table:table-cell office:value-type="float" office:value="-0.862049">
            <text:p>-0.862049</text:p>
          </table:table-cell>
          <table:table-cell office:value-type="float" office:value="-0.210711">
            <text:p>-0.210711</text:p>
          </table:table-cell>
          <table:table-cell office:value-type="float" office:value="-1.77319">
            <text:p>-1.77319</text:p>
          </table:table-cell>
          <table:table-cell/>
          <table:table-cell office:value-type="float" office:value="0">
            <text:p>0</text:p>
          </table:table-cell>
          <table:table-cell office:value-type="float" office:value="0.144498">
            <text:p>0.144498</text:p>
          </table:table-cell>
          <table:table-cell office:value-type="float" office:value="0.039819">
            <text:p>0.039819</text:p>
          </table:table-cell>
          <table:table-cell office:value-type="float" office:value="0.785547">
            <text:p>0.785547</text:p>
          </table:table-cell>
          <table:table-cell office:value-type="float" office:value="1">
            <text:p>1</text:p>
          </table:table-cell>
          <table:table-cell office:value-type="float" office:value="-0.00844136">
            <text:p>-0.00844136</text:p>
          </table:table-cell>
          <table:table-cell office:value-type="float" office:value="-0.00440441">
            <text:p>-0.00440441</text:p>
          </table:table-cell>
          <table:table-cell office:value-type="float" office:value="0.00389664">
            <text:p>0.003896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251951">
            <text:p>-0.251951</text:p>
          </table:table-cell>
          <table:table-cell office:value-type="float" office:value="-0.131459">
            <text:p>-0.131459</text:p>
          </table:table-cell>
          <table:table-cell office:value-type="float" office:value="0.116304">
            <text:p>0.116304</text:p>
          </table:table-cell>
        </table:table-row>
        <table:table-row table:style-name="ro2">
          <table:table-cell office:value-type="float" office:value="0.331008">
            <text:p>0.331008</text:p>
          </table:table-cell>
          <table:table-cell office:value-type="float" office:value="0.286112">
            <text:p>0.286112</text:p>
          </table:table-cell>
          <table:table-cell office:value-type="float" office:value="0.0505293">
            <text:p>0.0505293</text:p>
          </table:table-cell>
          <table:table-cell office:value-type="float" office:value="0.793528">
            <text:p>0.793528</text:p>
          </table:table-cell>
          <table:table-cell office:value-type="float" office:value="0.919713">
            <text:p>0.919713</text:p>
          </table:table-cell>
          <table:table-cell office:value-type="float" office:value="0.0374361">
            <text:p>0.0374361</text:p>
          </table:table-cell>
          <table:table-cell office:value-type="float" office:value="-0.00752784">
            <text:p>-0.00752784</text:p>
          </table:table-cell>
          <table:table-cell office:value-type="float" office:value="0.0102179">
            <text:p>0.0102179</text:p>
          </table:table-cell>
          <table:table-cell office:value-type="float" office:value="-0.0270408">
            <text:p>-0.0270408</text:p>
          </table:table-cell>
          <table:table-cell office:value-type="float" office:value="-0.0248906">
            <text:p>-0.0248906</text:p>
          </table:table-cell>
          <table:table-cell office:value-type="float" office:value="-0.00327285">
            <text:p>-0.00327285</text:p>
          </table:table-cell>
          <table:table-cell office:value-type="float" office:value="0.423849">
            <text:p>0.423849</text:p>
          </table:table-cell>
          <table:table-cell office:value-type="float" office:value="0.0917681">
            <text:p>0.0917681</text:p>
          </table:table-cell>
          <table:table-cell office:value-type="float" office:value="0.366465">
            <text:p>0.366465</text:p>
          </table:table-cell>
          <table:table-cell/>
          <table:table-cell office:value-type="float" office:value="0.435722">
            <text:p>0.435722</text:p>
          </table:table-cell>
          <table:table-cell office:value-type="float" office:value="0.20731">
            <text:p>0.20731</text:p>
          </table:table-cell>
          <table:table-cell office:value-type="float" office:value="0.115295">
            <text:p>0.115295</text:p>
          </table:table-cell>
          <table:table-cell office:value-type="float" office:value="0.8085">
            <text:p>0.8085</text:p>
          </table:table-cell>
          <table:table-cell office:value-type="float" office:value="0.90828">
            <text:p>0.90828</text:p>
          </table:table-cell>
          <table:table-cell office:value-type="float" office:value="-0.000730021">
            <text:p>-0.000730021</text:p>
          </table:table-cell>
          <table:table-cell office:value-type="float" office:value="0.00946509">
            <text:p>0.00946509</text:p>
          </table:table-cell>
          <table:table-cell office:value-type="float" office:value="-0.0432171">
            <text:p>-0.0432171</text:p>
          </table:table-cell>
          <table:table-cell office:value-type="float" office:value="-0.267085">
            <text:p>-0.267085</text:p>
          </table:table-cell>
          <table:table-cell office:value-type="float" office:value="-0.0563887">
            <text:p>-0.0563887</text:p>
          </table:table-cell>
          <table:table-cell office:value-type="float" office:value="-0.458772">
            <text:p>-0.458772</text:p>
          </table:table-cell>
          <table:table-cell office:value-type="float" office:value="2.41763">
            <text:p>2.41763</text:p>
          </table:table-cell>
          <table:table-cell office:value-type="float" office:value="0.806633">
            <text:p>0.806633</text:p>
          </table:table-cell>
          <table:table-cell office:value-type="float" office:value="4.3271">
            <text:p>4.3271</text:p>
          </table:table-cell>
          <table:table-cell/>
          <table:table-cell office:value-type="float" office:value="0.168925">
            <text:p>0.168925</text:p>
          </table:table-cell>
          <table:table-cell office:value-type="float" office:value="0.23492">
            <text:p>0.23492</text:p>
          </table:table-cell>
          <table:table-cell office:value-type="float" office:value="0.115774">
            <text:p>0.115774</text:p>
          </table:table-cell>
          <table:table-cell office:value-type="float" office:value="0.780444">
            <text:p>0.780444</text:p>
          </table:table-cell>
          <table:table-cell office:value-type="float" office:value="0.962436">
            <text:p>0.962436</text:p>
          </table:table-cell>
          <table:table-cell office:value-type="float" office:value="0.0108864">
            <text:p>0.0108864</text:p>
          </table:table-cell>
          <table:table-cell office:value-type="float" office:value="-0.0194005">
            <text:p>-0.0194005</text:p>
          </table:table-cell>
          <table:table-cell office:value-type="float" office:value="0.00861693">
            <text:p>0.00861693</text:p>
          </table:table-cell>
          <table:table-cell office:value-type="float" office:value="-0.0202444">
            <text:p>-0.0202444</text:p>
          </table:table-cell>
          <table:table-cell office:value-type="float" office:value="-0.101063">
            <text:p>-0.101063</text:p>
          </table:table-cell>
          <table:table-cell office:value-type="float" office:value="0.0714611">
            <text:p>0.0714611</text:p>
          </table:table-cell>
          <table:table-cell office:value-type="float" office:value="0.0775883">
            <text:p>0.0775883</text:p>
          </table:table-cell>
          <table:table-cell office:value-type="float" office:value="0.12952">
            <text:p>0.12952</text:p>
          </table:table-cell>
          <table:table-cell office:value-type="float" office:value="-0.227472">
            <text:p>-0.227472</text:p>
          </table:table-cell>
          <table:table-cell/>
          <table:table-cell office:value-type="float" office:value="0.335692">
            <text:p>0.335692</text:p>
          </table:table-cell>
          <table:table-cell office:value-type="float" office:value="0.275691">
            <text:p>0.275691</text:p>
          </table:table-cell>
          <table:table-cell office:value-type="float" office:value="0.124056">
            <text:p>0.124056</text:p>
          </table:table-cell>
          <table:table-cell office:value-type="float" office:value="0.782181">
            <text:p>0.782181</text:p>
          </table:table-cell>
          <table:table-cell office:value-type="float" office:value="0.92854">
            <text:p>0.92854</text:p>
          </table:table-cell>
          <table:table-cell office:value-type="float" office:value="-0.0681482">
            <text:p>-0.0681482</text:p>
          </table:table-cell>
          <table:table-cell office:value-type="float" office:value="-0.0197662">
            <text:p>-0.0197662</text:p>
          </table:table-cell>
          <table:table-cell office:value-type="float" office:value="-0.188619">
            <text:p>-0.188619</text:p>
          </table:table-cell>
          <table:table-cell office:value-type="float" office:value="-0.289383">
            <text:p>-0.289383</text:p>
          </table:table-cell>
          <table:table-cell office:value-type="float" office:value="-0.0707341">
            <text:p>-0.0707341</text:p>
          </table:table-cell>
          <table:table-cell office:value-type="float" office:value="-0.595246">
            <text:p>-0.595246</text:p>
          </table:table-cell>
          <table:table-cell office:value-type="float" office:value="0.520057">
            <text:p>0.520057</text:p>
          </table:table-cell>
          <table:table-cell office:value-type="float" office:value="0.152076">
            <text:p>0.152076</text:p>
          </table:table-cell>
          <table:table-cell office:value-type="float" office:value="1.14586">
            <text:p>1.14586</text:p>
          </table:table-cell>
          <table:table-cell/>
          <table:table-cell office:value-type="float" office:value="0.29855">
            <text:p>0.29855</text:p>
          </table:table-cell>
          <table:table-cell office:value-type="float" office:value="0.122041">
            <text:p>0.122041</text:p>
          </table:table-cell>
          <table:table-cell office:value-type="float" office:value="0.0281017">
            <text:p>0.0281017</text:p>
          </table:table-cell>
          <table:table-cell office:value-type="float" office:value="0.795914">
            <text:p>0.795914</text:p>
          </table:table-cell>
          <table:table-cell office:value-type="float" office:value="0.921205">
            <text:p>0.921205</text:p>
          </table:table-cell>
          <table:table-cell office:value-type="float" office:value="-0.00765794">
            <text:p>-0.00765794</text:p>
          </table:table-cell>
          <table:table-cell office:value-type="float" office:value="-0.00129314">
            <text:p>-0.00129314</text:p>
          </table:table-cell>
          <table:table-cell office:value-type="float" office:value="0.00304918">
            <text:p>0.00304918</text:p>
          </table:table-cell>
          <table:table-cell office:value-type="float" office:value="-0.0752199">
            <text:p>-0.0752199</text:p>
          </table:table-cell>
          <table:table-cell office:value-type="float" office:value="-0.0392471">
            <text:p>-0.0392471</text:p>
          </table:table-cell>
          <table:table-cell office:value-type="float" office:value="0.0347225">
            <text:p>0.0347225</text:p>
          </table:table-cell>
          <table:table-cell office:value-type="float" office:value="0.321786">
            <text:p>0.321786</text:p>
          </table:table-cell>
          <table:table-cell office:value-type="float" office:value="0.356879">
            <text:p>0.356879</text:p>
          </table:table-cell>
          <table:table-cell office:value-type="float" office:value="-0.237094">
            <text:p>-0.237094</text:p>
          </table:table-cell>
        </table:table-row>
        <table:table-row table:style-name="ro2">
          <table:table-cell office:value-type="float" office:value="0.393069">
            <text:p>0.393069</text:p>
          </table:table-cell>
          <table:table-cell office:value-type="float" office:value="0.286066">
            <text:p>0.286066</text:p>
          </table:table-cell>
          <table:table-cell office:value-type="float" office:value="0.0493381">
            <text:p>0.0493381</text:p>
          </table:table-cell>
          <table:table-cell office:value-type="float" office:value="0.794736">
            <text:p>0.794736</text:p>
          </table:table-cell>
          <table:table-cell office:value-type="float" office:value="0.905394">
            <text:p>0.905394</text:p>
          </table:table-cell>
          <table:table-cell office:value-type="float" office:value="0.0314025">
            <text:p>0.0314025</text:p>
          </table:table-cell>
          <table:table-cell office:value-type="float" office:value="-0.00996511">
            <text:p>-0.00996511</text:p>
          </table:table-cell>
          <table:table-cell office:value-type="float" office:value="0.00241799">
            <text:p>0.00241799</text:p>
          </table:table-cell>
          <table:table-cell office:value-type="float" office:value="-0.000736365">
            <text:p>-0.000736365</text:p>
          </table:table-cell>
          <table:table-cell office:value-type="float" office:value="-0.0191954">
            <text:p>-0.0191954</text:p>
          </table:table-cell>
          <table:table-cell office:value-type="float" office:value="0.0194703">
            <text:p>0.0194703</text:p>
          </table:table-cell>
          <table:table-cell office:value-type="float" office:value="0.0315171">
            <text:p>0.0315171</text:p>
          </table:table-cell>
          <table:table-cell office:value-type="float" office:value="0.045564">
            <text:p>0.045564</text:p>
          </table:table-cell>
          <table:table-cell office:value-type="float" office:value="0.0719205">
            <text:p>0.0719205</text:p>
          </table:table-cell>
          <table:table-cell/>
          <table:table-cell office:value-type="float" office:value="0.536998">
            <text:p>0.536998</text:p>
          </table:table-cell>
          <table:table-cell office:value-type="float" office:value="0.205058">
            <text:p>0.205058</text:p>
          </table:table-cell>
          <table:table-cell office:value-type="float" office:value="0.117857">
            <text:p>0.117857</text:p>
          </table:table-cell>
          <table:table-cell office:value-type="float" office:value="0.80642">
            <text:p>0.80642</text:p>
          </table:table-cell>
          <table:table-cell office:value-type="float" office:value="0.888196">
            <text:p>0.888196</text:p>
          </table:table-cell>
          <table:table-cell office:value-type="float" office:value="-0.0632432">
            <text:p>-0.0632432</text:p>
          </table:table-cell>
          <table:table-cell office:value-type="float" office:value="-0.0166742">
            <text:p>-0.0166742</text:p>
          </table:table-cell>
          <table:table-cell office:value-type="float" office:value="-0.1769">
            <text:p>-0.1769</text:p>
          </table:table-cell>
          <table:table-cell office:value-type="float" office:value="-0.0222364">
            <text:p>-0.0222364</text:p>
          </table:table-cell>
          <table:table-cell office:value-type="float" office:value="0.025304">
            <text:p>0.025304</text:p>
          </table:table-cell>
          <table:table-cell office:value-type="float" office:value="-0.0205404">
            <text:p>-0.0205404</text:p>
          </table:table-cell>
          <table:table-cell office:value-type="float" office:value="0.245037">
            <text:p>0.245037</text:p>
          </table:table-cell>
          <table:table-cell office:value-type="float" office:value="-0.085062">
            <text:p>-0.085062</text:p>
          </table:table-cell>
          <table:table-cell office:value-type="float" office:value="0.142416">
            <text:p>0.142416</text:p>
          </table:table-cell>
          <table:table-cell/>
          <table:table-cell office:value-type="float" office:value="0.497809">
            <text:p>0.497809</text:p>
          </table:table-cell>
          <table:table-cell office:value-type="float" office:value="0.236654">
            <text:p>0.236654</text:p>
          </table:table-cell>
          <table:table-cell office:value-type="float" office:value="0.0965451">
            <text:p>0.0965451</text:p>
          </table:table-cell>
          <table:table-cell office:value-type="float" office:value="0.779342">
            <text:p>0.779342</text:p>
          </table:table-cell>
          <table:table-cell office:value-type="float" office:value="0.893302">
            <text:p>0.893302</text:p>
          </table:table-cell>
          <table:table-cell office:value-type="float" office:value="0.0341865">
            <text:p>0.0341865</text:p>
          </table:table-cell>
          <table:table-cell office:value-type="float" office:value="-0.0325536">
            <text:p>-0.0325536</text:p>
          </table:table-cell>
          <table:table-cell office:value-type="float" office:value="0.00932166">
            <text:p>0.00932166</text:p>
          </table:table-cell>
          <table:table-cell office:value-type="float" office:value="0.00527314">
            <text:p>0.00527314</text:p>
          </table:table-cell>
          <table:table-cell office:value-type="float" office:value="-0.0584661">
            <text:p>-0.0584661</text:p>
          </table:table-cell>
          <table:table-cell office:value-type="float" office:value="-0.00335069">
            <text:p>-0.00335069</text:p>
          </table:table-cell>
          <table:table-cell office:value-type="float" office:value="-0.0350199">
            <text:p>-0.0350199</text:p>
          </table:table-cell>
          <table:table-cell office:value-type="float" office:value="0.119697">
            <text:p>0.119697</text:p>
          </table:table-cell>
          <table:table-cell office:value-type="float" office:value="0.00895631">
            <text:p>0.00895631</text:p>
          </table:table-cell>
          <table:table-cell/>
          <table:table-cell office:value-type="float" office:value="0.847491">
            <text:p>0.847491</text:p>
          </table:table-cell>
          <table:table-cell office:value-type="float" office:value="0.263808">
            <text:p>0.263808</text:p>
          </table:table-cell>
          <table:table-cell office:value-type="float" office:value="0.127689">
            <text:p>0.127689</text:p>
          </table:table-cell>
          <table:table-cell office:value-type="float" office:value="0.777679">
            <text:p>0.777679</text:p>
          </table:table-cell>
          <table:table-cell office:value-type="float" office:value="0.829294">
            <text:p>0.829294</text:p>
          </table:table-cell>
          <table:table-cell office:value-type="float" office:value="-0.0583127">
            <text:p>-0.0583127</text:p>
          </table:table-cell>
          <table:table-cell office:value-type="float" office:value="-0.00854525">
            <text:p>-0.00854525</text:p>
          </table:table-cell>
          <table:table-cell office:value-type="float" office:value="-0.146185">
            <text:p>-0.146185</text:p>
          </table:table-cell>
          <table:table-cell office:value-type="float" office:value="-0.0232182">
            <text:p>-0.0232182</text:p>
          </table:table-cell>
          <table:table-cell office:value-type="float" office:value="0.00709834">
            <text:p>0.00709834</text:p>
          </table:table-cell>
          <table:table-cell office:value-type="float" office:value="-0.00879554">
            <text:p>-0.00879554</text:p>
          </table:table-cell>
          <table:table-cell office:value-type="float" office:value="-0.635409">
            <text:p>-0.635409</text:p>
          </table:table-cell>
          <table:table-cell office:value-type="float" office:value="0.0350997">
            <text:p>0.0350997</text:p>
          </table:table-cell>
          <table:table-cell office:value-type="float" office:value="0.45883">
            <text:p>0.45883</text:p>
          </table:table-cell>
          <table:table-cell/>
          <table:table-cell office:value-type="float" office:value="0.502228">
            <text:p>0.502228</text:p>
          </table:table-cell>
          <table:table-cell office:value-type="float" office:value="0.12007">
            <text:p>0.12007</text:p>
          </table:table-cell>
          <table:table-cell office:value-type="float" office:value="0.034913">
            <text:p>0.034913</text:p>
          </table:table-cell>
          <table:table-cell office:value-type="float" office:value="0.79315">
            <text:p>0.79315</text:p>
          </table:table-cell>
          <table:table-cell office:value-type="float" office:value="0.871043">
            <text:p>0.871043</text:p>
          </table:table-cell>
          <table:table-cell office:value-type="float" office:value="-0.00694538">
            <text:p>-0.00694538</text:p>
          </table:table-cell>
          <table:table-cell office:value-type="float" office:value="-0.00383209">
            <text:p>-0.00383209</text:p>
          </table:table-cell>
          <table:table-cell office:value-type="float" office:value="0.0035063">
            <text:p>0.0035063</text:p>
          </table:table-cell>
          <table:table-cell office:value-type="float" office:value="-0.00967914">
            <text:p>-0.00967914</text:p>
          </table:table-cell>
          <table:table-cell office:value-type="float" office:value="0.0334413">
            <text:p>0.0334413</text:p>
          </table:table-cell>
          <table:table-cell office:value-type="float" office:value="-0.0135684">
            <text:p>-0.0135684</text:p>
          </table:table-cell>
          <table:table-cell office:value-type="float" office:value="0.0227444">
            <text:p>0.0227444</text:p>
          </table:table-cell>
          <table:table-cell office:value-type="float" office:value="-0.153825">
            <text:p>-0.153825</text:p>
          </table:table-cell>
          <table:table-cell office:value-type="float" office:value="0.0350624">
            <text:p>0.0350624</text:p>
          </table:table-cell>
        </table:table-row>
        <table:table-row table:style-name="ro2">
          <table:table-cell office:value-type="float" office:value="0.493492">
            <text:p>0.493492</text:p>
          </table:table-cell>
          <table:table-cell office:value-type="float" office:value="0.28631">
            <text:p>0.28631</text:p>
          </table:table-cell>
          <table:table-cell office:value-type="float" office:value="0.0478699">
            <text:p>0.0478699</text:p>
          </table:table-cell>
          <table:table-cell office:value-type="float" office:value="0.797417">
            <text:p>0.797417</text:p>
          </table:table-cell>
          <table:table-cell office:value-type="float" office:value="0.882694">
            <text:p>0.882694</text:p>
          </table:table-cell>
          <table:table-cell office:value-type="float" office:value="0.0397376">
            <text:p>0.0397376</text:p>
          </table:table-cell>
          <table:table-cell office:value-type="float" office:value="-0.0105136">
            <text:p>-0.0105136</text:p>
          </table:table-cell>
          <table:table-cell office:value-type="float" office:value="0.00183208">
            <text:p>0.00183208</text:p>
          </table:table-cell>
          <table:table-cell office:value-type="float" office:value="0.00242868">
            <text:p>0.00242868</text:p>
          </table:table-cell>
          <table:table-cell office:value-type="float" office:value="-0.0146197">
            <text:p>-0.0146197</text:p>
          </table:table-cell>
          <table:table-cell office:value-type="float" office:value="0.0266927">
            <text:p>0.0266927</text:p>
          </table:table-cell>
          <table:table-cell office:value-type="float" office:value="-0.013107">
            <text:p>-0.013107</text:p>
          </table:table-cell>
          <table:table-cell office:value-type="float" office:value="0.0627213">
            <text:p>0.0627213</text:p>
          </table:table-cell>
          <table:table-cell office:value-type="float" office:value="-0.0218616">
            <text:p>-0.0218616</text:p>
          </table:table-cell>
          <table:table-cell/>
          <table:table-cell office:value-type="float" office:value="0.643937">
            <text:p>0.643937</text:p>
          </table:table-cell>
          <table:table-cell office:value-type="float" office:value="0.205482">
            <text:p>0.205482</text:p>
          </table:table-cell>
          <table:table-cell office:value-type="float" office:value="0.119591">
            <text:p>0.119591</text:p>
          </table:table-cell>
          <table:table-cell office:value-type="float" office:value="0.805852">
            <text:p>0.805852</text:p>
          </table:table-cell>
          <table:table-cell office:value-type="float" office:value="0.86747">
            <text:p>0.86747</text:p>
          </table:table-cell>
          <table:table-cell office:value-type="float" office:value="-0.0654537">
            <text:p>-0.0654537</text:p>
          </table:table-cell>
          <table:table-cell office:value-type="float" office:value="-0.0128853">
            <text:p>-0.0128853</text:p>
          </table:table-cell>
          <table:table-cell office:value-type="float" office:value="-0.178812">
            <text:p>-0.178812</text:p>
          </table:table-cell>
          <table:table-cell office:value-type="float" office:value="0.00396761">
            <text:p>0.00396761</text:p>
          </table:table-cell>
          <table:table-cell office:value-type="float" office:value="0.0162075">
            <text:p>0.0162075</text:p>
          </table:table-cell>
          <table:table-cell office:value-type="float" office:value="-0.00531056">
            <text:p>-0.00531056</text:p>
          </table:table-cell>
          <table:table-cell office:value-type="float" office:value="-0.083831">
            <text:p>-0.083831</text:p>
          </table:table-cell>
          <table:table-cell office:value-type="float" office:value="-0.0456901">
            <text:p>-0.0456901</text:p>
          </table:table-cell>
          <table:table-cell office:value-type="float" office:value="-0.0156736">
            <text:p>-0.0156736</text:p>
          </table:table-cell>
          <table:table-cell/>
          <table:table-cell office:value-type="float" office:value="1.00306">
            <text:p>1.00306</text:p>
          </table:table-cell>
          <table:table-cell office:value-type="float" office:value="0.230378">
            <text:p>0.230378</text:p>
          </table:table-cell>
          <table:table-cell office:value-type="float" office:value="0.0975615">
            <text:p>0.0975615</text:p>
          </table:table-cell>
          <table:table-cell office:value-type="float" office:value="0.779936">
            <text:p>0.779936</text:p>
          </table:table-cell>
          <table:table-cell office:value-type="float" office:value="0.796642">
            <text:p>0.796642</text:p>
          </table:table-cell>
          <table:table-cell office:value-type="float" office:value="0.0758206">
            <text:p>0.0758206</text:p>
          </table:table-cell>
          <table:table-cell office:value-type="float" office:value="-0.0244873">
            <text:p>-0.0244873</text:p>
          </table:table-cell>
          <table:table-cell office:value-type="float" office:value="0.0018771">
            <text:p>0.0018771</text:p>
          </table:table-cell>
          <table:table-cell office:value-type="float" office:value="-0.0124208">
            <text:p>-0.0124208</text:p>
          </table:table-cell>
          <table:table-cell office:value-type="float" office:value="0.00201151">
            <text:p>0.00201151</text:p>
          </table:table-cell>
          <table:table-cell office:value-type="float" office:value="0.00117453">
            <text:p>0.00117453</text:p>
          </table:table-cell>
          <table:table-cell office:value-type="float" office:value="0.362006">
            <text:p>0.362006</text:p>
          </table:table-cell>
          <table:table-cell office:value-type="float" office:value="0.0683916">
            <text:p>0.0683916</text:p>
          </table:table-cell>
          <table:table-cell office:value-type="float" office:value="-0.160639">
            <text:p>-0.160639</text:p>
          </table:table-cell>
          <table:table-cell/>
          <table:table-cell office:value-type="float" office:value="0.89779">
            <text:p>0.89779</text:p>
          </table:table-cell>
          <table:table-cell office:value-type="float" office:value="0.261033">
            <text:p>0.261033</text:p>
          </table:table-cell>
          <table:table-cell office:value-type="float" office:value="0.128135">
            <text:p>0.128135</text:p>
          </table:table-cell>
          <table:table-cell office:value-type="float" office:value="0.778397">
            <text:p>0.778397</text:p>
          </table:table-cell>
          <table:table-cell office:value-type="float" office:value="0.820133">
            <text:p>0.820133</text:p>
          </table:table-cell>
          <table:table-cell office:value-type="float" office:value="0.00274046">
            <text:p>0.00274046</text:p>
          </table:table-cell>
          <table:table-cell office:value-type="float" office:value="-0.0295393">
            <text:p>-0.0295393</text:p>
          </table:table-cell>
          <table:table-cell office:value-type="float" office:value="-0.178084">
            <text:p>-0.178084</text:p>
          </table:table-cell>
          <table:table-cell office:value-type="float" office:value="-0.0551786">
            <text:p>-0.0551786</text:p>
          </table:table-cell>
          <table:table-cell office:value-type="float" office:value="0.00886382">
            <text:p>0.00886382</text:p>
          </table:table-cell>
          <table:table-cell office:value-type="float" office:value="0.0142831">
            <text:p>0.0142831</text:p>
          </table:table-cell>
          <table:table-cell office:value-type="float" office:value="0.861705">
            <text:p>0.861705</text:p>
          </table:table-cell>
          <table:table-cell office:value-type="float" office:value="-0.495001">
            <text:p>-0.495001</text:p>
          </table:table-cell>
          <table:table-cell office:value-type="float" office:value="-0.424063">
            <text:p>-0.424063</text:p>
          </table:table-cell>
          <table:table-cell/>
          <table:table-cell office:value-type="float" office:value="0.703605">
            <text:p>0.703605</text:p>
          </table:table-cell>
          <table:table-cell office:value-type="float" office:value="0.119043">
            <text:p>0.119043</text:p>
          </table:table-cell>
          <table:table-cell office:value-type="float" office:value="0.0354093">
            <text:p>0.0354093</text:p>
          </table:table-cell>
          <table:table-cell office:value-type="float" office:value="0.79184">
            <text:p>0.79184</text:p>
          </table:table-cell>
          <table:table-cell office:value-type="float" office:value="0.824133">
            <text:p>0.824133</text:p>
          </table:table-cell>
          <table:table-cell office:value-type="float" office:value="-0.00203598">
            <text:p>-0.00203598</text:p>
          </table:table-cell>
          <table:table-cell office:value-type="float" office:value="0.00105708">
            <text:p>0.00105708</text:p>
          </table:table-cell>
          <table:table-cell table:style-name="ce1" office:value-type="string">
            <text:p>9.20123e-05</text:p>
          </table:table-cell>
          <table:table-cell office:value-type="float" office:value="-0.00509893">
            <text:p>-0.00509893</text:p>
          </table:table-cell>
          <table:table-cell office:value-type="float" office:value="0.00246453">
            <text:p>0.00246453</text:p>
          </table:table-cell>
          <table:table-cell office:value-type="float" office:value="-0.00650763">
            <text:p>-0.00650763</text:p>
          </table:table-cell>
          <table:table-cell office:value-type="float" office:value="-0.00324721">
            <text:p>-0.00324721</text:p>
          </table:table-cell>
          <table:table-cell office:value-type="float" office:value="0.0248459">
            <text:p>0.0248459</text:p>
          </table:table-cell>
          <table:table-cell office:value-type="float" office:value="-0.00252461">
            <text:p>-0.00252461</text:p>
          </table:table-cell>
        </table:table-row>
        <table:table-row table:style-name="ro2">
          <table:table-cell office:value-type="float" office:value="0.932135">
            <text:p>0.932135</text:p>
          </table:table-cell>
          <table:table-cell office:value-type="float" office:value="0.284854">
            <text:p>0.284854</text:p>
          </table:table-cell>
          <table:table-cell office:value-type="float" office:value="0.0535251">
            <text:p>0.0535251</text:p>
          </table:table-cell>
          <table:table-cell office:value-type="float" office:value="0.804919">
            <text:p>0.804919</text:p>
          </table:table-cell>
          <table:table-cell office:value-type="float" office:value="0.79003">
            <text:p>0.79003</text:p>
          </table:table-cell>
          <table:table-cell office:value-type="float" office:value="0.0830773">
            <text:p>0.0830773</text:p>
          </table:table-cell>
          <table:table-cell office:value-type="float" office:value="-0.00307221">
            <text:p>-0.00307221</text:p>
          </table:table-cell>
          <table:table-cell office:value-type="float" office:value="0.00618318">
            <text:p>0.00618318</text:p>
          </table:table-cell>
          <table:table-cell office:value-type="float" office:value="-0.00332063">
            <text:p>-0.00332063</text:p>
          </table:table-cell>
          <table:table-cell office:value-type="float" office:value="0.0128925">
            <text:p>0.0128925</text:p>
          </table:table-cell>
          <table:table-cell office:value-type="float" office:value="0.0171033">
            <text:p>0.0171033</text:p>
          </table:table-cell>
          <table:table-cell office:value-type="float" office:value="0.173587">
            <text:p>0.173587</text:p>
          </table:table-cell>
          <table:table-cell office:value-type="float" office:value="0.0570482">
            <text:p>0.0570482</text:p>
          </table:table-cell>
          <table:table-cell office:value-type="float" office:value="-0.0292065">
            <text:p>-0.0292065</text:p>
          </table:table-cell>
          <table:table-cell/>
          <table:table-cell office:value-type="float" office:value="0.903391">
            <text:p>0.903391</text:p>
          </table:table-cell>
          <table:table-cell office:value-type="float" office:value="0.200868">
            <text:p>0.200868</text:p>
          </table:table-cell>
          <table:table-cell office:value-type="float" office:value="0.12072">
            <text:p>0.12072</text:p>
          </table:table-cell>
          <table:table-cell office:value-type="float" office:value="0.803419">
            <text:p>0.803419</text:p>
          </table:table-cell>
          <table:table-cell office:value-type="float" office:value="0.819174">
            <text:p>0.819174</text:p>
          </table:table-cell>
          <table:table-cell office:value-type="float" office:value="-0.0470478">
            <text:p>-0.0470478</text:p>
          </table:table-cell>
          <table:table-cell office:value-type="float" office:value="-0.00767461">
            <text:p>-0.00767461</text:p>
          </table:table-cell>
          <table:table-cell office:value-type="float" office:value="-0.171624">
            <text:p>-0.171624</text:p>
          </table:table-cell>
          <table:table-cell office:value-type="float" office:value="-0.0177827">
            <text:p>-0.0177827</text:p>
          </table:table-cell>
          <table:table-cell office:value-type="float" office:value="0.00435307">
            <text:p>0.00435307</text:p>
          </table:table-cell>
          <table:table-cell office:value-type="float" office:value="-0.00937713">
            <text:p>-0.00937713</text:p>
          </table:table-cell>
          <table:table-cell office:value-type="float" office:value="0.0263808">
            <text:p>0.0263808</text:p>
          </table:table-cell>
          <table:table-cell office:value-type="float" office:value="0.00903226">
            <text:p>0.00903226</text:p>
          </table:table-cell>
          <table:table-cell office:value-type="float" office:value="0.00650579">
            <text:p>0.00650579</text:p>
          </table:table-cell>
          <table:table-cell/>
          <table:table-cell office:value-type="float" office:value="1.06961">
            <text:p>1.06961</text:p>
          </table:table-cell>
          <table:table-cell office:value-type="float" office:value="0.231155">
            <text:p>0.231155</text:p>
          </table:table-cell>
          <table:table-cell office:value-type="float" office:value="0.0979982">
            <text:p>0.0979982</text:p>
          </table:table-cell>
          <table:table-cell office:value-type="float" office:value="0.779303">
            <text:p>0.779303</text:p>
          </table:table-cell>
          <table:table-cell office:value-type="float" office:value="0.784716">
            <text:p>0.784716</text:p>
          </table:table-cell>
          <table:table-cell office:value-type="float" office:value="0.0643917">
            <text:p>0.0643917</text:p>
          </table:table-cell>
          <table:table-cell office:value-type="float" office:value="-0.027198">
            <text:p>-0.027198</text:p>
          </table:table-cell>
          <table:table-cell office:value-type="float" office:value="0.00718673">
            <text:p>0.00718673</text:p>
          </table:table-cell>
          <table:table-cell office:value-type="float" office:value="0.0116703">
            <text:p>0.0116703</text:p>
          </table:table-cell>
          <table:table-cell office:value-type="float" office:value="0.0065629">
            <text:p>0.0065629</text:p>
          </table:table-cell>
          <table:table-cell office:value-type="float" office:value="-0.00951582">
            <text:p>-0.00951582</text:p>
          </table:table-cell>
          <table:table-cell office:value-type="float" office:value="-0.092671">
            <text:p>-0.092671</text:p>
          </table:table-cell>
          <table:table-cell office:value-type="float" office:value="-0.0303943">
            <text:p>-0.0303943</text:p>
          </table:table-cell>
          <table:table-cell office:value-type="float" office:value="0.0138481">
            <text:p>0.0138481</text:p>
          </table:table-cell>
          <table:table-cell/>
          <table:table-cell office:value-type="float" office:value="0.935245">
            <text:p>0.935245</text:p>
          </table:table-cell>
          <table:table-cell office:value-type="float" office:value="0.260175">
            <text:p>0.260175</text:p>
          </table:table-cell>
          <table:table-cell office:value-type="float" office:value="0.127772">
            <text:p>0.127772</text:p>
          </table:table-cell>
          <table:table-cell office:value-type="float" office:value="0.778338">
            <text:p>0.778338</text:p>
          </table:table-cell>
          <table:table-cell office:value-type="float" office:value="0.813376">
            <text:p>0.813376</text:p>
          </table:table-cell>
          <table:table-cell office:value-type="float" office:value="-0.0258803">
            <text:p>-0.0258803</text:p>
          </table:table-cell>
          <table:table-cell office:value-type="float" office:value="-0.00541733">
            <text:p>-0.00541733</text:p>
          </table:table-cell>
          <table:table-cell office:value-type="float" office:value="-0.161957">
            <text:p>-0.161957</text:p>
          </table:table-cell>
          <table:table-cell office:value-type="float" office:value="-0.0229033">
            <text:p>-0.0229033</text:p>
          </table:table-cell>
          <table:table-cell office:value-type="float" office:value="-0.0096765">
            <text:p>-0.0096765</text:p>
          </table:table-cell>
          <table:table-cell office:value-type="float" office:value="-0.00160019">
            <text:p>-0.00160019</text:p>
          </table:table-cell>
          <table:table-cell office:value-type="float" office:value="0.0514709">
            <text:p>0.0514709</text:p>
          </table:table-cell>
          <table:table-cell office:value-type="float" office:value="0.122914">
            <text:p>0.122914</text:p>
          </table:table-cell>
          <table:table-cell office:value-type="float" office:value="-0.0395919">
            <text:p>-0.0395919</text:p>
          </table:table-cell>
          <table:table-cell/>
          <table:table-cell office:value-type="float" office:value="0.835468">
            <text:p>0.835468</text:p>
          </table:table-cell>
          <table:table-cell office:value-type="float" office:value="0.118314">
            <text:p>0.118314</text:p>
          </table:table-cell>
          <table:table-cell office:value-type="float" office:value="0.0361663">
            <text:p>0.0361663</text:p>
          </table:table-cell>
          <table:table-cell office:value-type="float" office:value="0.790938">
            <text:p>0.790938</text:p>
          </table:table-cell>
          <table:table-cell office:value-type="float" office:value="0.794794">
            <text:p>0.794794</text:p>
          </table:table-cell>
          <table:table-cell office:value-type="float" office:value="0.00159429">
            <text:p>0.00159429</text:p>
          </table:table-cell>
          <table:table-cell office:value-type="float" office:value="0.0020548">
            <text:p>0.0020548</text:p>
          </table:table-cell>
          <table:table-cell office:value-type="float" office:value="-0.000960903">
            <text:p>-0.000960903</text:p>
          </table:table-cell>
          <table:table-cell office:value-type="float" office:value="-0.00552712">
            <text:p>-0.00552712</text:p>
          </table:table-cell>
          <table:table-cell office:value-type="float" office:value="0.00574078">
            <text:p>0.00574078</text:p>
          </table:table-cell>
          <table:table-cell office:value-type="float" office:value="-0.00684053">
            <text:p>-0.00684053</text:p>
          </table:table-cell>
          <table:table-cell office:value-type="float" office:value="0.00857791">
            <text:p>0.00857791</text:p>
          </table:table-cell>
          <table:table-cell office:value-type="float" office:value="0.00130606">
            <text:p>0.00130606</text:p>
          </table:table-cell>
          <table:table-cell office:value-type="float" office:value="0.0214141">
            <text:p>0.0214141</text:p>
          </table:table-cell>
        </table:table-row>
        <table:table-row table:style-name="ro2">
          <table:table-cell office:value-type="float" office:value="1.02935">
            <text:p>1.02935</text:p>
          </table:table-cell>
          <table:table-cell office:value-type="float" office:value="0.286171">
            <text:p>0.286171</text:p>
          </table:table-cell>
          <table:table-cell office:value-type="float" office:value="0.0553175">
            <text:p>0.0553175</text:p>
          </table:table-cell>
          <table:table-cell office:value-type="float" office:value="0.806306">
            <text:p>0.806306</text:p>
          </table:table-cell>
          <table:table-cell office:value-type="float" office:value="0.770848">
            <text:p>0.770848</text:p>
          </table:table-cell>
          <table:table-cell office:value-type="float" office:value="0.0861176">
            <text:p>0.0861176</text:p>
          </table:table-cell>
          <table:table-cell office:value-type="float" office:value="-0.0042696">
            <text:p>-0.0042696</text:p>
          </table:table-cell>
          <table:table-cell office:value-type="float" office:value="0.00845296">
            <text:p>0.00845296</text:p>
          </table:table-cell>
          <table:table-cell office:value-type="float" office:value="0.0135543">
            <text:p>0.0135543</text:p>
          </table:table-cell>
          <table:table-cell office:value-type="float" office:value="0.0184383">
            <text:p>0.0184383</text:p>
          </table:table-cell>
          <table:table-cell office:value-type="float" office:value="0.0142641">
            <text:p>0.0142641</text:p>
          </table:table-cell>
          <table:table-cell office:value-type="float" office:value="-0.0393993">
            <text:p>-0.0393993</text:p>
          </table:table-cell>
          <table:table-cell office:value-type="float" office:value="-0.0359875">
            <text:p>-0.0359875</text:p>
          </table:table-cell>
          <table:table-cell office:value-type="float" office:value="0.0135214">
            <text:p>0.0135214</text:p>
          </table:table-cell>
          <table:table-cell/>
          <table:table-cell office:value-type="float" office:value="1.19939">
            <text:p>1.19939</text:p>
          </table:table-cell>
          <table:table-cell office:value-type="float" office:value="0.197916">
            <text:p>0.197916</text:p>
          </table:table-cell>
          <table:table-cell office:value-type="float" office:value="0.1228">
            <text:p>0.1228</text:p>
          </table:table-cell>
          <table:table-cell office:value-type="float" office:value="0.801213">
            <text:p>0.801213</text:p>
          </table:table-cell>
          <table:table-cell office:value-type="float" office:value="0.767351">
            <text:p>0.767351</text:p>
          </table:table-cell>
          <table:table-cell office:value-type="float" office:value="-0.0274826">
            <text:p>-0.0274826</text:p>
          </table:table-cell>
          <table:table-cell office:value-type="float" office:value="-0.00377266">
            <text:p>-0.00377266</text:p>
          </table:table-cell>
          <table:table-cell office:value-type="float" office:value="-0.163321">
            <text:p>-0.163321</text:p>
          </table:table-cell>
          <table:table-cell office:value-type="float" office:value="-0.0099741">
            <text:p>-0.0099741</text:p>
          </table:table-cell>
          <table:table-cell office:value-type="float" office:value="0.00702657">
            <text:p>0.00702657</text:p>
          </table:table-cell>
          <table:table-cell office:value-type="float" office:value="-0.00745145">
            <text:p>-0.00745145</text:p>
          </table:table-cell>
          <table:table-cell office:value-type="float" office:value="0.025521">
            <text:p>0.025521</text:p>
          </table:table-cell>
          <table:table-cell office:value-type="float" office:value="-0.0265559">
            <text:p>-0.0265559</text:p>
          </table:table-cell>
          <table:table-cell office:value-type="float" office:value="0.0212244">
            <text:p>0.0212244</text:p>
          </table:table-cell>
          <table:table-cell/>
          <table:table-cell office:value-type="float" office:value="1.3661">
            <text:p>1.3661</text:p>
          </table:table-cell>
          <table:table-cell office:value-type="float" office:value="0.226469">
            <text:p>0.226469</text:p>
          </table:table-cell>
          <table:table-cell office:value-type="float" office:value="0.0972723">
            <text:p>0.0972723</text:p>
          </table:table-cell>
          <table:table-cell office:value-type="float" office:value="0.777699">
            <text:p>0.777699</text:p>
          </table:table-cell>
          <table:table-cell office:value-type="float" office:value="0.733717">
            <text:p>0.733717</text:p>
          </table:table-cell>
          <table:table-cell office:value-type="float" office:value="0.0811539">
            <text:p>0.0811539</text:p>
          </table:table-cell>
          <table:table-cell office:value-type="float" office:value="-0.0276737">
            <text:p>-0.0276737</text:p>
          </table:table-cell>
          <table:table-cell office:value-type="float" office:value="0.00706137">
            <text:p>0.00706137</text:p>
          </table:table-cell>
          <table:table-cell office:value-type="float" office:value="-0.0158051">
            <text:p>-0.0158051</text:p>
          </table:table-cell>
          <table:table-cell office:value-type="float" office:value="-0.00244848">
            <text:p>-0.00244848</text:p>
          </table:table-cell>
          <table:table-cell office:value-type="float" office:value="-0.0054101">
            <text:p>-0.0054101</text:p>
          </table:table-cell>
          <table:table-cell office:value-type="float" office:value="0.0624819">
            <text:p>0.0624819</text:p>
          </table:table-cell>
          <table:table-cell office:value-type="float" office:value="-0.0527741">
            <text:p>-0.0527741</text:p>
          </table:table-cell>
          <table:table-cell office:value-type="float" office:value="0.061338">
            <text:p>0.061338</text:p>
          </table:table-cell>
          <table:table-cell/>
          <table:table-cell office:value-type="float" office:value="1.13033">
            <text:p>1.13033</text:p>
          </table:table-cell>
          <table:table-cell office:value-type="float" office:value="0.257666">
            <text:p>0.257666</text:p>
          </table:table-cell>
          <table:table-cell office:value-type="float" office:value="0.130562">
            <text:p>0.130562</text:p>
          </table:table-cell>
          <table:table-cell office:value-type="float" office:value="0.776519">
            <text:p>0.776519</text:p>
          </table:table-cell>
          <table:table-cell office:value-type="float" office:value="0.779074">
            <text:p>0.779074</text:p>
          </table:table-cell>
          <table:table-cell office:value-type="float" office:value="-0.0117712">
            <text:p>-0.0117712</text:p>
          </table:table-cell>
          <table:table-cell office:value-type="float" office:value="-0.00457046">
            <text:p>-0.00457046</text:p>
          </table:table-cell>
          <table:table-cell office:value-type="float" office:value="-0.153971">
            <text:p>-0.153971</text:p>
          </table:table-cell>
          <table:table-cell office:value-type="float" office:value="-0.0128621">
            <text:p>-0.0128621</text:p>
          </table:table-cell>
          <table:table-cell office:value-type="float" office:value="0.0143024">
            <text:p>0.0143024</text:p>
          </table:table-cell>
          <table:table-cell office:value-type="float" office:value="-0.00932402">
            <text:p>-0.00932402</text:p>
          </table:table-cell>
          <table:table-cell office:value-type="float" office:value="0.0463841">
            <text:p>0.0463841</text:p>
          </table:table-cell>
          <table:table-cell office:value-type="float" office:value="-0.02074">
            <text:p>-0.02074</text:p>
          </table:table-cell>
          <table:table-cell office:value-type="float" office:value="0.0203773">
            <text:p>0.0203773</text:p>
          </table:table-cell>
          <table:table-cell/>
          <table:table-cell office:value-type="float" office:value="1.03491">
            <text:p>1.03491</text:p>
          </table:table-cell>
          <table:table-cell office:value-type="float" office:value="0.117553">
            <text:p>0.117553</text:p>
          </table:table-cell>
          <table:table-cell office:value-type="float" office:value="0.0373632">
            <text:p>0.0373632</text:p>
          </table:table-cell>
          <table:table-cell office:value-type="float" office:value="0.790425">
            <text:p>0.790425</text:p>
          </table:table-cell>
          <table:table-cell office:value-type="float" office:value="0.752391">
            <text:p>0.752391</text:p>
          </table:table-cell>
          <table:table-cell office:value-type="float" office:value="0.00533115">
            <text:p>0.00533115</text:p>
          </table:table-cell>
          <table:table-cell office:value-type="float" office:value="-0.00283383">
            <text:p>-0.00283383</text:p>
          </table:table-cell>
          <table:table-cell office:value-type="float" office:value="-0.000202242">
            <text:p>-0.000202242</text:p>
          </table:table-cell>
          <table:table-cell office:value-type="float" office:value="-0.00381634">
            <text:p>-0.00381634</text:p>
          </table:table-cell>
          <table:table-cell office:value-type="float" office:value="0.00600126">
            <text:p>0.00600126</text:p>
          </table:table-cell>
          <table:table-cell office:value-type="float" office:value="-0.00256969">
            <text:p>-0.00256969</text:p>
          </table:table-cell>
          <table:table-cell office:value-type="float" office:value="-0.0343353">
            <text:p>-0.0343353</text:p>
          </table:table-cell>
          <table:table-cell office:value-type="float" office:value="-0.212789">
            <text:p>-0.212789</text:p>
          </table:table-cell>
          <table:table-cell office:value-type="float" office:value="0.0877757">
            <text:p>0.0877757</text:p>
          </table:table-cell>
        </table:table-row>
        <table:table-row table:style-name="ro2">
          <table:table-cell office:value-type="float" office:value="1.33323">
            <text:p>1.33323</text:p>
          </table:table-cell>
          <table:table-cell office:value-type="float" office:value="0.286652">
            <text:p>0.286652</text:p>
          </table:table-cell>
          <table:table-cell office:value-type="float" office:value="0.0575974">
            <text:p>0.0575974</text:p>
          </table:table-cell>
          <table:table-cell office:value-type="float" office:value="0.811889">
            <text:p>0.811889</text:p>
          </table:table-cell>
          <table:table-cell office:value-type="float" office:value="0.713837">
            <text:p>0.713837</text:p>
          </table:table-cell>
          <table:table-cell office:value-type="float" office:value="0.101251">
            <text:p>0.101251</text:p>
          </table:table-cell>
          <table:table-cell office:value-type="float" office:value="-0.000766617">
            <text:p>-0.000766617</text:p>
          </table:table-cell>
          <table:table-cell office:value-type="float" office:value="0.00375126">
            <text:p>0.00375126</text:p>
          </table:table-cell>
          <table:table-cell office:value-type="float" office:value="0.00158136">
            <text:p>0.00158136</text:p>
          </table:table-cell>
          <table:table-cell office:value-type="float" office:value="0.00750218">
            <text:p>0.00750218</text:p>
          </table:table-cell>
          <table:table-cell office:value-type="float" office:value="0.018373">
            <text:p>0.018373</text:p>
          </table:table-cell>
          <table:table-cell office:value-type="float" office:value="-0.258152">
            <text:p>-0.258152</text:p>
          </table:table-cell>
          <table:table-cell office:value-type="float" office:value="0.0323461">
            <text:p>0.0323461</text:p>
          </table:table-cell>
          <table:table-cell office:value-type="float" office:value="-0.244698">
            <text:p>-0.244698</text:p>
          </table:table-cell>
          <table:table-cell/>
          <table:table-cell office:value-type="float" office:value="1.53551">
            <text:p>1.53551</text:p>
          </table:table-cell>
          <table:table-cell office:value-type="float" office:value="0.197447">
            <text:p>0.197447</text:p>
          </table:table-cell>
          <table:table-cell office:value-type="float" office:value="0.122161">
            <text:p>0.122161</text:p>
          </table:table-cell>
          <table:table-cell office:value-type="float" office:value="0.801107">
            <text:p>0.801107</text:p>
          </table:table-cell>
          <table:table-cell office:value-type="float" office:value="0.712465">
            <text:p>0.712465</text:p>
          </table:table-cell>
          <table:table-cell office:value-type="float" office:value="-0.00306217">
            <text:p>-0.00306217</text:p>
          </table:table-cell>
          <table:table-cell office:value-type="float" office:value="-0.000526515">
            <text:p>-0.000526515</text:p>
          </table:table-cell>
          <table:table-cell office:value-type="float" office:value="-0.153796">
            <text:p>-0.153796</text:p>
          </table:table-cell>
          <table:table-cell office:value-type="float" office:value="-0.00139576">
            <text:p>-0.00139576</text:p>
          </table:table-cell>
          <table:table-cell office:value-type="float" office:value="-0.00189965">
            <text:p>-0.00189965</text:p>
          </table:table-cell>
          <table:table-cell office:value-type="float" office:value="-0.000317332">
            <text:p>-0.000317332</text:p>
          </table:table-cell>
          <table:table-cell office:value-type="float" office:value="0.0489079">
            <text:p>0.0489079</text:p>
          </table:table-cell>
          <table:table-cell office:value-type="float" office:value="0.00782338">
            <text:p>0.00782338</text:p>
          </table:table-cell>
          <table:table-cell office:value-type="float" office:value="-0.00998877">
            <text:p>-0.00998877</text:p>
          </table:table-cell>
          <table:table-cell/>
          <table:table-cell office:value-type="float" office:value="1.50256">
            <text:p>1.50256</text:p>
          </table:table-cell>
          <table:table-cell office:value-type="float" office:value="0.225476">
            <text:p>0.225476</text:p>
          </table:table-cell>
          <table:table-cell office:value-type="float" office:value="0.0959554">
            <text:p>0.0959554</text:p>
          </table:table-cell>
          <table:table-cell office:value-type="float" office:value="0.778103">
            <text:p>0.778103</text:p>
          </table:table-cell>
          <table:table-cell office:value-type="float" office:value="0.711371">
            <text:p>0.711371</text:p>
          </table:table-cell>
          <table:table-cell office:value-type="float" office:value="0.0870228">
            <text:p>0.0870228</text:p>
          </table:table-cell>
          <table:table-cell office:value-type="float" office:value="-0.0273579">
            <text:p>-0.0273579</text:p>
          </table:table-cell>
          <table:table-cell office:value-type="float" office:value="0.00547546">
            <text:p>0.00547546</text:p>
          </table:table-cell>
          <table:table-cell office:value-type="float" office:value="-0.00727879">
            <text:p>-0.00727879</text:p>
          </table:table-cell>
          <table:table-cell office:value-type="float" office:value="-0.00965003">
            <text:p>-0.00965003</text:p>
          </table:table-cell>
          <table:table-cell office:value-type="float" office:value="0.00296009">
            <text:p>0.00296009</text:p>
          </table:table-cell>
          <table:table-cell office:value-type="float" office:value="0.0228007">
            <text:p>0.0228007</text:p>
          </table:table-cell>
          <table:table-cell office:value-type="float" office:value="-0.0179409">
            <text:p>-0.0179409</text:p>
          </table:table-cell>
          <table:table-cell office:value-type="float" office:value="0.00277157">
            <text:p>0.00277157</text:p>
          </table:table-cell>
          <table:table-cell/>
          <table:table-cell office:value-type="float" office:value="1.33005">
            <text:p>1.33005</text:p>
          </table:table-cell>
          <table:table-cell office:value-type="float" office:value="0.256947">
            <text:p>0.256947</text:p>
          </table:table-cell>
          <table:table-cell office:value-type="float" office:value="0.132591">
            <text:p>0.132591</text:p>
          </table:table-cell>
          <table:table-cell office:value-type="float" office:value="0.775469">
            <text:p>0.775469</text:p>
          </table:table-cell>
          <table:table-cell office:value-type="float" office:value="0.745455">
            <text:p>0.745455</text:p>
          </table:table-cell>
          <table:table-cell office:value-type="float" office:value="-0.00604677">
            <text:p>-0.00604677</text:p>
          </table:table-cell>
          <table:table-cell office:value-type="float" office:value="-0.00203317">
            <text:p>-0.00203317</text:p>
          </table:table-cell>
          <table:table-cell office:value-type="float" office:value="-0.14942">
            <text:p>-0.14942</text:p>
          </table:table-cell>
          <table:table-cell office:value-type="float" office:value="-0.00359827">
            <text:p>-0.00359827</text:p>
          </table:table-cell>
          <table:table-cell office:value-type="float" office:value="0.0101602">
            <text:p>0.0101602</text:p>
          </table:table-cell>
          <table:table-cell office:value-type="float" office:value="-0.00525426">
            <text:p>-0.00525426</text:p>
          </table:table-cell>
          <table:table-cell office:value-type="float" office:value="-0.193427">
            <text:p>-0.193427</text:p>
          </table:table-cell>
          <table:table-cell office:value-type="float" office:value="-0.0443856">
            <text:p>-0.0443856</text:p>
          </table:table-cell>
          <table:table-cell office:value-type="float" office:value="-0.0419636">
            <text:p>-0.0419636</text:p>
          </table:table-cell>
          <table:table-cell/>
          <table:table-cell office:value-type="float" office:value="1.13442">
            <text:p>1.13442</text:p>
          </table:table-cell>
          <table:table-cell office:value-type="float" office:value="0.116833">
            <text:p>0.116833</text:p>
          </table:table-cell>
          <table:table-cell office:value-type="float" office:value="0.0358533">
            <text:p>0.0358533</text:p>
          </table:table-cell>
          <table:table-cell office:value-type="float" office:value="0.791038">
            <text:p>0.791038</text:p>
          </table:table-cell>
          <table:table-cell office:value-type="float" office:value="0.732088">
            <text:p>0.732088</text:p>
          </table:table-cell>
          <table:table-cell office:value-type="float" office:value="0.015573">
            <text:p>0.015573</text:p>
          </table:table-cell>
          <table:table-cell office:value-type="float" office:value="0.00999326">
            <text:p>0.00999326</text:p>
          </table:table-cell>
          <table:table-cell office:value-type="float" office:value="-0.00483775">
            <text:p>-0.00483775</text:p>
          </table:table-cell>
          <table:table-cell office:value-type="float" office:value="-0.00723304">
            <text:p>-0.00723304</text:p>
          </table:table-cell>
          <table:table-cell office:value-type="float" office:value="-0.0151733">
            <text:p>-0.0151733</text:p>
          </table:table-cell>
          <table:table-cell office:value-type="float" office:value="0.00616485">
            <text:p>0.00616485</text:p>
          </table:table-cell>
          <table:table-cell office:value-type="float" office:value="0.219318">
            <text:p>0.219318</text:p>
          </table:table-cell>
          <table:table-cell office:value-type="float" office:value="0.256448">
            <text:p>0.256448</text:p>
          </table:table-cell>
          <table:table-cell office:value-type="float" office:value="-0.0731415">
            <text:p>-0.0731415</text:p>
          </table:table-cell>
        </table:table-row>
        <table:table-row table:style-name="ro2">
          <table:table-cell office:value-type="float" office:value="1.39344">
            <text:p>1.39344</text:p>
          </table:table-cell>
          <table:table-cell office:value-type="float" office:value="0.285811">
            <text:p>0.285811</text:p>
          </table:table-cell>
          <table:table-cell office:value-type="float" office:value="0.0581663">
            <text:p>0.0581663</text:p>
          </table:table-cell>
          <table:table-cell office:value-type="float" office:value="0.812108">
            <text:p>0.812108</text:p>
          </table:table-cell>
          <table:table-cell office:value-type="float" office:value="0.703053">
            <text:p>0.703053</text:p>
          </table:table-cell>
          <table:table-cell office:value-type="float" office:value="0.11393">
            <text:p>0.11393</text:p>
          </table:table-cell>
          <table:table-cell office:value-type="float" office:value="-0.00447563">
            <text:p>-0.00447563</text:p>
          </table:table-cell>
          <table:table-cell office:value-type="float" office:value="0.0111424">
            <text:p>0.0111424</text:p>
          </table:table-cell>
          <table:table-cell office:value-type="float" office:value="-0.0139604">
            <text:p>-0.0139604</text:p>
          </table:table-cell>
          <table:table-cell office:value-type="float" office:value="0.00944954">
            <text:p>0.00944954</text:p>
          </table:table-cell>
          <table:table-cell office:value-type="float" office:value="0.00364124">
            <text:p>0.00364124</text:p>
          </table:table-cell>
          <table:table-cell office:value-type="float" office:value="0.028103">
            <text:p>0.028103</text:p>
          </table:table-cell>
          <table:table-cell office:value-type="float" office:value="-0.0883787">
            <text:p>-0.0883787</text:p>
          </table:table-cell>
          <table:table-cell office:value-type="float" office:value="-0.00516778">
            <text:p>-0.00516778</text:p>
          </table:table-cell>
          <table:table-cell/>
          <table:table-cell office:value-type="float" office:value="1.70383">
            <text:p>1.70383</text:p>
          </table:table-cell>
          <table:table-cell office:value-type="float" office:value="0.198597">
            <text:p>0.198597</text:p>
          </table:table-cell>
          <table:table-cell office:value-type="float" office:value="0.122063">
            <text:p>0.122063</text:p>
          </table:table-cell>
          <table:table-cell office:value-type="float" office:value="0.80077">
            <text:p>0.80077</text:p>
          </table:table-cell>
          <table:table-cell office:value-type="float" office:value="0.686474">
            <text:p>0.686474</text:p>
          </table:table-cell>
          <table:table-cell office:value-type="float" office:value="-0.0284486">
            <text:p>-0.0284486</text:p>
          </table:table-cell>
          <table:table-cell office:value-type="float" office:value="-0.0155803">
            <text:p>-0.0155803</text:p>
          </table:table-cell>
          <table:table-cell office:value-type="float" office:value="-0.128427">
            <text:p>-0.128427</text:p>
          </table:table-cell>
          <table:table-cell office:value-type="float" office:value="0.00683621">
            <text:p>0.00683621</text:p>
          </table:table-cell>
          <table:table-cell office:value-type="float" office:value="-0.000582853">
            <text:p>-0.000582853</text:p>
          </table:table-cell>
          <table:table-cell office:value-type="float" office:value="-0.0019986">
            <text:p>-0.0019986</text:p>
          </table:table-cell>
          <table:table-cell office:value-type="float" office:value="-0.867637">
            <text:p>-0.867637</text:p>
          </table:table-cell>
          <table:table-cell office:value-type="float" office:value="-0.390394">
            <text:p>-0.390394</text:p>
          </table:table-cell>
          <table:table-cell office:value-type="float" office:value="0.492931">
            <text:p>0.492931</text:p>
          </table:table-cell>
          <table:table-cell/>
          <table:table-cell office:value-type="float" office:value="1.69813">
            <text:p>1.69813</text:p>
          </table:table-cell>
          <table:table-cell office:value-type="float" office:value="0.224924">
            <text:p>0.224924</text:p>
          </table:table-cell>
          <table:table-cell office:value-type="float" office:value="0.0933819">
            <text:p>0.0933819</text:p>
          </table:table-cell>
          <table:table-cell office:value-type="float" office:value="0.778788">
            <text:p>0.778788</text:p>
          </table:table-cell>
          <table:table-cell office:value-type="float" office:value="0.680525">
            <text:p>0.680525</text:p>
          </table:table-cell>
          <table:table-cell office:value-type="float" office:value="0.0965171">
            <text:p>0.0965171</text:p>
          </table:table-cell>
          <table:table-cell office:value-type="float" office:value="-0.0326807">
            <text:p>-0.0326807</text:p>
          </table:table-cell>
          <table:table-cell office:value-type="float" office:value="0.00693871">
            <text:p>0.00693871</text:p>
          </table:table-cell>
          <table:table-cell office:value-type="float" office:value="-0.0028195">
            <text:p>-0.0028195</text:p>
          </table:table-cell>
          <table:table-cell office:value-type="float" office:value="-0.0131588">
            <text:p>-0.0131588</text:p>
          </table:table-cell>
          <table:table-cell office:value-type="float" office:value="0.00350214">
            <text:p>0.00350214</text:p>
          </table:table-cell>
          <table:table-cell office:value-type="float" office:value="-0.0017665">
            <text:p>-0.0017665</text:p>
          </table:table-cell>
          <table:table-cell office:value-type="float" office:value="-0.107131">
            <text:p>-0.107131</text:p>
          </table:table-cell>
          <table:table-cell office:value-type="float" office:value="0.0329123">
            <text:p>0.0329123</text:p>
          </table:table-cell>
          <table:table-cell/>
          <table:table-cell office:value-type="float" office:value="1.43403">
            <text:p>1.43403</text:p>
          </table:table-cell>
          <table:table-cell office:value-type="float" office:value="0.254482">
            <text:p>0.254482</text:p>
          </table:table-cell>
          <table:table-cell office:value-type="float" office:value="0.133168">
            <text:p>0.133168</text:p>
          </table:table-cell>
          <table:table-cell office:value-type="float" office:value="0.774469">
            <text:p>0.774469</text:p>
          </table:table-cell>
          <table:table-cell office:value-type="float" office:value="0.728531">
            <text:p>0.728531</text:p>
          </table:table-cell>
          <table:table-cell office:value-type="float" office:value="0.00747495">
            <text:p>0.00747495</text:p>
          </table:table-cell>
          <table:table-cell office:value-type="float" office:value="-0.000506612">
            <text:p>-0.000506612</text:p>
          </table:table-cell>
          <table:table-cell office:value-type="float" office:value="-0.143694">
            <text:p>-0.143694</text:p>
          </table:table-cell>
          <table:table-cell office:value-type="float" office:value="-0.0237102">
            <text:p>-0.0237102</text:p>
          </table:table-cell>
          <table:table-cell office:value-type="float" office:value="0.00554512">
            <text:p>0.00554512</text:p>
          </table:table-cell>
          <table:table-cell office:value-type="float" office:value="-0.00961751">
            <text:p>-0.00961751</text:p>
          </table:table-cell>
          <table:table-cell office:value-type="float" office:value="0.044577">
            <text:p>0.044577</text:p>
          </table:table-cell>
          <table:table-cell office:value-type="float" office:value="-0.034216">
            <text:p>-0.034216</text:p>
          </table:table-cell>
          <table:table-cell office:value-type="float" office:value="0.0340964">
            <text:p>0.0340964</text:p>
          </table:table-cell>
          <table:table-cell/>
          <table:table-cell office:value-type="float" office:value="1.20269">
            <text:p>1.20269</text:p>
          </table:table-cell>
          <table:table-cell office:value-type="float" office:value="0.117362">
            <text:p>0.117362</text:p>
          </table:table-cell>
          <table:table-cell office:value-type="float" office:value="0.0360128">
            <text:p>0.0360128</text:p>
          </table:table-cell>
          <table:table-cell office:value-type="float" office:value="0.791118">
            <text:p>0.791118</text:p>
          </table:table-cell>
          <table:table-cell office:value-type="float" office:value="0.718476">
            <text:p>0.718476</text:p>
          </table:table-cell>
          <table:table-cell office:value-type="float" office:value="0.0109373">
            <text:p>0.0109373</text:p>
          </table:table-cell>
          <table:table-cell office:value-type="float" office:value="0.0033726">
            <text:p>0.0033726</text:p>
          </table:table-cell>
          <table:table-cell office:value-type="float" office:value="-0.00322909">
            <text:p>-0.00322909</text:p>
          </table:table-cell>
          <table:table-cell office:value-type="float" office:value="0.00774093">
            <text:p>0.00774093</text:p>
          </table:table-cell>
          <table:table-cell office:value-type="float" office:value="0.00233573">
            <text:p>0.00233573</text:p>
          </table:table-cell>
          <table:table-cell office:value-type="float" office:value="0.00117109">
            <text:p>0.00117109</text:p>
          </table:table-cell>
          <table:table-cell office:value-type="float" office:value="-0.0302055">
            <text:p>-0.0302055</text:p>
          </table:table-cell>
          <table:table-cell office:value-type="float" office:value="-0.00285911">
            <text:p>-0.00285911</text:p>
          </table:table-cell>
          <table:table-cell office:value-type="float" office:value="-0.00139862">
            <text:p>-0.00139862</text:p>
          </table:table-cell>
        </table:table-row>
        <table:table-row table:style-name="ro2">
          <table:table-cell office:value-type="float" office:value="1.83038">
            <text:p>1.83038</text:p>
          </table:table-cell>
          <table:table-cell office:value-type="float" office:value="0.285077">
            <text:p>0.285077</text:p>
          </table:table-cell>
          <table:table-cell office:value-type="float" office:value="0.0454223">
            <text:p>0.0454223</text:p>
          </table:table-cell>
          <table:table-cell office:value-type="float" office:value="0.812713">
            <text:p>0.812713</text:p>
          </table:table-cell>
          <table:table-cell office:value-type="float" office:value="0.629519">
            <text:p>0.629519</text:p>
          </table:table-cell>
          <table:table-cell office:value-type="float" office:value="0.144221">
            <text:p>0.144221</text:p>
          </table:table-cell>
          <table:table-cell office:value-type="float" office:value="-0.0197538">
            <text:p>-0.0197538</text:p>
          </table:table-cell>
          <table:table-cell office:value-type="float" office:value="0.00674937">
            <text:p>0.00674937</text:p>
          </table:table-cell>
          <table:table-cell office:value-type="float" office:value="-0.00168114">
            <text:p>-0.00168114</text:p>
          </table:table-cell>
          <table:table-cell office:value-type="float" office:value="-0.0291666">
            <text:p>-0.0291666</text:p>
          </table:table-cell>
          <table:table-cell office:value-type="float" office:value="0.00138323">
            <text:p>0.00138323</text:p>
          </table:table-cell>
          <table:table-cell office:value-type="float" office:value="0.0107487">
            <text:p>0.0107487</text:p>
          </table:table-cell>
          <table:table-cell office:value-type="float" office:value="-0.0529359">
            <text:p>-0.0529359</text:p>
          </table:table-cell>
          <table:table-cell office:value-type="float" office:value="-0.0926801">
            <text:p>-0.0926801</text:p>
          </table:table-cell>
          <table:table-cell/>
          <table:table-cell office:value-type="float" office:value="1.73563">
            <text:p>1.73563</text:p>
          </table:table-cell>
          <table:table-cell office:value-type="float" office:value="0.197937">
            <text:p>0.197937</text:p>
          </table:table-cell>
          <table:table-cell office:value-type="float" office:value="0.12165">
            <text:p>0.12165</text:p>
          </table:table-cell>
          <table:table-cell office:value-type="float" office:value="0.801205">
            <text:p>0.801205</text:p>
          </table:table-cell>
          <table:table-cell office:value-type="float" office:value="0.681672">
            <text:p>0.681672</text:p>
          </table:table-cell>
          <table:table-cell office:value-type="float" office:value="0.0101097">
            <text:p>0.0101097</text:p>
          </table:table-cell>
          <table:table-cell office:value-type="float" office:value="-0.00299146">
            <text:p>-0.00299146</text:p>
          </table:table-cell>
          <table:table-cell office:value-type="float" office:value="-0.147796">
            <text:p>-0.147796</text:p>
          </table:table-cell>
          <table:table-cell office:value-type="float" office:value="-0.0207529">
            <text:p>-0.0207529</text:p>
          </table:table-cell>
          <table:table-cell office:value-type="float" office:value="-0.0129966">
            <text:p>-0.0129966</text:p>
          </table:table-cell>
          <table:table-cell office:value-type="float" office:value="0.0136756">
            <text:p>0.0136756</text:p>
          </table:table-cell>
          <table:table-cell office:value-type="float" office:value="0.0830953">
            <text:p>0.0830953</text:p>
          </table:table-cell>
          <table:table-cell office:value-type="float" office:value="-0.0589097">
            <text:p>-0.0589097</text:p>
          </table:table-cell>
          <table:table-cell office:value-type="float" office:value="-0.037012">
            <text:p>-0.037012</text:p>
          </table:table-cell>
          <table:table-cell/>
          <table:table-cell office:value-type="float" office:value="2.10216">
            <text:p>2.10216</text:p>
          </table:table-cell>
          <table:table-cell office:value-type="float" office:value="0.223497">
            <text:p>0.223497</text:p>
          </table:table-cell>
          <table:table-cell office:value-type="float" office:value="0.0705776">
            <text:p>0.0705776</text:p>
          </table:table-cell>
          <table:table-cell office:value-type="float" office:value="0.785575">
            <text:p>0.785575</text:p>
          </table:table-cell>
          <table:table-cell office:value-type="float" office:value="0.620975">
            <text:p>0.620975</text:p>
          </table:table-cell>
          <table:table-cell office:value-type="float" office:value="0.118824">
            <text:p>0.118824</text:p>
          </table:table-cell>
          <table:table-cell office:value-type="float" office:value="-0.0681576">
            <text:p>-0.0681576</text:p>
          </table:table-cell>
          <table:table-cell office:value-type="float" office:value="0.0171555">
            <text:p>0.0171555</text:p>
          </table:table-cell>
          <table:table-cell office:value-type="float" office:value="-0.00353321">
            <text:p>-0.00353321</text:p>
          </table:table-cell>
          <table:table-cell office:value-type="float" office:value="-0.0564426">
            <text:p>-0.0564426</text:p>
          </table:table-cell>
          <table:table-cell office:value-type="float" office:value="0.0167996">
            <text:p>0.0167996</text:p>
          </table:table-cell>
          <table:table-cell office:value-type="float" office:value="0.0781073">
            <text:p>0.0781073</text:p>
          </table:table-cell>
          <table:table-cell office:value-type="float" office:value="-0.3802">
            <text:p>-0.3802</text:p>
          </table:table-cell>
          <table:table-cell office:value-type="float" office:value="0.111551">
            <text:p>0.111551</text:p>
          </table:table-cell>
          <table:table-cell/>
          <table:table-cell office:value-type="float" office:value="1.66619">
            <text:p>1.66619</text:p>
          </table:table-cell>
          <table:table-cell office:value-type="float" office:value="0.25138">
            <text:p>0.25138</text:p>
          </table:table-cell>
          <table:table-cell office:value-type="float" office:value="0.132611">
            <text:p>0.132611</text:p>
          </table:table-cell>
          <table:table-cell office:value-type="float" office:value="0.774074">
            <text:p>0.774074</text:p>
          </table:table-cell>
          <table:table-cell office:value-type="float" office:value="0.692117">
            <text:p>0.692117</text:p>
          </table:table-cell>
          <table:table-cell office:value-type="float" office:value="0.0223395">
            <text:p>0.0223395</text:p>
          </table:table-cell>
          <table:table-cell office:value-type="float" office:value="0.00249489">
            <text:p>0.00249489</text:p>
          </table:table-cell>
          <table:table-cell office:value-type="float" office:value="-0.135627">
            <text:p>-0.135627</text:p>
          </table:table-cell>
          <table:table-cell office:value-type="float" office:value="-0.0133612">
            <text:p>-0.0133612</text:p>
          </table:table-cell>
          <table:table-cell office:value-type="float" office:value="-0.00239846">
            <text:p>-0.00239846</text:p>
          </table:table-cell>
          <table:table-cell office:value-type="float" office:value="-0.00170169">
            <text:p>-0.00170169</text:p>
          </table:table-cell>
          <table:table-cell office:value-type="float" office:value="0.0476315">
            <text:p>0.0476315</text:p>
          </table:table-cell>
          <table:table-cell office:value-type="float" office:value="0.019718">
            <text:p>0.019718</text:p>
          </table:table-cell>
          <table:table-cell office:value-type="float" office:value="0.0165024">
            <text:p>0.0165024</text:p>
          </table:table-cell>
          <table:table-cell/>
          <table:table-cell office:value-type="float" office:value="1.64896">
            <text:p>1.64896</text:p>
          </table:table-cell>
          <table:table-cell office:value-type="float" office:value="0.114801">
            <text:p>0.114801</text:p>
          </table:table-cell>
          <table:table-cell office:value-type="float" office:value="0.0364857">
            <text:p>0.0364857</text:p>
          </table:table-cell>
          <table:table-cell office:value-type="float" office:value="0.791363">
            <text:p>0.791363</text:p>
          </table:table-cell>
          <table:table-cell office:value-type="float" office:value="0.635525">
            <text:p>0.635525</text:p>
          </table:table-cell>
          <table:table-cell office:value-type="float" office:value="0.0201054">
            <text:p>0.0201054</text:p>
          </table:table-cell>
          <table:table-cell office:value-type="float" office:value="0.00281647">
            <text:p>0.00281647</text:p>
          </table:table-cell>
          <table:table-cell office:value-type="float" office:value="-0.00403616">
            <text:p>-0.00403616</text:p>
          </table:table-cell>
          <table:table-cell office:value-type="float" office:value="-0.00573879">
            <text:p>-0.00573879</text:p>
          </table:table-cell>
          <table:table-cell office:value-type="float" office:value="0.00105981">
            <text:p>0.00105981</text:p>
          </table:table-cell>
          <table:table-cell office:value-type="float" office:value="0.000546938">
            <text:p>0.000546938</text:p>
          </table:table-cell>
          <table:table-cell office:value-type="float" office:value="0.0182195">
            <text:p>0.0182195</text:p>
          </table:table-cell>
          <table:table-cell office:value-type="float" office:value="-0.0923065">
            <text:p>-0.0923065</text:p>
          </table:table-cell>
          <table:table-cell office:value-type="float" office:value="0.0467962">
            <text:p>0.0467962</text:p>
          </table:table-cell>
        </table:table-row>
        <table:table-row table:style-name="ro2">
          <table:table-cell office:value-type="float" office:value="2.06124">
            <text:p>2.06124</text:p>
          </table:table-cell>
          <table:table-cell office:value-type="float" office:value="0.285262">
            <text:p>0.285262</text:p>
          </table:table-cell>
          <table:table-cell office:value-type="float" office:value="0.0358673">
            <text:p>0.0358673</text:p>
          </table:table-cell>
          <table:table-cell office:value-type="float" office:value="0.808092">
            <text:p>0.808092</text:p>
          </table:table-cell>
          <table:table-cell office:value-type="float" office:value="0.593824">
            <text:p>0.593824</text:p>
          </table:table-cell>
          <table:table-cell office:value-type="float" office:value="0.148971">
            <text:p>0.148971</text:p>
          </table:table-cell>
          <table:table-cell office:value-type="float" office:value="-0.0466206">
            <text:p>-0.0466206</text:p>
          </table:table-cell>
          <table:table-cell office:value-type="float" office:value="0.0101643">
            <text:p>0.0101643</text:p>
          </table:table-cell>
          <table:table-cell office:value-type="float" office:value="0.000800345">
            <text:p>0.000800345</text:p>
          </table:table-cell>
          <table:table-cell office:value-type="float" office:value="-0.0413876">
            <text:p>-0.0413876</text:p>
          </table:table-cell>
          <table:table-cell office:value-type="float" office:value="-0.0200134">
            <text:p>-0.0200134</text:p>
          </table:table-cell>
          <table:table-cell office:value-type="float" office:value="-0.277267">
            <text:p>-0.277267</text:p>
          </table:table-cell>
          <table:table-cell office:value-type="float" office:value="-0.493228">
            <text:p>-0.493228</text:p>
          </table:table-cell>
          <table:table-cell office:value-type="float" office:value="0.201866">
            <text:p>0.201866</text:p>
          </table:table-cell>
          <table:table-cell/>
          <table:table-cell office:value-type="float" office:value="2.07492">
            <text:p>2.07492</text:p>
          </table:table-cell>
          <table:table-cell office:value-type="float" office:value="0.200462">
            <text:p>0.200462</text:p>
          </table:table-cell>
          <table:table-cell office:value-type="float" office:value="0.110459">
            <text:p>0.110459</text:p>
          </table:table-cell>
          <table:table-cell office:value-type="float" office:value="0.801584">
            <text:p>0.801584</text:p>
          </table:table-cell>
          <table:table-cell office:value-type="float" office:value="0.632473">
            <text:p>0.632473</text:p>
          </table:table-cell>
          <table:table-cell office:value-type="float" office:value="0.0294831">
            <text:p>0.0294831</text:p>
          </table:table-cell>
          <table:table-cell office:value-type="float" office:value="-0.0240828">
            <text:p>-0.0240828</text:p>
          </table:table-cell>
          <table:table-cell office:value-type="float" office:value="-0.13268">
            <text:p>-0.13268</text:p>
          </table:table-cell>
          <table:table-cell office:value-type="float" office:value="0.00744031">
            <text:p>0.00744031</text:p>
          </table:table-cell>
          <table:table-cell office:value-type="float" office:value="-0.032984">
            <text:p>-0.032984</text:p>
          </table:table-cell>
          <table:table-cell office:value-type="float" office:value="0.00111789">
            <text:p>0.00111789</text:p>
          </table:table-cell>
          <table:table-cell office:value-type="float" office:value="-0.0708274">
            <text:p>-0.0708274</text:p>
          </table:table-cell>
          <table:table-cell office:value-type="float" office:value="-0.323195">
            <text:p>-0.323195</text:p>
          </table:table-cell>
          <table:table-cell office:value-type="float" office:value="0.121932">
            <text:p>0.121932</text:p>
          </table:table-cell>
          <table:table-cell/>
          <table:table-cell office:value-type="float" office:value="2.17975">
            <text:p>2.17975</text:p>
          </table:table-cell>
          <table:table-cell office:value-type="float" office:value="0.223693">
            <text:p>0.223693</text:p>
          </table:table-cell>
          <table:table-cell office:value-type="float" office:value="0.0639094">
            <text:p>0.0639094</text:p>
          </table:table-cell>
          <table:table-cell office:value-type="float" office:value="0.78755">
            <text:p>0.78755</text:p>
          </table:table-cell>
          <table:table-cell office:value-type="float" office:value="0.61015">
            <text:p>0.61015</text:p>
          </table:table-cell>
          <table:table-cell office:value-type="float" office:value="0.188686">
            <text:p>0.188686</text:p>
          </table:table-cell>
          <table:table-cell office:value-type="float" office:value="-0.179436">
            <text:p>-0.179436</text:p>
          </table:table-cell>
          <table:table-cell office:value-type="float" office:value="-0.0196214">
            <text:p>-0.0196214</text:p>
          </table:table-cell>
          <table:table-cell office:value-type="float" office:value="0.00252706">
            <text:p>0.00252706</text:p>
          </table:table-cell>
          <table:table-cell office:value-type="float" office:value="-0.0859419">
            <text:p>-0.0859419</text:p>
          </table:table-cell>
          <table:table-cell office:value-type="float" office:value="0.0254547">
            <text:p>0.0254547</text:p>
          </table:table-cell>
          <table:table-cell office:value-type="float" office:value="1.68723">
            <text:p>1.68723</text:p>
          </table:table-cell>
          <table:table-cell office:value-type="float" office:value="-2.89987">
            <text:p>-2.89987</text:p>
          </table:table-cell>
          <table:table-cell office:value-type="float" office:value="-0.85686">
            <text:p>-0.85686</text:p>
          </table:table-cell>
          <table:table-cell/>
          <table:table-cell office:value-type="float" office:value="1.86644">
            <text:p>1.86644</text:p>
          </table:table-cell>
          <table:table-cell office:value-type="float" office:value="0.250614">
            <text:p>0.250614</text:p>
          </table:table-cell>
          <table:table-cell office:value-type="float" office:value="0.132922">
            <text:p>0.132922</text:p>
          </table:table-cell>
          <table:table-cell office:value-type="float" office:value="0.774395">
            <text:p>0.774395</text:p>
          </table:table-cell>
          <table:table-cell office:value-type="float" office:value="0.662173">
            <text:p>0.662173</text:p>
          </table:table-cell>
          <table:table-cell office:value-type="float" office:value="0.0294705">
            <text:p>0.0294705</text:p>
          </table:table-cell>
          <table:table-cell office:value-type="float" office:value="-0.00744137">
            <text:p>-0.00744137</text:p>
          </table:table-cell>
          <table:table-cell office:value-type="float" office:value="-0.128341">
            <text:p>-0.128341</text:p>
          </table:table-cell>
          <table:table-cell office:value-type="float" office:value="-0.00382296">
            <text:p>-0.00382296</text:p>
          </table:table-cell>
          <table:table-cell office:value-type="float" office:value="0.00155008">
            <text:p>0.00155008</text:p>
          </table:table-cell>
          <table:table-cell office:value-type="float" office:value="0.00160293">
            <text:p>0.00160293</text:p>
          </table:table-cell>
          <table:table-cell office:value-type="float" office:value="-0.116984">
            <text:p>-0.116984</text:p>
          </table:table-cell>
          <table:table-cell office:value-type="float" office:value="-0.274292">
            <text:p>-0.274292</text:p>
          </table:table-cell>
          <table:table-cell office:value-type="float" office:value="0.00906585">
            <text:p>0.00906585</text:p>
          </table:table-cell>
          <table:table-cell/>
          <table:table-cell office:value-type="float" office:value="1.80289">
            <text:p>1.80289</text:p>
          </table:table-cell>
          <table:table-cell office:value-type="float" office:value="0.114349">
            <text:p>0.114349</text:p>
          </table:table-cell>
          <table:table-cell office:value-type="float" office:value="0.0344616">
            <text:p>0.0344616</text:p>
          </table:table-cell>
          <table:table-cell office:value-type="float" office:value="0.792556">
            <text:p>0.792556</text:p>
          </table:table-cell>
          <table:table-cell office:value-type="float" office:value="0.609193">
            <text:p>0.609193</text:p>
          </table:table-cell>
          <table:table-cell office:value-type="float" office:value="0.0263562">
            <text:p>0.0263562</text:p>
          </table:table-cell>
          <table:table-cell office:value-type="float" office:value="0.0114577">
            <text:p>0.0114577</text:p>
          </table:table-cell>
          <table:table-cell office:value-type="float" office:value="-0.0123069">
            <text:p>-0.0123069</text:p>
          </table:table-cell>
          <table:table-cell office:value-type="float" office:value="-0.00293418">
            <text:p>-0.00293418</text:p>
          </table:table-cell>
          <table:table-cell office:value-type="float" office:value="-0.0131493">
            <text:p>-0.0131493</text:p>
          </table:table-cell>
          <table:table-cell office:value-type="float" office:value="0.00775047">
            <text:p>0.00775047</text:p>
          </table:table-cell>
          <table:table-cell office:value-type="float" office:value="0.103595">
            <text:p>0.103595</text:p>
          </table:table-cell>
          <table:table-cell office:value-type="float" office:value="0.244232">
            <text:p>0.244232</text:p>
          </table:table-cell>
          <table:table-cell office:value-type="float" office:value="-0.230172">
            <text:p>-0.230172</text:p>
          </table:table-cell>
        </table:table-row>
        <table:table-row table:style-name="ro2">
          <table:table-cell office:value-type="float" office:value="2.0973">
            <text:p>2.0973</text:p>
          </table:table-cell>
          <table:table-cell office:value-type="float" office:value="0.28493">
            <text:p>0.28493</text:p>
          </table:table-cell>
          <table:table-cell office:value-type="float" office:value="0.0337334">
            <text:p>0.0337334</text:p>
          </table:table-cell>
          <table:table-cell office:value-type="float" office:value="0.807633">
            <text:p>0.807633</text:p>
          </table:table-cell>
          <table:table-cell office:value-type="float" office:value="0.588434">
            <text:p>0.588434</text:p>
          </table:table-cell>
          <table:table-cell office:value-type="float" office:value="0.171991">
            <text:p>0.171991</text:p>
          </table:table-cell>
          <table:table-cell office:value-type="float" office:value="-0.0396664">
            <text:p>-0.0396664</text:p>
          </table:table-cell>
          <table:table-cell office:value-type="float" office:value="-0.00775348">
            <text:p>-0.00775348</text:p>
          </table:table-cell>
          <table:table-cell office:value-type="float" office:value="-0.00919815">
            <text:p>-0.00919815</text:p>
          </table:table-cell>
          <table:table-cell office:value-type="float" office:value="-0.0591738">
            <text:p>-0.0591738</text:p>
          </table:table-cell>
          <table:table-cell office:value-type="float" office:value="-0.0127339">
            <text:p>-0.0127339</text:p>
          </table:table-cell>
          <table:table-cell office:value-type="float" office:value="0.326863">
            <text:p>0.326863</text:p>
          </table:table-cell>
          <table:table-cell office:value-type="float" office:value="-0.199322">
            <text:p>-0.199322</text:p>
          </table:table-cell>
          <table:table-cell office:value-type="float" office:value="-0.292048">
            <text:p>-0.292048</text:p>
          </table:table-cell>
          <table:table-cell/>
          <table:table-cell office:value-type="float" office:value="2.40827">
            <text:p>2.40827</text:p>
          </table:table-cell>
          <table:table-cell office:value-type="float" office:value="0.195072">
            <text:p>0.195072</text:p>
          </table:table-cell>
          <table:table-cell office:value-type="float" office:value="0.0635493">
            <text:p>0.0635493</text:p>
          </table:table-cell>
          <table:table-cell office:value-type="float" office:value="0.815507">
            <text:p>0.815507</text:p>
          </table:table-cell>
          <table:table-cell office:value-type="float" office:value="0.587595">
            <text:p>0.587595</text:p>
          </table:table-cell>
          <table:table-cell office:value-type="float" office:value="0.0448593">
            <text:p>0.0448593</text:p>
          </table:table-cell>
          <table:table-cell office:value-type="float" office:value="-0.0440323">
            <text:p>-0.0440323</text:p>
          </table:table-cell>
          <table:table-cell office:value-type="float" office:value="-0.118823">
            <text:p>-0.118823</text:p>
          </table:table-cell>
          <table:table-cell office:value-type="float" office:value="-0.0161701">
            <text:p>-0.0161701</text:p>
          </table:table-cell>
          <table:table-cell office:value-type="float" office:value="-0.140721">
            <text:p>-0.140721</text:p>
          </table:table-cell>
          <table:table-cell office:value-type="float" office:value="0.0417641">
            <text:p>0.0417641</text:p>
          </table:table-cell>
          <table:table-cell office:value-type="float" office:value="0.023912">
            <text:p>0.023912</text:p>
          </table:table-cell>
          <table:table-cell office:value-type="float" office:value="0.490406">
            <text:p>0.490406</text:p>
          </table:table-cell>
          <table:table-cell office:value-type="float" office:value="-0.168603">
            <text:p>-0.168603</text:p>
          </table:table-cell>
          <table:table-cell/>
          <table:table-cell office:value-type="float" office:value="2.2023">
            <text:p>2.2023</text:p>
          </table:table-cell>
          <table:table-cell office:value-type="float" office:value="0.224608">
            <text:p>0.224608</text:p>
          </table:table-cell>
          <table:table-cell office:value-type="float" office:value="0.0604973">
            <text:p>0.0604973</text:p>
          </table:table-cell>
          <table:table-cell office:value-type="float" office:value="0.787688">
            <text:p>0.787688</text:p>
          </table:table-cell>
          <table:table-cell office:value-type="float" office:value="0.60704">
            <text:p>0.60704</text:p>
          </table:table-cell>
          <table:table-cell office:value-type="float" office:value="0.120452">
            <text:p>0.120452</text:p>
          </table:table-cell>
          <table:table-cell office:value-type="float" office:value="-0.0645941">
            <text:p>-0.0645941</text:p>
          </table:table-cell>
          <table:table-cell office:value-type="float" office:value="0.0134603">
            <text:p>0.0134603</text:p>
          </table:table-cell>
          <table:table-cell office:value-type="float" office:value="0.0405707">
            <text:p>0.0405707</text:p>
          </table:table-cell>
          <table:table-cell office:value-type="float" office:value="-0.151328">
            <text:p>-0.151328</text:p>
          </table:table-cell>
          <table:table-cell office:value-type="float" office:value="0.00613427">
            <text:p>0.00613427</text:p>
          </table:table-cell>
          <table:table-cell office:value-type="float" office:value="-0.124578">
            <text:p>-0.124578</text:p>
          </table:table-cell>
          <table:table-cell office:value-type="float" office:value="0.151189">
            <text:p>0.151189</text:p>
          </table:table-cell>
          <table:table-cell office:value-type="float" office:value="-0.00241258">
            <text:p>-0.00241258</text:p>
          </table:table-cell>
          <table:table-cell/>
          <table:table-cell office:value-type="float" office:value="1.96631">
            <text:p>1.96631</text:p>
          </table:table-cell>
          <table:table-cell office:value-type="float" office:value="0.249066">
            <text:p>0.249066</text:p>
          </table:table-cell>
          <table:table-cell office:value-type="float" office:value="0.130341">
            <text:p>0.130341</text:p>
          </table:table-cell>
          <table:table-cell office:value-type="float" office:value="0.774646">
            <text:p>0.774646</text:p>
          </table:table-cell>
          <table:table-cell office:value-type="float" office:value="0.647727">
            <text:p>0.647727</text:p>
          </table:table-cell>
          <table:table-cell office:value-type="float" office:value="0.0425684">
            <text:p>0.0425684</text:p>
          </table:table-cell>
          <table:table-cell office:value-type="float" office:value="0.00282416">
            <text:p>0.00282416</text:p>
          </table:table-cell>
          <table:table-cell office:value-type="float" office:value="-0.126437">
            <text:p>-0.126437</text:p>
          </table:table-cell>
          <table:table-cell office:value-type="float" office:value="-0.0155061">
            <text:p>-0.0155061</text:p>
          </table:table-cell>
          <table:table-cell office:value-type="float" office:value="-0.0258433">
            <text:p>-0.0258433</text:p>
          </table:table-cell>
          <table:table-cell office:value-type="float" office:value="0.00250832">
            <text:p>0.00250832</text:p>
          </table:table-cell>
          <table:table-cell office:value-type="float" office:value="0.0983947">
            <text:p>0.0983947</text:p>
          </table:table-cell>
          <table:table-cell office:value-type="float" office:value="0.0733063">
            <text:p>0.0733063</text:p>
          </table:table-cell>
          <table:table-cell office:value-type="float" office:value="-0.033973">
            <text:p>-0.033973</text:p>
          </table:table-cell>
          <table:table-cell/>
          <table:table-cell office:value-type="float" office:value="1.87062">
            <text:p>1.87062</text:p>
          </table:table-cell>
          <table:table-cell office:value-type="float" office:value="0.114625">
            <text:p>0.114625</text:p>
          </table:table-cell>
          <table:table-cell office:value-type="float" office:value="0.0346913">
            <text:p>0.0346913</text:p>
          </table:table-cell>
          <table:table-cell office:value-type="float" office:value="0.792025">
            <text:p>0.792025</text:p>
          </table:table-cell>
          <table:table-cell office:value-type="float" office:value="0.597956">
            <text:p>0.597956</text:p>
          </table:table-cell>
          <table:table-cell office:value-type="float" office:value="0.0251397">
            <text:p>0.0251397</text:p>
          </table:table-cell>
          <table:table-cell office:value-type="float" office:value="0.00542005">
            <text:p>0.00542005</text:p>
          </table:table-cell>
          <table:table-cell office:value-type="float" office:value="-0.00435723">
            <text:p>-0.00435723</text:p>
          </table:table-cell>
          <table:table-cell office:value-type="float" office:value="0.00408201">
            <text:p>0.00408201</text:p>
          </table:table-cell>
          <table:table-cell office:value-type="float" office:value="0.00339174">
            <text:p>0.00339174</text:p>
          </table:table-cell>
          <table:table-cell office:value-type="float" office:value="-0.00783834">
            <text:p>-0.00783834</text:p>
          </table:table-cell>
          <table:table-cell office:value-type="float" office:value="-0.0054355">
            <text:p>-0.0054355</text:p>
          </table:table-cell>
          <table:table-cell office:value-type="float" office:value="0.00459251">
            <text:p>0.00459251</text:p>
          </table:table-cell>
          <table:table-cell office:value-type="float" office:value="0.0751174">
            <text:p>0.0751174</text:p>
          </table:table-cell>
        </table:table-row>
        <table:table-row table:style-name="ro2">
          <table:table-cell office:value-type="float" office:value="2.1612">
            <text:p>2.1612</text:p>
          </table:table-cell>
          <table:table-cell office:value-type="float" office:value="0.285677">
            <text:p>0.285677</text:p>
          </table:table-cell>
          <table:table-cell office:value-type="float" office:value="0.0291383">
            <text:p>0.0291383</text:p>
          </table:table-cell>
          <table:table-cell office:value-type="float" office:value="0.805627">
            <text:p>0.805627</text:p>
          </table:table-cell>
          <table:table-cell office:value-type="float" office:value="0.579003">
            <text:p>0.579003</text:p>
          </table:table-cell>
          <table:table-cell office:value-type="float" office:value="0.153862">
            <text:p>0.153862</text:p>
          </table:table-cell>
          <table:table-cell office:value-type="float" office:value="-0.0403753">
            <text:p>-0.0403753</text:p>
          </table:table-cell>
          <table:table-cell office:value-type="float" office:value="0.00537568">
            <text:p>0.00537568</text:p>
          </table:table-cell>
          <table:table-cell office:value-type="float" office:value="0.0116888">
            <text:p>0.0116888</text:p>
          </table:table-cell>
          <table:table-cell office:value-type="float" office:value="-0.0719107">
            <text:p>-0.0719107</text:p>
          </table:table-cell>
          <table:table-cell office:value-type="float" office:value="-0.0313961">
            <text:p>-0.0313961</text:p>
          </table:table-cell>
          <table:table-cell office:value-type="float" office:value="-0.350198">
            <text:p>-0.350198</text:p>
          </table:table-cell>
          <table:table-cell office:value-type="float" office:value="-0.060053">
            <text:p>-0.060053</text:p>
          </table:table-cell>
          <table:table-cell office:value-type="float" office:value="0.174935">
            <text:p>0.174935</text:p>
          </table:table-cell>
          <table:table-cell/>
          <table:table-cell office:value-type="float" office:value="2.53546">
            <text:p>2.53546</text:p>
          </table:table-cell>
          <table:table-cell office:value-type="float" office:value="0.193402">
            <text:p>0.193402</text:p>
          </table:table-cell>
          <table:table-cell office:value-type="float" office:value="0.0535844">
            <text:p>0.0535844</text:p>
          </table:table-cell>
          <table:table-cell office:value-type="float" office:value="0.818091">
            <text:p>0.818091</text:p>
          </table:table-cell>
          <table:table-cell office:value-type="float" office:value="0.571323">
            <text:p>0.571323</text:p>
          </table:table-cell>
          <table:table-cell office:value-type="float" office:value="0.0485516">
            <text:p>0.0485516</text:p>
          </table:table-cell>
          <table:table-cell office:value-type="float" office:value="-0.0796503">
            <text:p>-0.0796503</text:p>
          </table:table-cell>
          <table:table-cell office:value-type="float" office:value="-0.109473">
            <text:p>-0.109473</text:p>
          </table:table-cell>
          <table:table-cell office:value-type="float" office:value="-0.0131286">
            <text:p>-0.0131286</text:p>
          </table:table-cell>
          <table:table-cell office:value-type="float" office:value="-0.0783451">
            <text:p>-0.0783451</text:p>
          </table:table-cell>
          <table:table-cell office:value-type="float" office:value="0.0203189">
            <text:p>0.0203189</text:p>
          </table:table-cell>
          <table:table-cell office:value-type="float" office:value="-0.0185676">
            <text:p>-0.0185676</text:p>
          </table:table-cell>
          <table:table-cell office:value-type="float" office:value="-0.281374">
            <text:p>-0.281374</text:p>
          </table:table-cell>
          <table:table-cell office:value-type="float" office:value="-0.0335966">
            <text:p>-0.0335966</text:p>
          </table:table-cell>
          <table:table-cell/>
          <table:table-cell office:value-type="float" office:value="2.46816">
            <text:p>2.46816</text:p>
          </table:table-cell>
          <table:table-cell office:value-type="float" office:value="0.226588">
            <text:p>0.226588</text:p>
          </table:table-cell>
          <table:table-cell office:value-type="float" office:value="0.0309515">
            <text:p>0.0309515</text:p>
          </table:table-cell>
          <table:table-cell office:value-type="float" office:value="0.789149">
            <text:p>0.789149</text:p>
          </table:table-cell>
          <table:table-cell office:value-type="float" office:value="0.571541">
            <text:p>0.571541</text:p>
          </table:table-cell>
          <table:table-cell office:value-type="float" office:value="0.135544">
            <text:p>0.135544</text:p>
          </table:table-cell>
          <table:table-cell office:value-type="float" office:value="-0.0780662">
            <text:p>-0.0780662</text:p>
          </table:table-cell>
          <table:table-cell office:value-type="float" office:value="0.012851">
            <text:p>0.012851</text:p>
          </table:table-cell>
          <table:table-cell office:value-type="float" office:value="0.00745049">
            <text:p>0.00745049</text:p>
          </table:table-cell>
          <table:table-cell office:value-type="float" office:value="-0.111133">
            <text:p>-0.111133</text:p>
          </table:table-cell>
          <table:table-cell office:value-type="float" office:value="0.00549286">
            <text:p>0.00549286</text:p>
          </table:table-cell>
          <table:table-cell office:value-type="float" office:value="-0.0305216">
            <text:p>-0.0305216</text:p>
          </table:table-cell>
          <table:table-cell office:value-type="float" office:value="0.4246">
            <text:p>0.4246</text:p>
          </table:table-cell>
          <table:table-cell office:value-type="float" office:value="-0.0379118">
            <text:p>-0.0379118</text:p>
          </table:table-cell>
          <table:table-cell/>
          <table:table-cell office:value-type="float" office:value="2.13414">
            <text:p>2.13414</text:p>
          </table:table-cell>
          <table:table-cell office:value-type="float" office:value="0.249235">
            <text:p>0.249235</text:p>
          </table:table-cell>
          <table:table-cell office:value-type="float" office:value="0.128068">
            <text:p>0.128068</text:p>
          </table:table-cell>
          <table:table-cell office:value-type="float" office:value="0.77411">
            <text:p>0.77411</text:p>
          </table:table-cell>
          <table:table-cell office:value-type="float" office:value="0.624156">
            <text:p>0.624156</text:p>
          </table:table-cell>
          <table:table-cell office:value-type="float" office:value="0.047488">
            <text:p>0.047488</text:p>
          </table:table-cell>
          <table:table-cell office:value-type="float" office:value="-0.00381394">
            <text:p>-0.00381394</text:p>
          </table:table-cell>
          <table:table-cell office:value-type="float" office:value="-0.118496">
            <text:p>-0.118496</text:p>
          </table:table-cell>
          <table:table-cell office:value-type="float" office:value="0.00100788">
            <text:p>0.00100788</text:p>
          </table:table-cell>
          <table:table-cell office:value-type="float" office:value="-0.01354">
            <text:p>-0.01354</text:p>
          </table:table-cell>
          <table:table-cell office:value-type="float" office:value="-0.0031935">
            <text:p>-0.0031935</text:p>
          </table:table-cell>
          <table:table-cell office:value-type="float" office:value="-0.0856388">
            <text:p>-0.0856388</text:p>
          </table:table-cell>
          <table:table-cell office:value-type="float" office:value="-0.0891197">
            <text:p>-0.0891197</text:p>
          </table:table-cell>
          <table:table-cell office:value-type="float" office:value="0.0497913">
            <text:p>0.0497913</text:p>
          </table:table-cell>
          <table:table-cell/>
          <table:table-cell office:value-type="float" office:value="1.97658">
            <text:p>1.97658</text:p>
          </table:table-cell>
          <table:table-cell office:value-type="float" office:value="0.114997">
            <text:p>0.114997</text:p>
          </table:table-cell>
          <table:table-cell office:value-type="float" office:value="0.0351023">
            <text:p>0.0351023</text:p>
          </table:table-cell>
          <table:table-cell office:value-type="float" office:value="0.792038">
            <text:p>0.792038</text:p>
          </table:table-cell>
          <table:table-cell office:value-type="float" office:value="0.58079">
            <text:p>0.58079</text:p>
          </table:table-cell>
          <table:table-cell office:value-type="float" office:value="0.0253878">
            <text:p>0.0253878</text:p>
          </table:table-cell>
          <table:table-cell office:value-type="float" office:value="0.00336706">
            <text:p>0.00336706</text:p>
          </table:table-cell>
          <table:table-cell office:value-type="float" office:value="-0.00603595">
            <text:p>-0.00603595</text:p>
          </table:table-cell>
          <table:table-cell office:value-type="float" office:value="0.00350608">
            <text:p>0.00350608</text:p>
          </table:table-cell>
          <table:table-cell office:value-type="float" office:value="0.00387835">
            <text:p>0.00387835</text:p>
          </table:table-cell>
          <table:table-cell office:value-type="float" office:value="0.000120881">
            <text:p>0.000120881</text:p>
          </table:table-cell>
          <table:table-cell office:value-type="float" office:value="-0.0774551">
            <text:p>-0.0774551</text:p>
          </table:table-cell>
          <table:table-cell office:value-type="float" office:value="-0.0831072">
            <text:p>-0.0831072</text:p>
          </table:table-cell>
          <table:table-cell office:value-type="float" office:value="0.0195035">
            <text:p>0.0195035</text:p>
          </table:table-cell>
        </table:table-row>
        <table:table-row table:style-name="ro2">
          <table:table-cell office:value-type="float" office:value="2.3166">
            <text:p>2.3166</text:p>
          </table:table-cell>
          <table:table-cell office:value-type="float" office:value="0.279036">
            <text:p>0.279036</text:p>
          </table:table-cell>
          <table:table-cell office:value-type="float" office:value="0.0165132">
            <text:p>0.0165132</text:p>
          </table:table-cell>
          <table:table-cell office:value-type="float" office:value="0.804972">
            <text:p>0.804972</text:p>
          </table:table-cell>
          <table:table-cell office:value-type="float" office:value="0.556694">
            <text:p>0.556694</text:p>
          </table:table-cell>
          <table:table-cell office:value-type="float" office:value="0.167699">
            <text:p>0.167699</text:p>
          </table:table-cell>
          <table:table-cell office:value-type="float" office:value="-0.0501098">
            <text:p>-0.0501098</text:p>
          </table:table-cell>
          <table:table-cell office:value-type="float" office:value="0.000955987">
            <text:p>0.000955987</text:p>
          </table:table-cell>
          <table:table-cell office:value-type="float" office:value="-0.0427316">
            <text:p>-0.0427316</text:p>
          </table:table-cell>
          <table:table-cell office:value-type="float" office:value="-0.0812429">
            <text:p>-0.0812429</text:p>
          </table:table-cell>
          <table:table-cell office:value-type="float" office:value="-0.00421141">
            <text:p>-0.00421141</text:p>
          </table:table-cell>
          <table:table-cell office:value-type="float" office:value="0.0910589">
            <text:p>0.0910589</text:p>
          </table:table-cell>
          <table:table-cell office:value-type="float" office:value="0.0453048">
            <text:p>0.0453048</text:p>
          </table:table-cell>
          <table:table-cell office:value-type="float" office:value="0.0182108">
            <text:p>0.0182108</text:p>
          </table:table-cell>
          <table:table-cell/>
          <table:table-cell office:value-type="float" office:value="2.66766">
            <text:p>2.66766</text:p>
          </table:table-cell>
          <table:table-cell office:value-type="float" office:value="0.191342">
            <text:p>0.191342</text:p>
          </table:table-cell>
          <table:table-cell office:value-type="float" office:value="0.03831">
            <text:p>0.03831</text:p>
          </table:table-cell>
          <table:table-cell office:value-type="float" office:value="0.82019">
            <text:p>0.82019</text:p>
          </table:table-cell>
          <table:table-cell office:value-type="float" office:value="0.554888">
            <text:p>0.554888</text:p>
          </table:table-cell>
          <table:table-cell office:value-type="float" office:value="0.052183">
            <text:p>0.052183</text:p>
          </table:table-cell>
          <table:table-cell office:value-type="float" office:value="-0.0834443">
            <text:p>-0.0834443</text:p>
          </table:table-cell>
          <table:table-cell office:value-type="float" office:value="-0.105522">
            <text:p>-0.105522</text:p>
          </table:table-cell>
          <table:table-cell office:value-type="float" office:value="-0.0155832">
            <text:p>-0.0155832</text:p>
          </table:table-cell>
          <table:table-cell office:value-type="float" office:value="-0.115542">
            <text:p>-0.115542</text:p>
          </table:table-cell>
          <table:table-cell office:value-type="float" office:value="0.0158775">
            <text:p>0.0158775</text:p>
          </table:table-cell>
          <table:table-cell office:value-type="float" office:value="-0.0430148">
            <text:p>-0.0430148</text:p>
          </table:table-cell>
          <table:table-cell office:value-type="float" office:value="0.050264">
            <text:p>0.050264</text:p>
          </table:table-cell>
          <table:table-cell office:value-type="float" office:value="-0.0535772">
            <text:p>-0.0535772</text:p>
          </table:table-cell>
          <table:table-cell/>
          <table:table-cell office:value-type="float" office:value="2.6345">
            <text:p>2.6345</text:p>
          </table:table-cell>
          <table:table-cell office:value-type="float" office:value="0.226983">
            <text:p>0.226983</text:p>
          </table:table-cell>
          <table:table-cell office:value-type="float" office:value="0.024214">
            <text:p>0.024214</text:p>
          </table:table-cell>
          <table:table-cell office:value-type="float" office:value="0.789013">
            <text:p>0.789013</text:p>
          </table:table-cell>
          <table:table-cell office:value-type="float" office:value="0.550393">
            <text:p>0.550393</text:p>
          </table:table-cell>
          <table:table-cell office:value-type="float" office:value="0.12439">
            <text:p>0.12439</text:p>
          </table:table-cell>
          <table:table-cell office:value-type="float" office:value="-0.141479">
            <text:p>-0.141479</text:p>
          </table:table-cell>
          <table:table-cell office:value-type="float" office:value="-0.0209622">
            <text:p>-0.0209622</text:p>
          </table:table-cell>
          <table:table-cell office:value-type="float" office:value="0.00237347">
            <text:p>0.00237347</text:p>
          </table:table-cell>
          <table:table-cell office:value-type="float" office:value="-0.040504">
            <text:p>-0.040504</text:p>
          </table:table-cell>
          <table:table-cell office:value-type="float" office:value="-0.000813465">
            <text:p>-0.000813465</text:p>
          </table:table-cell>
          <table:table-cell office:value-type="float" office:value="-0.483138">
            <text:p>-0.483138</text:p>
          </table:table-cell>
          <table:table-cell office:value-type="float" office:value="-1.14562">
            <text:p>-1.14562</text:p>
          </table:table-cell>
          <table:table-cell office:value-type="float" office:value="-0.84445">
            <text:p>-0.84445</text:p>
          </table:table-cell>
          <table:table-cell/>
          <table:table-cell office:value-type="float" office:value="2.36641">
            <text:p>2.36641</text:p>
          </table:table-cell>
          <table:table-cell office:value-type="float" office:value="0.244849">
            <text:p>0.244849</text:p>
          </table:table-cell>
          <table:table-cell office:value-type="float" office:value="0.120115">
            <text:p>0.120115</text:p>
          </table:table-cell>
          <table:table-cell office:value-type="float" office:value="0.776054">
            <text:p>0.776054</text:p>
          </table:table-cell>
          <table:table-cell office:value-type="float" office:value="0.592944">
            <text:p>0.592944</text:p>
          </table:table-cell>
          <table:table-cell office:value-type="float" office:value="0.06127">
            <text:p>0.06127</text:p>
          </table:table-cell>
          <table:table-cell office:value-type="float" office:value="-0.0100715">
            <text:p>-0.0100715</text:p>
          </table:table-cell>
          <table:table-cell office:value-type="float" office:value="-0.10967">
            <text:p>-0.10967</text:p>
          </table:table-cell>
          <table:table-cell office:value-type="float" office:value="-0.0188834">
            <text:p>-0.0188834</text:p>
          </table:table-cell>
          <table:table-cell office:value-type="float" office:value="-0.0342398">
            <text:p>-0.0342398</text:p>
          </table:table-cell>
          <table:table-cell office:value-type="float" office:value="0.00837153">
            <text:p>0.00837153</text:p>
          </table:table-cell>
          <table:table-cell office:value-type="float" office:value="0.0450555">
            <text:p>0.0450555</text:p>
          </table:table-cell>
          <table:table-cell office:value-type="float" office:value="-0.0455801">
            <text:p>-0.0455801</text:p>
          </table:table-cell>
          <table:table-cell office:value-type="float" office:value="0.0155388">
            <text:p>0.0155388</text:p>
          </table:table-cell>
          <table:table-cell/>
          <table:table-cell office:value-type="float" office:value="2.07405">
            <text:p>2.07405</text:p>
          </table:table-cell>
          <table:table-cell office:value-type="float" office:value="0.114603">
            <text:p>0.114603</text:p>
          </table:table-cell>
          <table:table-cell office:value-type="float" office:value="0.0346907">
            <text:p>0.0346907</text:p>
          </table:table-cell>
          <table:table-cell office:value-type="float" office:value="0.792235">
            <text:p>0.792235</text:p>
          </table:table-cell>
          <table:table-cell office:value-type="float" office:value="0.565434">
            <text:p>0.565434</text:p>
          </table:table-cell>
          <table:table-cell office:value-type="float" office:value="0.0297243">
            <text:p>0.0297243</text:p>
          </table:table-cell>
          <table:table-cell office:value-type="float" office:value="0.00632049">
            <text:p>0.00632049</text:p>
          </table:table-cell>
          <table:table-cell office:value-type="float" office:value="-0.00792573">
            <text:p>-0.00792573</text:p>
          </table:table-cell>
          <table:table-cell office:value-type="float" office:value="-0.00404339">
            <text:p>-0.00404339</text:p>
          </table:table-cell>
          <table:table-cell office:value-type="float" office:value="-0.00422202">
            <text:p>-0.00422202</text:p>
          </table:table-cell>
          <table:table-cell office:value-type="float" office:value="0.00202187">
            <text:p>0.00202187</text:p>
          </table:table-cell>
          <table:table-cell office:value-type="float" office:value="0.0213924">
            <text:p>0.0213924</text:p>
          </table:table-cell>
          <table:table-cell office:value-type="float" office:value="0.0274491">
            <text:p>0.0274491</text:p>
          </table:table-cell>
          <table:table-cell office:value-type="float" office:value="-0.0334371">
            <text:p>-0.0334371</text:p>
          </table:table-cell>
        </table:table-row>
        <table:table-row table:style-name="ro2">
          <table:table-cell office:value-type="float" office:value="2.86108">
            <text:p>2.86108</text:p>
          </table:table-cell>
          <table:table-cell office:value-type="float" office:value="0.282765">
            <text:p>0.282765</text:p>
          </table:table-cell>
          <table:table-cell office:value-type="float" office:value="-0.0142909">
            <text:p>-0.0142909</text:p>
          </table:table-cell>
          <table:table-cell office:value-type="float" office:value="0.808078">
            <text:p>0.808078</text:p>
          </table:table-cell>
          <table:table-cell office:value-type="float" office:value="0.485097">
            <text:p>0.485097</text:p>
          </table:table-cell>
          <table:table-cell office:value-type="float" office:value="0.20119">
            <text:p>0.20119</text:p>
          </table:table-cell>
          <table:table-cell office:value-type="float" office:value="-0.0951481">
            <text:p>-0.0951481</text:p>
          </table:table-cell>
          <table:table-cell office:value-type="float" office:value="0.000171338">
            <text:p>0.000171338</text:p>
          </table:table-cell>
          <table:table-cell office:value-type="float" office:value="0.00684813">
            <text:p>0.00684813</text:p>
          </table:table-cell>
          <table:table-cell office:value-type="float" office:value="-0.0565753">
            <text:p>-0.0565753</text:p>
          </table:table-cell>
          <table:table-cell office:value-type="float" office:value="0.005704">
            <text:p>0.005704</text:p>
          </table:table-cell>
          <table:table-cell office:value-type="float" office:value="-0.0304709">
            <text:p>-0.0304709</text:p>
          </table:table-cell>
          <table:table-cell office:value-type="float" office:value="-0.396097">
            <text:p>-0.396097</text:p>
          </table:table-cell>
          <table:table-cell office:value-type="float" office:value="-0.0699631">
            <text:p>-0.0699631</text:p>
          </table:table-cell>
          <table:table-cell/>
          <table:table-cell office:value-type="float" office:value="2.93503">
            <text:p>2.93503</text:p>
          </table:table-cell>
          <table:table-cell office:value-type="float" office:value="0.1841">
            <text:p>0.1841</text:p>
          </table:table-cell>
          <table:table-cell office:value-type="float" office:value="0.0110104">
            <text:p>0.0110104</text:p>
          </table:table-cell>
          <table:table-cell office:value-type="float" office:value="0.820605">
            <text:p>0.820605</text:p>
          </table:table-cell>
          <table:table-cell office:value-type="float" office:value="0.52308">
            <text:p>0.52308</text:p>
          </table:table-cell>
          <table:table-cell office:value-type="float" office:value="0.0605092">
            <text:p>0.0605092</text:p>
          </table:table-cell>
          <table:table-cell office:value-type="float" office:value="-0.108809">
            <text:p>-0.108809</text:p>
          </table:table-cell>
          <table:table-cell office:value-type="float" office:value="-0.0987572">
            <text:p>-0.0987572</text:p>
          </table:table-cell>
          <table:table-cell office:value-type="float" office:value="-0.0270842">
            <text:p>-0.0270842</text:p>
          </table:table-cell>
          <table:table-cell office:value-type="float" office:value="-0.102103">
            <text:p>-0.102103</text:p>
          </table:table-cell>
          <table:table-cell office:value-type="float" office:value="0.00155237">
            <text:p>0.00155237</text:p>
          </table:table-cell>
          <table:table-cell office:value-type="float" office:value="0.0332656">
            <text:p>0.0332656</text:p>
          </table:table-cell>
          <table:table-cell office:value-type="float" office:value="0.0226946">
            <text:p>0.0226946</text:p>
          </table:table-cell>
          <table:table-cell office:value-type="float" office:value="-0.0137031">
            <text:p>-0.0137031</text:p>
          </table:table-cell>
          <table:table-cell/>
          <table:table-cell office:value-type="float" office:value="2.66725">
            <text:p>2.66725</text:p>
          </table:table-cell>
          <table:table-cell office:value-type="float" office:value="0.226543">
            <text:p>0.226543</text:p>
          </table:table-cell>
          <table:table-cell office:value-type="float" office:value="0.0216589">
            <text:p>0.0216589</text:p>
          </table:table-cell>
          <table:table-cell office:value-type="float" office:value="0.788081">
            <text:p>0.788081</text:p>
          </table:table-cell>
          <table:table-cell office:value-type="float" office:value="0.546323">
            <text:p>0.546323</text:p>
          </table:table-cell>
          <table:table-cell office:value-type="float" office:value="0.145797">
            <text:p>0.145797</text:p>
          </table:table-cell>
          <table:table-cell office:value-type="float" office:value="-0.098334">
            <text:p>-0.098334</text:p>
          </table:table-cell>
          <table:table-cell office:value-type="float" office:value="0.016143">
            <text:p>0.016143</text:p>
          </table:table-cell>
          <table:table-cell office:value-type="float" office:value="-0.0134483">
            <text:p>-0.0134483</text:p>
          </table:table-cell>
          <table:table-cell office:value-type="float" office:value="-0.0780207">
            <text:p>-0.0780207</text:p>
          </table:table-cell>
          <table:table-cell office:value-type="float" office:value="-0.0284676">
            <text:p>-0.0284676</text:p>
          </table:table-cell>
          <table:table-cell office:value-type="float" office:value="0.0547476">
            <text:p>0.0547476</text:p>
          </table:table-cell>
          <table:table-cell office:value-type="float" office:value="0.0577103">
            <text:p>0.0577103</text:p>
          </table:table-cell>
          <table:table-cell office:value-type="float" office:value="0.154079">
            <text:p>0.154079</text:p>
          </table:table-cell>
          <table:table-cell/>
          <table:table-cell office:value-type="float" office:value="2.5342">
            <text:p>2.5342</text:p>
          </table:table-cell>
          <table:table-cell office:value-type="float" office:value="0.242949">
            <text:p>0.242949</text:p>
          </table:table-cell>
          <table:table-cell office:value-type="float" office:value="0.113087">
            <text:p>0.113087</text:p>
          </table:table-cell>
          <table:table-cell office:value-type="float" office:value="0.777896">
            <text:p>0.777896</text:p>
          </table:table-cell>
          <table:table-cell office:value-type="float" office:value="0.571374">
            <text:p>0.571374</text:p>
          </table:table-cell>
          <table:table-cell office:value-type="float" office:value="0.067938">
            <text:p>0.067938</text:p>
          </table:table-cell>
          <table:table-cell office:value-type="float" office:value="-0.015352">
            <text:p>-0.015352</text:p>
          </table:table-cell>
          <table:table-cell office:value-type="float" office:value="-0.103642">
            <text:p>-0.103642</text:p>
          </table:table-cell>
          <table:table-cell office:value-type="float" office:value="-0.0113238">
            <text:p>-0.0113238</text:p>
          </table:table-cell>
          <table:table-cell office:value-type="float" office:value="-0.0418875">
            <text:p>-0.0418875</text:p>
          </table:table-cell>
          <table:table-cell office:value-type="float" office:value="0.0109787">
            <text:p>0.0109787</text:p>
          </table:table-cell>
          <table:table-cell office:value-type="float" office:value="-0.00595785">
            <text:p>-0.00595785</text:p>
          </table:table-cell>
          <table:table-cell office:value-type="float" office:value="-0.0159598">
            <text:p>-0.0159598</text:p>
          </table:table-cell>
          <table:table-cell office:value-type="float" office:value="-0.0102397">
            <text:p>-0.0102397</text:p>
          </table:table-cell>
          <table:table-cell/>
          <table:table-cell office:value-type="float" office:value="2.27122">
            <text:p>2.27122</text:p>
          </table:table-cell>
          <table:table-cell office:value-type="float" office:value="0.114637">
            <text:p>0.114637</text:p>
          </table:table-cell>
          <table:table-cell office:value-type="float" office:value="0.0349254">
            <text:p>0.0349254</text:p>
          </table:table-cell>
          <table:table-cell office:value-type="float" office:value="0.791333">
            <text:p>0.791333</text:p>
          </table:table-cell>
          <table:table-cell office:value-type="float" office:value="0.535602">
            <text:p>0.535602</text:p>
          </table:table-cell>
          <table:table-cell office:value-type="float" office:value="0.0336724">
            <text:p>0.0336724</text:p>
          </table:table-cell>
          <table:table-cell office:value-type="float" office:value="0.00656784">
            <text:p>0.00656784</text:p>
          </table:table-cell>
          <table:table-cell office:value-type="float" office:value="-0.00841225">
            <text:p>-0.00841225</text:p>
          </table:table-cell>
          <table:table-cell office:value-type="float" office:value="0.000174541">
            <text:p>0.000174541</text:p>
          </table:table-cell>
          <table:table-cell office:value-type="float" office:value="0.0011901">
            <text:p>0.0011901</text:p>
          </table:table-cell>
          <table:table-cell office:value-type="float" office:value="-0.00457089">
            <text:p>-0.00457089</text:p>
          </table:table-cell>
          <table:table-cell office:value-type="float" office:value="0.0055145">
            <text:p>0.0055145</text:p>
          </table:table-cell>
          <table:table-cell office:value-type="float" office:value="-0.00896727">
            <text:p>-0.00896727</text:p>
          </table:table-cell>
          <table:table-cell office:value-type="float" office:value="0.0245578">
            <text:p>0.0245578</text:p>
          </table:table-cell>
        </table:table-row>
        <table:table-row table:style-name="ro2">
          <table:table-cell office:value-type="float" office:value="2.99944">
            <text:p>2.99944</text:p>
          </table:table-cell>
          <table:table-cell office:value-type="float" office:value="0.283129">
            <text:p>0.283129</text:p>
          </table:table-cell>
          <table:table-cell office:value-type="float" office:value="-0.0297016">
            <text:p>-0.0297016</text:p>
          </table:table-cell>
          <table:table-cell office:value-type="float" office:value="0.807528">
            <text:p>0.807528</text:p>
          </table:table-cell>
          <table:table-cell office:value-type="float" office:value="0.468419">
            <text:p>0.468419</text:p>
          </table:table-cell>
          <table:table-cell office:value-type="float" office:value="0.205937">
            <text:p>0.205937</text:p>
          </table:table-cell>
          <table:table-cell office:value-type="float" office:value="-0.0891432">
            <text:p>-0.0891432</text:p>
          </table:table-cell>
          <table:table-cell office:value-type="float" office:value="0.000566046">
            <text:p>0.000566046</text:p>
          </table:table-cell>
          <table:table-cell office:value-type="float" office:value="0.00263215">
            <text:p>0.00263215</text:p>
          </table:table-cell>
          <table:table-cell office:value-type="float" office:value="-0.11138">
            <text:p>-0.11138</text:p>
          </table:table-cell>
          <table:table-cell office:value-type="float" office:value="-0.00397617">
            <text:p>-0.00397617</text:p>
          </table:table-cell>
          <table:table-cell office:value-type="float" office:value="-0.0900684">
            <text:p>-0.0900684</text:p>
          </table:table-cell>
          <table:table-cell office:value-type="float" office:value="0.328683">
            <text:p>0.328683</text:p>
          </table:table-cell>
          <table:table-cell office:value-type="float" office:value="-0.0102469">
            <text:p>-0.0102469</text:p>
          </table:table-cell>
          <table:table-cell/>
          <table:table-cell office:value-type="float" office:value="3.107">
            <text:p>3.107</text:p>
          </table:table-cell>
          <table:table-cell office:value-type="float" office:value="0.180426">
            <text:p>0.180426</text:p>
          </table:table-cell>
          <table:table-cell office:value-type="float" office:value="-0.00587664">
            <text:p>-0.00587664</text:p>
          </table:table-cell>
          <table:table-cell office:value-type="float" office:value="0.820467">
            <text:p>0.820467</text:p>
          </table:table-cell>
          <table:table-cell office:value-type="float" office:value="0.503592">
            <text:p>0.503592</text:p>
          </table:table-cell>
          <table:table-cell office:value-type="float" office:value="0.0632055">
            <text:p>0.0632055</text:p>
          </table:table-cell>
          <table:table-cell office:value-type="float" office:value="-0.119726">
            <text:p>-0.119726</text:p>
          </table:table-cell>
          <table:table-cell office:value-type="float" office:value="-0.0959578">
            <text:p>-0.0959578</text:p>
          </table:table-cell>
          <table:table-cell office:value-type="float" office:value="-0.0213637">
            <text:p>-0.0213637</text:p>
          </table:table-cell>
          <table:table-cell office:value-type="float" office:value="-0.0982001">
            <text:p>-0.0982001</text:p>
          </table:table-cell>
          <table:table-cell office:value-type="float" office:value="-0.000804088">
            <text:p>-0.000804088</text:p>
          </table:table-cell>
          <table:table-cell office:value-type="float" office:value="-0.023312">
            <text:p>-0.023312</text:p>
          </table:table-cell>
          <table:table-cell office:value-type="float" office:value="0.129797">
            <text:p>0.129797</text:p>
          </table:table-cell>
          <table:table-cell office:value-type="float" office:value="-0.0258647">
            <text:p>-0.0258647</text:p>
          </table:table-cell>
          <table:table-cell/>
          <table:table-cell office:value-type="float" office:value="2.83391">
            <text:p>2.83391</text:p>
          </table:table-cell>
          <table:table-cell office:value-type="float" office:value="0.225822">
            <text:p>0.225822</text:p>
          </table:table-cell>
          <table:table-cell office:value-type="float" office:value="0.0102586">
            <text:p>0.0102586</text:p>
          </table:table-cell>
          <table:table-cell office:value-type="float" office:value="0.787616">
            <text:p>0.787616</text:p>
          </table:table-cell>
          <table:table-cell office:value-type="float" office:value="0.52607">
            <text:p>0.52607</text:p>
          </table:table-cell>
          <table:table-cell office:value-type="float" office:value="0.148763">
            <text:p>0.148763</text:p>
          </table:table-cell>
          <table:table-cell office:value-type="float" office:value="-0.108086">
            <text:p>-0.108086</text:p>
          </table:table-cell>
          <table:table-cell office:value-type="float" office:value="0.0130845">
            <text:p>0.0130845</text:p>
          </table:table-cell>
          <table:table-cell office:value-type="float" office:value="-0.00432378">
            <text:p>-0.00432378</text:p>
          </table:table-cell>
          <table:table-cell office:value-type="float" office:value="-0.0684023">
            <text:p>-0.0684023</text:p>
          </table:table-cell>
          <table:table-cell office:value-type="float" office:value="-0.00278785">
            <text:p>-0.00278785</text:p>
          </table:table-cell>
          <table:table-cell office:value-type="float" office:value="-0.0466165">
            <text:p>-0.0466165</text:p>
          </table:table-cell>
          <table:table-cell office:value-type="float" office:value="0.0579064">
            <text:p>0.0579064</text:p>
          </table:table-cell>
          <table:table-cell office:value-type="float" office:value="0.0417209">
            <text:p>0.0417209</text:p>
          </table:table-cell>
          <table:table-cell/>
          <table:table-cell office:value-type="float" office:value="2.93424">
            <text:p>2.93424</text:p>
          </table:table-cell>
          <table:table-cell office:value-type="float" office:value="0.237465">
            <text:p>0.237465</text:p>
          </table:table-cell>
          <table:table-cell office:value-type="float" office:value="0.0937763">
            <text:p>0.0937763</text:p>
          </table:table-cell>
          <table:table-cell office:value-type="float" office:value="0.780649">
            <text:p>0.780649</text:p>
          </table:table-cell>
          <table:table-cell office:value-type="float" office:value="0.523056">
            <text:p>0.523056</text:p>
          </table:table-cell>
          <table:table-cell office:value-type="float" office:value="0.0886709">
            <text:p>0.0886709</text:p>
          </table:table-cell>
          <table:table-cell office:value-type="float" office:value="-0.0275474">
            <text:p>-0.0275474</text:p>
          </table:table-cell>
          <table:table-cell office:value-type="float" office:value="-0.0917152">
            <text:p>-0.0917152</text:p>
          </table:table-cell>
          <table:table-cell office:value-type="float" office:value="-0.0137072">
            <text:p>-0.0137072</text:p>
          </table:table-cell>
          <table:table-cell office:value-type="float" office:value="-0.0482721">
            <text:p>-0.0482721</text:p>
          </table:table-cell>
          <table:table-cell office:value-type="float" office:value="0.00688238">
            <text:p>0.00688238</text:p>
          </table:table-cell>
          <table:table-cell office:value-type="float" office:value="0.0896574">
            <text:p>0.0896574</text:p>
          </table:table-cell>
          <table:table-cell office:value-type="float" office:value="0.1041">
            <text:p>0.1041</text:p>
          </table:table-cell>
          <table:table-cell office:value-type="float" office:value="-0.0515426">
            <text:p>-0.0515426</text:p>
          </table:table-cell>
          <table:table-cell/>
          <table:table-cell office:value-type="float" office:value="2.70291">
            <text:p>2.70291</text:p>
          </table:table-cell>
          <table:table-cell office:value-type="float" office:value="0.11574">
            <text:p>0.11574</text:p>
          </table:table-cell>
          <table:table-cell office:value-type="float" office:value="0.033768">
            <text:p>0.033768</text:p>
          </table:table-cell>
          <table:table-cell office:value-type="float" office:value="0.793937">
            <text:p>0.793937</text:p>
          </table:table-cell>
          <table:table-cell office:value-type="float" office:value="0.475667">
            <text:p>0.475667</text:p>
          </table:table-cell>
          <table:table-cell office:value-type="float" office:value="0.0395755">
            <text:p>0.0395755</text:p>
          </table:table-cell>
          <table:table-cell office:value-type="float" office:value="-0.00187973">
            <text:p>-0.00187973</text:p>
          </table:table-cell>
          <table:table-cell office:value-type="float" office:value="-0.00548308">
            <text:p>-0.00548308</text:p>
          </table:table-cell>
          <table:table-cell office:value-type="float" office:value="0.00255513">
            <text:p>0.00255513</text:p>
          </table:table-cell>
          <table:table-cell office:value-type="float" office:value="-0.00268104">
            <text:p>-0.00268104</text:p>
          </table:table-cell>
          <table:table-cell office:value-type="float" office:value="0.00603059">
            <text:p>0.00603059</text:p>
          </table:table-cell>
          <table:table-cell office:value-type="float" office:value="-0.101538">
            <text:p>-0.101538</text:p>
          </table:table-cell>
          <table:table-cell office:value-type="float" office:value="-0.261122">
            <text:p>-0.261122</text:p>
          </table:table-cell>
          <table:table-cell office:value-type="float" office:value="0.0622683">
            <text:p>0.0622683</text:p>
          </table:table-cell>
        </table:table-row>
        <table:table-row table:style-name="ro2">
          <table:table-cell office:value-type="float" office:value="3.16163">
            <text:p>3.16163</text:p>
          </table:table-cell>
          <table:table-cell office:value-type="float" office:value="0.281187">
            <text:p>0.281187</text:p>
          </table:table-cell>
          <table:table-cell office:value-type="float" office:value="-0.0391201">
            <text:p>-0.0391201</text:p>
          </table:table-cell>
          <table:table-cell office:value-type="float" office:value="0.806613">
            <text:p>0.806613</text:p>
          </table:table-cell>
          <table:table-cell office:value-type="float" office:value="0.449599">
            <text:p>0.449599</text:p>
          </table:table-cell>
          <table:table-cell office:value-type="float" office:value="0.214831">
            <text:p>0.214831</text:p>
          </table:table-cell>
          <table:table-cell office:value-type="float" office:value="-0.1092">
            <text:p>-0.1092</text:p>
          </table:table-cell>
          <table:table-cell office:value-type="float" office:value="0.000536003">
            <text:p>0.000536003</text:p>
          </table:table-cell>
          <table:table-cell office:value-type="float" office:value="-0.011976">
            <text:p>-0.011976</text:p>
          </table:table-cell>
          <table:table-cell office:value-type="float" office:value="-0.0580708">
            <text:p>-0.0580708</text:p>
          </table:table-cell>
          <table:table-cell office:value-type="float" office:value="-0.00563812">
            <text:p>-0.00563812</text:p>
          </table:table-cell>
          <table:table-cell office:value-type="float" office:value="0.0285622">
            <text:p>0.0285622</text:p>
          </table:table-cell>
          <table:table-cell office:value-type="float" office:value="-0.0916393">
            <text:p>-0.0916393</text:p>
          </table:table-cell>
          <table:table-cell office:value-type="float" office:value="0.0294083">
            <text:p>0.0294083</text:p>
          </table:table-cell>
          <table:table-cell/>
          <table:table-cell office:value-type="float" office:value="3.40459">
            <text:p>3.40459</text:p>
          </table:table-cell>
          <table:table-cell office:value-type="float" office:value="0.172004">
            <text:p>0.172004</text:p>
          </table:table-cell>
          <table:table-cell office:value-type="float" office:value="-0.0236053">
            <text:p>-0.0236053</text:p>
          </table:table-cell>
          <table:table-cell office:value-type="float" office:value="0.817937">
            <text:p>0.817937</text:p>
          </table:table-cell>
          <table:table-cell office:value-type="float" office:value="0.471566">
            <text:p>0.471566</text:p>
          </table:table-cell>
          <table:table-cell office:value-type="float" office:value="0.0717922">
            <text:p>0.0717922</text:p>
          </table:table-cell>
          <table:table-cell office:value-type="float" office:value="-0.142114">
            <text:p>-0.142114</text:p>
          </table:table-cell>
          <table:table-cell office:value-type="float" office:value="-0.0856965">
            <text:p>-0.0856965</text:p>
          </table:table-cell>
          <table:table-cell office:value-type="float" office:value="-0.0283012">
            <text:p>-0.0283012</text:p>
          </table:table-cell>
          <table:table-cell office:value-type="float" office:value="-0.059573">
            <text:p>-0.059573</text:p>
          </table:table-cell>
          <table:table-cell office:value-type="float" office:value="-0.0085013">
            <text:p>-0.0085013</text:p>
          </table:table-cell>
          <table:table-cell office:value-type="float" office:value="0.0755433">
            <text:p>0.0755433</text:p>
          </table:table-cell>
          <table:table-cell office:value-type="float" office:value="-0.110167">
            <text:p>-0.110167</text:p>
          </table:table-cell>
          <table:table-cell office:value-type="float" office:value="0.153251">
            <text:p>0.153251</text:p>
          </table:table-cell>
          <table:table-cell/>
          <table:table-cell office:value-type="float" office:value="3.1105">
            <text:p>3.1105</text:p>
          </table:table-cell>
          <table:table-cell office:value-type="float" office:value="0.22106">
            <text:p>0.22106</text:p>
          </table:table-cell>
          <table:table-cell office:value-type="float" office:value="-0.00423077">
            <text:p>-0.00423077</text:p>
          </table:table-cell>
          <table:table-cell office:value-type="float" office:value="0.790037">
            <text:p>0.790037</text:p>
          </table:table-cell>
          <table:table-cell office:value-type="float" office:value="0.494104">
            <text:p>0.494104</text:p>
          </table:table-cell>
          <table:table-cell office:value-type="float" office:value="0.156057">
            <text:p>0.156057</text:p>
          </table:table-cell>
          <table:table-cell office:value-type="float" office:value="-0.132533">
            <text:p>-0.132533</text:p>
          </table:table-cell>
          <table:table-cell office:value-type="float" office:value="0.0121907">
            <text:p>0.0121907</text:p>
          </table:table-cell>
          <table:table-cell office:value-type="float" office:value="-0.0172173">
            <text:p>-0.0172173</text:p>
          </table:table-cell>
          <table:table-cell office:value-type="float" office:value="-0.0523861">
            <text:p>-0.0523861</text:p>
          </table:table-cell>
          <table:table-cell office:value-type="float" office:value="0.00875164">
            <text:p>0.00875164</text:p>
          </table:table-cell>
          <table:table-cell office:value-type="float" office:value="0.00694246">
            <text:p>0.00694246</text:p>
          </table:table-cell>
          <table:table-cell office:value-type="float" office:value="-0.252713">
            <text:p>-0.252713</text:p>
          </table:table-cell>
          <table:table-cell office:value-type="float" office:value="-0.0526181">
            <text:p>-0.0526181</text:p>
          </table:table-cell>
          <table:table-cell/>
          <table:table-cell office:value-type="float" office:value="3.03502">
            <text:p>3.03502</text:p>
          </table:table-cell>
          <table:table-cell office:value-type="float" office:value="0.236995">
            <text:p>0.236995</text:p>
          </table:table-cell>
          <table:table-cell office:value-type="float" office:value="0.0899686">
            <text:p>0.0899686</text:p>
          </table:table-cell>
          <table:table-cell office:value-type="float" office:value="0.780819">
            <text:p>0.780819</text:p>
          </table:table-cell>
          <table:table-cell office:value-type="float" office:value="0.511541">
            <text:p>0.511541</text:p>
          </table:table-cell>
          <table:table-cell office:value-type="float" office:value="0.0854587">
            <text:p>0.0854587</text:p>
          </table:table-cell>
          <table:table-cell office:value-type="float" office:value="-0.0437733">
            <text:p>-0.0437733</text:p>
          </table:table-cell>
          <table:table-cell office:value-type="float" office:value="-0.085675">
            <text:p>-0.085675</text:p>
          </table:table-cell>
          <table:table-cell office:value-type="float" office:value="-0.00467126">
            <text:p>-0.00467126</text:p>
          </table:table-cell>
          <table:table-cell office:value-type="float" office:value="-0.0377805">
            <text:p>-0.0377805</text:p>
          </table:table-cell>
          <table:table-cell office:value-type="float" office:value="0.00168775">
            <text:p>0.00168775</text:p>
          </table:table-cell>
          <table:table-cell office:value-type="float" office:value="-0.123708">
            <text:p>-0.123708</text:p>
          </table:table-cell>
          <table:table-cell office:value-type="float" office:value="-0.231506">
            <text:p>-0.231506</text:p>
          </table:table-cell>
          <table:table-cell office:value-type="float" office:value="0.0360061">
            <text:p>0.0360061</text:p>
          </table:table-cell>
          <table:table-cell/>
          <table:table-cell office:value-type="float" office:value="2.83478">
            <text:p>2.83478</text:p>
          </table:table-cell>
          <table:table-cell office:value-type="float" office:value="0.114311">
            <text:p>0.114311</text:p>
          </table:table-cell>
          <table:table-cell office:value-type="float" office:value="0.0288735">
            <text:p>0.0288735</text:p>
          </table:table-cell>
          <table:table-cell office:value-type="float" office:value="0.795815">
            <text:p>0.795815</text:p>
          </table:table-cell>
          <table:table-cell office:value-type="float" office:value="0.458732">
            <text:p>0.458732</text:p>
          </table:table-cell>
          <table:table-cell office:value-type="float" office:value="0.0438938">
            <text:p>0.0438938</text:p>
          </table:table-cell>
          <table:table-cell office:value-type="float" office:value="-0.00351358">
            <text:p>-0.00351358</text:p>
          </table:table-cell>
          <table:table-cell office:value-type="float" office:value="-0.00340647">
            <text:p>-0.00340647</text:p>
          </table:table-cell>
          <table:table-cell office:value-type="float" office:value="-0.0108347">
            <text:p>-0.0108347</text:p>
          </table:table-cell>
          <table:table-cell office:value-type="float" office:value="-0.0371154">
            <text:p>-0.0371154</text:p>
          </table:table-cell>
          <table:table-cell office:value-type="float" office:value="0.014242">
            <text:p>0.014242</text:p>
          </table:table-cell>
          <table:table-cell office:value-type="float" office:value="0.0368109">
            <text:p>0.0368109</text:p>
          </table:table-cell>
          <table:table-cell office:value-type="float" office:value="-0.0845618">
            <text:p>-0.0845618</text:p>
          </table:table-cell>
          <table:table-cell office:value-type="float" office:value="0.0621763">
            <text:p>0.0621763</text:p>
          </table:table-cell>
        </table:table-row>
        <table:table-row table:style-name="ro2">
          <table:table-cell office:value-type="float" office:value="3.42874">
            <text:p>3.42874</text:p>
          </table:table-cell>
          <table:table-cell office:value-type="float" office:value="0.280026">
            <text:p>0.280026</text:p>
          </table:table-cell>
          <table:table-cell office:value-type="float" office:value="-0.0611689">
            <text:p>-0.0611689</text:p>
          </table:table-cell>
          <table:table-cell office:value-type="float" office:value="0.807206">
            <text:p>0.807206</text:p>
          </table:table-cell>
          <table:table-cell office:value-type="float" office:value="0.420237">
            <text:p>0.420237</text:p>
          </table:table-cell>
          <table:table-cell office:value-type="float" office:value="0.225242">
            <text:p>0.225242</text:p>
          </table:table-cell>
          <table:table-cell office:value-type="float" office:value="-0.131581">
            <text:p>-0.131581</text:p>
          </table:table-cell>
          <table:table-cell office:value-type="float" office:value="0.00310691">
            <text:p>0.00310691</text:p>
          </table:table-cell>
          <table:table-cell office:value-type="float" office:value="-0.00434697">
            <text:p>-0.00434697</text:p>
          </table:table-cell>
          <table:table-cell office:value-type="float" office:value="-0.0825479">
            <text:p>-0.0825479</text:p>
          </table:table-cell>
          <table:table-cell office:value-type="float" office:value="0.00221694">
            <text:p>0.00221694</text:p>
          </table:table-cell>
          <table:table-cell office:value-type="float" office:value="-0.00745654">
            <text:p>-0.00745654</text:p>
          </table:table-cell>
          <table:table-cell office:value-type="float" office:value="-0.0365851">
            <text:p>-0.0365851</text:p>
          </table:table-cell>
          <table:table-cell office:value-type="float" office:value="0.0820641">
            <text:p>0.0820641</text:p>
          </table:table-cell>
          <table:table-cell/>
          <table:table-cell office:value-type="float" office:value="3.50838">
            <text:p>3.50838</text:p>
          </table:table-cell>
          <table:table-cell office:value-type="float" office:value="0.16988">
            <text:p>0.16988</text:p>
          </table:table-cell>
          <table:table-cell office:value-type="float" office:value="-0.0309747">
            <text:p>-0.0309747</text:p>
          </table:table-cell>
          <table:table-cell office:value-type="float" office:value="0.818705">
            <text:p>0.818705</text:p>
          </table:table-cell>
          <table:table-cell office:value-type="float" office:value="0.460884">
            <text:p>0.460884</text:p>
          </table:table-cell>
          <table:table-cell office:value-type="float" office:value="0.0707568">
            <text:p>0.0707568</text:p>
          </table:table-cell>
          <table:table-cell office:value-type="float" office:value="-0.139561">
            <text:p>-0.139561</text:p>
          </table:table-cell>
          <table:table-cell office:value-type="float" office:value="-0.089332">
            <text:p>-0.089332</text:p>
          </table:table-cell>
          <table:table-cell office:value-type="float" office:value="-0.020461">
            <text:p>-0.020461</text:p>
          </table:table-cell>
          <table:table-cell office:value-type="float" office:value="-0.0710066">
            <text:p>-0.0710066</text:p>
          </table:table-cell>
          <table:table-cell office:value-type="float" office:value="0.00740389">
            <text:p>0.00740389</text:p>
          </table:table-cell>
          <table:table-cell office:value-type="float" office:value="-0.0231821">
            <text:p>-0.0231821</text:p>
          </table:table-cell>
          <table:table-cell office:value-type="float" office:value="0.137038">
            <text:p>0.137038</text:p>
          </table:table-cell>
          <table:table-cell office:value-type="float" office:value="-0.034463">
            <text:p>-0.034463</text:p>
          </table:table-cell>
          <table:table-cell/>
          <table:table-cell office:value-type="float" office:value="3.42072">
            <text:p>3.42072</text:p>
          </table:table-cell>
          <table:table-cell office:value-type="float" office:value="0.216387">
            <text:p>0.216387</text:p>
          </table:table-cell>
          <table:table-cell office:value-type="float" office:value="-0.0448011">
            <text:p>-0.0448011</text:p>
          </table:table-cell>
          <table:table-cell office:value-type="float" office:value="0.787688">
            <text:p>0.787688</text:p>
          </table:table-cell>
          <table:table-cell office:value-type="float" office:value="0.460556">
            <text:p>0.460556</text:p>
          </table:table-cell>
          <table:table-cell office:value-type="float" office:value="0.170627">
            <text:p>0.170627</text:p>
          </table:table-cell>
          <table:table-cell office:value-type="float" office:value="-0.143766">
            <text:p>-0.143766</text:p>
          </table:table-cell>
          <table:table-cell office:value-type="float" office:value="0.0163309">
            <text:p>0.0163309</text:p>
          </table:table-cell>
          <table:table-cell office:value-type="float" office:value="-0.0150637">
            <text:p>-0.0150637</text:p>
          </table:table-cell>
          <table:table-cell office:value-type="float" office:value="-0.130781">
            <text:p>-0.130781</text:p>
          </table:table-cell>
          <table:table-cell office:value-type="float" office:value="-0.00757129">
            <text:p>-0.00757129</text:p>
          </table:table-cell>
          <table:table-cell office:value-type="float" office:value="0.190847">
            <text:p>0.190847</text:p>
          </table:table-cell>
          <table:table-cell office:value-type="float" office:value="0.609976">
            <text:p>0.609976</text:p>
          </table:table-cell>
          <table:table-cell office:value-type="float" office:value="0.156242">
            <text:p>0.156242</text:p>
          </table:table-cell>
          <table:table-cell/>
          <table:table-cell office:value-type="float" office:value="3.26608">
            <text:p>3.26608</text:p>
          </table:table-cell>
          <table:table-cell office:value-type="float" office:value="0.229311">
            <text:p>0.229311</text:p>
          </table:table-cell>
          <table:table-cell office:value-type="float" office:value="0.0688804">
            <text:p>0.0688804</text:p>
          </table:table-cell>
          <table:table-cell office:value-type="float" office:value="0.783132">
            <text:p>0.783132</text:p>
          </table:table-cell>
          <table:table-cell office:value-type="float" office:value="0.486092">
            <text:p>0.486092</text:p>
          </table:table-cell>
          <table:table-cell office:value-type="float" office:value="0.0953839">
            <text:p>0.0953839</text:p>
          </table:table-cell>
          <table:table-cell office:value-type="float" office:value="-0.0464738">
            <text:p>-0.0464738</text:p>
          </table:table-cell>
          <table:table-cell office:value-type="float" office:value="-0.078128">
            <text:p>-0.078128</text:p>
          </table:table-cell>
          <table:table-cell office:value-type="float" office:value="-0.0332542">
            <text:p>-0.0332542</text:p>
          </table:table-cell>
          <table:table-cell office:value-type="float" office:value="-0.0912704">
            <text:p>-0.0912704</text:p>
          </table:table-cell>
          <table:table-cell office:value-type="float" office:value="0.010007">
            <text:p>0.010007</text:p>
          </table:table-cell>
          <table:table-cell office:value-type="float" office:value="0.0763938">
            <text:p>0.0763938</text:p>
          </table:table-cell>
          <table:table-cell office:value-type="float" office:value="0.290308">
            <text:p>0.290308</text:p>
          </table:table-cell>
          <table:table-cell office:value-type="float" office:value="0.00144726">
            <text:p>0.00144726</text:p>
          </table:table-cell>
          <table:table-cell/>
          <table:table-cell office:value-type="float" office:value="3.00837">
            <text:p>3.00837</text:p>
          </table:table-cell>
          <table:table-cell office:value-type="float" office:value="0.11354">
            <text:p>0.11354</text:p>
          </table:table-cell>
          <table:table-cell office:value-type="float" office:value="0.0198829">
            <text:p>0.0198829</text:p>
          </table:table-cell>
          <table:table-cell office:value-type="float" office:value="0.800161">
            <text:p>0.800161</text:p>
          </table:table-cell>
          <table:table-cell office:value-type="float" office:value="0.437356">
            <text:p>0.437356</text:p>
          </table:table-cell>
          <table:table-cell office:value-type="float" office:value="0.0455005">
            <text:p>0.0455005</text:p>
          </table:table-cell>
          <table:table-cell office:value-type="float" office:value="-0.00974692">
            <text:p>-0.00974692</text:p>
          </table:table-cell>
          <table:table-cell office:value-type="float" office:value="-0.00287015">
            <text:p>-0.00287015</text:p>
          </table:table-cell>
          <table:table-cell office:value-type="float" office:value="-0.0044449">
            <text:p>-0.0044449</text:p>
          </table:table-cell>
          <table:table-cell office:value-type="float" office:value="-0.0517941">
            <text:p>-0.0517941</text:p>
          </table:table-cell>
          <table:table-cell office:value-type="float" office:value="0.0250348">
            <text:p>0.0250348</text:p>
          </table:table-cell>
          <table:table-cell office:value-type="float" office:value="0.00372581">
            <text:p>0.00372581</text:p>
          </table:table-cell>
          <table:table-cell office:value-type="float" office:value="0.0209107">
            <text:p>0.0209107</text:p>
          </table:table-cell>
          <table:table-cell office:value-type="float" office:value="-0.0602597">
            <text:p>-0.0602597</text:p>
          </table:table-cell>
        </table:table-row>
        <table:table-row table:style-name="ro2">
          <table:table-cell office:value-type="float" office:value="3.69488">
            <text:p>3.69488</text:p>
          </table:table-cell>
          <table:table-cell office:value-type="float" office:value="0.278341">
            <text:p>0.278341</text:p>
          </table:table-cell>
          <table:table-cell office:value-type="float" office:value="-0.0857294">
            <text:p>-0.0857294</text:p>
          </table:table-cell>
          <table:table-cell office:value-type="float" office:value="0.813608">
            <text:p>0.813608</text:p>
          </table:table-cell>
          <table:table-cell office:value-type="float" office:value="0.39289">
            <text:p>0.39289</text:p>
          </table:table-cell>
          <table:table-cell office:value-type="float" office:value="0.232266">
            <text:p>0.232266</text:p>
          </table:table-cell>
          <table:table-cell office:value-type="float" office:value="-0.158643">
            <text:p>-0.158643</text:p>
          </table:table-cell>
          <table:table-cell office:value-type="float" office:value="0.00550638">
            <text:p>0.00550638</text:p>
          </table:table-cell>
          <table:table-cell office:value-type="float" office:value="-0.00633145">
            <text:p>-0.00633145</text:p>
          </table:table-cell>
          <table:table-cell office:value-type="float" office:value="-0.0922847">
            <text:p>-0.0922847</text:p>
          </table:table-cell>
          <table:table-cell office:value-type="float" office:value="0.0240574">
            <text:p>0.0240574</text:p>
          </table:table-cell>
          <table:table-cell office:value-type="float" office:value="-0.0755238">
            <text:p>-0.0755238</text:p>
          </table:table-cell>
          <table:table-cell office:value-type="float" office:value="-0.0775775">
            <text:p>-0.0775775</text:p>
          </table:table-cell>
          <table:table-cell office:value-type="float" office:value="-0.0650442">
            <text:p>-0.0650442</text:p>
          </table:table-cell>
          <table:table-cell/>
          <table:table-cell office:value-type="float" office:value="3.78593">
            <text:p>3.78593</text:p>
          </table:table-cell>
          <table:table-cell office:value-type="float" office:value="0.162416">
            <text:p>0.162416</text:p>
          </table:table-cell>
          <table:table-cell office:value-type="float" office:value="-0.040126">
            <text:p>-0.040126</text:p>
          </table:table-cell>
          <table:table-cell office:value-type="float" office:value="0.818105">
            <text:p>0.818105</text:p>
          </table:table-cell>
          <table:table-cell office:value-type="float" office:value="0.433489">
            <text:p>0.433489</text:p>
          </table:table-cell>
          <table:table-cell office:value-type="float" office:value="0.0675271">
            <text:p>0.0675271</text:p>
          </table:table-cell>
          <table:table-cell office:value-type="float" office:value="-0.163954">
            <text:p>-0.163954</text:p>
          </table:table-cell>
          <table:table-cell office:value-type="float" office:value="-0.10226">
            <text:p>-0.10226</text:p>
          </table:table-cell>
          <table:table-cell office:value-type="float" office:value="-0.0268951">
            <text:p>-0.0268951</text:p>
          </table:table-cell>
          <table:table-cell office:value-type="float" office:value="-0.0329719">
            <text:p>-0.0329719</text:p>
          </table:table-cell>
          <table:table-cell office:value-type="float" office:value="-0.00216127">
            <text:p>-0.00216127</text:p>
          </table:table-cell>
          <table:table-cell office:value-type="float" office:value="-0.184811">
            <text:p>-0.184811</text:p>
          </table:table-cell>
          <table:table-cell office:value-type="float" office:value="-0.348754">
            <text:p>-0.348754</text:p>
          </table:table-cell>
          <table:table-cell office:value-type="float" office:value="-0.432665">
            <text:p>-0.432665</text:p>
          </table:table-cell>
          <table:table-cell/>
          <table:table-cell office:value-type="float" office:value="3.53408">
            <text:p>3.53408</text:p>
          </table:table-cell>
          <table:table-cell office:value-type="float" office:value="0.217132">
            <text:p>0.217132</text:p>
          </table:table-cell>
          <table:table-cell office:value-type="float" office:value="-0.051788">
            <text:p>-0.051788</text:p>
          </table:table-cell>
          <table:table-cell office:value-type="float" office:value="0.788838">
            <text:p>0.788838</text:p>
          </table:table-cell>
          <table:table-cell office:value-type="float" office:value="0.448873">
            <text:p>0.448873</text:p>
          </table:table-cell>
          <table:table-cell office:value-type="float" office:value="0.167989">
            <text:p>0.167989</text:p>
          </table:table-cell>
          <table:table-cell office:value-type="float" office:value="-0.175864">
            <text:p>-0.175864</text:p>
          </table:table-cell>
          <table:table-cell office:value-type="float" office:value="0.0133354">
            <text:p>0.0133354</text:p>
          </table:table-cell>
          <table:table-cell office:value-type="float" office:value="0.0065709">
            <text:p>0.0065709</text:p>
          </table:table-cell>
          <table:table-cell office:value-type="float" office:value="-0.0616341">
            <text:p>-0.0616341</text:p>
          </table:table-cell>
          <table:table-cell office:value-type="float" office:value="0.0101404">
            <text:p>0.0101404</text:p>
          </table:table-cell>
          <table:table-cell office:value-type="float" office:value="-0.0392437">
            <text:p>-0.0392437</text:p>
          </table:table-cell>
          <table:table-cell office:value-type="float" office:value="-0.171265">
            <text:p>-0.171265</text:p>
          </table:table-cell>
          <table:table-cell office:value-type="float" office:value="0.0198663">
            <text:p>0.0198663</text:p>
          </table:table-cell>
          <table:table-cell/>
          <table:table-cell office:value-type="float" office:value="3.44096">
            <text:p>3.44096</text:p>
          </table:table-cell>
          <table:table-cell office:value-type="float" office:value="0.225832">
            <text:p>0.225832</text:p>
          </table:table-cell>
          <table:table-cell office:value-type="float" office:value="0.0617976">
            <text:p>0.0617976</text:p>
          </table:table-cell>
          <table:table-cell office:value-type="float" office:value="0.784926">
            <text:p>0.784926</text:p>
          </table:table-cell>
          <table:table-cell office:value-type="float" office:value="0.467674">
            <text:p>0.467674</text:p>
          </table:table-cell>
          <table:table-cell office:value-type="float" office:value="0.101118">
            <text:p>0.101118</text:p>
          </table:table-cell>
          <table:table-cell office:value-type="float" office:value="-0.0636814">
            <text:p>-0.0636814</text:p>
          </table:table-cell>
          <table:table-cell office:value-type="float" office:value="-0.0727671">
            <text:p>-0.0727671</text:p>
          </table:table-cell>
          <table:table-cell office:value-type="float" office:value="-0.0198941">
            <text:p>-0.0198941</text:p>
          </table:table-cell>
          <table:table-cell office:value-type="float" office:value="-0.0405002">
            <text:p>-0.0405002</text:p>
          </table:table-cell>
          <table:table-cell office:value-type="float" office:value="0.0102601">
            <text:p>0.0102601</text:p>
          </table:table-cell>
          <table:table-cell office:value-type="float" office:value="0.0635439">
            <text:p>0.0635439</text:p>
          </table:table-cell>
          <table:table-cell office:value-type="float" office:value="-0.0858736">
            <text:p>-0.0858736</text:p>
          </table:table-cell>
          <table:table-cell office:value-type="float" office:value="-0.0165133">
            <text:p>-0.0165133</text:p>
          </table:table-cell>
          <table:table-cell/>
          <table:table-cell office:value-type="float" office:value="3.30587">
            <text:p>3.30587</text:p>
          </table:table-cell>
          <table:table-cell office:value-type="float" office:value="0.112547">
            <text:p>0.112547</text:p>
          </table:table-cell>
          <table:table-cell office:value-type="float" office:value="0.00632488">
            <text:p>0.00632488</text:p>
          </table:table-cell>
          <table:table-cell office:value-type="float" office:value="0.802275">
            <text:p>0.802275</text:p>
          </table:table-cell>
          <table:table-cell office:value-type="float" office:value="0.403011">
            <text:p>0.403011</text:p>
          </table:table-cell>
          <table:table-cell office:value-type="float" office:value="0.0489383">
            <text:p>0.0489383</text:p>
          </table:table-cell>
          <table:table-cell office:value-type="float" office:value="-0.0632926">
            <text:p>-0.0632926</text:p>
          </table:table-cell>
          <table:table-cell office:value-type="float" office:value="0.00342937">
            <text:p>0.00342937</text:p>
          </table:table-cell>
          <table:table-cell office:value-type="float" office:value="-0.00333648">
            <text:p>-0.00333648</text:p>
          </table:table-cell>
          <table:table-cell office:value-type="float" office:value="-0.0455732">
            <text:p>-0.0455732</text:p>
          </table:table-cell>
          <table:table-cell office:value-type="float" office:value="0.00710764">
            <text:p>0.00710764</text:p>
          </table:table-cell>
          <table:table-cell office:value-type="float" office:value="-0.00679497">
            <text:p>-0.00679497</text:p>
          </table:table-cell>
          <table:table-cell office:value-type="float" office:value="-1.21494">
            <text:p>-1.21494</text:p>
          </table:table-cell>
          <table:table-cell office:value-type="float" office:value="0.144764">
            <text:p>0.144764</text:p>
          </table:table-cell>
        </table:table-row>
        <table:table-row table:style-name="ro2">
          <table:table-cell office:value-type="float" office:value="3.86494">
            <text:p>3.86494</text:p>
          </table:table-cell>
          <table:table-cell office:value-type="float" office:value="0.27508">
            <text:p>0.27508</text:p>
          </table:table-cell>
          <table:table-cell office:value-type="float" office:value="-0.103667">
            <text:p>-0.103667</text:p>
          </table:table-cell>
          <table:table-cell office:value-type="float" office:value="0.815818">
            <text:p>0.815818</text:p>
          </table:table-cell>
          <table:table-cell office:value-type="float" office:value="0.376354">
            <text:p>0.376354</text:p>
          </table:table-cell>
          <table:table-cell office:value-type="float" office:value="0.241572">
            <text:p>0.241572</text:p>
          </table:table-cell>
          <table:table-cell office:value-type="float" office:value="-0.190565">
            <text:p>-0.190565</text:p>
          </table:table-cell>
          <table:table-cell office:value-type="float" office:value="0.0115559">
            <text:p>0.0115559</text:p>
          </table:table-cell>
          <table:table-cell office:value-type="float" office:value="-0.019175">
            <text:p>-0.019175</text:p>
          </table:table-cell>
          <table:table-cell office:value-type="float" office:value="-0.105478">
            <text:p>-0.105478</text:p>
          </table:table-cell>
          <table:table-cell office:value-type="float" office:value="0.012996">
            <text:p>0.012996</text:p>
          </table:table-cell>
          <table:table-cell office:value-type="float" office:value="0.112363">
            <text:p>0.112363</text:p>
          </table:table-cell>
          <table:table-cell office:value-type="float" office:value="-0.426793">
            <text:p>-0.426793</text:p>
          </table:table-cell>
          <table:table-cell office:value-type="float" office:value="0.0774406">
            <text:p>0.0774406</text:p>
          </table:table-cell>
          <table:table-cell/>
          <table:table-cell office:value-type="float" office:value="3.84071">
            <text:p>3.84071</text:p>
          </table:table-cell>
          <table:table-cell office:value-type="float" office:value="0.160388">
            <text:p>0.160388</text:p>
          </table:table-cell>
          <table:table-cell office:value-type="float" office:value="-0.0429791">
            <text:p>-0.0429791</text:p>
          </table:table-cell>
          <table:table-cell office:value-type="float" office:value="0.816688">
            <text:p>0.816688</text:p>
          </table:table-cell>
          <table:table-cell office:value-type="float" office:value="0.428277">
            <text:p>0.428277</text:p>
          </table:table-cell>
          <table:table-cell office:value-type="float" office:value="0.0783907">
            <text:p>0.0783907</text:p>
          </table:table-cell>
          <table:table-cell office:value-type="float" office:value="-0.144741">
            <text:p>-0.144741</text:p>
          </table:table-cell>
          <table:table-cell office:value-type="float" office:value="-0.0831109">
            <text:p>-0.0831109</text:p>
          </table:table-cell>
          <table:table-cell office:value-type="float" office:value="-0.0370198">
            <text:p>-0.0370198</text:p>
          </table:table-cell>
          <table:table-cell office:value-type="float" office:value="-0.0520781">
            <text:p>-0.0520781</text:p>
          </table:table-cell>
          <table:table-cell office:value-type="float" office:value="-0.0258644">
            <text:p>-0.0258644</text:p>
          </table:table-cell>
          <table:table-cell office:value-type="float" office:value="0.0932466">
            <text:p>0.0932466</text:p>
          </table:table-cell>
          <table:table-cell office:value-type="float" office:value="0.213794">
            <text:p>0.213794</text:p>
          </table:table-cell>
          <table:table-cell office:value-type="float" office:value="0.087716">
            <text:p>0.087716</text:p>
          </table:table-cell>
          <table:table-cell/>
          <table:table-cell office:value-type="float" office:value="3.80164">
            <text:p>3.80164</text:p>
          </table:table-cell>
          <table:table-cell office:value-type="float" office:value="0.216081">
            <text:p>0.216081</text:p>
          </table:table-cell>
          <table:table-cell office:value-type="float" office:value="-0.0805403">
            <text:p>-0.0805403</text:p>
          </table:table-cell>
          <table:table-cell office:value-type="float" office:value="0.792973">
            <text:p>0.792973</text:p>
          </table:table-cell>
          <table:table-cell office:value-type="float" office:value="0.42246">
            <text:p>0.42246</text:p>
          </table:table-cell>
          <table:table-cell office:value-type="float" office:value="0.173887">
            <text:p>0.173887</text:p>
          </table:table-cell>
          <table:table-cell office:value-type="float" office:value="-0.198319">
            <text:p>-0.198319</text:p>
          </table:table-cell>
          <table:table-cell office:value-type="float" office:value="0.0159093">
            <text:p>0.0159093</text:p>
          </table:table-cell>
          <table:table-cell office:value-type="float" office:value="-0.0039294">
            <text:p>-0.0039294</text:p>
          </table:table-cell>
          <table:table-cell office:value-type="float" office:value="-0.107459">
            <text:p>-0.107459</text:p>
          </table:table-cell>
          <table:table-cell office:value-type="float" office:value="0.015456">
            <text:p>0.015456</text:p>
          </table:table-cell>
          <table:table-cell office:value-type="float" office:value="-0.0694521">
            <text:p>-0.0694521</text:p>
          </table:table-cell>
          <table:table-cell office:value-type="float" office:value="0.0595219">
            <text:p>0.0595219</text:p>
          </table:table-cell>
          <table:table-cell office:value-type="float" office:value="-0.019832">
            <text:p>-0.019832</text:p>
          </table:table-cell>
          <table:table-cell/>
          <table:table-cell office:value-type="float" office:value="3.70262">
            <text:p>3.70262</text:p>
          </table:table-cell>
          <table:table-cell office:value-type="float" office:value="0.224977">
            <text:p>0.224977</text:p>
          </table:table-cell>
          <table:table-cell office:value-type="float" office:value="0.0453211">
            <text:p>0.0453211</text:p>
          </table:table-cell>
          <table:table-cell office:value-type="float" office:value="0.78648">
            <text:p>0.78648</text:p>
          </table:table-cell>
          <table:table-cell office:value-type="float" office:value="0.441413">
            <text:p>0.441413</text:p>
          </table:table-cell>
          <table:table-cell office:value-type="float" office:value="0.104645">
            <text:p>0.104645</text:p>
          </table:table-cell>
          <table:table-cell office:value-type="float" office:value="-0.117444">
            <text:p>-0.117444</text:p>
          </table:table-cell>
          <table:table-cell office:value-type="float" office:value="-0.0694133">
            <text:p>-0.0694133</text:p>
          </table:table-cell>
          <table:table-cell office:value-type="float" office:value="-0.00326742">
            <text:p>-0.00326742</text:p>
          </table:table-cell>
          <table:table-cell office:value-type="float" office:value="-0.0629696">
            <text:p>-0.0629696</text:p>
          </table:table-cell>
          <table:table-cell office:value-type="float" office:value="0.00593931">
            <text:p>0.00593931</text:p>
          </table:table-cell>
          <table:table-cell office:value-type="float" office:value="-0.159551">
            <text:p>-0.159551</text:p>
          </table:table-cell>
          <table:table-cell office:value-type="float" office:value="-0.966734">
            <text:p>-0.966734</text:p>
          </table:table-cell>
          <table:table-cell office:value-type="float" office:value="-0.110871">
            <text:p>-0.110871</text:p>
          </table:table-cell>
          <table:table-cell/>
          <table:table-cell office:value-type="float" office:value="3.37123">
            <text:p>3.37123</text:p>
          </table:table-cell>
          <table:table-cell office:value-type="float" office:value="0.1123">
            <text:p>0.1123</text:p>
          </table:table-cell>
          <table:table-cell office:value-type="float" office:value="-0.00184433">
            <text:p>-0.00184433</text:p>
          </table:table-cell>
          <table:table-cell office:value-type="float" office:value="0.803358">
            <text:p>0.803358</text:p>
          </table:table-cell>
          <table:table-cell office:value-type="float" office:value="0.395834">
            <text:p>0.395834</text:p>
          </table:table-cell>
          <table:table-cell office:value-type="float" office:value="0.0505354">
            <text:p>0.0505354</text:p>
          </table:table-cell>
          <table:table-cell office:value-type="float" office:value="-0.0272498">
            <text:p>-0.0272498</text:p>
          </table:table-cell>
          <table:table-cell office:value-type="float" office:value="-0.00121059">
            <text:p>-0.00121059</text:p>
          </table:table-cell>
          <table:table-cell office:value-type="float" office:value="-0.00378061">
            <text:p>-0.00378061</text:p>
          </table:table-cell>
          <table:table-cell office:value-type="float" office:value="-0.124984">
            <text:p>-0.124984</text:p>
          </table:table-cell>
          <table:table-cell office:value-type="float" office:value="0.0165697">
            <text:p>0.0165697</text:p>
          </table:table-cell>
          <table:table-cell office:value-type="float" office:value="0.0202212">
            <text:p>0.0202212</text:p>
          </table:table-cell>
          <table:table-cell office:value-type="float" office:value="0.31128">
            <text:p>0.31128</text:p>
          </table:table-cell>
          <table:table-cell office:value-type="float" office:value="-0.0445709">
            <text:p>-0.0445709</text:p>
          </table:table-cell>
        </table:table-row>
        <table:table-row table:style-name="ro2">
          <table:table-cell office:value-type="float" office:value="4.02914">
            <text:p>4.02914</text:p>
          </table:table-cell>
          <table:table-cell office:value-type="float" office:value="0.274961">
            <text:p>0.274961</text:p>
          </table:table-cell>
          <table:table-cell office:value-type="float" office:value="-0.132493">
            <text:p>-0.132493</text:p>
          </table:table-cell>
          <table:table-cell office:value-type="float" office:value="0.82004">
            <text:p>0.82004</text:p>
          </table:table-cell>
          <table:table-cell office:value-type="float" office:value="0.361049">
            <text:p>0.361049</text:p>
          </table:table-cell>
          <table:table-cell office:value-type="float" office:value="0.24578">
            <text:p>0.24578</text:p>
          </table:table-cell>
          <table:table-cell office:value-type="float" office:value="-0.202603">
            <text:p>-0.202603</text:p>
          </table:table-cell>
          <table:table-cell office:value-type="float" office:value="0.0131796">
            <text:p>0.0131796</text:p>
          </table:table-cell>
          <table:table-cell office:value-type="float" office:value="-0.000725216">
            <text:p>-0.000725216</text:p>
          </table:table-cell>
          <table:table-cell office:value-type="float" office:value="-0.175556">
            <text:p>-0.175556</text:p>
          </table:table-cell>
          <table:table-cell office:value-type="float" office:value="0.0257116">
            <text:p>0.0257116</text:p>
          </table:table-cell>
          <table:table-cell office:value-type="float" office:value="0.0112292">
            <text:p>0.0112292</text:p>
          </table:table-cell>
          <table:table-cell office:value-type="float" office:value="0.208279">
            <text:p>0.208279</text:p>
          </table:table-cell>
          <table:table-cell office:value-type="float" office:value="-0.0159205">
            <text:p>-0.0159205</text:p>
          </table:table-cell>
          <table:table-cell/>
          <table:table-cell office:value-type="float" office:value="4.00353">
            <text:p>4.00353</text:p>
          </table:table-cell>
          <table:table-cell office:value-type="float" office:value="0.156832">
            <text:p>0.156832</text:p>
          </table:table-cell>
          <table:table-cell office:value-type="float" office:value="-0.0457906">
            <text:p>-0.0457906</text:p>
          </table:table-cell>
          <table:table-cell office:value-type="float" office:value="0.814803">
            <text:p>0.814803</text:p>
          </table:table-cell>
          <table:table-cell office:value-type="float" office:value="0.413154">
            <text:p>0.413154</text:p>
          </table:table-cell>
          <table:table-cell office:value-type="float" office:value="0.0805043">
            <text:p>0.0805043</text:p>
          </table:table-cell>
          <table:table-cell office:value-type="float" office:value="-0.16212">
            <text:p>-0.16212</text:p>
          </table:table-cell>
          <table:table-cell office:value-type="float" office:value="-0.0828126">
            <text:p>-0.0828126</text:p>
          </table:table-cell>
          <table:table-cell office:value-type="float" office:value="-0.0218372">
            <text:p>-0.0218372</text:p>
          </table:table-cell>
          <table:table-cell office:value-type="float" office:value="-0.0172678">
            <text:p>-0.0172678</text:p>
          </table:table-cell>
          <table:table-cell office:value-type="float" office:value="-0.0115823">
            <text:p>-0.0115823</text:p>
          </table:table-cell>
          <table:table-cell office:value-type="float" office:value="0.0437095">
            <text:p>0.0437095</text:p>
          </table:table-cell>
          <table:table-cell office:value-type="float" office:value="-0.231511">
            <text:p>-0.231511</text:p>
          </table:table-cell>
          <table:table-cell office:value-type="float" office:value="0.0414433">
            <text:p>0.0414433</text:p>
          </table:table-cell>
          <table:table-cell/>
          <table:table-cell office:value-type="float" office:value="4.23353">
            <text:p>4.23353</text:p>
          </table:table-cell>
          <table:table-cell office:value-type="float" office:value="0.201429">
            <text:p>0.201429</text:p>
          </table:table-cell>
          <table:table-cell office:value-type="float" office:value="-0.115848">
            <text:p>-0.115848</text:p>
          </table:table-cell>
          <table:table-cell office:value-type="float" office:value="0.795949">
            <text:p>0.795949</text:p>
          </table:table-cell>
          <table:table-cell office:value-type="float" office:value="0.383066">
            <text:p>0.383066</text:p>
          </table:table-cell>
          <table:table-cell office:value-type="float" office:value="0.186309">
            <text:p>0.186309</text:p>
          </table:table-cell>
          <table:table-cell office:value-type="float" office:value="-0.217147">
            <text:p>-0.217147</text:p>
          </table:table-cell>
          <table:table-cell office:value-type="float" office:value="0.0153967">
            <text:p>0.0153967</text:p>
          </table:table-cell>
          <table:table-cell office:value-type="float" office:value="-0.0339246">
            <text:p>-0.0339246</text:p>
          </table:table-cell>
          <table:table-cell office:value-type="float" office:value="-0.0817522">
            <text:p>-0.0817522</text:p>
          </table:table-cell>
          <table:table-cell office:value-type="float" office:value="0.00689085">
            <text:p>0.00689085</text:p>
          </table:table-cell>
          <table:table-cell office:value-type="float" office:value="0.328249">
            <text:p>0.328249</text:p>
          </table:table-cell>
          <table:table-cell office:value-type="float" office:value="0.371104">
            <text:p>0.371104</text:p>
          </table:table-cell>
          <table:table-cell office:value-type="float" office:value="-0.0712742">
            <text:p>-0.0712742</text:p>
          </table:table-cell>
          <table:table-cell/>
          <table:table-cell office:value-type="float" office:value="3.76829">
            <text:p>3.76829</text:p>
          </table:table-cell>
          <table:table-cell office:value-type="float" office:value="0.224074">
            <text:p>0.224074</text:p>
          </table:table-cell>
          <table:table-cell office:value-type="float" office:value="0.0370167">
            <text:p>0.0370167</text:p>
          </table:table-cell>
          <table:table-cell office:value-type="float" office:value="0.786392">
            <text:p>0.786392</text:p>
          </table:table-cell>
          <table:table-cell office:value-type="float" office:value="0.435057">
            <text:p>0.435057</text:p>
          </table:table-cell>
          <table:table-cell office:value-type="float" office:value="0.111831">
            <text:p>0.111831</text:p>
          </table:table-cell>
          <table:table-cell office:value-type="float" office:value="-0.073053">
            <text:p>-0.073053</text:p>
          </table:table-cell>
          <table:table-cell office:value-type="float" office:value="-0.061717">
            <text:p>-0.061717</text:p>
          </table:table-cell>
          <table:table-cell office:value-type="float" office:value="-0.0137453">
            <text:p>-0.0137453</text:p>
          </table:table-cell>
          <table:table-cell office:value-type="float" office:value="-0.126456">
            <text:p>-0.126456</text:p>
          </table:table-cell>
          <table:table-cell office:value-type="float" office:value="-0.00134168">
            <text:p>-0.00134168</text:p>
          </table:table-cell>
          <table:table-cell office:value-type="float" office:value="-0.0138891">
            <text:p>-0.0138891</text:p>
          </table:table-cell>
          <table:table-cell office:value-type="float" office:value="0.424622">
            <text:p>0.424622</text:p>
          </table:table-cell>
          <table:table-cell office:value-type="float" office:value="0.0558879">
            <text:p>0.0558879</text:p>
          </table:table-cell>
          <table:table-cell/>
          <table:table-cell office:value-type="float" office:value="3.63888">
            <text:p>3.63888</text:p>
          </table:table-cell>
          <table:table-cell office:value-type="float" office:value="0.112737">
            <text:p>0.112737</text:p>
          </table:table-cell>
          <table:table-cell office:value-type="float" office:value="-0.0129973">
            <text:p>-0.0129973</text:p>
          </table:table-cell>
          <table:table-cell office:value-type="float" office:value="0.8046">
            <text:p>0.8046</text:p>
          </table:table-cell>
          <table:table-cell office:value-type="float" office:value="0.367755">
            <text:p>0.367755</text:p>
          </table:table-cell>
          <table:table-cell office:value-type="float" office:value="0.0565022">
            <text:p>0.0565022</text:p>
          </table:table-cell>
          <table:table-cell office:value-type="float" office:value="-0.0361607">
            <text:p>-0.0361607</text:p>
          </table:table-cell>
          <table:table-cell office:value-type="float" office:value="-0.00195181">
            <text:p>-0.00195181</text:p>
          </table:table-cell>
          <table:table-cell office:value-type="float" office:value="0.00163161">
            <text:p>0.00163161</text:p>
          </table:table-cell>
          <table:table-cell office:value-type="float" office:value="-0.0416698">
            <text:p>-0.0416698</text:p>
          </table:table-cell>
          <table:table-cell office:value-type="float" office:value="0.00464026">
            <text:p>0.00464026</text:p>
          </table:table-cell>
          <table:table-cell office:value-type="float" office:value="0.0565365">
            <text:p>0.0565365</text:p>
          </table:table-cell>
          <table:table-cell office:value-type="float" office:value="0.134748">
            <text:p>0.134748</text:p>
          </table:table-cell>
          <table:table-cell office:value-type="float" office:value="-0.0455461">
            <text:p>-0.0455461</text:p>
          </table:table-cell>
        </table:table-row>
        <table:table-row table:style-name="ro2">
          <table:table-cell office:value-type="float" office:value="4.43001">
            <text:p>4.43001</text:p>
          </table:table-cell>
          <table:table-cell office:value-type="float" office:value="0.276475">
            <text:p>0.276475</text:p>
          </table:table-cell>
          <table:table-cell office:value-type="float" office:value="-0.169399">
            <text:p>-0.169399</text:p>
          </table:table-cell>
          <table:table-cell office:value-type="float" office:value="0.827789">
            <text:p>0.827789</text:p>
          </table:table-cell>
          <table:table-cell office:value-type="float" office:value="0.326247">
            <text:p>0.326247</text:p>
          </table:table-cell>
          <table:table-cell office:value-type="float" office:value="0.251887">
            <text:p>0.251887</text:p>
          </table:table-cell>
          <table:table-cell office:value-type="float" office:value="-0.237497">
            <text:p>-0.237497</text:p>
          </table:table-cell>
          <table:table-cell office:value-type="float" office:value="0.01039">
            <text:p>0.01039</text:p>
          </table:table-cell>
          <table:table-cell office:value-type="float" office:value="0.00377628">
            <text:p>0.00377628</text:p>
          </table:table-cell>
          <table:table-cell office:value-type="float" office:value="-0.0920628">
            <text:p>-0.0920628</text:p>
          </table:table-cell>
          <table:table-cell office:value-type="float" office:value="0.0193295">
            <text:p>0.0193295</text:p>
          </table:table-cell>
          <table:table-cell office:value-type="float" office:value="-0.27077">
            <text:p>-0.27077</text:p>
          </table:table-cell>
          <table:table-cell office:value-type="float" office:value="0.0633057">
            <text:p>0.0633057</text:p>
          </table:table-cell>
          <table:table-cell office:value-type="float" office:value="-0.268662">
            <text:p>-0.268662</text:p>
          </table:table-cell>
          <table:table-cell/>
          <table:table-cell office:value-type="float" office:value="4.27351">
            <text:p>4.27351</text:p>
          </table:table-cell>
          <table:table-cell office:value-type="float" office:value="0.154122">
            <text:p>0.154122</text:p>
          </table:table-cell>
          <table:table-cell office:value-type="float" office:value="-0.0673266">
            <text:p>-0.0673266</text:p>
          </table:table-cell>
          <table:table-cell office:value-type="float" office:value="0.814696">
            <text:p>0.814696</text:p>
          </table:table-cell>
          <table:table-cell office:value-type="float" office:value="0.389247">
            <text:p>0.389247</text:p>
          </table:table-cell>
          <table:table-cell office:value-type="float" office:value="0.0872693">
            <text:p>0.0872693</text:p>
          </table:table-cell>
          <table:table-cell office:value-type="float" office:value="-0.173788">
            <text:p>-0.173788</text:p>
          </table:table-cell>
          <table:table-cell office:value-type="float" office:value="-0.0789075">
            <text:p>-0.0789075</text:p>
          </table:table-cell>
          <table:table-cell office:value-type="float" office:value="-0.0100367">
            <text:p>-0.0100367</text:p>
          </table:table-cell>
          <table:table-cell office:value-type="float" office:value="-0.07977">
            <text:p>-0.07977</text:p>
          </table:table-cell>
          <table:table-cell office:value-type="float" office:value="-0.000393619">
            <text:p>-0.000393619</text:p>
          </table:table-cell>
          <table:table-cell office:value-type="float" office:value="0.00384307">
            <text:p>0.00384307</text:p>
          </table:table-cell>
          <table:table-cell office:value-type="float" office:value="0.10512">
            <text:p>0.10512</text:p>
          </table:table-cell>
          <table:table-cell office:value-type="float" office:value="0.00610222">
            <text:p>0.00610222</text:p>
          </table:table-cell>
          <table:table-cell/>
          <table:table-cell office:value-type="float" office:value="4.33831">
            <text:p>4.33831</text:p>
          </table:table-cell>
          <table:table-cell office:value-type="float" office:value="0.201478">
            <text:p>0.201478</text:p>
          </table:table-cell>
          <table:table-cell office:value-type="float" office:value="-0.120339">
            <text:p>-0.120339</text:p>
          </table:table-cell>
          <table:table-cell office:value-type="float" office:value="0.795889">
            <text:p>0.795889</text:p>
          </table:table-cell>
          <table:table-cell office:value-type="float" office:value="0.374075">
            <text:p>0.374075</text:p>
          </table:table-cell>
          <table:table-cell office:value-type="float" office:value="0.172086">
            <text:p>0.172086</text:p>
          </table:table-cell>
          <table:table-cell office:value-type="float" office:value="-0.241942">
            <text:p>-0.241942</text:p>
          </table:table-cell>
          <table:table-cell office:value-type="float" office:value="0.0135715">
            <text:p>0.0135715</text:p>
          </table:table-cell>
          <table:table-cell office:value-type="float" office:value="0.000469035">
            <text:p>0.000469035</text:p>
          </table:table-cell>
          <table:table-cell office:value-type="float" office:value="-0.0428683">
            <text:p>-0.0428683</text:p>
          </table:table-cell>
          <table:table-cell office:value-type="float" office:value="-0.00057719">
            <text:p>-0.00057719</text:p>
          </table:table-cell>
          <table:table-cell office:value-type="float" office:value="-0.175018">
            <text:p>-0.175018</text:p>
          </table:table-cell>
          <table:table-cell office:value-type="float" office:value="-0.222641">
            <text:p>-0.222641</text:p>
          </table:table-cell>
          <table:table-cell office:value-type="float" office:value="-0.0947139">
            <text:p>-0.0947139</text:p>
          </table:table-cell>
          <table:table-cell/>
          <table:table-cell office:value-type="float" office:value="3.94004">
            <text:p>3.94004</text:p>
          </table:table-cell>
          <table:table-cell office:value-type="float" office:value="0.221304">
            <text:p>0.221304</text:p>
          </table:table-cell>
          <table:table-cell office:value-type="float" office:value="0.0278235">
            <text:p>0.0278235</text:p>
          </table:table-cell>
          <table:table-cell office:value-type="float" office:value="0.78781">
            <text:p>0.78781</text:p>
          </table:table-cell>
          <table:table-cell office:value-type="float" office:value="0.418863">
            <text:p>0.418863</text:p>
          </table:table-cell>
          <table:table-cell office:value-type="float" office:value="0.119349">
            <text:p>0.119349</text:p>
          </table:table-cell>
          <table:table-cell office:value-type="float" office:value="-0.103281">
            <text:p>-0.103281</text:p>
          </table:table-cell>
          <table:table-cell office:value-type="float" office:value="-0.058273">
            <text:p>-0.058273</text:p>
          </table:table-cell>
          <table:table-cell office:value-type="float" office:value="-0.0161308">
            <text:p>-0.0161308</text:p>
          </table:table-cell>
          <table:table-cell office:value-type="float" office:value="-0.053525">
            <text:p>-0.053525</text:p>
          </table:table-cell>
          <table:table-cell office:value-type="float" office:value="0.00825735">
            <text:p>0.00825735</text:p>
          </table:table-cell>
          <table:table-cell office:value-type="float" office:value="0.0575609">
            <text:p>0.0575609</text:p>
          </table:table-cell>
          <table:table-cell office:value-type="float" office:value="-0.257752">
            <text:p>-0.257752</text:p>
          </table:table-cell>
          <table:table-cell office:value-type="float" office:value="-0.00663996">
            <text:p>-0.00663996</text:p>
          </table:table-cell>
          <table:table-cell/>
          <table:table-cell office:value-type="float" office:value="3.78273">
            <text:p>3.78273</text:p>
          </table:table-cell>
          <table:table-cell office:value-type="float" office:value="0.114141">
            <text:p>0.114141</text:p>
          </table:table-cell>
          <table:table-cell office:value-type="float" office:value="-0.0162032">
            <text:p>-0.0162032</text:p>
          </table:table-cell>
          <table:table-cell office:value-type="float" office:value="0.804325">
            <text:p>0.804325</text:p>
          </table:table-cell>
          <table:table-cell office:value-type="float" office:value="0.353496">
            <text:p>0.353496</text:p>
          </table:table-cell>
          <table:table-cell office:value-type="float" office:value="0.0575975">
            <text:p>0.0575975</text:p>
          </table:table-cell>
          <table:table-cell office:value-type="float" office:value="-0.0435318">
            <text:p>-0.0435318</text:p>
          </table:table-cell>
          <table:table-cell office:value-type="float" office:value="-0.000865805">
            <text:p>-0.000865805</text:p>
          </table:table-cell>
          <table:table-cell office:value-type="float" office:value="0.00976451">
            <text:p>0.00976451</text:p>
          </table:table-cell>
          <table:table-cell office:value-type="float" office:value="-0.022286">
            <text:p>-0.022286</text:p>
          </table:table-cell>
          <table:table-cell office:value-type="float" office:value="-0.00191164">
            <text:p>-0.00191164</text:p>
          </table:table-cell>
          <table:table-cell office:value-type="float" office:value="-0.0324501">
            <text:p>-0.0324501</text:p>
          </table:table-cell>
          <table:table-cell office:value-type="float" office:value="-0.0520002">
            <text:p>-0.0520002</text:p>
          </table:table-cell>
          <table:table-cell office:value-type="float" office:value="0.0259583">
            <text:p>0.0259583</text:p>
          </table:table-cell>
        </table:table-row>
        <table:table-row table:style-name="ro2">
          <table:table-cell office:value-type="float" office:value="4.53488">
            <text:p>4.53488</text:p>
          </table:table-cell>
          <table:table-cell office:value-type="float" office:value="0.273893">
            <text:p>0.273893</text:p>
          </table:table-cell>
          <table:table-cell office:value-type="float" office:value="-0.178357">
            <text:p>-0.178357</text:p>
          </table:table-cell>
          <table:table-cell office:value-type="float" office:value="0.826861">
            <text:p>0.826861</text:p>
          </table:table-cell>
          <table:table-cell office:value-type="float" office:value="0.31771">
            <text:p>0.31771</text:p>
          </table:table-cell>
          <table:table-cell office:value-type="float" office:value="0.261123">
            <text:p>0.261123</text:p>
          </table:table-cell>
          <table:table-cell office:value-type="float" office:value="-0.235185">
            <text:p>-0.235185</text:p>
          </table:table-cell>
          <table:table-cell office:value-type="float" office:value="0.0129355">
            <text:p>0.0129355</text:p>
          </table:table-cell>
          <table:table-cell office:value-type="float" office:value="-0.0246197">
            <text:p>-0.0246197</text:p>
          </table:table-cell>
          <table:table-cell office:value-type="float" office:value="-0.0854238">
            <text:p>-0.0854238</text:p>
          </table:table-cell>
          <table:table-cell office:value-type="float" office:value="-0.00884537">
            <text:p>-0.00884537</text:p>
          </table:table-cell>
          <table:table-cell office:value-type="float" office:value="0.0259924">
            <text:p>0.0259924</text:p>
          </table:table-cell>
          <table:table-cell office:value-type="float" office:value="0.357601">
            <text:p>0.357601</text:p>
          </table:table-cell>
          <table:table-cell office:value-type="float" office:value="-0.099011">
            <text:p>-0.099011</text:p>
          </table:table-cell>
          <table:table-cell/>
          <table:table-cell office:value-type="float" office:value="4.47133">
            <text:p>4.47133</text:p>
          </table:table-cell>
          <table:table-cell office:value-type="float" office:value="0.152287">
            <text:p>0.152287</text:p>
          </table:table-cell>
          <table:table-cell office:value-type="float" office:value="-0.0789932">
            <text:p>-0.0789932</text:p>
          </table:table-cell>
          <table:table-cell office:value-type="float" office:value="0.814857">
            <text:p>0.814857</text:p>
          </table:table-cell>
          <table:table-cell office:value-type="float" office:value="0.372612">
            <text:p>0.372612</text:p>
          </table:table-cell>
          <table:table-cell office:value-type="float" office:value="0.0931623">
            <text:p>0.0931623</text:p>
          </table:table-cell>
          <table:table-cell office:value-type="float" office:value="-0.177743">
            <text:p>-0.177743</text:p>
          </table:table-cell>
          <table:table-cell office:value-type="float" office:value="-0.075128">
            <text:p>-0.075128</text:p>
          </table:table-cell>
          <table:table-cell office:value-type="float" office:value="-0.00927649">
            <text:p>-0.00927649</text:p>
          </table:table-cell>
          <table:table-cell office:value-type="float" office:value="-0.058975">
            <text:p>-0.058975</text:p>
          </table:table-cell>
          <table:table-cell office:value-type="float" office:value="0.00081354">
            <text:p>0.00081354</text:p>
          </table:table-cell>
          <table:table-cell office:value-type="float" office:value="0.0192948">
            <text:p>0.0192948</text:p>
          </table:table-cell>
          <table:table-cell office:value-type="float" office:value="0.221794">
            <text:p>0.221794</text:p>
          </table:table-cell>
          <table:table-cell office:value-type="float" office:value="0.0154484">
            <text:p>0.0154484</text:p>
          </table:table-cell>
          <table:table-cell/>
          <table:table-cell office:value-type="float" office:value="4.53791">
            <text:p>4.53791</text:p>
          </table:table-cell>
          <table:table-cell office:value-type="float" office:value="0.194599">
            <text:p>0.194599</text:p>
          </table:table-cell>
          <table:table-cell office:value-type="float" office:value="-0.137767">
            <text:p>-0.137767</text:p>
          </table:table-cell>
          <table:table-cell office:value-type="float" office:value="0.792">
            <text:p>0.792</text:p>
          </table:table-cell>
          <table:table-cell office:value-type="float" office:value="0.357529">
            <text:p>0.357529</text:p>
          </table:table-cell>
          <table:table-cell office:value-type="float" office:value="0.173077">
            <text:p>0.173077</text:p>
          </table:table-cell>
          <table:table-cell office:value-type="float" office:value="-0.248812">
            <text:p>-0.248812</text:p>
          </table:table-cell>
          <table:table-cell office:value-type="float" office:value="0.0149462">
            <text:p>0.0149462</text:p>
          </table:table-cell>
          <table:table-cell office:value-type="float" office:value="-0.0344658">
            <text:p>-0.0344658</text:p>
          </table:table-cell>
          <table:table-cell office:value-type="float" office:value="-0.087309">
            <text:p>-0.087309</text:p>
          </table:table-cell>
          <table:table-cell office:value-type="float" office:value="-0.0194828">
            <text:p>-0.0194828</text:p>
          </table:table-cell>
          <table:table-cell office:value-type="float" office:value="-0.0449826">
            <text:p>-0.0449826</text:p>
          </table:table-cell>
          <table:table-cell office:value-type="float" office:value="0.119286">
            <text:p>0.119286</text:p>
          </table:table-cell>
          <table:table-cell office:value-type="float" office:value="0.082964">
            <text:p>0.082964</text:p>
          </table:table-cell>
          <table:table-cell/>
          <table:table-cell office:value-type="float" office:value="4.16625">
            <text:p>4.16625</text:p>
          </table:table-cell>
          <table:table-cell office:value-type="float" office:value="0.2206">
            <text:p>0.2206</text:p>
          </table:table-cell>
          <table:table-cell office:value-type="float" office:value="0.00252651">
            <text:p>0.00252651</text:p>
          </table:table-cell>
          <table:table-cell office:value-type="float" office:value="0.789338">
            <text:p>0.789338</text:p>
          </table:table-cell>
          <table:table-cell office:value-type="float" office:value="0.39845">
            <text:p>0.39845</text:p>
          </table:table-cell>
          <table:table-cell office:value-type="float" office:value="0.124489">
            <text:p>0.124489</text:p>
          </table:table-cell>
          <table:table-cell office:value-type="float" office:value="-0.108363">
            <text:p>-0.108363</text:p>
          </table:table-cell>
          <table:table-cell office:value-type="float" office:value="-0.0537639">
            <text:p>-0.0537639</text:p>
          </table:table-cell>
          <table:table-cell office:value-type="float" office:value="-0.00311008">
            <text:p>-0.00311008</text:p>
          </table:table-cell>
          <table:table-cell office:value-type="float" office:value="-0.111831">
            <text:p>-0.111831</text:p>
          </table:table-cell>
          <table:table-cell office:value-type="float" office:value="0.00675534">
            <text:p>0.00675534</text:p>
          </table:table-cell>
          <table:table-cell office:value-type="float" office:value="-0.057586">
            <text:p>-0.057586</text:p>
          </table:table-cell>
          <table:table-cell office:value-type="float" office:value="0.324897">
            <text:p>0.324897</text:p>
          </table:table-cell>
          <table:table-cell office:value-type="float" office:value="-0.0460295">
            <text:p>-0.0460295</text:p>
          </table:table-cell>
          <table:table-cell/>
          <table:table-cell office:value-type="float" office:value="4.20261">
            <text:p>4.20261</text:p>
          </table:table-cell>
          <table:table-cell office:value-type="float" office:value="0.11252">
            <text:p>0.11252</text:p>
          </table:table-cell>
          <table:table-cell office:value-type="float" office:value="-0.0347282">
            <text:p>-0.0347282</text:p>
          </table:table-cell>
          <table:table-cell office:value-type="float" office:value="0.808099">
            <text:p>0.808099</text:p>
          </table:table-cell>
          <table:table-cell office:value-type="float" office:value="0.31496">
            <text:p>0.31496</text:p>
          </table:table-cell>
          <table:table-cell office:value-type="float" office:value="0.061082">
            <text:p>0.061082</text:p>
          </table:table-cell>
          <table:table-cell office:value-type="float" office:value="-0.0592104">
            <text:p>-0.0592104</text:p>
          </table:table-cell>
          <table:table-cell office:value-type="float" office:value="0.0019907">
            <text:p>0.0019907</text:p>
          </table:table-cell>
          <table:table-cell office:value-type="float" office:value="-0.00386064">
            <text:p>-0.00386064</text:p>
          </table:table-cell>
          <table:table-cell office:value-type="float" office:value="-0.0441198">
            <text:p>-0.0441198</text:p>
          </table:table-cell>
          <table:table-cell office:value-type="float" office:value="0.00898772">
            <text:p>0.00898772</text:p>
          </table:table-cell>
          <table:table-cell office:value-type="float" office:value="-0.00054885">
            <text:p>-0.00054885</text:p>
          </table:table-cell>
          <table:table-cell office:value-type="float" office:value="0.0623765">
            <text:p>0.0623765</text:p>
          </table:table-cell>
          <table:table-cell office:value-type="float" office:value="0.00567428">
            <text:p>0.00567428</text:p>
          </table:table-cell>
        </table:table-row>
        <table:table-row table:style-name="ro2">
          <table:table-cell office:value-type="float" office:value="4.66559">
            <text:p>4.66559</text:p>
          </table:table-cell>
          <table:table-cell office:value-type="float" office:value="0.271119">
            <text:p>0.271119</text:p>
          </table:table-cell>
          <table:table-cell office:value-type="float" office:value="-0.183413">
            <text:p>-0.183413</text:p>
          </table:table-cell>
          <table:table-cell office:value-type="float" office:value="0.824013">
            <text:p>0.824013</text:p>
          </table:table-cell>
          <table:table-cell office:value-type="float" office:value="0.307381">
            <text:p>0.307381</text:p>
          </table:table-cell>
          <table:table-cell office:value-type="float" office:value="0.265268">
            <text:p>0.265268</text:p>
          </table:table-cell>
          <table:table-cell office:value-type="float" office:value="-0.251642">
            <text:p>-0.251642</text:p>
          </table:table-cell>
          <table:table-cell office:value-type="float" office:value="0.0159205">
            <text:p>0.0159205</text:p>
          </table:table-cell>
          <table:table-cell office:value-type="float" office:value="-0.0212222">
            <text:p>-0.0212222</text:p>
          </table:table-cell>
          <table:table-cell office:value-type="float" office:value="-0.0386819">
            <text:p>-0.0386819</text:p>
          </table:table-cell>
          <table:table-cell office:value-type="float" office:value="-0.0217871">
            <text:p>-0.0217871</text:p>
          </table:table-cell>
          <table:table-cell office:value-type="float" office:value="0.0897443">
            <text:p>0.0897443</text:p>
          </table:table-cell>
          <table:table-cell office:value-type="float" office:value="-0.0687062">
            <text:p>-0.0687062</text:p>
          </table:table-cell>
          <table:table-cell office:value-type="float" office:value="0.0990874">
            <text:p>0.0990874</text:p>
          </table:table-cell>
          <table:table-cell/>
          <table:table-cell office:value-type="float" office:value="4.66548">
            <text:p>4.66548</text:p>
          </table:table-cell>
          <table:table-cell office:value-type="float" office:value="0.151213">
            <text:p>0.151213</text:p>
          </table:table-cell>
          <table:table-cell office:value-type="float" office:value="-0.0820827">
            <text:p>-0.0820827</text:p>
          </table:table-cell>
          <table:table-cell office:value-type="float" office:value="0.815597">
            <text:p>0.815597</text:p>
          </table:table-cell>
          <table:table-cell office:value-type="float" office:value="0.356977">
            <text:p>0.356977</text:p>
          </table:table-cell>
          <table:table-cell office:value-type="float" office:value="0.0954116">
            <text:p>0.0954116</text:p>
          </table:table-cell>
          <table:table-cell office:value-type="float" office:value="-0.195045">
            <text:p>-0.195045</text:p>
          </table:table-cell>
          <table:table-cell office:value-type="float" office:value="-0.071989">
            <text:p>-0.071989</text:p>
          </table:table-cell>
          <table:table-cell office:value-type="float" office:value="-0.00553039">
            <text:p>-0.00553039</text:p>
          </table:table-cell>
          <table:table-cell office:value-type="float" office:value="-0.0159133">
            <text:p>-0.0159133</text:p>
          </table:table-cell>
          <table:table-cell office:value-type="float" office:value="0.00381286">
            <text:p>0.00381286</text:p>
          </table:table-cell>
          <table:table-cell office:value-type="float" office:value="-0.0671392">
            <text:p>-0.0671392</text:p>
          </table:table-cell>
          <table:table-cell office:value-type="float" office:value="-0.233418">
            <text:p>-0.233418</text:p>
          </table:table-cell>
          <table:table-cell office:value-type="float" office:value="-0.0037889">
            <text:p>-0.0037889</text:p>
          </table:table-cell>
          <table:table-cell/>
          <table:table-cell office:value-type="float" office:value="4.70233">
            <text:p>4.70233</text:p>
          </table:table-cell>
          <table:table-cell office:value-type="float" office:value="0.187716">
            <text:p>0.187716</text:p>
          </table:table-cell>
          <table:table-cell office:value-type="float" office:value="-0.148897">
            <text:p>-0.148897</text:p>
          </table:table-cell>
          <table:table-cell office:value-type="float" office:value="0.79104">
            <text:p>0.79104</text:p>
          </table:table-cell>
          <table:table-cell office:value-type="float" office:value="0.34445">
            <text:p>0.34445</text:p>
          </table:table-cell>
          <table:table-cell office:value-type="float" office:value="0.178789">
            <text:p>0.178789</text:p>
          </table:table-cell>
          <table:table-cell office:value-type="float" office:value="-0.266726">
            <text:p>-0.266726</text:p>
          </table:table-cell>
          <table:table-cell office:value-type="float" office:value="0.00995751">
            <text:p>0.00995751</text:p>
          </table:table-cell>
          <table:table-cell office:value-type="float" office:value="-0.0418618">
            <text:p>-0.0418618</text:p>
          </table:table-cell>
          <table:table-cell office:value-type="float" office:value="-0.0676961">
            <text:p>-0.0676961</text:p>
          </table:table-cell>
          <table:table-cell office:value-type="float" office:value="-0.0058419">
            <text:p>-0.0058419</text:p>
          </table:table-cell>
          <table:table-cell office:value-type="float" office:value="0.170163">
            <text:p>0.170163</text:p>
          </table:table-cell>
          <table:table-cell office:value-type="float" office:value="-0.103219">
            <text:p>-0.103219</text:p>
          </table:table-cell>
          <table:table-cell office:value-type="float" office:value="-0.0410236">
            <text:p>-0.0410236</text:p>
          </table:table-cell>
          <table:table-cell/>
          <table:table-cell office:value-type="float" office:value="4.44587">
            <text:p>4.44587</text:p>
          </table:table-cell>
          <table:table-cell office:value-type="float" office:value="0.215228">
            <text:p>0.215228</text:p>
          </table:table-cell>
          <table:table-cell office:value-type="float" office:value="-0.00334055">
            <text:p>-0.00334055</text:p>
          </table:table-cell>
          <table:table-cell office:value-type="float" office:value="0.787628">
            <text:p>0.787628</text:p>
          </table:table-cell>
          <table:table-cell office:value-type="float" office:value="0.374587">
            <text:p>0.374587</text:p>
          </table:table-cell>
          <table:table-cell office:value-type="float" office:value="0.137339">
            <text:p>0.137339</text:p>
          </table:table-cell>
          <table:table-cell office:value-type="float" office:value="-0.151388">
            <text:p>-0.151388</text:p>
          </table:table-cell>
          <table:table-cell office:value-type="float" office:value="-0.0326913">
            <text:p>-0.0326913</text:p>
          </table:table-cell>
          <table:table-cell office:value-type="float" office:value="-0.0192124">
            <text:p>-0.0192124</text:p>
          </table:table-cell>
          <table:table-cell office:value-type="float" office:value="-0.0209821">
            <text:p>-0.0209821</text:p>
          </table:table-cell>
          <table:table-cell office:value-type="float" office:value="-0.00611552">
            <text:p>-0.00611552</text:p>
          </table:table-cell>
          <table:table-cell office:value-type="float" office:value="0.148123">
            <text:p>0.148123</text:p>
          </table:table-cell>
          <table:table-cell office:value-type="float" office:value="-0.792726">
            <text:p>-0.792726</text:p>
          </table:table-cell>
          <table:table-cell office:value-type="float" office:value="0.394523">
            <text:p>0.394523</text:p>
          </table:table-cell>
          <table:table-cell/>
          <table:table-cell office:value-type="float" office:value="4.43875">
            <text:p>4.43875</text:p>
          </table:table-cell>
          <table:table-cell office:value-type="float" office:value="0.111578">
            <text:p>0.111578</text:p>
          </table:table-cell>
          <table:table-cell office:value-type="float" office:value="-0.0416683">
            <text:p>-0.0416683</text:p>
          </table:table-cell>
          <table:table-cell office:value-type="float" office:value="0.810538">
            <text:p>0.810538</text:p>
          </table:table-cell>
          <table:table-cell office:value-type="float" office:value="0.295164">
            <text:p>0.295164</text:p>
          </table:table-cell>
          <table:table-cell office:value-type="float" office:value="0.0640045">
            <text:p>0.0640045</text:p>
          </table:table-cell>
          <table:table-cell office:value-type="float" office:value="-0.0710483">
            <text:p>-0.0710483</text:p>
          </table:table-cell>
          <table:table-cell office:value-type="float" office:value="0.00278844">
            <text:p>0.00278844</text:p>
          </table:table-cell>
          <table:table-cell office:value-type="float" office:value="-0.00399025">
            <text:p>-0.00399025</text:p>
          </table:table-cell>
          <table:table-cell office:value-type="float" office:value="-0.0293904">
            <text:p>-0.0293904</text:p>
          </table:table-cell>
          <table:table-cell office:value-type="float" office:value="0.0103276">
            <text:p>0.0103276</text:p>
          </table:table-cell>
          <table:table-cell office:value-type="float" office:value="0.0345717">
            <text:p>0.0345717</text:p>
          </table:table-cell>
          <table:table-cell office:value-type="float" office:value="-0.137957">
            <text:p>-0.137957</text:p>
          </table:table-cell>
          <table:table-cell office:value-type="float" office:value="-0.0282904">
            <text:p>-0.0282904</text:p>
          </table:table-cell>
        </table:table-row>
        <table:table-row table:style-name="ro2">
          <table:table-cell office:value-type="float" office:value="4.90077">
            <text:p>4.90077</text:p>
          </table:table-cell>
          <table:table-cell office:value-type="float" office:value="0.271091">
            <text:p>0.271091</text:p>
          </table:table-cell>
          <table:table-cell office:value-type="float" office:value="-0.19631">
            <text:p>-0.19631</text:p>
          </table:table-cell>
          <table:table-cell office:value-type="float" office:value="0.82437">
            <text:p>0.82437</text:p>
          </table:table-cell>
          <table:table-cell office:value-type="float" office:value="0.289636">
            <text:p>0.289636</text:p>
          </table:table-cell>
          <table:table-cell office:value-type="float" office:value="0.269097">
            <text:p>0.269097</text:p>
          </table:table-cell>
          <table:table-cell office:value-type="float" office:value="-0.261593">
            <text:p>-0.261593</text:p>
          </table:table-cell>
          <table:table-cell office:value-type="float" office:value="0.0138801">
            <text:p>0.0138801</text:p>
          </table:table-cell>
          <table:table-cell office:value-type="float" office:value="-0.000116416">
            <text:p>-0.000116416</text:p>
          </table:table-cell>
          <table:table-cell office:value-type="float" office:value="-0.05484">
            <text:p>-0.05484</text:p>
          </table:table-cell>
          <table:table-cell office:value-type="float" office:value="0.00151603">
            <text:p>0.00151603</text:p>
          </table:table-cell>
          <table:table-cell office:value-type="float" office:value="-0.0586524">
            <text:p>-0.0586524</text:p>
          </table:table-cell>
          <table:table-cell office:value-type="float" office:value="0.0542981">
            <text:p>0.0542981</text:p>
          </table:table-cell>
          <table:table-cell office:value-type="float" office:value="-0.0132836">
            <text:p>-0.0132836</text:p>
          </table:table-cell>
          <table:table-cell/>
          <table:table-cell office:value-type="float" office:value="4.87155">
            <text:p>4.87155</text:p>
          </table:table-cell>
          <table:table-cell office:value-type="float" office:value="0.147223">
            <text:p>0.147223</text:p>
          </table:table-cell>
          <table:table-cell office:value-type="float" office:value="-0.0952741">
            <text:p>-0.0952741</text:p>
          </table:table-cell>
          <table:table-cell office:value-type="float" office:value="0.816222">
            <text:p>0.816222</text:p>
          </table:table-cell>
          <table:table-cell office:value-type="float" office:value="0.341099">
            <text:p>0.341099</text:p>
          </table:table-cell>
          <table:table-cell office:value-type="float" office:value="0.102274">
            <text:p>0.102274</text:p>
          </table:table-cell>
          <table:table-cell office:value-type="float" office:value="-0.196962">
            <text:p>-0.196962</text:p>
          </table:table-cell>
          <table:table-cell office:value-type="float" office:value="-0.0688162">
            <text:p>-0.0688162</text:p>
          </table:table-cell>
          <table:table-cell office:value-type="float" office:value="-0.0193658">
            <text:p>-0.0193658</text:p>
          </table:table-cell>
          <table:table-cell office:value-type="float" office:value="-0.0640139">
            <text:p>-0.0640139</text:p>
          </table:table-cell>
          <table:table-cell office:value-type="float" office:value="0.00303208">
            <text:p>0.00303208</text:p>
          </table:table-cell>
          <table:table-cell office:value-type="float" office:value="0.0621821">
            <text:p>0.0621821</text:p>
          </table:table-cell>
          <table:table-cell office:value-type="float" office:value="0.117444">
            <text:p>0.117444</text:p>
          </table:table-cell>
          <table:table-cell office:value-type="float" office:value="-0.0124375">
            <text:p>-0.0124375</text:p>
          </table:table-cell>
          <table:table-cell/>
          <table:table-cell office:value-type="float" office:value="4.80463">
            <text:p>4.80463</text:p>
          </table:table-cell>
          <table:table-cell office:value-type="float" office:value="0.185214">
            <text:p>0.185214</text:p>
          </table:table-cell>
          <table:table-cell office:value-type="float" office:value="-0.156903">
            <text:p>-0.156903</text:p>
          </table:table-cell>
          <table:table-cell office:value-type="float" office:value="0.790013">
            <text:p>0.790013</text:p>
          </table:table-cell>
          <table:table-cell office:value-type="float" office:value="0.336555">
            <text:p>0.336555</text:p>
          </table:table-cell>
          <table:table-cell office:value-type="float" office:value="0.174077">
            <text:p>0.174077</text:p>
          </table:table-cell>
          <table:table-cell office:value-type="float" office:value="-0.269787">
            <text:p>-0.269787</text:p>
          </table:table-cell>
          <table:table-cell office:value-type="float" office:value="0.0102542">
            <text:p>0.0102542</text:p>
          </table:table-cell>
          <table:table-cell office:value-type="float" office:value="-0.0244538">
            <text:p>-0.0244538</text:p>
          </table:table-cell>
          <table:table-cell office:value-type="float" office:value="-0.0782556">
            <text:p>-0.0782556</text:p>
          </table:table-cell>
          <table:table-cell office:value-type="float" office:value="-0.0100387">
            <text:p>-0.0100387</text:p>
          </table:table-cell>
          <table:table-cell office:value-type="float" office:value="0.0104119">
            <text:p>0.0104119</text:p>
          </table:table-cell>
          <table:table-cell office:value-type="float" office:value="0.0342137">
            <text:p>0.0342137</text:p>
          </table:table-cell>
          <table:table-cell office:value-type="float" office:value="0.00390584">
            <text:p>0.00390584</text:p>
          </table:table-cell>
          <table:table-cell/>
          <table:table-cell office:value-type="float" office:value="4.53411">
            <text:p>4.53411</text:p>
          </table:table-cell>
          <table:table-cell office:value-type="float" office:value="0.214686">
            <text:p>0.214686</text:p>
          </table:table-cell>
          <table:table-cell office:value-type="float" office:value="-0.0113633">
            <text:p>-0.0113633</text:p>
          </table:table-cell>
          <table:table-cell office:value-type="float" office:value="0.79016">
            <text:p>0.79016</text:p>
          </table:table-cell>
          <table:table-cell office:value-type="float" office:value="0.367358">
            <text:p>0.367358</text:p>
          </table:table-cell>
          <table:table-cell office:value-type="float" office:value="0.133655">
            <text:p>0.133655</text:p>
          </table:table-cell>
          <table:table-cell office:value-type="float" office:value="-0.123431">
            <text:p>-0.123431</text:p>
          </table:table-cell>
          <table:table-cell office:value-type="float" office:value="-0.0465243">
            <text:p>-0.0465243</text:p>
          </table:table-cell>
          <table:table-cell office:value-type="float" office:value="-0.00614308">
            <text:p>-0.00614308</text:p>
          </table:table-cell>
          <table:table-cell office:value-type="float" office:value="-0.0909266">
            <text:p>-0.0909266</text:p>
          </table:table-cell>
          <table:table-cell office:value-type="float" office:value="0.0286944">
            <text:p>0.0286944</text:p>
          </table:table-cell>
          <table:table-cell office:value-type="float" office:value="-0.0357772">
            <text:p>-0.0357772</text:p>
          </table:table-cell>
          <table:table-cell office:value-type="float" office:value="0.210456">
            <text:p>0.210456</text:p>
          </table:table-cell>
          <table:table-cell office:value-type="float" office:value="-0.112972">
            <text:p>-0.112972</text:p>
          </table:table-cell>
          <table:table-cell/>
          <table:table-cell office:value-type="float" office:value="4.60711">
            <text:p>4.60711</text:p>
          </table:table-cell>
          <table:table-cell office:value-type="float" office:value="0.111886">
            <text:p>0.111886</text:p>
          </table:table-cell>
          <table:table-cell office:value-type="float" office:value="-0.0505266">
            <text:p>-0.0505266</text:p>
          </table:table-cell>
          <table:table-cell office:value-type="float" office:value="0.811474">
            <text:p>0.811474</text:p>
          </table:table-cell>
          <table:table-cell office:value-type="float" office:value="0.281815">
            <text:p>0.281815</text:p>
          </table:table-cell>
          <table:table-cell office:value-type="float" office:value="0.0642576">
            <text:p>0.0642576</text:p>
          </table:table-cell>
          <table:table-cell office:value-type="float" office:value="-0.0751391">
            <text:p>-0.0751391</text:p>
          </table:table-cell>
          <table:table-cell office:value-type="float" office:value="0.00402738">
            <text:p>0.00402738</text:p>
          </table:table-cell>
          <table:table-cell office:value-type="float" office:value="0.00183012">
            <text:p>0.00183012</text:p>
          </table:table-cell>
          <table:table-cell office:value-type="float" office:value="-0.0526164">
            <text:p>-0.0526164</text:p>
          </table:table-cell>
          <table:table-cell office:value-type="float" office:value="0.00556477">
            <text:p>0.00556477</text:p>
          </table:table-cell>
          <table:table-cell office:value-type="float" office:value="-0.0369478">
            <text:p>-0.0369478</text:p>
          </table:table-cell>
          <table:table-cell office:value-type="float" office:value="0.0563434">
            <text:p>0.0563434</text:p>
          </table:table-cell>
          <table:table-cell office:value-type="float" office:value="0.00597787">
            <text:p>0.00597787</text:p>
          </table:table-cell>
        </table:table-row>
        <table:table-row table:style-name="ro2">
          <table:table-cell office:value-type="float" office:value="5.0651">
            <text:p>5.0651</text:p>
          </table:table-cell>
          <table:table-cell office:value-type="float" office:value="0.269488">
            <text:p>0.269488</text:p>
          </table:table-cell>
          <table:table-cell office:value-type="float" office:value="-0.203856">
            <text:p>-0.203856</text:p>
          </table:table-cell>
          <table:table-cell office:value-type="float" office:value="0.82426">
            <text:p>0.82426</text:p>
          </table:table-cell>
          <table:table-cell office:value-type="float" office:value="0.277848">
            <text:p>0.277848</text:p>
          </table:table-cell>
          <table:table-cell office:value-type="float" office:value="0.266506">
            <text:p>0.266506</text:p>
          </table:table-cell>
          <table:table-cell office:value-type="float" office:value="-0.272536">
            <text:p>-0.272536</text:p>
          </table:table-cell>
          <table:table-cell office:value-type="float" office:value="0.009533">
            <text:p>0.009533</text:p>
          </table:table-cell>
          <table:table-cell office:value-type="float" office:value="-0.00975492">
            <text:p>-0.00975492</text:p>
          </table:table-cell>
          <table:table-cell office:value-type="float" office:value="-0.045917">
            <text:p>-0.045917</text:p>
          </table:table-cell>
          <table:table-cell office:value-type="float" office:value="-0.000666899">
            <text:p>-0.000666899</text:p>
          </table:table-cell>
          <table:table-cell office:value-type="float" office:value="-0.196592">
            <text:p>-0.196592</text:p>
          </table:table-cell>
          <table:table-cell office:value-type="float" office:value="-0.0592585">
            <text:p>-0.0592585</text:p>
          </table:table-cell>
          <table:table-cell office:value-type="float" office:value="-0.117177">
            <text:p>-0.117177</text:p>
          </table:table-cell>
          <table:table-cell/>
          <table:table-cell office:value-type="float" office:value="5.17707">
            <text:p>5.17707</text:p>
          </table:table-cell>
          <table:table-cell office:value-type="float" office:value="0.14711">
            <text:p>0.14711</text:p>
          </table:table-cell>
          <table:table-cell office:value-type="float" office:value="-0.103869">
            <text:p>-0.103869</text:p>
          </table:table-cell>
          <table:table-cell office:value-type="float" office:value="0.815988">
            <text:p>0.815988</text:p>
          </table:table-cell>
          <table:table-cell office:value-type="float" office:value="0.318849">
            <text:p>0.318849</text:p>
          </table:table-cell>
          <table:table-cell office:value-type="float" office:value="0.113934">
            <text:p>0.113934</text:p>
          </table:table-cell>
          <table:table-cell office:value-type="float" office:value="-0.214085">
            <text:p>-0.214085</text:p>
          </table:table-cell>
          <table:table-cell office:value-type="float" office:value="-0.0642403">
            <text:p>-0.0642403</text:p>
          </table:table-cell>
          <table:table-cell office:value-type="float" office:value="-0.000368184">
            <text:p>-0.000368184</text:p>
          </table:table-cell>
          <table:table-cell office:value-type="float" office:value="-0.0281327">
            <text:p>-0.0281327</text:p>
          </table:table-cell>
          <table:table-cell office:value-type="float" office:value="-0.000767783">
            <text:p>-0.000767783</text:p>
          </table:table-cell>
          <table:table-cell office:value-type="float" office:value="0.0787118">
            <text:p>0.0787118</text:p>
          </table:table-cell>
          <table:table-cell office:value-type="float" office:value="-0.195478">
            <text:p>-0.195478</text:p>
          </table:table-cell>
          <table:table-cell office:value-type="float" office:value="0.0109676">
            <text:p>0.0109676</text:p>
          </table:table-cell>
          <table:table-cell/>
          <table:table-cell office:value-type="float" office:value="5.17125">
            <text:p>5.17125</text:p>
          </table:table-cell>
          <table:table-cell office:value-type="float" office:value="0.177648">
            <text:p>0.177648</text:p>
          </table:table-cell>
          <table:table-cell office:value-type="float" office:value="-0.180994">
            <text:p>-0.180994</text:p>
          </table:table-cell>
          <table:table-cell office:value-type="float" office:value="0.786857">
            <text:p>0.786857</text:p>
          </table:table-cell>
          <table:table-cell office:value-type="float" office:value="0.30972">
            <text:p>0.30972</text:p>
          </table:table-cell>
          <table:table-cell office:value-type="float" office:value="0.176075">
            <text:p>0.176075</text:p>
          </table:table-cell>
          <table:table-cell office:value-type="float" office:value="-0.290869">
            <text:p>-0.290869</text:p>
          </table:table-cell>
          <table:table-cell office:value-type="float" office:value="0.00724527">
            <text:p>0.00724527</text:p>
          </table:table-cell>
          <table:table-cell office:value-type="float" office:value="-0.0206367">
            <text:p>-0.0206367</text:p>
          </table:table-cell>
          <table:table-cell office:value-type="float" office:value="-0.0657124">
            <text:p>-0.0657124</text:p>
          </table:table-cell>
          <table:table-cell office:value-type="float" office:value="-0.00860676">
            <text:p>-0.00860676</text:p>
          </table:table-cell>
          <table:table-cell office:value-type="float" office:value="0.00944684">
            <text:p>0.00944684</text:p>
          </table:table-cell>
          <table:table-cell office:value-type="float" office:value="0.0551897">
            <text:p>0.0551897</text:p>
          </table:table-cell>
          <table:table-cell office:value-type="float" office:value="0.0149541">
            <text:p>0.0149541</text:p>
          </table:table-cell>
          <table:table-cell/>
          <table:table-cell office:value-type="float" office:value="4.67007">
            <text:p>4.67007</text:p>
          </table:table-cell>
          <table:table-cell office:value-type="float" office:value="0.21319">
            <text:p>0.21319</text:p>
          </table:table-cell>
          <table:table-cell office:value-type="float" office:value="-0.0198355">
            <text:p>-0.0198355</text:p>
          </table:table-cell>
          <table:table-cell office:value-type="float" office:value="0.791973">
            <text:p>0.791973</text:p>
          </table:table-cell>
          <table:table-cell office:value-type="float" office:value="0.35649">
            <text:p>0.35649</text:p>
          </table:table-cell>
          <table:table-cell office:value-type="float" office:value="0.137648">
            <text:p>0.137648</text:p>
          </table:table-cell>
          <table:table-cell office:value-type="float" office:value="-0.136475">
            <text:p>-0.136475</text:p>
          </table:table-cell>
          <table:table-cell office:value-type="float" office:value="-0.0383253">
            <text:p>-0.0383253</text:p>
          </table:table-cell>
          <table:table-cell office:value-type="float" office:value="-0.0110075">
            <text:p>-0.0110075</text:p>
          </table:table-cell>
          <table:table-cell office:value-type="float" office:value="-0.0623123">
            <text:p>-0.0623123</text:p>
          </table:table-cell>
          <table:table-cell office:value-type="float" office:value="0.0133342">
            <text:p>0.0133342</text:p>
          </table:table-cell>
          <table:table-cell office:value-type="float" office:value="-0.0147527">
            <text:p>-0.0147527</text:p>
          </table:table-cell>
          <table:table-cell office:value-type="float" office:value="0.0250022">
            <text:p>0.0250022</text:p>
          </table:table-cell>
          <table:table-cell office:value-type="float" office:value="0.0123666">
            <text:p>0.0123666</text:p>
          </table:table-cell>
          <table:table-cell/>
          <table:table-cell office:value-type="float" office:value="4.81597">
            <text:p>4.81597</text:p>
          </table:table-cell>
          <table:table-cell office:value-type="float" office:value="0.110657">
            <text:p>0.110657</text:p>
          </table:table-cell>
          <table:table-cell office:value-type="float" office:value="-0.0590584">
            <text:p>-0.0590584</text:p>
          </table:table-cell>
          <table:table-cell office:value-type="float" office:value="0.812897">
            <text:p>0.812897</text:p>
          </table:table-cell>
          <table:table-cell office:value-type="float" office:value="0.266089">
            <text:p>0.266089</text:p>
          </table:table-cell>
          <table:table-cell office:value-type="float" office:value="0.0682194">
            <text:p>0.0682194</text:p>
          </table:table-cell>
          <table:table-cell office:value-type="float" office:value="-0.0809512">
            <text:p>-0.0809512</text:p>
          </table:table-cell>
          <table:table-cell office:value-type="float" office:value="0.00381552">
            <text:p>0.00381552</text:p>
          </table:table-cell>
          <table:table-cell office:value-type="float" office:value="-0.00588698">
            <text:p>-0.00588698</text:p>
          </table:table-cell>
          <table:table-cell office:value-type="float" office:value="-0.0408482">
            <text:p>-0.0408482</text:p>
          </table:table-cell>
          <table:table-cell office:value-type="float" office:value="0.00681334">
            <text:p>0.00681334</text:p>
          </table:table-cell>
          <table:table-cell office:value-type="float" office:value="0.074593">
            <text:p>0.074593</text:p>
          </table:table-cell>
          <table:table-cell office:value-type="float" office:value="0.0943211">
            <text:p>0.0943211</text:p>
          </table:table-cell>
          <table:table-cell office:value-type="float" office:value="-0.031385">
            <text:p>-0.031385</text:p>
          </table:table-cell>
        </table:table-row>
        <table:table-row table:style-name="ro2">
          <table:table-cell office:value-type="float" office:value="5.19718">
            <text:p>5.19718</text:p>
          </table:table-cell>
          <table:table-cell office:value-type="float" office:value="0.264771">
            <text:p>0.264771</text:p>
          </table:table-cell>
          <table:table-cell office:value-type="float" office:value="-0.210954">
            <text:p>-0.210954</text:p>
          </table:table-cell>
          <table:table-cell office:value-type="float" office:value="0.822128">
            <text:p>0.822128</text:p>
          </table:table-cell>
          <table:table-cell office:value-type="float" office:value="0.268723">
            <text:p>0.268723</text:p>
          </table:table-cell>
          <table:table-cell office:value-type="float" office:value="0.276609">
            <text:p>0.276609</text:p>
          </table:table-cell>
          <table:table-cell office:value-type="float" office:value="-0.273975">
            <text:p>-0.273975</text:p>
          </table:table-cell>
          <table:table-cell office:value-type="float" office:value="0.0100768">
            <text:p>0.0100768</text:p>
          </table:table-cell>
          <table:table-cell office:value-type="float" office:value="-0.0357196">
            <text:p>-0.0357196</text:p>
          </table:table-cell>
          <table:table-cell office:value-type="float" office:value="-0.0537435">
            <text:p>-0.0537435</text:p>
          </table:table-cell>
          <table:table-cell office:value-type="float" office:value="-0.016143">
            <text:p>-0.016143</text:p>
          </table:table-cell>
          <table:table-cell office:value-type="float" office:value="0.169915">
            <text:p>0.169915</text:p>
          </table:table-cell>
          <table:table-cell office:value-type="float" office:value="0.116579">
            <text:p>0.116579</text:p>
          </table:table-cell>
          <table:table-cell office:value-type="float" office:value="-0.000241329">
            <text:p>-0.000241329</text:p>
          </table:table-cell>
          <table:table-cell/>
          <table:table-cell office:value-type="float" office:value="5.27127">
            <text:p>5.27127</text:p>
          </table:table-cell>
          <table:table-cell office:value-type="float" office:value="0.147774">
            <text:p>0.147774</text:p>
          </table:table-cell>
          <table:table-cell office:value-type="float" office:value="-0.108254">
            <text:p>-0.108254</text:p>
          </table:table-cell>
          <table:table-cell office:value-type="float" office:value="0.816013">
            <text:p>0.816013</text:p>
          </table:table-cell>
          <table:table-cell office:value-type="float" office:value="0.312286">
            <text:p>0.312286</text:p>
          </table:table-cell>
          <table:table-cell office:value-type="float" office:value="0.111173">
            <text:p>0.111173</text:p>
          </table:table-cell>
          <table:table-cell office:value-type="float" office:value="-0.211676">
            <text:p>-0.211676</text:p>
          </table:table-cell>
          <table:table-cell office:value-type="float" office:value="-0.0623746">
            <text:p>-0.0623746</text:p>
          </table:table-cell>
          <table:table-cell office:value-type="float" office:value="0.00704693">
            <text:p>0.00704693</text:p>
          </table:table-cell>
          <table:table-cell office:value-type="float" office:value="-0.0465479">
            <text:p>-0.0465479</text:p>
          </table:table-cell>
          <table:table-cell office:value-type="float" office:value="0.000265431">
            <text:p>0.000265431</text:p>
          </table:table-cell>
          <table:table-cell office:value-type="float" office:value="-0.0856424">
            <text:p>-0.0856424</text:p>
          </table:table-cell>
          <table:table-cell office:value-type="float" office:value="-0.00245622">
            <text:p>-0.00245622</text:p>
          </table:table-cell>
          <table:table-cell office:value-type="float" office:value="0.0233615">
            <text:p>0.0233615</text:p>
          </table:table-cell>
          <table:table-cell/>
          <table:table-cell office:value-type="float" office:value="5.5382">
            <text:p>5.5382</text:p>
          </table:table-cell>
          <table:table-cell office:value-type="float" office:value="0.171348">
            <text:p>0.171348</text:p>
          </table:table-cell>
          <table:table-cell office:value-type="float" office:value="-0.197676">
            <text:p>-0.197676</text:p>
          </table:table-cell>
          <table:table-cell office:value-type="float" office:value="0.785713">
            <text:p>0.785713</text:p>
          </table:table-cell>
          <table:table-cell office:value-type="float" office:value="0.285002">
            <text:p>0.285002</text:p>
          </table:table-cell>
          <table:table-cell office:value-type="float" office:value="0.177309">
            <text:p>0.177309</text:p>
          </table:table-cell>
          <table:table-cell office:value-type="float" office:value="-0.308032">
            <text:p>-0.308032</text:p>
          </table:table-cell>
          <table:table-cell office:value-type="float" office:value="0.00408663">
            <text:p>0.00408663</text:p>
          </table:table-cell>
          <table:table-cell office:value-type="float" office:value="-0.0171701">
            <text:p>-0.0171701</text:p>
          </table:table-cell>
          <table:table-cell office:value-type="float" office:value="-0.0454603">
            <text:p>-0.0454603</text:p>
          </table:table-cell>
          <table:table-cell office:value-type="float" office:value="-0.0031193">
            <text:p>-0.0031193</text:p>
          </table:table-cell>
          <table:table-cell office:value-type="float" office:value="-0.0226829">
            <text:p>-0.0226829</text:p>
          </table:table-cell>
          <table:table-cell office:value-type="float" office:value="-0.0246567">
            <text:p>-0.0246567</text:p>
          </table:table-cell>
          <table:table-cell office:value-type="float" office:value="-0.0369254">
            <text:p>-0.0369254</text:p>
          </table:table-cell>
          <table:table-cell/>
          <table:table-cell office:value-type="float" office:value="5.00494">
            <text:p>5.00494</text:p>
          </table:table-cell>
          <table:table-cell office:value-type="float" office:value="0.207849">
            <text:p>0.207849</text:p>
          </table:table-cell>
          <table:table-cell office:value-type="float" office:value="-0.0378984">
            <text:p>-0.0378984</text:p>
          </table:table-cell>
          <table:table-cell office:value-type="float" office:value="0.797825">
            <text:p>0.797825</text:p>
          </table:table-cell>
          <table:table-cell office:value-type="float" office:value="0.331075">
            <text:p>0.331075</text:p>
          </table:table-cell>
          <table:table-cell office:value-type="float" office:value="0.146245">
            <text:p>0.146245</text:p>
          </table:table-cell>
          <table:table-cell office:value-type="float" office:value="-0.154545">
            <text:p>-0.154545</text:p>
          </table:table-cell>
          <table:table-cell office:value-type="float" office:value="-0.0287093">
            <text:p>-0.0287093</text:p>
          </table:table-cell>
          <table:table-cell office:value-type="float" office:value="-0.0159477">
            <text:p>-0.0159477</text:p>
          </table:table-cell>
          <table:table-cell office:value-type="float" office:value="-0.0539397">
            <text:p>-0.0539397</text:p>
          </table:table-cell>
          <table:table-cell office:value-type="float" office:value="0.0174755">
            <text:p>0.0174755</text:p>
          </table:table-cell>
          <table:table-cell office:value-type="float" office:value="0.0470045">
            <text:p>0.0470045</text:p>
          </table:table-cell>
          <table:table-cell office:value-type="float" office:value="-0.0269325">
            <text:p>-0.0269325</text:p>
          </table:table-cell>
          <table:table-cell office:value-type="float" office:value="-0.0483128">
            <text:p>-0.0483128</text:p>
          </table:table-cell>
          <table:table-cell/>
          <table:table-cell office:value-type="float" office:value="4.97079">
            <text:p>4.97079</text:p>
          </table:table-cell>
          <table:table-cell office:value-type="float" office:value="0.111533">
            <text:p>0.111533</text:p>
          </table:table-cell>
          <table:table-cell office:value-type="float" office:value="-0.0631217">
            <text:p>-0.0631217</text:p>
          </table:table-cell>
          <table:table-cell office:value-type="float" office:value="0.8132">
            <text:p>0.8132</text:p>
          </table:table-cell>
          <table:table-cell office:value-type="float" office:value="0.255002">
            <text:p>0.255002</text:p>
          </table:table-cell>
          <table:table-cell office:value-type="float" office:value="0.0668181">
            <text:p>0.0668181</text:p>
          </table:table-cell>
          <table:table-cell office:value-type="float" office:value="-0.0870977">
            <text:p>-0.0870977</text:p>
          </table:table-cell>
          <table:table-cell office:value-type="float" office:value="0.00467067">
            <text:p>0.00467067</text:p>
          </table:table-cell>
          <table:table-cell office:value-type="float" office:value="0.00566159">
            <text:p>0.00566159</text:p>
          </table:table-cell>
          <table:table-cell office:value-type="float" office:value="-0.0262453">
            <text:p>-0.0262453</text:p>
          </table:table-cell>
          <table:table-cell office:value-type="float" office:value="0.00195427">
            <text:p>0.00195427</text:p>
          </table:table-cell>
          <table:table-cell office:value-type="float" office:value="-0.0693545">
            <text:p>-0.0693545</text:p>
          </table:table-cell>
          <table:table-cell office:value-type="float" office:value="-0.0151471">
            <text:p>-0.0151471</text:p>
          </table:table-cell>
          <table:table-cell office:value-type="float" office:value="0.00849261">
            <text:p>0.00849261</text:p>
          </table:table-cell>
        </table:table-row>
        <table:table-row table:style-name="ro2">
          <table:table-cell office:value-type="float" office:value="5.39715">
            <text:p>5.39715</text:p>
          </table:table-cell>
          <table:table-cell office:value-type="float" office:value="0.264422">
            <text:p>0.264422</text:p>
          </table:table-cell>
          <table:table-cell office:value-type="float" office:value="-0.21704">
            <text:p>-0.21704</text:p>
          </table:table-cell>
          <table:table-cell office:value-type="float" office:value="0.81889">
            <text:p>0.81889</text:p>
          </table:table-cell>
          <table:table-cell office:value-type="float" office:value="0.255474">
            <text:p>0.255474</text:p>
          </table:table-cell>
          <table:table-cell office:value-type="float" office:value="0.278475">
            <text:p>0.278475</text:p>
          </table:table-cell>
          <table:table-cell office:value-type="float" office:value="-0.284874">
            <text:p>-0.284874</text:p>
          </table:table-cell>
          <table:table-cell office:value-type="float" office:value="0.00268893">
            <text:p>0.00268893</text:p>
          </table:table-cell>
          <table:table-cell office:value-type="float" office:value="-0.00174162">
            <text:p>-0.00174162</text:p>
          </table:table-cell>
          <table:table-cell office:value-type="float" office:value="-0.0304311">
            <text:p>-0.0304311</text:p>
          </table:table-cell>
          <table:table-cell office:value-type="float" office:value="-0.0161912">
            <text:p>-0.0161912</text:p>
          </table:table-cell>
          <table:table-cell office:value-type="float" office:value="-0.00389">
            <text:p>-0.00389</text:p>
          </table:table-cell>
          <table:table-cell office:value-type="float" office:value="-0.0709496">
            <text:p>-0.0709496</text:p>
          </table:table-cell>
          <table:table-cell office:value-type="float" office:value="-0.106101">
            <text:p>-0.106101</text:p>
          </table:table-cell>
          <table:table-cell/>
          <table:table-cell office:value-type="float" office:value="5.50715">
            <text:p>5.50715</text:p>
          </table:table-cell>
          <table:table-cell office:value-type="float" office:value="0.144672">
            <text:p>0.144672</text:p>
          </table:table-cell>
          <table:table-cell office:value-type="float" office:value="-0.11937">
            <text:p>-0.11937</text:p>
          </table:table-cell>
          <table:table-cell office:value-type="float" office:value="0.817375">
            <text:p>0.817375</text:p>
          </table:table-cell>
          <table:table-cell office:value-type="float" office:value="0.296439">
            <text:p>0.296439</text:p>
          </table:table-cell>
          <table:table-cell office:value-type="float" office:value="0.11775">
            <text:p>0.11775</text:p>
          </table:table-cell>
          <table:table-cell office:value-type="float" office:value="-0.215584">
            <text:p>-0.215584</text:p>
          </table:table-cell>
          <table:table-cell office:value-type="float" office:value="-0.0633084">
            <text:p>-0.0633084</text:p>
          </table:table-cell>
          <table:table-cell office:value-type="float" office:value="-0.0131537">
            <text:p>-0.0131537</text:p>
          </table:table-cell>
          <table:table-cell office:value-type="float" office:value="-0.0471273">
            <text:p>-0.0471273</text:p>
          </table:table-cell>
          <table:table-cell office:value-type="float" office:value="0.00577574">
            <text:p>0.00577574</text:p>
          </table:table-cell>
          <table:table-cell office:value-type="float" office:value="0.0295249">
            <text:p>0.0295249</text:p>
          </table:table-cell>
          <table:table-cell office:value-type="float" office:value="0.149093">
            <text:p>0.149093</text:p>
          </table:table-cell>
          <table:table-cell office:value-type="float" office:value="-0.114759">
            <text:p>-0.114759</text:p>
          </table:table-cell>
          <table:table-cell/>
          <table:table-cell office:value-type="float" office:value="5.73827">
            <text:p>5.73827</text:p>
          </table:table-cell>
          <table:table-cell office:value-type="float" office:value="0.167005">
            <text:p>0.167005</text:p>
          </table:table-cell>
          <table:table-cell office:value-type="float" office:value="-0.207758">
            <text:p>-0.207758</text:p>
          </table:table-cell>
          <table:table-cell office:value-type="float" office:value="0.78361">
            <text:p>0.78361</text:p>
          </table:table-cell>
          <table:table-cell office:value-type="float" office:value="0.272367">
            <text:p>0.272367</text:p>
          </table:table-cell>
          <table:table-cell office:value-type="float" office:value="0.178962">
            <text:p>0.178962</text:p>
          </table:table-cell>
          <table:table-cell office:value-type="float" office:value="-0.311184">
            <text:p>-0.311184</text:p>
          </table:table-cell>
          <table:table-cell office:value-type="float" office:value="0.00371495">
            <text:p>0.00371495</text:p>
          </table:table-cell>
          <table:table-cell office:value-type="float" office:value="-0.0217083">
            <text:p>-0.0217083</text:p>
          </table:table-cell>
          <table:table-cell office:value-type="float" office:value="-0.0503933">
            <text:p>-0.0503933</text:p>
          </table:table-cell>
          <table:table-cell office:value-type="float" office:value="-0.0105069">
            <text:p>-0.0105069</text:p>
          </table:table-cell>
          <table:table-cell office:value-type="float" office:value="0.0275503">
            <text:p>0.0275503</text:p>
          </table:table-cell>
          <table:table-cell office:value-type="float" office:value="0.144745">
            <text:p>0.144745</text:p>
          </table:table-cell>
          <table:table-cell office:value-type="float" office:value="0.0269086">
            <text:p>0.0269086</text:p>
          </table:table-cell>
          <table:table-cell/>
          <table:table-cell office:value-type="float" office:value="5.30254">
            <text:p>5.30254</text:p>
          </table:table-cell>
          <table:table-cell office:value-type="float" office:value="0.207266">
            <text:p>0.207266</text:p>
          </table:table-cell>
          <table:table-cell office:value-type="float" office:value="-0.0563362">
            <text:p>-0.0563362</text:p>
          </table:table-cell>
          <table:table-cell office:value-type="float" office:value="0.798747">
            <text:p>0.798747</text:p>
          </table:table-cell>
          <table:table-cell office:value-type="float" office:value="0.310014">
            <text:p>0.310014</text:p>
          </table:table-cell>
          <table:table-cell office:value-type="float" office:value="0.16097">
            <text:p>0.16097</text:p>
          </table:table-cell>
          <table:table-cell office:value-type="float" office:value="-0.163932">
            <text:p>-0.163932</text:p>
          </table:table-cell>
          <table:table-cell office:value-type="float" office:value="-0.0278189">
            <text:p>-0.0278189</text:p>
          </table:table-cell>
          <table:table-cell office:value-type="float" office:value="-0.00195915">
            <text:p>-0.00195915</text:p>
          </table:table-cell>
          <table:table-cell office:value-type="float" office:value="-0.0619549">
            <text:p>-0.0619549</text:p>
          </table:table-cell>
          <table:table-cell office:value-type="float" office:value="0.00309753">
            <text:p>0.00309753</text:p>
          </table:table-cell>
          <table:table-cell office:value-type="float" office:value="0.149508">
            <text:p>0.149508</text:p>
          </table:table-cell>
          <table:table-cell office:value-type="float" office:value="0.179285">
            <text:p>0.179285</text:p>
          </table:table-cell>
          <table:table-cell office:value-type="float" office:value="-0.135949">
            <text:p>-0.135949</text:p>
          </table:table-cell>
          <table:table-cell/>
          <table:table-cell office:value-type="float" office:value="5.14082">
            <text:p>5.14082</text:p>
          </table:table-cell>
          <table:table-cell office:value-type="float" office:value="0.110491">
            <text:p>0.110491</text:p>
          </table:table-cell>
          <table:table-cell office:value-type="float" office:value="-0.0680219">
            <text:p>-0.0680219</text:p>
          </table:table-cell>
          <table:table-cell office:value-type="float" office:value="0.813778">
            <text:p>0.813778</text:p>
          </table:table-cell>
          <table:table-cell office:value-type="float" office:value="0.243358">
            <text:p>0.243358</text:p>
          </table:table-cell>
          <table:table-cell office:value-type="float" office:value="0.0705095">
            <text:p>0.0705095</text:p>
          </table:table-cell>
          <table:table-cell office:value-type="float" office:value="-0.0894406">
            <text:p>-0.0894406</text:p>
          </table:table-cell>
          <table:table-cell office:value-type="float" office:value="0.00541336">
            <text:p>0.00541336</text:p>
          </table:table-cell>
          <table:table-cell office:value-type="float" office:value="-0.00613033">
            <text:p>-0.00613033</text:p>
          </table:table-cell>
          <table:table-cell office:value-type="float" office:value="-0.0288207">
            <text:p>-0.0288207</text:p>
          </table:table-cell>
          <table:table-cell office:value-type="float" office:value="0.00339822">
            <text:p>0.00339822</text:p>
          </table:table-cell>
          <table:table-cell office:value-type="float" office:value="0.0560142">
            <text:p>0.0560142</text:p>
          </table:table-cell>
          <table:table-cell office:value-type="float" office:value="0.0593328">
            <text:p>0.0593328</text:p>
          </table:table-cell>
          <table:table-cell office:value-type="float" office:value="0.0204958">
            <text:p>0.0204958</text:p>
          </table:table-cell>
        </table:table-row>
        <table:table-row table:style-name="ro2">
          <table:table-cell office:value-type="float" office:value="5.54169">
            <text:p>5.54169</text:p>
          </table:table-cell>
          <table:table-cell office:value-type="float" office:value="0.264089">
            <text:p>0.264089</text:p>
          </table:table-cell>
          <table:table-cell office:value-type="float" office:value="-0.222921">
            <text:p>-0.222921</text:p>
          </table:table-cell>
          <table:table-cell office:value-type="float" office:value="0.814333">
            <text:p>0.814333</text:p>
          </table:table-cell>
          <table:table-cell office:value-type="float" office:value="0.246306">
            <text:p>0.246306</text:p>
          </table:table-cell>
          <table:table-cell office:value-type="float" office:value="0.28193">
            <text:p>0.28193</text:p>
          </table:table-cell>
          <table:table-cell office:value-type="float" office:value="-0.288386">
            <text:p>-0.288386</text:p>
          </table:table-cell>
          <table:table-cell office:value-type="float" office:value="0.00440303">
            <text:p>0.00440303</text:p>
          </table:table-cell>
          <table:table-cell office:value-type="float" office:value="-0.0023039">
            <text:p>-0.0023039</text:p>
          </table:table-cell>
          <table:table-cell office:value-type="float" office:value="-0.0406864">
            <text:p>-0.0406864</text:p>
          </table:table-cell>
          <table:table-cell office:value-type="float" office:value="-0.0315275">
            <text:p>-0.0315275</text:p>
          </table:table-cell>
          <table:table-cell office:value-type="float" office:value="-0.00312476">
            <text:p>-0.00312476</text:p>
          </table:table-cell>
          <table:table-cell office:value-type="float" office:value="0.0205165">
            <text:p>0.0205165</text:p>
          </table:table-cell>
          <table:table-cell office:value-type="float" office:value="0.109217">
            <text:p>0.109217</text:p>
          </table:table-cell>
          <table:table-cell/>
          <table:table-cell office:value-type="float" office:value="5.6795">
            <text:p>5.6795</text:p>
          </table:table-cell>
          <table:table-cell office:value-type="float" office:value="0.143282">
            <text:p>0.143282</text:p>
          </table:table-cell>
          <table:table-cell office:value-type="float" office:value="-0.123064">
            <text:p>-0.123064</text:p>
          </table:table-cell>
          <table:table-cell office:value-type="float" office:value="0.814962">
            <text:p>0.814962</text:p>
          </table:table-cell>
          <table:table-cell office:value-type="float" office:value="0.28537">
            <text:p>0.28537</text:p>
          </table:table-cell>
          <table:table-cell office:value-type="float" office:value="0.120492">
            <text:p>0.120492</text:p>
          </table:table-cell>
          <table:table-cell office:value-type="float" office:value="-0.224315">
            <text:p>-0.224315</text:p>
          </table:table-cell>
          <table:table-cell office:value-type="float" office:value="-0.0589745">
            <text:p>-0.0589745</text:p>
          </table:table-cell>
          <table:table-cell office:value-type="float" office:value="-0.00806506">
            <text:p>-0.00806506</text:p>
          </table:table-cell>
          <table:table-cell office:value-type="float" office:value="-0.021431">
            <text:p>-0.021431</text:p>
          </table:table-cell>
          <table:table-cell office:value-type="float" office:value="-0.0140032">
            <text:p>-0.0140032</text:p>
          </table:table-cell>
          <table:table-cell office:value-type="float" office:value="0.00576326">
            <text:p>0.00576326</text:p>
          </table:table-cell>
          <table:table-cell office:value-type="float" office:value="-0.0424599">
            <text:p>-0.0424599</text:p>
          </table:table-cell>
          <table:table-cell office:value-type="float" office:value="0.0396195">
            <text:p>0.0396195</text:p>
          </table:table-cell>
          <table:table-cell/>
          <table:table-cell office:value-type="float" office:value="5.90588">
            <text:p>5.90588</text:p>
          </table:table-cell>
          <table:table-cell office:value-type="float" office:value="0.16414">
            <text:p>0.16414</text:p>
          </table:table-cell>
          <table:table-cell office:value-type="float" office:value="-0.212138">
            <text:p>-0.212138</text:p>
          </table:table-cell>
          <table:table-cell office:value-type="float" office:value="0.782605">
            <text:p>0.782605</text:p>
          </table:table-cell>
          <table:table-cell office:value-type="float" office:value="0.262213">
            <text:p>0.262213</text:p>
          </table:table-cell>
          <table:table-cell office:value-type="float" office:value="0.177691">
            <text:p>0.177691</text:p>
          </table:table-cell>
          <table:table-cell office:value-type="float" office:value="-0.320408">
            <text:p>-0.320408</text:p>
          </table:table-cell>
          <table:table-cell office:value-type="float" office:value="0.000449605">
            <text:p>0.000449605</text:p>
          </table:table-cell>
          <table:table-cell office:value-type="float" office:value="-0.0170906">
            <text:p>-0.0170906</text:p>
          </table:table-cell>
          <table:table-cell office:value-type="float" office:value="-0.0261325">
            <text:p>-0.0261325</text:p>
          </table:table-cell>
          <table:table-cell office:value-type="float" office:value="-0.00599678">
            <text:p>-0.00599678</text:p>
          </table:table-cell>
          <table:table-cell office:value-type="float" office:value="-0.0296291">
            <text:p>-0.0296291</text:p>
          </table:table-cell>
          <table:table-cell office:value-type="float" office:value="-0.0374715">
            <text:p>-0.0374715</text:p>
          </table:table-cell>
          <table:table-cell office:value-type="float" office:value="-0.0346305">
            <text:p>-0.0346305</text:p>
          </table:table-cell>
          <table:table-cell/>
          <table:table-cell office:value-type="float" office:value="5.37054">
            <text:p>5.37054</text:p>
          </table:table-cell>
          <table:table-cell office:value-type="float" office:value="0.207824">
            <text:p>0.207824</text:p>
          </table:table-cell>
          <table:table-cell office:value-type="float" office:value="-0.0597199">
            <text:p>-0.0597199</text:p>
          </table:table-cell>
          <table:table-cell office:value-type="float" office:value="0.798329">
            <text:p>0.798329</text:p>
          </table:table-cell>
          <table:table-cell office:value-type="float" office:value="0.305393">
            <text:p>0.305393</text:p>
          </table:table-cell>
          <table:table-cell office:value-type="float" office:value="0.153073">
            <text:p>0.153073</text:p>
          </table:table-cell>
          <table:table-cell office:value-type="float" office:value="-0.177764">
            <text:p>-0.177764</text:p>
          </table:table-cell>
          <table:table-cell office:value-type="float" office:value="-0.019597">
            <text:p>-0.019597</text:p>
          </table:table-cell>
          <table:table-cell office:value-type="float" office:value="0.00820632">
            <text:p>0.00820632</text:p>
          </table:table-cell>
          <table:table-cell office:value-type="float" office:value="-0.0497648">
            <text:p>-0.0497648</text:p>
          </table:table-cell>
          <table:table-cell office:value-type="float" office:value="-0.00614601">
            <text:p>-0.00614601</text:p>
          </table:table-cell>
          <table:table-cell office:value-type="float" office:value="-0.126528">
            <text:p>-0.126528</text:p>
          </table:table-cell>
          <table:table-cell office:value-type="float" office:value="-0.103565">
            <text:p>-0.103565</text:p>
          </table:table-cell>
          <table:table-cell office:value-type="float" office:value="0.0652328">
            <text:p>0.0652328</text:p>
          </table:table-cell>
          <table:table-cell/>
          <table:table-cell office:value-type="float" office:value="5.27245">
            <text:p>5.27245</text:p>
          </table:table-cell>
          <table:table-cell office:value-type="float" office:value="0.110655">
            <text:p>0.110655</text:p>
          </table:table-cell>
          <table:table-cell office:value-type="float" office:value="-0.0707876">
            <text:p>-0.0707876</text:p>
          </table:table-cell>
          <table:table-cell office:value-type="float" office:value="0.81458">
            <text:p>0.81458</text:p>
          </table:table-cell>
          <table:table-cell office:value-type="float" office:value="0.234709">
            <text:p>0.234709</text:p>
          </table:table-cell>
          <table:table-cell office:value-type="float" office:value="0.0605618">
            <text:p>0.0605618</text:p>
          </table:table-cell>
          <table:table-cell office:value-type="float" office:value="-0.138738">
            <text:p>-0.138738</text:p>
          </table:table-cell>
          <table:table-cell office:value-type="float" office:value="0.014428">
            <text:p>0.014428</text:p>
          </table:table-cell>
          <table:table-cell office:value-type="float" office:value="0.00124308">
            <text:p>0.00124308</text:p>
          </table:table-cell>
          <table:table-cell office:value-type="float" office:value="-0.0210104">
            <text:p>-0.0210104</text:p>
          </table:table-cell>
          <table:table-cell office:value-type="float" office:value="0.00609619">
            <text:p>0.00609619</text:p>
          </table:table-cell>
          <table:table-cell office:value-type="float" office:value="-0.300669">
            <text:p>-0.300669</text:p>
          </table:table-cell>
          <table:table-cell office:value-type="float" office:value="-1.35683">
            <text:p>-1.35683</text:p>
          </table:table-cell>
          <table:table-cell office:value-type="float" office:value="0.266526">
            <text:p>0.266526</text:p>
          </table:table-cell>
        </table:table-row>
        <table:table-row table:style-name="ro2">
          <table:table-cell office:value-type="float" office:value="5.77362">
            <text:p>5.77362</text:p>
          </table:table-cell>
          <table:table-cell office:value-type="float" office:value="0.263387">
            <text:p>0.263387</text:p>
          </table:table-cell>
          <table:table-cell office:value-type="float" office:value="-0.231253">
            <text:p>-0.231253</text:p>
          </table:table-cell>
          <table:table-cell office:value-type="float" office:value="0.812896">
            <text:p>0.812896</text:p>
          </table:table-cell>
          <table:table-cell office:value-type="float" office:value="0.232277">
            <text:p>0.232277</text:p>
          </table:table-cell>
          <table:table-cell office:value-type="float" office:value="0.28866">
            <text:p>0.28866</text:p>
          </table:table-cell>
          <table:table-cell office:value-type="float" office:value="-0.29235">
            <text:p>-0.29235</text:p>
          </table:table-cell>
          <table:table-cell office:value-type="float" office:value="-0.000800151">
            <text:p>-0.000800151</text:p>
          </table:table-cell>
          <table:table-cell office:value-type="float" office:value="-0.00302863">
            <text:p>-0.00302863</text:p>
          </table:table-cell>
          <table:table-cell office:value-type="float" office:value="-0.035928">
            <text:p>-0.035928</text:p>
          </table:table-cell>
          <table:table-cell office:value-type="float" office:value="-0.00619677">
            <text:p>-0.00619677</text:p>
          </table:table-cell>
          <table:table-cell office:value-type="float" office:value="0.0426619">
            <text:p>0.0426619</text:p>
          </table:table-cell>
          <table:table-cell office:value-type="float" office:value="0.130718">
            <text:p>0.130718</text:p>
          </table:table-cell>
          <table:table-cell office:value-type="float" office:value="-0.0479445">
            <text:p>-0.0479445</text:p>
          </table:table-cell>
          <table:table-cell/>
          <table:table-cell office:value-type="float" office:value="6.07591">
            <text:p>6.07591</text:p>
          </table:table-cell>
          <table:table-cell office:value-type="float" office:value="0.14099">
            <text:p>0.14099</text:p>
          </table:table-cell>
          <table:table-cell office:value-type="float" office:value="-0.138231">
            <text:p>-0.138231</text:p>
          </table:table-cell>
          <table:table-cell office:value-type="float" office:value="0.815636">
            <text:p>0.815636</text:p>
          </table:table-cell>
          <table:table-cell office:value-type="float" office:value="0.261456">
            <text:p>0.261456</text:p>
          </table:table-cell>
          <table:table-cell office:value-type="float" office:value="0.134309">
            <text:p>0.134309</text:p>
          </table:table-cell>
          <table:table-cell office:value-type="float" office:value="-0.222126">
            <text:p>-0.222126</text:p>
          </table:table-cell>
          <table:table-cell office:value-type="float" office:value="-0.0460455">
            <text:p>-0.0460455</text:p>
          </table:table-cell>
          <table:table-cell office:value-type="float" office:value="-0.00578045">
            <text:p>-0.00578045</text:p>
          </table:table-cell>
          <table:table-cell office:value-type="float" office:value="-0.0382624">
            <text:p>-0.0382624</text:p>
          </table:table-cell>
          <table:table-cell office:value-type="float" office:value="0.00170235">
            <text:p>0.00170235</text:p>
          </table:table-cell>
          <table:table-cell office:value-type="float" office:value="0.145236">
            <text:p>0.145236</text:p>
          </table:table-cell>
          <table:table-cell office:value-type="float" office:value="0.375754">
            <text:p>0.375754</text:p>
          </table:table-cell>
          <table:table-cell office:value-type="float" office:value="0.192157">
            <text:p>0.192157</text:p>
          </table:table-cell>
          <table:table-cell/>
          <table:table-cell office:value-type="float" office:value="6.00564">
            <text:p>6.00564</text:p>
          </table:table-cell>
          <table:table-cell office:value-type="float" office:value="0.16214">
            <text:p>0.16214</text:p>
          </table:table-cell>
          <table:table-cell office:value-type="float" office:value="-0.215118">
            <text:p>-0.215118</text:p>
          </table:table-cell>
          <table:table-cell office:value-type="float" office:value="0.781662">
            <text:p>0.781662</text:p>
          </table:table-cell>
          <table:table-cell office:value-type="float" office:value="0.256351">
            <text:p>0.256351</text:p>
          </table:table-cell>
          <table:table-cell office:value-type="float" office:value="0.151974">
            <text:p>0.151974</text:p>
          </table:table-cell>
          <table:table-cell office:value-type="float" office:value="-0.302284">
            <text:p>-0.302284</text:p>
          </table:table-cell>
          <table:table-cell office:value-type="float" office:value="-0.00597403">
            <text:p>-0.00597403</text:p>
          </table:table-cell>
          <table:table-cell office:value-type="float" office:value="-0.0200464">
            <text:p>-0.0200464</text:p>
          </table:table-cell>
          <table:table-cell office:value-type="float" office:value="-0.0298708">
            <text:p>-0.0298708</text:p>
          </table:table-cell>
          <table:table-cell office:value-type="float" office:value="-0.00945162">
            <text:p>-0.00945162</text:p>
          </table:table-cell>
          <table:table-cell office:value-type="float" office:value="-0.656559">
            <text:p>-0.656559</text:p>
          </table:table-cell>
          <table:table-cell office:value-type="float" office:value="0.484538">
            <text:p>0.484538</text:p>
          </table:table-cell>
          <table:table-cell office:value-type="float" office:value="-0.159585">
            <text:p>-0.159585</text:p>
          </table:table-cell>
          <table:table-cell/>
          <table:table-cell office:value-type="float" office:value="5.57555">
            <text:p>5.57555</text:p>
          </table:table-cell>
          <table:table-cell office:value-type="float" office:value="0.204188">
            <text:p>0.204188</text:p>
          </table:table-cell>
          <table:table-cell office:value-type="float" office:value="-0.0742757">
            <text:p>-0.0742757</text:p>
          </table:table-cell>
          <table:table-cell office:value-type="float" office:value="0.799811">
            <text:p>0.799811</text:p>
          </table:table-cell>
          <table:table-cell office:value-type="float" office:value="0.291873">
            <text:p>0.291873</text:p>
          </table:table-cell>
          <table:table-cell office:value-type="float" office:value="0.160842">
            <text:p>0.160842</text:p>
          </table:table-cell>
          <table:table-cell office:value-type="float" office:value="-0.186631">
            <text:p>-0.186631</text:p>
          </table:table-cell>
          <table:table-cell office:value-type="float" office:value="-0.0162555">
            <text:p>-0.0162555</text:p>
          </table:table-cell>
          <table:table-cell office:value-type="float" office:value="-0.0177342">
            <text:p>-0.0177342</text:p>
          </table:table-cell>
          <table:table-cell office:value-type="float" office:value="-0.0709974">
            <text:p>-0.0709974</text:p>
          </table:table-cell>
          <table:table-cell office:value-type="float" office:value="0.00722789">
            <text:p>0.00722789</text:p>
          </table:table-cell>
          <table:table-cell office:value-type="float" office:value="0.0520072">
            <text:p>0.0520072</text:p>
          </table:table-cell>
          <table:table-cell office:value-type="float" office:value="0.0604192">
            <text:p>0.0604192</text:p>
          </table:table-cell>
          <table:table-cell office:value-type="float" office:value="0.00557276">
            <text:p>0.00557276</text:p>
          </table:table-cell>
          <table:table-cell/>
          <table:table-cell office:value-type="float" office:value="5.3401">
            <text:p>5.3401</text:p>
          </table:table-cell>
          <table:table-cell office:value-type="float" office:value="0.109363">
            <text:p>0.109363</text:p>
          </table:table-cell>
          <table:table-cell office:value-type="float" office:value="-0.078419">
            <text:p>-0.078419</text:p>
          </table:table-cell>
          <table:table-cell office:value-type="float" office:value="0.816213">
            <text:p>0.816213</text:p>
          </table:table-cell>
          <table:table-cell office:value-type="float" office:value="0.230384">
            <text:p>0.230384</text:p>
          </table:table-cell>
          <table:table-cell office:value-type="float" office:value="0.0700001">
            <text:p>0.0700001</text:p>
          </table:table-cell>
          <table:table-cell office:value-type="float" office:value="-0.0953957">
            <text:p>-0.0953957</text:p>
          </table:table-cell>
          <table:table-cell office:value-type="float" office:value="0.00633645">
            <text:p>0.00633645</text:p>
          </table:table-cell>
          <table:table-cell office:value-type="float" office:value="-0.0190978">
            <text:p>-0.0190978</text:p>
          </table:table-cell>
          <table:table-cell office:value-type="float" office:value="-0.112803">
            <text:p>-0.112803</text:p>
          </table:table-cell>
          <table:table-cell office:value-type="float" office:value="0.0241272">
            <text:p>0.0241272</text:p>
          </table:table-cell>
          <table:table-cell office:value-type="float" office:value="0.0563013">
            <text:p>0.0563013</text:p>
          </table:table-cell>
          <table:table-cell office:value-type="float" office:value="0.406394">
            <text:p>0.406394</text:p>
          </table:table-cell>
          <table:table-cell office:value-type="float" office:value="-0.0677766">
            <text:p>-0.0677766</text:p>
          </table:table-cell>
        </table:table-row>
        <table:table-row table:style-name="ro2">
          <table:table-cell office:value-type="float" office:value="6.06518">
            <text:p>6.06518</text:p>
          </table:table-cell>
          <table:table-cell office:value-type="float" office:value="0.26613">
            <text:p>0.26613</text:p>
          </table:table-cell>
          <table:table-cell office:value-type="float" office:value="-0.230617">
            <text:p>-0.230617</text:p>
          </table:table-cell>
          <table:table-cell office:value-type="float" office:value="0.807014">
            <text:p>0.807014</text:p>
          </table:table-cell>
          <table:table-cell office:value-type="float" office:value="0.21577">
            <text:p>0.21577</text:p>
          </table:table-cell>
          <table:table-cell office:value-type="float" office:value="0.296103">
            <text:p>0.296103</text:p>
          </table:table-cell>
          <table:table-cell office:value-type="float" office:value="-0.293449">
            <text:p>-0.293449</text:p>
          </table:table-cell>
          <table:table-cell office:value-type="float" office:value="-0.00469323">
            <text:p>-0.00469323</text:p>
          </table:table-cell>
          <table:table-cell office:value-type="float" office:value="0.00940991">
            <text:p>0.00940991</text:p>
          </table:table-cell>
          <table:table-cell office:value-type="float" office:value="0.00218419">
            <text:p>0.00218419</text:p>
          </table:table-cell>
          <table:table-cell office:value-type="float" office:value="-0.0201755">
            <text:p>-0.0201755</text:p>
          </table:table-cell>
          <table:table-cell office:value-type="float" office:value="-0.0472055">
            <text:p>-0.0472055</text:p>
          </table:table-cell>
          <table:table-cell office:value-type="float" office:value="-0.00822611">
            <text:p>-0.00822611</text:p>
          </table:table-cell>
          <table:table-cell office:value-type="float" office:value="0.0508972">
            <text:p>0.0508972</text:p>
          </table:table-cell>
          <table:table-cell/>
          <table:table-cell office:value-type="float" office:value="6.13965">
            <text:p>6.13965</text:p>
          </table:table-cell>
          <table:table-cell office:value-type="float" office:value="0.141212">
            <text:p>0.141212</text:p>
          </table:table-cell>
          <table:table-cell office:value-type="float" office:value="-0.139144">
            <text:p>-0.139144</text:p>
          </table:table-cell>
          <table:table-cell office:value-type="float" office:value="0.816526">
            <text:p>0.816526</text:p>
          </table:table-cell>
          <table:table-cell office:value-type="float" office:value="0.257802">
            <text:p>0.257802</text:p>
          </table:table-cell>
          <table:table-cell office:value-type="float" office:value="0.131946">
            <text:p>0.131946</text:p>
          </table:table-cell>
          <table:table-cell office:value-type="float" office:value="-0.238863">
            <text:p>-0.238863</text:p>
          </table:table-cell>
          <table:table-cell office:value-type="float" office:value="-0.0536625">
            <text:p>-0.0536625</text:p>
          </table:table-cell>
          <table:table-cell office:value-type="float" office:value="0.00347731">
            <text:p>0.00347731</text:p>
          </table:table-cell>
          <table:table-cell office:value-type="float" office:value="-0.0143108">
            <text:p>-0.0143108</text:p>
          </table:table-cell>
          <table:table-cell office:value-type="float" office:value="0.013951">
            <text:p>0.013951</text:p>
          </table:table-cell>
          <table:table-cell office:value-type="float" office:value="0.0265039">
            <text:p>0.0265039</text:p>
          </table:table-cell>
          <table:table-cell office:value-type="float" office:value="-0.0601171">
            <text:p>-0.0601171</text:p>
          </table:table-cell>
          <table:table-cell office:value-type="float" office:value="-0.0544466">
            <text:p>-0.0544466</text:p>
          </table:table-cell>
          <table:table-cell/>
          <table:table-cell office:value-type="float" office:value="6.03759">
            <text:p>6.03759</text:p>
          </table:table-cell>
          <table:table-cell office:value-type="float" office:value="0.16083">
            <text:p>0.16083</text:p>
          </table:table-cell>
          <table:table-cell office:value-type="float" office:value="-0.215578">
            <text:p>-0.215578</text:p>
          </table:table-cell>
          <table:table-cell office:value-type="float" office:value="0.781198">
            <text:p>0.781198</text:p>
          </table:table-cell>
          <table:table-cell office:value-type="float" office:value="0.254501">
            <text:p>0.254501</text:p>
          </table:table-cell>
          <table:table-cell office:value-type="float" office:value="0.181136">
            <text:p>0.181136</text:p>
          </table:table-cell>
          <table:table-cell office:value-type="float" office:value="-0.320749">
            <text:p>-0.320749</text:p>
          </table:table-cell>
          <table:table-cell office:value-type="float" office:value="-0.00280818">
            <text:p>-0.00280818</text:p>
          </table:table-cell>
          <table:table-cell office:value-type="float" office:value="-0.0410209">
            <text:p>-0.0410209</text:p>
          </table:table-cell>
          <table:table-cell office:value-type="float" office:value="-0.0143917">
            <text:p>-0.0143917</text:p>
          </table:table-cell>
          <table:table-cell office:value-type="float" office:value="-0.0145497">
            <text:p>-0.0145497</text:p>
          </table:table-cell>
          <table:table-cell office:value-type="float" office:value="0.123787">
            <text:p>0.123787</text:p>
          </table:table-cell>
          <table:table-cell office:value-type="float" office:value="0.00560564">
            <text:p>0.00560564</text:p>
          </table:table-cell>
          <table:table-cell office:value-type="float" office:value="-0.0582872">
            <text:p>-0.0582872</text:p>
          </table:table-cell>
          <table:table-cell/>
          <table:table-cell office:value-type="float" office:value="5.77186">
            <text:p>5.77186</text:p>
          </table:table-cell>
          <table:table-cell office:value-type="float" office:value="0.202711">
            <text:p>0.202711</text:p>
          </table:table-cell>
          <table:table-cell office:value-type="float" office:value="-0.0858846">
            <text:p>-0.0858846</text:p>
          </table:table-cell>
          <table:table-cell office:value-type="float" office:value="0.801444">
            <text:p>0.801444</text:p>
          </table:table-cell>
          <table:table-cell office:value-type="float" office:value="0.279488">
            <text:p>0.279488</text:p>
          </table:table-cell>
          <table:table-cell office:value-type="float" office:value="0.158912">
            <text:p>0.158912</text:p>
          </table:table-cell>
          <table:table-cell office:value-type="float" office:value="-0.193755">
            <text:p>-0.193755</text:p>
          </table:table-cell>
          <table:table-cell office:value-type="float" office:value="-0.0121438">
            <text:p>-0.0121438</text:p>
          </table:table-cell>
          <table:table-cell office:value-type="float" office:value="-0.00752485">
            <text:p>-0.00752485</text:p>
          </table:table-cell>
          <table:table-cell office:value-type="float" office:value="-0.0591367">
            <text:p>-0.0591367</text:p>
          </table:table-cell>
          <table:table-cell office:value-type="float" office:value="0.00832186">
            <text:p>0.00832186</text:p>
          </table:table-cell>
          <table:table-cell office:value-type="float" office:value="-0.118675">
            <text:p>-0.118675</text:p>
          </table:table-cell>
          <table:table-cell office:value-type="float" office:value="0.126066">
            <text:p>0.126066</text:p>
          </table:table-cell>
          <table:table-cell office:value-type="float" office:value="-0.00657269">
            <text:p>-0.00657269</text:p>
          </table:table-cell>
          <table:table-cell/>
          <table:table-cell office:value-type="float" office:value="5.542">
            <text:p>5.542</text:p>
          </table:table-cell>
          <table:table-cell office:value-type="float" office:value="0.107802">
            <text:p>0.107802</text:p>
          </table:table-cell>
          <table:table-cell office:value-type="float" office:value="-0.084628">
            <text:p>-0.084628</text:p>
          </table:table-cell>
          <table:table-cell office:value-type="float" office:value="0.818321">
            <text:p>0.818321</text:p>
          </table:table-cell>
          <table:table-cell office:value-type="float" office:value="0.217946">
            <text:p>0.217946</text:p>
          </table:table-cell>
          <table:table-cell office:value-type="float" office:value="0.0708377">
            <text:p>0.0708377</text:p>
          </table:table-cell>
          <table:table-cell office:value-type="float" office:value="-0.107263">
            <text:p>-0.107263</text:p>
          </table:table-cell>
          <table:table-cell office:value-type="float" office:value="0.00836827">
            <text:p>0.00836827</text:p>
          </table:table-cell>
          <table:table-cell office:value-type="float" office:value="-0.00773082">
            <text:p>-0.00773082</text:p>
          </table:table-cell>
          <table:table-cell office:value-type="float" office:value="-0.0307535">
            <text:p>-0.0307535</text:p>
          </table:table-cell>
          <table:table-cell office:value-type="float" office:value="0.0104434">
            <text:p>0.0104434</text:p>
          </table:table-cell>
          <table:table-cell office:value-type="float" office:value="0.0469098">
            <text:p>0.0469098</text:p>
          </table:table-cell>
          <table:table-cell office:value-type="float" office:value="0.00915785">
            <text:p>0.00915785</text:p>
          </table:table-cell>
          <table:table-cell office:value-type="float" office:value="-0.0218529">
            <text:p>-0.0218529</text:p>
          </table:table-cell>
        </table:table-row>
        <table:table-row table:style-name="ro2">
          <table:table-cell office:value-type="float" office:value="6.40254">
            <text:p>6.40254</text:p>
          </table:table-cell>
          <table:table-cell office:value-type="float" office:value="0.263932">
            <text:p>0.263932</text:p>
          </table:table-cell>
          <table:table-cell office:value-type="float" office:value="-0.230816">
            <text:p>-0.230816</text:p>
          </table:table-cell>
          <table:table-cell office:value-type="float" office:value="0.806">
            <text:p>0.806</text:p>
          </table:table-cell>
          <table:table-cell office:value-type="float" office:value="0.198128">
            <text:p>0.198128</text:p>
          </table:table-cell>
          <table:table-cell office:value-type="float" office:value="0.303109">
            <text:p>0.303109</text:p>
          </table:table-cell>
          <table:table-cell office:value-type="float" office:value="-0.292854">
            <text:p>-0.292854</text:p>
          </table:table-cell>
          <table:table-cell office:value-type="float" office:value="-0.00820738">
            <text:p>-0.00820738</text:p>
          </table:table-cell>
          <table:table-cell office:value-type="float" office:value="-0.00651537">
            <text:p>-0.00651537</text:p>
          </table:table-cell>
          <table:table-cell office:value-type="float" office:value="-0.000590973">
            <text:p>-0.000590973</text:p>
          </table:table-cell>
          <table:table-cell office:value-type="float" office:value="-0.0030048">
            <text:p>-0.0030048</text:p>
          </table:table-cell>
          <table:table-cell office:value-type="float" office:value="0.0432997">
            <text:p>0.0432997</text:p>
          </table:table-cell>
          <table:table-cell office:value-type="float" office:value="0.02285">
            <text:p>0.02285</text:p>
          </table:table-cell>
          <table:table-cell office:value-type="float" office:value="-0.0493183">
            <text:p>-0.0493183</text:p>
          </table:table-cell>
          <table:table-cell/>
          <table:table-cell office:value-type="float" office:value="6.34024">
            <text:p>6.34024</text:p>
          </table:table-cell>
          <table:table-cell office:value-type="float" office:value="0.142976">
            <text:p>0.142976</text:p>
          </table:table-cell>
          <table:table-cell office:value-type="float" office:value="-0.144433">
            <text:p>-0.144433</text:p>
          </table:table-cell>
          <table:table-cell office:value-type="float" office:value="0.817133">
            <text:p>0.817133</text:p>
          </table:table-cell>
          <table:table-cell office:value-type="float" office:value="0.246633">
            <text:p>0.246633</text:p>
          </table:table-cell>
          <table:table-cell office:value-type="float" office:value="0.130039">
            <text:p>0.130039</text:p>
          </table:table-cell>
          <table:table-cell office:value-type="float" office:value="-0.244589">
            <text:p>-0.244589</text:p>
          </table:table-cell>
          <table:table-cell office:value-type="float" office:value="-0.0480886">
            <text:p>-0.0480886</text:p>
          </table:table-cell>
          <table:table-cell office:value-type="float" office:value="0.00879376">
            <text:p>0.00879376</text:p>
          </table:table-cell>
          <table:table-cell office:value-type="float" office:value="-0.0263697">
            <text:p>-0.0263697</text:p>
          </table:table-cell>
          <table:table-cell office:value-type="float" office:value="0.00302954">
            <text:p>0.00302954</text:p>
          </table:table-cell>
          <table:table-cell office:value-type="float" office:value="-0.185812">
            <text:p>-0.185812</text:p>
          </table:table-cell>
          <table:table-cell office:value-type="float" office:value="-0.060588">
            <text:p>-0.060588</text:p>
          </table:table-cell>
          <table:table-cell office:value-type="float" office:value="0.0377934">
            <text:p>0.0377934</text:p>
          </table:table-cell>
          <table:table-cell/>
          <table:table-cell office:value-type="float" office:value="6.24005">
            <text:p>6.24005</text:p>
          </table:table-cell>
          <table:table-cell office:value-type="float" office:value="0.157599">
            <text:p>0.157599</text:p>
          </table:table-cell>
          <table:table-cell office:value-type="float" office:value="-0.218262">
            <text:p>-0.218262</text:p>
          </table:table-cell>
          <table:table-cell office:value-type="float" office:value="0.775863">
            <text:p>0.775863</text:p>
          </table:table-cell>
          <table:table-cell office:value-type="float" office:value="0.243086">
            <text:p>0.243086</text:p>
          </table:table-cell>
          <table:table-cell office:value-type="float" office:value="0.179929">
            <text:p>0.179929</text:p>
          </table:table-cell>
          <table:table-cell office:value-type="float" office:value="-0.32117">
            <text:p>-0.32117</text:p>
          </table:table-cell>
          <table:table-cell office:value-type="float" office:value="-0.00332396">
            <text:p>-0.00332396</text:p>
          </table:table-cell>
          <table:table-cell office:value-type="float" office:value="-0.0159586">
            <text:p>-0.0159586</text:p>
          </table:table-cell>
          <table:table-cell office:value-type="float" office:value="-0.0132568">
            <text:p>-0.0132568</text:p>
          </table:table-cell>
          <table:table-cell office:value-type="float" office:value="-0.0263507">
            <text:p>-0.0263507</text:p>
          </table:table-cell>
          <table:table-cell office:value-type="float" office:value="0.0214918">
            <text:p>0.0214918</text:p>
          </table:table-cell>
          <table:table-cell office:value-type="float" office:value="0.0479869">
            <text:p>0.0479869</text:p>
          </table:table-cell>
          <table:table-cell office:value-type="float" office:value="0.0907913">
            <text:p>0.0907913</text:p>
          </table:table-cell>
          <table:table-cell/>
          <table:table-cell office:value-type="float" office:value="5.90192">
            <text:p>5.90192</text:p>
          </table:table-cell>
          <table:table-cell office:value-type="float" office:value="0.199725">
            <text:p>0.199725</text:p>
          </table:table-cell>
          <table:table-cell office:value-type="float" office:value="-0.0914434">
            <text:p>-0.0914434</text:p>
          </table:table-cell>
          <table:table-cell office:value-type="float" office:value="0.802416">
            <text:p>0.802416</text:p>
          </table:table-cell>
          <table:table-cell office:value-type="float" office:value="0.271574">
            <text:p>0.271574</text:p>
          </table:table-cell>
          <table:table-cell office:value-type="float" office:value="0.167301">
            <text:p>0.167301</text:p>
          </table:table-cell>
          <table:table-cell office:value-type="float" office:value="-0.210199">
            <text:p>-0.210199</text:p>
          </table:table-cell>
          <table:table-cell office:value-type="float" office:value="-0.0139397">
            <text:p>-0.0139397</text:p>
          </table:table-cell>
          <table:table-cell office:value-type="float" office:value="-0.0229594">
            <text:p>-0.0229594</text:p>
          </table:table-cell>
          <table:table-cell office:value-type="float" office:value="-0.0427408">
            <text:p>-0.0427408</text:p>
          </table:table-cell>
          <table:table-cell office:value-type="float" office:value="0.00746703">
            <text:p>0.00746703</text:p>
          </table:table-cell>
          <table:table-cell office:value-type="float" office:value="0.0990581">
            <text:p>0.0990581</text:p>
          </table:table-cell>
          <table:table-cell office:value-type="float" office:value="-0.180663">
            <text:p>-0.180663</text:p>
          </table:table-cell>
          <table:table-cell office:value-type="float" office:value="-0.115326">
            <text:p>-0.115326</text:p>
          </table:table-cell>
          <table:table-cell/>
          <table:table-cell office:value-type="float" office:value="5.77486">
            <text:p>5.77486</text:p>
          </table:table-cell>
          <table:table-cell office:value-type="float" office:value="0.108545">
            <text:p>0.108545</text:p>
          </table:table-cell>
          <table:table-cell office:value-type="float" office:value="-0.0912927">
            <text:p>-0.0912927</text:p>
          </table:table-cell>
          <table:table-cell office:value-type="float" office:value="0.819568">
            <text:p>0.819568</text:p>
          </table:table-cell>
          <table:table-cell office:value-type="float" office:value="0.204431">
            <text:p>0.204431</text:p>
          </table:table-cell>
          <table:table-cell office:value-type="float" office:value="0.0723252">
            <text:p>0.0723252</text:p>
          </table:table-cell>
          <table:table-cell office:value-type="float" office:value="-0.113347">
            <text:p>-0.113347</text:p>
          </table:table-cell>
          <table:table-cell office:value-type="float" office:value="0.00835414">
            <text:p>0.00835414</text:p>
          </table:table-cell>
          <table:table-cell office:value-type="float" office:value="0.0031927">
            <text:p>0.0031927</text:p>
          </table:table-cell>
          <table:table-cell office:value-type="float" office:value="-0.0286209">
            <text:p>-0.0286209</text:p>
          </table:table-cell>
          <table:table-cell office:value-type="float" office:value="0.00535471">
            <text:p>0.00535471</text:p>
          </table:table-cell>
          <table:table-cell office:value-type="float" office:value="-0.0150544">
            <text:p>-0.0150544</text:p>
          </table:table-cell>
          <table:table-cell office:value-type="float" office:value="0.010669">
            <text:p>0.010669</text:p>
          </table:table-cell>
          <table:table-cell office:value-type="float" office:value="-0.0332142">
            <text:p>-0.0332142</text:p>
          </table:table-cell>
        </table:table-row>
        <table:table-row table:style-name="ro2">
          <table:table-cell office:value-type="float" office:value="6.53768">
            <text:p>6.53768</text:p>
          </table:table-cell>
          <table:table-cell office:value-type="float" office:value="0.263843">
            <text:p>0.263843</text:p>
          </table:table-cell>
          <table:table-cell office:value-type="float" office:value="-0.230479">
            <text:p>-0.230479</text:p>
          </table:table-cell>
          <table:table-cell office:value-type="float" office:value="0.804693">
            <text:p>0.804693</text:p>
          </table:table-cell>
          <table:table-cell office:value-type="float" office:value="0.191472">
            <text:p>0.191472</text:p>
          </table:table-cell>
          <table:table-cell office:value-type="float" office:value="0.302142">
            <text:p>0.302142</text:p>
          </table:table-cell>
          <table:table-cell office:value-type="float" office:value="-0.291426">
            <text:p>-0.291426</text:p>
          </table:table-cell>
          <table:table-cell office:value-type="float" office:value="-0.00742458">
            <text:p>-0.00742458</text:p>
          </table:table-cell>
          <table:table-cell office:value-type="float" office:value="-0.000664077">
            <text:p>-0.000664077</text:p>
          </table:table-cell>
          <table:table-cell office:value-type="float" office:value="0.00249686">
            <text:p>0.00249686</text:p>
          </table:table-cell>
          <table:table-cell office:value-type="float" office:value="-0.00966943">
            <text:p>-0.00966943</text:p>
          </table:table-cell>
          <table:table-cell office:value-type="float" office:value="-0.0710858">
            <text:p>-0.0710858</text:p>
          </table:table-cell>
          <table:table-cell office:value-type="float" office:value="0.0461342">
            <text:p>0.0461342</text:p>
          </table:table-cell>
          <table:table-cell office:value-type="float" office:value="0.0284011">
            <text:p>0.0284011</text:p>
          </table:table-cell>
          <table:table-cell/>
          <table:table-cell office:value-type="float" office:value="6.43962">
            <text:p>6.43962</text:p>
          </table:table-cell>
          <table:table-cell office:value-type="float" office:value="0.142014">
            <text:p>0.142014</text:p>
          </table:table-cell>
          <table:table-cell office:value-type="float" office:value="-0.147652">
            <text:p>-0.147652</text:p>
          </table:table-cell>
          <table:table-cell office:value-type="float" office:value="0.817808">
            <text:p>0.817808</text:p>
          </table:table-cell>
          <table:table-cell office:value-type="float" office:value="0.24128">
            <text:p>0.24128</text:p>
          </table:table-cell>
          <table:table-cell office:value-type="float" office:value="0.135535">
            <text:p>0.135535</text:p>
          </table:table-cell>
          <table:table-cell office:value-type="float" office:value="-0.241801">
            <text:p>-0.241801</text:p>
          </table:table-cell>
          <table:table-cell office:value-type="float" office:value="-0.0486456">
            <text:p>-0.0486456</text:p>
          </table:table-cell>
          <table:table-cell office:value-type="float" office:value="-0.00967264">
            <text:p>-0.00967264</text:p>
          </table:table-cell>
          <table:table-cell office:value-type="float" office:value="-0.0323911">
            <text:p>-0.0323911</text:p>
          </table:table-cell>
          <table:table-cell office:value-type="float" office:value="0.00678552">
            <text:p>0.00678552</text:p>
          </table:table-cell>
          <table:table-cell office:value-type="float" office:value="-0.0455228">
            <text:p>-0.0455228</text:p>
          </table:table-cell>
          <table:table-cell office:value-type="float" office:value="0.0887322">
            <text:p>0.0887322</text:p>
          </table:table-cell>
          <table:table-cell office:value-type="float" office:value="-0.0238487">
            <text:p>-0.0238487</text:p>
          </table:table-cell>
          <table:table-cell/>
          <table:table-cell office:value-type="float" office:value="6.40539">
            <text:p>6.40539</text:p>
          </table:table-cell>
          <table:table-cell office:value-type="float" office:value="0.155548">
            <text:p>0.155548</text:p>
          </table:table-cell>
          <table:table-cell office:value-type="float" office:value="-0.219142">
            <text:p>-0.219142</text:p>
          </table:table-cell>
          <table:table-cell office:value-type="float" office:value="0.773988">
            <text:p>0.773988</text:p>
          </table:table-cell>
          <table:table-cell office:value-type="float" office:value="0.234146">
            <text:p>0.234146</text:p>
          </table:table-cell>
          <table:table-cell office:value-type="float" office:value="0.181253">
            <text:p>0.181253</text:p>
          </table:table-cell>
          <table:table-cell office:value-type="float" office:value="-0.328843">
            <text:p>-0.328843</text:p>
          </table:table-cell>
          <table:table-cell office:value-type="float" office:value="-0.00496915">
            <text:p>-0.00496915</text:p>
          </table:table-cell>
          <table:table-cell office:value-type="float" office:value="-0.0124053">
            <text:p>-0.0124053</text:p>
          </table:table-cell>
          <table:table-cell office:value-type="float" office:value="-0.00532283">
            <text:p>-0.00532283</text:p>
          </table:table-cell>
          <table:table-cell office:value-type="float" office:value="-0.0113396">
            <text:p>-0.0113396</text:p>
          </table:table-cell>
          <table:table-cell office:value-type="float" office:value="0.0207829">
            <text:p>0.0207829</text:p>
          </table:table-cell>
          <table:table-cell office:value-type="float" office:value="-0.145128">
            <text:p>-0.145128</text:p>
          </table:table-cell>
          <table:table-cell office:value-type="float" office:value="0.0669333">
            <text:p>0.0669333</text:p>
          </table:table-cell>
          <table:table-cell/>
          <table:table-cell office:value-type="float" office:value="6.04328">
            <text:p>6.04328</text:p>
          </table:table-cell>
          <table:table-cell office:value-type="float" office:value="0.198459">
            <text:p>0.198459</text:p>
          </table:table-cell>
          <table:table-cell office:value-type="float" office:value="-0.101095">
            <text:p>-0.101095</text:p>
          </table:table-cell>
          <table:table-cell office:value-type="float" office:value="0.801167">
            <text:p>0.801167</text:p>
          </table:table-cell>
          <table:table-cell office:value-type="float" office:value="0.263226">
            <text:p>0.263226</text:p>
          </table:table-cell>
          <table:table-cell office:value-type="float" office:value="0.167013">
            <text:p>0.167013</text:p>
          </table:table-cell>
          <table:table-cell office:value-type="float" office:value="-0.212318">
            <text:p>-0.212318</text:p>
          </table:table-cell>
          <table:table-cell office:value-type="float" office:value="-0.0095128">
            <text:p>-0.0095128</text:p>
          </table:table-cell>
          <table:table-cell office:value-type="float" office:value="-0.00895677">
            <text:p>-0.00895677</text:p>
          </table:table-cell>
          <table:table-cell office:value-type="float" office:value="-0.0682791">
            <text:p>-0.0682791</text:p>
          </table:table-cell>
          <table:table-cell office:value-type="float" office:value="-0.00883521">
            <text:p>-0.00883521</text:p>
          </table:table-cell>
          <table:table-cell office:value-type="float" office:value="-0.000495415">
            <text:p>-0.000495415</text:p>
          </table:table-cell>
          <table:table-cell office:value-type="float" office:value="0.0436511">
            <text:p>0.0436511</text:p>
          </table:table-cell>
          <table:table-cell office:value-type="float" office:value="0.00908568">
            <text:p>0.00908568</text:p>
          </table:table-cell>
          <table:table-cell/>
          <table:table-cell office:value-type="float" office:value="6.04087">
            <text:p>6.04087</text:p>
          </table:table-cell>
          <table:table-cell office:value-type="float" office:value="0.108329">
            <text:p>0.108329</text:p>
          </table:table-cell>
          <table:table-cell office:value-type="float" office:value="-0.0981513">
            <text:p>-0.0981513</text:p>
          </table:table-cell>
          <table:table-cell office:value-type="float" office:value="0.818642">
            <text:p>0.818642</text:p>
          </table:table-cell>
          <table:table-cell office:value-type="float" office:value="0.190015">
            <text:p>0.190015</text:p>
          </table:table-cell>
          <table:table-cell office:value-type="float" office:value="0.0716777">
            <text:p>0.0716777</text:p>
          </table:table-cell>
          <table:table-cell office:value-type="float" office:value="-0.1127">
            <text:p>-0.1127</text:p>
          </table:table-cell>
          <table:table-cell office:value-type="float" office:value="0.00801853">
            <text:p>0.00801853</text:p>
          </table:table-cell>
          <table:table-cell office:value-type="float" office:value="-0.000811996">
            <text:p>-0.000811996</text:p>
          </table:table-cell>
          <table:table-cell office:value-type="float" office:value="-0.0257828">
            <text:p>-0.0257828</text:p>
          </table:table-cell>
          <table:table-cell office:value-type="float" office:value="-0.00348072">
            <text:p>-0.00348072</text:p>
          </table:table-cell>
          <table:table-cell office:value-type="float" office:value="-0.0759196">
            <text:p>-0.0759196</text:p>
          </table:table-cell>
          <table:table-cell office:value-type="float" office:value="0.216322">
            <text:p>0.216322</text:p>
          </table:table-cell>
          <table:table-cell office:value-type="float" office:value="0.0215308">
            <text:p>0.0215308</text:p>
          </table:table-cell>
        </table:table-row>
        <table:table-row table:style-name="ro2">
          <table:table-cell office:value-type="float" office:value="6.73348">
            <text:p>6.73348</text:p>
          </table:table-cell>
          <table:table-cell office:value-type="float" office:value="0.260987">
            <text:p>0.260987</text:p>
          </table:table-cell>
          <table:table-cell office:value-type="float" office:value="-0.228221">
            <text:p>-0.228221</text:p>
          </table:table-cell>
          <table:table-cell office:value-type="float" office:value="0.803889">
            <text:p>0.803889</text:p>
          </table:table-cell>
          <table:table-cell office:value-type="float" office:value="0.182224">
            <text:p>0.182224</text:p>
          </table:table-cell>
          <table:table-cell office:value-type="float" office:value="0.298222">
            <text:p>0.298222</text:p>
          </table:table-cell>
          <table:table-cell office:value-type="float" office:value="-0.291431">
            <text:p>-0.291431</text:p>
          </table:table-cell>
          <table:table-cell office:value-type="float" office:value="-0.00773826">
            <text:p>-0.00773826</text:p>
          </table:table-cell>
          <table:table-cell office:value-type="float" office:value="-0.0145825">
            <text:p>-0.0145825</text:p>
          </table:table-cell>
          <table:table-cell office:value-type="float" office:value="0.0115299">
            <text:p>0.0115299</text:p>
          </table:table-cell>
          <table:table-cell office:value-type="float" office:value="-0.00410855">
            <text:p>-0.00410855</text:p>
          </table:table-cell>
          <table:table-cell office:value-type="float" office:value="-0.171641">
            <text:p>-0.171641</text:p>
          </table:table-cell>
          <table:table-cell office:value-type="float" office:value="-0.0368795">
            <text:p>-0.0368795</text:p>
          </table:table-cell>
          <table:table-cell office:value-type="float" office:value="0.0337703">
            <text:p>0.0337703</text:p>
          </table:table-cell>
          <table:table-cell/>
          <table:table-cell office:value-type="float" office:value="6.57094">
            <text:p>6.57094</text:p>
          </table:table-cell>
          <table:table-cell office:value-type="float" office:value="0.139959">
            <text:p>0.139959</text:p>
          </table:table-cell>
          <table:table-cell office:value-type="float" office:value="-0.150376">
            <text:p>-0.150376</text:p>
          </table:table-cell>
          <table:table-cell office:value-type="float" office:value="0.818288">
            <text:p>0.818288</text:p>
          </table:table-cell>
          <table:table-cell office:value-type="float" office:value="0.234385">
            <text:p>0.234385</text:p>
          </table:table-cell>
          <table:table-cell office:value-type="float" office:value="0.139737">
            <text:p>0.139737</text:p>
          </table:table-cell>
          <table:table-cell office:value-type="float" office:value="-0.246758">
            <text:p>-0.246758</text:p>
          </table:table-cell>
          <table:table-cell office:value-type="float" office:value="-0.0467187">
            <text:p>-0.0467187</text:p>
          </table:table-cell>
          <table:table-cell office:value-type="float" office:value="-0.0156508">
            <text:p>-0.0156508</text:p>
          </table:table-cell>
          <table:table-cell office:value-type="float" office:value="-0.0207386">
            <text:p>-0.0207386</text:p>
          </table:table-cell>
          <table:table-cell office:value-type="float" office:value="0.00365366">
            <text:p>0.00365366</text:p>
          </table:table-cell>
          <table:table-cell office:value-type="float" office:value="0.0475799">
            <text:p>0.0475799</text:p>
          </table:table-cell>
          <table:table-cell office:value-type="float" office:value="0.000430856">
            <text:p>0.000430856</text:p>
          </table:table-cell>
          <table:table-cell office:value-type="float" office:value="-0.0134516">
            <text:p>-0.0134516</text:p>
          </table:table-cell>
          <table:table-cell/>
          <table:table-cell office:value-type="float" office:value="6.73551">
            <text:p>6.73551</text:p>
          </table:table-cell>
          <table:table-cell office:value-type="float" office:value="0.153717">
            <text:p>0.153717</text:p>
          </table:table-cell>
          <table:table-cell office:value-type="float" office:value="-0.236715">
            <text:p>-0.236715</text:p>
          </table:table-cell>
          <table:table-cell office:value-type="float" office:value="0.777538">
            <text:p>0.777538</text:p>
          </table:table-cell>
          <table:table-cell office:value-type="float" office:value="0.217266">
            <text:p>0.217266</text:p>
          </table:table-cell>
          <table:table-cell office:value-type="float" office:value="0.18573">
            <text:p>0.18573</text:p>
          </table:table-cell>
          <table:table-cell office:value-type="float" office:value="-0.33775">
            <text:p>-0.33775</text:p>
          </table:table-cell>
          <table:table-cell office:value-type="float" office:value="-0.00207583">
            <text:p>-0.00207583</text:p>
          </table:table-cell>
          <table:table-cell office:value-type="float" office:value="-0.00554447">
            <text:p>-0.00554447</text:p>
          </table:table-cell>
          <table:table-cell office:value-type="float" office:value="-0.0532321">
            <text:p>-0.0532321</text:p>
          </table:table-cell>
          <table:table-cell office:value-type="float" office:value="0.0107562">
            <text:p>0.0107562</text:p>
          </table:table-cell>
          <table:table-cell office:value-type="float" office:value="0.0175441">
            <text:p>0.0175441</text:p>
          </table:table-cell>
          <table:table-cell office:value-type="float" office:value="0.157559">
            <text:p>0.157559</text:p>
          </table:table-cell>
          <table:table-cell office:value-type="float" office:value="0.00878477">
            <text:p>0.00878477</text:p>
          </table:table-cell>
          <table:table-cell/>
          <table:table-cell office:value-type="float" office:value="6.60818">
            <text:p>6.60818</text:p>
          </table:table-cell>
          <table:table-cell office:value-type="float" office:value="0.193241">
            <text:p>0.193241</text:p>
          </table:table-cell>
          <table:table-cell office:value-type="float" office:value="-0.125736">
            <text:p>-0.125736</text:p>
          </table:table-cell>
          <table:table-cell office:value-type="float" office:value="0.799075">
            <text:p>0.799075</text:p>
          </table:table-cell>
          <table:table-cell office:value-type="float" office:value="0.232351">
            <text:p>0.232351</text:p>
          </table:table-cell>
          <table:table-cell office:value-type="float" office:value="0.175534">
            <text:p>0.175534</text:p>
          </table:table-cell>
          <table:table-cell office:value-type="float" office:value="-0.233653">
            <text:p>-0.233653</text:p>
          </table:table-cell>
          <table:table-cell office:value-type="float" office:value="-0.00437544">
            <text:p>-0.00437544</text:p>
          </table:table-cell>
          <table:table-cell office:value-type="float" office:value="-0.00923663">
            <text:p>-0.00923663</text:p>
          </table:table-cell>
          <table:table-cell office:value-type="float" office:value="-0.0436206">
            <text:p>-0.0436206</text:p>
          </table:table-cell>
          <table:table-cell office:value-type="float" office:value="-0.00370272">
            <text:p>-0.00370272</text:p>
          </table:table-cell>
          <table:table-cell office:value-type="float" office:value="-0.0143471">
            <text:p>-0.0143471</text:p>
          </table:table-cell>
          <table:table-cell office:value-type="float" office:value="0.0289696">
            <text:p>0.0289696</text:p>
          </table:table-cell>
          <table:table-cell office:value-type="float" office:value="-0.00114657">
            <text:p>-0.00114657</text:p>
          </table:table-cell>
          <table:table-cell/>
          <table:table-cell office:value-type="float" office:value="6.10665">
            <text:p>6.10665</text:p>
          </table:table-cell>
          <table:table-cell office:value-type="float" office:value="0.107947">
            <text:p>0.107947</text:p>
          </table:table-cell>
          <table:table-cell office:value-type="float" office:value="-0.0989112">
            <text:p>-0.0989112</text:p>
          </table:table-cell>
          <table:table-cell office:value-type="float" office:value="0.818506">
            <text:p>0.818506</text:p>
          </table:table-cell>
          <table:table-cell office:value-type="float" office:value="0.18661">
            <text:p>0.18661</text:p>
          </table:table-cell>
          <table:table-cell office:value-type="float" office:value="0.0742759">
            <text:p>0.0742759</text:p>
          </table:table-cell>
          <table:table-cell office:value-type="float" office:value="-0.11835">
            <text:p>-0.11835</text:p>
          </table:table-cell>
          <table:table-cell office:value-type="float" office:value="0.00721727">
            <text:p>0.00721727</text:p>
          </table:table-cell>
          <table:table-cell office:value-type="float" office:value="-0.00580606">
            <text:p>-0.00580606</text:p>
          </table:table-cell>
          <table:table-cell office:value-type="float" office:value="-0.011553">
            <text:p>-0.011553</text:p>
          </table:table-cell>
          <table:table-cell office:value-type="float" office:value="-0.0020644">
            <text:p>-0.0020644</text:p>
          </table:table-cell>
          <table:table-cell office:value-type="float" office:value="0.0124981">
            <text:p>0.0124981</text:p>
          </table:table-cell>
          <table:table-cell office:value-type="float" office:value="0.0298327">
            <text:p>0.0298327</text:p>
          </table:table-cell>
          <table:table-cell office:value-type="float" office:value="0.00108576">
            <text:p>0.00108576</text:p>
          </table:table-cell>
        </table:table-row>
        <table:table-row table:style-name="ro2">
          <table:table-cell office:value-type="float" office:value="7.06966">
            <text:p>7.06966</text:p>
          </table:table-cell>
          <table:table-cell office:value-type="float" office:value="0.236686">
            <text:p>0.236686</text:p>
          </table:table-cell>
          <table:table-cell office:value-type="float" office:value="-0.228513">
            <text:p>-0.228513</text:p>
          </table:table-cell>
          <table:table-cell office:value-type="float" office:value="0.806324">
            <text:p>0.806324</text:p>
          </table:table-cell>
          <table:table-cell office:value-type="float" office:value="0.167375">
            <text:p>0.167375</text:p>
          </table:table-cell>
          <table:table-cell office:value-type="float" office:value="0.277621">
            <text:p>0.277621</text:p>
          </table:table-cell>
          <table:table-cell office:value-type="float" office:value="-0.281801">
            <text:p>-0.281801</text:p>
          </table:table-cell>
          <table:table-cell office:value-type="float" office:value="-0.0043551">
            <text:p>-0.0043551</text:p>
          </table:table-cell>
          <table:table-cell office:value-type="float" office:value="-0.0722853">
            <text:p>-0.0722853</text:p>
          </table:table-cell>
          <table:table-cell office:value-type="float" office:value="-0.000868404">
            <text:p>-0.000868404</text:p>
          </table:table-cell>
          <table:table-cell office:value-type="float" office:value="0.00724443">
            <text:p>0.00724443</text:p>
          </table:table-cell>
          <table:table-cell office:value-type="float" office:value="-0.0978141">
            <text:p>-0.0978141</text:p>
          </table:table-cell>
          <table:table-cell office:value-type="float" office:value="0.267998">
            <text:p>0.267998</text:p>
          </table:table-cell>
          <table:table-cell office:value-type="float" office:value="0.0408229">
            <text:p>0.0408229</text:p>
          </table:table-cell>
          <table:table-cell/>
          <table:table-cell office:value-type="float" office:value="6.87283">
            <text:p>6.87283</text:p>
          </table:table-cell>
          <table:table-cell office:value-type="float" office:value="0.139571">
            <text:p>0.139571</text:p>
          </table:table-cell>
          <table:table-cell office:value-type="float" office:value="-0.156597">
            <text:p>-0.156597</text:p>
          </table:table-cell>
          <table:table-cell office:value-type="float" office:value="0.818165">
            <text:p>0.818165</text:p>
          </table:table-cell>
          <table:table-cell office:value-type="float" office:value="0.219272">
            <text:p>0.219272</text:p>
          </table:table-cell>
          <table:table-cell office:value-type="float" office:value="0.138979">
            <text:p>0.138979</text:p>
          </table:table-cell>
          <table:table-cell office:value-type="float" office:value="-0.246275">
            <text:p>-0.246275</text:p>
          </table:table-cell>
          <table:table-cell office:value-type="float" office:value="-0.0496229">
            <text:p>-0.0496229</text:p>
          </table:table-cell>
          <table:table-cell office:value-type="float" office:value="-0.00128693">
            <text:p>-0.00128693</text:p>
          </table:table-cell>
          <table:table-cell office:value-type="float" office:value="-0.0206085">
            <text:p>-0.0206085</text:p>
          </table:table-cell>
          <table:table-cell office:value-type="float" office:value="-0.000407242">
            <text:p>-0.000407242</text:p>
          </table:table-cell>
          <table:table-cell office:value-type="float" office:value="-0.144866">
            <text:p>-0.144866</text:p>
          </table:table-cell>
          <table:table-cell office:value-type="float" office:value="0.139413">
            <text:p>0.139413</text:p>
          </table:table-cell>
          <table:table-cell office:value-type="float" office:value="-0.13938">
            <text:p>-0.13938</text:p>
          </table:table-cell>
          <table:table-cell/>
          <table:table-cell office:value-type="float" office:value="7.00586">
            <text:p>7.00586</text:p>
          </table:table-cell>
          <table:table-cell office:value-type="float" office:value="0.153501">
            <text:p>0.153501</text:p>
          </table:table-cell>
          <table:table-cell office:value-type="float" office:value="-0.23959">
            <text:p>-0.23959</text:p>
          </table:table-cell>
          <table:table-cell office:value-type="float" office:value="0.781089">
            <text:p>0.781089</text:p>
          </table:table-cell>
          <table:table-cell office:value-type="float" office:value="0.204352">
            <text:p>0.204352</text:p>
          </table:table-cell>
          <table:table-cell office:value-type="float" office:value="0.179569">
            <text:p>0.179569</text:p>
          </table:table-cell>
          <table:table-cell office:value-type="float" office:value="-0.337763">
            <text:p>-0.337763</text:p>
          </table:table-cell>
          <table:table-cell office:value-type="float" office:value="-0.0104662">
            <text:p>-0.0104662</text:p>
          </table:table-cell>
          <table:table-cell office:value-type="float" office:value="-0.000801253">
            <text:p>-0.000801253</text:p>
          </table:table-cell>
          <table:table-cell office:value-type="float" office:value="-0.0106345">
            <text:p>-0.0106345</text:p>
          </table:table-cell>
          <table:table-cell office:value-type="float" office:value="0.0131312">
            <text:p>0.0131312</text:p>
          </table:table-cell>
          <table:table-cell office:value-type="float" office:value="-0.248868">
            <text:p>-0.248868</text:p>
          </table:table-cell>
          <table:table-cell office:value-type="float" office:value="0.121991">
            <text:p>0.121991</text:p>
          </table:table-cell>
          <table:table-cell office:value-type="float" office:value="-0.285184">
            <text:p>-0.285184</text:p>
          </table:table-cell>
          <table:table-cell/>
          <table:table-cell office:value-type="float" office:value="6.8703">
            <text:p>6.8703</text:p>
          </table:table-cell>
          <table:table-cell office:value-type="float" office:value="0.189834">
            <text:p>0.189834</text:p>
          </table:table-cell>
          <table:table-cell office:value-type="float" office:value="-0.13518">
            <text:p>-0.13518</text:p>
          </table:table-cell>
          <table:table-cell office:value-type="float" office:value="0.798026">
            <text:p>0.798026</text:p>
          </table:table-cell>
          <table:table-cell office:value-type="float" office:value="0.219281">
            <text:p>0.219281</text:p>
          </table:table-cell>
          <table:table-cell office:value-type="float" office:value="0.179497">
            <text:p>0.179497</text:p>
          </table:table-cell>
          <table:table-cell office:value-type="float" office:value="-0.251295">
            <text:p>-0.251295</text:p>
          </table:table-cell>
          <table:table-cell table:style-name="ce1" office:value-type="string">
            <text:p>-1.3845e-05</text:p>
          </table:table-cell>
          <table:table-cell office:value-type="float" office:value="-0.0129974">
            <text:p>-0.0129974</text:p>
          </table:table-cell>
          <table:table-cell office:value-type="float" office:value="-0.0360269">
            <text:p>-0.0360269</text:p>
          </table:table-cell>
          <table:table-cell office:value-type="float" office:value="-0.00400326">
            <text:p>-0.00400326</text:p>
          </table:table-cell>
          <table:table-cell office:value-type="float" office:value="0.0248826">
            <text:p>0.0248826</text:p>
          </table:table-cell>
          <table:table-cell office:value-type="float" office:value="-0.201296">
            <text:p>-0.201296</text:p>
          </table:table-cell>
          <table:table-cell office:value-type="float" office:value="0.0562004">
            <text:p>0.0562004</text:p>
          </table:table-cell>
          <table:table-cell/>
          <table:table-cell office:value-type="float" office:value="6.57471">
            <text:p>6.57471</text:p>
          </table:table-cell>
          <table:table-cell office:value-type="float" office:value="0.107968">
            <text:p>0.107968</text:p>
          </table:table-cell>
          <table:table-cell office:value-type="float" office:value="-0.097783">
            <text:p>-0.097783</text:p>
          </table:table-cell>
          <table:table-cell office:value-type="float" office:value="0.817778">
            <text:p>0.817778</text:p>
          </table:table-cell>
          <table:table-cell office:value-type="float" office:value="0.164079">
            <text:p>0.164079</text:p>
          </table:table-cell>
          <table:table-cell office:value-type="float" office:value="0.0791831">
            <text:p>0.0791831</text:p>
          </table:table-cell>
          <table:table-cell office:value-type="float" office:value="-0.117198">
            <text:p>-0.117198</text:p>
          </table:table-cell>
          <table:table-cell office:value-type="float" office:value="0.00720295">
            <text:p>0.00720295</text:p>
          </table:table-cell>
          <table:table-cell table:style-name="ce1" office:value-type="string">
            <text:p>4.37842e-05</text:p>
          </table:table-cell>
          <table:table-cell office:value-type="float" office:value="0.00241052">
            <text:p>0.00241052</text:p>
          </table:table-cell>
          <table:table-cell office:value-type="float" office:value="-0.0015562">
            <text:p>-0.0015562</text:p>
          </table:table-cell>
          <table:table-cell office:value-type="float" office:value="0.0510265">
            <text:p>0.0510265</text:p>
          </table:table-cell>
          <table:table-cell office:value-type="float" office:value="-0.0236238">
            <text:p>-0.0236238</text:p>
          </table:table-cell>
          <table:table-cell office:value-type="float" office:value="0.0422017">
            <text:p>0.0422017</text:p>
          </table:table-cell>
        </table:table-row>
        <table:table-row table:style-name="ro2">
          <table:table-cell office:value-type="float" office:value="7.13721">
            <text:p>7.13721</text:p>
          </table:table-cell>
          <table:table-cell office:value-type="float" office:value="0.231357">
            <text:p>0.231357</text:p>
          </table:table-cell>
          <table:table-cell office:value-type="float" office:value="-0.227349">
            <text:p>-0.227349</text:p>
          </table:table-cell>
          <table:table-cell office:value-type="float" office:value="0.807">
            <text:p>0.807</text:p>
          </table:table-cell>
          <table:table-cell office:value-type="float" office:value="0.16454">
            <text:p>0.16454</text:p>
          </table:table-cell>
          <table:table-cell office:value-type="float" office:value="0.271752">
            <text:p>0.271752</text:p>
          </table:table-cell>
          <table:table-cell office:value-type="float" office:value="-0.289068">
            <text:p>-0.289068</text:p>
          </table:table-cell>
          <table:table-cell office:value-type="float" office:value="-0.00385233">
            <text:p>-0.00385233</text:p>
          </table:table-cell>
          <table:table-cell office:value-type="float" office:value="-0.0788929">
            <text:p>-0.0788929</text:p>
          </table:table-cell>
          <table:table-cell office:value-type="float" office:value="0.0172357">
            <text:p>0.0172357</text:p>
          </table:table-cell>
          <table:table-cell office:value-type="float" office:value="0.0100021">
            <text:p>0.0100021</text:p>
          </table:table-cell>
          <table:table-cell office:value-type="float" office:value="-0.128725">
            <text:p>-0.128725</text:p>
          </table:table-cell>
          <table:table-cell office:value-type="float" office:value="-0.00751846">
            <text:p>-0.00751846</text:p>
          </table:table-cell>
          <table:table-cell office:value-type="float" office:value="0.0310063">
            <text:p>0.0310063</text:p>
          </table:table-cell>
          <table:table-cell/>
          <table:table-cell office:value-type="float" office:value="6.94077">
            <text:p>6.94077</text:p>
          </table:table-cell>
          <table:table-cell office:value-type="float" office:value="0.138814">
            <text:p>0.138814</text:p>
          </table:table-cell>
          <table:table-cell office:value-type="float" office:value="-0.157354">
            <text:p>-0.157354</text:p>
          </table:table-cell>
          <table:table-cell office:value-type="float" office:value="0.817494">
            <text:p>0.817494</text:p>
          </table:table-cell>
          <table:table-cell office:value-type="float" office:value="0.216007">
            <text:p>0.216007</text:p>
          </table:table-cell>
          <table:table-cell office:value-type="float" office:value="0.144314">
            <text:p>0.144314</text:p>
          </table:table-cell>
          <table:table-cell office:value-type="float" office:value="-0.252895">
            <text:p>-0.252895</text:p>
          </table:table-cell>
          <table:table-cell office:value-type="float" office:value="-0.0429552">
            <text:p>-0.0429552</text:p>
          </table:table-cell>
          <table:table-cell office:value-type="float" office:value="-0.0111293">
            <text:p>-0.0111293</text:p>
          </table:table-cell>
          <table:table-cell office:value-type="float" office:value="-0.0111367">
            <text:p>-0.0111367</text:p>
          </table:table-cell>
          <table:table-cell office:value-type="float" office:value="-0.00987689">
            <text:p>-0.00987689</text:p>
          </table:table-cell>
          <table:table-cell office:value-type="float" office:value="-0.0107545">
            <text:p>-0.0107545</text:p>
          </table:table-cell>
          <table:table-cell office:value-type="float" office:value="-0.0260782">
            <text:p>-0.0260782</text:p>
          </table:table-cell>
          <table:table-cell office:value-type="float" office:value="0.0421645">
            <text:p>0.0421645</text:p>
          </table:table-cell>
          <table:table-cell/>
          <table:table-cell office:value-type="float" office:value="7.07467">
            <text:p>7.07467</text:p>
          </table:table-cell>
          <table:table-cell office:value-type="float" office:value="0.152267">
            <text:p>0.152267</text:p>
          </table:table-cell>
          <table:table-cell office:value-type="float" office:value="-0.239744">
            <text:p>-0.239744</text:p>
          </table:table-cell>
          <table:table-cell office:value-type="float" office:value="0.780642">
            <text:p>0.780642</text:p>
          </table:table-cell>
          <table:table-cell office:value-type="float" office:value="0.201189">
            <text:p>0.201189</text:p>
          </table:table-cell>
          <table:table-cell office:value-type="float" office:value="0.19526">
            <text:p>0.19526</text:p>
          </table:table-cell>
          <table:table-cell office:value-type="float" office:value="-0.342028">
            <text:p>-0.342028</text:p>
          </table:table-cell>
          <table:table-cell office:value-type="float" office:value="0.000561772">
            <text:p>0.000561772</text:p>
          </table:table-cell>
          <table:table-cell office:value-type="float" office:value="-0.0179249">
            <text:p>-0.0179249</text:p>
          </table:table-cell>
          <table:table-cell office:value-type="float" office:value="-0.00224077">
            <text:p>-0.00224077</text:p>
          </table:table-cell>
          <table:table-cell office:value-type="float" office:value="-0.00649116">
            <text:p>-0.00649116</text:p>
          </table:table-cell>
          <table:table-cell office:value-type="float" office:value="0.178459">
            <text:p>0.178459</text:p>
          </table:table-cell>
          <table:table-cell office:value-type="float" office:value="-0.000652006">
            <text:p>-0.000652006</text:p>
          </table:table-cell>
          <table:table-cell office:value-type="float" office:value="0.04163">
            <text:p>0.04163</text:p>
          </table:table-cell>
          <table:table-cell/>
          <table:table-cell office:value-type="float" office:value="7.03807">
            <text:p>7.03807</text:p>
          </table:table-cell>
          <table:table-cell office:value-type="float" office:value="0.188354">
            <text:p>0.188354</text:p>
          </table:table-cell>
          <table:table-cell office:value-type="float" office:value="-0.14689">
            <text:p>-0.14689</text:p>
          </table:table-cell>
          <table:table-cell office:value-type="float" office:value="0.798936">
            <text:p>0.798936</text:p>
          </table:table-cell>
          <table:table-cell office:value-type="float" office:value="0.211305">
            <text:p>0.211305</text:p>
          </table:table-cell>
          <table:table-cell office:value-type="float" office:value="0.18768">
            <text:p>0.18768</text:p>
          </table:table-cell>
          <table:table-cell office:value-type="float" office:value="-0.249448">
            <text:p>-0.249448</text:p>
          </table:table-cell>
          <table:table-cell office:value-type="float" office:value="-0.00238392">
            <text:p>-0.00238392</text:p>
          </table:table-cell>
          <table:table-cell office:value-type="float" office:value="-0.00882278">
            <text:p>-0.00882278</text:p>
          </table:table-cell>
          <table:table-cell office:value-type="float" office:value="-0.0697985">
            <text:p>-0.0697985</text:p>
          </table:table-cell>
          <table:table-cell office:value-type="float" office:value="0.00542555">
            <text:p>0.00542555</text:p>
          </table:table-cell>
          <table:table-cell office:value-type="float" office:value="0.158808">
            <text:p>0.158808</text:p>
          </table:table-cell>
          <table:table-cell office:value-type="float" office:value="0.185632">
            <text:p>0.185632</text:p>
          </table:table-cell>
          <table:table-cell office:value-type="float" office:value="-0.0872697">
            <text:p>-0.0872697</text:p>
          </table:table-cell>
          <table:table-cell/>
          <table:table-cell office:value-type="float" office:value="6.70681">
            <text:p>6.70681</text:p>
          </table:table-cell>
          <table:table-cell office:value-type="float" office:value="0.108864">
            <text:p>0.108864</text:p>
          </table:table-cell>
          <table:table-cell office:value-type="float" office:value="-0.0978768">
            <text:p>-0.0978768</text:p>
          </table:table-cell>
          <table:table-cell office:value-type="float" office:value="0.818309">
            <text:p>0.818309</text:p>
          </table:table-cell>
          <table:table-cell office:value-type="float" office:value="0.158228">
            <text:p>0.158228</text:p>
          </table:table-cell>
          <table:table-cell office:value-type="float" office:value="0.0553023">
            <text:p>0.0553023</text:p>
          </table:table-cell>
          <table:table-cell office:value-type="float" office:value="-0.107925">
            <text:p>-0.107925</text:p>
          </table:table-cell>
          <table:table-cell office:value-type="float" office:value="0.00406853">
            <text:p>0.00406853</text:p>
          </table:table-cell>
          <table:table-cell office:value-type="float" office:value="0.00678438">
            <text:p>0.00678438</text:p>
          </table:table-cell>
          <table:table-cell office:value-type="float" office:value="-0.000710186">
            <text:p>-0.000710186</text:p>
          </table:table-cell>
          <table:table-cell office:value-type="float" office:value="0.00401864">
            <text:p>0.00401864</text:p>
          </table:table-cell>
          <table:table-cell office:value-type="float" office:value="-0.730309">
            <text:p>-0.730309</text:p>
          </table:table-cell>
          <table:table-cell office:value-type="float" office:value="0.259893">
            <text:p>0.259893</text:p>
          </table:table-cell>
          <table:table-cell office:value-type="float" office:value="-0.0765838">
            <text:p>-0.0765838</text:p>
          </table:table-cell>
        </table:table-row>
        <table:table-row table:style-name="ro2">
          <table:table-cell office:value-type="float" office:value="7.37899">
            <text:p>7.37899</text:p>
          </table:table-cell>
          <table:table-cell office:value-type="float" office:value="0.204758">
            <text:p>0.204758</text:p>
          </table:table-cell>
          <table:table-cell office:value-type="float" office:value="-0.223621">
            <text:p>-0.223621</text:p>
          </table:table-cell>
          <table:table-cell office:value-type="float" office:value="0.811231">
            <text:p>0.811231</text:p>
          </table:table-cell>
          <table:table-cell office:value-type="float" office:value="0.154783">
            <text:p>0.154783</text:p>
          </table:table-cell>
          <table:table-cell office:value-type="float" office:value="0.253997">
            <text:p>0.253997</text:p>
          </table:table-cell>
          <table:table-cell office:value-type="float" office:value="-0.287019">
            <text:p>-0.287019</text:p>
          </table:table-cell>
          <table:table-cell office:value-type="float" office:value="-0.000811373">
            <text:p>-0.000811373</text:p>
          </table:table-cell>
          <table:table-cell office:value-type="float" office:value="-0.110016">
            <text:p>-0.110016</text:p>
          </table:table-cell>
          <table:table-cell office:value-type="float" office:value="0.0154179">
            <text:p>0.0154179</text:p>
          </table:table-cell>
          <table:table-cell office:value-type="float" office:value="0.0174987">
            <text:p>0.0174987</text:p>
          </table:table-cell>
          <table:table-cell office:value-type="float" office:value="0.0791523">
            <text:p>0.0791523</text:p>
          </table:table-cell>
          <table:table-cell office:value-type="float" office:value="-0.0477965">
            <text:p>-0.0477965</text:p>
          </table:table-cell>
          <table:table-cell office:value-type="float" office:value="-0.0142076">
            <text:p>-0.0142076</text:p>
          </table:table-cell>
          <table:table-cell/>
          <table:table-cell office:value-type="float" office:value="7.34056">
            <text:p>7.34056</text:p>
          </table:table-cell>
          <table:table-cell office:value-type="float" office:value="0.132646">
            <text:p>0.132646</text:p>
          </table:table-cell>
          <table:table-cell office:value-type="float" office:value="-0.165974">
            <text:p>-0.165974</text:p>
          </table:table-cell>
          <table:table-cell office:value-type="float" office:value="0.820284">
            <text:p>0.820284</text:p>
          </table:table-cell>
          <table:table-cell office:value-type="float" office:value="0.197758">
            <text:p>0.197758</text:p>
          </table:table-cell>
          <table:table-cell office:value-type="float" office:value="0.185749">
            <text:p>0.185749</text:p>
          </table:table-cell>
          <table:table-cell office:value-type="float" office:value="-0.229693">
            <text:p>-0.229693</text:p>
          </table:table-cell>
          <table:table-cell office:value-type="float" office:value="-0.056572">
            <text:p>-0.056572</text:p>
          </table:table-cell>
          <table:table-cell office:value-type="float" office:value="-0.0154288">
            <text:p>-0.0154288</text:p>
          </table:table-cell>
          <table:table-cell office:value-type="float" office:value="-0.0215623">
            <text:p>-0.0215623</text:p>
          </table:table-cell>
          <table:table-cell office:value-type="float" office:value="0.00697984">
            <text:p>0.00697984</text:p>
          </table:table-cell>
          <table:table-cell office:value-type="float" office:value="0.95512">
            <text:p>0.95512</text:p>
          </table:table-cell>
          <table:table-cell office:value-type="float" office:value="0.733213">
            <text:p>0.733213</text:p>
          </table:table-cell>
          <table:table-cell office:value-type="float" office:value="-0.469356">
            <text:p>-0.469356</text:p>
          </table:table-cell>
          <table:table-cell/>
          <table:table-cell office:value-type="float" office:value="7.23855">
            <text:p>7.23855</text:p>
          </table:table-cell>
          <table:table-cell office:value-type="float" office:value="0.154122">
            <text:p>0.154122</text:p>
          </table:table-cell>
          <table:table-cell office:value-type="float" office:value="-0.240129">
            <text:p>-0.240129</text:p>
          </table:table-cell>
          <table:table-cell office:value-type="float" office:value="0.780696">
            <text:p>0.780696</text:p>
          </table:table-cell>
          <table:table-cell office:value-type="float" office:value="0.193854">
            <text:p>0.193854</text:p>
          </table:table-cell>
          <table:table-cell office:value-type="float" office:value="0.194454">
            <text:p>0.194454</text:p>
          </table:table-cell>
          <table:table-cell office:value-type="float" office:value="-0.344394">
            <text:p>-0.344394</text:p>
          </table:table-cell>
          <table:table-cell office:value-type="float" office:value="0.00581742">
            <text:p>0.00581742</text:p>
          </table:table-cell>
          <table:table-cell office:value-type="float" office:value="0.01132">
            <text:p>0.01132</text:p>
          </table:table-cell>
          <table:table-cell office:value-type="float" office:value="-0.00234761">
            <text:p>-0.00234761</text:p>
          </table:table-cell>
          <table:table-cell office:value-type="float" office:value="0.000330911">
            <text:p>0.000330911</text:p>
          </table:table-cell>
          <table:table-cell office:value-type="float" office:value="-0.0137064">
            <text:p>-0.0137064</text:p>
          </table:table-cell>
          <table:table-cell office:value-type="float" office:value="-0.0561295">
            <text:p>-0.0561295</text:p>
          </table:table-cell>
          <table:table-cell office:value-type="float" office:value="0.157511">
            <text:p>0.157511</text:p>
          </table:table-cell>
          <table:table-cell/>
          <table:table-cell office:value-type="float" office:value="7.10647">
            <text:p>7.10647</text:p>
          </table:table-cell>
          <table:table-cell office:value-type="float" office:value="0.188493">
            <text:p>0.188493</text:p>
          </table:table-cell>
          <table:table-cell office:value-type="float" office:value="-0.150796">
            <text:p>-0.150796</text:p>
          </table:table-cell>
          <table:table-cell office:value-type="float" office:value="0.798899">
            <text:p>0.798899</text:p>
          </table:table-cell>
          <table:table-cell office:value-type="float" office:value="0.208137">
            <text:p>0.208137</text:p>
          </table:table-cell>
          <table:table-cell office:value-type="float" office:value="0.183958">
            <text:p>0.183958</text:p>
          </table:table-cell>
          <table:table-cell office:value-type="float" office:value="-0.254785">
            <text:p>-0.254785</text:p>
          </table:table-cell>
          <table:table-cell office:value-type="float" office:value="0.000652955">
            <text:p>0.000652955</text:p>
          </table:table-cell>
          <table:table-cell office:value-type="float" office:value="0.00203905">
            <text:p>0.00203905</text:p>
          </table:table-cell>
          <table:table-cell office:value-type="float" office:value="-0.057102">
            <text:p>-0.057102</text:p>
          </table:table-cell>
          <table:table-cell office:value-type="float" office:value="-0.000543348">
            <text:p>-0.000543348</text:p>
          </table:table-cell>
          <table:table-cell office:value-type="float" office:value="0.00764092">
            <text:p>0.00764092</text:p>
          </table:table-cell>
          <table:table-cell office:value-type="float" office:value="0.119856">
            <text:p>0.119856</text:p>
          </table:table-cell>
          <table:table-cell office:value-type="float" office:value="-0.0184595">
            <text:p>-0.0184595</text:p>
          </table:table-cell>
          <table:table-cell/>
          <table:table-cell office:value-type="float" office:value="6.77674">
            <text:p>6.77674</text:p>
          </table:table-cell>
          <table:table-cell office:value-type="float" office:value="0.105768">
            <text:p>0.105768</text:p>
          </table:table-cell>
          <table:table-cell office:value-type="float" office:value="-0.0966557">
            <text:p>-0.0966557</text:p>
          </table:table-cell>
          <table:table-cell office:value-type="float" office:value="0.818215">
            <text:p>0.818215</text:p>
          </table:table-cell>
          <table:table-cell office:value-type="float" office:value="0.155215">
            <text:p>0.155215</text:p>
          </table:table-cell>
          <table:table-cell office:value-type="float" office:value="0.0725543">
            <text:p>0.0725543</text:p>
          </table:table-cell>
          <table:table-cell office:value-type="float" office:value="-0.1141">
            <text:p>-0.1141</text:p>
          </table:table-cell>
          <table:table-cell office:value-type="float" office:value="0.0068473">
            <text:p>0.0068473</text:p>
          </table:table-cell>
          <table:table-cell office:value-type="float" office:value="-0.0442818">
            <text:p>-0.0442818</text:p>
          </table:table-cell>
          <table:table-cell office:value-type="float" office:value="0.0174626">
            <text:p>0.0174626</text:p>
          </table:table-cell>
          <table:table-cell table:style-name="ce1" office:value-type="float" office:value="-0.00133642">
            <text:p>-0.00133642</text:p>
          </table:table-cell>
          <table:table-cell office:value-type="float" office:value="0.00109507">
            <text:p>0.00109507</text:p>
          </table:table-cell>
          <table:table-cell office:value-type="float" office:value="-0.0116284">
            <text:p>-0.0116284</text:p>
          </table:table-cell>
          <table:table-cell office:value-type="float" office:value="0.0262689">
            <text:p>0.0262689</text:p>
          </table:table-cell>
        </table:table-row>
        <table:table-row table:style-name="ro2">
          <table:table-cell office:value-type="float" office:value="7.76948">
            <text:p>7.76948</text:p>
          </table:table-cell>
          <table:table-cell office:value-type="float" office:value="0.173867">
            <text:p>0.173867</text:p>
          </table:table-cell>
          <table:table-cell office:value-type="float" office:value="-0.224889">
            <text:p>-0.224889</text:p>
          </table:table-cell>
          <table:table-cell office:value-type="float" office:value="0.815897">
            <text:p>0.815897</text:p>
          </table:table-cell>
          <table:table-cell office:value-type="float" office:value="0.140231">
            <text:p>0.140231</text:p>
          </table:table-cell>
          <table:table-cell office:value-type="float" office:value="0.226215">
            <text:p>0.226215</text:p>
          </table:table-cell>
          <table:table-cell office:value-type="float" office:value="-0.293447">
            <text:p>-0.293447</text:p>
          </table:table-cell>
          <table:table-cell office:value-type="float" office:value="0.0105149">
            <text:p>0.0105149</text:p>
          </table:table-cell>
          <table:table-cell office:value-type="float" office:value="-0.0791072">
            <text:p>-0.0791072</text:p>
          </table:table-cell>
          <table:table-cell office:value-type="float" office:value="-0.00324622">
            <text:p>-0.00324622</text:p>
          </table:table-cell>
          <table:table-cell office:value-type="float" office:value="0.0119508">
            <text:p>0.0119508</text:p>
          </table:table-cell>
          <table:table-cell office:value-type="float" office:value="-0.0773995">
            <text:p>-0.0773995</text:p>
          </table:table-cell>
          <table:table-cell office:value-type="float" office:value="-0.141598">
            <text:p>-0.141598</text:p>
          </table:table-cell>
          <table:table-cell office:value-type="float" office:value="0.190968">
            <text:p>0.190968</text:p>
          </table:table-cell>
          <table:table-cell/>
          <table:table-cell office:value-type="float" office:value="7.37263">
            <text:p>7.37263</text:p>
          </table:table-cell>
          <table:table-cell office:value-type="float" office:value="0.133134">
            <text:p>0.133134</text:p>
          </table:table-cell>
          <table:table-cell office:value-type="float" office:value="-0.165911">
            <text:p>-0.165911</text:p>
          </table:table-cell>
          <table:table-cell office:value-type="float" office:value="0.820025">
            <text:p>0.820025</text:p>
          </table:table-cell>
          <table:table-cell office:value-type="float" office:value="0.196362">
            <text:p>0.196362</text:p>
          </table:table-cell>
          <table:table-cell office:value-type="float" office:value="0.147755">
            <text:p>0.147755</text:p>
          </table:table-cell>
          <table:table-cell office:value-type="float" office:value="-0.259329">
            <text:p>-0.259329</text:p>
          </table:table-cell>
          <table:table-cell office:value-type="float" office:value="-0.0369953">
            <text:p>-0.0369953</text:p>
          </table:table-cell>
          <table:table-cell office:value-type="float" office:value="0.0152048">
            <text:p>0.0152048</text:p>
          </table:table-cell>
          <table:table-cell office:value-type="float" office:value="0.00195397">
            <text:p>0.00195397</text:p>
          </table:table-cell>
          <table:table-cell office:value-type="float" office:value="-0.00807379">
            <text:p>-0.00807379</text:p>
          </table:table-cell>
          <table:table-cell office:value-type="float" office:value="-0.0471651">
            <text:p>-0.0471651</text:p>
          </table:table-cell>
          <table:table-cell office:value-type="float" office:value="-0.0311277">
            <text:p>-0.0311277</text:p>
          </table:table-cell>
          <table:table-cell office:value-type="float" office:value="0.0321423">
            <text:p>0.0321423</text:p>
          </table:table-cell>
          <table:table-cell/>
          <table:table-cell office:value-type="float" office:value="7.474">
            <text:p>7.474</text:p>
          </table:table-cell>
          <table:table-cell office:value-type="float" office:value="0.156028">
            <text:p>0.156028</text:p>
          </table:table-cell>
          <table:table-cell office:value-type="float" office:value="-0.243793">
            <text:p>-0.243793</text:p>
          </table:table-cell>
          <table:table-cell office:value-type="float" office:value="0.789506">
            <text:p>0.789506</text:p>
          </table:table-cell>
          <table:table-cell office:value-type="float" office:value="0.18378">
            <text:p>0.18378</text:p>
          </table:table-cell>
          <table:table-cell office:value-type="float" office:value="0.196223">
            <text:p>0.196223</text:p>
          </table:table-cell>
          <table:table-cell office:value-type="float" office:value="-0.343389">
            <text:p>-0.343389</text:p>
          </table:table-cell>
          <table:table-cell office:value-type="float" office:value="0.00786669">
            <text:p>0.00786669</text:p>
          </table:table-cell>
          <table:table-cell office:value-type="float" office:value="0.0080928">
            <text:p>0.0080928</text:p>
          </table:table-cell>
          <table:table-cell office:value-type="float" office:value="-0.0155634">
            <text:p>-0.0155634</text:p>
          </table:table-cell>
          <table:table-cell office:value-type="float" office:value="0.0374172">
            <text:p>0.0374172</text:p>
          </table:table-cell>
          <table:table-cell office:value-type="float" office:value="-0.0955097">
            <text:p>-0.0955097</text:p>
          </table:table-cell>
          <table:table-cell office:value-type="float" office:value="0.0783254">
            <text:p>0.0783254</text:p>
          </table:table-cell>
          <table:table-cell office:value-type="float" office:value="-0.0865121">
            <text:p>-0.0865121</text:p>
          </table:table-cell>
          <table:table-cell/>
          <table:table-cell office:value-type="float" office:value="7.43848">
            <text:p>7.43848</text:p>
          </table:table-cell>
          <table:table-cell office:value-type="float" office:value="0.190013">
            <text:p>0.190013</text:p>
          </table:table-cell>
          <table:table-cell office:value-type="float" office:value="-0.156542">
            <text:p>-0.156542</text:p>
          </table:table-cell>
          <table:table-cell office:value-type="float" office:value="0.796684">
            <text:p>0.796684</text:p>
          </table:table-cell>
          <table:table-cell office:value-type="float" office:value="0.19342">
            <text:p>0.19342</text:p>
          </table:table-cell>
          <table:table-cell office:value-type="float" office:value="0.191405">
            <text:p>0.191405</text:p>
          </table:table-cell>
          <table:table-cell office:value-type="float" office:value="-0.258466">
            <text:p>-0.258466</text:p>
          </table:table-cell>
          <table:table-cell office:value-type="float" office:value="0.000924453">
            <text:p>0.000924453</text:p>
          </table:table-cell>
          <table:table-cell office:value-type="float" office:value="0.0045759">
            <text:p>0.0045759</text:p>
          </table:table-cell>
          <table:table-cell office:value-type="float" office:value="-0.0173088">
            <text:p>-0.0173088</text:p>
          </table:table-cell>
          <table:table-cell office:value-type="float" office:value="-0.00667206">
            <text:p>-0.00667206</text:p>
          </table:table-cell>
          <table:table-cell office:value-type="float" office:value="-0.0195793">
            <text:p>-0.0195793</text:p>
          </table:table-cell>
          <table:table-cell office:value-type="float" office:value="0.0644659">
            <text:p>0.0644659</text:p>
          </table:table-cell>
          <table:table-cell office:value-type="float" office:value="-0.0279388">
            <text:p>-0.0279388</text:p>
          </table:table-cell>
          <table:table-cell/>
          <table:table-cell office:value-type="float" office:value="7.31562">
            <text:p>7.31562</text:p>
          </table:table-cell>
          <table:table-cell office:value-type="float" office:value="0.0822228">
            <text:p>0.0822228</text:p>
          </table:table-cell>
          <table:table-cell office:value-type="float" office:value="-0.0906222">
            <text:p>-0.0906222</text:p>
          </table:table-cell>
          <table:table-cell office:value-type="float" office:value="0.825123">
            <text:p>0.825123</text:p>
          </table:table-cell>
          <table:table-cell office:value-type="float" office:value="0.133844">
            <text:p>0.133844</text:p>
          </table:table-cell>
          <table:table-cell office:value-type="float" office:value="0.030549">
            <text:p>0.030549</text:p>
          </table:table-cell>
          <table:table-cell office:value-type="float" office:value="-0.113889">
            <text:p>-0.113889</text:p>
          </table:table-cell>
          <table:table-cell office:value-type="float" office:value="0.0216133">
            <text:p>0.0216133</text:p>
          </table:table-cell>
          <table:table-cell office:value-type="float" office:value="-0.0436917">
            <text:p>-0.0436917</text:p>
          </table:table-cell>
          <table:table-cell office:value-type="float" office:value="0.0111963">
            <text:p>0.0111963</text:p>
          </table:table-cell>
          <table:table-cell office:value-type="float" office:value="0.0128195">
            <text:p>0.0128195</text:p>
          </table:table-cell>
          <table:table-cell office:value-type="float" office:value="-0.638466">
            <text:p>-0.638466</text:p>
          </table:table-cell>
          <table:table-cell office:value-type="float" office:value="-0.184684">
            <text:p>-0.184684</text:p>
          </table:table-cell>
          <table:table-cell office:value-type="float" office:value="0.24308">
            <text:p>0.24308</text:p>
          </table:table-cell>
        </table:table-row>
        <table:table-row table:style-name="ro2">
          <table:table-cell office:value-type="float" office:value="7.86894">
            <text:p>7.86894</text:p>
          </table:table-cell>
          <table:table-cell office:value-type="float" office:value="0.165233">
            <text:p>0.165233</text:p>
          </table:table-cell>
          <table:table-cell office:value-type="float" office:value="-0.226612">
            <text:p>-0.226612</text:p>
          </table:table-cell>
          <table:table-cell office:value-type="float" office:value="0.818975">
            <text:p>0.818975</text:p>
          </table:table-cell>
          <table:table-cell office:value-type="float" office:value="0.136748">
            <text:p>0.136748</text:p>
          </table:table-cell>
          <table:table-cell office:value-type="float" office:value="0.221117">
            <text:p>0.221117</text:p>
          </table:table-cell>
          <table:table-cell office:value-type="float" office:value="-0.286988">
            <text:p>-0.286988</text:p>
          </table:table-cell>
          <table:table-cell office:value-type="float" office:value="0.00478602">
            <text:p>0.00478602</text:p>
          </table:table-cell>
          <table:table-cell office:value-type="float" office:value="-0.0868056">
            <text:p>-0.0868056</text:p>
          </table:table-cell>
          <table:table-cell office:value-type="float" office:value="-0.01733">
            <text:p>-0.01733</text:p>
          </table:table-cell>
          <table:table-cell office:value-type="float" office:value="0.030945">
            <text:p>0.030945</text:p>
          </table:table-cell>
          <table:table-cell office:value-type="float" office:value="-0.0011605">
            <text:p>-0.0011605</text:p>
          </table:table-cell>
          <table:table-cell office:value-type="float" office:value="0.118073">
            <text:p>0.118073</text:p>
          </table:table-cell>
          <table:table-cell office:value-type="float" office:value="-0.0953439">
            <text:p>-0.0953439</text:p>
          </table:table-cell>
          <table:table-cell/>
          <table:table-cell office:value-type="float" office:value="7.60917">
            <text:p>7.60917</text:p>
          </table:table-cell>
          <table:table-cell office:value-type="float" office:value="0.134092">
            <text:p>0.134092</text:p>
          </table:table-cell>
          <table:table-cell office:value-type="float" office:value="-0.167191">
            <text:p>-0.167191</text:p>
          </table:table-cell>
          <table:table-cell office:value-type="float" office:value="0.819914">
            <text:p>0.819914</text:p>
          </table:table-cell>
          <table:table-cell office:value-type="float" office:value="0.186371">
            <text:p>0.186371</text:p>
          </table:table-cell>
          <table:table-cell office:value-type="float" office:value="0.154228">
            <text:p>0.154228</text:p>
          </table:table-cell>
          <table:table-cell office:value-type="float" office:value="-0.259157">
            <text:p>-0.259157</text:p>
          </table:table-cell>
          <table:table-cell office:value-type="float" office:value="-0.0352854">
            <text:p>-0.0352854</text:p>
          </table:table-cell>
          <table:table-cell office:value-type="float" office:value="0.00404859">
            <text:p>0.00404859</text:p>
          </table:table-cell>
          <table:table-cell office:value-type="float" office:value="-0.0054088">
            <text:p>-0.0054088</text:p>
          </table:table-cell>
          <table:table-cell office:value-type="float" office:value="-0.000471042">
            <text:p>-0.000471042</text:p>
          </table:table-cell>
          <table:table-cell office:value-type="float" office:value="0.00796392">
            <text:p>0.00796392</text:p>
          </table:table-cell>
          <table:table-cell office:value-type="float" office:value="0.00528585">
            <text:p>0.00528585</text:p>
          </table:table-cell>
          <table:table-cell office:value-type="float" office:value="0.0145685">
            <text:p>0.0145685</text:p>
          </table:table-cell>
          <table:table-cell/>
          <table:table-cell office:value-type="float" office:value="7.70588">
            <text:p>7.70588</text:p>
          </table:table-cell>
          <table:table-cell office:value-type="float" office:value="0.152769">
            <text:p>0.152769</text:p>
          </table:table-cell>
          <table:table-cell office:value-type="float" office:value="-0.243191">
            <text:p>-0.243191</text:p>
          </table:table-cell>
          <table:table-cell office:value-type="float" office:value="0.793531">
            <text:p>0.793531</text:p>
          </table:table-cell>
          <table:table-cell office:value-type="float" office:value="0.17437">
            <text:p>0.17437</text:p>
          </table:table-cell>
          <table:table-cell office:value-type="float" office:value="0.190526">
            <text:p>0.190526</text:p>
          </table:table-cell>
          <table:table-cell office:value-type="float" office:value="-0.343582">
            <text:p>-0.343582</text:p>
          </table:table-cell>
          <table:table-cell office:value-type="float" office:value="0.0161741">
            <text:p>0.0161741</text:p>
          </table:table-cell>
          <table:table-cell office:value-type="float" office:value="-0.014054">
            <text:p>-0.014054</text:p>
          </table:table-cell>
          <table:table-cell office:value-type="float" office:value="0.00259869">
            <text:p>0.00259869</text:p>
          </table:table-cell>
          <table:table-cell office:value-type="float" office:value="0.0173568">
            <text:p>0.0173568</text:p>
          </table:table-cell>
          <table:table-cell office:value-type="float" office:value="-0.186679">
            <text:p>-0.186679</text:p>
          </table:table-cell>
          <table:table-cell office:value-type="float" office:value="0.00984349">
            <text:p>0.00984349</text:p>
          </table:table-cell>
          <table:table-cell office:value-type="float" office:value="0.0667511">
            <text:p>0.0667511</text:p>
          </table:table-cell>
          <table:table-cell/>
          <table:table-cell office:value-type="float" office:value="7.67042">
            <text:p>7.67042</text:p>
          </table:table-cell>
          <table:table-cell office:value-type="float" office:value="0.190021">
            <text:p>0.190021</text:p>
          </table:table-cell>
          <table:table-cell office:value-type="float" office:value="-0.157089">
            <text:p>-0.157089</text:p>
          </table:table-cell>
          <table:table-cell office:value-type="float" office:value="0.793633">
            <text:p>0.793633</text:p>
          </table:table-cell>
          <table:table-cell office:value-type="float" office:value="0.183761">
            <text:p>0.183761</text:p>
          </table:table-cell>
          <table:table-cell office:value-type="float" office:value="0.196888">
            <text:p>0.196888</text:p>
          </table:table-cell>
          <table:table-cell office:value-type="float" office:value="-0.259929">
            <text:p>-0.259929</text:p>
          </table:table-cell>
          <table:table-cell office:value-type="float" office:value="0.0137531">
            <text:p>0.0137531</text:p>
          </table:table-cell>
          <table:table-cell table:style-name="ce1" office:value-type="string">
            <text:p>3.45633e-05</text:p>
          </table:table-cell>
          <table:table-cell office:value-type="float" office:value="-0.0023562">
            <text:p>-0.0023562</text:p>
          </table:table-cell>
          <table:table-cell office:value-type="float" office:value="-0.0131524">
            <text:p>-0.0131524</text:p>
          </table:table-cell>
          <table:table-cell office:value-type="float" office:value="0.0138812">
            <text:p>0.0138812</text:p>
          </table:table-cell>
          <table:table-cell office:value-type="float" office:value="-0.0024172">
            <text:p>-0.0024172</text:p>
          </table:table-cell>
          <table:table-cell office:value-type="float" office:value="0.312757">
            <text:p>0.312757</text:p>
          </table:table-cell>
          <table:table-cell/>
          <table:table-cell office:value-type="float" office:value="7.40747">
            <text:p>7.40747</text:p>
          </table:table-cell>
          <table:table-cell office:value-type="float" office:value="0.0728242">
            <text:p>0.0728242</text:p>
          </table:table-cell>
          <table:table-cell office:value-type="float" office:value="-0.0911518">
            <text:p>-0.0911518</text:p>
          </table:table-cell>
          <table:table-cell office:value-type="float" office:value="0.828351">
            <text:p>0.828351</text:p>
          </table:table-cell>
          <table:table-cell office:value-type="float" office:value="0.130506">
            <text:p>0.130506</text:p>
          </table:table-cell>
          <table:table-cell office:value-type="float" office:value="0.0515709">
            <text:p>0.0515709</text:p>
          </table:table-cell>
          <table:table-cell office:value-type="float" office:value="-0.10833">
            <text:p>-0.10833</text:p>
          </table:table-cell>
          <table:table-cell office:value-type="float" office:value="0.0155691">
            <text:p>0.0155691</text:p>
          </table:table-cell>
          <table:table-cell office:value-type="float" office:value="-0.102332">
            <text:p>-0.102332</text:p>
          </table:table-cell>
          <table:table-cell office:value-type="float" office:value="-0.00576603">
            <text:p>-0.00576603</text:p>
          </table:table-cell>
          <table:table-cell office:value-type="float" office:value="0.0351452">
            <text:p>0.0351452</text:p>
          </table:table-cell>
          <table:table-cell office:value-type="float" office:value="0.412464">
            <text:p>0.412464</text:p>
          </table:table-cell>
          <table:table-cell office:value-type="float" office:value="0.0398296">
            <text:p>0.0398296</text:p>
          </table:table-cell>
          <table:table-cell office:value-type="float" office:value="-0.0901329">
            <text:p>-0.0901329</text:p>
          </table:table-cell>
        </table:table-row>
        <table:table-row table:style-name="ro2">
          <table:table-cell office:value-type="float" office:value="8.07798">
            <text:p>8.07798</text:p>
          </table:table-cell>
          <table:table-cell office:value-type="float" office:value="0.147037">
            <text:p>0.147037</text:p>
          </table:table-cell>
          <table:table-cell office:value-type="float" office:value="-0.225075">
            <text:p>-0.225075</text:p>
          </table:table-cell>
          <table:table-cell office:value-type="float" office:value="0.821278">
            <text:p>0.821278</text:p>
          </table:table-cell>
          <table:table-cell office:value-type="float" office:value="0.129708">
            <text:p>0.129708</text:p>
          </table:table-cell>
          <table:table-cell office:value-type="float" office:value="0.210686">
            <text:p>0.210686</text:p>
          </table:table-cell>
          <table:table-cell office:value-type="float" office:value="-0.288721">
            <text:p>-0.288721</text:p>
          </table:table-cell>
          <table:table-cell office:value-type="float" office:value="0.0100724">
            <text:p>0.0100724</text:p>
          </table:table-cell>
          <table:table-cell office:value-type="float" office:value="-0.0870482">
            <text:p>-0.0870482</text:p>
          </table:table-cell>
          <table:table-cell office:value-type="float" office:value="0.00735171">
            <text:p>0.00735171</text:p>
          </table:table-cell>
          <table:table-cell office:value-type="float" office:value="0.0110145">
            <text:p>0.0110145</text:p>
          </table:table-cell>
          <table:table-cell office:value-type="float" office:value="0.132272">
            <text:p>0.132272</text:p>
          </table:table-cell>
          <table:table-cell office:value-type="float" office:value="-0.0313153">
            <text:p>-0.0313153</text:p>
          </table:table-cell>
          <table:table-cell office:value-type="float" office:value="0.0397334">
            <text:p>0.0397334</text:p>
          </table:table-cell>
          <table:table-cell/>
          <table:table-cell office:value-type="float" office:value="8.04024">
            <text:p>8.04024</text:p>
          </table:table-cell>
          <table:table-cell office:value-type="float" office:value="0.137317">
            <text:p>0.137317</text:p>
          </table:table-cell>
          <table:table-cell office:value-type="float" office:value="-0.16854">
            <text:p>-0.16854</text:p>
          </table:table-cell>
          <table:table-cell office:value-type="float" office:value="0.822418">
            <text:p>0.822418</text:p>
          </table:table-cell>
          <table:table-cell office:value-type="float" office:value="0.169451">
            <text:p>0.169451</text:p>
          </table:table-cell>
          <table:table-cell office:value-type="float" office:value="0.148628">
            <text:p>0.148628</text:p>
          </table:table-cell>
          <table:table-cell office:value-type="float" office:value="-0.232419">
            <text:p>-0.232419</text:p>
          </table:table-cell>
          <table:table-cell office:value-type="float" office:value="-0.0437948">
            <text:p>-0.0437948</text:p>
          </table:table-cell>
          <table:table-cell office:value-type="float" office:value="0.00748162">
            <text:p>0.00748162</text:p>
          </table:table-cell>
          <table:table-cell office:value-type="float" office:value="-0.00313021">
            <text:p>-0.00313021</text:p>
          </table:table-cell>
          <table:table-cell office:value-type="float" office:value="0.00580903">
            <text:p>0.00580903</text:p>
          </table:table-cell>
          <table:table-cell office:value-type="float" office:value="-0.382008">
            <text:p>-0.382008</text:p>
          </table:table-cell>
          <table:table-cell office:value-type="float" office:value="0.649701">
            <text:p>0.649701</text:p>
          </table:table-cell>
          <table:table-cell office:value-type="float" office:value="-0.338999">
            <text:p>-0.338999</text:p>
          </table:table-cell>
          <table:table-cell/>
          <table:table-cell office:value-type="float" office:value="8.03827">
            <text:p>8.03827</text:p>
          </table:table-cell>
          <table:table-cell office:value-type="float" office:value="0.127472">
            <text:p>0.127472</text:p>
          </table:table-cell>
          <table:table-cell office:value-type="float" office:value="-0.241239">
            <text:p>-0.241239</text:p>
          </table:table-cell>
          <table:table-cell office:value-type="float" office:value="0.806675">
            <text:p>0.806675</text:p>
          </table:table-cell>
          <table:table-cell office:value-type="float" office:value="0.161716">
            <text:p>0.161716</text:p>
          </table:table-cell>
          <table:table-cell office:value-type="float" office:value="0.148571">
            <text:p>0.148571</text:p>
          </table:table-cell>
          <table:table-cell office:value-type="float" office:value="-0.322716">
            <text:p>-0.322716</text:p>
          </table:table-cell>
          <table:table-cell office:value-type="float" office:value="0.00138266">
            <text:p>0.00138266</text:p>
          </table:table-cell>
          <table:table-cell office:value-type="float" office:value="-0.0761055">
            <text:p>-0.0761055</text:p>
          </table:table-cell>
          <table:table-cell office:value-type="float" office:value="0.00587063">
            <text:p>0.00587063</text:p>
          </table:table-cell>
          <table:table-cell office:value-type="float" office:value="0.0395446">
            <text:p>0.0395446</text:p>
          </table:table-cell>
          <table:table-cell office:value-type="float" office:value="-0.567502">
            <text:p>-0.567502</text:p>
          </table:table-cell>
          <table:table-cell office:value-type="float" office:value="0.456092">
            <text:p>0.456092</text:p>
          </table:table-cell>
          <table:table-cell office:value-type="float" office:value="-0.664557">
            <text:p>-0.664557</text:p>
          </table:table-cell>
          <table:table-cell/>
          <table:table-cell office:value-type="float" office:value="7.73852">
            <text:p>7.73852</text:p>
          </table:table-cell>
          <table:table-cell office:value-type="float" office:value="0.190087">
            <text:p>0.190087</text:p>
          </table:table-cell>
          <table:table-cell office:value-type="float" office:value="-0.157261">
            <text:p>-0.157261</text:p>
          </table:table-cell>
          <table:table-cell office:value-type="float" office:value="0.794188">
            <text:p>0.794188</text:p>
          </table:table-cell>
          <table:table-cell office:value-type="float" office:value="0.181018">
            <text:p>0.181018</text:p>
          </table:table-cell>
          <table:table-cell office:value-type="float" office:value="0.199205">
            <text:p>0.199205</text:p>
          </table:table-cell>
          <table:table-cell office:value-type="float" office:value="-0.26201">
            <text:p>-0.26201</text:p>
          </table:table-cell>
          <table:table-cell office:value-type="float" office:value="0.00293673">
            <text:p>0.00293673</text:p>
          </table:table-cell>
          <table:table-cell office:value-type="float" office:value="0.000979792">
            <text:p>0.000979792</text:p>
          </table:table-cell>
          <table:table-cell office:value-type="float" office:value="-0.00252079">
            <text:p>-0.00252079</text:p>
          </table:table-cell>
          <table:table-cell office:value-type="float" office:value="0.00814451">
            <text:p>0.00814451</text:p>
          </table:table-cell>
          <table:table-cell office:value-type="float" office:value="0.0352485">
            <text:p>0.0352485</text:p>
          </table:table-cell>
          <table:table-cell office:value-type="float" office:value="-0.0514924">
            <text:p>-0.0514924</text:p>
          </table:table-cell>
          <table:table-cell office:value-type="float" office:value="-0.0209288">
            <text:p>-0.0209288</text:p>
          </table:table-cell>
          <table:table-cell/>
          <table:table-cell office:value-type="float" office:value="7.57487">
            <text:p>7.57487</text:p>
          </table:table-cell>
          <table:table-cell office:value-type="float" office:value="0.0672522">
            <text:p>0.0672522</text:p>
          </table:table-cell>
          <table:table-cell office:value-type="float" office:value="-0.0910009">
            <text:p>-0.0910009</text:p>
          </table:table-cell>
          <table:table-cell office:value-type="float" office:value="0.831709">
            <text:p>0.831709</text:p>
          </table:table-cell>
          <table:table-cell office:value-type="float" office:value="0.124637">
            <text:p>0.124637</text:p>
          </table:table-cell>
          <table:table-cell office:value-type="float" office:value="0.0442452">
            <text:p>0.0442452</text:p>
          </table:table-cell>
          <table:table-cell office:value-type="float" office:value="-0.109985">
            <text:p>-0.109985</text:p>
          </table:table-cell>
          <table:table-cell office:value-type="float" office:value="0.0185214">
            <text:p>0.0185214</text:p>
          </table:table-cell>
          <table:table-cell office:value-type="float" office:value="-0.0332859">
            <text:p>-0.0332859</text:p>
          </table:table-cell>
          <table:table-cell office:value-type="float" office:value="0.000901364">
            <text:p>0.000901364</text:p>
          </table:table-cell>
          <table:table-cell office:value-type="float" office:value="0.0200571">
            <text:p>0.0200571</text:p>
          </table:table-cell>
          <table:table-cell office:value-type="float" office:value="0.151905">
            <text:p>0.151905</text:p>
          </table:table-cell>
          <table:table-cell office:value-type="float" office:value="-0.0362852">
            <text:p>-0.0362852</text:p>
          </table:table-cell>
          <table:table-cell office:value-type="float" office:value="-0.0564338">
            <text:p>-0.0564338</text:p>
          </table:table-cell>
        </table:table-row>
        <table:table-row table:style-name="ro2">
          <table:table-cell office:value-type="float" office:value="8.23845">
            <text:p>8.23845</text:p>
          </table:table-cell>
          <table:table-cell office:value-type="float" office:value="0.136474">
            <text:p>0.136474</text:p>
          </table:table-cell>
          <table:table-cell office:value-type="float" office:value="-0.224702">
            <text:p>-0.224702</text:p>
          </table:table-cell>
          <table:table-cell office:value-type="float" office:value="0.824069">
            <text:p>0.824069</text:p>
          </table:table-cell>
          <table:table-cell office:value-type="float" office:value="0.124551">
            <text:p>0.124551</text:p>
          </table:table-cell>
          <table:table-cell office:value-type="float" office:value="0.186854">
            <text:p>0.186854</text:p>
          </table:table-cell>
          <table:table-cell office:value-type="float" office:value="-0.288543">
            <text:p>-0.288543</text:p>
          </table:table-cell>
          <table:table-cell office:value-type="float" office:value="0.0136396">
            <text:p>0.0136396</text:p>
          </table:table-cell>
          <table:table-cell office:value-type="float" office:value="-0.0658222">
            <text:p>-0.0658222</text:p>
          </table:table-cell>
          <table:table-cell office:value-type="float" office:value="0.00232648">
            <text:p>0.00232648</text:p>
          </table:table-cell>
          <table:table-cell office:value-type="float" office:value="0.0173906">
            <text:p>0.0173906</text:p>
          </table:table-cell>
          <table:table-cell office:value-type="float" office:value="-0.342936">
            <text:p>-0.342936</text:p>
          </table:table-cell>
          <table:table-cell office:value-type="float" office:value="-0.0236256">
            <text:p>-0.0236256</text:p>
          </table:table-cell>
          <table:table-cell office:value-type="float" office:value="0.0484888">
            <text:p>0.0484888</text:p>
          </table:table-cell>
          <table:table-cell/>
          <table:table-cell office:value-type="float" office:value="8.0769">
            <text:p>8.0769</text:p>
          </table:table-cell>
          <table:table-cell office:value-type="float" office:value="0.137077">
            <text:p>0.137077</text:p>
          </table:table-cell>
          <table:table-cell office:value-type="float" office:value="-0.167782">
            <text:p>-0.167782</text:p>
          </table:table-cell>
          <table:table-cell office:value-type="float" office:value="0.822175">
            <text:p>0.822175</text:p>
          </table:table-cell>
          <table:table-cell office:value-type="float" office:value="0.168085">
            <text:p>0.168085</text:p>
          </table:table-cell>
          <table:table-cell office:value-type="float" office:value="0.16296">
            <text:p>0.16296</text:p>
          </table:table-cell>
          <table:table-cell office:value-type="float" office:value="-0.259247">
            <text:p>-0.259247</text:p>
          </table:table-cell>
          <table:table-cell office:value-type="float" office:value="-0.028318">
            <text:p>-0.028318</text:p>
          </table:table-cell>
          <table:table-cell office:value-type="float" office:value="-0.00652434">
            <text:p>-0.00652434</text:p>
          </table:table-cell>
          <table:table-cell office:value-type="float" office:value="0.0206905">
            <text:p>0.0206905</text:p>
          </table:table-cell>
          <table:table-cell office:value-type="float" office:value="-0.00662006">
            <text:p>-0.00662006</text:p>
          </table:table-cell>
          <table:table-cell office:value-type="float" office:value="-0.0164927">
            <text:p>-0.0164927</text:p>
          </table:table-cell>
          <table:table-cell office:value-type="float" office:value="-0.0646233">
            <text:p>-0.0646233</text:p>
          </table:table-cell>
          <table:table-cell office:value-type="float" office:value="0.0583328">
            <text:p>0.0583328</text:p>
          </table:table-cell>
          <table:table-cell/>
          <table:table-cell office:value-type="float" office:value="8.07392">
            <text:p>8.07392</text:p>
          </table:table-cell>
          <table:table-cell office:value-type="float" office:value="0.124038">
            <text:p>0.124038</text:p>
          </table:table-cell>
          <table:table-cell office:value-type="float" office:value="-0.240451">
            <text:p>-0.240451</text:p>
          </table:table-cell>
          <table:table-cell office:value-type="float" office:value="0.807241">
            <text:p>0.807241</text:p>
          </table:table-cell>
          <table:table-cell office:value-type="float" office:value="0.160415">
            <text:p>0.160415</text:p>
          </table:table-cell>
          <table:table-cell office:value-type="float" office:value="0.169317">
            <text:p>0.169317</text:p>
          </table:table-cell>
          <table:table-cell office:value-type="float" office:value="-0.339766">
            <text:p>-0.339766</text:p>
          </table:table-cell>
          <table:table-cell office:value-type="float" office:value="0.0281087">
            <text:p>0.0281087</text:p>
          </table:table-cell>
          <table:table-cell office:value-type="float" office:value="-0.0963358">
            <text:p>-0.0963358</text:p>
          </table:table-cell>
          <table:table-cell office:value-type="float" office:value="0.0221294">
            <text:p>0.0221294</text:p>
          </table:table-cell>
          <table:table-cell office:value-type="float" office:value="0.0158545">
            <text:p>0.0158545</text:p>
          </table:table-cell>
          <table:table-cell office:value-type="float" office:value="0.0610088">
            <text:p>0.0610088</text:p>
          </table:table-cell>
          <table:table-cell office:value-type="float" office:value="-0.0199209">
            <text:p>-0.0199209</text:p>
          </table:table-cell>
          <table:table-cell office:value-type="float" office:value="0.0318854">
            <text:p>0.0318854</text:p>
          </table:table-cell>
          <table:table-cell/>
          <table:table-cell office:value-type="float" office:value="7.87034">
            <text:p>7.87034</text:p>
          </table:table-cell>
          <table:table-cell office:value-type="float" office:value="0.190829">
            <text:p>0.190829</text:p>
          </table:table-cell>
          <table:table-cell office:value-type="float" office:value="-0.158488">
            <text:p>-0.158488</text:p>
          </table:table-cell>
          <table:table-cell office:value-type="float" office:value="0.794897">
            <text:p>0.794897</text:p>
          </table:table-cell>
          <table:table-cell office:value-type="float" office:value="0.175824">
            <text:p>0.175824</text:p>
          </table:table-cell>
          <table:table-cell office:value-type="float" office:value="0.199633">
            <text:p>0.199633</text:p>
          </table:table-cell>
          <table:table-cell office:value-type="float" office:value="-0.260662">
            <text:p>-0.260662</text:p>
          </table:table-cell>
          <table:table-cell office:value-type="float" office:value="0.00504307">
            <text:p>0.00504307</text:p>
          </table:table-cell>
          <table:table-cell office:value-type="float" office:value="0.00562622">
            <text:p>0.00562622</text:p>
          </table:table-cell>
          <table:table-cell office:value-type="float" office:value="-0.00930847">
            <text:p>-0.00930847</text:p>
          </table:table-cell>
          <table:table-cell office:value-type="float" office:value="0.00538569">
            <text:p>0.00538569</text:p>
          </table:table-cell>
          <table:table-cell office:value-type="float" office:value="-0.0400778">
            <text:p>-0.0400778</text:p>
          </table:table-cell>
          <table:table-cell office:value-type="float" office:value="0.0178909">
            <text:p>0.0178909</text:p>
          </table:table-cell>
          <table:table-cell office:value-type="float" office:value="-0.0105585">
            <text:p>-0.0105585</text:p>
          </table:table-cell>
          <table:table-cell/>
          <table:table-cell office:value-type="float" office:value="7.67463">
            <text:p>7.67463</text:p>
          </table:table-cell>
          <table:table-cell office:value-type="float" office:value="0.0654434">
            <text:p>0.0654434</text:p>
          </table:table-cell>
          <table:table-cell office:value-type="float" office:value="-0.0912721">
            <text:p>-0.0912721</text:p>
          </table:table-cell>
          <table:table-cell office:value-type="float" office:value="0.833148">
            <text:p>0.833148</text:p>
          </table:table-cell>
          <table:table-cell office:value-type="float" office:value="0.121265">
            <text:p>0.121265</text:p>
          </table:table-cell>
          <table:table-cell office:value-type="float" office:value="0.0365176">
            <text:p>0.0365176</text:p>
          </table:table-cell>
          <table:table-cell office:value-type="float" office:value="-0.107281">
            <text:p>-0.107281</text:p>
          </table:table-cell>
          <table:table-cell office:value-type="float" office:value="0.0193204">
            <text:p>0.0193204</text:p>
          </table:table-cell>
          <table:table-cell office:value-type="float" office:value="-0.0181315">
            <text:p>-0.0181315</text:p>
          </table:table-cell>
          <table:table-cell office:value-type="float" office:value="-0.00271853">
            <text:p>-0.00271853</text:p>
          </table:table-cell>
          <table:table-cell office:value-type="float" office:value="0.0144271">
            <text:p>0.0144271</text:p>
          </table:table-cell>
          <table:table-cell office:value-type="float" office:value="-0.078934">
            <text:p>-0.078934</text:p>
          </table:table-cell>
          <table:table-cell office:value-type="float" office:value="0.0596451">
            <text:p>0.0596451</text:p>
          </table:table-cell>
          <table:table-cell office:value-type="float" office:value="-0.0573504">
            <text:p>-0.0573504</text:p>
          </table:table-cell>
        </table:table-row>
        <table:table-row table:style-name="ro2">
          <table:table-cell office:value-type="float" office:value="8.36971">
            <text:p>8.36971</text:p>
          </table:table-cell>
          <table:table-cell office:value-type="float" office:value="0.121926">
            <text:p>0.121926</text:p>
          </table:table-cell>
          <table:table-cell office:value-type="float" office:value="-0.224804">
            <text:p>-0.224804</text:p>
          </table:table-cell>
          <table:table-cell office:value-type="float" office:value="0.827187">
            <text:p>0.827187</text:p>
          </table:table-cell>
          <table:table-cell office:value-type="float" office:value="0.120485">
            <text:p>0.120485</text:p>
          </table:table-cell>
          <table:table-cell office:value-type="float" office:value="0.176326">
            <text:p>0.176326</text:p>
          </table:table-cell>
          <table:table-cell office:value-type="float" office:value="-0.28509">
            <text:p>-0.28509</text:p>
          </table:table-cell>
          <table:table-cell office:value-type="float" office:value="0.0146158">
            <text:p>0.0146158</text:p>
          </table:table-cell>
          <table:table-cell office:value-type="float" office:value="-0.110837">
            <text:p>-0.110837</text:p>
          </table:table-cell>
          <table:table-cell office:value-type="float" office:value="-0.000774659">
            <text:p>-0.000774659</text:p>
          </table:table-cell>
          <table:table-cell office:value-type="float" office:value="0.0237554">
            <text:p>0.0237554</text:p>
          </table:table-cell>
          <table:table-cell office:value-type="float" office:value="-0.168441">
            <text:p>-0.168441</text:p>
          </table:table-cell>
          <table:table-cell office:value-type="float" office:value="0.0821508">
            <text:p>0.0821508</text:p>
          </table:table-cell>
          <table:table-cell office:value-type="float" office:value="-0.0235005">
            <text:p>-0.0235005</text:p>
          </table:table-cell>
          <table:table-cell/>
          <table:table-cell office:value-type="float" office:value="8.24059">
            <text:p>8.24059</text:p>
          </table:table-cell>
          <table:table-cell office:value-type="float" office:value="0.135568">
            <text:p>0.135568</text:p>
          </table:table-cell>
          <table:table-cell office:value-type="float" office:value="-0.166126">
            <text:p>-0.166126</text:p>
          </table:table-cell>
          <table:table-cell office:value-type="float" office:value="0.822654">
            <text:p>0.822654</text:p>
          </table:table-cell>
          <table:table-cell office:value-type="float" office:value="0.162118">
            <text:p>0.162118</text:p>
          </table:table-cell>
          <table:table-cell office:value-type="float" office:value="0.165961">
            <text:p>0.165961</text:p>
          </table:table-cell>
          <table:table-cell office:value-type="float" office:value="-0.25859">
            <text:p>-0.25859</text:p>
          </table:table-cell>
          <table:table-cell office:value-type="float" office:value="-0.0271775">
            <text:p>-0.0271775</text:p>
          </table:table-cell>
          <table:table-cell office:value-type="float" office:value="-0.00922398">
            <text:p>-0.00922398</text:p>
          </table:table-cell>
          <table:table-cell office:value-type="float" office:value="0.0101125">
            <text:p>0.0101125</text:p>
          </table:table-cell>
          <table:table-cell office:value-type="float" office:value="0.00292825">
            <text:p>0.00292825</text:p>
          </table:table-cell>
          <table:table-cell office:value-type="float" office:value="0.0371263">
            <text:p>0.0371263</text:p>
          </table:table-cell>
          <table:table-cell office:value-type="float" office:value="-0.0743364">
            <text:p>-0.0743364</text:p>
          </table:table-cell>
          <table:table-cell office:value-type="float" office:value="0.0268786">
            <text:p>0.0268786</text:p>
          </table:table-cell>
          <table:table-cell/>
          <table:table-cell office:value-type="float" office:value="8.54187">
            <text:p>8.54187</text:p>
          </table:table-cell>
          <table:table-cell office:value-type="float" office:value="0.0923168">
            <text:p>0.0923168</text:p>
          </table:table-cell>
          <table:table-cell office:value-type="float" office:value="-0.234457">
            <text:p>-0.234457</text:p>
          </table:table-cell>
          <table:table-cell office:value-type="float" office:value="0.821642">
            <text:p>0.821642</text:p>
          </table:table-cell>
          <table:table-cell office:value-type="float" office:value="0.144272">
            <text:p>0.144272</text:p>
          </table:table-cell>
          <table:table-cell office:value-type="float" office:value="-0.207501">
            <text:p>-0.207501</text:p>
          </table:table-cell>
          <table:table-cell office:value-type="float" office:value="-0.230653">
            <text:p>-0.230653</text:p>
          </table:table-cell>
          <table:table-cell office:value-type="float" office:value="0.0425327">
            <text:p>0.0425327</text:p>
          </table:table-cell>
          <table:table-cell office:value-type="float" office:value="-0.0677865">
            <text:p>-0.0677865</text:p>
          </table:table-cell>
          <table:table-cell office:value-type="float" office:value="0.0128073">
            <text:p>0.0128073</text:p>
          </table:table-cell>
          <table:table-cell office:value-type="float" office:value="0.0307754">
            <text:p>0.0307754</text:p>
          </table:table-cell>
          <table:table-cell office:value-type="float" office:value="-8.63132">
            <text:p>-8.63132</text:p>
          </table:table-cell>
          <table:table-cell office:value-type="float" office:value="2.52293">
            <text:p>2.52293</text:p>
          </table:table-cell>
          <table:table-cell office:value-type="float" office:value="0.00597333">
            <text:p>0.00597333</text:p>
          </table:table-cell>
          <table:table-cell/>
          <table:table-cell office:value-type="float" office:value="8.22448">
            <text:p>8.22448</text:p>
          </table:table-cell>
          <table:table-cell office:value-type="float" office:value="0.187795">
            <text:p>0.187795</text:p>
          </table:table-cell>
          <table:table-cell office:value-type="float" office:value="-0.15954">
            <text:p>-0.15954</text:p>
          </table:table-cell>
          <table:table-cell office:value-type="float" office:value="0.795481">
            <text:p>0.795481</text:p>
          </table:table-cell>
          <table:table-cell office:value-type="float" office:value="0.162596">
            <text:p>0.162596</text:p>
          </table:table-cell>
          <table:table-cell office:value-type="float" office:value="0.199955">
            <text:p>0.199955</text:p>
          </table:table-cell>
          <table:table-cell office:value-type="float" office:value="-0.259699">
            <text:p>-0.259699</text:p>
          </table:table-cell>
          <table:table-cell office:value-type="float" office:value="0.00494924">
            <text:p>0.00494924</text:p>
          </table:table-cell>
          <table:table-cell office:value-type="float" office:value="-0.00856718">
            <text:p>-0.00856718</text:p>
          </table:table-cell>
          <table:table-cell office:value-type="float" office:value="-0.00297247">
            <text:p>-0.00297247</text:p>
          </table:table-cell>
          <table:table-cell office:value-type="float" office:value="0.00164645">
            <text:p>0.00164645</text:p>
          </table:table-cell>
          <table:table-cell office:value-type="float" office:value="-0.0764968">
            <text:p>-0.0764968</text:p>
          </table:table-cell>
          <table:table-cell office:value-type="float" office:value="0.0350397">
            <text:p>0.0350397</text:p>
          </table:table-cell>
          <table:table-cell office:value-type="float" office:value="-0.0927103">
            <text:p>-0.0927103</text:p>
          </table:table-cell>
          <table:table-cell/>
          <table:table-cell office:value-type="float" office:value="7.85816">
            <text:p>7.85816</text:p>
          </table:table-cell>
          <table:table-cell office:value-type="float" office:value="0.0594568">
            <text:p>0.0594568</text:p>
          </table:table-cell>
          <table:table-cell office:value-type="float" office:value="-0.089762">
            <text:p>-0.089762</text:p>
          </table:table-cell>
          <table:table-cell office:value-type="float" office:value="0.833864">
            <text:p>0.833864</text:p>
          </table:table-cell>
          <table:table-cell office:value-type="float" office:value="0.115299">
            <text:p>0.115299</text:p>
          </table:table-cell>
          <table:table-cell office:value-type="float" office:value="0.0365288">
            <text:p>0.0365288</text:p>
          </table:table-cell>
          <table:table-cell office:value-type="float" office:value="-0.102402">
            <text:p>-0.102402</text:p>
          </table:table-cell>
          <table:table-cell office:value-type="float" office:value="0.0177837">
            <text:p>0.0177837</text:p>
          </table:table-cell>
          <table:table-cell office:value-type="float" office:value="-0.0326185">
            <text:p>-0.0326185</text:p>
          </table:table-cell>
          <table:table-cell office:value-type="float" office:value="0.00822833">
            <text:p>0.00822833</text:p>
          </table:table-cell>
          <table:table-cell office:value-type="float" office:value="0.00390146">
            <text:p>0.00390146</text:p>
          </table:table-cell>
          <table:table-cell office:value-type="float" office:value="0.11447">
            <text:p>0.11447</text:p>
          </table:table-cell>
          <table:table-cell office:value-type="float" office:value="0.126521">
            <text:p>0.126521</text:p>
          </table:table-cell>
          <table:table-cell office:value-type="float" office:value="-0.0908844">
            <text:p>-0.0908844</text:p>
          </table:table-cell>
        </table:table-row>
        <table:table-row table:style-name="ro2">
          <table:table-cell office:value-type="float" office:value="8.56987">
            <text:p>8.56987</text:p>
          </table:table-cell>
          <table:table-cell office:value-type="float" office:value="0.0929921">
            <text:p>0.0929921</text:p>
          </table:table-cell>
          <table:table-cell office:value-type="float" office:value="-0.221668">
            <text:p>-0.221668</text:p>
          </table:table-cell>
          <table:table-cell office:value-type="float" office:value="0.831">
            <text:p>0.831</text:p>
          </table:table-cell>
          <table:table-cell office:value-type="float" office:value="0.114539">
            <text:p>0.114539</text:p>
          </table:table-cell>
          <table:table-cell office:value-type="float" office:value="0.156875">
            <text:p>0.156875</text:p>
          </table:table-cell>
          <table:table-cell office:value-type="float" office:value="-0.284909">
            <text:p>-0.284909</text:p>
          </table:table-cell>
          <table:table-cell office:value-type="float" office:value="0.0177254">
            <text:p>0.0177254</text:p>
          </table:table-cell>
          <table:table-cell office:value-type="float" office:value="-0.144552">
            <text:p>-0.144552</text:p>
          </table:table-cell>
          <table:table-cell office:value-type="float" office:value="0.0156687">
            <text:p>0.0156687</text:p>
          </table:table-cell>
          <table:table-cell office:value-type="float" office:value="0.0190515">
            <text:p>0.0190515</text:p>
          </table:table-cell>
          <table:table-cell office:value-type="float" office:value="0.106846">
            <text:p>0.106846</text:p>
          </table:table-cell>
          <table:table-cell office:value-type="float" office:value="-0.0385278">
            <text:p>-0.0385278</text:p>
          </table:table-cell>
          <table:table-cell office:value-type="float" office:value="-0.0277014">
            <text:p>-0.0277014</text:p>
          </table:table-cell>
          <table:table-cell/>
          <table:table-cell office:value-type="float" office:value="8.42521">
            <text:p>8.42521</text:p>
          </table:table-cell>
          <table:table-cell office:value-type="float" office:value="0.13513">
            <text:p>0.13513</text:p>
          </table:table-cell>
          <table:table-cell office:value-type="float" office:value="-0.166793">
            <text:p>-0.166793</text:p>
          </table:table-cell>
          <table:table-cell office:value-type="float" office:value="0.824111">
            <text:p>0.824111</text:p>
          </table:table-cell>
          <table:table-cell office:value-type="float" office:value="0.155643">
            <text:p>0.155643</text:p>
          </table:table-cell>
          <table:table-cell office:value-type="float" office:value="0.160857">
            <text:p>0.160857</text:p>
          </table:table-cell>
          <table:table-cell office:value-type="float" office:value="-0.255116">
            <text:p>-0.255116</text:p>
          </table:table-cell>
          <table:table-cell office:value-type="float" office:value="-0.0258706">
            <text:p>-0.0258706</text:p>
          </table:table-cell>
          <table:table-cell office:value-type="float" office:value="-0.00236961">
            <text:p>-0.00236961</text:p>
          </table:table-cell>
          <table:table-cell office:value-type="float" office:value="-0.00361173">
            <text:p>-0.00361173</text:p>
          </table:table-cell>
          <table:table-cell office:value-type="float" office:value="0.00789066">
            <text:p>0.00789066</text:p>
          </table:table-cell>
          <table:table-cell office:value-type="float" office:value="-0.154899">
            <text:p>-0.154899</text:p>
          </table:table-cell>
          <table:table-cell office:value-type="float" office:value="0.0451627">
            <text:p>0.0451627</text:p>
          </table:table-cell>
          <table:table-cell office:value-type="float" office:value="-0.0164734">
            <text:p>-0.0164734</text:p>
          </table:table-cell>
          <table:table-cell/>
          <table:table-cell office:value-type="float" office:value="8.57362">
            <text:p>8.57362</text:p>
          </table:table-cell>
          <table:table-cell office:value-type="float" office:value="0.0814661">
            <text:p>0.0814661</text:p>
          </table:table-cell>
          <table:table-cell office:value-type="float" office:value="-0.231508">
            <text:p>-0.231508</text:p>
          </table:table-cell>
          <table:table-cell office:value-type="float" office:value="0.822625">
            <text:p>0.822625</text:p>
          </table:table-cell>
          <table:table-cell office:value-type="float" office:value="0.143237">
            <text:p>0.143237</text:p>
          </table:table-cell>
          <table:table-cell office:value-type="float" office:value="0.152983">
            <text:p>0.152983</text:p>
          </table:table-cell>
          <table:table-cell office:value-type="float" office:value="-0.337597">
            <text:p>-0.337597</text:p>
          </table:table-cell>
          <table:table-cell office:value-type="float" office:value="0.0418472">
            <text:p>0.0418472</text:p>
          </table:table-cell>
          <table:table-cell office:value-type="float" office:value="-0.341797">
            <text:p>-0.341797</text:p>
          </table:table-cell>
          <table:table-cell office:value-type="float" office:value="0.0929005">
            <text:p>0.0929005</text:p>
          </table:table-cell>
          <table:table-cell office:value-type="float" office:value="0.030965">
            <text:p>0.030965</text:p>
          </table:table-cell>
          <table:table-cell office:value-type="float" office:value="1.10108">
            <text:p>1.10108</text:p>
          </table:table-cell>
          <table:table-cell office:value-type="float" office:value="-0.358671">
            <text:p>-0.358671</text:p>
          </table:table-cell>
          <table:table-cell office:value-type="float" office:value="-0.0350957">
            <text:p>-0.0350957</text:p>
          </table:table-cell>
          <table:table-cell/>
          <table:table-cell office:value-type="float" office:value="8.33818">
            <text:p>8.33818</text:p>
          </table:table-cell>
          <table:table-cell office:value-type="float" office:value="0.185832">
            <text:p>0.185832</text:p>
          </table:table-cell>
          <table:table-cell office:value-type="float" office:value="-0.159425">
            <text:p>-0.159425</text:p>
          </table:table-cell>
          <table:table-cell office:value-type="float" office:value="0.794469">
            <text:p>0.794469</text:p>
          </table:table-cell>
          <table:table-cell office:value-type="float" office:value="0.158563">
            <text:p>0.158563</text:p>
          </table:table-cell>
          <table:table-cell office:value-type="float" office:value="0.193755">
            <text:p>0.193755</text:p>
          </table:table-cell>
          <table:table-cell office:value-type="float" office:value="-0.263876">
            <text:p>-0.263876</text:p>
          </table:table-cell>
          <table:table-cell office:value-type="float" office:value="0.0218929">
            <text:p>0.0218929</text:p>
          </table:table-cell>
          <table:table-cell office:value-type="float" office:value="-0.0172651">
            <text:p>-0.0172651</text:p>
          </table:table-cell>
          <table:table-cell office:value-type="float" office:value="0.00101164">
            <text:p>0.00101164</text:p>
          </table:table-cell>
          <table:table-cell office:value-type="float" office:value="-0.00889497">
            <text:p>-0.00889497</text:p>
          </table:table-cell>
          <table:table-cell office:value-type="float" office:value="-0.204361">
            <text:p>-0.204361</text:p>
          </table:table-cell>
          <table:table-cell office:value-type="float" office:value="-0.0817811">
            <text:p>-0.0817811</text:p>
          </table:table-cell>
          <table:table-cell office:value-type="float" office:value="0.337923">
            <text:p>0.337923</text:p>
          </table:table-cell>
          <table:table-cell/>
          <table:table-cell office:value-type="float" office:value="7.94281">
            <text:p>7.94281</text:p>
          </table:table-cell>
          <table:table-cell office:value-type="float" office:value="0.0575159">
            <text:p>0.0575159</text:p>
          </table:table-cell>
          <table:table-cell office:value-type="float" office:value="-0.0881588">
            <text:p>-0.0881588</text:p>
          </table:table-cell>
          <table:table-cell office:value-type="float" office:value="0.833543">
            <text:p>0.833543</text:p>
          </table:table-cell>
          <table:table-cell office:value-type="float" office:value="0.112647">
            <text:p>0.112647</text:p>
          </table:table-cell>
          <table:table-cell office:value-type="float" office:value="0.0309827">
            <text:p>0.0309827</text:p>
          </table:table-cell>
          <table:table-cell office:value-type="float" office:value="-0.104988">
            <text:p>-0.104988</text:p>
          </table:table-cell>
          <table:table-cell office:value-type="float" office:value="0.0210993">
            <text:p>0.0210993</text:p>
          </table:table-cell>
          <table:table-cell office:value-type="float" office:value="-0.0229286">
            <text:p>-0.0229286</text:p>
          </table:table-cell>
          <table:table-cell office:value-type="float" office:value="0.0189383">
            <text:p>0.0189383</text:p>
          </table:table-cell>
          <table:table-cell office:value-type="float" office:value="-0.00379191">
            <text:p>-0.00379191</text:p>
          </table:table-cell>
          <table:table-cell office:value-type="float" office:value="-0.0297999">
            <text:p>-0.0297999</text:p>
          </table:table-cell>
          <table:table-cell office:value-type="float" office:value="-0.0291103">
            <text:p>-0.0291103</text:p>
          </table:table-cell>
          <table:table-cell office:value-type="float" office:value="0.0406858">
            <text:p>0.0406858</text:p>
          </table:table-cell>
        </table:table-row>
        <table:table-row table:style-name="ro2">
          <table:table-cell office:value-type="float" office:value="9.07078">
            <text:p>9.07078</text:p>
          </table:table-cell>
          <table:table-cell office:value-type="float" office:value="0.0473938">
            <text:p>0.0473938</text:p>
          </table:table-cell>
          <table:table-cell office:value-type="float" office:value="-0.223486">
            <text:p>-0.223486</text:p>
          </table:table-cell>
          <table:table-cell office:value-type="float" office:value="0.833593">
            <text:p>0.833593</text:p>
          </table:table-cell>
          <table:table-cell office:value-type="float" office:value="0.100914">
            <text:p>0.100914</text:p>
          </table:table-cell>
          <table:table-cell office:value-type="float" office:value="0.117063">
            <text:p>0.117063</text:p>
          </table:table-cell>
          <table:table-cell office:value-type="float" office:value="-0.286975">
            <text:p>-0.286975</text:p>
          </table:table-cell>
          <table:table-cell office:value-type="float" office:value="0.0198421">
            <text:p>0.0198421</text:p>
          </table:table-cell>
          <table:table-cell office:value-type="float" office:value="-0.0910326">
            <text:p>-0.0910326</text:p>
          </table:table-cell>
          <table:table-cell office:value-type="float" office:value="-0.00362993">
            <text:p>-0.00362993</text:p>
          </table:table-cell>
          <table:table-cell office:value-type="float" office:value="0.00517585">
            <text:p>0.00517585</text:p>
          </table:table-cell>
          <table:table-cell office:value-type="float" office:value="-0.0211664">
            <text:p>-0.0211664</text:p>
          </table:table-cell>
          <table:table-cell office:value-type="float" office:value="0.00395088">
            <text:p>0.00395088</text:p>
          </table:table-cell>
          <table:table-cell office:value-type="float" office:value="0.00148257">
            <text:p>0.00148257</text:p>
          </table:table-cell>
          <table:table-cell/>
          <table:table-cell office:value-type="float" office:value="8.64466">
            <text:p>8.64466</text:p>
          </table:table-cell>
          <table:table-cell office:value-type="float" office:value="0.12715">
            <text:p>0.12715</text:p>
          </table:table-cell>
          <table:table-cell office:value-type="float" office:value="-0.165411">
            <text:p>-0.165411</text:p>
          </table:table-cell>
          <table:table-cell office:value-type="float" office:value="0.825049">
            <text:p>0.825049</text:p>
          </table:table-cell>
          <table:table-cell office:value-type="float" office:value="0.148281">
            <text:p>0.148281</text:p>
          </table:table-cell>
          <table:table-cell office:value-type="float" office:value="0.15362">
            <text:p>0.15362</text:p>
          </table:table-cell>
          <table:table-cell office:value-type="float" office:value="-0.254768">
            <text:p>-0.254768</text:p>
          </table:table-cell>
          <table:table-cell office:value-type="float" office:value="-0.0214811">
            <text:p>-0.0214811</text:p>
          </table:table-cell>
          <table:table-cell office:value-type="float" office:value="-0.0363621">
            <text:p>-0.0363621</text:p>
          </table:table-cell>
          <table:table-cell office:value-type="float" office:value="0.00629922">
            <text:p>0.00629922</text:p>
          </table:table-cell>
          <table:table-cell office:value-type="float" office:value="0.00427557">
            <text:p>0.00427557</text:p>
          </table:table-cell>
          <table:table-cell office:value-type="float" office:value="-0.138636">
            <text:p>-0.138636</text:p>
          </table:table-cell>
          <table:table-cell office:value-type="float" office:value="-0.0113292">
            <text:p>-0.0113292</text:p>
          </table:table-cell>
          <table:table-cell office:value-type="float" office:value="0.0409044">
            <text:p>0.0409044</text:p>
          </table:table-cell>
          <table:table-cell/>
          <table:table-cell office:value-type="float" office:value="8.80858">
            <text:p>8.80858</text:p>
          </table:table-cell>
          <table:table-cell office:value-type="float" office:value="0.0619431">
            <text:p>0.0619431</text:p>
          </table:table-cell>
          <table:table-cell office:value-type="float" office:value="-0.229481">
            <text:p>-0.229481</text:p>
          </table:table-cell>
          <table:table-cell office:value-type="float" office:value="0.827963">
            <text:p>0.827963</text:p>
          </table:table-cell>
          <table:table-cell office:value-type="float" office:value="0.135809">
            <text:p>0.135809</text:p>
          </table:table-cell>
          <table:table-cell office:value-type="float" office:value="0.120508">
            <text:p>0.120508</text:p>
          </table:table-cell>
          <table:table-cell office:value-type="float" office:value="-0.32746">
            <text:p>-0.32746</text:p>
          </table:table-cell>
          <table:table-cell office:value-type="float" office:value="0.0455829">
            <text:p>0.0455829</text:p>
          </table:table-cell>
          <table:table-cell office:value-type="float" office:value="-0.0830924">
            <text:p>-0.0830924</text:p>
          </table:table-cell>
          <table:table-cell office:value-type="float" office:value="0.00862856">
            <text:p>0.00862856</text:p>
          </table:table-cell>
          <table:table-cell office:value-type="float" office:value="0.0227191">
            <text:p>0.0227191</text:p>
          </table:table-cell>
          <table:table-cell office:value-type="float" office:value="0.149844">
            <text:p>0.149844</text:p>
          </table:table-cell>
          <table:table-cell office:value-type="float" office:value="0.0193455">
            <text:p>0.0193455</text:p>
          </table:table-cell>
          <table:table-cell office:value-type="float" office:value="-0.0534428">
            <text:p>-0.0534428</text:p>
          </table:table-cell>
          <table:table-cell/>
          <table:table-cell office:value-type="float" office:value="8.50624">
            <text:p>8.50624</text:p>
          </table:table-cell>
          <table:table-cell office:value-type="float" office:value="0.177158">
            <text:p>0.177158</text:p>
          </table:table-cell>
          <table:table-cell office:value-type="float" office:value="-0.161565">
            <text:p>-0.161565</text:p>
          </table:table-cell>
          <table:table-cell office:value-type="float" office:value="0.802519">
            <text:p>0.802519</text:p>
          </table:table-cell>
          <table:table-cell office:value-type="float" office:value="0.152785">
            <text:p>0.152785</text:p>
          </table:table-cell>
          <table:table-cell office:value-type="float" office:value="0.189079">
            <text:p>0.189079</text:p>
          </table:table-cell>
          <table:table-cell office:value-type="float" office:value="-0.262183">
            <text:p>-0.262183</text:p>
          </table:table-cell>
          <table:table-cell office:value-type="float" office:value="0.0185862">
            <text:p>0.0185862</text:p>
          </table:table-cell>
          <table:table-cell office:value-type="float" office:value="-0.0516099">
            <text:p>-0.0516099</text:p>
          </table:table-cell>
          <table:table-cell office:value-type="float" office:value="-0.0127324">
            <text:p>-0.0127324</text:p>
          </table:table-cell>
          <table:table-cell office:value-type="float" office:value="0.0478961">
            <text:p>0.0478961</text:p>
          </table:table-cell>
          <table:table-cell office:value-type="float" office:value="-0.0991932">
            <text:p>-0.0991932</text:p>
          </table:table-cell>
          <table:table-cell office:value-type="float" office:value="0.0319347">
            <text:p>0.0319347</text:p>
          </table:table-cell>
          <table:table-cell office:value-type="float" office:value="-0.088498">
            <text:p>-0.088498</text:p>
          </table:table-cell>
          <table:table-cell/>
          <table:table-cell office:value-type="float" office:value="8.41437">
            <text:p>8.41437</text:p>
          </table:table-cell>
          <table:table-cell office:value-type="float" office:value="0.040077">
            <text:p>0.040077</text:p>
          </table:table-cell>
          <table:table-cell office:value-type="float" office:value="-0.0857015">
            <text:p>-0.0857015</text:p>
          </table:table-cell>
          <table:table-cell office:value-type="float" office:value="0.840803">
            <text:p>0.840803</text:p>
          </table:table-cell>
          <table:table-cell office:value-type="float" office:value="0.0989507">
            <text:p>0.0989507</text:p>
          </table:table-cell>
          <table:table-cell office:value-type="float" office:value="0.0209006">
            <text:p>0.0209006</text:p>
          </table:table-cell>
          <table:table-cell office:value-type="float" office:value="-0.106564">
            <text:p>-0.106564</text:p>
          </table:table-cell>
          <table:table-cell office:value-type="float" office:value="0.0278234">
            <text:p>0.0278234</text:p>
          </table:table-cell>
          <table:table-cell office:value-type="float" office:value="-0.0369812">
            <text:p>-0.0369812</text:p>
          </table:table-cell>
          <table:table-cell office:value-type="float" office:value="0.00521098">
            <text:p>0.00521098</text:p>
          </table:table-cell>
          <table:table-cell office:value-type="float" office:value="0.015394">
            <text:p>0.015394</text:p>
          </table:table-cell>
          <table:table-cell office:value-type="float" office:value="0.171548">
            <text:p>0.171548</text:p>
          </table:table-cell>
          <table:table-cell office:value-type="float" office:value="-0.123082">
            <text:p>-0.123082</text:p>
          </table:table-cell>
          <table:table-cell office:value-type="float" office:value="-0.0136435">
            <text:p>-0.0136435</text:p>
          </table:table-cell>
        </table:table-row>
        <table:table-row table:style-name="ro2">
          <table:table-cell office:value-type="float" office:value="9.26938">
            <text:p>9.26938</text:p>
          </table:table-cell>
          <table:table-cell office:value-type="float" office:value="0.0284797">
            <text:p>0.0284797</text:p>
          </table:table-cell>
          <table:table-cell office:value-type="float" office:value="-0.224051">
            <text:p>-0.224051</text:p>
          </table:table-cell>
          <table:table-cell office:value-type="float" office:value="0.834679">
            <text:p>0.834679</text:p>
          </table:table-cell>
          <table:table-cell office:value-type="float" office:value="0.0959714">
            <text:p>0.0959714</text:p>
          </table:table-cell>
          <table:table-cell office:value-type="float" office:value="0.111658">
            <text:p>0.111658</text:p>
          </table:table-cell>
          <table:table-cell office:value-type="float" office:value="-0.285354">
            <text:p>-0.285354</text:p>
          </table:table-cell>
          <table:table-cell office:value-type="float" office:value="0.0167164">
            <text:p>0.0167164</text:p>
          </table:table-cell>
          <table:table-cell office:value-type="float" office:value="-0.0952363">
            <text:p>-0.0952363</text:p>
          </table:table-cell>
          <table:table-cell office:value-type="float" office:value="-0.00284528">
            <text:p>-0.00284528</text:p>
          </table:table-cell>
          <table:table-cell office:value-type="float" office:value="0.00547029">
            <text:p>0.00547029</text:p>
          </table:table-cell>
          <table:table-cell office:value-type="float" office:value="0.303608">
            <text:p>0.303608</text:p>
          </table:table-cell>
          <table:table-cell office:value-type="float" office:value="0.0627184">
            <text:p>0.0627184</text:p>
          </table:table-cell>
          <table:table-cell office:value-type="float" office:value="-0.111905">
            <text:p>-0.111905</text:p>
          </table:table-cell>
          <table:table-cell/>
          <table:table-cell office:value-type="float" office:value="8.94898">
            <text:p>8.94898</text:p>
          </table:table-cell>
          <table:table-cell office:value-type="float" office:value="0.103247">
            <text:p>0.103247</text:p>
          </table:table-cell>
          <table:table-cell office:value-type="float" office:value="-0.164543">
            <text:p>-0.164543</text:p>
          </table:table-cell>
          <table:table-cell office:value-type="float" office:value="0.830139">
            <text:p>0.830139</text:p>
          </table:table-cell>
          <table:table-cell office:value-type="float" office:value="0.138646">
            <text:p>0.138646</text:p>
          </table:table-cell>
          <table:table-cell office:value-type="float" office:value="0.145138">
            <text:p>0.145138</text:p>
          </table:table-cell>
          <table:table-cell office:value-type="float" office:value="-0.2563">
            <text:p>-0.2563</text:p>
          </table:table-cell>
          <table:table-cell office:value-type="float" office:value="-0.0156786">
            <text:p>-0.0156786</text:p>
          </table:table-cell>
          <table:table-cell office:value-type="float" office:value="-0.0785507">
            <text:p>-0.0785507</text:p>
          </table:table-cell>
          <table:table-cell office:value-type="float" office:value="0.0028516">
            <text:p>0.0028516</text:p>
          </table:table-cell>
          <table:table-cell office:value-type="float" office:value="0.0167233">
            <text:p>0.0167233</text:p>
          </table:table-cell>
          <table:table-cell office:value-type="float" office:value="0.224092">
            <text:p>0.224092</text:p>
          </table:table-cell>
          <table:table-cell office:value-type="float" office:value="-0.0751269">
            <text:p>-0.0751269</text:p>
          </table:table-cell>
          <table:table-cell office:value-type="float" office:value="-0.0120123">
            <text:p>-0.0120123</text:p>
          </table:table-cell>
          <table:table-cell/>
          <table:table-cell office:value-type="float" office:value="9.04987">
            <text:p>9.04987</text:p>
          </table:table-cell>
          <table:table-cell office:value-type="float" office:value="0.0506176">
            <text:p>0.0506176</text:p>
          </table:table-cell>
          <table:table-cell office:value-type="float" office:value="-0.226272">
            <text:p>-0.226272</text:p>
          </table:table-cell>
          <table:table-cell office:value-type="float" office:value="0.830333">
            <text:p>0.830333</text:p>
          </table:table-cell>
          <table:table-cell office:value-type="float" office:value="0.128581">
            <text:p>0.128581</text:p>
          </table:table-cell>
          <table:table-cell office:value-type="float" office:value="0.110979">
            <text:p>0.110979</text:p>
          </table:table-cell>
          <table:table-cell office:value-type="float" office:value="-0.323822">
            <text:p>-0.323822</text:p>
          </table:table-cell>
          <table:table-cell office:value-type="float" office:value="0.0479398">
            <text:p>0.0479398</text:p>
          </table:table-cell>
          <table:table-cell office:value-type="float" office:value="-0.0469354">
            <text:p>-0.0469354</text:p>
          </table:table-cell>
          <table:table-cell office:value-type="float" office:value="0.0132966">
            <text:p>0.0132966</text:p>
          </table:table-cell>
          <table:table-cell office:value-type="float" office:value="0.00982342">
            <text:p>0.00982342</text:p>
          </table:table-cell>
          <table:table-cell office:value-type="float" office:value="0.0530744">
            <text:p>0.0530744</text:p>
          </table:table-cell>
          <table:table-cell office:value-type="float" office:value="0.0127859">
            <text:p>0.0127859</text:p>
          </table:table-cell>
          <table:table-cell office:value-type="float" office:value="-0.022536">
            <text:p>-0.022536</text:p>
          </table:table-cell>
          <table:table-cell/>
          <table:table-cell office:value-type="float" office:value="8.90727">
            <text:p>8.90727</text:p>
          </table:table-cell>
          <table:table-cell office:value-type="float" office:value="0.140509">
            <text:p>0.140509</text:p>
          </table:table-cell>
          <table:table-cell office:value-type="float" office:value="-0.161535">
            <text:p>-0.161535</text:p>
          </table:table-cell>
          <table:table-cell office:value-type="float" office:value="0.807494">
            <text:p>0.807494</text:p>
          </table:table-cell>
          <table:table-cell office:value-type="float" office:value="0.139835">
            <text:p>0.139835</text:p>
          </table:table-cell>
          <table:table-cell office:value-type="float" office:value="0.102142">
            <text:p>0.102142</text:p>
          </table:table-cell>
          <table:table-cell office:value-type="float" office:value="-0.276568">
            <text:p>-0.276568</text:p>
          </table:table-cell>
          <table:table-cell office:value-type="float" office:value="0.0173427">
            <text:p>0.0173427</text:p>
          </table:table-cell>
          <table:table-cell office:value-type="float" office:value="-0.091389">
            <text:p>-0.091389</text:p>
          </table:table-cell>
          <table:table-cell table:style-name="ce1" office:value-type="string">
            <text:p>7.4238e-05</text:p>
          </table:table-cell>
          <table:table-cell office:value-type="float" office:value="0.0124061">
            <text:p>0.0124061</text:p>
          </table:table-cell>
          <table:table-cell office:value-type="float" office:value="-1.364">
            <text:p>-1.364</text:p>
          </table:table-cell>
          <table:table-cell office:value-type="float" office:value="-0.358439">
            <text:p>-0.358439</text:p>
          </table:table-cell>
          <table:table-cell office:value-type="float" office:value="-0.233887">
            <text:p>-0.233887</text:p>
          </table:table-cell>
          <table:table-cell/>
          <table:table-cell office:value-type="float" office:value="8.54301">
            <text:p>8.54301</text:p>
          </table:table-cell>
          <table:table-cell office:value-type="float" office:value="0.0381585">
            <text:p>0.0381585</text:p>
          </table:table-cell>
          <table:table-cell office:value-type="float" office:value="-0.087068">
            <text:p>-0.087068</text:p>
          </table:table-cell>
          <table:table-cell office:value-type="float" office:value="0.842557">
            <text:p>0.842557</text:p>
          </table:table-cell>
          <table:table-cell office:value-type="float" office:value="0.0955126">
            <text:p>0.0955126</text:p>
          </table:table-cell>
          <table:table-cell office:value-type="float" office:value="0.00822126">
            <text:p>0.00822126</text:p>
          </table:table-cell>
          <table:table-cell office:value-type="float" office:value="-0.10341">
            <text:p>-0.10341</text:p>
          </table:table-cell>
          <table:table-cell office:value-type="float" office:value="0.0273537">
            <text:p>0.0273537</text:p>
          </table:table-cell>
          <table:table-cell office:value-type="float" office:value="-0.0149134">
            <text:p>-0.0149134</text:p>
          </table:table-cell>
          <table:table-cell office:value-type="float" office:value="-0.0106221">
            <text:p>-0.0106221</text:p>
          </table:table-cell>
          <table:table-cell office:value-type="float" office:value="0.0136389">
            <text:p>0.0136389</text:p>
          </table:table-cell>
          <table:table-cell office:value-type="float" office:value="-0.22254">
            <text:p>-0.22254</text:p>
          </table:table-cell>
          <table:table-cell office:value-type="float" office:value="0.051535">
            <text:p>0.051535</text:p>
          </table:table-cell>
          <table:table-cell office:value-type="float" office:value="-0.0721146">
            <text:p>-0.0721146</text:p>
          </table:table-cell>
        </table:table-row>
        <table:table-row table:style-name="ro2">
          <table:table-cell office:value-type="float" office:value="9.46939">
            <text:p>9.46939</text:p>
          </table:table-cell>
          <table:table-cell office:value-type="float" office:value="0.0215771">
            <text:p>0.0215771</text:p>
          </table:table-cell>
          <table:table-cell office:value-type="float" office:value="-0.222111">
            <text:p>-0.222111</text:p>
          </table:table-cell>
          <table:table-cell office:value-type="float" office:value="0.831296">
            <text:p>0.831296</text:p>
          </table:table-cell>
          <table:table-cell office:value-type="float" office:value="0.0912386">
            <text:p>0.0912386</text:p>
          </table:table-cell>
          <table:table-cell office:value-type="float" office:value="0.0958537">
            <text:p>0.0958537</text:p>
          </table:table-cell>
          <table:table-cell office:value-type="float" office:value="-0.284912">
            <text:p>-0.284912</text:p>
          </table:table-cell>
          <table:table-cell office:value-type="float" office:value="0.0179544">
            <text:p>0.0179544</text:p>
          </table:table-cell>
          <table:table-cell office:value-type="float" office:value="-0.0345105">
            <text:p>-0.0345105</text:p>
          </table:table-cell>
          <table:table-cell office:value-type="float" office:value="0.00969927">
            <text:p>0.00969927</text:p>
          </table:table-cell>
          <table:table-cell office:value-type="float" office:value="-0.0169123">
            <text:p>-0.0169123</text:p>
          </table:table-cell>
          <table:table-cell office:value-type="float" office:value="-0.14386">
            <text:p>-0.14386</text:p>
          </table:table-cell>
          <table:table-cell office:value-type="float" office:value="-0.00856071">
            <text:p>-0.00856071</text:p>
          </table:table-cell>
          <table:table-cell office:value-type="float" office:value="0.0727421">
            <text:p>0.0727421</text:p>
          </table:table-cell>
          <table:table-cell/>
          <table:table-cell office:value-type="float" office:value="9.10846">
            <text:p>9.10846</text:p>
          </table:table-cell>
          <table:table-cell office:value-type="float" office:value="0.0964188">
            <text:p>0.0964188</text:p>
          </table:table-cell>
          <table:table-cell office:value-type="float" office:value="-0.165999">
            <text:p>-0.165999</text:p>
          </table:table-cell>
          <table:table-cell office:value-type="float" office:value="0.8325">
            <text:p>0.8325</text:p>
          </table:table-cell>
          <table:table-cell office:value-type="float" office:value="0.133849">
            <text:p>0.133849</text:p>
          </table:table-cell>
          <table:table-cell office:value-type="float" office:value="0.142847">
            <text:p>0.142847</text:p>
          </table:table-cell>
          <table:table-cell office:value-type="float" office:value="-0.257177">
            <text:p>-0.257177</text:p>
          </table:table-cell>
          <table:table-cell office:value-type="float" office:value="-0.00681213">
            <text:p>-0.00681213</text:p>
          </table:table-cell>
          <table:table-cell office:value-type="float" office:value="-0.042812">
            <text:p>-0.042812</text:p>
          </table:table-cell>
          <table:table-cell office:value-type="float" office:value="-0.0091298">
            <text:p>-0.0091298</text:p>
          </table:table-cell>
          <table:table-cell office:value-type="float" office:value="0.0148075">
            <text:p>0.0148075</text:p>
          </table:table-cell>
          <table:table-cell office:value-type="float" office:value="0.207727">
            <text:p>0.207727</text:p>
          </table:table-cell>
          <table:table-cell office:value-type="float" office:value="-0.0423723">
            <text:p>-0.0423723</text:p>
          </table:table-cell>
          <table:table-cell office:value-type="float" office:value="0.126457">
            <text:p>0.126457</text:p>
          </table:table-cell>
          <table:table-cell/>
          <table:table-cell office:value-type="float" office:value="9.34443">
            <text:p>9.34443</text:p>
          </table:table-cell>
          <table:table-cell office:value-type="float" office:value="0.0413975">
            <text:p>0.0413975</text:p>
          </table:table-cell>
          <table:table-cell office:value-type="float" office:value="-0.221246">
            <text:p>-0.221246</text:p>
          </table:table-cell>
          <table:table-cell office:value-type="float" office:value="0.831272">
            <text:p>0.831272</text:p>
          </table:table-cell>
          <table:table-cell office:value-type="float" office:value="0.120277">
            <text:p>0.120277</text:p>
          </table:table-cell>
          <table:table-cell office:value-type="float" office:value="0.0991997">
            <text:p>0.0991997</text:p>
          </table:table-cell>
          <table:table-cell office:value-type="float" office:value="-0.318157">
            <text:p>-0.318157</text:p>
          </table:table-cell>
          <table:table-cell office:value-type="float" office:value="0.0474715">
            <text:p>0.0474715</text:p>
          </table:table-cell>
          <table:table-cell office:value-type="float" office:value="-0.0313022">
            <text:p>-0.0313022</text:p>
          </table:table-cell>
          <table:table-cell office:value-type="float" office:value="0.0170627">
            <text:p>0.0170627</text:p>
          </table:table-cell>
          <table:table-cell office:value-type="float" office:value="0.00318539">
            <text:p>0.00318539</text:p>
          </table:table-cell>
          <table:table-cell office:value-type="float" office:value="-0.114839">
            <text:p>-0.114839</text:p>
          </table:table-cell>
          <table:table-cell office:value-type="float" office:value="0.0123588">
            <text:p>0.0123588</text:p>
          </table:table-cell>
          <table:table-cell office:value-type="float" office:value="-0.0392577">
            <text:p>-0.0392577</text:p>
          </table:table-cell>
          <table:table-cell/>
          <table:table-cell office:value-type="float" office:value="8.93786">
            <text:p>8.93786</text:p>
          </table:table-cell>
          <table:table-cell office:value-type="float" office:value="0.136437">
            <text:p>0.136437</text:p>
          </table:table-cell>
          <table:table-cell office:value-type="float" office:value="-0.161868">
            <text:p>-0.161868</text:p>
          </table:table-cell>
          <table:table-cell office:value-type="float" office:value="0.807654">
            <text:p>0.807654</text:p>
          </table:table-cell>
          <table:table-cell office:value-type="float" office:value="0.138893">
            <text:p>0.138893</text:p>
          </table:table-cell>
          <table:table-cell office:value-type="float" office:value="0.168299">
            <text:p>0.168299</text:p>
          </table:table-cell>
          <table:table-cell office:value-type="float" office:value="-0.262191">
            <text:p>-0.262191</text:p>
          </table:table-cell>
          <table:table-cell office:value-type="float" office:value="0.0297682">
            <text:p>0.0297682</text:p>
          </table:table-cell>
          <table:table-cell office:value-type="float" office:value="-0.13311">
            <text:p>-0.13311</text:p>
          </table:table-cell>
          <table:table-cell office:value-type="float" office:value="-0.0108894">
            <text:p>-0.0108894</text:p>
          </table:table-cell>
          <table:table-cell office:value-type="float" office:value="0.00525212">
            <text:p>0.00525212</text:p>
          </table:table-cell>
          <table:table-cell office:value-type="float" office:value="0.399076">
            <text:p>0.399076</text:p>
          </table:table-cell>
          <table:table-cell office:value-type="float" office:value="0.0165705">
            <text:p>0.0165705</text:p>
          </table:table-cell>
          <table:table-cell office:value-type="float" office:value="0.0703058">
            <text:p>0.0703058</text:p>
          </table:table-cell>
          <table:table-cell/>
          <table:table-cell office:value-type="float" office:value="8.61029">
            <text:p>8.61029</text:p>
          </table:table-cell>
          <table:table-cell office:value-type="float" office:value="0.0361479">
            <text:p>0.0361479</text:p>
          </table:table-cell>
          <table:table-cell office:value-type="float" office:value="-0.0875493">
            <text:p>-0.0875493</text:p>
          </table:table-cell>
          <table:table-cell office:value-type="float" office:value="0.843148">
            <text:p>0.843148</text:p>
          </table:table-cell>
          <table:table-cell office:value-type="float" office:value="0.0937624">
            <text:p>0.0937624</text:p>
          </table:table-cell>
          <table:table-cell office:value-type="float" office:value="0.0128131">
            <text:p>0.0128131</text:p>
          </table:table-cell>
          <table:table-cell office:value-type="float" office:value="-0.103394">
            <text:p>-0.103394</text:p>
          </table:table-cell>
          <table:table-cell office:value-type="float" office:value="0.0297027">
            <text:p>0.0297027</text:p>
          </table:table-cell>
          <table:table-cell office:value-type="float" office:value="-0.0298854">
            <text:p>-0.0298854</text:p>
          </table:table-cell>
          <table:table-cell office:value-type="float" office:value="-0.00715493">
            <text:p>-0.00715493</text:p>
          </table:table-cell>
          <table:table-cell office:value-type="float" office:value="0.00878722">
            <text:p>0.00878722</text:p>
          </table:table-cell>
          <table:table-cell office:value-type="float" office:value="0.00737143">
            <text:p>0.00737143</text:p>
          </table:table-cell>
          <table:table-cell office:value-type="float" office:value="0.0558014">
            <text:p>0.0558014</text:p>
          </table:table-cell>
          <table:table-cell office:value-type="float" office:value="-0.00505222">
            <text:p>-0.00505222</text:p>
          </table:table-cell>
        </table:table-row>
        <table:table-row table:style-name="ro2">
          <table:table-cell office:value-type="float" office:value="9.73736">
            <text:p>9.73736</text:p>
          </table:table-cell>
          <table:table-cell office:value-type="float" office:value="0.00199961">
            <text:p>0.00199961</text:p>
          </table:table-cell>
          <table:table-cell office:value-type="float" office:value="-0.220127">
            <text:p>-0.220127</text:p>
          </table:table-cell>
          <table:table-cell office:value-type="float" office:value="0.831988">
            <text:p>0.831988</text:p>
          </table:table-cell>
          <table:table-cell office:value-type="float" office:value="0.0852617">
            <text:p>0.0852617</text:p>
          </table:table-cell>
          <table:table-cell office:value-type="float" office:value="0.0942163">
            <text:p>0.0942163</text:p>
          </table:table-cell>
          <table:table-cell office:value-type="float" office:value="-0.287772">
            <text:p>-0.287772</text:p>
          </table:table-cell>
          <table:table-cell office:value-type="float" office:value="0.0203179">
            <text:p>0.0203179</text:p>
          </table:table-cell>
          <table:table-cell office:value-type="float" office:value="-0.0730599">
            <text:p>-0.0730599</text:p>
          </table:table-cell>
          <table:table-cell office:value-type="float" office:value="0.0074053">
            <text:p>0.0074053</text:p>
          </table:table-cell>
          <table:table-cell office:value-type="float" office:value="0.00258002">
            <text:p>0.00258002</text:p>
          </table:table-cell>
          <table:table-cell office:value-type="float" office:value="0.375101">
            <text:p>0.375101</text:p>
          </table:table-cell>
          <table:table-cell office:value-type="float" office:value="-0.135073">
            <text:p>-0.135073</text:p>
          </table:table-cell>
          <table:table-cell office:value-type="float" office:value="0.0743724">
            <text:p>0.0743724</text:p>
          </table:table-cell>
          <table:table-cell/>
          <table:table-cell office:value-type="float" office:value="9.27687">
            <text:p>9.27687</text:p>
          </table:table-cell>
          <table:table-cell office:value-type="float" office:value="0.0951004">
            <text:p>0.0951004</text:p>
          </table:table-cell>
          <table:table-cell office:value-type="float" office:value="-0.168738">
            <text:p>-0.168738</text:p>
          </table:table-cell>
          <table:table-cell office:value-type="float" office:value="0.83858">
            <text:p>0.83858</text:p>
          </table:table-cell>
          <table:table-cell office:value-type="float" office:value="0.128963">
            <text:p>0.128963</text:p>
          </table:table-cell>
          <table:table-cell office:value-type="float" office:value="0.132324">
            <text:p>0.132324</text:p>
          </table:table-cell>
          <table:table-cell office:value-type="float" office:value="-0.26686">
            <text:p>-0.26686</text:p>
          </table:table-cell>
          <table:table-cell office:value-type="float" office:value="-0.0102525">
            <text:p>-0.0102525</text:p>
          </table:table-cell>
          <table:table-cell office:value-type="float" office:value="-0.0078289">
            <text:p>-0.0078289</text:p>
          </table:table-cell>
          <table:table-cell office:value-type="float" office:value="-0.0162657">
            <text:p>-0.0162657</text:p>
          </table:table-cell>
          <table:table-cell office:value-type="float" office:value="0.036104">
            <text:p>0.036104</text:p>
          </table:table-cell>
          <table:table-cell office:value-type="float" office:value="-0.13732">
            <text:p>-0.13732</text:p>
          </table:table-cell>
          <table:table-cell office:value-type="float" office:value="-0.200466">
            <text:p>-0.200466</text:p>
          </table:table-cell>
          <table:table-cell office:value-type="float" office:value="-0.169402">
            <text:p>-0.169402</text:p>
          </table:table-cell>
          <table:table-cell/>
          <table:table-cell office:value-type="float" office:value="9.61295">
            <text:p>9.61295</text:p>
          </table:table-cell>
          <table:table-cell office:value-type="float" office:value="0.0247118">
            <text:p>0.0247118</text:p>
          </table:table-cell>
          <table:table-cell office:value-type="float" office:value="-0.215774">
            <text:p>-0.215774</text:p>
          </table:table-cell>
          <table:table-cell office:value-type="float" office:value="0.829296">
            <text:p>0.829296</text:p>
          </table:table-cell>
          <table:table-cell office:value-type="float" office:value="0.113175">
            <text:p>0.113175</text:p>
          </table:table-cell>
          <table:table-cell office:value-type="float" office:value="0.0958805">
            <text:p>0.0958805</text:p>
          </table:table-cell>
          <table:table-cell office:value-type="float" office:value="-0.330494">
            <text:p>-0.330494</text:p>
          </table:table-cell>
          <table:table-cell office:value-type="float" office:value="0.0668256">
            <text:p>0.0668256</text:p>
          </table:table-cell>
          <table:table-cell office:value-type="float" office:value="-0.062139">
            <text:p>-0.062139</text:p>
          </table:table-cell>
          <table:table-cell office:value-type="float" office:value="0.0203813">
            <text:p>0.0203813</text:p>
          </table:table-cell>
          <table:table-cell office:value-type="float" office:value="-0.00735617">
            <text:p>-0.00735617</text:p>
          </table:table-cell>
          <table:table-cell office:value-type="float" office:value="0.221651">
            <text:p>0.221651</text:p>
          </table:table-cell>
          <table:table-cell office:value-type="float" office:value="-0.43997">
            <text:p>-0.43997</text:p>
          </table:table-cell>
          <table:table-cell office:value-type="float" office:value="0.511638">
            <text:p>0.511638</text:p>
          </table:table-cell>
          <table:table-cell/>
          <table:table-cell office:value-type="float" office:value="9.106">
            <text:p>9.106</text:p>
          </table:table-cell>
          <table:table-cell office:value-type="float" office:value="0.125339">
            <text:p>0.125339</text:p>
          </table:table-cell>
          <table:table-cell office:value-type="float" office:value="-0.163231">
            <text:p>-0.163231</text:p>
          </table:table-cell>
          <table:table-cell office:value-type="float" office:value="0.810525">
            <text:p>0.810525</text:p>
          </table:table-cell>
          <table:table-cell office:value-type="float" office:value="0.13383">
            <text:p>0.13383</text:p>
          </table:table-cell>
          <table:table-cell office:value-type="float" office:value="0.149354">
            <text:p>0.149354</text:p>
          </table:table-cell>
          <table:table-cell office:value-type="float" office:value="-0.262977">
            <text:p>-0.262977</text:p>
          </table:table-cell>
          <table:table-cell office:value-type="float" office:value="0.0281429">
            <text:p>0.0281429</text:p>
          </table:table-cell>
          <table:table-cell office:value-type="float" office:value="-0.0660096">
            <text:p>-0.0660096</text:p>
          </table:table-cell>
          <table:table-cell office:value-type="float" office:value="-0.00810325">
            <text:p>-0.00810325</text:p>
          </table:table-cell>
          <table:table-cell office:value-type="float" office:value="0.0170733">
            <text:p>0.0170733</text:p>
          </table:table-cell>
          <table:table-cell office:value-type="float" office:value="0.0106131">
            <text:p>0.0106131</text:p>
          </table:table-cell>
          <table:table-cell office:value-type="float" office:value="0.0176891">
            <text:p>0.0176891</text:p>
          </table:table-cell>
          <table:table-cell office:value-type="float" office:value="-0.0911618">
            <text:p>-0.0911618</text:p>
          </table:table-cell>
          <table:table-cell/>
          <table:table-cell office:value-type="float" office:value="8.74259">
            <text:p>8.74259</text:p>
          </table:table-cell>
          <table:table-cell office:value-type="float" office:value="0.0323232">
            <text:p>0.0323232</text:p>
          </table:table-cell>
          <table:table-cell office:value-type="float" office:value="-0.0875193">
            <text:p>-0.0875193</text:p>
          </table:table-cell>
          <table:table-cell office:value-type="float" office:value="0.844222">
            <text:p>0.844222</text:p>
          </table:table-cell>
          <table:table-cell office:value-type="float" office:value="0.0904137">
            <text:p>0.0904137</text:p>
          </table:table-cell>
          <table:table-cell office:value-type="float" office:value="0.00929044">
            <text:p>0.00929044</text:p>
          </table:table-cell>
          <table:table-cell office:value-type="float" office:value="-0.104334">
            <text:p>-0.104334</text:p>
          </table:table-cell>
          <table:table-cell office:value-type="float" office:value="0.0313834">
            <text:p>0.0313834</text:p>
          </table:table-cell>
          <table:table-cell office:value-type="float" office:value="-0.0289102">
            <text:p>-0.0289102</text:p>
          </table:table-cell>
          <table:table-cell office:value-type="float" office:value="0.00022726">
            <text:p>0.00022726</text:p>
          </table:table-cell>
          <table:table-cell office:value-type="float" office:value="0.00811884">
            <text:p>0.00811884</text:p>
          </table:table-cell>
          <table:table-cell office:value-type="float" office:value="0.000149748">
            <text:p>0.000149748</text:p>
          </table:table-cell>
          <table:table-cell office:value-type="float" office:value="0.00464291">
            <text:p>0.00464291</text:p>
          </table:table-cell>
          <table:table-cell office:value-type="float" office:value="0.0179817">
            <text:p>0.0179817</text:p>
          </table:table-cell>
        </table:table-row>
        <table:table-row table:style-name="ro2">
          <table:table-cell office:value-type="float" office:value="9.80529">
            <text:p>9.80529</text:p>
          </table:table-cell>
          <table:table-cell office:value-type="float" office:value="-0.00123256">
            <text:p>-0.00123256</text:p>
          </table:table-cell>
          <table:table-cell office:value-type="float" office:value="-0.220247">
            <text:p>-0.220247</text:p>
          </table:table-cell>
          <table:table-cell office:value-type="float" office:value="0.832506">
            <text:p>0.832506</text:p>
          </table:table-cell>
          <table:table-cell office:value-type="float" office:value="0.0838096">
            <text:p>0.0838096</text:p>
          </table:table-cell>
          <table:table-cell office:value-type="float" office:value="0.0738781">
            <text:p>0.0738781</text:p>
          </table:table-cell>
          <table:table-cell office:value-type="float" office:value="-0.281547">
            <text:p>-0.281547</text:p>
          </table:table-cell>
          <table:table-cell office:value-type="float" office:value="0.0186539">
            <text:p>0.0186539</text:p>
          </table:table-cell>
          <table:table-cell office:value-type="float" office:value="-0.0475774">
            <text:p>-0.0475774</text:p>
          </table:table-cell>
          <table:table-cell office:value-type="float" office:value="-0.00177089">
            <text:p>-0.00177089</text:p>
          </table:table-cell>
          <table:table-cell office:value-type="float" office:value="0.00763251">
            <text:p>0.00763251</text:p>
          </table:table-cell>
          <table:table-cell office:value-type="float" office:value="-0.173632">
            <text:p>-0.173632</text:p>
          </table:table-cell>
          <table:table-cell office:value-type="float" office:value="0.0618457">
            <text:p>0.0618457</text:p>
          </table:table-cell>
          <table:table-cell office:value-type="float" office:value="0.0029226">
            <text:p>0.0029226</text:p>
          </table:table-cell>
          <table:table-cell/>
          <table:table-cell office:value-type="float" office:value="9.34448">
            <text:p>9.34448</text:p>
          </table:table-cell>
          <table:table-cell office:value-type="float" office:value="0.0939433">
            <text:p>0.0939433</text:p>
          </table:table-cell>
          <table:table-cell office:value-type="float" office:value="-0.170754">
            <text:p>-0.170754</text:p>
          </table:table-cell>
          <table:table-cell office:value-type="float" office:value="0.840247">
            <text:p>0.840247</text:p>
          </table:table-cell>
          <table:table-cell office:value-type="float" office:value="0.127053">
            <text:p>0.127053</text:p>
          </table:table-cell>
          <table:table-cell office:value-type="float" office:value="0.130295">
            <text:p>0.130295</text:p>
          </table:table-cell>
          <table:table-cell office:value-type="float" office:value="-0.256286">
            <text:p>-0.256286</text:p>
          </table:table-cell>
          <table:table-cell office:value-type="float" office:value="-0.00552142">
            <text:p>-0.00552142</text:p>
          </table:table-cell>
          <table:table-cell office:value-type="float" office:value="-0.0171134">
            <text:p>-0.0171134</text:p>
          </table:table-cell>
          <table:table-cell office:value-type="float" office:value="-0.0298196">
            <text:p>-0.0298196</text:p>
          </table:table-cell>
          <table:table-cell office:value-type="float" office:value="0.0246504">
            <text:p>0.0246504</text:p>
          </table:table-cell>
          <table:table-cell office:value-type="float" office:value="-0.15762">
            <text:p>-0.15762</text:p>
          </table:table-cell>
          <table:table-cell office:value-type="float" office:value="0.127698">
            <text:p>0.127698</text:p>
          </table:table-cell>
          <table:table-cell office:value-type="float" office:value="-0.0799767">
            <text:p>-0.0799767</text:p>
          </table:table-cell>
          <table:table-cell/>
          <table:table-cell office:value-type="float" office:value="9.67443">
            <text:p>9.67443</text:p>
          </table:table-cell>
          <table:table-cell office:value-type="float" office:value="0.0217294">
            <text:p>0.0217294</text:p>
          </table:table-cell>
          <table:table-cell office:value-type="float" office:value="-0.216183">
            <text:p>-0.216183</text:p>
          </table:table-cell>
          <table:table-cell office:value-type="float" office:value="0.830778">
            <text:p>0.830778</text:p>
          </table:table-cell>
          <table:table-cell office:value-type="float" office:value="0.111609">
            <text:p>0.111609</text:p>
          </table:table-cell>
          <table:table-cell office:value-type="float" office:value="0.0799548">
            <text:p>0.0799548</text:p>
          </table:table-cell>
          <table:table-cell office:value-type="float" office:value="-0.312896">
            <text:p>-0.312896</text:p>
          </table:table-cell>
          <table:table-cell office:value-type="float" office:value="0.0476055">
            <text:p>0.0476055</text:p>
          </table:table-cell>
          <table:table-cell office:value-type="float" office:value="-0.0485125">
            <text:p>-0.0485125</text:p>
          </table:table-cell>
          <table:table-cell office:value-type="float" office:value="-0.00666676">
            <text:p>-0.00666676</text:p>
          </table:table-cell>
          <table:table-cell office:value-type="float" office:value="0.0240978">
            <text:p>0.0240978</text:p>
          </table:table-cell>
          <table:table-cell office:value-type="float" office:value="-0.140159">
            <text:p>-0.140159</text:p>
          </table:table-cell>
          <table:table-cell office:value-type="float" office:value="0.0612291">
            <text:p>0.0612291</text:p>
          </table:table-cell>
          <table:table-cell office:value-type="float" office:value="-0.066415">
            <text:p>-0.066415</text:p>
          </table:table-cell>
          <table:table-cell/>
          <table:table-cell office:value-type="float" office:value="9.23872">
            <text:p>9.23872</text:p>
          </table:table-cell>
          <table:table-cell office:value-type="float" office:value="0.116765">
            <text:p>0.116765</text:p>
          </table:table-cell>
          <table:table-cell office:value-type="float" office:value="-0.163995">
            <text:p>-0.163995</text:p>
          </table:table-cell>
          <table:table-cell office:value-type="float" office:value="0.811185">
            <text:p>0.811185</text:p>
          </table:table-cell>
          <table:table-cell office:value-type="float" office:value="0.129964">
            <text:p>0.129964</text:p>
          </table:table-cell>
          <table:table-cell office:value-type="float" office:value="0.144948">
            <text:p>0.144948</text:p>
          </table:table-cell>
          <table:table-cell office:value-type="float" office:value="-0.260932">
            <text:p>-0.260932</text:p>
          </table:table-cell>
          <table:table-cell office:value-type="float" office:value="0.0291896">
            <text:p>0.0291896</text:p>
          </table:table-cell>
          <table:table-cell office:value-type="float" office:value="-0.0646011">
            <text:p>-0.0646011</text:p>
          </table:table-cell>
          <table:table-cell office:value-type="float" office:value="-0.00575555">
            <text:p>-0.00575555</text:p>
          </table:table-cell>
          <table:table-cell office:value-type="float" office:value="0.00497428">
            <text:p>0.00497428</text:p>
          </table:table-cell>
          <table:table-cell office:value-type="float" office:value="0.0644754">
            <text:p>0.0644754</text:p>
          </table:table-cell>
          <table:table-cell office:value-type="float" office:value="0.0748639">
            <text:p>0.0748639</text:p>
          </table:table-cell>
          <table:table-cell office:value-type="float" office:value="-0.0775522">
            <text:p>-0.0775522</text:p>
          </table:table-cell>
          <table:table-cell/>
          <table:table-cell office:value-type="float" office:value="9.14418">
            <text:p>9.14418</text:p>
          </table:table-cell>
          <table:table-cell office:value-type="float" office:value="0.0207372">
            <text:p>0.0207372</text:p>
          </table:table-cell>
          <table:table-cell office:value-type="float" office:value="-0.0866792">
            <text:p>-0.0866792</text:p>
          </table:table-cell>
          <table:table-cell office:value-type="float" office:value="0.850383">
            <text:p>0.850383</text:p>
          </table:table-cell>
          <table:table-cell office:value-type="float" office:value="0.0809634">
            <text:p>0.0809634</text:p>
          </table:table-cell>
          <table:table-cell office:value-type="float" office:value="-0.00222236">
            <text:p>-0.00222236</text:p>
          </table:table-cell>
          <table:table-cell office:value-type="float" office:value="-0.10287">
            <text:p>-0.10287</text:p>
          </table:table-cell>
          <table:table-cell office:value-type="float" office:value="0.0373424">
            <text:p>0.0373424</text:p>
          </table:table-cell>
          <table:table-cell office:value-type="float" office:value="-0.0288501">
            <text:p>-0.0288501</text:p>
          </table:table-cell>
          <table:table-cell office:value-type="float" office:value="0.00209182">
            <text:p>0.00209182</text:p>
          </table:table-cell>
          <table:table-cell office:value-type="float" office:value="0.0153402">
            <text:p>0.0153402</text:p>
          </table:table-cell>
          <table:table-cell office:value-type="float" office:value="-0.036293">
            <text:p>-0.036293</text:p>
          </table:table-cell>
          <table:table-cell office:value-type="float" office:value="0.0111891">
            <text:p>0.0111891</text:p>
          </table:table-cell>
          <table:table-cell office:value-type="float" office:value="0.00156609">
            <text:p>0.00156609</text:p>
          </table:table-cell>
        </table:table-row>
        <table:table-row table:style-name="ro2">
          <table:table-cell office:value-type="float" office:value="9.96917">
            <text:p>9.96917</text:p>
          </table:table-cell>
          <table:table-cell office:value-type="float" office:value="-0.0136923">
            <text:p>-0.0136923</text:p>
          </table:table-cell>
          <table:table-cell office:value-type="float" office:value="-0.218876">
            <text:p>-0.218876</text:p>
          </table:table-cell>
          <table:table-cell office:value-type="float" office:value="0.833835">
            <text:p>0.833835</text:p>
          </table:table-cell>
          <table:table-cell office:value-type="float" office:value="0.0804079">
            <text:p>0.0804079</text:p>
          </table:table-cell>
          <table:table-cell office:value-type="float" office:value="0.0706415">
            <text:p>0.0706415</text:p>
          </table:table-cell>
          <table:table-cell office:value-type="float" office:value="-0.282336">
            <text:p>-0.282336</text:p>
          </table:table-cell>
          <table:table-cell office:value-type="float" office:value="0.0179111">
            <text:p>0.0179111</text:p>
          </table:table-cell>
          <table:table-cell office:value-type="float" office:value="-0.0760315">
            <text:p>-0.0760315</text:p>
          </table:table-cell>
          <table:table-cell office:value-type="float" office:value="0.00836412">
            <text:p>0.00836412</text:p>
          </table:table-cell>
          <table:table-cell office:value-type="float" office:value="0.00811145">
            <text:p>0.00811145</text:p>
          </table:table-cell>
          <table:table-cell office:value-type="float" office:value="0.11062">
            <text:p>0.11062</text:p>
          </table:table-cell>
          <table:table-cell office:value-type="float" office:value="-0.0218517">
            <text:p>-0.0218517</text:p>
          </table:table-cell>
          <table:table-cell office:value-type="float" office:value="-0.0530946">
            <text:p>-0.0530946</text:p>
          </table:table-cell>
          <table:table-cell/>
          <table:table-cell office:value-type="float" office:value="9.5771">
            <text:p>9.5771</text:p>
          </table:table-cell>
          <table:table-cell office:value-type="float" office:value="0.0814329">
            <text:p>0.0814329</text:p>
          </table:table-cell>
          <table:table-cell office:value-type="float" office:value="-0.170781">
            <text:p>-0.170781</text:p>
          </table:table-cell>
          <table:table-cell office:value-type="float" office:value="0.841653">
            <text:p>0.841653</text:p>
          </table:table-cell>
          <table:table-cell office:value-type="float" office:value="0.120692">
            <text:p>0.120692</text:p>
          </table:table-cell>
          <table:table-cell office:value-type="float" office:value="0.13096">
            <text:p>0.13096</text:p>
          </table:table-cell>
          <table:table-cell office:value-type="float" office:value="-0.259355">
            <text:p>-0.259355</text:p>
          </table:table-cell>
          <table:table-cell office:value-type="float" office:value="0.00253634">
            <text:p>0.00253634</text:p>
          </table:table-cell>
          <table:table-cell office:value-type="float" office:value="-0.0537796">
            <text:p>-0.0537796</text:p>
          </table:table-cell>
          <table:table-cell office:value-type="float" office:value="-0.00011392">
            <text:p>-0.00011392</text:p>
          </table:table-cell>
          <table:table-cell office:value-type="float" office:value="0.00604593">
            <text:p>0.00604593</text:p>
          </table:table-cell>
          <table:table-cell office:value-type="float" office:value="0.172519">
            <text:p>0.172519</text:p>
          </table:table-cell>
          <table:table-cell office:value-type="float" office:value="-0.0179574">
            <text:p>-0.0179574</text:p>
          </table:table-cell>
          <table:table-cell office:value-type="float" office:value="0.0907535">
            <text:p>0.0907535</text:p>
          </table:table-cell>
          <table:table-cell/>
          <table:table-cell office:value-type="float" office:value="9.84183">
            <text:p>9.84183</text:p>
          </table:table-cell>
          <table:table-cell office:value-type="float" office:value="0.00968048">
            <text:p>0.00968048</text:p>
          </table:table-cell>
          <table:table-cell office:value-type="float" office:value="-0.215584">
            <text:p>-0.215584</text:p>
          </table:table-cell>
          <table:table-cell office:value-type="float" office:value="0.832951">
            <text:p>0.832951</text:p>
          </table:table-cell>
          <table:table-cell office:value-type="float" office:value="0.107453">
            <text:p>0.107453</text:p>
          </table:table-cell>
          <table:table-cell office:value-type="float" office:value="0.037186">
            <text:p>0.037186</text:p>
          </table:table-cell>
          <table:table-cell office:value-type="float" office:value="-0.302151">
            <text:p>-0.302151</text:p>
          </table:table-cell>
          <table:table-cell office:value-type="float" office:value="0.057713">
            <text:p>0.057713</text:p>
          </table:table-cell>
          <table:table-cell office:value-type="float" office:value="-0.0719755">
            <text:p>-0.0719755</text:p>
          </table:table-cell>
          <table:table-cell office:value-type="float" office:value="0.00358318">
            <text:p>0.00358318</text:p>
          </table:table-cell>
          <table:table-cell office:value-type="float" office:value="0.0129798">
            <text:p>0.0129798</text:p>
          </table:table-cell>
          <table:table-cell office:value-type="float" office:value="-0.879784">
            <text:p>-0.879784</text:p>
          </table:table-cell>
          <table:table-cell office:value-type="float" office:value="0.284392">
            <text:p>0.284392</text:p>
          </table:table-cell>
          <table:table-cell office:value-type="float" office:value="0.15496">
            <text:p>0.15496</text:p>
          </table:table-cell>
          <table:table-cell/>
          <table:table-cell office:value-type="float" office:value="9.44449">
            <text:p>9.44449</text:p>
          </table:table-cell>
          <table:table-cell office:value-type="float" office:value="0.106202">
            <text:p>0.106202</text:p>
          </table:table-cell>
          <table:table-cell office:value-type="float" office:value="-0.162009">
            <text:p>-0.162009</text:p>
          </table:table-cell>
          <table:table-cell office:value-type="float" office:value="0.808925">
            <text:p>0.808925</text:p>
          </table:table-cell>
          <table:table-cell office:value-type="float" office:value="0.12419">
            <text:p>0.12419</text:p>
          </table:table-cell>
          <table:table-cell office:value-type="float" office:value="0.1395">
            <text:p>0.1395</text:p>
          </table:table-cell>
          <table:table-cell office:value-type="float" office:value="-0.261241">
            <text:p>-0.261241</text:p>
          </table:table-cell>
          <table:table-cell office:value-type="float" office:value="0.0308428">
            <text:p>0.0308428</text:p>
          </table:table-cell>
          <table:table-cell office:value-type="float" office:value="-0.0513338">
            <text:p>-0.0513338</text:p>
          </table:table-cell>
          <table:table-cell office:value-type="float" office:value="0.00964942">
            <text:p>0.00964942</text:p>
          </table:table-cell>
          <table:table-cell office:value-type="float" office:value="-0.0109839">
            <text:p>-0.0109839</text:p>
          </table:table-cell>
          <table:table-cell office:value-type="float" office:value="0.0943532">
            <text:p>0.0943532</text:p>
          </table:table-cell>
          <table:table-cell office:value-type="float" office:value="-0.0208807">
            <text:p>-0.0208807</text:p>
          </table:table-cell>
          <table:table-cell office:value-type="float" office:value="0.0182433">
            <text:p>0.0182433</text:p>
          </table:table-cell>
          <table:table-cell/>
          <table:table-cell office:value-type="float" office:value="9.37614">
            <text:p>9.37614</text:p>
          </table:table-cell>
          <table:table-cell office:value-type="float" office:value="0.0120923">
            <text:p>0.0120923</text:p>
          </table:table-cell>
          <table:table-cell office:value-type="float" office:value="-0.0855919">
            <text:p>-0.0855919</text:p>
          </table:table-cell>
          <table:table-cell office:value-type="float" office:value="0.854025">
            <text:p>0.854025</text:p>
          </table:table-cell>
          <table:table-cell office:value-type="float" office:value="0.0759617">
            <text:p>0.0759617</text:p>
          </table:table-cell>
          <table:table-cell office:value-type="float" office:value="-0.00738019">
            <text:p>-0.00738019</text:p>
          </table:table-cell>
          <table:table-cell office:value-type="float" office:value="-0.101103">
            <text:p>-0.101103</text:p>
          </table:table-cell>
          <table:table-cell office:value-type="float" office:value="0.0397788">
            <text:p>0.0397788</text:p>
          </table:table-cell>
          <table:table-cell office:value-type="float" office:value="-0.0372687">
            <text:p>-0.0372687</text:p>
          </table:table-cell>
          <table:table-cell office:value-type="float" office:value="0.00468726">
            <text:p>0.00468726</text:p>
          </table:table-cell>
          <table:table-cell office:value-type="float" office:value="0.0157034">
            <text:p>0.0157034</text:p>
          </table:table-cell>
          <table:table-cell office:value-type="float" office:value="0.0699025">
            <text:p>0.0699025</text:p>
          </table:table-cell>
          <table:table-cell office:value-type="float" office:value="0.0208034">
            <text:p>0.0208034</text:p>
          </table:table-cell>
          <table:table-cell office:value-type="float" office:value="-0.0307086">
            <text:p>-0.0307086</text:p>
          </table:table-cell>
        </table:table-row>
        <table:table-row table:style-name="ro2">
          <table:table-cell office:value-type="float" office:value="10.269">
            <text:p>10.269</text:p>
          </table:table-cell>
          <table:table-cell office:value-type="float" office:value="-0.0265445">
            <text:p>-0.0265445</text:p>
          </table:table-cell>
          <table:table-cell office:value-type="float" office:value="-0.218333">
            <text:p>-0.218333</text:p>
          </table:table-cell>
          <table:table-cell office:value-type="float" office:value="0.831494">
            <text:p>0.831494</text:p>
          </table:table-cell>
          <table:table-cell office:value-type="float" office:value="0.0745371">
            <text:p>0.0745371</text:p>
          </table:table-cell>
          <table:table-cell office:value-type="float" office:value="0.0701622">
            <text:p>0.0701622</text:p>
          </table:table-cell>
          <table:table-cell office:value-type="float" office:value="-0.278354">
            <text:p>-0.278354</text:p>
          </table:table-cell>
          <table:table-cell office:value-type="float" office:value="0.0123479">
            <text:p>0.0123479</text:p>
          </table:table-cell>
          <table:table-cell office:value-type="float" office:value="-0.0428617">
            <text:p>-0.0428617</text:p>
          </table:table-cell>
          <table:table-cell office:value-type="float" office:value="0.00181181">
            <text:p>0.00181181</text:p>
          </table:table-cell>
          <table:table-cell office:value-type="float" office:value="-0.00780919">
            <text:p>-0.00780919</text:p>
          </table:table-cell>
          <table:table-cell office:value-type="float" office:value="0.30186">
            <text:p>0.30186</text:p>
          </table:table-cell>
          <table:table-cell office:value-type="float" office:value="0.089456">
            <text:p>0.089456</text:p>
          </table:table-cell>
          <table:table-cell office:value-type="float" office:value="-0.0989182">
            <text:p>-0.0989182</text:p>
          </table:table-cell>
          <table:table-cell/>
          <table:table-cell office:value-type="float" office:value="9.77887">
            <text:p>9.77887</text:p>
          </table:table-cell>
          <table:table-cell office:value-type="float" office:value="0.0776052">
            <text:p>0.0776052</text:p>
          </table:table-cell>
          <table:table-cell office:value-type="float" office:value="-0.171535">
            <text:p>-0.171535</text:p>
          </table:table-cell>
          <table:table-cell office:value-type="float" office:value="0.846568">
            <text:p>0.846568</text:p>
          </table:table-cell>
          <table:table-cell office:value-type="float" office:value="0.115433">
            <text:p>0.115433</text:p>
          </table:table-cell>
          <table:table-cell office:value-type="float" office:value="0.119883">
            <text:p>0.119883</text:p>
          </table:table-cell>
          <table:table-cell office:value-type="float" office:value="-0.257202">
            <text:p>-0.257202</text:p>
          </table:table-cell>
          <table:table-cell office:value-type="float" office:value="0.00426751">
            <text:p>0.00426751</text:p>
          </table:table-cell>
          <table:table-cell office:value-type="float" office:value="-0.0189703">
            <text:p>-0.0189703</text:p>
          </table:table-cell>
          <table:table-cell office:value-type="float" office:value="-0.00373718">
            <text:p>-0.00373718</text:p>
          </table:table-cell>
          <table:table-cell office:value-type="float" office:value="0.0243573">
            <text:p>0.0243573</text:p>
          </table:table-cell>
          <table:table-cell office:value-type="float" office:value="-0.129042">
            <text:p>-0.129042</text:p>
          </table:table-cell>
          <table:table-cell office:value-type="float" office:value="0.0520372">
            <text:p>0.0520372</text:p>
          </table:table-cell>
          <table:table-cell office:value-type="float" office:value="-0.0484675">
            <text:p>-0.0484675</text:p>
          </table:table-cell>
          <table:table-cell/>
          <table:table-cell office:value-type="float" office:value="9.91144">
            <text:p>9.91144</text:p>
          </table:table-cell>
          <table:table-cell office:value-type="float" office:value="0.000407631">
            <text:p>0.000407631</text:p>
          </table:table-cell>
          <table:table-cell office:value-type="float" office:value="-0.213956">
            <text:p>-0.213956</text:p>
          </table:table-cell>
          <table:table-cell office:value-type="float" office:value="0.834605">
            <text:p>0.834605</text:p>
          </table:table-cell>
          <table:table-cell office:value-type="float" office:value="0.105771">
            <text:p>0.105771</text:p>
          </table:table-cell>
          <table:table-cell office:value-type="float" office:value="0.0746635">
            <text:p>0.0746635</text:p>
          </table:table-cell>
          <table:table-cell office:value-type="float" office:value="-0.31378">
            <text:p>-0.31378</text:p>
          </table:table-cell>
          <table:table-cell office:value-type="float" office:value="0.0514605">
            <text:p>0.0514605</text:p>
          </table:table-cell>
          <table:table-cell office:value-type="float" office:value="-0.133215">
            <text:p>-0.133215</text:p>
          </table:table-cell>
          <table:table-cell office:value-type="float" office:value="0.0233791">
            <text:p>0.0233791</text:p>
          </table:table-cell>
          <table:table-cell office:value-type="float" office:value="0.0237662">
            <text:p>0.0237662</text:p>
          </table:table-cell>
          <table:table-cell office:value-type="float" office:value="0.391191">
            <text:p>0.391191</text:p>
          </table:table-cell>
          <table:table-cell office:value-type="float" office:value="-0.0870071">
            <text:p>-0.0870071</text:p>
          </table:table-cell>
          <table:table-cell office:value-type="float" office:value="-0.0626964">
            <text:p>-0.0626964</text:p>
          </table:table-cell>
          <table:table-cell/>
          <table:table-cell office:value-type="float" office:value="9.67675">
            <text:p>9.67675</text:p>
          </table:table-cell>
          <table:table-cell office:value-type="float" office:value="0.0993688">
            <text:p>0.0993688</text:p>
          </table:table-cell>
          <table:table-cell office:value-type="float" office:value="-0.160894">
            <text:p>-0.160894</text:p>
          </table:table-cell>
          <table:table-cell office:value-type="float" office:value="0.807358">
            <text:p>0.807358</text:p>
          </table:table-cell>
          <table:table-cell office:value-type="float" office:value="0.11798">
            <text:p>0.11798</text:p>
          </table:table-cell>
          <table:table-cell office:value-type="float" office:value="0.13082">
            <text:p>0.13082</text:p>
          </table:table-cell>
          <table:table-cell office:value-type="float" office:value="-0.259637">
            <text:p>-0.259637</text:p>
          </table:table-cell>
          <table:table-cell office:value-type="float" office:value="0.0307986">
            <text:p>0.0307986</text:p>
          </table:table-cell>
          <table:table-cell office:value-type="float" office:value="-0.0294197">
            <text:p>-0.0294197</text:p>
          </table:table-cell>
          <table:table-cell office:value-type="float" office:value="0.00479976">
            <text:p>0.00479976</text:p>
          </table:table-cell>
          <table:table-cell office:value-type="float" office:value="-0.00674677">
            <text:p>-0.00674677</text:p>
          </table:table-cell>
          <table:table-cell office:value-type="float" office:value="-0.066111">
            <text:p>-0.066111</text:p>
          </table:table-cell>
          <table:table-cell office:value-type="float" office:value="-0.00699763">
            <text:p>-0.00699763</text:p>
          </table:table-cell>
          <table:table-cell office:value-type="float" office:value="0.0109619">
            <text:p>0.0109619</text:p>
          </table:table-cell>
          <table:table-cell/>
          <table:table-cell office:value-type="float" office:value="9.54291">
            <text:p>9.54291</text:p>
          </table:table-cell>
          <table:table-cell office:value-type="float" office:value="0.00782108">
            <text:p>0.00782108</text:p>
          </table:table-cell>
          <table:table-cell office:value-type="float" office:value="-0.0842316">
            <text:p>-0.0842316</text:p>
          </table:table-cell>
          <table:table-cell office:value-type="float" office:value="0.85579">
            <text:p>0.85579</text:p>
          </table:table-cell>
          <table:table-cell office:value-type="float" office:value="0.0725578">
            <text:p>0.0725578</text:p>
          </table:table-cell>
          <table:table-cell office:value-type="float" office:value="-0.00975162">
            <text:p>-0.00975162</text:p>
          </table:table-cell>
          <table:table-cell office:value-type="float" office:value="-0.0998464">
            <text:p>-0.0998464</text:p>
          </table:table-cell>
          <table:table-cell office:value-type="float" office:value="0.0393209">
            <text:p>0.0393209</text:p>
          </table:table-cell>
          <table:table-cell office:value-type="float" office:value="-0.0256108">
            <text:p>-0.0256108</text:p>
          </table:table-cell>
          <table:table-cell office:value-type="float" office:value="0.00815673">
            <text:p>0.00815673</text:p>
          </table:table-cell>
          <table:table-cell office:value-type="float" office:value="0.010582">
            <text:p>0.010582</text:p>
          </table:table-cell>
          <table:table-cell office:value-type="float" office:value="0.081628">
            <text:p>0.081628</text:p>
          </table:table-cell>
          <table:table-cell office:value-type="float" office:value="0.00590103">
            <text:p>0.00590103</text:p>
          </table:table-cell>
          <table:table-cell office:value-type="float" office:value="-0.0801826">
            <text:p>-0.0801826</text:p>
          </table:table-cell>
        </table:table-row>
        <table:table-row table:style-name="ro2">
          <table:table-cell office:value-type="float" office:value="10.337">
            <text:p>10.337</text:p>
          </table:table-cell>
          <table:table-cell office:value-type="float" office:value="-0.0280633">
            <text:p>-0.0280633</text:p>
          </table:table-cell>
          <table:table-cell office:value-type="float" office:value="-0.217797">
            <text:p>-0.217797</text:p>
          </table:table-cell>
          <table:table-cell office:value-type="float" office:value="0.830506">
            <text:p>0.830506</text:p>
          </table:table-cell>
          <table:table-cell office:value-type="float" office:value="0.0732672">
            <text:p>0.0732672</text:p>
          </table:table-cell>
          <table:table-cell office:value-type="float" office:value="0.056159">
            <text:p>0.056159</text:p>
          </table:table-cell>
          <table:table-cell office:value-type="float" office:value="-0.283609">
            <text:p>-0.283609</text:p>
          </table:table-cell>
          <table:table-cell office:value-type="float" office:value="0.0184922">
            <text:p>0.0184922</text:p>
          </table:table-cell>
          <table:table-cell office:value-type="float" office:value="-0.0223461">
            <text:p>-0.0223461</text:p>
          </table:table-cell>
          <table:table-cell office:value-type="float" office:value="0.00789159">
            <text:p>0.00789159</text:p>
          </table:table-cell>
          <table:table-cell office:value-type="float" office:value="-0.014532">
            <text:p>-0.014532</text:p>
          </table:table-cell>
          <table:table-cell office:value-type="float" office:value="-0.105728">
            <text:p>-0.105728</text:p>
          </table:table-cell>
          <table:table-cell office:value-type="float" office:value="-0.0843043">
            <text:p>-0.0843043</text:p>
          </table:table-cell>
          <table:table-cell office:value-type="float" office:value="0.114137">
            <text:p>0.114137</text:p>
          </table:table-cell>
          <table:table-cell/>
          <table:table-cell office:value-type="float" office:value="10.0099">
            <text:p>10.0099</text:p>
          </table:table-cell>
          <table:table-cell office:value-type="float" office:value="0.0663388">
            <text:p>0.0663388</text:p>
          </table:table-cell>
          <table:table-cell office:value-type="float" office:value="-0.169622">
            <text:p>-0.169622</text:p>
          </table:table-cell>
          <table:table-cell office:value-type="float" office:value="0.849608">
            <text:p>0.849608</text:p>
          </table:table-cell>
          <table:table-cell office:value-type="float" office:value="0.109694">
            <text:p>0.109694</text:p>
          </table:table-cell>
          <table:table-cell office:value-type="float" office:value="0.11648">
            <text:p>0.11648</text:p>
          </table:table-cell>
          <table:table-cell office:value-type="float" office:value="-0.256613">
            <text:p>-0.256613</text:p>
          </table:table-cell>
          <table:table-cell office:value-type="float" office:value="0.00792073">
            <text:p>0.00792073</text:p>
          </table:table-cell>
          <table:table-cell office:value-type="float" office:value="-0.0487767">
            <text:p>-0.0487767</text:p>
          </table:table-cell>
          <table:table-cell office:value-type="float" office:value="0.00828243">
            <text:p>0.00828243</text:p>
          </table:table-cell>
          <table:table-cell office:value-type="float" office:value="0.0131622">
            <text:p>0.0131622</text:p>
          </table:table-cell>
          <table:table-cell office:value-type="float" office:value="0.0653341">
            <text:p>0.0653341</text:p>
          </table:table-cell>
          <table:table-cell office:value-type="float" office:value="-0.0135998">
            <text:p>-0.0135998</text:p>
          </table:table-cell>
          <table:table-cell office:value-type="float" office:value="-0.0355787">
            <text:p>-0.0355787</text:p>
          </table:table-cell>
          <table:table-cell/>
          <table:table-cell office:value-type="float" office:value="10.1417">
            <text:p>10.1417</text:p>
          </table:table-cell>
          <table:table-cell office:value-type="float" office:value="-0.00952467">
            <text:p>-0.00952467</text:p>
          </table:table-cell>
          <table:table-cell office:value-type="float" office:value="-0.213186">
            <text:p>-0.213186</text:p>
          </table:table-cell>
          <table:table-cell office:value-type="float" office:value="0.836753">
            <text:p>0.836753</text:p>
          </table:table-cell>
          <table:table-cell office:value-type="float" office:value="0.100392">
            <text:p>0.100392</text:p>
          </table:table-cell>
          <table:table-cell office:value-type="float" office:value="0.0570198">
            <text:p>0.0570198</text:p>
          </table:table-cell>
          <table:table-cell office:value-type="float" office:value="-0.310505">
            <text:p>-0.310505</text:p>
          </table:table-cell>
          <table:table-cell office:value-type="float" office:value="0.0542511">
            <text:p>0.0542511</text:p>
          </table:table-cell>
          <table:table-cell office:value-type="float" office:value="-0.0431308">
            <text:p>-0.0431308</text:p>
          </table:table-cell>
          <table:table-cell office:value-type="float" office:value="0.00334287">
            <text:p>0.00334287</text:p>
          </table:table-cell>
          <table:table-cell office:value-type="float" office:value="0.00932825">
            <text:p>0.00932825</text:p>
          </table:table-cell>
          <table:table-cell office:value-type="float" office:value="-0.0425444">
            <text:p>-0.0425444</text:p>
          </table:table-cell>
          <table:table-cell office:value-type="float" office:value="0.0136385">
            <text:p>0.0136385</text:p>
          </table:table-cell>
          <table:table-cell office:value-type="float" office:value="-0.0129825">
            <text:p>-0.0129825</text:p>
          </table:table-cell>
          <table:table-cell/>
          <table:table-cell office:value-type="float" office:value="9.97456">
            <text:p>9.97456</text:p>
          </table:table-cell>
          <table:table-cell office:value-type="float" office:value="0.0847435">
            <text:p>0.0847435</text:p>
          </table:table-cell>
          <table:table-cell office:value-type="float" office:value="-0.160086">
            <text:p>-0.160086</text:p>
          </table:table-cell>
          <table:table-cell office:value-type="float" office:value="0.806321">
            <text:p>0.806321</text:p>
          </table:table-cell>
          <table:table-cell office:value-type="float" office:value="0.110469">
            <text:p>0.110469</text:p>
          </table:table-cell>
          <table:table-cell office:value-type="float" office:value="0.120982">
            <text:p>0.120982</text:p>
          </table:table-cell>
          <table:table-cell office:value-type="float" office:value="-0.258293">
            <text:p>-0.258293</text:p>
          </table:table-cell>
          <table:table-cell office:value-type="float" office:value="0.0312863">
            <text:p>0.0312863</text:p>
          </table:table-cell>
          <table:table-cell office:value-type="float" office:value="-0.0491086">
            <text:p>-0.0491086</text:p>
          </table:table-cell>
          <table:table-cell office:value-type="float" office:value="0.00271575">
            <text:p>0.00271575</text:p>
          </table:table-cell>
          <table:table-cell office:value-type="float" office:value="-0.00348213">
            <text:p>-0.00348213</text:p>
          </table:table-cell>
          <table:table-cell office:value-type="float" office:value="0.00726831">
            <text:p>0.00726831</text:p>
          </table:table-cell>
          <table:table-cell office:value-type="float" office:value="0.000307287">
            <text:p>0.000307287</text:p>
          </table:table-cell>
          <table:table-cell office:value-type="float" office:value="-0.0014574">
            <text:p>-0.0014574</text:p>
          </table:table-cell>
          <table:table-cell/>
          <table:table-cell office:value-type="float" office:value="9.74342">
            <text:p>9.74342</text:p>
          </table:table-cell>
          <table:table-cell office:value-type="float" office:value="0.00596763">
            <text:p>0.00596763</text:p>
          </table:table-cell>
          <table:table-cell office:value-type="float" office:value="-0.0823589">
            <text:p>-0.0823589</text:p>
          </table:table-cell>
          <table:table-cell office:value-type="float" office:value="0.854688">
            <text:p>0.854688</text:p>
          </table:table-cell>
          <table:table-cell office:value-type="float" office:value="0.0686666">
            <text:p>0.0686666</text:p>
          </table:table-cell>
          <table:table-cell office:value-type="float" office:value="-0.0135904">
            <text:p>-0.0135904</text:p>
          </table:table-cell>
          <table:table-cell office:value-type="float" office:value="-0.0986769">
            <text:p>-0.0986769</text:p>
          </table:table-cell>
          <table:table-cell office:value-type="float" office:value="0.0400717">
            <text:p>0.0400717</text:p>
          </table:table-cell>
          <table:table-cell office:value-type="float" office:value="-0.00924382">
            <text:p>-0.00924382</text:p>
          </table:table-cell>
          <table:table-cell office:value-type="float" office:value="0.00933992">
            <text:p>0.00933992</text:p>
          </table:table-cell>
          <table:table-cell office:value-type="float" office:value="-0.00549513">
            <text:p>-0.00549513</text:p>
          </table:table-cell>
          <table:table-cell office:value-type="float" office:value="-0.0371614">
            <text:p>-0.0371614</text:p>
          </table:table-cell>
          <table:table-cell office:value-type="float" office:value="-0.0211608">
            <text:p>-0.0211608</text:p>
          </table:table-cell>
          <table:table-cell office:value-type="float" office:value="0.021687">
            <text:p>0.021687</text:p>
          </table:table-cell>
        </table:table-row>
        <table:table-row table:style-name="ro2">
          <table:table-cell office:value-type="float" office:value="10.4692">
            <text:p>10.4692</text:p>
          </table:table-cell>
          <table:table-cell office:value-type="float" office:value="-0.0328667">
            <text:p>-0.0328667</text:p>
          </table:table-cell>
          <table:table-cell office:value-type="float" office:value="-0.218227">
            <text:p>-0.218227</text:p>
          </table:table-cell>
          <table:table-cell office:value-type="float" office:value="0.83058">
            <text:p>0.83058</text:p>
          </table:table-cell>
          <table:table-cell office:value-type="float" office:value="0.0708581">
            <text:p>0.0708581</text:p>
          </table:table-cell>
          <table:table-cell office:value-type="float" office:value="0.0532931">
            <text:p>0.0532931</text:p>
          </table:table-cell>
          <table:table-cell office:value-type="float" office:value="-0.281303">
            <text:p>-0.281303</text:p>
          </table:table-cell>
          <table:table-cell office:value-type="float" office:value="0.0153193">
            <text:p>0.0153193</text:p>
          </table:table-cell>
          <table:table-cell office:value-type="float" office:value="-0.0363264">
            <text:p>-0.0363264</text:p>
          </table:table-cell>
          <table:table-cell office:value-type="float" office:value="-0.00325589">
            <text:p>-0.00325589</text:p>
          </table:table-cell>
          <table:table-cell office:value-type="float" office:value="0.000560249">
            <text:p>0.000560249</text:p>
          </table:table-cell>
          <table:table-cell office:value-type="float" office:value="-0.0456964">
            <text:p>-0.0456964</text:p>
          </table:table-cell>
          <table:table-cell office:value-type="float" office:value="0.0185297">
            <text:p>0.0185297</text:p>
          </table:table-cell>
          <table:table-cell office:value-type="float" office:value="-0.0106105">
            <text:p>-0.0106105</text:p>
          </table:table-cell>
          <table:table-cell/>
          <table:table-cell office:value-type="float" office:value="10.2762">
            <text:p>10.2762</text:p>
          </table:table-cell>
          <table:table-cell office:value-type="float" office:value="0.0579819">
            <text:p>0.0579819</text:p>
          </table:table-cell>
          <table:table-cell office:value-type="float" office:value="-0.168381">
            <text:p>-0.168381</text:p>
          </table:table-cell>
          <table:table-cell office:value-type="float" office:value="0.85059">
            <text:p>0.85059</text:p>
          </table:table-cell>
          <table:table-cell office:value-type="float" office:value="0.103429">
            <text:p>0.103429</text:p>
          </table:table-cell>
          <table:table-cell office:value-type="float" office:value="0.11264">
            <text:p>0.11264</text:p>
          </table:table-cell>
          <table:table-cell office:value-type="float" office:value="-0.257946">
            <text:p>-0.257946</text:p>
          </table:table-cell>
          <table:table-cell office:value-type="float" office:value="0.0100125">
            <text:p>0.0100125</text:p>
          </table:table-cell>
          <table:table-cell office:value-type="float" office:value="-0.0313741">
            <text:p>-0.0313741</text:p>
          </table:table-cell>
          <table:table-cell office:value-type="float" office:value="0.00465994">
            <text:p>0.00465994</text:p>
          </table:table-cell>
          <table:table-cell office:value-type="float" office:value="0.00368533">
            <text:p>0.00368533</text:p>
          </table:table-cell>
          <table:table-cell office:value-type="float" office:value="0.0729613">
            <text:p>0.0729613</text:p>
          </table:table-cell>
          <table:table-cell office:value-type="float" office:value="-0.0764358">
            <text:p>-0.0764358</text:p>
          </table:table-cell>
          <table:table-cell office:value-type="float" office:value="-0.0168211">
            <text:p>-0.0168211</text:p>
          </table:table-cell>
          <table:table-cell/>
          <table:table-cell office:value-type="float" office:value="10.5415">
            <text:p>10.5415</text:p>
          </table:table-cell>
          <table:table-cell office:value-type="float" office:value="-0.0335679">
            <text:p>-0.0335679</text:p>
          </table:table-cell>
          <table:table-cell office:value-type="float" office:value="-0.20967">
            <text:p>-0.20967</text:p>
          </table:table-cell>
          <table:table-cell office:value-type="float" office:value="0.838407">
            <text:p>0.838407</text:p>
          </table:table-cell>
          <table:table-cell office:value-type="float" office:value="0.0916953">
            <text:p>0.0916953</text:p>
          </table:table-cell>
          <table:table-cell office:value-type="float" office:value="0.0421969">
            <text:p>0.0421969</text:p>
          </table:table-cell>
          <table:table-cell office:value-type="float" office:value="-0.306506">
            <text:p>-0.306506</text:p>
          </table:table-cell>
          <table:table-cell office:value-type="float" office:value="0.051117">
            <text:p>0.051117</text:p>
          </table:table-cell>
          <table:table-cell office:value-type="float" office:value="-0.0601397">
            <text:p>-0.0601397</text:p>
          </table:table-cell>
          <table:table-cell office:value-type="float" office:value="0.00879539">
            <text:p>0.00879539</text:p>
          </table:table-cell>
          <table:table-cell office:value-type="float" office:value="0.00413797">
            <text:p>0.00413797</text:p>
          </table:table-cell>
          <table:table-cell office:value-type="float" office:value="0.147931">
            <text:p>0.147931</text:p>
          </table:table-cell>
          <table:table-cell office:value-type="float" office:value="0.00528014">
            <text:p>0.00528014</text:p>
          </table:table-cell>
          <table:table-cell office:value-type="float" office:value="-0.11596">
            <text:p>-0.11596</text:p>
          </table:table-cell>
          <table:table-cell/>
          <table:table-cell office:value-type="float" office:value="10.2824">
            <text:p>10.2824</text:p>
          </table:table-cell>
          <table:table-cell office:value-type="float" office:value="0.0703165">
            <text:p>0.0703165</text:p>
          </table:table-cell>
          <table:table-cell office:value-type="float" office:value="-0.15922">
            <text:p>-0.15922</text:p>
          </table:table-cell>
          <table:table-cell office:value-type="float" office:value="0.805111">
            <text:p>0.805111</text:p>
          </table:table-cell>
          <table:table-cell office:value-type="float" office:value="0.103209">
            <text:p>0.103209</text:p>
          </table:table-cell>
          <table:table-cell office:value-type="float" office:value="0.122765">
            <text:p>0.122765</text:p>
          </table:table-cell>
          <table:table-cell office:value-type="float" office:value="-0.25664">
            <text:p>-0.25664</text:p>
          </table:table-cell>
          <table:table-cell office:value-type="float" office:value="0.0297376">
            <text:p>0.0297376</text:p>
          </table:table-cell>
          <table:table-cell office:value-type="float" office:value="-0.0468714">
            <text:p>-0.0468714</text:p>
          </table:table-cell>
          <table:table-cell office:value-type="float" office:value="0.00281034">
            <text:p>0.00281034</text:p>
          </table:table-cell>
          <table:table-cell office:value-type="float" office:value="-0.00393072">
            <text:p>-0.00393072</text:p>
          </table:table-cell>
          <table:table-cell office:value-type="float" office:value="0.310324">
            <text:p>0.310324</text:p>
          </table:table-cell>
          <table:table-cell office:value-type="float" office:value="0.00935872">
            <text:p>0.00935872</text:p>
          </table:table-cell>
          <table:table-cell office:value-type="float" office:value="-0.0492023">
            <text:p>-0.0492023</text:p>
          </table:table-cell>
          <table:table-cell/>
          <table:table-cell office:value-type="float" office:value="9.94272">
            <text:p>9.94272</text:p>
          </table:table-cell>
          <table:table-cell office:value-type="float" office:value="0.00264929">
            <text:p>0.00264929</text:p>
          </table:table-cell>
          <table:table-cell office:value-type="float" office:value="-0.081338">
            <text:p>-0.081338</text:p>
          </table:table-cell>
          <table:table-cell office:value-type="float" office:value="0.854455">
            <text:p>0.854455</text:p>
          </table:table-cell>
          <table:table-cell office:value-type="float" office:value="0.0650057">
            <text:p>0.0650057</text:p>
          </table:table-cell>
          <table:table-cell office:value-type="float" office:value="-0.01521">
            <text:p>-0.01521</text:p>
          </table:table-cell>
          <table:table-cell office:value-type="float" office:value="-0.0976369">
            <text:p>-0.0976369</text:p>
          </table:table-cell>
          <table:table-cell table:style-name="ce1" office:value-type="float" office:value="0.0398869">
            <text:p>0.0398869</text:p>
          </table:table-cell>
          <table:table-cell office:value-type="float" office:value="-0.0166501">
            <text:p>-0.0166501</text:p>
          </table:table-cell>
          <table:table-cell office:value-type="float" office:value="0.00512259">
            <text:p>0.00512259</text:p>
          </table:table-cell>
          <table:table-cell office:value-type="float" office:value="-0.00117293">
            <text:p>-0.00117293</text:p>
          </table:table-cell>
          <table:table-cell office:value-type="float" office:value="0.0184128">
            <text:p>0.0184128</text:p>
          </table:table-cell>
          <table:table-cell office:value-type="float" office:value="-0.0120741">
            <text:p>-0.0120741</text:p>
          </table:table-cell>
          <table:table-cell office:value-type="float" office:value="0.0150497">
            <text:p>0.0150497</text:p>
          </table:table-cell>
        </table:table-row>
        <table:table-row table:style-name="ro2">
          <table:table-cell office:value-type="float" office:value="10.8824">
            <text:p>10.8824</text:p>
          </table:table-cell>
          <table:table-cell office:value-type="float" office:value="-0.0556802">
            <text:p>-0.0556802</text:p>
          </table:table-cell>
          <table:table-cell office:value-type="float" office:value="-0.216409">
            <text:p>-0.216409</text:p>
          </table:table-cell>
          <table:table-cell office:value-type="float" office:value="0.829">
            <text:p>0.829</text:p>
          </table:table-cell>
          <table:table-cell office:value-type="float" office:value="0.0638284">
            <text:p>0.0638284</text:p>
          </table:table-cell>
          <table:table-cell office:value-type="float" office:value="0.0360148">
            <text:p>0.0360148</text:p>
          </table:table-cell>
          <table:table-cell office:value-type="float" office:value="-0.277396">
            <text:p>-0.277396</text:p>
          </table:table-cell>
          <table:table-cell office:value-type="float" office:value="0.0127689">
            <text:p>0.0127689</text:p>
          </table:table-cell>
          <table:table-cell office:value-type="float" office:value="-0.0552091">
            <text:p>-0.0552091</text:p>
          </table:table-cell>
          <table:table-cell office:value-type="float" office:value="0.00440093">
            <text:p>0.00440093</text:p>
          </table:table-cell>
          <table:table-cell office:value-type="float" office:value="-0.00382423">
            <text:p>-0.00382423</text:p>
          </table:table-cell>
          <table:table-cell office:value-type="float" office:value="0.0724234">
            <text:p>0.0724234</text:p>
          </table:table-cell>
          <table:table-cell office:value-type="float" office:value="0.0580343">
            <text:p>0.0580343</text:p>
          </table:table-cell>
          <table:table-cell office:value-type="float" office:value="-0.0222575">
            <text:p>-0.0222575</text:p>
          </table:table-cell>
          <table:table-cell/>
          <table:table-cell office:value-type="float" office:value="10.3764">
            <text:p>10.3764</text:p>
          </table:table-cell>
          <table:table-cell office:value-type="float" office:value="0.0555711">
            <text:p>0.0555711</text:p>
          </table:table-cell>
          <table:table-cell office:value-type="float" office:value="-0.168681">
            <text:p>-0.168681</text:p>
          </table:table-cell>
          <table:table-cell office:value-type="float" office:value="0.85079">
            <text:p>0.85079</text:p>
          </table:table-cell>
          <table:table-cell office:value-type="float" office:value="0.101166">
            <text:p>0.101166</text:p>
          </table:table-cell>
          <table:table-cell office:value-type="float" office:value="0.105417">
            <text:p>0.105417</text:p>
          </table:table-cell>
          <table:table-cell office:value-type="float" office:value="-0.254125">
            <text:p>-0.254125</text:p>
          </table:table-cell>
          <table:table-cell office:value-type="float" office:value="0.00941909">
            <text:p>0.00941909</text:p>
          </table:table-cell>
          <table:table-cell office:value-type="float" office:value="-0.024065">
            <text:p>-0.024065</text:p>
          </table:table-cell>
          <table:table-cell office:value-type="float" office:value="-0.00299724">
            <text:p>-0.00299724</text:p>
          </table:table-cell>
          <table:table-cell office:value-type="float" office:value="0.00200023">
            <text:p>0.00200023</text:p>
          </table:table-cell>
          <table:table-cell office:value-type="float" office:value="-0.0809432">
            <text:p>-0.0809432</text:p>
          </table:table-cell>
          <table:table-cell office:value-type="float" office:value="0.0355571">
            <text:p>0.0355571</text:p>
          </table:table-cell>
          <table:table-cell office:value-type="float" office:value="-0.0424115">
            <text:p>-0.0424115</text:p>
          </table:table-cell>
          <table:table-cell/>
          <table:table-cell office:value-type="float" office:value="10.6425">
            <text:p>10.6425</text:p>
          </table:table-cell>
          <table:table-cell office:value-type="float" office:value="-0.0381337">
            <text:p>-0.0381337</text:p>
          </table:table-cell>
          <table:table-cell office:value-type="float" office:value="-0.208728">
            <text:p>-0.208728</text:p>
          </table:table-cell>
          <table:table-cell office:value-type="float" office:value="0.837642">
            <text:p>0.837642</text:p>
          </table:table-cell>
          <table:table-cell office:value-type="float" office:value="0.0896195">
            <text:p>0.0896195</text:p>
          </table:table-cell>
          <table:table-cell office:value-type="float" office:value="0.0257208">
            <text:p>0.0257208</text:p>
          </table:table-cell>
          <table:table-cell office:value-type="float" office:value="-0.303037">
            <text:p>-0.303037</text:p>
          </table:table-cell>
          <table:table-cell office:value-type="float" office:value="0.0546748">
            <text:p>0.0546748</text:p>
          </table:table-cell>
          <table:table-cell office:value-type="float" office:value="-0.0451951">
            <text:p>-0.0451951</text:p>
          </table:table-cell>
          <table:table-cell office:value-type="float" office:value="0.00932881">
            <text:p>0.00932881</text:p>
          </table:table-cell>
          <table:table-cell office:value-type="float" office:value="-0.00757675">
            <text:p>-0.00757675</text:p>
          </table:table-cell>
          <table:table-cell office:value-type="float" office:value="-0.195688">
            <text:p>-0.195688</text:p>
          </table:table-cell>
          <table:table-cell office:value-type="float" office:value="0.0643069">
            <text:p>0.0643069</text:p>
          </table:table-cell>
          <table:table-cell office:value-type="float" office:value="0.0170333">
            <text:p>0.0170333</text:p>
          </table:table-cell>
          <table:table-cell/>
          <table:table-cell office:value-type="float" office:value="10.3753">
            <text:p>10.3753</text:p>
          </table:table-cell>
          <table:table-cell office:value-type="float" office:value="0.0686406">
            <text:p>0.0686406</text:p>
          </table:table-cell>
          <table:table-cell office:value-type="float" office:value="-0.158879">
            <text:p>-0.158879</text:p>
          </table:table-cell>
          <table:table-cell office:value-type="float" office:value="0.804321">
            <text:p>0.804321</text:p>
          </table:table-cell>
          <table:table-cell office:value-type="float" office:value="0.101112">
            <text:p>0.101112</text:p>
          </table:table-cell>
          <table:table-cell office:value-type="float" office:value="0.110312">
            <text:p>0.110312</text:p>
          </table:table-cell>
          <table:table-cell office:value-type="float" office:value="-0.257691">
            <text:p>-0.257691</text:p>
          </table:table-cell>
          <table:table-cell office:value-type="float" office:value="0.0334247">
            <text:p>0.0334247</text:p>
          </table:table-cell>
          <table:table-cell office:value-type="float" office:value="-0.0180346">
            <text:p>-0.0180346</text:p>
          </table:table-cell>
          <table:table-cell office:value-type="float" office:value="0.00367999">
            <text:p>0.00367999</text:p>
          </table:table-cell>
          <table:table-cell office:value-type="float" office:value="-0.00850284">
            <text:p>-0.00850284</text:p>
          </table:table-cell>
          <table:table-cell office:value-type="float" office:value="-0.0333065">
            <text:p>-0.0333065</text:p>
          </table:table-cell>
          <table:table-cell office:value-type="float" office:value="-0.0287081">
            <text:p>-0.0287081</text:p>
          </table:table-cell>
          <table:table-cell office:value-type="float" office:value="0.0562494">
            <text:p>0.0562494</text:p>
          </table:table-cell>
          <table:table-cell/>
          <table:table-cell office:value-type="float" office:value="10.2127">
            <text:p>10.2127</text:p>
          </table:table-cell>
          <table:table-cell office:value-type="float" office:value="-0.000503539">
            <text:p>-0.000503539</text:p>
          </table:table-cell>
          <table:table-cell office:value-type="float" office:value="-0.080835">
            <text:p>-0.080835</text:p>
          </table:table-cell>
          <table:table-cell office:value-type="float" office:value="0.855235">
            <text:p>0.855235</text:p>
          </table:table-cell>
          <table:table-cell office:value-type="float" office:value="0.0603565">
            <text:p>0.0603565</text:p>
          </table:table-cell>
          <table:table-cell office:value-type="float" office:value="-0.00106593">
            <text:p>-0.00106593</text:p>
          </table:table-cell>
          <table:table-cell office:value-type="float" office:value="-0.0997857">
            <text:p>-0.0997857</text:p>
          </table:table-cell>
          <table:table-cell office:value-type="float" office:value="0.0349425">
            <text:p>0.0349425</text:p>
          </table:table-cell>
          <table:table-cell office:value-type="float" office:value="-0.0116797">
            <text:p>-0.0116797</text:p>
          </table:table-cell>
          <table:table-cell office:value-type="float" office:value="0.00186329">
            <text:p>0.00186329</text:p>
          </table:table-cell>
          <table:table-cell office:value-type="float" office:value="0.0028896">
            <text:p>0.0028896</text:p>
          </table:table-cell>
          <table:table-cell office:value-type="float" office:value="0.502482">
            <text:p>0.502482</text:p>
          </table:table-cell>
          <table:table-cell office:value-type="float" office:value="-0.0860051">
            <text:p>-0.0860051</text:p>
          </table:table-cell>
          <table:table-cell office:value-type="float" office:value="-0.162288">
            <text:p>-0.162288</text:p>
          </table:table-cell>
        </table:table-row>
        <table:table-row table:style-name="ro2">
          <table:table-cell office:value-type="float" office:value="11.0089">
            <text:p>11.0089</text:p>
          </table:table-cell>
          <table:table-cell office:value-type="float" office:value="-0.0615035">
            <text:p>-0.0615035</text:p>
          </table:table-cell>
          <table:table-cell office:value-type="float" office:value="-0.214924">
            <text:p>-0.214924</text:p>
          </table:table-cell>
          <table:table-cell office:value-type="float" office:value="0.828161">
            <text:p>0.828161</text:p>
          </table:table-cell>
          <table:table-cell office:value-type="float" office:value="0.0618199">
            <text:p>0.0618199</text:p>
          </table:table-cell>
          <table:table-cell office:value-type="float" office:value="0.031459">
            <text:p>0.031459</text:p>
          </table:table-cell>
          <table:table-cell office:value-type="float" office:value="-0.278323">
            <text:p>-0.278323</text:p>
          </table:table-cell>
          <table:table-cell office:value-type="float" office:value="0.0138163">
            <text:p>0.0138163</text:p>
          </table:table-cell>
          <table:table-cell office:value-type="float" office:value="-0.0460509">
            <text:p>-0.0460509</text:p>
          </table:table-cell>
          <table:table-cell office:value-type="float" office:value="0.0117396">
            <text:p>0.0117396</text:p>
          </table:table-cell>
          <table:table-cell office:value-type="float" office:value="-0.00663878">
            <text:p>-0.00663878</text:p>
          </table:table-cell>
          <table:table-cell office:value-type="float" office:value="0.0618178">
            <text:p>0.0618178</text:p>
          </table:table-cell>
          <table:table-cell office:value-type="float" office:value="-0.0259003">
            <text:p>-0.0259003</text:p>
          </table:table-cell>
          <table:table-cell office:value-type="float" office:value="0.0376583">
            <text:p>0.0376583</text:p>
          </table:table-cell>
          <table:table-cell/>
          <table:table-cell office:value-type="float" office:value="10.6909">
            <text:p>10.6909</text:p>
          </table:table-cell>
          <table:table-cell office:value-type="float" office:value="0.0399988">
            <text:p>0.0399988</text:p>
          </table:table-cell>
          <table:table-cell office:value-type="float" office:value="-0.166107">
            <text:p>-0.166107</text:p>
          </table:table-cell>
          <table:table-cell office:value-type="float" office:value="0.847225">
            <text:p>0.847225</text:p>
          </table:table-cell>
          <table:table-cell office:value-type="float" office:value="0.0943805">
            <text:p>0.0943805</text:p>
          </table:table-cell>
          <table:table-cell office:value-type="float" office:value="0.0955324">
            <text:p>0.0955324</text:p>
          </table:table-cell>
          <table:table-cell office:value-type="float" office:value="-0.25188">
            <text:p>-0.25188</text:p>
          </table:table-cell>
          <table:table-cell office:value-type="float" office:value="0.0108181">
            <text:p>0.0108181</text:p>
          </table:table-cell>
          <table:table-cell office:value-type="float" office:value="-0.0495192">
            <text:p>-0.0495192</text:p>
          </table:table-cell>
          <table:table-cell office:value-type="float" office:value="0.0081844">
            <text:p>0.0081844</text:p>
          </table:table-cell>
          <table:table-cell office:value-type="float" office:value="-0.0113369">
            <text:p>-0.0113369</text:p>
          </table:table-cell>
          <table:table-cell office:value-type="float" office:value="0.0413852">
            <text:p>0.0413852</text:p>
          </table:table-cell>
          <table:table-cell office:value-type="float" office:value="-0.00592549">
            <text:p>-0.00592549</text:p>
          </table:table-cell>
          <table:table-cell office:value-type="float" office:value="0.0746679">
            <text:p>0.0746679</text:p>
          </table:table-cell>
          <table:table-cell/>
          <table:table-cell office:value-type="float" office:value="10.8095">
            <text:p>10.8095</text:p>
          </table:table-cell>
          <table:table-cell office:value-type="float" office:value="-0.0511296">
            <text:p>-0.0511296</text:p>
          </table:table-cell>
          <table:table-cell office:value-type="float" office:value="-0.205379">
            <text:p>-0.205379</text:p>
          </table:table-cell>
          <table:table-cell office:value-type="float" office:value="0.836852">
            <text:p>0.836852</text:p>
          </table:table-cell>
          <table:table-cell office:value-type="float" office:value="0.0862923">
            <text:p>0.0862923</text:p>
          </table:table-cell>
          <table:table-cell office:value-type="float" office:value="0.0224471">
            <text:p>0.0224471</text:p>
          </table:table-cell>
          <table:table-cell office:value-type="float" office:value="-0.302796">
            <text:p>-0.302796</text:p>
          </table:table-cell>
          <table:table-cell office:value-type="float" office:value="0.0541794">
            <text:p>0.0541794</text:p>
          </table:table-cell>
          <table:table-cell office:value-type="float" office:value="-0.0778587">
            <text:p>-0.0778587</text:p>
          </table:table-cell>
          <table:table-cell office:value-type="float" office:value="0.0200627">
            <text:p>0.0200627</text:p>
          </table:table-cell>
          <table:table-cell office:value-type="float" office:value="-0.0047336">
            <text:p>-0.0047336</text:p>
          </table:table-cell>
          <table:table-cell office:value-type="float" office:value="0.0872005">
            <text:p>0.0872005</text:p>
          </table:table-cell>
          <table:table-cell office:value-type="float" office:value="-0.0389464">
            <text:p>-0.0389464</text:p>
          </table:table-cell>
          <table:table-cell office:value-type="float" office:value="0.0193429">
            <text:p>0.0193429</text:p>
          </table:table-cell>
          <table:table-cell/>
          <table:table-cell office:value-type="float" office:value="10.5422">
            <text:p>10.5422</text:p>
          </table:table-cell>
          <table:table-cell office:value-type="float" office:value="0.0647017">
            <text:p>0.0647017</text:p>
          </table:table-cell>
          <table:table-cell office:value-type="float" office:value="-0.159064">
            <text:p>-0.159064</text:p>
          </table:table-cell>
          <table:table-cell office:value-type="float" office:value="0.804469">
            <text:p>0.804469</text:p>
          </table:table-cell>
          <table:table-cell office:value-type="float" office:value="0.097452">
            <text:p>0.097452</text:p>
          </table:table-cell>
          <table:table-cell office:value-type="float" office:value="0.097648">
            <text:p>0.097648</text:p>
          </table:table-cell>
          <table:table-cell office:value-type="float" office:value="-0.254867">
            <text:p>-0.254867</text:p>
          </table:table-cell>
          <table:table-cell office:value-type="float" office:value="0.0309745">
            <text:p>0.0309745</text:p>
          </table:table-cell>
          <table:table-cell office:value-type="float" office:value="-0.0235948">
            <text:p>-0.0235948</text:p>
          </table:table-cell>
          <table:table-cell office:value-type="float" office:value="-0.00111253">
            <text:p>-0.00111253</text:p>
          </table:table-cell>
          <table:table-cell office:value-type="float" office:value="0.000887436">
            <text:p>0.000887436</text:p>
          </table:table-cell>
          <table:table-cell office:value-type="float" office:value="-0.271386">
            <text:p>-0.271386</text:p>
          </table:table-cell>
          <table:table-cell office:value-type="float" office:value="0.0488776">
            <text:p>0.0488776</text:p>
          </table:table-cell>
          <table:table-cell office:value-type="float" office:value="-0.0466574">
            <text:p>-0.0466574</text:p>
          </table:table-cell>
          <table:table-cell/>
          <table:table-cell office:value-type="float" office:value="10.2788">
            <text:p>10.2788</text:p>
          </table:table-cell>
          <table:table-cell office:value-type="float" office:value="0.0009212">
            <text:p>0.0009212</text:p>
          </table:table-cell>
          <table:table-cell office:value-type="float" office:value="-0.0810878">
            <text:p>-0.0810878</text:p>
          </table:table-cell>
          <table:table-cell office:value-type="float" office:value="0.854716">
            <text:p>0.854716</text:p>
          </table:table-cell>
          <table:table-cell office:value-type="float" office:value="0.0592692">
            <text:p>0.0592692</text:p>
          </table:table-cell>
          <table:table-cell office:value-type="float" office:value="-0.0166274">
            <text:p>-0.0166274</text:p>
          </table:table-cell>
          <table:table-cell office:value-type="float" office:value="-0.0966974">
            <text:p>-0.0966974</text:p>
          </table:table-cell>
          <table:table-cell office:value-type="float" office:value="0.0398322">
            <text:p>0.0398322</text:p>
          </table:table-cell>
          <table:table-cell office:value-type="float" office:value="0.0215465">
            <text:p>0.0215465</text:p>
          </table:table-cell>
          <table:table-cell office:value-type="float" office:value="-0.00382371">
            <text:p>-0.00382371</text:p>
          </table:table-cell>
          <table:table-cell office:value-type="float" office:value="-0.00784155">
            <text:p>-0.00784155</text:p>
          </table:table-cell>
          <table:table-cell office:value-type="float" office:value="-0.0976342">
            <text:p>-0.0976342</text:p>
          </table:table-cell>
          <table:table-cell office:value-type="float" office:value="0.028086">
            <text:p>0.028086</text:p>
          </table:table-cell>
          <table:table-cell office:value-type="float" office:value="0.0288012">
            <text:p>0.0288012</text:p>
          </table:table-cell>
        </table:table-row>
        <table:table-row table:style-name="ro2">
          <table:table-cell office:value-type="float" office:value="11.3726">
            <text:p>11.3726</text:p>
          </table:table-cell>
          <table:table-cell office:value-type="float" office:value="-0.0700751">
            <text:p>-0.0700751</text:p>
          </table:table-cell>
          <table:table-cell office:value-type="float" office:value="-0.214081">
            <text:p>-0.214081</text:p>
          </table:table-cell>
          <table:table-cell office:value-type="float" office:value="0.830728">
            <text:p>0.830728</text:p>
          </table:table-cell>
          <table:table-cell office:value-type="float" office:value="0.0563878">
            <text:p>0.0563878</text:p>
          </table:table-cell>
          <table:table-cell office:value-type="float" office:value="0.0291531">
            <text:p>0.0291531</text:p>
          </table:table-cell>
          <table:table-cell office:value-type="float" office:value="-0.278038">
            <text:p>-0.278038</text:p>
          </table:table-cell>
          <table:table-cell office:value-type="float" office:value="0.0149198">
            <text:p>0.0149198</text:p>
          </table:table-cell>
          <table:table-cell office:value-type="float" office:value="-0.0235646">
            <text:p>-0.0235646</text:p>
          </table:table-cell>
          <table:table-cell office:value-type="float" office:value="0.00231832">
            <text:p>0.00231832</text:p>
          </table:table-cell>
          <table:table-cell office:value-type="float" office:value="0.00705948">
            <text:p>0.00705948</text:p>
          </table:table-cell>
          <table:table-cell office:value-type="float" office:value="0.11664">
            <text:p>0.11664</text:p>
          </table:table-cell>
          <table:table-cell office:value-type="float" office:value="-0.0173417">
            <text:p>-0.0173417</text:p>
          </table:table-cell>
          <table:table-cell office:value-type="float" office:value="-0.0329186">
            <text:p>-0.0329186</text:p>
          </table:table-cell>
          <table:table-cell/>
          <table:table-cell office:value-type="float" office:value="11.0463">
            <text:p>11.0463</text:p>
          </table:table-cell>
          <table:table-cell office:value-type="float" office:value="0.0276257">
            <text:p>0.0276257</text:p>
          </table:table-cell>
          <table:table-cell office:value-type="float" office:value="-0.163947">
            <text:p>-0.163947</text:p>
          </table:table-cell>
          <table:table-cell office:value-type="float" office:value="0.85263">
            <text:p>0.85263</text:p>
          </table:table-cell>
          <table:table-cell office:value-type="float" office:value="0.0872565">
            <text:p>0.0872565</text:p>
          </table:table-cell>
          <table:table-cell office:value-type="float" office:value="0.0935462">
            <text:p>0.0935462</text:p>
          </table:table-cell>
          <table:table-cell office:value-type="float" office:value="-0.250463">
            <text:p>-0.250463</text:p>
          </table:table-cell>
          <table:table-cell office:value-type="float" office:value="0.00631261">
            <text:p>0.00631261</text:p>
          </table:table-cell>
          <table:table-cell office:value-type="float" office:value="-0.0348084">
            <text:p>-0.0348084</text:p>
          </table:table-cell>
          <table:table-cell office:value-type="float" office:value="0.00607812">
            <text:p>0.00607812</text:p>
          </table:table-cell>
          <table:table-cell office:value-type="float" office:value="0.0152046">
            <text:p>0.0152046</text:p>
          </table:table-cell>
          <table:table-cell office:value-type="float" office:value="0.186816">
            <text:p>0.186816</text:p>
          </table:table-cell>
          <table:table-cell office:value-type="float" office:value="-0.0293365">
            <text:p>-0.0293365</text:p>
          </table:table-cell>
          <table:table-cell office:value-type="float" office:value="-0.251839">
            <text:p>-0.251839</text:p>
          </table:table-cell>
          <table:table-cell/>
          <table:table-cell office:value-type="float" office:value="11.1786">
            <text:p>11.1786</text:p>
          </table:table-cell>
          <table:table-cell office:value-type="float" office:value="-0.0679888">
            <text:p>-0.0679888</text:p>
          </table:table-cell>
          <table:table-cell office:value-type="float" office:value="-0.20328">
            <text:p>-0.20328</text:p>
          </table:table-cell>
          <table:table-cell office:value-type="float" office:value="0.837741">
            <text:p>0.837741</text:p>
          </table:table-cell>
          <table:table-cell office:value-type="float" office:value="0.0793653">
            <text:p>0.0793653</text:p>
          </table:table-cell>
          <table:table-cell office:value-type="float" office:value="-0.0169373">
            <text:p>-0.0169373</text:p>
          </table:table-cell>
          <table:table-cell office:value-type="float" office:value="-0.289655">
            <text:p>-0.289655</text:p>
          </table:table-cell>
          <table:table-cell office:value-type="float" office:value="0.0346299">
            <text:p>0.0346299</text:p>
          </table:table-cell>
          <table:table-cell office:value-type="float" office:value="-0.0456649">
            <text:p>-0.0456649</text:p>
          </table:table-cell>
          <table:table-cell office:value-type="float" office:value="0.00568398">
            <text:p>0.00568398</text:p>
          </table:table-cell>
          <table:table-cell office:value-type="float" office:value="0.00240765">
            <text:p>0.00240765</text:p>
          </table:table-cell>
          <table:table-cell office:value-type="float" office:value="-0.596809">
            <text:p>-0.596809</text:p>
          </table:table-cell>
          <table:table-cell office:value-type="float" office:value="0.25786">
            <text:p>0.25786</text:p>
          </table:table-cell>
          <table:table-cell office:value-type="float" office:value="-0.496605">
            <text:p>-0.496605</text:p>
          </table:table-cell>
          <table:table-cell/>
          <table:table-cell office:value-type="float" office:value="10.676">
            <text:p>10.676</text:p>
          </table:table-cell>
          <table:table-cell office:value-type="float" office:value="0.0566903">
            <text:p>0.0566903</text:p>
          </table:table-cell>
          <table:table-cell office:value-type="float" office:value="-0.158339">
            <text:p>-0.158339</text:p>
          </table:table-cell>
          <table:table-cell office:value-type="float" office:value="0.803753">
            <text:p>0.803753</text:p>
          </table:table-cell>
          <table:table-cell office:value-type="float" office:value="0.0946152">
            <text:p>0.0946152</text:p>
          </table:table-cell>
          <table:table-cell office:value-type="float" office:value="0.0921192">
            <text:p>0.0921192</text:p>
          </table:table-cell>
          <table:table-cell office:value-type="float" office:value="-0.254209">
            <text:p>-0.254209</text:p>
          </table:table-cell>
          <table:table-cell office:value-type="float" office:value="0.0331074">
            <text:p>0.0331074</text:p>
          </table:table-cell>
          <table:table-cell office:value-type="float" office:value="-0.0598948">
            <text:p>-0.0598948</text:p>
          </table:table-cell>
          <table:table-cell office:value-type="float" office:value="0.00542523">
            <text:p>0.00542523</text:p>
          </table:table-cell>
          <table:table-cell office:value-type="float" office:value="-0.00535337">
            <text:p>-0.00535337</text:p>
          </table:table-cell>
          <table:table-cell office:value-type="float" office:value="-0.165593">
            <text:p>-0.165593</text:p>
          </table:table-cell>
          <table:table-cell office:value-type="float" office:value="0.0294446">
            <text:p>0.0294446</text:p>
          </table:table-cell>
          <table:table-cell office:value-type="float" office:value="0.0191891">
            <text:p>0.0191891</text:p>
          </table:table-cell>
          <table:table-cell/>
          <table:table-cell office:value-type="float" office:value="10.4431">
            <text:p>10.4431</text:p>
          </table:table-cell>
          <table:table-cell office:value-type="float" office:value="0.00182589">
            <text:p>0.00182589</text:p>
          </table:table-cell>
          <table:table-cell office:value-type="float" office:value="-0.080958">
            <text:p>-0.080958</text:p>
          </table:table-cell>
          <table:table-cell office:value-type="float" office:value="0.854205">
            <text:p>0.854205</text:p>
          </table:table-cell>
          <table:table-cell office:value-type="float" office:value="0.0566521">
            <text:p>0.0566521</text:p>
          </table:table-cell>
          <table:table-cell office:value-type="float" office:value="-0.0136648">
            <text:p>-0.0136648</text:p>
          </table:table-cell>
          <table:table-cell office:value-type="float" office:value="-0.0977138">
            <text:p>-0.0977138</text:p>
          </table:table-cell>
          <table:table-cell office:value-type="float" office:value="0.0396649">
            <text:p>0.0396649</text:p>
          </table:table-cell>
          <table:table-cell office:value-type="float" office:value="0.00550691">
            <text:p>0.00550691</text:p>
          </table:table-cell>
          <table:table-cell office:value-type="float" office:value="0.000790313">
            <text:p>0.000790313</text:p>
          </table:table-cell>
          <table:table-cell office:value-type="float" office:value="-0.00311002">
            <text:p>-0.00311002</text:p>
          </table:table-cell>
          <table:table-cell office:value-type="float" office:value="-0.00404484">
            <text:p>-0.00404484</text:p>
          </table:table-cell>
          <table:table-cell office:value-type="float" office:value="-0.0204041">
            <text:p>-0.0204041</text:p>
          </table:table-cell>
          <table:table-cell office:value-type="float" office:value="0.0288849">
            <text:p>0.0288849</text:p>
          </table:table-cell>
        </table:table-row>
        <table:table-row table:style-name="ro2">
          <table:table-cell office:value-type="float" office:value="11.5368">
            <text:p>11.5368</text:p>
          </table:table-cell>
          <table:table-cell office:value-type="float" office:value="-0.0707995">
            <text:p>-0.0707995</text:p>
          </table:table-cell>
          <table:table-cell office:value-type="float" office:value="-0.214168">
            <text:p>-0.214168</text:p>
          </table:table-cell>
          <table:table-cell office:value-type="float" office:value="0.831">
            <text:p>0.831</text:p>
          </table:table-cell>
          <table:table-cell office:value-type="float" office:value="0.0540946">
            <text:p>0.0540946</text:p>
          </table:table-cell>
          <table:table-cell office:value-type="float" office:value="-0.00667681">
            <text:p>-0.00667681</text:p>
          </table:table-cell>
          <table:table-cell office:value-type="float" office:value="-0.282286">
            <text:p>-0.282286</text:p>
          </table:table-cell>
          <table:table-cell office:value-type="float" office:value="0.0180737">
            <text:p>0.0180737</text:p>
          </table:table-cell>
          <table:table-cell office:value-type="float" office:value="-0.00441152">
            <text:p>-0.00441152</text:p>
          </table:table-cell>
          <table:table-cell office:value-type="float" office:value="-0.000529298">
            <text:p>-0.000529298</text:p>
          </table:table-cell>
          <table:table-cell office:value-type="float" office:value="0.00165404">
            <text:p>0.00165404</text:p>
          </table:table-cell>
          <table:table-cell office:value-type="float" office:value="-0.920274">
            <text:p>-0.920274</text:p>
          </table:table-cell>
          <table:table-cell office:value-type="float" office:value="-0.124273">
            <text:p>-0.124273</text:p>
          </table:table-cell>
          <table:table-cell office:value-type="float" office:value="0.0608556">
            <text:p>0.0608556</text:p>
          </table:table-cell>
          <table:table-cell/>
          <table:table-cell office:value-type="float" office:value="11.1126">
            <text:p>11.1126</text:p>
          </table:table-cell>
          <table:table-cell office:value-type="float" office:value="0.0261392">
            <text:p>0.0261392</text:p>
          </table:table-cell>
          <table:table-cell office:value-type="float" office:value="-0.163673">
            <text:p>-0.163673</text:p>
          </table:table-cell>
          <table:table-cell office:value-type="float" office:value="0.852531">
            <text:p>0.852531</text:p>
          </table:table-cell>
          <table:table-cell office:value-type="float" office:value="0.0859887">
            <text:p>0.0859887</text:p>
          </table:table-cell>
          <table:table-cell office:value-type="float" office:value="0.0141791">
            <text:p>0.0141791</text:p>
          </table:table-cell>
          <table:table-cell office:value-type="float" office:value="-0.216484">
            <text:p>-0.216484</text:p>
          </table:table-cell>
          <table:table-cell office:value-type="float" office:value="0.0421453">
            <text:p>0.0421453</text:p>
          </table:table-cell>
          <table:table-cell office:value-type="float" office:value="-0.0224243">
            <text:p>-0.0224243</text:p>
          </table:table-cell>
          <table:table-cell office:value-type="float" office:value="0.0041334">
            <text:p>0.0041334</text:p>
          </table:table-cell>
          <table:table-cell office:value-type="float" office:value="-0.00148989">
            <text:p>-0.00148989</text:p>
          </table:table-cell>
          <table:table-cell office:value-type="float" office:value="-1.71949">
            <text:p>-1.71949</text:p>
          </table:table-cell>
          <table:table-cell office:value-type="float" office:value="0.780992">
            <text:p>0.780992</text:p>
          </table:table-cell>
          <table:table-cell office:value-type="float" office:value="0.639596">
            <text:p>0.639596</text:p>
          </table:table-cell>
          <table:table-cell/>
          <table:table-cell office:value-type="float" office:value="11.2102">
            <text:p>11.2102</text:p>
          </table:table-cell>
          <table:table-cell office:value-type="float" office:value="-0.0700276">
            <text:p>-0.0700276</text:p>
          </table:table-cell>
          <table:table-cell office:value-type="float" office:value="-0.202843">
            <text:p>-0.202843</text:p>
          </table:table-cell>
          <table:table-cell office:value-type="float" office:value="0.837321">
            <text:p>0.837321</text:p>
          </table:table-cell>
          <table:table-cell office:value-type="float" office:value="0.0787989">
            <text:p>0.0787989</text:p>
          </table:table-cell>
          <table:table-cell office:value-type="float" office:value="0.00608487">
            <text:p>0.00608487</text:p>
          </table:table-cell>
          <table:table-cell office:value-type="float" office:value="-0.298969">
            <text:p>-0.298969</text:p>
          </table:table-cell>
          <table:table-cell office:value-type="float" office:value="0.0540991">
            <text:p>0.0540991</text:p>
          </table:table-cell>
          <table:table-cell office:value-type="float" office:value="-0.0645229">
            <text:p>-0.0645229</text:p>
          </table:table-cell>
          <table:table-cell office:value-type="float" office:value="0.0138318">
            <text:p>0.0138318</text:p>
          </table:table-cell>
          <table:table-cell office:value-type="float" office:value="-0.0132841">
            <text:p>-0.0132841</text:p>
          </table:table-cell>
          <table:table-cell office:value-type="float" office:value="0.0566079">
            <text:p>0.0566079</text:p>
          </table:table-cell>
          <table:table-cell office:value-type="float" office:value="-0.000576779">
            <text:p>-0.000576779</text:p>
          </table:table-cell>
          <table:table-cell office:value-type="float" office:value="0.0275999">
            <text:p>0.0275999</text:p>
          </table:table-cell>
          <table:table-cell/>
          <table:table-cell office:value-type="float" office:value="10.8435">
            <text:p>10.8435</text:p>
          </table:table-cell>
          <table:table-cell office:value-type="float" office:value="0.0420157">
            <text:p>0.0420157</text:p>
          </table:table-cell>
          <table:table-cell office:value-type="float" office:value="-0.156604">
            <text:p>-0.156604</text:p>
          </table:table-cell>
          <table:table-cell office:value-type="float" office:value="0.803395">
            <text:p>0.803395</text:p>
          </table:table-cell>
          <table:table-cell office:value-type="float" office:value="0.0911795">
            <text:p>0.0911795</text:p>
          </table:table-cell>
          <table:table-cell office:value-type="float" office:value="0.0871819">
            <text:p>0.0871819</text:p>
          </table:table-cell>
          <table:table-cell office:value-type="float" office:value="-0.253715">
            <text:p>-0.253715</text:p>
          </table:table-cell>
          <table:table-cell office:value-type="float" office:value="0.0320757">
            <text:p>0.0320757</text:p>
          </table:table-cell>
          <table:table-cell office:value-type="float" office:value="-0.0876263">
            <text:p>-0.0876263</text:p>
          </table:table-cell>
          <table:table-cell office:value-type="float" office:value="0.0103563">
            <text:p>0.0103563</text:p>
          </table:table-cell>
          <table:table-cell office:value-type="float" office:value="-0.0021398">
            <text:p>-0.0021398</text:p>
          </table:table-cell>
          <table:table-cell office:value-type="float" office:value="0.0891199">
            <text:p>0.0891199</text:p>
          </table:table-cell>
          <table:table-cell office:value-type="float" office:value="-0.0154454">
            <text:p>-0.0154454</text:p>
          </table:table-cell>
          <table:table-cell office:value-type="float" office:value="-0.0230529">
            <text:p>-0.0230529</text:p>
          </table:table-cell>
          <table:table-cell/>
          <table:table-cell office:value-type="float" office:value="10.6491">
            <text:p>10.6491</text:p>
          </table:table-cell>
          <table:table-cell office:value-type="float" office:value="0.00278862">
            <text:p>0.00278862</text:p>
          </table:table-cell>
          <table:table-cell office:value-type="float" office:value="-0.081661">
            <text:p>-0.081661</text:p>
          </table:table-cell>
          <table:table-cell office:value-type="float" office:value="0.85479">
            <text:p>0.85479</text:p>
          </table:table-cell>
          <table:table-cell office:value-type="float" office:value="0.0535332">
            <text:p>0.0535332</text:p>
          </table:table-cell>
          <table:table-cell office:value-type="float" office:value="-0.012101">
            <text:p>-0.012101</text:p>
          </table:table-cell>
          <table:table-cell office:value-type="float" office:value="-0.0979583">
            <text:p>-0.0979583</text:p>
          </table:table-cell>
          <table:table-cell table:style-name="ce1" office:value-type="float" office:value="0.0395291">
            <text:p>0.0395291</text:p>
          </table:table-cell>
          <table:table-cell office:value-type="float" office:value="0.00467371">
            <text:p>0.00467371</text:p>
          </table:table-cell>
          <table:table-cell office:value-type="float" office:value="-0.00341271">
            <text:p>-0.00341271</text:p>
          </table:table-cell>
          <table:table-cell office:value-type="float" office:value="0.00283995">
            <text:p>0.00283995</text:p>
          </table:table-cell>
          <table:table-cell office:value-type="float" office:value="0.0034248">
            <text:p>0.0034248</text:p>
          </table:table-cell>
          <table:table-cell office:value-type="float" office:value="0.00216522">
            <text:p>0.00216522</text:p>
          </table:table-cell>
          <table:table-cell office:value-type="float" office:value="-0.00558399">
            <text:p>-0.00558399</text:p>
          </table:table-cell>
        </table:table-row>
        <table:table-row table:style-name="ro2">
          <table:table-cell office:value-type="float" office:value="11.605">
            <text:p>11.605</text:p>
          </table:table-cell>
          <table:table-cell office:value-type="float" office:value="-0.0753704">
            <text:p>-0.0753704</text:p>
          </table:table-cell>
          <table:table-cell office:value-type="float" office:value="-0.21478">
            <text:p>-0.21478</text:p>
          </table:table-cell>
          <table:table-cell office:value-type="float" office:value="0.831395">
            <text:p>0.831395</text:p>
          </table:table-cell>
          <table:table-cell office:value-type="float" office:value="0.0531709">
            <text:p>0.0531709</text:p>
          </table:table-cell>
          <table:table-cell office:value-type="float" office:value="0.0204048">
            <text:p>0.0204048</text:p>
          </table:table-cell>
          <table:table-cell office:value-type="float" office:value="-0.276271">
            <text:p>-0.276271</text:p>
          </table:table-cell>
          <table:table-cell office:value-type="float" office:value="0.0145747">
            <text:p>0.0145747</text:p>
          </table:table-cell>
          <table:table-cell office:value-type="float" office:value="-0.0671004">
            <text:p>-0.0671004</text:p>
          </table:table-cell>
          <table:table-cell office:value-type="float" office:value="-0.00899477">
            <text:p>-0.00899477</text:p>
          </table:table-cell>
          <table:table-cell office:value-type="float" office:value="0.00579951">
            <text:p>0.00579951</text:p>
          </table:table-cell>
          <table:table-cell office:value-type="float" office:value="0.0920426">
            <text:p>0.0920426</text:p>
          </table:table-cell>
          <table:table-cell office:value-type="float" office:value="0.0785915">
            <text:p>0.0785915</text:p>
          </table:table-cell>
          <table:table-cell office:value-type="float" office:value="-0.0556691">
            <text:p>-0.0556691</text:p>
          </table:table-cell>
          <table:table-cell/>
          <table:table-cell office:value-type="float" office:value="11.1446">
            <text:p>11.1446</text:p>
          </table:table-cell>
          <table:table-cell office:value-type="float" office:value="0.0236687">
            <text:p>0.0236687</text:p>
          </table:table-cell>
          <table:table-cell office:value-type="float" office:value="-0.162744">
            <text:p>-0.162744</text:p>
          </table:table-cell>
          <table:table-cell office:value-type="float" office:value="0.853136">
            <text:p>0.853136</text:p>
          </table:table-cell>
          <table:table-cell office:value-type="float" office:value="0.0853845">
            <text:p>0.0853845</text:p>
          </table:table-cell>
          <table:table-cell office:value-type="float" office:value="0.0796647">
            <text:p>0.0796647</text:p>
          </table:table-cell>
          <table:table-cell office:value-type="float" office:value="-0.247425">
            <text:p>-0.247425</text:p>
          </table:table-cell>
          <table:table-cell office:value-type="float" office:value="0.0170748">
            <text:p>0.0170748</text:p>
          </table:table-cell>
          <table:table-cell office:value-type="float" office:value="-0.0773464">
            <text:p>-0.0773464</text:p>
          </table:table-cell>
          <table:table-cell office:value-type="float" office:value="0.0290789">
            <text:p>0.0290789</text:p>
          </table:table-cell>
          <table:table-cell office:value-type="float" office:value="0.0189394">
            <text:p>0.0189394</text:p>
          </table:table-cell>
          <table:table-cell office:value-type="float" office:value="0.0211872">
            <text:p>0.0211872</text:p>
          </table:table-cell>
          <table:table-cell office:value-type="float" office:value="-0.0373242">
            <text:p>-0.0373242</text:p>
          </table:table-cell>
          <table:table-cell office:value-type="float" office:value="-0.0224108">
            <text:p>-0.0224108</text:p>
          </table:table-cell>
          <table:table-cell/>
          <table:table-cell office:value-type="float" office:value="11.3858">
            <text:p>11.3858</text:p>
          </table:table-cell>
          <table:table-cell office:value-type="float" office:value="-0.0796103">
            <text:p>-0.0796103</text:p>
          </table:table-cell>
          <table:table-cell office:value-type="float" office:value="-0.200433">
            <text:p>-0.200433</text:p>
          </table:table-cell>
          <table:table-cell office:value-type="float" office:value="0.83584">
            <text:p>0.83584</text:p>
          </table:table-cell>
          <table:table-cell office:value-type="float" office:value="0.075725">
            <text:p>0.075725</text:p>
          </table:table-cell>
          <table:table-cell office:value-type="float" office:value="-0.00409342">
            <text:p>-0.00409342</text:p>
          </table:table-cell>
          <table:table-cell office:value-type="float" office:value="-0.293114">
            <text:p>-0.293114</text:p>
          </table:table-cell>
          <table:table-cell office:value-type="float" office:value="0.049684">
            <text:p>0.049684</text:p>
          </table:table-cell>
          <table:table-cell office:value-type="float" office:value="-0.0545851">
            <text:p>-0.0545851</text:p>
          </table:table-cell>
          <table:table-cell office:value-type="float" office:value="0.0137306">
            <text:p>0.0137306</text:p>
          </table:table-cell>
          <table:table-cell office:value-type="float" office:value="-0.00843877">
            <text:p>-0.00843877</text:p>
          </table:table-cell>
          <table:table-cell office:value-type="float" office:value="-0.006028">
            <text:p>-0.006028</text:p>
          </table:table-cell>
          <table:table-cell office:value-type="float" office:value="0.0815097">
            <text:p>0.0815097</text:p>
          </table:table-cell>
          <table:table-cell office:value-type="float" office:value="-0.0540427">
            <text:p>-0.0540427</text:p>
          </table:table-cell>
          <table:table-cell/>
          <table:table-cell office:value-type="float" office:value="11.3103">
            <text:p>11.3103</text:p>
          </table:table-cell>
          <table:table-cell office:value-type="float" office:value="0.0205308">
            <text:p>0.0205308</text:p>
          </table:table-cell>
          <table:table-cell office:value-type="float" office:value="-0.155136">
            <text:p>-0.155136</text:p>
          </table:table-cell>
          <table:table-cell office:value-type="float" office:value="0.79737">
            <text:p>0.79737</text:p>
          </table:table-cell>
          <table:table-cell office:value-type="float" office:value="0.0822456">
            <text:p>0.0822456</text:p>
          </table:table-cell>
          <table:table-cell office:value-type="float" office:value="0.0721193">
            <text:p>0.0721193</text:p>
          </table:table-cell>
          <table:table-cell office:value-type="float" office:value="-0.253423">
            <text:p>-0.253423</text:p>
          </table:table-cell>
          <table:table-cell office:value-type="float" office:value="0.0332367">
            <text:p>0.0332367</text:p>
          </table:table-cell>
          <table:table-cell office:value-type="float" office:value="-0.0460168">
            <text:p>-0.0460168</text:p>
          </table:table-cell>
          <table:table-cell office:value-type="float" office:value="0.00314488">
            <text:p>0.00314488</text:p>
          </table:table-cell>
          <table:table-cell office:value-type="float" office:value="-0.0129031">
            <text:p>-0.0129031</text:p>
          </table:table-cell>
          <table:table-cell office:value-type="float" office:value="0.0543779">
            <text:p>0.0543779</text:p>
          </table:table-cell>
          <table:table-cell office:value-type="float" office:value="-0.0400495">
            <text:p>-0.0400495</text:p>
          </table:table-cell>
          <table:table-cell office:value-type="float" office:value="0.122402">
            <text:p>0.122402</text:p>
          </table:table-cell>
          <table:table-cell/>
          <table:table-cell office:value-type="float" office:value="11.0111">
            <text:p>11.0111</text:p>
          </table:table-cell>
          <table:table-cell office:value-type="float" office:value="0.00492945">
            <text:p>0.00492945</text:p>
          </table:table-cell>
          <table:table-cell office:value-type="float" office:value="-0.0826127">
            <text:p>-0.0826127</text:p>
          </table:table-cell>
          <table:table-cell office:value-type="float" office:value="0.855086">
            <text:p>0.855086</text:p>
          </table:table-cell>
          <table:table-cell office:value-type="float" office:value="0.0484621">
            <text:p>0.0484621</text:p>
          </table:table-cell>
          <table:table-cell office:value-type="float" office:value="-0.00945252">
            <text:p>-0.00945252</text:p>
          </table:table-cell>
          <table:table-cell office:value-type="float" office:value="-0.0982915">
            <text:p>-0.0982915</text:p>
          </table:table-cell>
          <table:table-cell office:value-type="float" office:value="0.0390229">
            <text:p>0.0390229</text:p>
          </table:table-cell>
          <table:table-cell office:value-type="float" office:value="0.00591356">
            <text:p>0.00591356</text:p>
          </table:table-cell>
          <table:table-cell office:value-type="float" office:value="-0.00262885">
            <text:p>-0.00262885</text:p>
          </table:table-cell>
          <table:table-cell office:value-type="float" office:value="0.000818428">
            <text:p>0.000818428</text:p>
          </table:table-cell>
          <table:table-cell office:value-type="float" office:value="-0.00537572">
            <text:p>-0.00537572</text:p>
          </table:table-cell>
          <table:table-cell office:value-type="float" office:value="0.0147327">
            <text:p>0.0147327</text:p>
          </table:table-cell>
          <table:table-cell office:value-type="float" office:value="-0.019379">
            <text:p>-0.019379</text:p>
          </table:table-cell>
        </table:table-row>
        <table:table-row table:style-name="ro2">
          <table:table-cell office:value-type="float" office:value="11.8371">
            <text:p>11.8371</text:p>
          </table:table-cell>
          <table:table-cell office:value-type="float" office:value="-0.0859878">
            <text:p>-0.0859878</text:p>
          </table:table-cell>
          <table:table-cell office:value-type="float" office:value="-0.212632">
            <text:p>-0.212632</text:p>
          </table:table-cell>
          <table:table-cell office:value-type="float" office:value="0.829741">
            <text:p>0.829741</text:p>
          </table:table-cell>
          <table:table-cell office:value-type="float" office:value="0.0501394">
            <text:p>0.0501394</text:p>
          </table:table-cell>
          <table:table-cell office:value-type="float" office:value="0.0119155">
            <text:p>0.0119155</text:p>
          </table:table-cell>
          <table:table-cell office:value-type="float" office:value="-0.275367">
            <text:p>-0.275367</text:p>
          </table:table-cell>
          <table:table-cell office:value-type="float" office:value="0.0151914">
            <text:p>0.0151914</text:p>
          </table:table-cell>
          <table:table-cell office:value-type="float" office:value="-0.0457306">
            <text:p>-0.0457306</text:p>
          </table:table-cell>
          <table:table-cell office:value-type="float" office:value="0.00925205">
            <text:p>0.00925205</text:p>
          </table:table-cell>
          <table:table-cell office:value-type="float" office:value="-0.00712535">
            <text:p>-0.00712535</text:p>
          </table:table-cell>
          <table:table-cell office:value-type="float" office:value="0.0634086">
            <text:p>0.0634086</text:p>
          </table:table-cell>
          <table:table-cell table:style-name="ce1" office:value-type="string">
            <text:p>5.7569e-05</text:p>
          </table:table-cell>
          <table:table-cell office:value-type="float" office:value="0.0402293">
            <text:p>0.0402293</text:p>
          </table:table-cell>
          <table:table-cell/>
          <table:table-cell office:value-type="float" office:value="11.6803">
            <text:p>11.6803</text:p>
          </table:table-cell>
          <table:table-cell office:value-type="float" office:value="-0.0116888">
            <text:p>-0.0116888</text:p>
          </table:table-cell>
          <table:table-cell office:value-type="float" office:value="-0.157878">
            <text:p>-0.157878</text:p>
          </table:table-cell>
          <table:table-cell office:value-type="float" office:value="0.85685">
            <text:p>0.85685</text:p>
          </table:table-cell>
          <table:table-cell office:value-type="float" office:value="0.0758589">
            <text:p>0.0758589</text:p>
          </table:table-cell>
          <table:table-cell office:value-type="float" office:value="0.0658309">
            <text:p>0.0658309</text:p>
          </table:table-cell>
          <table:table-cell office:value-type="float" office:value="-0.243188">
            <text:p>-0.243188</text:p>
          </table:table-cell>
          <table:table-cell office:value-type="float" office:value="0.0208493">
            <text:p>0.0208493</text:p>
          </table:table-cell>
          <table:table-cell office:value-type="float" office:value="-0.0659952">
            <text:p>-0.0659952</text:p>
          </table:table-cell>
          <table:table-cell office:value-type="float" office:value="0.00908221">
            <text:p>0.00908221</text:p>
          </table:table-cell>
          <table:table-cell office:value-type="float" office:value="0.0069326">
            <text:p>0.0069326</text:p>
          </table:table-cell>
          <table:table-cell office:value-type="float" office:value="0.416513">
            <text:p>0.416513</text:p>
          </table:table-cell>
          <table:table-cell office:value-type="float" office:value="-0.0230476">
            <text:p>-0.0230476</text:p>
          </table:table-cell>
          <table:table-cell office:value-type="float" office:value="-0.0380578">
            <text:p>-0.0380578</text:p>
          </table:table-cell>
          <table:table-cell/>
          <table:table-cell office:value-type="float" office:value="11.5098">
            <text:p>11.5098</text:p>
          </table:table-cell>
          <table:table-cell office:value-type="float" office:value="-0.0864694">
            <text:p>-0.0864694</text:p>
          </table:table-cell>
          <table:table-cell office:value-type="float" office:value="-0.197478">
            <text:p>-0.197478</text:p>
          </table:table-cell>
          <table:table-cell office:value-type="float" office:value="0.833963">
            <text:p>0.833963</text:p>
          </table:table-cell>
          <table:table-cell office:value-type="float" office:value="0.073627">
            <text:p>0.073627</text:p>
          </table:table-cell>
          <table:table-cell office:value-type="float" office:value="-0.00903253">
            <text:p>-0.00903253</text:p>
          </table:table-cell>
          <table:table-cell office:value-type="float" office:value="-0.29179">
            <text:p>-0.29179</text:p>
          </table:table-cell>
          <table:table-cell office:value-type="float" office:value="0.0502136">
            <text:p>0.0502136</text:p>
          </table:table-cell>
          <table:table-cell office:value-type="float" office:value="-0.0553323">
            <text:p>-0.0553323</text:p>
          </table:table-cell>
          <table:table-cell office:value-type="float" office:value="0.0238347">
            <text:p>0.0238347</text:p>
          </table:table-cell>
          <table:table-cell office:value-type="float" office:value="-0.015138">
            <text:p>-0.015138</text:p>
          </table:table-cell>
          <table:table-cell office:value-type="float" office:value="0.025047">
            <text:p>0.025047</text:p>
          </table:table-cell>
          <table:table-cell office:value-type="float" office:value="0.0171566">
            <text:p>0.0171566</text:p>
          </table:table-cell>
          <table:table-cell office:value-type="float" office:value="0.0207422">
            <text:p>0.0207422</text:p>
          </table:table-cell>
          <table:table-cell/>
          <table:table-cell office:value-type="float" office:value="11.4097">
            <text:p>11.4097</text:p>
          </table:table-cell>
          <table:table-cell office:value-type="float" office:value="0.0164967">
            <text:p>0.0164967</text:p>
          </table:table-cell>
          <table:table-cell office:value-type="float" office:value="-0.155219">
            <text:p>-0.155219</text:p>
          </table:table-cell>
          <table:table-cell office:value-type="float" office:value="0.797296">
            <text:p>0.797296</text:p>
          </table:table-cell>
          <table:table-cell office:value-type="float" office:value="0.0804611">
            <text:p>0.0804611</text:p>
          </table:table-cell>
          <table:table-cell office:value-type="float" office:value="0.0652549">
            <text:p>0.0652549</text:p>
          </table:table-cell>
          <table:table-cell office:value-type="float" office:value="-0.252002">
            <text:p>-0.252002</text:p>
          </table:table-cell>
          <table:table-cell office:value-type="float" office:value="0.0297619">
            <text:p>0.0297619</text:p>
          </table:table-cell>
          <table:table-cell office:value-type="float" office:value="-0.0406158">
            <text:p>-0.0406158</text:p>
          </table:table-cell>
          <table:table-cell office:value-type="float" office:value="-0.00083292">
            <text:p>-0.00083292</text:p>
          </table:table-cell>
          <table:table-cell office:value-type="float" office:value="-0.000745794">
            <text:p>-0.000745794</text:p>
          </table:table-cell>
          <table:table-cell office:value-type="float" office:value="-0.0449556">
            <text:p>-0.0449556</text:p>
          </table:table-cell>
          <table:table-cell office:value-type="float" office:value="0.00217229">
            <text:p>0.00217229</text:p>
          </table:table-cell>
          <table:table-cell office:value-type="float" office:value="0.00480302">
            <text:p>0.00480302</text:p>
          </table:table-cell>
          <table:table-cell/>
          <table:table-cell office:value-type="float" office:value="11.2821">
            <text:p>11.2821</text:p>
          </table:table-cell>
          <table:table-cell office:value-type="float" office:value="0.00613735">
            <text:p>0.00613735</text:p>
          </table:table-cell>
          <table:table-cell office:value-type="float" office:value="-0.0822429">
            <text:p>-0.0822429</text:p>
          </table:table-cell>
          <table:table-cell office:value-type="float" office:value="0.853885">
            <text:p>0.853885</text:p>
          </table:table-cell>
          <table:table-cell office:value-type="float" office:value="0.0449824">
            <text:p>0.0449824</text:p>
          </table:table-cell>
          <table:table-cell office:value-type="float" office:value="-0.00870496">
            <text:p>-0.00870496</text:p>
          </table:table-cell>
          <table:table-cell office:value-type="float" office:value="-0.0982982">
            <text:p>-0.0982982</text:p>
          </table:table-cell>
          <table:table-cell office:value-type="float" office:value="0.0371845">
            <text:p>0.0371845</text:p>
          </table:table-cell>
          <table:table-cell office:value-type="float" office:value="0.00445653">
            <text:p>0.00445653</text:p>
          </table:table-cell>
          <table:table-cell office:value-type="float" office:value="0.00136431">
            <text:p>0.00136431</text:p>
          </table:table-cell>
          <table:table-cell office:value-type="float" office:value="-0.00443405">
            <text:p>-0.00443405</text:p>
          </table:table-cell>
          <table:table-cell office:value-type="float" office:value="-0.0293894">
            <text:p>-0.0293894</text:p>
          </table:table-cell>
          <table:table-cell office:value-type="float" office:value="-0.00977141">
            <text:p>-0.00977141</text:p>
          </table:table-cell>
          <table:table-cell office:value-type="float" office:value="-0.0210901">
            <text:p>-0.0210901</text:p>
          </table:table-cell>
        </table:table-row>
        <table:table-row table:style-name="ro2">
          <table:table-cell office:value-type="float" office:value="11.9739">
            <text:p>11.9739</text:p>
          </table:table-cell>
          <table:table-cell office:value-type="float" office:value="-0.0910546">
            <text:p>-0.0910546</text:p>
          </table:table-cell>
          <table:table-cell office:value-type="float" office:value="-0.211366">
            <text:p>-0.211366</text:p>
          </table:table-cell>
          <table:table-cell office:value-type="float" office:value="0.829519">
            <text:p>0.829519</text:p>
          </table:table-cell>
          <table:table-cell office:value-type="float" office:value="0.0484359">
            <text:p>0.0484359</text:p>
          </table:table-cell>
          <table:table-cell office:value-type="float" office:value="0.00785605">
            <text:p>0.00785605</text:p>
          </table:table-cell>
          <table:table-cell office:value-type="float" office:value="-0.273857">
            <text:p>-0.273857</text:p>
          </table:table-cell>
          <table:table-cell office:value-type="float" office:value="0.0141958">
            <text:p>0.0141958</text:p>
          </table:table-cell>
          <table:table-cell office:value-type="float" office:value="-0.0370617">
            <text:p>-0.0370617</text:p>
          </table:table-cell>
          <table:table-cell office:value-type="float" office:value="0.00925993">
            <text:p>0.00925993</text:p>
          </table:table-cell>
          <table:table-cell office:value-type="float" office:value="-0.00162544">
            <text:p>-0.00162544</text:p>
          </table:table-cell>
          <table:table-cell office:value-type="float" office:value="0.0503423">
            <text:p>0.0503423</text:p>
          </table:table-cell>
          <table:table-cell office:value-type="float" office:value="0.00698628">
            <text:p>0.00698628</text:p>
          </table:table-cell>
          <table:table-cell office:value-type="float" office:value="0.00651792">
            <text:p>0.00651792</text:p>
          </table:table-cell>
          <table:table-cell/>
          <table:table-cell office:value-type="float" office:value="11.7831">
            <text:p>11.7831</text:p>
          </table:table-cell>
          <table:table-cell office:value-type="float" office:value="-0.0140717">
            <text:p>-0.0140717</text:p>
          </table:table-cell>
          <table:table-cell office:value-type="float" office:value="-0.157188">
            <text:p>-0.157188</text:p>
          </table:table-cell>
          <table:table-cell office:value-type="float" office:value="0.857161">
            <text:p>0.857161</text:p>
          </table:table-cell>
          <table:table-cell office:value-type="float" office:value="0.0741567">
            <text:p>0.0741567</text:p>
          </table:table-cell>
          <table:table-cell office:value-type="float" office:value="0.0359285">
            <text:p>0.0359285</text:p>
          </table:table-cell>
          <table:table-cell office:value-type="float" office:value="-0.239841">
            <text:p>-0.239841</text:p>
          </table:table-cell>
          <table:table-cell office:value-type="float" office:value="0.0273887">
            <text:p>0.0273887</text:p>
          </table:table-cell>
          <table:table-cell office:value-type="float" office:value="-0.0231824">
            <text:p>-0.0231824</text:p>
          </table:table-cell>
          <table:table-cell office:value-type="float" office:value="0.00671318">
            <text:p>0.00671318</text:p>
          </table:table-cell>
          <table:table-cell office:value-type="float" office:value="0.00302068">
            <text:p>0.00302068</text:p>
          </table:table-cell>
          <table:table-cell office:value-type="float" office:value="-0.352183">
            <text:p>-0.352183</text:p>
          </table:table-cell>
          <table:table-cell office:value-type="float" office:value="0.0433168">
            <text:p>0.0433168</text:p>
          </table:table-cell>
          <table:table-cell office:value-type="float" office:value="0.111995">
            <text:p>0.111995</text:p>
          </table:table-cell>
          <table:table-cell/>
          <table:table-cell office:value-type="float" office:value="11.8427">
            <text:p>11.8427</text:p>
          </table:table-cell>
          <table:table-cell office:value-type="float" office:value="-0.102113">
            <text:p>-0.102113</text:p>
          </table:table-cell>
          <table:table-cell office:value-type="float" office:value="-0.187643">
            <text:p>-0.187643</text:p>
          </table:table-cell>
          <table:table-cell office:value-type="float" office:value="0.831222">
            <text:p>0.831222</text:p>
          </table:table-cell>
          <table:table-cell office:value-type="float" office:value="0.0682762">
            <text:p>0.0682762</text:p>
          </table:table-cell>
          <table:table-cell office:value-type="float" office:value="-0.019144">
            <text:p>-0.019144</text:p>
          </table:table-cell>
          <table:table-cell office:value-type="float" office:value="-0.285604">
            <text:p>-0.285604</text:p>
          </table:table-cell>
          <table:table-cell office:value-type="float" office:value="0.0490382">
            <text:p>0.0490382</text:p>
          </table:table-cell>
          <table:table-cell office:value-type="float" office:value="-0.0469944">
            <text:p>-0.0469944</text:p>
          </table:table-cell>
          <table:table-cell office:value-type="float" office:value="0.029546">
            <text:p>0.029546</text:p>
          </table:table-cell>
          <table:table-cell office:value-type="float" office:value="-0.00823314">
            <text:p>-0.00823314</text:p>
          </table:table-cell>
          <table:table-cell office:value-type="float" office:value="0.0973984">
            <text:p>0.0973984</text:p>
          </table:table-cell>
          <table:table-cell office:value-type="float" office:value="-0.0902938">
            <text:p>-0.0902938</text:p>
          </table:table-cell>
          <table:table-cell office:value-type="float" office:value="0.0461793">
            <text:p>0.0461793</text:p>
          </table:table-cell>
          <table:table-cell/>
          <table:table-cell office:value-type="float" office:value="11.7103">
            <text:p>11.7103</text:p>
          </table:table-cell>
          <table:table-cell office:value-type="float" office:value="0.000223492">
            <text:p>0.000223492</text:p>
          </table:table-cell>
          <table:table-cell office:value-type="float" office:value="-0.155273">
            <text:p>-0.155273</text:p>
          </table:table-cell>
          <table:table-cell office:value-type="float" office:value="0.797506">
            <text:p>0.797506</text:p>
          </table:table-cell>
          <table:table-cell office:value-type="float" office:value="0.0752921">
            <text:p>0.0752921</text:p>
          </table:table-cell>
          <table:table-cell office:value-type="float" office:value="0.0599857">
            <text:p>0.0599857</text:p>
          </table:table-cell>
          <table:table-cell office:value-type="float" office:value="-0.250771">
            <text:p>-0.250771</text:p>
          </table:table-cell>
          <table:table-cell office:value-type="float" office:value="0.0307067">
            <text:p>0.0307067</text:p>
          </table:table-cell>
          <table:table-cell office:value-type="float" office:value="-0.0541307">
            <text:p>-0.0541307</text:p>
          </table:table-cell>
          <table:table-cell office:value-type="float" office:value="-0.000179869">
            <text:p>-0.000179869</text:p>
          </table:table-cell>
          <table:table-cell office:value-type="float" office:value="0.000698128">
            <text:p>0.000698128</text:p>
          </table:table-cell>
          <table:table-cell office:value-type="float" office:value="0.190336">
            <text:p>0.190336</text:p>
          </table:table-cell>
          <table:table-cell office:value-type="float" office:value="0.0247011">
            <text:p>0.0247011</text:p>
          </table:table-cell>
          <table:table-cell office:value-type="float" office:value="-0.00956281">
            <text:p>-0.00956281</text:p>
          </table:table-cell>
          <table:table-cell/>
          <table:table-cell office:value-type="float" office:value="11.5788">
            <text:p>11.5788</text:p>
          </table:table-cell>
          <table:table-cell office:value-type="float" office:value="0.00487246">
            <text:p>0.00487246</text:p>
          </table:table-cell>
          <table:table-cell office:value-type="float" office:value="-0.0826983">
            <text:p>-0.0826983</text:p>
          </table:table-cell>
          <table:table-cell office:value-type="float" office:value="0.850713">
            <text:p>0.850713</text:p>
          </table:table-cell>
          <table:table-cell office:value-type="float" office:value="0.0414592">
            <text:p>0.0414592</text:p>
          </table:table-cell>
          <table:table-cell office:value-type="float" office:value="-0.00707771">
            <text:p>-0.00707771</text:p>
          </table:table-cell>
          <table:table-cell office:value-type="float" office:value="-0.0982256">
            <text:p>-0.0982256</text:p>
          </table:table-cell>
          <table:table-cell table:style-name="ce1" office:value-type="float" office:value="0.0382049">
            <text:p>0.0382049</text:p>
          </table:table-cell>
          <table:table-cell office:value-type="float" office:value="-0.00426323">
            <text:p>-0.00426323</text:p>
          </table:table-cell>
          <table:table-cell office:value-type="float" office:value="-0.00153484">
            <text:p>-0.00153484</text:p>
          </table:table-cell>
          <table:table-cell office:value-type="float" office:value="-0.0106914">
            <text:p>-0.0106914</text:p>
          </table:table-cell>
          <table:table-cell office:value-type="float" office:value="0.0658698">
            <text:p>0.0658698</text:p>
          </table:table-cell>
          <table:table-cell office:value-type="float" office:value="0.0110877">
            <text:p>0.0110877</text:p>
          </table:table-cell>
          <table:table-cell office:value-type="float" office:value="0.124059">
            <text:p>0.124059</text:p>
          </table:table-cell>
        </table:table-row>
        <table:table-row table:style-name="ro2">
          <table:table-cell office:value-type="float" office:value="12.2738">
            <text:p>12.2738</text:p>
          </table:table-cell>
          <table:table-cell office:value-type="float" office:value="-0.0976417">
            <text:p>-0.0976417</text:p>
          </table:table-cell>
          <table:table-cell office:value-type="float" office:value="-0.207961">
            <text:p>-0.207961</text:p>
          </table:table-cell>
          <table:table-cell office:value-type="float" office:value="0.829617">
            <text:p>0.829617</text:p>
          </table:table-cell>
          <table:table-cell office:value-type="float" office:value="0.0448988">
            <text:p>0.0448988</text:p>
          </table:table-cell>
          <table:table-cell office:value-type="float" office:value="0.0138246">
            <text:p>0.0138246</text:p>
          </table:table-cell>
          <table:table-cell office:value-type="float" office:value="-0.266611">
            <text:p>-0.266611</text:p>
          </table:table-cell>
          <table:table-cell office:value-type="float" office:value="0.0139855">
            <text:p>0.0139855</text:p>
          </table:table-cell>
          <table:table-cell office:value-type="float" office:value="-0.0219638">
            <text:p>-0.0219638</text:p>
          </table:table-cell>
          <table:table-cell office:value-type="float" office:value="0.0113552">
            <text:p>0.0113552</text:p>
          </table:table-cell>
          <table:table-cell office:value-type="float" office:value="0.000329319">
            <text:p>0.000329319</text:p>
          </table:table-cell>
          <table:table-cell office:value-type="float" office:value="0.317598">
            <text:p>0.317598</text:p>
          </table:table-cell>
          <table:table-cell office:value-type="float" office:value="0.107761">
            <text:p>0.107761</text:p>
          </table:table-cell>
          <table:table-cell office:value-type="float" office:value="-0.00464511">
            <text:p>-0.00464511</text:p>
          </table:table-cell>
          <table:table-cell/>
          <table:table-cell office:value-type="float" office:value="11.8941">
            <text:p>11.8941</text:p>
          </table:table-cell>
          <table:table-cell office:value-type="float" office:value="-0.0209873">
            <text:p>-0.0209873</text:p>
          </table:table-cell>
          <table:table-cell office:value-type="float" office:value="-0.155909">
            <text:p>-0.155909</text:p>
          </table:table-cell>
          <table:table-cell office:value-type="float" office:value="0.858877">
            <text:p>0.858877</text:p>
          </table:table-cell>
          <table:table-cell office:value-type="float" office:value="0.0723609">
            <text:p>0.0723609</text:p>
          </table:table-cell>
          <table:table-cell office:value-type="float" office:value="0.0422275">
            <text:p>0.0422275</text:p>
          </table:table-cell>
          <table:table-cell office:value-type="float" office:value="-0.238983">
            <text:p>-0.238983</text:p>
          </table:table-cell>
          <table:table-cell office:value-type="float" office:value="0.0230912">
            <text:p>0.0230912</text:p>
          </table:table-cell>
          <table:table-cell office:value-type="float" office:value="-0.0622856">
            <text:p>-0.0622856</text:p>
          </table:table-cell>
          <table:table-cell office:value-type="float" office:value="0.0115227">
            <text:p>0.0115227</text:p>
          </table:table-cell>
          <table:table-cell office:value-type="float" office:value="0.0154556">
            <text:p>0.0154556</text:p>
          </table:table-cell>
          <table:table-cell office:value-type="float" office:value="0.0302828">
            <text:p>0.0302828</text:p>
          </table:table-cell>
          <table:table-cell office:value-type="float" office:value="0.0203616">
            <text:p>0.0203616</text:p>
          </table:table-cell>
          <table:table-cell office:value-type="float" office:value="-0.0669001">
            <text:p>-0.0669001</text:p>
          </table:table-cell>
          <table:table-cell/>
          <table:table-cell office:value-type="float" office:value="12.0778">
            <text:p>12.0778</text:p>
          </table:table-cell>
          <table:table-cell office:value-type="float" office:value="-0.107778">
            <text:p>-0.107778</text:p>
          </table:table-cell>
          <table:table-cell office:value-type="float" office:value="-0.185688">
            <text:p>-0.185688</text:p>
          </table:table-cell>
          <table:table-cell office:value-type="float" office:value="0.83184">
            <text:p>0.83184</text:p>
          </table:table-cell>
          <table:table-cell office:value-type="float" office:value="0.0647327">
            <text:p>0.0647327</text:p>
          </table:table-cell>
          <table:table-cell office:value-type="float" office:value="-0.0296374">
            <text:p>-0.0296374</text:p>
          </table:table-cell>
          <table:table-cell office:value-type="float" office:value="-0.282697">
            <text:p>-0.282697</text:p>
          </table:table-cell>
          <table:table-cell office:value-type="float" office:value="0.0508848">
            <text:p>0.0508848</text:p>
          </table:table-cell>
          <table:table-cell office:value-type="float" office:value="-0.0240926">
            <text:p>-0.0240926</text:p>
          </table:table-cell>
          <table:table-cell office:value-type="float" office:value="0.00831474">
            <text:p>0.00831474</text:p>
          </table:table-cell>
          <table:table-cell office:value-type="float" office:value="0.00262524">
            <text:p>0.00262524</text:p>
          </table:table-cell>
          <table:table-cell office:value-type="float" office:value="-0.101926">
            <text:p>-0.101926</text:p>
          </table:table-cell>
          <table:table-cell office:value-type="float" office:value="-0.023509">
            <text:p>-0.023509</text:p>
          </table:table-cell>
          <table:table-cell office:value-type="float" office:value="0.0539287">
            <text:p>0.0539287</text:p>
          </table:table-cell>
          <table:table-cell/>
          <table:table-cell office:value-type="float" office:value="11.8421">
            <text:p>11.8421</text:p>
          </table:table-cell>
          <table:table-cell office:value-type="float" office:value="-0.00360449">
            <text:p>-0.00360449</text:p>
          </table:table-cell>
          <table:table-cell office:value-type="float" office:value="-0.154867">
            <text:p>-0.154867</text:p>
          </table:table-cell>
          <table:table-cell office:value-type="float" office:value="0.797432">
            <text:p>0.797432</text:p>
          </table:table-cell>
          <table:table-cell office:value-type="float" office:value="0.0731323">
            <text:p>0.0731323</text:p>
          </table:table-cell>
          <table:table-cell office:value-type="float" office:value="0.0510475">
            <text:p>0.0510475</text:p>
          </table:table-cell>
          <table:table-cell office:value-type="float" office:value="-0.242453">
            <text:p>-0.242453</text:p>
          </table:table-cell>
          <table:table-cell office:value-type="float" office:value="0.027709">
            <text:p>0.027709</text:p>
          </table:table-cell>
          <table:table-cell office:value-type="float" office:value="-0.0290479">
            <text:p>-0.0290479</text:p>
          </table:table-cell>
          <table:table-cell office:value-type="float" office:value="0.00307529">
            <text:p>0.00307529</text:p>
          </table:table-cell>
          <table:table-cell office:value-type="float" office:value="-0.000562078">
            <text:p>-0.000562078</text:p>
          </table:table-cell>
          <table:table-cell office:value-type="float" office:value="-0.0100623">
            <text:p>-0.0100623</text:p>
          </table:table-cell>
          <table:table-cell office:value-type="float" office:value="0.204587">
            <text:p>0.204587</text:p>
          </table:table-cell>
          <table:table-cell office:value-type="float" office:value="-0.0890414">
            <text:p>-0.0890414</text:p>
          </table:table-cell>
          <table:table-cell/>
          <table:table-cell office:value-type="float" office:value="11.7145">
            <text:p>11.7145</text:p>
          </table:table-cell>
          <table:table-cell office:value-type="float" office:value="0.00550648">
            <text:p>0.00550648</text:p>
          </table:table-cell>
          <table:table-cell office:value-type="float" office:value="-0.0827024">
            <text:p>-0.0827024</text:p>
          </table:table-cell>
          <table:table-cell office:value-type="float" office:value="0.851545">
            <text:p>0.851545</text:p>
          </table:table-cell>
          <table:table-cell office:value-type="float" office:value="0.0399414">
            <text:p>0.0399414</text:p>
          </table:table-cell>
          <table:table-cell office:value-type="float" office:value="-0.00710787">
            <text:p>-0.00710787</text:p>
          </table:table-cell>
          <table:table-cell office:value-type="float" office:value="-0.0969685">
            <text:p>-0.0969685</text:p>
          </table:table-cell>
          <table:table-cell office:value-type="float" office:value="0.0353536">
            <text:p>0.0353536</text:p>
          </table:table-cell>
          <table:table-cell table:style-name="ce1" office:value-type="float" office:value="0.00467326">
            <text:p>0.00467326</text:p>
          </table:table-cell>
          <table:table-cell table:style-name="ce1" office:value-type="string">
            <text:p>-3.05839e-05</text:p>
          </table:table-cell>
          <table:table-cell office:value-type="float" office:value="0.0061396">
            <text:p>0.0061396</text:p>
          </table:table-cell>
          <table:table-cell office:value-type="float" office:value="0.016011">
            <text:p>0.016011</text:p>
          </table:table-cell>
          <table:table-cell office:value-type="float" office:value="0.0435806">
            <text:p>0.0435806</text:p>
          </table:table-cell>
          <table:table-cell office:value-type="float" office:value="-0.0294108">
            <text:p>-0.0294108</text:p>
          </table:table-cell>
        </table:table-row>
        <table:table-row table:style-name="ro2">
          <table:table-cell office:value-type="float" office:value="12.3447">
            <text:p>12.3447</text:p>
          </table:table-cell>
          <table:table-cell office:value-type="float" office:value="-0.0976025">
            <text:p>-0.0976025</text:p>
          </table:table-cell>
          <table:table-cell office:value-type="float" office:value="-0.206614">
            <text:p>-0.206614</text:p>
          </table:table-cell>
          <table:table-cell office:value-type="float" office:value="0.829617">
            <text:p>0.829617</text:p>
          </table:table-cell>
          <table:table-cell office:value-type="float" office:value="0.0441011">
            <text:p>0.0441011</text:p>
          </table:table-cell>
          <table:table-cell office:value-type="float" office:value="-0.0322911">
            <text:p>-0.0322911</text:p>
          </table:table-cell>
          <table:table-cell office:value-type="float" office:value="-0.192268">
            <text:p>-0.192268</text:p>
          </table:table-cell>
          <table:table-cell office:value-type="float" office:value="-0.000865833">
            <text:p>-0.000865833</text:p>
          </table:table-cell>
          <table:table-cell office:value-type="float" office:value="0.000552602">
            <text:p>0.000552602</text:p>
          </table:table-cell>
          <table:table-cell office:value-type="float" office:value="0.018995">
            <text:p>0.018995</text:p>
          </table:table-cell>
          <table:table-cell office:value-type="float" office:value="0">
            <text:p>0</text:p>
          </table:table-cell>
          <table:table-cell office:value-type="float" office:value="-1.01384">
            <text:p>-1.01384</text:p>
          </table:table-cell>
          <table:table-cell office:value-type="float" office:value="2.09302">
            <text:p>2.09302</text:p>
          </table:table-cell>
          <table:table-cell office:value-type="float" office:value="-0.411058">
            <text:p>-0.411058</text:p>
          </table:table-cell>
          <table:table-cell/>
          <table:table-cell office:value-type="float" office:value="12.1169">
            <text:p>12.1169</text:p>
          </table:table-cell>
          <table:table-cell office:value-type="float" office:value="-0.0333584">
            <text:p>-0.0333584</text:p>
          </table:table-cell>
          <table:table-cell office:value-type="float" office:value="-0.152332">
            <text:p>-0.152332</text:p>
          </table:table-cell>
          <table:table-cell office:value-type="float" office:value="0.859">
            <text:p>0.859</text:p>
          </table:table-cell>
          <table:table-cell office:value-type="float" office:value="0.0688884">
            <text:p>0.0688884</text:p>
          </table:table-cell>
          <table:table-cell office:value-type="float" office:value="0.0343227">
            <text:p>0.0343227</text:p>
          </table:table-cell>
          <table:table-cell office:value-type="float" office:value="-0.241613">
            <text:p>-0.241613</text:p>
          </table:table-cell>
          <table:table-cell office:value-type="float" office:value="0.0291641">
            <text:p>0.0291641</text:p>
          </table:table-cell>
          <table:table-cell office:value-type="float" office:value="-0.0555404">
            <text:p>-0.0555404</text:p>
          </table:table-cell>
          <table:table-cell office:value-type="float" office:value="0.016058">
            <text:p>0.016058</text:p>
          </table:table-cell>
          <table:table-cell office:value-type="float" office:value="0.00055425">
            <text:p>0.00055425</text:p>
          </table:table-cell>
          <table:table-cell office:value-type="float" office:value="0.0877806">
            <text:p>0.0877806</text:p>
          </table:table-cell>
          <table:table-cell office:value-type="float" office:value="-0.143078">
            <text:p>-0.143078</text:p>
          </table:table-cell>
          <table:table-cell office:value-type="float" office:value="0.0920547">
            <text:p>0.0920547</text:p>
          </table:table-cell>
          <table:table-cell/>
          <table:table-cell office:value-type="float" office:value="12.2464">
            <text:p>12.2464</text:p>
          </table:table-cell>
          <table:table-cell office:value-type="float" office:value="-0.114737">
            <text:p>-0.114737</text:p>
          </table:table-cell>
          <table:table-cell office:value-type="float" office:value="-0.184954">
            <text:p>-0.184954</text:p>
          </table:table-cell>
          <table:table-cell office:value-type="float" office:value="0.833815">
            <text:p>0.833815</text:p>
          </table:table-cell>
          <table:table-cell office:value-type="float" office:value="0.0623059">
            <text:p>0.0623059</text:p>
          </table:table-cell>
          <table:table-cell office:value-type="float" office:value="-0.0265764">
            <text:p>-0.0265764</text:p>
          </table:table-cell>
          <table:table-cell office:value-type="float" office:value="-0.280615">
            <text:p>-0.280615</text:p>
          </table:table-cell>
          <table:table-cell office:value-type="float" office:value="0.0478481">
            <text:p>0.0478481</text:p>
          </table:table-cell>
          <table:table-cell office:value-type="float" office:value="-0.0412759">
            <text:p>-0.0412759</text:p>
          </table:table-cell>
          <table:table-cell office:value-type="float" office:value="0.00435145">
            <text:p>0.00435145</text:p>
          </table:table-cell>
          <table:table-cell office:value-type="float" office:value="0.0117169">
            <text:p>0.0117169</text:p>
          </table:table-cell>
          <table:table-cell office:value-type="float" office:value="0.161855">
            <text:p>0.161855</text:p>
          </table:table-cell>
          <table:table-cell office:value-type="float" office:value="0.0160843">
            <text:p>0.0160843</text:p>
          </table:table-cell>
          <table:table-cell office:value-type="float" office:value="-0.0884634">
            <text:p>-0.0884634</text:p>
          </table:table-cell>
          <table:table-cell/>
          <table:table-cell office:value-type="float" office:value="11.9106">
            <text:p>11.9106</text:p>
          </table:table-cell>
          <table:table-cell office:value-type="float" office:value="-0.00564265">
            <text:p>-0.00564265</text:p>
          </table:table-cell>
          <table:table-cell office:value-type="float" office:value="-0.153696">
            <text:p>-0.153696</text:p>
          </table:table-cell>
          <table:table-cell office:value-type="float" office:value="0.796975">
            <text:p>0.796975</text:p>
          </table:table-cell>
          <table:table-cell office:value-type="float" office:value="0.0720336">
            <text:p>0.0720336</text:p>
          </table:table-cell>
          <table:table-cell office:value-type="float" office:value="0.0449704">
            <text:p>0.0449704</text:p>
          </table:table-cell>
          <table:table-cell office:value-type="float" office:value="-0.24764">
            <text:p>-0.24764</text:p>
          </table:table-cell>
          <table:table-cell office:value-type="float" office:value="0.0296429">
            <text:p>0.0296429</text:p>
          </table:table-cell>
          <table:table-cell office:value-type="float" office:value="-0.0297375">
            <text:p>-0.0297375</text:p>
          </table:table-cell>
          <table:table-cell office:value-type="float" office:value="0.0170973">
            <text:p>0.0170973</text:p>
          </table:table-cell>
          <table:table-cell office:value-type="float" office:value="-0.0066648">
            <text:p>-0.0066648</text:p>
          </table:table-cell>
          <table:table-cell office:value-type="float" office:value="-0.117673">
            <text:p>-0.117673</text:p>
          </table:table-cell>
          <table:table-cell office:value-type="float" office:value="0.0205826">
            <text:p>0.0205826</text:p>
          </table:table-cell>
          <table:table-cell office:value-type="float" office:value="-0.0247644">
            <text:p>-0.0247644</text:p>
          </table:table-cell>
          <table:table-cell/>
          <table:table-cell office:value-type="float" office:value="11.8825">
            <text:p>11.8825</text:p>
          </table:table-cell>
          <table:table-cell office:value-type="float" office:value="0.00674344">
            <text:p>0.00674344</text:p>
          </table:table-cell>
          <table:table-cell office:value-type="float" office:value="-0.0814776">
            <text:p>-0.0814776</text:p>
          </table:table-cell>
          <table:table-cell office:value-type="float" office:value="0.851747">
            <text:p>0.851747</text:p>
          </table:table-cell>
          <table:table-cell office:value-type="float" office:value="0.0381388">
            <text:p>0.0381388</text:p>
          </table:table-cell>
          <table:table-cell office:value-type="float" office:value="-0.00541587">
            <text:p>-0.00541587</text:p>
          </table:table-cell>
          <table:table-cell office:value-type="float" office:value="-0.0886038">
            <text:p>-0.0886038</text:p>
          </table:table-cell>
          <table:table-cell office:value-type="float" office:value="0.0328651">
            <text:p>0.0328651</text:p>
          </table:table-cell>
          <table:table-cell office:value-type="float" office:value="0.00736304">
            <text:p>0.00736304</text:p>
          </table:table-cell>
          <table:table-cell office:value-type="float" office:value="0.00729075">
            <text:p>0.00729075</text:p>
          </table:table-cell>
          <table:table-cell office:value-type="float" office:value="0.00119873">
            <text:p>0.00119873</text:p>
          </table:table-cell>
          <table:table-cell office:value-type="float" office:value="0.0150746">
            <text:p>0.0150746</text:p>
          </table:table-cell>
          <table:table-cell office:value-type="float" office:value="0.235791">
            <text:p>0.235791</text:p>
          </table:table-cell>
          <table:table-cell office:value-type="float" office:value="-0.0948142">
            <text:p>-0.0948142</text:p>
          </table:table-cell>
        </table:table-row>
        <table:table-row table:style-name="ro2">
          <table:table-cell office:value-type="float" office:value="12.3737">
            <text:p>12.3737</text:p>
          </table:table-cell>
          <table:table-cell office:value-type="float" office:value="-0.0984391">
            <text:p>-0.0984391</text:p>
          </table:table-cell>
          <table:table-cell office:value-type="float" office:value="-0.204303">
            <text:p>-0.204303</text:p>
          </table:table-cell>
          <table:table-cell office:value-type="float" office:value="0.829272">
            <text:p>0.829272</text:p>
          </table:table-cell>
          <table:table-cell office:value-type="float" office:value="0.043779">
            <text:p>0.043779</text:p>
          </table:table-cell>
          <table:table-cell office:value-type="float" office:value="0.00479005">
            <text:p>0.00479005</text:p>
          </table:table-cell>
          <table:table-cell office:value-type="float" office:value="-0.268777">
            <text:p>-0.268777</text:p>
          </table:table-cell>
          <table:table-cell office:value-type="float" office:value="0.0147675">
            <text:p>0.0147675</text:p>
          </table:table-cell>
          <table:table-cell office:value-type="float" office:value="-0.028848">
            <text:p>-0.028848</text:p>
          </table:table-cell>
          <table:table-cell office:value-type="float" office:value="0.0796909">
            <text:p>0.0796909</text:p>
          </table:table-cell>
          <table:table-cell office:value-type="float" office:value="-0.0119203">
            <text:p>-0.0119203</text:p>
          </table:table-cell>
          <table:table-cell office:value-type="float" office:value="0.095596">
            <text:p>0.095596</text:p>
          </table:table-cell>
          <table:table-cell office:value-type="float" office:value="-0.219749">
            <text:p>-0.219749</text:p>
          </table:table-cell>
          <table:table-cell office:value-type="float" office:value="0.0570637">
            <text:p>0.0570637</text:p>
          </table:table-cell>
          <table:table-cell/>
          <table:table-cell office:value-type="float" office:value="12.2444">
            <text:p>12.2444</text:p>
          </table:table-cell>
          <table:table-cell office:value-type="float" office:value="-0.0390139">
            <text:p>-0.0390139</text:p>
          </table:table-cell>
          <table:table-cell office:value-type="float" office:value="-0.152611">
            <text:p>-0.152611</text:p>
          </table:table-cell>
          <table:table-cell office:value-type="float" office:value="0.860568">
            <text:p>0.860568</text:p>
          </table:table-cell>
          <table:table-cell office:value-type="float" office:value="0.0669757">
            <text:p>0.0669757</text:p>
          </table:table-cell>
          <table:table-cell office:value-type="float" office:value="0.03032">
            <text:p>0.03032</text:p>
          </table:table-cell>
          <table:table-cell office:value-type="float" office:value="-0.235738">
            <text:p>-0.235738</text:p>
          </table:table-cell>
          <table:table-cell office:value-type="float" office:value="0.0257845">
            <text:p>0.0257845</text:p>
          </table:table-cell>
          <table:table-cell office:value-type="float" office:value="-0.0443456">
            <text:p>-0.0443456</text:p>
          </table:table-cell>
          <table:table-cell office:value-type="float" office:value="-0.00218898">
            <text:p>-0.00218898</text:p>
          </table:table-cell>
          <table:table-cell office:value-type="float" office:value="0.0122942">
            <text:p>0.0122942</text:p>
          </table:table-cell>
          <table:table-cell office:value-type="float" office:value="0.084062">
            <text:p>0.084062</text:p>
          </table:table-cell>
          <table:table-cell office:value-type="float" office:value="0.0408619">
            <text:p>0.0408619</text:p>
          </table:table-cell>
          <table:table-cell office:value-type="float" office:value="-0.0603191">
            <text:p>-0.0603191</text:p>
          </table:table-cell>
          <table:table-cell/>
          <table:table-cell office:value-type="float" office:value="12.447">
            <text:p>12.447</text:p>
          </table:table-cell>
          <table:table-cell office:value-type="float" office:value="-0.116503">
            <text:p>-0.116503</text:p>
          </table:table-cell>
          <table:table-cell office:value-type="float" office:value="-0.183434">
            <text:p>-0.183434</text:p>
          </table:table-cell>
          <table:table-cell office:value-type="float" office:value="0.832605">
            <text:p>0.832605</text:p>
          </table:table-cell>
          <table:table-cell office:value-type="float" office:value="0.0595362">
            <text:p>0.0595362</text:p>
          </table:table-cell>
          <table:table-cell office:value-type="float" office:value="-0.0314587">
            <text:p>-0.0314587</text:p>
          </table:table-cell>
          <table:table-cell office:value-type="float" office:value="-0.28347">
            <text:p>-0.28347</text:p>
          </table:table-cell>
          <table:table-cell office:value-type="float" office:value="0.0501178">
            <text:p>0.0501178</text:p>
          </table:table-cell>
          <table:table-cell office:value-type="float" office:value="-0.00880457">
            <text:p>-0.00880457</text:p>
          </table:table-cell>
          <table:table-cell office:value-type="float" office:value="0.00757827">
            <text:p>0.00757827</text:p>
          </table:table-cell>
          <table:table-cell office:value-type="float" office:value="-0.00603067">
            <text:p>-0.00603067</text:p>
          </table:table-cell>
          <table:table-cell office:value-type="float" office:value="-0.00981883">
            <text:p>-0.00981883</text:p>
          </table:table-cell>
          <table:table-cell office:value-type="float" office:value="-0.101309">
            <text:p>-0.101309</text:p>
          </table:table-cell>
          <table:table-cell office:value-type="float" office:value="0.0373221">
            <text:p>0.0373221</text:p>
          </table:table-cell>
          <table:table-cell/>
          <table:table-cell office:value-type="float" office:value="12.1798">
            <text:p>12.1798</text:p>
          </table:table-cell>
          <table:table-cell office:value-type="float" office:value="-0.0221711">
            <text:p>-0.0221711</text:p>
          </table:table-cell>
          <table:table-cell office:value-type="float" office:value="-0.147603">
            <text:p>-0.147603</text:p>
          </table:table-cell>
          <table:table-cell office:value-type="float" office:value="0.793388">
            <text:p>0.793388</text:p>
          </table:table-cell>
          <table:table-cell office:value-type="float" office:value="0.0678763">
            <text:p>0.0678763</text:p>
          </table:table-cell>
          <table:table-cell office:value-type="float" office:value="0.0314792">
            <text:p>0.0314792</text:p>
          </table:table-cell>
          <table:table-cell office:value-type="float" office:value="-0.24181">
            <text:p>-0.24181</text:p>
          </table:table-cell>
          <table:table-cell office:value-type="float" office:value="0.027203">
            <text:p>0.027203</text:p>
          </table:table-cell>
          <table:table-cell office:value-type="float" office:value="-0.0614095">
            <text:p>-0.0614095</text:p>
          </table:table-cell>
          <table:table-cell office:value-type="float" office:value="0.0226371">
            <text:p>0.0226371</text:p>
          </table:table-cell>
          <table:table-cell office:value-type="float" office:value="-0.0133302">
            <text:p>-0.0133302</text:p>
          </table:table-cell>
          <table:table-cell office:value-type="float" office:value="-0.0232136">
            <text:p>-0.0232136</text:p>
          </table:table-cell>
          <table:table-cell office:value-type="float" office:value="-0.00314912">
            <text:p>-0.00314912</text:p>
          </table:table-cell>
          <table:table-cell office:value-type="float" office:value="-0.00617747">
            <text:p>-0.00617747</text:p>
          </table:table-cell>
          <table:table-cell/>
          <table:table-cell office:value-type="float" office:value="12.1549">
            <text:p>12.1549</text:p>
          </table:table-cell>
          <table:table-cell office:value-type="float" office:value="0.00986798">
            <text:p>0.00986798</text:p>
          </table:table-cell>
          <table:table-cell office:value-type="float" office:value="-0.0619929">
            <text:p>-0.0619929</text:p>
          </table:table-cell>
          <table:table-cell office:value-type="float" office:value="0.845037">
            <text:p>0.845037</text:p>
          </table:table-cell>
          <table:table-cell office:value-type="float" office:value="0.0353869">
            <text:p>0.0353869</text:p>
          </table:table-cell>
          <table:table-cell office:value-type="float" office:value="-0.00320194">
            <text:p>-0.00320194</text:p>
          </table:table-cell>
          <table:table-cell office:value-type="float" office:value="-0.0772216">
            <text:p>-0.0772216</text:p>
          </table:table-cell>
          <table:table-cell office:value-type="float" office:value="0.0229138">
            <text:p>0.0229138</text:p>
          </table:table-cell>
          <table:table-cell office:value-type="float" office:value="0.0114696">
            <text:p>0.0114696</text:p>
          </table:table-cell>
          <table:table-cell office:value-type="float" office:value="0.0715248">
            <text:p>0.0715248</text:p>
          </table:table-cell>
          <table:table-cell office:value-type="float" office:value="-0.0246305">
            <text:p>-0.0246305</text:p>
          </table:table-cell>
          <table:table-cell office:value-type="float" office:value="-0.034269">
            <text:p>-0.034269</text:p>
          </table:table-cell>
          <table:table-cell office:value-type="float" office:value="-0.179588">
            <text:p>-0.179588</text:p>
          </table:table-cell>
          <table:table-cell office:value-type="float" office:value="-0.120027">
            <text:p>-0.120027</text:p>
          </table:table-cell>
        </table:table-row>
        <table:table-row table:style-name="ro2">
          <table:table-cell office:value-type="float" office:value="12.6422">
            <text:p>12.6422</text:p>
          </table:table-cell>
          <table:table-cell office:value-type="float" office:value="-0.0992926">
            <text:p>-0.0992926</text:p>
          </table:table-cell>
          <table:table-cell office:value-type="float" office:value="-0.198749">
            <text:p>-0.198749</text:p>
          </table:table-cell>
          <table:table-cell office:value-type="float" office:value="0.830185">
            <text:p>0.830185</text:p>
          </table:table-cell>
          <table:table-cell office:value-type="float" office:value="0.0409053">
            <text:p>0.0409053</text:p>
          </table:table-cell>
          <table:table-cell office:value-type="float" office:value="0.00354147">
            <text:p>0.00354147</text:p>
          </table:table-cell>
          <table:table-cell office:value-type="float" office:value="-0.258333">
            <text:p>-0.258333</text:p>
          </table:table-cell>
          <table:table-cell office:value-type="float" office:value="0.0147389">
            <text:p>0.0147389</text:p>
          </table:table-cell>
          <table:table-cell office:value-type="float" office:value="-0.00317873">
            <text:p>-0.00317873</text:p>
          </table:table-cell>
          <table:table-cell office:value-type="float" office:value="0.0206844">
            <text:p>0.0206844</text:p>
          </table:table-cell>
          <table:table-cell office:value-type="float" office:value="0.00340228">
            <text:p>0.00340228</text:p>
          </table:table-cell>
          <table:table-cell office:value-type="float" office:value="-0.0110611">
            <text:p>-0.0110611</text:p>
          </table:table-cell>
          <table:table-cell office:value-type="float" office:value="0.0597533">
            <text:p>0.0597533</text:p>
          </table:table-cell>
          <table:table-cell office:value-type="float" office:value="-0.00469939">
            <text:p>-0.00469939</text:p>
          </table:table-cell>
          <table:table-cell/>
          <table:table-cell office:value-type="float" office:value="12.4217">
            <text:p>12.4217</text:p>
          </table:table-cell>
          <table:table-cell office:value-type="float" office:value="-0.0442333">
            <text:p>-0.0442333</text:p>
          </table:table-cell>
          <table:table-cell office:value-type="float" office:value="-0.151715">
            <text:p>-0.151715</text:p>
          </table:table-cell>
          <table:table-cell office:value-type="float" office:value="0.860852">
            <text:p>0.860852</text:p>
          </table:table-cell>
          <table:table-cell office:value-type="float" office:value="0.0644051">
            <text:p>0.0644051</text:p>
          </table:table-cell>
          <table:table-cell office:value-type="float" office:value="0.0210486">
            <text:p>0.0210486</text:p>
          </table:table-cell>
          <table:table-cell office:value-type="float" office:value="-0.238339">
            <text:p>-0.238339</text:p>
          </table:table-cell>
          <table:table-cell office:value-type="float" office:value="0.0342483">
            <text:p>0.0342483</text:p>
          </table:table-cell>
          <table:table-cell office:value-type="float" office:value="-0.0294446">
            <text:p>-0.0294446</text:p>
          </table:table-cell>
          <table:table-cell office:value-type="float" office:value="0.00505428">
            <text:p>0.00505428</text:p>
          </table:table-cell>
          <table:table-cell office:value-type="float" office:value="0.00160188">
            <text:p>0.00160188</text:p>
          </table:table-cell>
          <table:table-cell office:value-type="float" office:value="-0.0710103">
            <text:p>-0.0710103</text:p>
          </table:table-cell>
          <table:table-cell office:value-type="float" office:value="-0.0621598">
            <text:p>-0.0621598</text:p>
          </table:table-cell>
          <table:table-cell office:value-type="float" office:value="0.147133">
            <text:p>0.147133</text:p>
          </table:table-cell>
          <table:table-cell/>
          <table:table-cell office:value-type="float" office:value="12.5517">
            <text:p>12.5517</text:p>
          </table:table-cell>
          <table:table-cell office:value-type="float" office:value="-0.117533">
            <text:p>-0.117533</text:p>
          </table:table-cell>
          <table:table-cell office:value-type="float" office:value="-0.183751">
            <text:p>-0.183751</text:p>
          </table:table-cell>
          <table:table-cell office:value-type="float" office:value="0.832383">
            <text:p>0.832383</text:p>
          </table:table-cell>
          <table:table-cell office:value-type="float" office:value="0.0581395">
            <text:p>0.0581395</text:p>
          </table:table-cell>
          <table:table-cell office:value-type="float" office:value="-0.0320583">
            <text:p>-0.0320583</text:p>
          </table:table-cell>
          <table:table-cell office:value-type="float" office:value="-0.275284">
            <text:p>-0.275284</text:p>
          </table:table-cell>
          <table:table-cell office:value-type="float" office:value="0.0454866">
            <text:p>0.0454866</text:p>
          </table:table-cell>
          <table:table-cell office:value-type="float" office:value="-0.00983295">
            <text:p>-0.00983295</text:p>
          </table:table-cell>
          <table:table-cell office:value-type="float" office:value="-0.0030324">
            <text:p>-0.0030324</text:p>
          </table:table-cell>
          <table:table-cell office:value-type="float" office:value="-0.0021217">
            <text:p>-0.0021217</text:p>
          </table:table-cell>
          <table:table-cell office:value-type="float" office:value="-0.00882854">
            <text:p>-0.00882854</text:p>
          </table:table-cell>
          <table:table-cell office:value-type="float" office:value="0.129995">
            <text:p>0.129995</text:p>
          </table:table-cell>
          <table:table-cell office:value-type="float" office:value="-0.0792287">
            <text:p>-0.0792287</text:p>
          </table:table-cell>
          <table:table-cell/>
          <table:table-cell office:value-type="float" office:value="12.4423">
            <text:p>12.4423</text:p>
          </table:table-cell>
          <table:table-cell office:value-type="float" office:value="-0.0398956">
            <text:p>-0.0398956</text:p>
          </table:table-cell>
          <table:table-cell office:value-type="float" office:value="-0.141876">
            <text:p>-0.141876</text:p>
          </table:table-cell>
          <table:table-cell office:value-type="float" office:value="0.789462">
            <text:p>0.789462</text:p>
          </table:table-cell>
          <table:table-cell office:value-type="float" office:value="0.064052">
            <text:p>0.064052</text:p>
          </table:table-cell>
          <table:table-cell office:value-type="float" office:value="0.0207859">
            <text:p>0.0207859</text:p>
          </table:table-cell>
          <table:table-cell office:value-type="float" office:value="-0.240427">
            <text:p>-0.240427</text:p>
          </table:table-cell>
          <table:table-cell office:value-type="float" office:value="0.0284055">
            <text:p>0.0284055</text:p>
          </table:table-cell>
          <table:table-cell office:value-type="float" office:value="-0.0675046">
            <text:p>-0.0675046</text:p>
          </table:table-cell>
          <table:table-cell office:value-type="float" office:value="0.0218103">
            <text:p>0.0218103</text:p>
          </table:table-cell>
          <table:table-cell office:value-type="float" office:value="-0.0149522">
            <text:p>-0.0149522</text:p>
          </table:table-cell>
          <table:table-cell office:value-type="float" office:value="0.115874">
            <text:p>0.115874</text:p>
          </table:table-cell>
          <table:table-cell office:value-type="float" office:value="-0.110612">
            <text:p>-0.110612</text:p>
          </table:table-cell>
          <table:table-cell office:value-type="float" office:value="0.0989057">
            <text:p>0.0989057</text:p>
          </table:table-cell>
          <table:table-cell/>
          <table:table-cell office:value-type="float" office:value="12.2789">
            <text:p>12.2789</text:p>
          </table:table-cell>
          <table:table-cell office:value-type="float" office:value="0.0107632">
            <text:p>0.0107632</text:p>
          </table:table-cell>
          <table:table-cell office:value-type="float" office:value="-0.0558861">
            <text:p>-0.0558861</text:p>
          </table:table-cell>
          <table:table-cell office:value-type="float" office:value="0.840139">
            <text:p>0.840139</text:p>
          </table:table-cell>
          <table:table-cell office:value-type="float" office:value="0.0342013">
            <text:p>0.0342013</text:p>
          </table:table-cell>
          <table:table-cell office:value-type="float" office:value="-0.00441519">
            <text:p>-0.00441519</text:p>
          </table:table-cell>
          <table:table-cell office:value-type="float" office:value="-0.0680159">
            <text:p>-0.0680159</text:p>
          </table:table-cell>
          <table:table-cell office:value-type="float" office:value="0.0271627">
            <text:p>0.0271627</text:p>
          </table:table-cell>
          <table:table-cell office:value-type="float" office:value="0.00722149">
            <text:p>0.00722149</text:p>
          </table:table-cell>
          <table:table-cell office:value-type="float" office:value="0.0492622">
            <text:p>0.0492622</text:p>
          </table:table-cell>
          <table:table-cell office:value-type="float" office:value="-0.0395096">
            <text:p>-0.0395096</text:p>
          </table:table-cell>
          <table:table-cell office:value-type="float" office:value="-0.0906856">
            <text:p>-0.0906856</text:p>
          </table:table-cell>
          <table:table-cell office:value-type="float" office:value="-0.0285506">
            <text:p>-0.0285506</text:p>
          </table:table-cell>
          <table:table-cell office:value-type="float" office:value="0.193813">
            <text:p>0.193813</text:p>
          </table:table-cell>
        </table:table-row>
        <table:table-row table:style-name="ro2">
          <table:table-cell office:value-type="float" office:value="13.1051">
            <text:p>13.1051</text:p>
          </table:table-cell>
          <table:table-cell office:value-type="float" office:value="-0.103135">
            <text:p>-0.103135</text:p>
          </table:table-cell>
          <table:table-cell office:value-type="float" office:value="-0.176367">
            <text:p>-0.176367</text:p>
          </table:table-cell>
          <table:table-cell office:value-type="float" office:value="0.830753">
            <text:p>0.830753</text:p>
          </table:table-cell>
          <table:table-cell office:value-type="float" office:value="0.0363868">
            <text:p>0.0363868</text:p>
          </table:table-cell>
          <table:table-cell office:value-type="float" office:value="-0.00103701">
            <text:p>-0.00103701</text:p>
          </table:table-cell>
          <table:table-cell office:value-type="float" office:value="-0.229273">
            <text:p>-0.229273</text:p>
          </table:table-cell>
          <table:table-cell office:value-type="float" office:value="0.0141758">
            <text:p>0.0141758</text:p>
          </table:table-cell>
          <table:table-cell office:value-type="float" office:value="-0.00829944">
            <text:p>-0.00829944</text:p>
          </table:table-cell>
          <table:table-cell office:value-type="float" office:value="0.0483471">
            <text:p>0.0483471</text:p>
          </table:table-cell>
          <table:table-cell office:value-type="float" office:value="0.00122671">
            <text:p>0.00122671</text:p>
          </table:table-cell>
          <table:table-cell office:value-type="float" office:value="-0.0702501">
            <text:p>-0.0702501</text:p>
          </table:table-cell>
          <table:table-cell office:value-type="float" office:value="0.175785">
            <text:p>0.175785</text:p>
          </table:table-cell>
          <table:table-cell office:value-type="float" office:value="-0.0276948">
            <text:p>-0.0276948</text:p>
          </table:table-cell>
          <table:table-cell/>
          <table:table-cell office:value-type="float" office:value="12.5446">
            <text:p>12.5446</text:p>
          </table:table-cell>
          <table:table-cell office:value-type="float" office:value="-0.0489252">
            <text:p>-0.0489252</text:p>
          </table:table-cell>
          <table:table-cell office:value-type="float" office:value="-0.152033">
            <text:p>-0.152033</text:p>
          </table:table-cell>
          <table:table-cell office:value-type="float" office:value="0.863272">
            <text:p>0.863272</text:p>
          </table:table-cell>
          <table:table-cell office:value-type="float" office:value="0.0626808">
            <text:p>0.0626808</text:p>
          </table:table-cell>
          <table:table-cell office:value-type="float" office:value="0.0250288">
            <text:p>0.0250288</text:p>
          </table:table-cell>
          <table:table-cell office:value-type="float" office:value="-0.232558">
            <text:p>-0.232558</text:p>
          </table:table-cell>
          <table:table-cell office:value-type="float" office:value="0.0285229">
            <text:p>0.0285229</text:p>
          </table:table-cell>
          <table:table-cell office:value-type="float" office:value="-0.0381728">
            <text:p>-0.0381728</text:p>
          </table:table-cell>
          <table:table-cell office:value-type="float" office:value="-0.00258603">
            <text:p>-0.00258603</text:p>
          </table:table-cell>
          <table:table-cell office:value-type="float" office:value="0.0196866">
            <text:p>0.0196866</text:p>
          </table:table-cell>
          <table:table-cell office:value-type="float" office:value="0.138159">
            <text:p>0.138159</text:p>
          </table:table-cell>
          <table:table-cell office:value-type="float" office:value="0.0979765">
            <text:p>0.0979765</text:p>
          </table:table-cell>
          <table:table-cell office:value-type="float" office:value="-0.0946519">
            <text:p>-0.0946519</text:p>
          </table:table-cell>
          <table:table-cell/>
          <table:table-cell office:value-type="float" office:value="12.6466">
            <text:p>12.6466</text:p>
          </table:table-cell>
          <table:table-cell office:value-type="float" office:value="-0.118545">
            <text:p>-0.118545</text:p>
          </table:table-cell>
          <table:table-cell office:value-type="float" office:value="-0.18287">
            <text:p>-0.18287</text:p>
          </table:table-cell>
          <table:table-cell office:value-type="float" office:value="0.831469">
            <text:p>0.831469</text:p>
          </table:table-cell>
          <table:table-cell office:value-type="float" office:value="0.0569033">
            <text:p>0.0569033</text:p>
          </table:table-cell>
          <table:table-cell office:value-type="float" office:value="-0.0328784">
            <text:p>-0.0328784</text:p>
          </table:table-cell>
          <table:table-cell office:value-type="float" office:value="-0.278316">
            <text:p>-0.278316</text:p>
          </table:table-cell>
          <table:table-cell office:value-type="float" office:value="0.048233">
            <text:p>0.048233</text:p>
          </table:table-cell>
          <table:table-cell office:value-type="float" office:value="-0.0106701">
            <text:p>-0.0106701</text:p>
          </table:table-cell>
          <table:table-cell office:value-type="float" office:value="0.00929424">
            <text:p>0.00929424</text:p>
          </table:table-cell>
          <table:table-cell office:value-type="float" office:value="-0.00963448">
            <text:p>-0.00963448</text:p>
          </table:table-cell>
          <table:table-cell office:value-type="float" office:value="-0.0127683">
            <text:p>-0.0127683</text:p>
          </table:table-cell>
          <table:table-cell office:value-type="float" office:value="0.00536975">
            <text:p>0.00536975</text:p>
          </table:table-cell>
          <table:table-cell office:value-type="float" office:value="0.0278622">
            <text:p>0.0278622</text:p>
          </table:table-cell>
          <table:table-cell/>
          <table:table-cell office:value-type="float" office:value="12.6425">
            <text:p>12.6425</text:p>
          </table:table-cell>
          <table:table-cell office:value-type="float" office:value="-0.0487657">
            <text:p>-0.0487657</text:p>
          </table:table-cell>
          <table:table-cell office:value-type="float" office:value="-0.141943">
            <text:p>-0.141943</text:p>
          </table:table-cell>
          <table:table-cell office:value-type="float" office:value="0.790432">
            <text:p>0.790432</text:p>
          </table:table-cell>
          <table:table-cell office:value-type="float" office:value="0.0612816">
            <text:p>0.0612816</text:p>
          </table:table-cell>
          <table:table-cell office:value-type="float" office:value="0.0142749">
            <text:p>0.0142749</text:p>
          </table:table-cell>
          <table:table-cell office:value-type="float" office:value="-0.235681">
            <text:p>-0.235681</text:p>
          </table:table-cell>
          <table:table-cell office:value-type="float" office:value="0.0252266">
            <text:p>0.0252266</text:p>
          </table:table-cell>
          <table:table-cell office:value-type="float" office:value="-0.0443075">
            <text:p>-0.0443075</text:p>
          </table:table-cell>
          <table:table-cell office:value-type="float" office:value="-0.00033353">
            <text:p>-0.00033353</text:p>
          </table:table-cell>
          <table:table-cell office:value-type="float" office:value="0.00484806">
            <text:p>0.00484806</text:p>
          </table:table-cell>
          <table:table-cell office:value-type="float" office:value="0.0918316">
            <text:p>0.0918316</text:p>
          </table:table-cell>
          <table:table-cell office:value-type="float" office:value="0.0485996">
            <text:p>0.0485996</text:p>
          </table:table-cell>
          <table:table-cell office:value-type="float" office:value="-0.0585488">
            <text:p>-0.0585488</text:p>
          </table:table-cell>
          <table:table-cell/>
          <table:table-cell office:value-type="float" office:value="12.4544">
            <text:p>12.4544</text:p>
          </table:table-cell>
          <table:table-cell office:value-type="float" office:value="0.00923536">
            <text:p>0.00923536</text:p>
          </table:table-cell>
          <table:table-cell office:value-type="float" office:value="-0.0481166">
            <text:p>-0.0481166</text:p>
          </table:table-cell>
          <table:table-cell office:value-type="float" office:value="0.839177">
            <text:p>0.839177</text:p>
          </table:table-cell>
          <table:table-cell office:value-type="float" office:value="0.0325897">
            <text:p>0.0325897</text:p>
          </table:table-cell>
          <table:table-cell office:value-type="float" office:value="-0.00312597">
            <text:p>-0.00312597</text:p>
          </table:table-cell>
          <table:table-cell office:value-type="float" office:value="-0.0610455">
            <text:p>-0.0610455</text:p>
          </table:table-cell>
          <table:table-cell office:value-type="float" office:value="0.0225499">
            <text:p>0.0225499</text:p>
          </table:table-cell>
          <table:table-cell office:value-type="float" office:value="-0.00870145">
            <text:p>-0.00870145</text:p>
          </table:table-cell>
          <table:table-cell office:value-type="float" office:value="0.0442492">
            <text:p>0.0442492</text:p>
          </table:table-cell>
          <table:table-cell office:value-type="float" office:value="-0.00547901">
            <text:p>-0.00547901</text:p>
          </table:table-cell>
          <table:table-cell office:value-type="float" office:value="0.0293436">
            <text:p>0.0293436</text:p>
          </table:table-cell>
          <table:table-cell office:value-type="float" office:value="-0.0402242">
            <text:p>-0.0402242</text:p>
          </table:table-cell>
          <table:table-cell office:value-type="float" office:value="-0.00448778">
            <text:p>-0.00448778</text:p>
          </table:table-cell>
        </table:table-row>
        <table:table-row table:style-name="ro2">
          <table:table-cell office:value-type="float" office:value="13.3053">
            <text:p>13.3053</text:p>
          </table:table-cell>
          <table:table-cell office:value-type="float" office:value="-0.107611">
            <text:p>-0.107611</text:p>
          </table:table-cell>
          <table:table-cell office:value-type="float" office:value="-0.159645">
            <text:p>-0.159645</text:p>
          </table:table-cell>
          <table:table-cell office:value-type="float" office:value="0.829889">
            <text:p>0.829889</text:p>
          </table:table-cell>
          <table:table-cell office:value-type="float" office:value="0.034591">
            <text:p>0.034591</text:p>
          </table:table-cell>
          <table:table-cell office:value-type="float" office:value="0.00503255">
            <text:p>0.00503255</text:p>
          </table:table-cell>
          <table:table-cell office:value-type="float" office:value="-0.221269">
            <text:p>-0.221269</text:p>
          </table:table-cell>
          <table:table-cell office:value-type="float" office:value="0.0139896">
            <text:p>0.0139896</text:p>
          </table:table-cell>
          <table:table-cell office:value-type="float" office:value="-0.0223619">
            <text:p>-0.0223619</text:p>
          </table:table-cell>
          <table:table-cell office:value-type="float" office:value="0.0835351">
            <text:p>0.0835351</text:p>
          </table:table-cell>
          <table:table-cell office:value-type="float" office:value="-0.00431716">
            <text:p>-0.00431716</text:p>
          </table:table-cell>
          <table:table-cell office:value-type="float" office:value="0.233299">
            <text:p>0.233299</text:p>
          </table:table-cell>
          <table:table-cell office:value-type="float" office:value="-0.149681">
            <text:p>-0.149681</text:p>
          </table:table-cell>
          <table:table-cell office:value-type="float" office:value="0.0056084">
            <text:p>0.0056084</text:p>
          </table:table-cell>
          <table:table-cell/>
          <table:table-cell office:value-type="float" office:value="12.6807">
            <text:p>12.6807</text:p>
          </table:table-cell>
          <table:table-cell office:value-type="float" office:value="-0.0515614">
            <text:p>-0.0515614</text:p>
          </table:table-cell>
          <table:table-cell office:value-type="float" office:value="-0.150569">
            <text:p>-0.150569</text:p>
          </table:table-cell>
          <table:table-cell office:value-type="float" office:value="0.864198">
            <text:p>0.864198</text:p>
          </table:table-cell>
          <table:table-cell office:value-type="float" office:value="0.0608249">
            <text:p>0.0608249</text:p>
          </table:table-cell>
          <table:table-cell office:value-type="float" office:value="0.0172834">
            <text:p>0.0172834</text:p>
          </table:table-cell>
          <table:table-cell office:value-type="float" office:value="-0.234069">
            <text:p>-0.234069</text:p>
          </table:table-cell>
          <table:table-cell office:value-type="float" office:value="0.0320074">
            <text:p>0.0320074</text:p>
          </table:table-cell>
          <table:table-cell office:value-type="float" office:value="-0.0193659">
            <text:p>-0.0193659</text:p>
          </table:table-cell>
          <table:table-cell office:value-type="float" office:value="0.010751">
            <text:p>0.010751</text:p>
          </table:table-cell>
          <table:table-cell office:value-type="float" office:value="0.00680206">
            <text:p>0.00680206</text:p>
          </table:table-cell>
          <table:table-cell office:value-type="float" office:value="-0.0434021">
            <text:p>-0.0434021</text:p>
          </table:table-cell>
          <table:table-cell office:value-type="float" office:value="-0.00456329">
            <text:p>-0.00456329</text:p>
          </table:table-cell>
          <table:table-cell office:value-type="float" office:value="-0.0140387">
            <text:p>-0.0140387</text:p>
          </table:table-cell>
          <table:table-cell/>
          <table:table-cell office:value-type="float" office:value="13.0819">
            <text:p>13.0819</text:p>
          </table:table-cell>
          <table:table-cell office:value-type="float" office:value="-0.12561">
            <text:p>-0.12561</text:p>
          </table:table-cell>
          <table:table-cell office:value-type="float" office:value="-0.177806">
            <text:p>-0.177806</text:p>
          </table:table-cell>
          <table:table-cell office:value-type="float" office:value="0.832556">
            <text:p>0.832556</text:p>
          </table:table-cell>
          <table:table-cell office:value-type="float" office:value="0.0515565">
            <text:p>0.0515565</text:p>
          </table:table-cell>
          <table:table-cell office:value-type="float" office:value="-0.0374062">
            <text:p>-0.0374062</text:p>
          </table:table-cell>
          <table:table-cell office:value-type="float" office:value="-0.274773">
            <text:p>-0.274773</text:p>
          </table:table-cell>
          <table:table-cell office:value-type="float" office:value="0.0496457">
            <text:p>0.0496457</text:p>
          </table:table-cell>
          <table:table-cell office:value-type="float" office:value="-0.0162289">
            <text:p>-0.0162289</text:p>
          </table:table-cell>
          <table:table-cell office:value-type="float" office:value="0.011632">
            <text:p>0.011632</text:p>
          </table:table-cell>
          <table:table-cell office:value-type="float" office:value="0.00249547">
            <text:p>0.00249547</text:p>
          </table:table-cell>
          <table:table-cell office:value-type="float" office:value="0.0165028">
            <text:p>0.0165028</text:p>
          </table:table-cell>
          <table:table-cell office:value-type="float" office:value="-0.042261">
            <text:p>-0.042261</text:p>
          </table:table-cell>
          <table:table-cell office:value-type="float" office:value="0.0113046">
            <text:p>0.0113046</text:p>
          </table:table-cell>
          <table:table-cell/>
          <table:table-cell office:value-type="float" office:value="12.7422">
            <text:p>12.7422</text:p>
          </table:table-cell>
          <table:table-cell office:value-type="float" office:value="-0.0522708">
            <text:p>-0.0522708</text:p>
          </table:table-cell>
          <table:table-cell office:value-type="float" office:value="-0.141493">
            <text:p>-0.141493</text:p>
          </table:table-cell>
          <table:table-cell office:value-type="float" office:value="0.790333">
            <text:p>0.790333</text:p>
          </table:table-cell>
          <table:table-cell office:value-type="float" office:value="0.0599466">
            <text:p>0.0599466</text:p>
          </table:table-cell>
          <table:table-cell office:value-type="float" office:value="0.0041941">
            <text:p>0.0041941</text:p>
          </table:table-cell>
          <table:table-cell office:value-type="float" office:value="-0.235006">
            <text:p>-0.235006</text:p>
          </table:table-cell>
          <table:table-cell office:value-type="float" office:value="0.027103">
            <text:p>0.027103</text:p>
          </table:table-cell>
          <table:table-cell office:value-type="float" office:value="-0.0351501">
            <text:p>-0.0351501</text:p>
          </table:table-cell>
          <table:table-cell office:value-type="float" office:value="0.00451282">
            <text:p>0.00451282</text:p>
          </table:table-cell>
          <table:table-cell office:value-type="float" office:value="-0.000990423">
            <text:p>-0.000990423</text:p>
          </table:table-cell>
          <table:table-cell office:value-type="float" office:value="-0.100361">
            <text:p>-0.100361</text:p>
          </table:table-cell>
          <table:table-cell office:value-type="float" office:value="0.0418244">
            <text:p>0.0418244</text:p>
          </table:table-cell>
          <table:table-cell office:value-type="float" office:value="-0.00612433">
            <text:p>-0.00612433</text:p>
          </table:table-cell>
          <table:table-cell/>
          <table:table-cell office:value-type="float" office:value="12.747">
            <text:p>12.747</text:p>
          </table:table-cell>
          <table:table-cell office:value-type="float" office:value="0.00920152">
            <text:p>0.00920152</text:p>
          </table:table-cell>
          <table:table-cell office:value-type="float" office:value="-0.0386132">
            <text:p>-0.0386132</text:p>
          </table:table-cell>
          <table:table-cell office:value-type="float" office:value="0.83719">
            <text:p>0.83719</text:p>
          </table:table-cell>
          <table:table-cell office:value-type="float" office:value="0.030071">
            <text:p>0.030071</text:p>
          </table:table-cell>
          <table:table-cell office:value-type="float" office:value="-0.00433169">
            <text:p>-0.00433169</text:p>
          </table:table-cell>
          <table:table-cell office:value-type="float" office:value="-0.0510163">
            <text:p>-0.0510163</text:p>
          </table:table-cell>
          <table:table-cell office:value-type="float" office:value="0.0210994">
            <text:p>0.0210994</text:p>
          </table:table-cell>
          <table:table-cell office:value-type="float" office:value="-0.000115653">
            <text:p>-0.000115653</text:p>
          </table:table-cell>
          <table:table-cell office:value-type="float" office:value="0.0324798">
            <text:p>0.0324798</text:p>
          </table:table-cell>
          <table:table-cell office:value-type="float" office:value="-0.00679211">
            <text:p>-0.00679211</text:p>
          </table:table-cell>
          <table:table-cell office:value-type="float" office:value="-0.0388068">
            <text:p>-0.0388068</text:p>
          </table:table-cell>
          <table:table-cell office:value-type="float" office:value="0.0050021">
            <text:p>0.0050021</text:p>
          </table:table-cell>
          <table:table-cell office:value-type="float" office:value="0.017408">
            <text:p>0.017408</text:p>
          </table:table-cell>
        </table:table-row>
        <table:table-row table:style-name="ro2">
          <table:table-cell office:value-type="float" office:value="13.4451">
            <text:p>13.4451</text:p>
          </table:table-cell>
          <table:table-cell office:value-type="float" office:value="-0.106179">
            <text:p>-0.106179</text:p>
          </table:table-cell>
          <table:table-cell office:value-type="float" office:value="-0.150894">
            <text:p>-0.150894</text:p>
          </table:table-cell>
          <table:table-cell office:value-type="float" office:value="0.829395">
            <text:p>0.829395</text:p>
          </table:table-cell>
          <table:table-cell office:value-type="float" office:value="0.03339">
            <text:p>0.03339</text:p>
          </table:table-cell>
          <table:table-cell office:value-type="float" office:value="0.00124812">
            <text:p>0.00124812</text:p>
          </table:table-cell>
          <table:table-cell office:value-type="float" office:value="-0.21325">
            <text:p>-0.21325</text:p>
          </table:table-cell>
          <table:table-cell office:value-type="float" office:value="0.0123581">
            <text:p>0.0123581</text:p>
          </table:table-cell>
          <table:table-cell office:value-type="float" office:value="0.0102446">
            <text:p>0.0102446</text:p>
          </table:table-cell>
          <table:table-cell office:value-type="float" office:value="0.0626152">
            <text:p>0.0626152</text:p>
          </table:table-cell>
          <table:table-cell office:value-type="float" office:value="-0.00353331">
            <text:p>-0.00353331</text:p>
          </table:table-cell>
          <table:table-cell office:value-type="float" office:value="-0.00366281">
            <text:p>-0.00366281</text:p>
          </table:table-cell>
          <table:table-cell office:value-type="float" office:value="-0.118249">
            <text:p>-0.118249</text:p>
          </table:table-cell>
          <table:table-cell office:value-type="float" office:value="-0.026828">
            <text:p>-0.026828</text:p>
          </table:table-cell>
          <table:table-cell/>
          <table:table-cell office:value-type="float" office:value="13.1483">
            <text:p>13.1483</text:p>
          </table:table-cell>
          <table:table-cell office:value-type="float" office:value="-0.0701065">
            <text:p>-0.0701065</text:p>
          </table:table-cell>
          <table:table-cell office:value-type="float" office:value="-0.14654">
            <text:p>-0.14654</text:p>
          </table:table-cell>
          <table:table-cell office:value-type="float" office:value="0.864309">
            <text:p>0.864309</text:p>
          </table:table-cell>
          <table:table-cell office:value-type="float" office:value="0.0548586">
            <text:p>0.0548586</text:p>
          </table:table-cell>
          <table:table-cell office:value-type="float" office:value="0.00218206">
            <text:p>0.00218206</text:p>
          </table:table-cell>
          <table:table-cell office:value-type="float" office:value="-0.22947">
            <text:p>-0.22947</text:p>
          </table:table-cell>
          <table:table-cell office:value-type="float" office:value="0.0334117">
            <text:p>0.0334117</text:p>
          </table:table-cell>
          <table:table-cell office:value-type="float" office:value="-0.0396605">
            <text:p>-0.0396605</text:p>
          </table:table-cell>
          <table:table-cell office:value-type="float" office:value="0.00861723">
            <text:p>0.00861723</text:p>
          </table:table-cell>
          <table:table-cell office:value-type="float" office:value="0.000237619">
            <text:p>0.000237619</text:p>
          </table:table-cell>
          <table:table-cell office:value-type="float" office:value="0.0223485">
            <text:p>0.0223485</text:p>
          </table:table-cell>
          <table:table-cell office:value-type="float" office:value="0.00520396">
            <text:p>0.00520396</text:p>
          </table:table-cell>
          <table:table-cell office:value-type="float" office:value="0.00420527">
            <text:p>0.00420527</text:p>
          </table:table-cell>
          <table:table-cell/>
          <table:table-cell office:value-type="float" office:value="13.4139">
            <text:p>13.4139</text:p>
          </table:table-cell>
          <table:table-cell office:value-type="float" office:value="-0.129179">
            <text:p>-0.129179</text:p>
          </table:table-cell>
          <table:table-cell office:value-type="float" office:value="-0.178602">
            <text:p>-0.178602</text:p>
          </table:table-cell>
          <table:table-cell office:value-type="float" office:value="0.83463">
            <text:p>0.83463</text:p>
          </table:table-cell>
          <table:table-cell office:value-type="float" office:value="0.0478198">
            <text:p>0.0478198</text:p>
          </table:table-cell>
          <table:table-cell office:value-type="float" office:value="-0.039952">
            <text:p>-0.039952</text:p>
          </table:table-cell>
          <table:table-cell office:value-type="float" office:value="-0.273116">
            <text:p>-0.273116</text:p>
          </table:table-cell>
          <table:table-cell office:value-type="float" office:value="0.0519142">
            <text:p>0.0519142</text:p>
          </table:table-cell>
          <table:table-cell office:value-type="float" office:value="-0.0107507">
            <text:p>-0.0107507</text:p>
          </table:table-cell>
          <table:table-cell office:value-type="float" office:value="-0.00239666">
            <text:p>-0.00239666</text:p>
          </table:table-cell>
          <table:table-cell office:value-type="float" office:value="0.00624807">
            <text:p>0.00624807</text:p>
          </table:table-cell>
          <table:table-cell office:value-type="float" office:value="-0.00211892">
            <text:p>-0.00211892</text:p>
          </table:table-cell>
          <table:table-cell office:value-type="float" office:value="0.045409">
            <text:p>0.045409</text:p>
          </table:table-cell>
          <table:table-cell office:value-type="float" office:value="0.00930525">
            <text:p>0.00930525</text:p>
          </table:table-cell>
          <table:table-cell/>
          <table:table-cell office:value-type="float" office:value="13.0099">
            <text:p>13.0099</text:p>
          </table:table-cell>
          <table:table-cell office:value-type="float" office:value="-0.0688658">
            <text:p>-0.0688658</text:p>
          </table:table-cell>
          <table:table-cell office:value-type="float" office:value="-0.13729">
            <text:p>-0.13729</text:p>
          </table:table-cell>
          <table:table-cell office:value-type="float" office:value="0.78963">
            <text:p>0.78963</text:p>
          </table:table-cell>
          <table:table-cell office:value-type="float" office:value="0.056506">
            <text:p>0.056506</text:p>
          </table:table-cell>
          <table:table-cell office:value-type="float" office:value="-0.00510824">
            <text:p>-0.00510824</text:p>
          </table:table-cell>
          <table:table-cell office:value-type="float" office:value="-0.232356">
            <text:p>-0.232356</text:p>
          </table:table-cell>
          <table:table-cell office:value-type="float" office:value="0.0281969">
            <text:p>0.0281969</text:p>
          </table:table-cell>
          <table:table-cell office:value-type="float" office:value="-0.062009">
            <text:p>-0.062009</text:p>
          </table:table-cell>
          <table:table-cell office:value-type="float" office:value="0.0157059">
            <text:p>0.0157059</text:p>
          </table:table-cell>
          <table:table-cell office:value-type="float" office:value="-0.00262943">
            <text:p>-0.00262943</text:p>
          </table:table-cell>
          <table:table-cell office:value-type="float" office:value="0.0938018">
            <text:p>0.0938018</text:p>
          </table:table-cell>
          <table:table-cell office:value-type="float" office:value="-0.0239891">
            <text:p>-0.0239891</text:p>
          </table:table-cell>
          <table:table-cell office:value-type="float" office:value="0.0212656">
            <text:p>0.0212656</text:p>
          </table:table-cell>
          <table:table-cell/>
          <table:table-cell office:value-type="float" office:value="12.9563">
            <text:p>12.9563</text:p>
          </table:table-cell>
          <table:table-cell office:value-type="float" office:value="0.00747752">
            <text:p>0.00747752</text:p>
          </table:table-cell>
          <table:table-cell office:value-type="float" office:value="-0.0315965">
            <text:p>-0.0315965</text:p>
          </table:table-cell>
          <table:table-cell office:value-type="float" office:value="0.836531">
            <text:p>0.836531</text:p>
          </table:table-cell>
          <table:table-cell office:value-type="float" office:value="0.0283897">
            <text:p>0.0283897</text:p>
          </table:table-cell>
          <table:table-cell office:value-type="float" office:value="-0.00285678">
            <text:p>-0.00285678</text:p>
          </table:table-cell>
          <table:table-cell office:value-type="float" office:value="-0.0481979">
            <text:p>-0.0481979</text:p>
          </table:table-cell>
          <table:table-cell office:value-type="float" office:value="0.021338">
            <text:p>0.021338</text:p>
          </table:table-cell>
          <table:table-cell office:value-type="float" office:value="-0.00823746">
            <text:p>-0.00823746</text:p>
          </table:table-cell>
          <table:table-cell office:value-type="float" office:value="0.0335267">
            <text:p>0.0335267</text:p>
          </table:table-cell>
          <table:table-cell office:value-type="float" office:value="-0.00314882">
            <text:p>-0.00314882</text:p>
          </table:table-cell>
          <table:table-cell office:value-type="float" office:value="0.0715101">
            <text:p>0.0715101</text:p>
          </table:table-cell>
          <table:table-cell office:value-type="float" office:value="-0.124362">
            <text:p>-0.124362</text:p>
          </table:table-cell>
          <table:table-cell office:value-type="float" office:value="0.0360505">
            <text:p>0.0360505</text:p>
          </table:table-cell>
        </table:table-row>
        <table:table-row table:style-name="ro2">
          <table:table-cell office:value-type="float" office:value="13.7097">
            <text:p>13.7097</text:p>
          </table:table-cell>
          <table:table-cell office:value-type="float" office:value="-0.103724">
            <text:p>-0.103724</text:p>
          </table:table-cell>
          <table:table-cell office:value-type="float" office:value="-0.142605">
            <text:p>-0.142605</text:p>
          </table:table-cell>
          <table:table-cell office:value-type="float" office:value="0.82658">
            <text:p>0.82658</text:p>
          </table:table-cell>
          <table:table-cell office:value-type="float" office:value="0.0312285">
            <text:p>0.0312285</text:p>
          </table:table-cell>
          <table:table-cell office:value-type="float" office:value="0.000438035">
            <text:p>0.000438035</text:p>
          </table:table-cell>
          <table:table-cell office:value-type="float" office:value="-0.205463">
            <text:p>-0.205463</text:p>
          </table:table-cell>
          <table:table-cell office:value-type="float" office:value="0.0161042">
            <text:p>0.0161042</text:p>
          </table:table-cell>
          <table:table-cell office:value-type="float" office:value="0.0092751">
            <text:p>0.0092751</text:p>
          </table:table-cell>
          <table:table-cell office:value-type="float" office:value="0.0313159">
            <text:p>0.0313159</text:p>
          </table:table-cell>
          <table:table-cell office:value-type="float" office:value="-0.0106344">
            <text:p>-0.0106344</text:p>
          </table:table-cell>
          <table:table-cell office:value-type="float" office:value="-0.115577">
            <text:p>-0.115577</text:p>
          </table:table-cell>
          <table:table-cell office:value-type="float" office:value="-0.0548845">
            <text:p>-0.0548845</text:p>
          </table:table-cell>
          <table:table-cell office:value-type="float" office:value="0.172017">
            <text:p>0.172017</text:p>
          </table:table-cell>
          <table:table-cell/>
          <table:table-cell office:value-type="float" office:value="13.4806">
            <text:p>13.4806</text:p>
          </table:table-cell>
          <table:table-cell office:value-type="float" office:value="-0.080817">
            <text:p>-0.080817</text:p>
          </table:table-cell>
          <table:table-cell office:value-type="float" office:value="-0.143102">
            <text:p>-0.143102</text:p>
          </table:table-cell>
          <table:table-cell office:value-type="float" office:value="0.864852">
            <text:p>0.864852</text:p>
          </table:table-cell>
          <table:table-cell office:value-type="float" office:value="0.0509783">
            <text:p>0.0509783</text:p>
          </table:table-cell>
          <table:table-cell office:value-type="float" office:value="-0.00324387">
            <text:p>-0.00324387</text:p>
          </table:table-cell>
          <table:table-cell office:value-type="float" office:value="-0.225036">
            <text:p>-0.225036</text:p>
          </table:table-cell>
          <table:table-cell office:value-type="float" office:value="0.0356509">
            <text:p>0.0356509</text:p>
          </table:table-cell>
          <table:table-cell office:value-type="float" office:value="-0.0322349">
            <text:p>-0.0322349</text:p>
          </table:table-cell>
          <table:table-cell office:value-type="float" office:value="0.0103463">
            <text:p>0.0103463</text:p>
          </table:table-cell>
          <table:table-cell office:value-type="float" office:value="0.00163487">
            <text:p>0.00163487</text:p>
          </table:table-cell>
          <table:table-cell office:value-type="float" office:value="0.0938793">
            <text:p>0.0938793</text:p>
          </table:table-cell>
          <table:table-cell office:value-type="float" office:value="0.0198835">
            <text:p>0.0198835</text:p>
          </table:table-cell>
          <table:table-cell office:value-type="float" office:value="0.0244165">
            <text:p>0.0244165</text:p>
          </table:table-cell>
          <table:table-cell/>
          <table:table-cell office:value-type="float" office:value="13.6459">
            <text:p>13.6459</text:p>
          </table:table-cell>
          <table:table-cell office:value-type="float" office:value="-0.131787">
            <text:p>-0.131787</text:p>
          </table:table-cell>
          <table:table-cell office:value-type="float" office:value="-0.176713">
            <text:p>-0.176713</text:p>
          </table:table-cell>
          <table:table-cell office:value-type="float" office:value="0.83658">
            <text:p>0.83658</text:p>
          </table:table-cell>
          <table:table-cell office:value-type="float" office:value="0.04537">
            <text:p>0.04537</text:p>
          </table:table-cell>
          <table:table-cell office:value-type="float" office:value="-0.0465012">
            <text:p>-0.0465012</text:p>
          </table:table-cell>
          <table:table-cell office:value-type="float" office:value="-0.248792">
            <text:p>-0.248792</text:p>
          </table:table-cell>
          <table:table-cell office:value-type="float" office:value="0.0486414">
            <text:p>0.0486414</text:p>
          </table:table-cell>
          <table:table-cell office:value-type="float" office:value="-0.0112423">
            <text:p>-0.0112423</text:p>
          </table:table-cell>
          <table:table-cell office:value-type="float" office:value="0.00813914">
            <text:p>0.00813914</text:p>
          </table:table-cell>
          <table:table-cell office:value-type="float" office:value="0.00840707">
            <text:p>0.00840707</text:p>
          </table:table-cell>
          <table:table-cell office:value-type="float" office:value="-0.118819">
            <text:p>-0.118819</text:p>
          </table:table-cell>
          <table:table-cell office:value-type="float" office:value="0.572016">
            <text:p>0.572016</text:p>
          </table:table-cell>
          <table:table-cell office:value-type="float" office:value="-0.123021">
            <text:p>-0.123021</text:p>
          </table:table-cell>
          <table:table-cell/>
          <table:table-cell office:value-type="float" office:value="13.4477">
            <text:p>13.4477</text:p>
          </table:table-cell>
          <table:table-cell office:value-type="float" office:value="-0.078033">
            <text:p>-0.078033</text:p>
          </table:table-cell>
          <table:table-cell office:value-type="float" office:value="-0.135012">
            <text:p>-0.135012</text:p>
          </table:table-cell>
          <table:table-cell office:value-type="float" office:value="0.792556">
            <text:p>0.792556</text:p>
          </table:table-cell>
          <table:table-cell office:value-type="float" office:value="0.0512973">
            <text:p>0.0512973</text:p>
          </table:table-cell>
          <table:table-cell office:value-type="float" office:value="-0.0101986">
            <text:p>-0.0101986</text:p>
          </table:table-cell>
          <table:table-cell office:value-type="float" office:value="-0.231471">
            <text:p>-0.231471</text:p>
          </table:table-cell>
          <table:table-cell office:value-type="float" office:value="0.0362975">
            <text:p>0.0362975</text:p>
          </table:table-cell>
          <table:table-cell office:value-type="float" office:value="-0.0209359">
            <text:p>-0.0209359</text:p>
          </table:table-cell>
          <table:table-cell office:value-type="float" office:value="0.00520183">
            <text:p>0.00520183</text:p>
          </table:table-cell>
          <table:table-cell office:value-type="float" office:value="0.00668216">
            <text:p>0.00668216</text:p>
          </table:table-cell>
          <table:table-cell office:value-type="float" office:value="0.0454558">
            <text:p>0.0454558</text:p>
          </table:table-cell>
          <table:table-cell office:value-type="float" office:value="-0.041806">
            <text:p>-0.041806</text:p>
          </table:table-cell>
          <table:table-cell office:value-type="float" office:value="0.0962693">
            <text:p>0.0962693</text:p>
          </table:table-cell>
          <table:table-cell/>
          <table:table-cell office:value-type="float" office:value="13.1164">
            <text:p>13.1164</text:p>
          </table:table-cell>
          <table:table-cell office:value-type="float" office:value="0.00799136">
            <text:p>0.00799136</text:p>
          </table:table-cell>
          <table:table-cell office:value-type="float" office:value="-0.0294164">
            <text:p>-0.0294164</text:p>
          </table:table-cell>
          <table:table-cell office:value-type="float" office:value="0.836951">
            <text:p>0.836951</text:p>
          </table:table-cell>
          <table:table-cell office:value-type="float" office:value="0.0271675">
            <text:p>0.0271675</text:p>
          </table:table-cell>
          <table:table-cell office:value-type="float" office:value="-0.00295506">
            <text:p>-0.00295506</text:p>
          </table:table-cell>
          <table:table-cell office:value-type="float" office:value="-0.0434547">
            <text:p>-0.0434547</text:p>
          </table:table-cell>
          <table:table-cell office:value-type="float" office:value="0.0204545">
            <text:p>0.0204545</text:p>
          </table:table-cell>
          <table:table-cell office:value-type="float" office:value="0.00320989">
            <text:p>0.00320989</text:p>
          </table:table-cell>
          <table:table-cell office:value-type="float" office:value="0.0136188">
            <text:p>0.0136188</text:p>
          </table:table-cell>
          <table:table-cell office:value-type="float" office:value="0.00262214">
            <text:p>0.00262214</text:p>
          </table:table-cell>
          <table:table-cell office:value-type="float" office:value="0.017705">
            <text:p>0.017705</text:p>
          </table:table-cell>
          <table:table-cell office:value-type="float" office:value="0.00437224">
            <text:p>0.00437224</text:p>
          </table:table-cell>
          <table:table-cell office:value-type="float" office:value="-0.0171058">
            <text:p>-0.0171058</text:p>
          </table:table-cell>
        </table:table-row>
        <table:table-row table:style-name="ro2">
          <table:table-cell office:value-type="float" office:value="13.8744">
            <text:p>13.8744</text:p>
          </table:table-cell>
          <table:table-cell office:value-type="float" office:value="-0.105331">
            <text:p>-0.105331</text:p>
          </table:table-cell>
          <table:table-cell office:value-type="float" office:value="-0.138936">
            <text:p>-0.138936</text:p>
          </table:table-cell>
          <table:table-cell office:value-type="float" office:value="0.829494">
            <text:p>0.829494</text:p>
          </table:table-cell>
          <table:table-cell office:value-type="float" office:value="0.0299549">
            <text:p>0.0299549</text:p>
          </table:table-cell>
          <table:table-cell office:value-type="float" office:value="0.00210411">
            <text:p>0.00210411</text:p>
          </table:table-cell>
          <table:table-cell office:value-type="float" office:value="-0.192803">
            <text:p>-0.192803</text:p>
          </table:table-cell>
          <table:table-cell office:value-type="float" office:value="0.0125343">
            <text:p>0.0125343</text:p>
          </table:table-cell>
          <table:table-cell office:value-type="float" office:value="-0.0097577">
            <text:p>-0.0097577</text:p>
          </table:table-cell>
          <table:table-cell office:value-type="float" office:value="0.0222777">
            <text:p>0.0222777</text:p>
          </table:table-cell>
          <table:table-cell office:value-type="float" office:value="0.0176928">
            <text:p>0.0176928</text:p>
          </table:table-cell>
          <table:table-cell office:value-type="float" office:value="0.00647607">
            <text:p>0.00647607</text:p>
          </table:table-cell>
          <table:table-cell office:value-type="float" office:value="0.214315">
            <text:p>0.214315</text:p>
          </table:table-cell>
          <table:table-cell office:value-type="float" office:value="-0.0747583">
            <text:p>-0.0747583</text:p>
          </table:table-cell>
          <table:table-cell/>
          <table:table-cell office:value-type="float" office:value="13.6485">
            <text:p>13.6485</text:p>
          </table:table-cell>
          <table:table-cell office:value-type="float" office:value="-0.0835828">
            <text:p>-0.0835828</text:p>
          </table:table-cell>
          <table:table-cell office:value-type="float" office:value="-0.140804">
            <text:p>-0.140804</text:p>
          </table:table-cell>
          <table:table-cell office:value-type="float" office:value="0.865815">
            <text:p>0.865815</text:p>
          </table:table-cell>
          <table:table-cell office:value-type="float" office:value="0.0491229">
            <text:p>0.0491229</text:p>
          </table:table-cell>
          <table:table-cell office:value-type="float" office:value="-0.00922312">
            <text:p>-0.00922312</text:p>
          </table:table-cell>
          <table:table-cell office:value-type="float" office:value="-0.225332">
            <text:p>-0.225332</text:p>
          </table:table-cell>
          <table:table-cell office:value-type="float" office:value="0.0313411">
            <text:p>0.0313411</text:p>
          </table:table-cell>
          <table:table-cell office:value-type="float" office:value="-0.0164711">
            <text:p>-0.0164711</text:p>
          </table:table-cell>
          <table:table-cell office:value-type="float" office:value="0.0136851">
            <text:p>0.0136851</text:p>
          </table:table-cell>
          <table:table-cell office:value-type="float" office:value="0.00573479">
            <text:p>0.00573479</text:p>
          </table:table-cell>
          <table:table-cell office:value-type="float" office:value="-0.0357101">
            <text:p>-0.0357101</text:p>
          </table:table-cell>
          <table:table-cell office:value-type="float" office:value="-0.0521007">
            <text:p>-0.0521007</text:p>
          </table:table-cell>
          <table:table-cell office:value-type="float" office:value="-0.119115">
            <text:p>-0.119115</text:p>
          </table:table-cell>
          <table:table-cell/>
          <table:table-cell office:value-type="float" office:value="13.7142">
            <text:p>13.7142</text:p>
          </table:table-cell>
          <table:table-cell office:value-type="float" office:value="-0.133111">
            <text:p>-0.133111</text:p>
          </table:table-cell>
          <table:table-cell office:value-type="float" office:value="-0.173485">
            <text:p>-0.173485</text:p>
          </table:table-cell>
          <table:table-cell office:value-type="float" office:value="0.83658">
            <text:p>0.83658</text:p>
          </table:table-cell>
          <table:table-cell office:value-type="float" office:value="0.0446726">
            <text:p>0.0446726</text:p>
          </table:table-cell>
          <table:table-cell office:value-type="float" office:value="-0.0413191">
            <text:p>-0.0413191</text:p>
          </table:table-cell>
          <table:table-cell office:value-type="float" office:value="-0.259111">
            <text:p>-0.259111</text:p>
          </table:table-cell>
          <table:table-cell office:value-type="float" office:value="0.0484002">
            <text:p>0.0484002</text:p>
          </table:table-cell>
          <table:table-cell office:value-type="float" office:value="-0.0193623">
            <text:p>-0.0193623</text:p>
          </table:table-cell>
          <table:table-cell office:value-type="float" office:value="0.0472301">
            <text:p>0.0472301</text:p>
          </table:table-cell>
          <table:table-cell table:style-name="ce1" office:value-type="string">
            <text:p>-2.15356e-08</text:p>
          </table:table-cell>
          <table:table-cell office:value-type="float" office:value="0.0532173">
            <text:p>0.0532173</text:p>
          </table:table-cell>
          <table:table-cell office:value-type="float" office:value="0.151946">
            <text:p>0.151946</text:p>
          </table:table-cell>
          <table:table-cell office:value-type="float" office:value="-0.110177">
            <text:p>-0.110177</text:p>
          </table:table-cell>
          <table:table-cell/>
          <table:table-cell office:value-type="float" office:value="13.5604">
            <text:p>13.5604</text:p>
          </table:table-cell>
          <table:table-cell office:value-type="float" office:value="-0.079815">
            <text:p>-0.079815</text:p>
          </table:table-cell>
          <table:table-cell office:value-type="float" office:value="-0.134957">
            <text:p>-0.134957</text:p>
          </table:table-cell>
          <table:table-cell office:value-type="float" office:value="0.794531">
            <text:p>0.794531</text:p>
          </table:table-cell>
          <table:table-cell office:value-type="float" office:value="0.0500364">
            <text:p>0.0500364</text:p>
          </table:table-cell>
          <table:table-cell office:value-type="float" office:value="-0.012642">
            <text:p>-0.012642</text:p>
          </table:table-cell>
          <table:table-cell office:value-type="float" office:value="-0.228094">
            <text:p>-0.228094</text:p>
          </table:table-cell>
          <table:table-cell office:value-type="float" office:value="0.0308491">
            <text:p>0.0308491</text:p>
          </table:table-cell>
          <table:table-cell office:value-type="float" office:value="-0.0158139">
            <text:p>-0.0158139</text:p>
          </table:table-cell>
          <table:table-cell office:value-type="float" office:value="0.000491049">
            <text:p>0.000491049</text:p>
          </table:table-cell>
          <table:table-cell office:value-type="float" office:value="0.01753">
            <text:p>0.01753</text:p>
          </table:table-cell>
          <table:table-cell office:value-type="float" office:value="0.00456225">
            <text:p>0.00456225</text:p>
          </table:table-cell>
          <table:table-cell office:value-type="float" office:value="0.0462864">
            <text:p>0.0462864</text:p>
          </table:table-cell>
          <table:table-cell office:value-type="float" office:value="-0.112066">
            <text:p>-0.112066</text:p>
          </table:table-cell>
          <table:table-cell/>
          <table:table-cell office:value-type="float" office:value="13.4161">
            <text:p>13.4161</text:p>
          </table:table-cell>
          <table:table-cell office:value-type="float" office:value="0.0105437">
            <text:p>0.0105437</text:p>
          </table:table-cell>
          <table:table-cell office:value-type="float" office:value="-0.024942">
            <text:p>-0.024942</text:p>
          </table:table-cell>
          <table:table-cell office:value-type="float" office:value="0.8362">
            <text:p>0.8362</text:p>
          </table:table-cell>
          <table:table-cell office:value-type="float" office:value="0.0250189">
            <text:p>0.0250189</text:p>
          </table:table-cell>
          <table:table-cell office:value-type="float" office:value="-0.00223516">
            <text:p>-0.00223516</text:p>
          </table:table-cell>
          <table:table-cell office:value-type="float" office:value="-0.038226">
            <text:p>-0.038226</text:p>
          </table:table-cell>
          <table:table-cell office:value-type="float" office:value="0.019164">
            <text:p>0.019164</text:p>
          </table:table-cell>
          <table:table-cell office:value-type="float" office:value="0.00851613">
            <text:p>0.00851613</text:p>
          </table:table-cell>
          <table:table-cell office:value-type="float" office:value="0.0149292">
            <text:p>0.0149292</text:p>
          </table:table-cell>
          <table:table-cell office:value-type="float" office:value="-0.00250452">
            <text:p>-0.00250452</text:p>
          </table:table-cell>
          <table:table-cell office:value-type="float" office:value="-0.0598983">
            <text:p>-0.0598983</text:p>
          </table:table-cell>
          <table:table-cell office:value-type="float" office:value="0.0217787">
            <text:p>0.0217787</text:p>
          </table:table-cell>
          <table:table-cell office:value-type="float" office:value="-0.0175168">
            <text:p>-0.0175168</text:p>
          </table:table-cell>
        </table:table-row>
        <table:table-row table:style-name="ro2">
          <table:table-cell office:value-type="float" office:value="14.0788">
            <text:p>14.0788</text:p>
          </table:table-cell>
          <table:table-cell office:value-type="float" office:value="-0.107055">
            <text:p>-0.107055</text:p>
          </table:table-cell>
          <table:table-cell office:value-type="float" office:value="-0.125435">
            <text:p>-0.125435</text:p>
          </table:table-cell>
          <table:table-cell office:value-type="float" office:value="0.829988">
            <text:p>0.829988</text:p>
          </table:table-cell>
          <table:table-cell office:value-type="float" office:value="0.0284465">
            <text:p>0.0284465</text:p>
          </table:table-cell>
          <table:table-cell office:value-type="float" office:value="0.00495646">
            <text:p>0.00495646</text:p>
          </table:table-cell>
          <table:table-cell office:value-type="float" office:value="-0.197636">
            <text:p>-0.197636</text:p>
          </table:table-cell>
          <table:table-cell office:value-type="float" office:value="0.00820016">
            <text:p>0.00820016</text:p>
          </table:table-cell>
          <table:table-cell office:value-type="float" office:value="-0.00843438">
            <text:p>-0.00843438</text:p>
          </table:table-cell>
          <table:table-cell office:value-type="float" office:value="0.0660708">
            <text:p>0.0660708</text:p>
          </table:table-cell>
          <table:table-cell office:value-type="float" office:value="0.00241668">
            <text:p>0.00241668</text:p>
          </table:table-cell>
          <table:table-cell office:value-type="float" office:value="0.111635">
            <text:p>0.111635</text:p>
          </table:table-cell>
          <table:table-cell office:value-type="float" office:value="-0.396316">
            <text:p>-0.396316</text:p>
          </table:table-cell>
          <table:table-cell office:value-type="float" office:value="-0.168882">
            <text:p>-0.168882</text:p>
          </table:table-cell>
          <table:table-cell/>
          <table:table-cell office:value-type="float" office:value="13.714">
            <text:p>13.714</text:p>
          </table:table-cell>
          <table:table-cell office:value-type="float" office:value="-0.0848157">
            <text:p>-0.0848157</text:p>
          </table:table-cell>
          <table:table-cell office:value-type="float" office:value="-0.140131">
            <text:p>-0.140131</text:p>
          </table:table-cell>
          <table:table-cell office:value-type="float" office:value="0.865679">
            <text:p>0.865679</text:p>
          </table:table-cell>
          <table:table-cell office:value-type="float" office:value="0.0484172">
            <text:p>0.0484172</text:p>
          </table:table-cell>
          <table:table-cell office:value-type="float" office:value="-0.0142948">
            <text:p>-0.0142948</text:p>
          </table:table-cell>
          <table:table-cell office:value-type="float" office:value="-0.217046">
            <text:p>-0.217046</text:p>
          </table:table-cell>
          <table:table-cell office:value-type="float" office:value="0.035122">
            <text:p>0.035122</text:p>
          </table:table-cell>
          <table:table-cell office:value-type="float" office:value="-0.0188115">
            <text:p>-0.0188115</text:p>
          </table:table-cell>
          <table:table-cell office:value-type="float" office:value="0.0102704">
            <text:p>0.0102704</text:p>
          </table:table-cell>
          <table:table-cell office:value-type="float" office:value="-0.00207201">
            <text:p>-0.00207201</text:p>
          </table:table-cell>
          <table:table-cell office:value-type="float" office:value="-0.129849">
            <text:p>-0.129849</text:p>
          </table:table-cell>
          <table:table-cell office:value-type="float" office:value="0.136715">
            <text:p>0.136715</text:p>
          </table:table-cell>
          <table:table-cell office:value-type="float" office:value="-0.01166">
            <text:p>-0.01166</text:p>
          </table:table-cell>
          <table:table-cell/>
          <table:table-cell office:value-type="float" office:value="13.8169">
            <text:p>13.8169</text:p>
          </table:table-cell>
          <table:table-cell office:value-type="float" office:value="-0.134537">
            <text:p>-0.134537</text:p>
          </table:table-cell>
          <table:table-cell office:value-type="float" office:value="-0.167038">
            <text:p>-0.167038</text:p>
          </table:table-cell>
          <table:table-cell office:value-type="float" office:value="0.83542">
            <text:p>0.83542</text:p>
          </table:table-cell>
          <table:table-cell office:value-type="float" office:value="0.0436455">
            <text:p>0.0436455</text:p>
          </table:table-cell>
          <table:table-cell office:value-type="float" office:value="-0.0417403">
            <text:p>-0.0417403</text:p>
          </table:table-cell>
          <table:table-cell office:value-type="float" office:value="-0.257639">
            <text:p>-0.257639</text:p>
          </table:table-cell>
          <table:table-cell office:value-type="float" office:value="0.0509198">
            <text:p>0.0509198</text:p>
          </table:table-cell>
          <table:table-cell office:value-type="float" office:value="-0.0139006">
            <text:p>-0.0139006</text:p>
          </table:table-cell>
          <table:table-cell office:value-type="float" office:value="0.0628243">
            <text:p>0.0628243</text:p>
          </table:table-cell>
          <table:table-cell office:value-type="float" office:value="-0.0113075">
            <text:p>-0.0113075</text:p>
          </table:table-cell>
          <table:table-cell office:value-type="float" office:value="0.0572145">
            <text:p>0.0572145</text:p>
          </table:table-cell>
          <table:table-cell office:value-type="float" office:value="-0.00579648">
            <text:p>-0.00579648</text:p>
          </table:table-cell>
          <table:table-cell office:value-type="float" office:value="0.00567962">
            <text:p>0.00567962</text:p>
          </table:table-cell>
          <table:table-cell/>
          <table:table-cell office:value-type="float" office:value="13.7475">
            <text:p>13.7475</text:p>
          </table:table-cell>
          <table:table-cell office:value-type="float" office:value="-0.0826134">
            <text:p>-0.0826134</text:p>
          </table:table-cell>
          <table:table-cell office:value-type="float" office:value="-0.133245">
            <text:p>-0.133245</text:p>
          </table:table-cell>
          <table:table-cell office:value-type="float" office:value="0.793889">
            <text:p>0.793889</text:p>
          </table:table-cell>
          <table:table-cell office:value-type="float" office:value="0.0480113">
            <text:p>0.0480113</text:p>
          </table:table-cell>
          <table:table-cell office:value-type="float" office:value="-0.0126867">
            <text:p>-0.0126867</text:p>
          </table:table-cell>
          <table:table-cell office:value-type="float" office:value="-0.22989">
            <text:p>-0.22989</text:p>
          </table:table-cell>
          <table:table-cell office:value-type="float" office:value="0.0343246">
            <text:p>0.0343246</text:p>
          </table:table-cell>
          <table:table-cell office:value-type="float" office:value="-0.0149605">
            <text:p>-0.0149605</text:p>
          </table:table-cell>
          <table:table-cell office:value-type="float" office:value="0.00914896">
            <text:p>0.00914896</text:p>
          </table:table-cell>
          <table:table-cell office:value-type="float" office:value="-0.00343211">
            <text:p>-0.00343211</text:p>
          </table:table-cell>
          <table:table-cell office:value-type="float" office:value="0.0462101">
            <text:p>0.0462101</text:p>
          </table:table-cell>
          <table:table-cell office:value-type="float" office:value="-0.0590922">
            <text:p>-0.0590922</text:p>
          </table:table-cell>
          <table:table-cell office:value-type="float" office:value="0.0203118">
            <text:p>0.0203118</text:p>
          </table:table-cell>
          <table:table-cell/>
          <table:table-cell office:value-type="float" office:value="13.5827">
            <text:p>13.5827</text:p>
          </table:table-cell>
          <table:table-cell office:value-type="float" office:value="0.0102996">
            <text:p>0.0102996</text:p>
          </table:table-cell>
          <table:table-cell office:value-type="float" office:value="-0.0218497">
            <text:p>-0.0218497</text:p>
          </table:table-cell>
          <table:table-cell office:value-type="float" office:value="0.835296">
            <text:p>0.835296</text:p>
          </table:table-cell>
          <table:table-cell office:value-type="float" office:value="0.0238987">
            <text:p>0.0238987</text:p>
          </table:table-cell>
          <table:table-cell office:value-type="float" office:value="-0.00263241">
            <text:p>-0.00263241</text:p>
          </table:table-cell>
          <table:table-cell office:value-type="float" office:value="-0.0338284">
            <text:p>-0.0338284</text:p>
          </table:table-cell>
          <table:table-cell table:style-name="ce1" office:value-type="float" office:value="0.0175778">
            <text:p>0.0175778</text:p>
          </table:table-cell>
          <table:table-cell office:value-type="float" office:value="-0.00146485">
            <text:p>-0.00146485</text:p>
          </table:table-cell>
          <table:table-cell office:value-type="float" office:value="0.0185582">
            <text:p>0.0185582</text:p>
          </table:table-cell>
          <table:table-cell office:value-type="float" office:value="-0.00542338">
            <text:p>-0.00542338</text:p>
          </table:table-cell>
          <table:table-cell office:value-type="float" office:value="-0.0423841">
            <text:p>-0.0423841</text:p>
          </table:table-cell>
          <table:table-cell office:value-type="float" office:value="0.0502092">
            <text:p>0.0502092</text:p>
          </table:table-cell>
          <table:table-cell office:value-type="float" office:value="-0.0290432">
            <text:p>-0.0290432</text:p>
          </table:table-cell>
        </table:table-row>
        <table:table-row table:style-name="ro2">
          <table:table-cell office:value-type="float" office:value="14.1734">
            <text:p>14.1734</text:p>
          </table:table-cell>
          <table:table-cell office:value-type="float" office:value="-0.106853">
            <text:p>-0.106853</text:p>
          </table:table-cell>
          <table:table-cell office:value-type="float" office:value="-0.122732">
            <text:p>-0.122732</text:p>
          </table:table-cell>
          <table:table-cell office:value-type="float" office:value="0.828704">
            <text:p>0.828704</text:p>
          </table:table-cell>
          <table:table-cell office:value-type="float" office:value="0.0277739">
            <text:p>0.0277739</text:p>
          </table:table-cell>
          <table:table-cell office:value-type="float" office:value="0.0070882">
            <text:p>0.0070882</text:p>
          </table:table-cell>
          <table:table-cell office:value-type="float" office:value="-0.157283">
            <text:p>-0.157283</text:p>
          </table:table-cell>
          <table:table-cell office:value-type="float" office:value="0.00679827">
            <text:p>0.00679827</text:p>
          </table:table-cell>
          <table:table-cell office:value-type="float" office:value="0.00213089">
            <text:p>0.00213089</text:p>
          </table:table-cell>
          <table:table-cell office:value-type="float" office:value="0.028563">
            <text:p>0.028563</text:p>
          </table:table-cell>
          <table:table-cell office:value-type="float" office:value="-0.0135665">
            <text:p>-0.0135665</text:p>
          </table:table-cell>
          <table:table-cell office:value-type="float" office:value="0.131004">
            <text:p>0.131004</text:p>
          </table:table-cell>
          <table:table-cell office:value-type="float" office:value="0.729442">
            <text:p>0.729442</text:p>
          </table:table-cell>
          <table:table-cell office:value-type="float" office:value="-0.132471">
            <text:p>-0.132471</text:p>
          </table:table-cell>
          <table:table-cell/>
          <table:table-cell office:value-type="float" office:value="13.913">
            <text:p>13.913</text:p>
          </table:table-cell>
          <table:table-cell office:value-type="float" office:value="-0.0936986">
            <text:p>-0.0936986</text:p>
          </table:table-cell>
          <table:table-cell office:value-type="float" office:value="-0.132676">
            <text:p>-0.132676</text:p>
          </table:table-cell>
          <table:table-cell office:value-type="float" office:value="0.864805">
            <text:p>0.864805</text:p>
          </table:table-cell>
          <table:table-cell office:value-type="float" office:value="0.0463364">
            <text:p>0.0463364</text:p>
          </table:table-cell>
          <table:table-cell office:value-type="float" office:value="-0.0150813">
            <text:p>-0.0150813</text:p>
          </table:table-cell>
          <table:table-cell office:value-type="float" office:value="-0.216701">
            <text:p>-0.216701</text:p>
          </table:table-cell>
          <table:table-cell office:value-type="float" office:value="0.0326445">
            <text:p>0.0326445</text:p>
          </table:table-cell>
          <table:table-cell office:value-type="float" office:value="-0.0446464">
            <text:p>-0.0446464</text:p>
          </table:table-cell>
          <table:table-cell office:value-type="float" office:value="0.0374713">
            <text:p>0.0374713</text:p>
          </table:table-cell>
          <table:table-cell office:value-type="float" office:value="-0.0043919">
            <text:p>-0.0043919</text:p>
          </table:table-cell>
          <table:table-cell office:value-type="float" office:value="0.0985932">
            <text:p>0.0985932</text:p>
          </table:table-cell>
          <table:table-cell office:value-type="float" office:value="-0.0950038">
            <text:p>-0.0950038</text:p>
          </table:table-cell>
          <table:table-cell office:value-type="float" office:value="-0.0544877">
            <text:p>-0.0544877</text:p>
          </table:table-cell>
          <table:table-cell/>
          <table:table-cell office:value-type="float" office:value="14.1499">
            <text:p>14.1499</text:p>
          </table:table-cell>
          <table:table-cell office:value-type="float" office:value="-0.132821">
            <text:p>-0.132821</text:p>
          </table:table-cell>
          <table:table-cell office:value-type="float" office:value="-0.146758">
            <text:p>-0.146758</text:p>
          </table:table-cell>
          <table:table-cell office:value-type="float" office:value="0.832284">
            <text:p>0.832284</text:p>
          </table:table-cell>
          <table:table-cell office:value-type="float" office:value="0.0404723">
            <text:p>0.0404723</text:p>
          </table:table-cell>
          <table:table-cell office:value-type="float" office:value="-0.03976">
            <text:p>-0.03976</text:p>
          </table:table-cell>
          <table:table-cell office:value-type="float" office:value="-0.232236">
            <text:p>-0.232236</text:p>
          </table:table-cell>
          <table:table-cell office:value-type="float" office:value="0.0482854">
            <text:p>0.0482854</text:p>
          </table:table-cell>
          <table:table-cell office:value-type="float" office:value="0.00515344">
            <text:p>0.00515344</text:p>
          </table:table-cell>
          <table:table-cell office:value-type="float" office:value="0.0608939">
            <text:p>0.0608939</text:p>
          </table:table-cell>
          <table:table-cell office:value-type="float" office:value="-0.009416">
            <text:p>-0.009416</text:p>
          </table:table-cell>
          <table:table-cell office:value-type="float" office:value="-0.00517678">
            <text:p>-0.00517678</text:p>
          </table:table-cell>
          <table:table-cell office:value-type="float" office:value="0.121527">
            <text:p>0.121527</text:p>
          </table:table-cell>
          <table:table-cell office:value-type="float" office:value="0.0151093">
            <text:p>0.0151093</text:p>
          </table:table-cell>
          <table:table-cell/>
          <table:table-cell office:value-type="float" office:value="13.9469">
            <text:p>13.9469</text:p>
          </table:table-cell>
          <table:table-cell office:value-type="float" office:value="-0.083759">
            <text:p>-0.083759</text:p>
          </table:table-cell>
          <table:table-cell office:value-type="float" office:value="-0.133771">
            <text:p>-0.133771</text:p>
          </table:table-cell>
          <table:table-cell office:value-type="float" office:value="0.794012">
            <text:p>0.794012</text:p>
          </table:table-cell>
          <table:table-cell office:value-type="float" office:value="0.0459423">
            <text:p>0.0459423</text:p>
          </table:table-cell>
          <table:table-cell office:value-type="float" office:value="-0.0207576">
            <text:p>-0.0207576</text:p>
          </table:table-cell>
          <table:table-cell office:value-type="float" office:value="-0.226623">
            <text:p>-0.226623</text:p>
          </table:table-cell>
          <table:table-cell office:value-type="float" office:value="0.0350407">
            <text:p>0.0350407</text:p>
          </table:table-cell>
          <table:table-cell office:value-type="float" office:value="-0.00574404">
            <text:p>-0.00574404</text:p>
          </table:table-cell>
          <table:table-cell office:value-type="float" office:value="-0.0026368">
            <text:p>-0.0026368</text:p>
          </table:table-cell>
          <table:table-cell office:value-type="float" office:value="0.00061901">
            <text:p>0.00061901</text:p>
          </table:table-cell>
          <table:table-cell office:value-type="float" office:value="-0.16267">
            <text:p>-0.16267</text:p>
          </table:table-cell>
          <table:table-cell office:value-type="float" office:value="0.0543847">
            <text:p>0.0543847</text:p>
          </table:table-cell>
          <table:table-cell office:value-type="float" office:value="0.0142718">
            <text:p>0.0142718</text:p>
          </table:table-cell>
          <table:table-cell/>
          <table:table-cell office:value-type="float" office:value="13.7468">
            <text:p>13.7468</text:p>
          </table:table-cell>
          <table:table-cell office:value-type="float" office:value="0.00891864">
            <text:p>0.00891864</text:p>
          </table:table-cell>
          <table:table-cell office:value-type="float" office:value="-0.017454">
            <text:p>-0.017454</text:p>
          </table:table-cell>
          <table:table-cell office:value-type="float" office:value="0.833625">
            <text:p>0.833625</text:p>
          </table:table-cell>
          <table:table-cell office:value-type="float" office:value="0.0228449">
            <text:p>0.0228449</text:p>
          </table:table-cell>
          <table:table-cell office:value-type="float" office:value="-0.00185596">
            <text:p>-0.00185596</text:p>
          </table:table-cell>
          <table:table-cell office:value-type="float" office:value="-0.0272379">
            <text:p>-0.0272379</text:p>
          </table:table-cell>
          <table:table-cell office:value-type="float" office:value="0.0167165">
            <text:p>0.0167165</text:p>
          </table:table-cell>
          <table:table-cell office:value-type="float" office:value="-0.00841787">
            <text:p>-0.00841787</text:p>
          </table:table-cell>
          <table:table-cell office:value-type="float" office:value="0.0267949">
            <text:p>0.0267949</text:p>
          </table:table-cell>
          <table:table-cell office:value-type="float" office:value="-0.0101879">
            <text:p>-0.0101879</text:p>
          </table:table-cell>
          <table:table-cell office:value-type="float" office:value="0.0362801">
            <text:p>0.0362801</text:p>
          </table:table-cell>
          <table:table-cell office:value-type="float" office:value="0.0929407">
            <text:p>0.0929407</text:p>
          </table:table-cell>
          <table:table-cell office:value-type="float" office:value="0.00884216">
            <text:p>0.00884216</text:p>
          </table:table-cell>
        </table:table-row>
        <table:table-row table:style-name="ro2">
          <table:table-cell office:value-type="float" office:value="14.256">
            <text:p>14.256</text:p>
          </table:table-cell>
          <table:table-cell office:value-type="float" office:value="-0.105783">
            <text:p>-0.105783</text:p>
          </table:table-cell>
          <table:table-cell office:value-type="float" office:value="-0.115395">
            <text:p>-0.115395</text:p>
          </table:table-cell>
          <table:table-cell office:value-type="float" office:value="0.826679">
            <text:p>0.826679</text:p>
          </table:table-cell>
          <table:table-cell office:value-type="float" office:value="0.0271998">
            <text:p>0.0271998</text:p>
          </table:table-cell>
          <table:table-cell office:value-type="float" office:value="0.000125628">
            <text:p>0.000125628</text:p>
          </table:table-cell>
          <table:table-cell office:value-type="float" office:value="-0.178201">
            <text:p>-0.178201</text:p>
          </table:table-cell>
          <table:table-cell office:value-type="float" office:value="0.0128256">
            <text:p>0.0128256</text:p>
          </table:table-cell>
          <table:table-cell office:value-type="float" office:value="0.0129528">
            <text:p>0.0129528</text:p>
          </table:table-cell>
          <table:table-cell office:value-type="float" office:value="0.0888207">
            <text:p>0.0888207</text:p>
          </table:table-cell>
          <table:table-cell office:value-type="float" office:value="-0.0245097">
            <text:p>-0.0245097</text:p>
          </table:table-cell>
          <table:table-cell office:value-type="float" office:value="-0.12263">
            <text:p>-0.12263</text:p>
          </table:table-cell>
          <table:table-cell office:value-type="float" office:value="-0.194087">
            <text:p>-0.194087</text:p>
          </table:table-cell>
          <table:table-cell office:value-type="float" office:value="0.115788">
            <text:p>0.115788</text:p>
          </table:table-cell>
          <table:table-cell/>
          <table:table-cell office:value-type="float" office:value="14.1512">
            <text:p>14.1512</text:p>
          </table:table-cell>
          <table:table-cell office:value-type="float" office:value="-0.0987392">
            <text:p>-0.0987392</text:p>
          </table:table-cell>
          <table:table-cell office:value-type="float" office:value="-0.129141">
            <text:p>-0.129141</text:p>
          </table:table-cell>
          <table:table-cell office:value-type="float" office:value="0.860667">
            <text:p>0.860667</text:p>
          </table:table-cell>
          <table:table-cell office:value-type="float" office:value="0.0439622">
            <text:p>0.0439622</text:p>
          </table:table-cell>
          <table:table-cell office:value-type="float" office:value="-0.0195506">
            <text:p>-0.0195506</text:p>
          </table:table-cell>
          <table:table-cell office:value-type="float" office:value="-0.215575">
            <text:p>-0.215575</text:p>
          </table:table-cell>
          <table:table-cell office:value-type="float" office:value="0.0364418">
            <text:p>0.0364418</text:p>
          </table:table-cell>
          <table:table-cell office:value-type="float" office:value="-0.0211589">
            <text:p>-0.0211589</text:p>
          </table:table-cell>
          <table:table-cell office:value-type="float" office:value="0.0148389">
            <text:p>0.0148389</text:p>
          </table:table-cell>
          <table:table-cell office:value-type="float" office:value="-0.0173723">
            <text:p>-0.0173723</text:p>
          </table:table-cell>
          <table:table-cell office:value-type="float" office:value="0.0379259">
            <text:p>0.0379259</text:p>
          </table:table-cell>
          <table:table-cell office:value-type="float" office:value="-0.107591">
            <text:p>-0.107591</text:p>
          </table:table-cell>
          <table:table-cell office:value-type="float" office:value="0.152905">
            <text:p>0.152905</text:p>
          </table:table-cell>
          <table:table-cell/>
          <table:table-cell office:value-type="float" office:value="14.2788">
            <text:p>14.2788</text:p>
          </table:table-cell>
          <table:table-cell office:value-type="float" office:value="-0.132243">
            <text:p>-0.132243</text:p>
          </table:table-cell>
          <table:table-cell office:value-type="float" office:value="-0.136885">
            <text:p>-0.136885</text:p>
          </table:table-cell>
          <table:table-cell office:value-type="float" office:value="0.831321">
            <text:p>0.831321</text:p>
          </table:table-cell>
          <table:table-cell office:value-type="float" office:value="0.0393065">
            <text:p>0.0393065</text:p>
          </table:table-cell>
          <table:table-cell office:value-type="float" office:value="-0.0392602">
            <text:p>-0.0392602</text:p>
          </table:table-cell>
          <table:table-cell office:value-type="float" office:value="-0.228794">
            <text:p>-0.228794</text:p>
          </table:table-cell>
          <table:table-cell office:value-type="float" office:value="0.0488333">
            <text:p>0.0488333</text:p>
          </table:table-cell>
          <table:table-cell office:value-type="float" office:value="0.00448589">
            <text:p>0.00448589</text:p>
          </table:table-cell>
          <table:table-cell office:value-type="float" office:value="0.076565">
            <text:p>0.076565</text:p>
          </table:table-cell>
          <table:table-cell office:value-type="float" office:value="-0.00746765">
            <text:p>-0.00746765</text:p>
          </table:table-cell>
          <table:table-cell office:value-type="float" office:value="-0.0155441">
            <text:p>-0.0155441</text:p>
          </table:table-cell>
          <table:table-cell office:value-type="float" office:value="-0.0723292">
            <text:p>-0.0723292</text:p>
          </table:table-cell>
          <table:table-cell office:value-type="float" office:value="0.0484609">
            <text:p>0.0484609</text:p>
          </table:table-cell>
          <table:table-cell/>
          <table:table-cell office:value-type="float" office:value="14.1464">
            <text:p>14.1464</text:p>
          </table:table-cell>
          <table:table-cell office:value-type="float" office:value="-0.0913775">
            <text:p>-0.0913775</text:p>
          </table:table-cell>
          <table:table-cell office:value-type="float" office:value="-0.132133">
            <text:p>-0.132133</text:p>
          </table:table-cell>
          <table:table-cell office:value-type="float" office:value="0.794704">
            <text:p>0.794704</text:p>
          </table:table-cell>
          <table:table-cell office:value-type="float" office:value="0.0439622">
            <text:p>0.0439622</text:p>
          </table:table-cell>
          <table:table-cell office:value-type="float" office:value="-0.0173909">
            <text:p>-0.0173909</text:p>
          </table:table-cell>
          <table:table-cell office:value-type="float" office:value="-0.226166">
            <text:p>-0.226166</text:p>
          </table:table-cell>
          <table:table-cell office:value-type="float" office:value="0.0324401">
            <text:p>0.0324401</text:p>
          </table:table-cell>
          <table:table-cell office:value-type="float" office:value="-0.0381927">
            <text:p>-0.0381927</text:p>
          </table:table-cell>
          <table:table-cell office:value-type="float" office:value="0.00821164">
            <text:p>0.00821164</text:p>
          </table:table-cell>
          <table:table-cell office:value-type="float" office:value="0.00346588">
            <text:p>0.00346588</text:p>
          </table:table-cell>
          <table:table-cell office:value-type="float" office:value="0.148299">
            <text:p>0.148299</text:p>
          </table:table-cell>
          <table:table-cell office:value-type="float" office:value="0.000176671">
            <text:p>0.000176671</text:p>
          </table:table-cell>
          <table:table-cell office:value-type="float" office:value="-0.0818451">
            <text:p>-0.0818451</text:p>
          </table:table-cell>
          <table:table-cell/>
          <table:table-cell office:value-type="float" office:value="14.0157">
            <text:p>14.0157</text:p>
          </table:table-cell>
          <table:table-cell office:value-type="float" office:value="0.00927805">
            <text:p>0.00927805</text:p>
          </table:table-cell>
          <table:table-cell office:value-type="float" office:value="-0.00353093">
            <text:p>-0.00353093</text:p>
          </table:table-cell>
          <table:table-cell office:value-type="float" office:value="0.831525">
            <text:p>0.831525</text:p>
          </table:table-cell>
          <table:table-cell office:value-type="float" office:value="0.0212172">
            <text:p>0.0212172</text:p>
          </table:table-cell>
          <table:table-cell office:value-type="float" office:value="-0.00180791">
            <text:p>-0.00180791</text:p>
          </table:table-cell>
          <table:table-cell office:value-type="float" office:value="-0.0176393">
            <text:p>-0.0176393</text:p>
          </table:table-cell>
          <table:table-cell office:value-type="float" office:value="0.014582">
            <text:p>0.014582</text:p>
          </table:table-cell>
          <table:table-cell office:value-type="float" office:value="0.00133673">
            <text:p>0.00133673</text:p>
          </table:table-cell>
          <table:table-cell office:value-type="float" office:value="0.0517838">
            <text:p>0.0517838</text:p>
          </table:table-cell>
          <table:table-cell office:value-type="float" office:value="-0.00781047">
            <text:p>-0.00781047</text:p>
          </table:table-cell>
          <table:table-cell office:value-type="float" office:value="-0.00567916">
            <text:p>-0.00567916</text:p>
          </table:table-cell>
          <table:table-cell office:value-type="float" office:value="-0.104062">
            <text:p>-0.104062</text:p>
          </table:table-cell>
          <table:table-cell office:value-type="float" office:value="0.00299416">
            <text:p>0.00299416</text:p>
          </table:table-cell>
        </table:table-row>
        <table:table-row table:style-name="ro2">
          <table:table-cell office:value-type="float" office:value="14.4092">
            <text:p>14.4092</text:p>
          </table:table-cell>
          <table:table-cell office:value-type="float" office:value="-0.106677">
            <text:p>-0.106677</text:p>
          </table:table-cell>
          <table:table-cell office:value-type="float" office:value="-0.106342">
            <text:p>-0.106342</text:p>
          </table:table-cell>
          <table:table-cell office:value-type="float" office:value="0.825642">
            <text:p>0.825642</text:p>
          </table:table-cell>
          <table:table-cell office:value-type="float" office:value="0.0261662">
            <text:p>0.0261662</text:p>
          </table:table-cell>
          <table:table-cell office:value-type="float" office:value="0.00246888">
            <text:p>0.00246888</text:p>
          </table:table-cell>
          <table:table-cell office:value-type="float" office:value="-0.168057">
            <text:p>-0.168057</text:p>
          </table:table-cell>
          <table:table-cell office:value-type="float" office:value="0.00939874">
            <text:p>0.00939874</text:p>
          </table:table-cell>
          <table:table-cell office:value-type="float" office:value="-0.00583723">
            <text:p>-0.00583723</text:p>
          </table:table-cell>
          <table:table-cell office:value-type="float" office:value="0.0590815">
            <text:p>0.0590815</text:p>
          </table:table-cell>
          <table:table-cell office:value-type="float" office:value="-0.00676804">
            <text:p>-0.00676804</text:p>
          </table:table-cell>
          <table:table-cell office:value-type="float" office:value="0.000596045">
            <text:p>0.000596045</text:p>
          </table:table-cell>
          <table:table-cell office:value-type="float" office:value="-0.0909611">
            <text:p>-0.0909611</text:p>
          </table:table-cell>
          <table:table-cell office:value-type="float" office:value="0.00724055">
            <text:p>0.00724055</text:p>
          </table:table-cell>
          <table:table-cell/>
          <table:table-cell office:value-type="float" office:value="14.2492">
            <text:p>14.2492</text:p>
          </table:table-cell>
          <table:table-cell office:value-type="float" office:value="-0.100448">
            <text:p>-0.100448</text:p>
          </table:table-cell>
          <table:table-cell office:value-type="float" office:value="-0.12872">
            <text:p>-0.12872</text:p>
          </table:table-cell>
          <table:table-cell office:value-type="float" office:value="0.860432">
            <text:p>0.860432</text:p>
          </table:table-cell>
          <table:table-cell office:value-type="float" office:value="0.0430216">
            <text:p>0.0430216</text:p>
          </table:table-cell>
          <table:table-cell office:value-type="float" office:value="-0.0209924">
            <text:p>-0.0209924</text:p>
          </table:table-cell>
          <table:table-cell office:value-type="float" office:value="-0.210451">
            <text:p>-0.210451</text:p>
          </table:table-cell>
          <table:table-cell office:value-type="float" office:value="0.0319121">
            <text:p>0.0319121</text:p>
          </table:table-cell>
          <table:table-cell office:value-type="float" office:value="-0.0174439">
            <text:p>-0.0174439</text:p>
          </table:table-cell>
          <table:table-cell office:value-type="float" office:value="0.00429998">
            <text:p>0.00429998</text:p>
          </table:table-cell>
          <table:table-cell office:value-type="float" office:value="-0.00239467">
            <text:p>-0.00239467</text:p>
          </table:table-cell>
          <table:table-cell office:value-type="float" office:value="0.0268519">
            <text:p>0.0268519</text:p>
          </table:table-cell>
          <table:table-cell office:value-type="float" office:value="0.0264004">
            <text:p>0.0264004</text:p>
          </table:table-cell>
          <table:table-cell office:value-type="float" office:value="0.0135995">
            <text:p>0.0135995</text:p>
          </table:table-cell>
          <table:table-cell/>
          <table:table-cell office:value-type="float" office:value="14.6139">
            <text:p>14.6139</text:p>
          </table:table-cell>
          <table:table-cell office:value-type="float" office:value="-0.132485">
            <text:p>-0.132485</text:p>
          </table:table-cell>
          <table:table-cell office:value-type="float" office:value="-0.119352">
            <text:p>-0.119352</text:p>
          </table:table-cell>
          <table:table-cell office:value-type="float" office:value="0.834259">
            <text:p>0.834259</text:p>
          </table:table-cell>
          <table:table-cell office:value-type="float" office:value="0.036432">
            <text:p>0.036432</text:p>
          </table:table-cell>
          <table:table-cell office:value-type="float" office:value="-0.0433853">
            <text:p>-0.0433853</text:p>
          </table:table-cell>
          <table:table-cell office:value-type="float" office:value="-0.233868">
            <text:p>-0.233868</text:p>
          </table:table-cell>
          <table:table-cell office:value-type="float" office:value="0.0513449">
            <text:p>0.0513449</text:p>
          </table:table-cell>
          <table:table-cell office:value-type="float" office:value="-0.000722264">
            <text:p>-0.000722264</text:p>
          </table:table-cell>
          <table:table-cell office:value-type="float" office:value="0.0523306">
            <text:p>0.0523306</text:p>
          </table:table-cell>
          <table:table-cell office:value-type="float" office:value="0.00876946">
            <text:p>0.00876946</text:p>
          </table:table-cell>
          <table:table-cell office:value-type="float" office:value="-0.124051">
            <text:p>-0.124051</text:p>
          </table:table-cell>
          <table:table-cell office:value-type="float" office:value="-0.578072">
            <text:p>-0.578072</text:p>
          </table:table-cell>
          <table:table-cell office:value-type="float" office:value="0.00335777">
            <text:p>0.00335777</text:p>
          </table:table-cell>
          <table:table-cell/>
          <table:table-cell office:value-type="float" office:value="14.2794">
            <text:p>14.2794</text:p>
          </table:table-cell>
          <table:table-cell office:value-type="float" office:value="-0.0938338">
            <text:p>-0.0938338</text:p>
          </table:table-cell>
          <table:table-cell office:value-type="float" office:value="-0.131037">
            <text:p>-0.131037</text:p>
          </table:table-cell>
          <table:table-cell office:value-type="float" office:value="0.793716">
            <text:p>0.793716</text:p>
          </table:table-cell>
          <table:table-cell office:value-type="float" office:value="0.0426891">
            <text:p>0.0426891</text:p>
          </table:table-cell>
          <table:table-cell office:value-type="float" office:value="-0.0182293">
            <text:p>-0.0182293</text:p>
          </table:table-cell>
          <table:table-cell office:value-type="float" office:value="-0.229593">
            <text:p>-0.229593</text:p>
          </table:table-cell>
          <table:table-cell office:value-type="float" office:value="0.0378224">
            <text:p>0.0378224</text:p>
          </table:table-cell>
          <table:table-cell office:value-type="float" office:value="-0.018462">
            <text:p>-0.018462</text:p>
          </table:table-cell>
          <table:table-cell office:value-type="float" office:value="0.00823514">
            <text:p>0.00823514</text:p>
          </table:table-cell>
          <table:table-cell office:value-type="float" office:value="-0.00742336">
            <text:p>-0.00742336</text:p>
          </table:table-cell>
          <table:table-cell office:value-type="float" office:value="0.130599">
            <text:p>0.130599</text:p>
          </table:table-cell>
          <table:table-cell office:value-type="float" office:value="-0.110024">
            <text:p>-0.110024</text:p>
          </table:table-cell>
          <table:table-cell office:value-type="float" office:value="0.0871462">
            <text:p>0.0871462</text:p>
          </table:table-cell>
          <table:table-cell/>
          <table:table-cell office:value-type="float" office:value="14.3149">
            <text:p>14.3149</text:p>
          </table:table-cell>
          <table:table-cell office:value-type="float" office:value="0.00916944">
            <text:p>0.00916944</text:p>
          </table:table-cell>
          <table:table-cell office:value-type="float" office:value="0.00264633">
            <text:p>0.00264633</text:p>
          </table:table-cell>
          <table:table-cell office:value-type="float" office:value="0.829456">
            <text:p>0.829456</text:p>
          </table:table-cell>
          <table:table-cell office:value-type="float" office:value="0.0195415">
            <text:p>0.0195415</text:p>
          </table:table-cell>
          <table:table-cell office:value-type="float" office:value="0.000548039">
            <text:p>0.000548039</text:p>
          </table:table-cell>
          <table:table-cell office:value-type="float" office:value="-0.0127517">
            <text:p>-0.0127517</text:p>
          </table:table-cell>
          <table:table-cell office:value-type="float" office:value="0.0127293">
            <text:p>0.0127293</text:p>
          </table:table-cell>
          <table:table-cell office:value-type="float" office:value="-0.000362904">
            <text:p>-0.000362904</text:p>
          </table:table-cell>
          <table:table-cell office:value-type="float" office:value="0.0206407">
            <text:p>0.0206407</text:p>
          </table:table-cell>
          <table:table-cell office:value-type="float" office:value="-0.00691439">
            <text:p>-0.00691439</text:p>
          </table:table-cell>
          <table:table-cell office:value-type="float" office:value="0.0655973">
            <text:p>0.0655973</text:p>
          </table:table-cell>
          <table:table-cell office:value-type="float" office:value="-0.0606699">
            <text:p>-0.0606699</text:p>
          </table:table-cell>
          <table:table-cell office:value-type="float" office:value="0.00864245">
            <text:p>0.00864245</text:p>
          </table:table-cell>
        </table:table-row>
        <table:table-row table:style-name="ro2">
          <table:table-cell office:value-type="float" office:value="14.6739">
            <text:p>14.6739</text:p>
          </table:table-cell>
          <table:table-cell office:value-type="float" office:value="-0.10818">
            <text:p>-0.10818</text:p>
          </table:table-cell>
          <table:table-cell office:value-type="float" office:value="-0.0970772">
            <text:p>-0.0970772</text:p>
          </table:table-cell>
          <table:table-cell office:value-type="float" office:value="0.824358">
            <text:p>0.824358</text:p>
          </table:table-cell>
          <table:table-cell office:value-type="float" office:value="0.0244727">
            <text:p>0.0244727</text:p>
          </table:table-cell>
          <table:table-cell office:value-type="float" office:value="-0.0014235">
            <text:p>-0.0014235</text:p>
          </table:table-cell>
          <table:table-cell office:value-type="float" office:value="-0.145637">
            <text:p>-0.145637</text:p>
          </table:table-cell>
          <table:table-cell office:value-type="float" office:value="0.00880796">
            <text:p>0.00880796</text:p>
          </table:table-cell>
          <table:table-cell office:value-type="float" office:value="-0.0056795">
            <text:p>-0.0056795</text:p>
          </table:table-cell>
          <table:table-cell office:value-type="float" office:value="0.0350111">
            <text:p>0.0350111</text:p>
          </table:table-cell>
          <table:table-cell office:value-type="float" office:value="-0.00485202">
            <text:p>-0.00485202</text:p>
          </table:table-cell>
          <table:table-cell office:value-type="float" office:value="-0.0847069">
            <text:p>-0.0847069</text:p>
          </table:table-cell>
          <table:table-cell office:value-type="float" office:value="0.329511">
            <text:p>0.329511</text:p>
          </table:table-cell>
          <table:table-cell office:value-type="float" office:value="0.0225816">
            <text:p>0.0225816</text:p>
          </table:table-cell>
          <table:table-cell/>
          <table:table-cell office:value-type="float" office:value="14.4802">
            <text:p>14.4802</text:p>
          </table:table-cell>
          <table:table-cell office:value-type="float" office:value="-0.103045">
            <text:p>-0.103045</text:p>
          </table:table-cell>
          <table:table-cell office:value-type="float" office:value="-0.126316">
            <text:p>-0.126316</text:p>
          </table:table-cell>
          <table:table-cell office:value-type="float" office:value="0.860605">
            <text:p>0.860605</text:p>
          </table:table-cell>
          <table:table-cell office:value-type="float" office:value="0.0408817">
            <text:p>0.0408817</text:p>
          </table:table-cell>
          <table:table-cell office:value-type="float" office:value="-0.0246654">
            <text:p>-0.0246654</text:p>
          </table:table-cell>
          <table:table-cell office:value-type="float" office:value="-0.211129">
            <text:p>-0.211129</text:p>
          </table:table-cell>
          <table:table-cell office:value-type="float" office:value="0.0326103">
            <text:p>0.0326103</text:p>
          </table:table-cell>
          <table:table-cell office:value-type="float" office:value="-0.0112389">
            <text:p>-0.0112389</text:p>
          </table:table-cell>
          <table:table-cell office:value-type="float" office:value="0.0104007">
            <text:p>0.0104007</text:p>
          </table:table-cell>
          <table:table-cell office:value-type="float" office:value="0.000747957">
            <text:p>0.000747957</text:p>
          </table:table-cell>
          <table:table-cell office:value-type="float" office:value="-0.0338772">
            <text:p>-0.0338772</text:p>
          </table:table-cell>
          <table:table-cell office:value-type="float" office:value="-0.0635697">
            <text:p>-0.0635697</text:p>
          </table:table-cell>
          <table:table-cell office:value-type="float" office:value="0.0098305">
            <text:p>0.0098305</text:p>
          </table:table-cell>
          <table:table-cell/>
          <table:table-cell office:value-type="float" office:value="14.6825">
            <text:p>14.6825</text:p>
          </table:table-cell>
          <table:table-cell office:value-type="float" office:value="-0.133118">
            <text:p>-0.133118</text:p>
          </table:table-cell>
          <table:table-cell office:value-type="float" office:value="-0.118482">
            <text:p>-0.118482</text:p>
          </table:table-cell>
          <table:table-cell office:value-type="float" office:value="0.834877">
            <text:p>0.834877</text:p>
          </table:table-cell>
          <table:table-cell office:value-type="float" office:value="0.03587">
            <text:p>0.03587</text:p>
          </table:table-cell>
          <table:table-cell office:value-type="float" office:value="-0.0384293">
            <text:p>-0.0384293</text:p>
          </table:table-cell>
          <table:table-cell office:value-type="float" office:value="-0.207658">
            <text:p>-0.207658</text:p>
          </table:table-cell>
          <table:table-cell office:value-type="float" office:value="0.0500809">
            <text:p>0.0500809</text:p>
          </table:table-cell>
          <table:table-cell office:value-type="float" office:value="-0.00923081">
            <text:p>-0.00923081</text:p>
          </table:table-cell>
          <table:table-cell office:value-type="float" office:value="0.0126812">
            <text:p>0.0126812</text:p>
          </table:table-cell>
          <table:table-cell office:value-type="float" office:value="0.00899977">
            <text:p>0.00899977</text:p>
          </table:table-cell>
          <table:table-cell office:value-type="float" office:value="0.0274448">
            <text:p>0.0274448</text:p>
          </table:table-cell>
          <table:table-cell office:value-type="float" office:value="0.132261">
            <text:p>0.132261</text:p>
          </table:table-cell>
          <table:table-cell office:value-type="float" office:value="-0.0432249">
            <text:p>-0.0432249</text:p>
          </table:table-cell>
          <table:table-cell/>
          <table:table-cell office:value-type="float" office:value="14.3481">
            <text:p>14.3481</text:p>
          </table:table-cell>
          <table:table-cell office:value-type="float" office:value="-0.0944858">
            <text:p>-0.0944858</text:p>
          </table:table-cell>
          <table:table-cell office:value-type="float" office:value="-0.130991">
            <text:p>-0.130991</text:p>
          </table:table-cell>
          <table:table-cell office:value-type="float" office:value="0.793617">
            <text:p>0.793617</text:p>
          </table:table-cell>
          <table:table-cell office:value-type="float" office:value="0.0420465">
            <text:p>0.0420465</text:p>
          </table:table-cell>
          <table:table-cell office:value-type="float" office:value="-0.0222929">
            <text:p>-0.0222929</text:p>
          </table:table-cell>
          <table:table-cell office:value-type="float" office:value="-0.2253">
            <text:p>-0.2253</text:p>
          </table:table-cell>
          <table:table-cell office:value-type="float" office:value="0.0347665">
            <text:p>0.0347665</text:p>
          </table:table-cell>
          <table:table-cell office:value-type="float" office:value="-0.00949239">
            <text:p>-0.00949239</text:p>
          </table:table-cell>
          <table:table-cell office:value-type="float" office:value="0.000678613">
            <text:p>0.000678613</text:p>
          </table:table-cell>
          <table:table-cell office:value-type="float" office:value="-0.00143808">
            <text:p>-0.00143808</text:p>
          </table:table-cell>
          <table:table-cell office:value-type="float" office:value="0.0223902">
            <text:p>0.0223902</text:p>
          </table:table-cell>
          <table:table-cell office:value-type="float" office:value="0.00715716">
            <text:p>0.00715716</text:p>
          </table:table-cell>
          <table:table-cell office:value-type="float" office:value="-0.000194944">
            <text:p>-0.000194944</text:p>
          </table:table-cell>
          <table:table-cell/>
          <table:table-cell office:value-type="float" office:value="14.4147">
            <text:p>14.4147</text:p>
          </table:table-cell>
          <table:table-cell office:value-type="float" office:value="0.00978626">
            <text:p>0.00978626</text:p>
          </table:table-cell>
          <table:table-cell office:value-type="float" office:value="0.00410179">
            <text:p>0.00410179</text:p>
          </table:table-cell>
          <table:table-cell office:value-type="float" office:value="0.828852">
            <text:p>0.828852</text:p>
          </table:table-cell>
          <table:table-cell office:value-type="float" office:value="0.0190128">
            <text:p>0.0190128</text:p>
          </table:table-cell>
          <table:table-cell office:value-type="float" office:value="-0.00134993">
            <text:p>-0.00134993</text:p>
          </table:table-cell>
          <table:table-cell office:value-type="float" office:value="-0.00752513">
            <text:p>-0.00752513</text:p>
          </table:table-cell>
          <table:table-cell office:value-type="float" office:value="0.0110024">
            <text:p>0.0110024</text:p>
          </table:table-cell>
          <table:table-cell office:value-type="float" office:value="0.00618207">
            <text:p>0.00618207</text:p>
          </table:table-cell>
          <table:table-cell office:value-type="float" office:value="0.0145874">
            <text:p>0.0145874</text:p>
          </table:table-cell>
          <table:table-cell office:value-type="float" office:value="-0.00605209">
            <text:p>-0.00605209</text:p>
          </table:table-cell>
          <table:table-cell office:value-type="float" office:value="-0.0290864">
            <text:p>-0.0290864</text:p>
          </table:table-cell>
          <table:table-cell office:value-type="float" office:value="0.0676504">
            <text:p>0.0676504</text:p>
          </table:table-cell>
          <table:table-cell office:value-type="float" office:value="-0.0266839">
            <text:p>-0.0266839</text:p>
          </table:table-cell>
        </table:table-row>
        <table:table-row table:style-name="ro2">
          <table:table-cell office:value-type="float" office:value="14.8436">
            <text:p>14.8436</text:p>
          </table:table-cell>
          <table:table-cell office:value-type="float" office:value="-0.111586">
            <text:p>-0.111586</text:p>
          </table:table-cell>
          <table:table-cell office:value-type="float" office:value="-0.0816341">
            <text:p>-0.0816341</text:p>
          </table:table-cell>
          <table:table-cell office:value-type="float" office:value="0.824185">
            <text:p>0.824185</text:p>
          </table:table-cell>
          <table:table-cell office:value-type="float" office:value="0.0234444">
            <text:p>0.0234444</text:p>
          </table:table-cell>
          <table:table-cell office:value-type="float" office:value="-0.00139529">
            <text:p>-0.00139529</text:p>
          </table:table-cell>
          <table:table-cell office:value-type="float" office:value="-0.140964">
            <text:p>-0.140964</text:p>
          </table:table-cell>
          <table:table-cell office:value-type="float" office:value="0.00902385">
            <text:p>0.00902385</text:p>
          </table:table-cell>
          <table:table-cell office:value-type="float" office:value="-0.0200615">
            <text:p>-0.0200615</text:p>
          </table:table-cell>
          <table:table-cell office:value-type="float" office:value="0.0909572">
            <text:p>0.0909572</text:p>
          </table:table-cell>
          <table:table-cell office:value-type="float" office:value="-0.001018">
            <text:p>-0.001018</text:p>
          </table:table-cell>
          <table:table-cell office:value-type="float" office:value="0.0331544">
            <text:p>0.0331544</text:p>
          </table:table-cell>
          <table:table-cell office:value-type="float" office:value="-0.103386">
            <text:p>-0.103386</text:p>
          </table:table-cell>
          <table:table-cell office:value-type="float" office:value="0.0244562">
            <text:p>0.0244562</text:p>
          </table:table-cell>
          <table:table-cell/>
          <table:table-cell office:value-type="float" office:value="14.6668">
            <text:p>14.6668</text:p>
          </table:table-cell>
          <table:table-cell office:value-type="float" office:value="-0.10632">
            <text:p>-0.10632</text:p>
          </table:table-cell>
          <table:table-cell office:value-type="float" office:value="-0.126588">
            <text:p>-0.126588</text:p>
          </table:table-cell>
          <table:table-cell office:value-type="float" office:value="0.861086">
            <text:p>0.861086</text:p>
          </table:table-cell>
          <table:table-cell office:value-type="float" office:value="0.0392324">
            <text:p>0.0392324</text:p>
          </table:table-cell>
          <table:table-cell office:value-type="float" office:value="-0.0259955">
            <text:p>-0.0259955</text:p>
          </table:table-cell>
          <table:table-cell office:value-type="float" office:value="-0.207789">
            <text:p>-0.207789</text:p>
          </table:table-cell>
          <table:table-cell office:value-type="float" office:value="0.0325319">
            <text:p>0.0325319</text:p>
          </table:table-cell>
          <table:table-cell office:value-type="float" office:value="-0.0175575">
            <text:p>-0.0175575</text:p>
          </table:table-cell>
          <table:table-cell office:value-type="float" office:value="-0.00145591">
            <text:p>-0.00145591</text:p>
          </table:table-cell>
          <table:table-cell office:value-type="float" office:value="0.00258147">
            <text:p>0.00258147</text:p>
          </table:table-cell>
          <table:table-cell office:value-type="float" office:value="0.00961342">
            <text:p>0.00961342</text:p>
          </table:table-cell>
          <table:table-cell office:value-type="float" office:value="0.0460693">
            <text:p>0.0460693</text:p>
          </table:table-cell>
          <table:table-cell office:value-type="float" office:value="-0.0149382">
            <text:p>-0.0149382</text:p>
          </table:table-cell>
          <table:table-cell/>
          <table:table-cell office:value-type="float" office:value="14.9822">
            <text:p>14.9822</text:p>
          </table:table-cell>
          <table:table-cell office:value-type="float" office:value="-0.133419">
            <text:p>-0.133419</text:p>
          </table:table-cell>
          <table:table-cell office:value-type="float" office:value="-0.102802">
            <text:p>-0.102802</text:p>
          </table:table-cell>
          <table:table-cell office:value-type="float" office:value="0.833691">
            <text:p>0.833691</text:p>
          </table:table-cell>
          <table:table-cell office:value-type="float" office:value="0.0335144">
            <text:p>0.0335144</text:p>
          </table:table-cell>
          <table:table-cell office:value-type="float" office:value="-0.0386012">
            <text:p>-0.0386012</text:p>
          </table:table-cell>
          <table:table-cell office:value-type="float" office:value="-0.197449">
            <text:p>-0.197449</text:p>
          </table:table-cell>
          <table:table-cell office:value-type="float" office:value="0.0490565">
            <text:p>0.0490565</text:p>
          </table:table-cell>
          <table:table-cell office:value-type="float" office:value="-0.00100568">
            <text:p>-0.00100568</text:p>
          </table:table-cell>
          <table:table-cell office:value-type="float" office:value="0.0523194">
            <text:p>0.0523194</text:p>
          </table:table-cell>
          <table:table-cell office:value-type="float" office:value="-0.00395461">
            <text:p>-0.00395461</text:p>
          </table:table-cell>
          <table:table-cell office:value-type="float" office:value="-0.00747807">
            <text:p>-0.00747807</text:p>
          </table:table-cell>
          <table:table-cell office:value-type="float" office:value="-0.09185">
            <text:p>-0.09185</text:p>
          </table:table-cell>
          <table:table-cell office:value-type="float" office:value="-0.00982344">
            <text:p>-0.00982344</text:p>
          </table:table-cell>
          <table:table-cell/>
          <table:table-cell office:value-type="float" office:value="14.5487">
            <text:p>14.5487</text:p>
          </table:table-cell>
          <table:table-cell office:value-type="float" office:value="-0.095489">
            <text:p>-0.095489</text:p>
          </table:table-cell>
          <table:table-cell office:value-type="float" office:value="-0.130567">
            <text:p>-0.130567</text:p>
          </table:table-cell>
          <table:table-cell office:value-type="float" office:value="0.793321">
            <text:p>0.793321</text:p>
          </table:table-cell>
          <table:table-cell office:value-type="float" office:value="0.0402244">
            <text:p>0.0402244</text:p>
          </table:table-cell>
          <table:table-cell office:value-type="float" office:value="-0.0234335">
            <text:p>-0.0234335</text:p>
          </table:table-cell>
          <table:table-cell office:value-type="float" office:value="-0.224675">
            <text:p>-0.224675</text:p>
          </table:table-cell>
          <table:table-cell office:value-type="float" office:value="0.0347626">
            <text:p>0.0347626</text:p>
          </table:table-cell>
          <table:table-cell office:value-type="float" office:value="-0.00500126">
            <text:p>-0.00500126</text:p>
          </table:table-cell>
          <table:table-cell office:value-type="float" office:value="0.00211423">
            <text:p>0.00211423</text:p>
          </table:table-cell>
          <table:table-cell office:value-type="float" office:value="-0.00147718">
            <text:p>-0.00147718</text:p>
          </table:table-cell>
          <table:table-cell office:value-type="float" office:value="-0.0108313">
            <text:p>-0.0108313</text:p>
          </table:table-cell>
          <table:table-cell office:value-type="float" office:value="0.00647409">
            <text:p>0.00647409</text:p>
          </table:table-cell>
          <table:table-cell office:value-type="float" office:value="-0.00328433">
            <text:p>-0.00328433</text:p>
          </table:table-cell>
          <table:table-cell/>
          <table:table-cell office:value-type="float" office:value="14.6467">
            <text:p>14.6467</text:p>
          </table:table-cell>
          <table:table-cell office:value-type="float" office:value="0.00965527">
            <text:p>0.00965527</text:p>
          </table:table-cell>
          <table:table-cell office:value-type="float" office:value="0.0111253">
            <text:p>0.0111253</text:p>
          </table:table-cell>
          <table:table-cell office:value-type="float" office:value="0.826012">
            <text:p>0.826012</text:p>
          </table:table-cell>
          <table:table-cell office:value-type="float" office:value="0.0178383">
            <text:p>0.0178383</text:p>
          </table:table-cell>
          <table:table-cell office:value-type="float" office:value="-0.000432795">
            <text:p>-0.000432795</text:p>
          </table:table-cell>
          <table:table-cell office:value-type="float" office:value="-0.00443597">
            <text:p>-0.00443597</text:p>
          </table:table-cell>
          <table:table-cell office:value-type="float" office:value="0.0103182">
            <text:p>0.0103182</text:p>
          </table:table-cell>
          <table:table-cell office:value-type="float" office:value="-0.000564684">
            <text:p>-0.000564684</text:p>
          </table:table-cell>
          <table:table-cell office:value-type="float" office:value="0.0302793">
            <text:p>0.0302793</text:p>
          </table:table-cell>
          <table:table-cell office:value-type="float" office:value="-0.0122416">
            <text:p>-0.0122416</text:p>
          </table:table-cell>
          <table:table-cell office:value-type="float" office:value="0.0154272">
            <text:p>0.0154272</text:p>
          </table:table-cell>
          <table:table-cell office:value-type="float" office:value="-0.0925488">
            <text:p>-0.0925488</text:p>
          </table:table-cell>
          <table:table-cell office:value-type="float" office:value="0.0552717">
            <text:p>0.0552717</text:p>
          </table:table-cell>
        </table:table-row>
        <table:table-row table:style-name="ro2">
          <table:table-cell office:value-type="float" office:value="15.081">
            <text:p>15.081</text:p>
          </table:table-cell>
          <table:table-cell office:value-type="float" office:value="-0.11448">
            <text:p>-0.11448</text:p>
          </table:table-cell>
          <table:table-cell office:value-type="float" office:value="-0.0658708">
            <text:p>-0.0658708</text:p>
          </table:table-cell>
          <table:table-cell office:value-type="float" office:value="0.825321">
            <text:p>0.825321</text:p>
          </table:table-cell>
          <table:table-cell office:value-type="float" office:value="0.022079">
            <text:p>0.022079</text:p>
          </table:table-cell>
          <table:table-cell office:value-type="float" office:value="-0.00277882">
            <text:p>-0.00277882</text:p>
          </table:table-cell>
          <table:table-cell office:value-type="float" office:value="-0.118296">
            <text:p>-0.118296</text:p>
          </table:table-cell>
          <table:table-cell office:value-type="float" office:value="0.00738561">
            <text:p>0.00738561</text:p>
          </table:table-cell>
          <table:table-cell office:value-type="float" office:value="-0.0121932">
            <text:p>-0.0121932</text:p>
          </table:table-cell>
          <table:table-cell office:value-type="float" office:value="0.0664216">
            <text:p>0.0664216</text:p>
          </table:table-cell>
          <table:table-cell office:value-type="float" office:value="0.00478596">
            <text:p>0.00478596</text:p>
          </table:table-cell>
          <table:table-cell office:value-type="float" office:value="0.0397151">
            <text:p>0.0397151</text:p>
          </table:table-cell>
          <table:table-cell office:value-type="float" office:value="0.14659">
            <text:p>0.14659</text:p>
          </table:table-cell>
          <table:table-cell office:value-type="float" office:value="-0.0651288">
            <text:p>-0.0651288</text:p>
          </table:table-cell>
          <table:table-cell/>
          <table:table-cell office:value-type="float" office:value="14.8881">
            <text:p>14.8881</text:p>
          </table:table-cell>
          <table:table-cell office:value-type="float" office:value="-0.109735">
            <text:p>-0.109735</text:p>
          </table:table-cell>
          <table:table-cell office:value-type="float" office:value="-0.124653">
            <text:p>-0.124653</text:p>
          </table:table-cell>
          <table:table-cell office:value-type="float" office:value="0.860926">
            <text:p>0.860926</text:p>
          </table:table-cell>
          <table:table-cell office:value-type="float" office:value="0.0373611">
            <text:p>0.0373611</text:p>
          </table:table-cell>
          <table:table-cell office:value-type="float" office:value="-0.0240832">
            <text:p>-0.0240832</text:p>
          </table:table-cell>
          <table:table-cell office:value-type="float" office:value="-0.206227">
            <text:p>-0.206227</text:p>
          </table:table-cell>
          <table:table-cell office:value-type="float" office:value="0.0377674">
            <text:p>0.0377674</text:p>
          </table:table-cell>
          <table:table-cell office:value-type="float" office:value="-0.0154295">
            <text:p>-0.0154295</text:p>
          </table:table-cell>
          <table:table-cell office:value-type="float" office:value="0.00874144">
            <text:p>0.00874144</text:p>
          </table:table-cell>
          <table:table-cell office:value-type="float" office:value="-0.000725059">
            <text:p>-0.000725059</text:p>
          </table:table-cell>
          <table:table-cell office:value-type="float" office:value="0.113845">
            <text:p>0.113845</text:p>
          </table:table-cell>
          <table:table-cell office:value-type="float" office:value="0.0126176">
            <text:p>0.0126176</text:p>
          </table:table-cell>
          <table:table-cell office:value-type="float" office:value="0.113089">
            <text:p>0.113089</text:p>
          </table:table-cell>
          <table:table-cell/>
          <table:table-cell office:value-type="float" office:value="15.1886">
            <text:p>15.1886</text:p>
          </table:table-cell>
          <table:table-cell office:value-type="float" office:value="-0.133945">
            <text:p>-0.133945</text:p>
          </table:table-cell>
          <table:table-cell office:value-type="float" office:value="-0.0959162">
            <text:p>-0.0959162</text:p>
          </table:table-cell>
          <table:table-cell office:value-type="float" office:value="0.832457">
            <text:p>0.832457</text:p>
          </table:table-cell>
          <table:table-cell office:value-type="float" office:value="0.0319827">
            <text:p>0.0319827</text:p>
          </table:table-cell>
          <table:table-cell office:value-type="float" office:value="-0.0364903">
            <text:p>-0.0364903</text:p>
          </table:table-cell>
          <table:table-cell office:value-type="float" office:value="-0.192397">
            <text:p>-0.192397</text:p>
          </table:table-cell>
          <table:table-cell office:value-type="float" office:value="0.0464067">
            <text:p>0.0464067</text:p>
          </table:table-cell>
          <table:table-cell office:value-type="float" office:value="-0.00254901">
            <text:p>-0.00254901</text:p>
          </table:table-cell>
          <table:table-cell office:value-type="float" office:value="0.0333633">
            <text:p>0.0333633</text:p>
          </table:table-cell>
          <table:table-cell office:value-type="float" office:value="-0.00598197">
            <text:p>-0.00598197</text:p>
          </table:table-cell>
          <table:table-cell office:value-type="float" office:value="0.0478025">
            <text:p>0.0478025</text:p>
          </table:table-cell>
          <table:table-cell office:value-type="float" office:value="-0.0966882">
            <text:p>-0.0966882</text:p>
          </table:table-cell>
          <table:table-cell office:value-type="float" office:value="-0.0395825">
            <text:p>-0.0395825</text:p>
          </table:table-cell>
          <table:table-cell/>
          <table:table-cell office:value-type="float" office:value="14.7804">
            <text:p>14.7804</text:p>
          </table:table-cell>
          <table:table-cell office:value-type="float" office:value="-0.097229">
            <text:p>-0.097229</text:p>
          </table:table-cell>
          <table:table-cell office:value-type="float" office:value="-0.129729">
            <text:p>-0.129729</text:p>
          </table:table-cell>
          <table:table-cell office:value-type="float" office:value="0.792802">
            <text:p>0.792802</text:p>
          </table:table-cell>
          <table:table-cell office:value-type="float" office:value="0.0382179">
            <text:p>0.0382179</text:p>
          </table:table-cell>
          <table:table-cell office:value-type="float" office:value="-0.0241397">
            <text:p>-0.0241397</text:p>
          </table:table-cell>
          <table:table-cell office:value-type="float" office:value="-0.218892">
            <text:p>-0.218892</text:p>
          </table:table-cell>
          <table:table-cell office:value-type="float" office:value="0.0343245">
            <text:p>0.0343245</text:p>
          </table:table-cell>
          <table:table-cell office:value-type="float" office:value="-0.00751065">
            <text:p>-0.00751065</text:p>
          </table:table-cell>
          <table:table-cell office:value-type="float" office:value="0.00361414">
            <text:p>0.00361414</text:p>
          </table:table-cell>
          <table:table-cell office:value-type="float" office:value="-0.00223809">
            <text:p>-0.00223809</text:p>
          </table:table-cell>
          <table:table-cell office:value-type="float" office:value="-0.00300708">
            <text:p>-0.00300708</text:p>
          </table:table-cell>
          <table:table-cell office:value-type="float" office:value="0.11918">
            <text:p>0.11918</text:p>
          </table:table-cell>
          <table:table-cell office:value-type="float" office:value="-0.0109381">
            <text:p>-0.0109381</text:p>
          </table:table-cell>
          <table:table-cell/>
          <table:table-cell office:value-type="float" office:value="14.8506">
            <text:p>14.8506</text:p>
          </table:table-cell>
          <table:table-cell office:value-type="float" office:value="0.0101819">
            <text:p>0.0101819</text:p>
          </table:table-cell>
          <table:table-cell office:value-type="float" office:value="0.013451">
            <text:p>0.013451</text:p>
          </table:table-cell>
          <table:table-cell office:value-type="float" office:value="0.825815">
            <text:p>0.825815</text:p>
          </table:table-cell>
          <table:table-cell office:value-type="float" office:value="0.0168657">
            <text:p>0.0168657</text:p>
          </table:table-cell>
          <table:table-cell office:value-type="float" office:value="-0.0010683">
            <text:p>-0.0010683</text:p>
          </table:table-cell>
          <table:table-cell office:value-type="float" office:value="0.00162726">
            <text:p>0.00162726</text:p>
          </table:table-cell>
          <table:table-cell office:value-type="float" office:value="0.008567">
            <text:p>0.008567</text:p>
          </table:table-cell>
          <table:table-cell office:value-type="float" office:value="0.00258183">
            <text:p>0.00258183</text:p>
          </table:table-cell>
          <table:table-cell office:value-type="float" office:value="0.0114033">
            <text:p>0.0114033</text:p>
          </table:table-cell>
          <table:table-cell office:value-type="float" office:value="-0.000968483">
            <text:p>-0.000968483</text:p>
          </table:table-cell>
          <table:table-cell office:value-type="float" office:value="-0.0316169">
            <text:p>-0.0316169</text:p>
          </table:table-cell>
          <table:table-cell office:value-type="float" office:value="0.0686667">
            <text:p>0.0686667</text:p>
          </table:table-cell>
          <table:table-cell office:value-type="float" office:value="-0.0202817">
            <text:p>-0.0202817</text:p>
          </table:table-cell>
        </table:table-row>
        <table:table-row table:style-name="ro2">
          <table:table-cell office:value-type="float" office:value="15.3419">
            <text:p>15.3419</text:p>
          </table:table-cell>
          <table:table-cell office:value-type="float" office:value="-0.114958">
            <text:p>-0.114958</text:p>
          </table:table-cell>
          <table:table-cell office:value-type="float" office:value="-0.0385602">
            <text:p>-0.0385602</text:p>
          </table:table-cell>
          <table:table-cell office:value-type="float" office:value="0.822136">
            <text:p>0.822136</text:p>
          </table:table-cell>
          <table:table-cell office:value-type="float" office:value="0.0206694">
            <text:p>0.0206694</text:p>
          </table:table-cell>
          <table:table-cell office:value-type="float" office:value="-0.00289808">
            <text:p>-0.00289808</text:p>
          </table:table-cell>
          <table:table-cell office:value-type="float" office:value="-0.0973652">
            <text:p>-0.0973652</text:p>
          </table:table-cell>
          <table:table-cell office:value-type="float" office:value="0.004967">
            <text:p>0.004967</text:p>
          </table:table-cell>
          <table:table-cell office:value-type="float" office:value="-0.00183072">
            <text:p>-0.00183072</text:p>
          </table:table-cell>
          <table:table-cell office:value-type="float" office:value="0.10467">
            <text:p>0.10467</text:p>
          </table:table-cell>
          <table:table-cell office:value-type="float" office:value="-0.0122075">
            <text:p>-0.0122075</text:p>
          </table:table-cell>
          <table:table-cell office:value-type="float" office:value="0.00802869">
            <text:p>0.00802869</text:p>
          </table:table-cell>
          <table:table-cell office:value-type="float" office:value="-0.122264">
            <text:p>-0.122264</text:p>
          </table:table-cell>
          <table:table-cell office:value-type="float" office:value="-0.00151304">
            <text:p>-0.00151304</text:p>
          </table:table-cell>
          <table:table-cell/>
          <table:table-cell office:value-type="float" office:value="14.9532">
            <text:p>14.9532</text:p>
          </table:table-cell>
          <table:table-cell office:value-type="float" office:value="-0.110257">
            <text:p>-0.110257</text:p>
          </table:table-cell>
          <table:table-cell office:value-type="float" office:value="-0.12403">
            <text:p>-0.12403</text:p>
          </table:table-cell>
          <table:table-cell office:value-type="float" office:value="0.861358">
            <text:p>0.861358</text:p>
          </table:table-cell>
          <table:table-cell office:value-type="float" office:value="0.0368279">
            <text:p>0.0368279</text:p>
          </table:table-cell>
          <table:table-cell office:value-type="float" office:value="-0.0274462">
            <text:p>-0.0274462</text:p>
          </table:table-cell>
          <table:table-cell office:value-type="float" office:value="-0.201433">
            <text:p>-0.201433</text:p>
          </table:table-cell>
          <table:table-cell office:value-type="float" office:value="0.032556">
            <text:p>0.032556</text:p>
          </table:table-cell>
          <table:table-cell office:value-type="float" office:value="-0.00801798">
            <text:p>-0.00801798</text:p>
          </table:table-cell>
          <table:table-cell office:value-type="float" office:value="0.00956287">
            <text:p>0.00956287</text:p>
          </table:table-cell>
          <table:table-cell office:value-type="float" office:value="0.00663725">
            <text:p>0.00663725</text:p>
          </table:table-cell>
          <table:table-cell office:value-type="float" office:value="0.0244587">
            <text:p>0.0244587</text:p>
          </table:table-cell>
          <table:table-cell office:value-type="float" office:value="0.110106">
            <text:p>0.110106</text:p>
          </table:table-cell>
          <table:table-cell office:value-type="float" office:value="-0.0403797">
            <text:p>-0.0403797</text:p>
          </table:table-cell>
          <table:table-cell/>
          <table:table-cell office:value-type="float" office:value="15.3514">
            <text:p>15.3514</text:p>
          </table:table-cell>
          <table:table-cell office:value-type="float" office:value="-0.133092">
            <text:p>-0.133092</text:p>
          </table:table-cell>
          <table:table-cell office:value-type="float" office:value="-0.0930471">
            <text:p>-0.0930471</text:p>
          </table:table-cell>
          <table:table-cell office:value-type="float" office:value="0.830432">
            <text:p>0.830432</text:p>
          </table:table-cell>
          <table:table-cell office:value-type="float" office:value="0.0308235">
            <text:p>0.0308235</text:p>
          </table:table-cell>
          <table:table-cell office:value-type="float" office:value="-0.00889496">
            <text:p>-0.00889496</text:p>
          </table:table-cell>
          <table:table-cell office:value-type="float" office:value="-0.121316">
            <text:p>-0.121316</text:p>
          </table:table-cell>
          <table:table-cell office:value-type="float" office:value="0.0195242">
            <text:p>0.0195242</text:p>
          </table:table-cell>
          <table:table-cell office:value-type="float" office:value="0.00523764">
            <text:p>0.00523764</text:p>
          </table:table-cell>
          <table:table-cell office:value-type="float" office:value="0.0176136">
            <text:p>0.0176136</text:p>
          </table:table-cell>
          <table:table-cell office:value-type="float" office:value="-0.0124297">
            <text:p>-0.0124297</text:p>
          </table:table-cell>
          <table:table-cell office:value-type="float" office:value="0.67891">
            <text:p>0.67891</text:p>
          </table:table-cell>
          <table:table-cell office:value-type="float" office:value="1.61547">
            <text:p>1.61547</text:p>
          </table:table-cell>
          <table:table-cell office:value-type="float" office:value="-0.636654">
            <text:p>-0.636654</text:p>
          </table:table-cell>
          <table:table-cell/>
          <table:table-cell office:value-type="float" office:value="15.0802">
            <text:p>15.0802</text:p>
          </table:table-cell>
          <table:table-cell office:value-type="float" office:value="-0.0997512">
            <text:p>-0.0997512</text:p>
          </table:table-cell>
          <table:table-cell office:value-type="float" office:value="-0.117932">
            <text:p>-0.117932</text:p>
          </table:table-cell>
          <table:table-cell office:value-type="float" office:value="0.791148">
            <text:p>0.791148</text:p>
          </table:table-cell>
          <table:table-cell office:value-type="float" office:value="0.0357691">
            <text:p>0.0357691</text:p>
          </table:table-cell>
          <table:table-cell office:value-type="float" office:value="-0.0274463">
            <text:p>-0.0274463</text:p>
          </table:table-cell>
          <table:table-cell office:value-type="float" office:value="-0.207976">
            <text:p>-0.207976</text:p>
          </table:table-cell>
          <table:table-cell office:value-type="float" office:value="0.0390155">
            <text:p>0.0390155</text:p>
          </table:table-cell>
          <table:table-cell office:value-type="float" office:value="-0.00841225">
            <text:p>-0.00841225</text:p>
          </table:table-cell>
          <table:table-cell office:value-type="float" office:value="0.0393475">
            <text:p>0.0393475</text:p>
          </table:table-cell>
          <table:table-cell office:value-type="float" office:value="-0.00551763">
            <text:p>-0.00551763</text:p>
          </table:table-cell>
          <table:table-cell office:value-type="float" office:value="-0.0471587">
            <text:p>-0.0471587</text:p>
          </table:table-cell>
          <table:table-cell office:value-type="float" office:value="0.0181602">
            <text:p>0.0181602</text:p>
          </table:table-cell>
          <table:table-cell office:value-type="float" office:value="0.13457">
            <text:p>0.13457</text:p>
          </table:table-cell>
          <table:table-cell/>
          <table:table-cell office:value-type="float" office:value="15.0517">
            <text:p>15.0517</text:p>
          </table:table-cell>
          <table:table-cell office:value-type="float" office:value="0.00942262">
            <text:p>0.00942262</text:p>
          </table:table-cell>
          <table:table-cell office:value-type="float" office:value="0.0185205">
            <text:p>0.0185205</text:p>
          </table:table-cell>
          <table:table-cell office:value-type="float" office:value="0.8248">
            <text:p>0.8248</text:p>
          </table:table-cell>
          <table:table-cell office:value-type="float" office:value="0.0159587">
            <text:p>0.0159587</text:p>
          </table:table-cell>
          <table:table-cell office:value-type="float" office:value="0.000239699">
            <text:p>0.000239699</text:p>
          </table:table-cell>
          <table:table-cell office:value-type="float" office:value="0.00154358">
            <text:p>0.00154358</text:p>
          </table:table-cell>
          <table:table-cell office:value-type="float" office:value="0.00763632">
            <text:p>0.00763632</text:p>
          </table:table-cell>
          <table:table-cell office:value-type="float" office:value="-0.00377576">
            <text:p>-0.00377576</text:p>
          </table:table-cell>
          <table:table-cell office:value-type="float" office:value="0.0252109">
            <text:p>0.0252109</text:p>
          </table:table-cell>
          <table:table-cell office:value-type="float" office:value="-0.00504677">
            <text:p>-0.00504677</text:p>
          </table:table-cell>
          <table:table-cell office:value-type="float" office:value="0.0433647">
            <text:p>0.0433647</text:p>
          </table:table-cell>
          <table:table-cell office:value-type="float" office:value="-0.12268">
            <text:p>-0.12268</text:p>
          </table:table-cell>
          <table:table-cell office:value-type="float" office:value="-0.00603146">
            <text:p>-0.00603146</text:p>
          </table:table-cell>
        </table:table-row>
        <table:table-row table:style-name="ro2">
          <table:table-cell office:value-type="float" office:value="15.7094">
            <text:p>15.7094</text:p>
          </table:table-cell>
          <table:table-cell office:value-type="float" office:value="-0.114546">
            <text:p>-0.114546</text:p>
          </table:table-cell>
          <table:table-cell office:value-type="float" office:value="-0.0166056">
            <text:p>-0.0166056</text:p>
          </table:table-cell>
          <table:table-cell office:value-type="float" office:value="0.817444">
            <text:p>0.817444</text:p>
          </table:table-cell>
          <table:table-cell office:value-type="float" office:value="0.018835">
            <text:p>0.018835</text:p>
          </table:table-cell>
          <table:table-cell office:value-type="float" office:value="-0.0478498">
            <text:p>-0.0478498</text:p>
          </table:table-cell>
          <table:table-cell office:value-type="float" office:value="-0.0158984">
            <text:p>-0.0158984</text:p>
          </table:table-cell>
          <table:table-cell office:value-type="float" office:value="0.0164452">
            <text:p>0.0164452</text:p>
          </table:table-cell>
          <table:table-cell office:value-type="float" office:value="0.00112026">
            <text:p>0.00112026</text:p>
          </table:table-cell>
          <table:table-cell office:value-type="float" office:value="0.0597316">
            <text:p>0.0597316</text:p>
          </table:table-cell>
          <table:table-cell office:value-type="float" office:value="-0.0127636">
            <text:p>-0.0127636</text:p>
          </table:table-cell>
          <table:table-cell office:value-type="float" office:value="-1.26547">
            <text:p>-1.26547</text:p>
          </table:table-cell>
          <table:table-cell office:value-type="float" office:value="1.62207">
            <text:p>1.62207</text:p>
          </table:table-cell>
          <table:table-cell office:value-type="float" office:value="0.444841">
            <text:p>0.444841</text:p>
          </table:table-cell>
          <table:table-cell/>
          <table:table-cell office:value-type="float" office:value="15.3222">
            <text:p>15.3222</text:p>
          </table:table-cell>
          <table:table-cell office:value-type="float" office:value="-0.109885">
            <text:p>-0.109885</text:p>
          </table:table-cell>
          <table:table-cell office:value-type="float" office:value="-0.105508">
            <text:p>-0.105508</text:p>
          </table:table-cell>
          <table:table-cell office:value-type="float" office:value="0.858309">
            <text:p>0.858309</text:p>
          </table:table-cell>
          <table:table-cell office:value-type="float" office:value="0.0339464">
            <text:p>0.0339464</text:p>
          </table:table-cell>
          <table:table-cell office:value-type="float" office:value="-0.0363508">
            <text:p>-0.0363508</text:p>
          </table:table-cell>
          <table:table-cell office:value-type="float" office:value="-0.161681">
            <text:p>-0.161681</text:p>
          </table:table-cell>
          <table:table-cell office:value-type="float" office:value="0.0228671">
            <text:p>0.0228671</text:p>
          </table:table-cell>
          <table:table-cell office:value-type="float" office:value="0.00100771">
            <text:p>0.00100771</text:p>
          </table:table-cell>
          <table:table-cell office:value-type="float" office:value="0.0501939">
            <text:p>0.0501939</text:p>
          </table:table-cell>
          <table:table-cell office:value-type="float" office:value="-0.00826354">
            <text:p>-0.00826354</text:p>
          </table:table-cell>
          <table:table-cell office:value-type="float" office:value="-0.246398">
            <text:p>-0.246398</text:p>
          </table:table-cell>
          <table:table-cell office:value-type="float" office:value="0.527818">
            <text:p>0.527818</text:p>
          </table:table-cell>
          <table:table-cell office:value-type="float" office:value="-0.18055">
            <text:p>-0.18055</text:p>
          </table:table-cell>
          <table:table-cell/>
          <table:table-cell office:value-type="float" office:value="15.416">
            <text:p>15.416</text:p>
          </table:table-cell>
          <table:table-cell office:value-type="float" office:value="-0.129923">
            <text:p>-0.129923</text:p>
          </table:table-cell>
          <table:table-cell office:value-type="float" office:value="-0.0851749">
            <text:p>-0.0851749</text:p>
          </table:table-cell>
          <table:table-cell office:value-type="float" office:value="0.826975">
            <text:p>0.826975</text:p>
          </table:table-cell>
          <table:table-cell office:value-type="float" office:value="0.0303757">
            <text:p>0.0303757</text:p>
          </table:table-cell>
          <table:table-cell office:value-type="float" office:value="-0.0337383">
            <text:p>-0.0337383</text:p>
          </table:table-cell>
          <table:table-cell office:value-type="float" office:value="-0.173353">
            <text:p>-0.173353</text:p>
          </table:table-cell>
          <table:table-cell office:value-type="float" office:value="0.0415537">
            <text:p>0.0415537</text:p>
          </table:table-cell>
          <table:table-cell office:value-type="float" office:value="0.0490735">
            <text:p>0.0490735</text:p>
          </table:table-cell>
          <table:table-cell office:value-type="float" office:value="0.121922">
            <text:p>0.121922</text:p>
          </table:table-cell>
          <table:table-cell office:value-type="float" office:value="-0.0535372">
            <text:p>-0.0535372</text:p>
          </table:table-cell>
          <table:table-cell office:value-type="float" office:value="-0.110717">
            <text:p>-0.110717</text:p>
          </table:table-cell>
          <table:table-cell office:value-type="float" office:value="-0.0888258">
            <text:p>-0.0888258</text:p>
          </table:table-cell>
          <table:table-cell office:value-type="float" office:value="0.0811887">
            <text:p>0.0811887</text:p>
          </table:table-cell>
          <table:table-cell/>
          <table:table-cell office:value-type="float" office:value="15.2265">
            <text:p>15.2265</text:p>
          </table:table-cell>
          <table:table-cell office:value-type="float" office:value="-0.101992">
            <text:p>-0.101992</text:p>
          </table:table-cell>
          <table:table-cell office:value-type="float" office:value="-0.111786">
            <text:p>-0.111786</text:p>
          </table:table-cell>
          <table:table-cell office:value-type="float" office:value="0.793222">
            <text:p>0.793222</text:p>
          </table:table-cell>
          <table:table-cell office:value-type="float" office:value="0.0346315">
            <text:p>0.0346315</text:p>
          </table:table-cell>
          <table:table-cell office:value-type="float" office:value="-0.0239181">
            <text:p>-0.0239181</text:p>
          </table:table-cell>
          <table:table-cell office:value-type="float" office:value="-0.197251">
            <text:p>-0.197251</text:p>
          </table:table-cell>
          <table:table-cell office:value-type="float" office:value="0.0285351">
            <text:p>0.0285351</text:p>
          </table:table-cell>
          <table:table-cell office:value-type="float" office:value="-0.015313">
            <text:p>-0.015313</text:p>
          </table:table-cell>
          <table:table-cell office:value-type="float" office:value="0.0420048">
            <text:p>0.0420048</text:p>
          </table:table-cell>
          <table:table-cell office:value-type="float" office:value="0.014174">
            <text:p>0.014174</text:p>
          </table:table-cell>
          <table:table-cell office:value-type="float" office:value="0.0933128">
            <text:p>0.0933128</text:p>
          </table:table-cell>
          <table:table-cell office:value-type="float" office:value="0.12073">
            <text:p>0.12073</text:p>
          </table:table-cell>
          <table:table-cell office:value-type="float" office:value="-0.215081">
            <text:p>-0.215081</text:p>
          </table:table-cell>
          <table:table-cell/>
          <table:table-cell office:value-type="float" office:value="15.1862">
            <text:p>15.1862</text:p>
          </table:table-cell>
          <table:table-cell office:value-type="float" office:value="0.00969897">
            <text:p>0.00969897</text:p>
          </table:table-cell>
          <table:table-cell office:value-type="float" office:value="0.0196923">
            <text:p>0.0196923</text:p>
          </table:table-cell>
          <table:table-cell office:value-type="float" office:value="0.824012">
            <text:p>0.824012</text:p>
          </table:table-cell>
          <table:table-cell office:value-type="float" office:value="0.0153795">
            <text:p>0.0153795</text:p>
          </table:table-cell>
          <table:table-cell office:value-type="float" office:value="-0.00181647">
            <text:p>-0.00181647</text:p>
          </table:table-cell>
          <table:table-cell office:value-type="float" office:value="0.00413737">
            <text:p>0.00413737</text:p>
          </table:table-cell>
          <table:table-cell office:value-type="float" office:value="0.00856035">
            <text:p>0.00856035</text:p>
          </table:table-cell>
          <table:table-cell office:value-type="float" office:value="0.00205518">
            <text:p>0.00205518</text:p>
          </table:table-cell>
          <table:table-cell office:value-type="float" office:value="0.00871492">
            <text:p>0.00871492</text:p>
          </table:table-cell>
          <table:table-cell office:value-type="float" office:value="-0.00585778">
            <text:p>-0.00585778</text:p>
          </table:table-cell>
          <table:table-cell office:value-type="float" office:value="-0.0441779">
            <text:p>-0.0441779</text:p>
          </table:table-cell>
          <table:table-cell office:value-type="float" office:value="-0.0366349">
            <text:p>-0.0366349</text:p>
          </table:table-cell>
          <table:table-cell office:value-type="float" office:value="0.0477666">
            <text:p>0.0477666</text:p>
          </table:table-cell>
        </table:table-row>
        <table:table-row table:style-name="ro2">
          <table:table-cell office:value-type="float" office:value="15.7416">
            <text:p>15.7416</text:p>
          </table:table-cell>
          <table:table-cell office:value-type="float" office:value="-0.115818">
            <text:p>-0.115818</text:p>
          </table:table-cell>
          <table:table-cell office:value-type="float" office:value="-0.0130093">
            <text:p>-0.0130093</text:p>
          </table:table-cell>
          <table:table-cell office:value-type="float" office:value="0.817494">
            <text:p>0.817494</text:p>
          </table:table-cell>
          <table:table-cell office:value-type="float" office:value="0.0186826">
            <text:p>0.0186826</text:p>
          </table:table-cell>
          <table:table-cell office:value-type="float" office:value="0.00418943">
            <text:p>0.00418943</text:p>
          </table:table-cell>
          <table:table-cell office:value-type="float" office:value="-0.0848046">
            <text:p>-0.0848046</text:p>
          </table:table-cell>
          <table:table-cell office:value-type="float" office:value="-0.00115521">
            <text:p>-0.00115521</text:p>
          </table:table-cell>
          <table:table-cell office:value-type="float" office:value="-0.0395595">
            <text:p>-0.0395595</text:p>
          </table:table-cell>
          <table:table-cell office:value-type="float" office:value="0.111874">
            <text:p>0.111874</text:p>
          </table:table-cell>
          <table:table-cell office:value-type="float" office:value="0.00153621">
            <text:p>0.00153621</text:p>
          </table:table-cell>
          <table:table-cell office:value-type="float" office:value="0.296175">
            <text:p>0.296175</text:p>
          </table:table-cell>
          <table:table-cell office:value-type="float" office:value="-0.49629">
            <text:p>-0.49629</text:p>
          </table:table-cell>
          <table:table-cell office:value-type="float" office:value="-0.0747029">
            <text:p>-0.0747029</text:p>
          </table:table-cell>
          <table:table-cell/>
          <table:table-cell office:value-type="float" office:value="15.4488">
            <text:p>15.4488</text:p>
          </table:table-cell>
          <table:table-cell office:value-type="float" office:value="-0.113705">
            <text:p>-0.113705</text:p>
          </table:table-cell>
          <table:table-cell office:value-type="float" office:value="-0.0906995">
            <text:p>-0.0906995</text:p>
          </table:table-cell>
          <table:table-cell office:value-type="float" office:value="0.85437">
            <text:p>0.85437</text:p>
          </table:table-cell>
          <table:table-cell office:value-type="float" office:value="0.0330109">
            <text:p>0.0330109</text:p>
          </table:table-cell>
          <table:table-cell office:value-type="float" office:value="-0.0296212">
            <text:p>-0.0296212</text:p>
          </table:table-cell>
          <table:table-cell office:value-type="float" office:value="-0.168959">
            <text:p>-0.168959</text:p>
          </table:table-cell>
          <table:table-cell office:value-type="float" office:value="0.0265341">
            <text:p>0.0265341</text:p>
          </table:table-cell>
          <table:table-cell office:value-type="float" office:value="-0.0301786">
            <text:p>-0.0301786</text:p>
          </table:table-cell>
          <table:table-cell office:value-type="float" office:value="0.116999">
            <text:p>0.116999</text:p>
          </table:table-cell>
          <table:table-cell office:value-type="float" office:value="-0.0311156">
            <text:p>-0.0311156</text:p>
          </table:table-cell>
          <table:table-cell office:value-type="float" office:value="0.0638958">
            <text:p>0.0638958</text:p>
          </table:table-cell>
          <table:table-cell office:value-type="float" office:value="-0.146202">
            <text:p>-0.146202</text:p>
          </table:table-cell>
          <table:table-cell office:value-type="float" office:value="0.0465512">
            <text:p>0.0465512</text:p>
          </table:table-cell>
          <table:table-cell/>
          <table:table-cell office:value-type="float" office:value="15.8819">
            <text:p>15.8819</text:p>
          </table:table-cell>
          <table:table-cell office:value-type="float" office:value="-0.13109">
            <text:p>-0.13109</text:p>
          </table:table-cell>
          <table:table-cell office:value-type="float" office:value="-0.0476543">
            <text:p>-0.0476543</text:p>
          </table:table-cell>
          <table:table-cell office:value-type="float" office:value="0.819654">
            <text:p>0.819654</text:p>
          </table:table-cell>
          <table:table-cell office:value-type="float" office:value="0.0273319">
            <text:p>0.0273319</text:p>
          </table:table-cell>
          <table:table-cell office:value-type="float" office:value="-0.0337288">
            <text:p>-0.0337288</text:p>
          </table:table-cell>
          <table:table-cell office:value-type="float" office:value="-0.144155">
            <text:p>-0.144155</text:p>
          </table:table-cell>
          <table:table-cell office:value-type="float" office:value="0.0345549">
            <text:p>0.0345549</text:p>
          </table:table-cell>
          <table:table-cell office:value-type="float" office:value="-0.00250407">
            <text:p>-0.00250407</text:p>
          </table:table-cell>
          <table:table-cell office:value-type="float" office:value="0.0805419">
            <text:p>0.0805419</text:p>
          </table:table-cell>
          <table:table-cell office:value-type="float" office:value="-0.0157153">
            <text:p>-0.0157153</text:p>
          </table:table-cell>
          <table:table-cell office:value-type="float" office:value="0.00589894">
            <text:p>0.00589894</text:p>
          </table:table-cell>
          <table:table-cell office:value-type="float" office:value="-0.205445">
            <text:p>-0.205445</text:p>
          </table:table-cell>
          <table:table-cell office:value-type="float" office:value="0.00707121">
            <text:p>0.00707121</text:p>
          </table:table-cell>
          <table:table-cell/>
          <table:table-cell office:value-type="float" office:value="15.3462">
            <text:p>15.3462</text:p>
          </table:table-cell>
          <table:table-cell office:value-type="float" office:value="-0.102488">
            <text:p>-0.102488</text:p>
          </table:table-cell>
          <table:table-cell office:value-type="float" office:value="-0.105032">
            <text:p>-0.105032</text:p>
          </table:table-cell>
          <table:table-cell office:value-type="float" office:value="0.79184">
            <text:p>0.79184</text:p>
          </table:table-cell>
          <table:table-cell office:value-type="float" office:value="0.0337284">
            <text:p>0.0337284</text:p>
          </table:table-cell>
          <table:table-cell office:value-type="float" office:value="-0.0268758">
            <text:p>-0.0268758</text:p>
          </table:table-cell>
          <table:table-cell office:value-type="float" office:value="-0.189506">
            <text:p>-0.189506</text:p>
          </table:table-cell>
          <table:table-cell office:value-type="float" office:value="0.0341077">
            <text:p>0.0341077</text:p>
          </table:table-cell>
          <table:table-cell office:value-type="float" office:value="-0.00414934">
            <text:p>-0.00414934</text:p>
          </table:table-cell>
          <table:table-cell office:value-type="float" office:value="0.0564486">
            <text:p>0.0564486</text:p>
          </table:table-cell>
          <table:table-cell office:value-type="float" office:value="-0.0115576">
            <text:p>-0.0115576</text:p>
          </table:table-cell>
          <table:table-cell office:value-type="float" office:value="0.000287143">
            <text:p>0.000287143</text:p>
          </table:table-cell>
          <table:table-cell office:value-type="float" office:value="0.112326">
            <text:p>0.112326</text:p>
          </table:table-cell>
          <table:table-cell office:value-type="float" office:value="0.0018503">
            <text:p>0.0018503</text:p>
          </table:table-cell>
          <table:table-cell/>
          <table:table-cell office:value-type="float" office:value="15.3825">
            <text:p>15.3825</text:p>
          </table:table-cell>
          <table:table-cell office:value-type="float" office:value="0.00839933">
            <text:p>0.00839933</text:p>
          </table:table-cell>
          <table:table-cell office:value-type="float" office:value="0.0199911">
            <text:p>0.0199911</text:p>
          </table:table-cell>
          <table:table-cell office:value-type="float" office:value="0.824704">
            <text:p>0.824704</text:p>
          </table:table-cell>
          <table:table-cell office:value-type="float" office:value="0.0145714">
            <text:p>0.0145714</text:p>
          </table:table-cell>
          <table:table-cell office:value-type="float" office:value="-0.00186202">
            <text:p>-0.00186202</text:p>
          </table:table-cell>
          <table:table-cell office:value-type="float" office:value="0.00479283">
            <text:p>0.00479283</text:p>
          </table:table-cell>
          <table:table-cell office:value-type="float" office:value="0.00813966">
            <text:p>0.00813966</text:p>
          </table:table-cell>
          <table:table-cell office:value-type="float" office:value="-0.00661904">
            <text:p>-0.00661904</text:p>
          </table:table-cell>
          <table:table-cell office:value-type="float" office:value="0.00152173">
            <text:p>0.00152173</text:p>
          </table:table-cell>
          <table:table-cell office:value-type="float" office:value="0.0035211">
            <text:p>0.0035211</text:p>
          </table:table-cell>
          <table:table-cell office:value-type="float" office:value="0.0131203">
            <text:p>0.0131203</text:p>
          </table:table-cell>
          <table:table-cell office:value-type="float" office:value="-0.00739166">
            <text:p>-0.00739166</text:p>
          </table:table-cell>
          <table:table-cell office:value-type="float" office:value="-0.00970398">
            <text:p>-0.00970398</text:p>
          </table:table-cell>
        </table:table-row>
        <table:table-row table:style-name="ro2">
          <table:table-cell office:value-type="float" office:value="15.8769">
            <text:p>15.8769</text:p>
          </table:table-cell>
          <table:table-cell office:value-type="float" office:value="-0.115747">
            <text:p>-0.115747</text:p>
          </table:table-cell>
          <table:table-cell office:value-type="float" office:value="-0.00695877">
            <text:p>-0.00695877</text:p>
          </table:table-cell>
          <table:table-cell office:value-type="float" office:value="0.816333">
            <text:p>0.816333</text:p>
          </table:table-cell>
          <table:table-cell office:value-type="float" office:value="0.018054">
            <text:p>0.018054</text:p>
          </table:table-cell>
          <table:table-cell office:value-type="float" office:value="-0.00279246">
            <text:p>-0.00279246</text:p>
          </table:table-cell>
          <table:table-cell office:value-type="float" office:value="-0.0656166">
            <text:p>-0.0656166</text:p>
          </table:table-cell>
          <table:table-cell office:value-type="float" office:value="0.000527791">
            <text:p>0.000527791</text:p>
          </table:table-cell>
          <table:table-cell office:value-type="float" office:value="0.000526104">
            <text:p>0.000526104</text:p>
          </table:table-cell>
          <table:table-cell office:value-type="float" office:value="0.0447045">
            <text:p>0.0447045</text:p>
          </table:table-cell>
          <table:table-cell office:value-type="float" office:value="-0.00857439">
            <text:p>-0.00857439</text:p>
          </table:table-cell>
          <table:table-cell office:value-type="float" office:value="-0.00304411">
            <text:p>-0.00304411</text:p>
          </table:table-cell>
          <table:table-cell office:value-type="float" office:value="0.0293793">
            <text:p>0.0293793</text:p>
          </table:table-cell>
          <table:table-cell office:value-type="float" office:value="0.0285599">
            <text:p>0.0285599</text:p>
          </table:table-cell>
          <table:table-cell/>
          <table:table-cell office:value-type="float" office:value="15.8862">
            <text:p>15.8862</text:p>
          </table:table-cell>
          <table:table-cell office:value-type="float" office:value="-0.11468">
            <text:p>-0.11468</text:p>
          </table:table-cell>
          <table:table-cell office:value-type="float" office:value="-0.0674954">
            <text:p>-0.0674954</text:p>
          </table:table-cell>
          <table:table-cell office:value-type="float" office:value="0.849667">
            <text:p>0.849667</text:p>
          </table:table-cell>
          <table:table-cell office:value-type="float" office:value="0.0299719">
            <text:p>0.0299719</text:p>
          </table:table-cell>
          <table:table-cell office:value-type="float" office:value="-0.0284486">
            <text:p>-0.0284486</text:p>
          </table:table-cell>
          <table:table-cell office:value-type="float" office:value="-0.16206">
            <text:p>-0.16206</text:p>
          </table:table-cell>
          <table:table-cell office:value-type="float" office:value="0.0283414">
            <text:p>0.0283414</text:p>
          </table:table-cell>
          <table:table-cell office:value-type="float" office:value="-0.00222981">
            <text:p>-0.00222981</text:p>
          </table:table-cell>
          <table:table-cell office:value-type="float" office:value="0.0530486">
            <text:p>0.0530486</text:p>
          </table:table-cell>
          <table:table-cell office:value-type="float" office:value="-0.0107535">
            <text:p>-0.0107535</text:p>
          </table:table-cell>
          <table:table-cell office:value-type="float" office:value="0.0247392">
            <text:p>0.0247392</text:p>
          </table:table-cell>
          <table:table-cell office:value-type="float" office:value="-0.404277">
            <text:p>-0.404277</text:p>
          </table:table-cell>
          <table:table-cell office:value-type="float" office:value="0.145308">
            <text:p>0.145308</text:p>
          </table:table-cell>
          <table:table-cell/>
          <table:table-cell office:value-type="float" office:value="16.0822">
            <text:p>16.0822</text:p>
          </table:table-cell>
          <table:table-cell office:value-type="float" office:value="-0.131355">
            <text:p>-0.131355</text:p>
          </table:table-cell>
          <table:table-cell office:value-type="float" office:value="-0.0397642">
            <text:p>-0.0397642</text:p>
          </table:table-cell>
          <table:table-cell office:value-type="float" office:value="0.81679">
            <text:p>0.81679</text:p>
          </table:table-cell>
          <table:table-cell office:value-type="float" office:value="0.0261187">
            <text:p>0.0261187</text:p>
          </table:table-cell>
          <table:table-cell office:value-type="float" office:value="-0.0307727">
            <text:p>-0.0307727</text:p>
          </table:table-cell>
          <table:table-cell office:value-type="float" office:value="-0.131868">
            <text:p>-0.131868</text:p>
          </table:table-cell>
          <table:table-cell office:value-type="float" office:value="0.0315669">
            <text:p>0.0315669</text:p>
          </table:table-cell>
          <table:table-cell office:value-type="float" office:value="-0.00132246">
            <text:p>-0.00132246</text:p>
          </table:table-cell>
          <table:table-cell office:value-type="float" office:value="0.0393892">
            <text:p>0.0393892</text:p>
          </table:table-cell>
          <table:table-cell office:value-type="float" office:value="-0.0142988">
            <text:p>-0.0142988</text:p>
          </table:table-cell>
          <table:table-cell office:value-type="float" office:value="0.0722607">
            <text:p>0.0722607</text:p>
          </table:table-cell>
          <table:table-cell office:value-type="float" office:value="-0.00782346">
            <text:p>-0.00782346</text:p>
          </table:table-cell>
          <table:table-cell office:value-type="float" office:value="0.00138503">
            <text:p>0.00138503</text:p>
          </table:table-cell>
          <table:table-cell/>
          <table:table-cell office:value-type="float" office:value="15.6802">
            <text:p>15.6802</text:p>
          </table:table-cell>
          <table:table-cell office:value-type="float" office:value="-0.103842">
            <text:p>-0.103842</text:p>
          </table:table-cell>
          <table:table-cell office:value-type="float" office:value="-0.0736417">
            <text:p>-0.0736417</text:p>
          </table:table-cell>
          <table:table-cell office:value-type="float" office:value="0.788185">
            <text:p>0.788185</text:p>
          </table:table-cell>
          <table:table-cell office:value-type="float" office:value="0.0313296">
            <text:p>0.0313296</text:p>
          </table:table-cell>
          <table:table-cell office:value-type="float" office:value="-0.0246224">
            <text:p>-0.0246224</text:p>
          </table:table-cell>
          <table:table-cell office:value-type="float" office:value="-0.174949">
            <text:p>-0.174949</text:p>
          </table:table-cell>
          <table:table-cell office:value-type="float" office:value="0.036892">
            <text:p>0.036892</text:p>
          </table:table-cell>
          <table:table-cell office:value-type="float" office:value="-0.00405342">
            <text:p>-0.00405342</text:p>
          </table:table-cell>
          <table:table-cell office:value-type="float" office:value="0.0939705">
            <text:p>0.0939705</text:p>
          </table:table-cell>
          <table:table-cell office:value-type="float" office:value="-0.0109396">
            <text:p>-0.0109396</text:p>
          </table:table-cell>
          <table:table-cell office:value-type="float" office:value="0.059869">
            <text:p>0.059869</text:p>
          </table:table-cell>
          <table:table-cell office:value-type="float" office:value="-0.375019">
            <text:p>-0.375019</text:p>
          </table:table-cell>
          <table:table-cell office:value-type="float" office:value="0.141516">
            <text:p>0.141516</text:p>
          </table:table-cell>
          <table:table-cell/>
          <table:table-cell office:value-type="float" office:value="15.8827">
            <text:p>15.8827</text:p>
          </table:table-cell>
          <table:table-cell office:value-type="float" office:value="0.00837116">
            <text:p>0.00837116</text:p>
          </table:table-cell>
          <table:table-cell office:value-type="float" office:value="0.0189029">
            <text:p>0.0189029</text:p>
          </table:table-cell>
          <table:table-cell office:value-type="float" office:value="0.824037">
            <text:p>0.824037</text:p>
          </table:table-cell>
          <table:table-cell office:value-type="float" office:value="0.0126994">
            <text:p>0.0126994</text:p>
          </table:table-cell>
          <table:table-cell office:value-type="float" office:value="-0.00319829">
            <text:p>-0.00319829</text:p>
          </table:table-cell>
          <table:table-cell office:value-type="float" office:value="0.00347953">
            <text:p>0.00347953</text:p>
          </table:table-cell>
          <table:table-cell office:value-type="float" office:value="0.00833052">
            <text:p>0.00833052</text:p>
          </table:table-cell>
          <table:table-cell table:style-name="ce1" office:value-type="string">
            <text:p>-5.63209e-05</text:p>
          </table:table-cell>
          <table:table-cell office:value-type="float" office:value="-0.00217556">
            <text:p>-0.00217556</text:p>
          </table:table-cell>
          <table:table-cell office:value-type="float" office:value="-0.0013328">
            <text:p>-0.0013328</text:p>
          </table:table-cell>
          <table:table-cell office:value-type="float" office:value="-0.0510626">
            <text:p>-0.0510626</text:p>
          </table:table-cell>
          <table:table-cell office:value-type="float" office:value="-0.00564205">
            <text:p>-0.00564205</text:p>
          </table:table-cell>
          <table:table-cell office:value-type="float" office:value="0.0306069">
            <text:p>0.0306069</text:p>
          </table:table-cell>
        </table:table-row>
        <table:table-row table:style-name="ro2">
          <table:table-cell office:value-type="float" office:value="16.1449">
            <text:p>16.1449</text:p>
          </table:table-cell>
          <table:table-cell office:value-type="float" office:value="-0.115824">
            <text:p>-0.115824</text:p>
          </table:table-cell>
          <table:table-cell office:value-type="float" office:value="0.00712982">
            <text:p>0.00712982</text:p>
          </table:table-cell>
          <table:table-cell office:value-type="float" office:value="0.816086">
            <text:p>0.816086</text:p>
          </table:table-cell>
          <table:table-cell office:value-type="float" office:value="0.0168714">
            <text:p>0.0168714</text:p>
          </table:table-cell>
          <table:table-cell office:value-type="float" office:value="-0.00213471">
            <text:p>-0.00213471</text:p>
          </table:table-cell>
          <table:table-cell office:value-type="float" office:value="-0.0594954">
            <text:p>-0.0594954</text:p>
          </table:table-cell>
          <table:table-cell office:value-type="float" office:value="-0.000797568">
            <text:p>-0.000797568</text:p>
          </table:table-cell>
          <table:table-cell office:value-type="float" office:value="-0.0002896">
            <text:p>-0.0002896</text:p>
          </table:table-cell>
          <table:table-cell office:value-type="float" office:value="0.052577">
            <text:p>0.052577</text:p>
          </table:table-cell>
          <table:table-cell office:value-type="float" office:value="-0.00092146">
            <text:p>-0.00092146</text:p>
          </table:table-cell>
          <table:table-cell office:value-type="float" office:value="0.00565289">
            <text:p>0.00565289</text:p>
          </table:table-cell>
          <table:table-cell office:value-type="float" office:value="-0.208509">
            <text:p>-0.208509</text:p>
          </table:table-cell>
          <table:table-cell office:value-type="float" office:value="-0.0191269">
            <text:p>-0.0191269</text:p>
          </table:table-cell>
          <table:table-cell/>
          <table:table-cell office:value-type="float" office:value="15.9935">
            <text:p>15.9935</text:p>
          </table:table-cell>
          <table:table-cell office:value-type="float" office:value="-0.114635">
            <text:p>-0.114635</text:p>
          </table:table-cell>
          <table:table-cell office:value-type="float" office:value="-0.0664568">
            <text:p>-0.0664568</text:p>
          </table:table-cell>
          <table:table-cell office:value-type="float" office:value="0.850185">
            <text:p>0.850185</text:p>
          </table:table-cell>
          <table:table-cell office:value-type="float" office:value="0.0292704">
            <text:p>0.0292704</text:p>
          </table:table-cell>
          <table:table-cell office:value-type="float" office:value="-0.0287296">
            <text:p>-0.0287296</text:p>
          </table:table-cell>
          <table:table-cell office:value-type="float" office:value="-0.1387">
            <text:p>-0.1387</text:p>
          </table:table-cell>
          <table:table-cell office:value-type="float" office:value="0.0208555">
            <text:p>0.0208555</text:p>
          </table:table-cell>
          <table:table-cell office:value-type="float" office:value="0.000423969">
            <text:p>0.000423969</text:p>
          </table:table-cell>
          <table:table-cell office:value-type="float" office:value="0.00968178">
            <text:p>0.00968178</text:p>
          </table:table-cell>
          <table:table-cell office:value-type="float" office:value="0.00483377">
            <text:p>0.00483377</text:p>
          </table:table-cell>
          <table:table-cell office:value-type="float" office:value="0.00413219">
            <text:p>0.00413219</text:p>
          </table:table-cell>
          <table:table-cell office:value-type="float" office:value="0.222804">
            <text:p>0.222804</text:p>
          </table:table-cell>
          <table:table-cell office:value-type="float" office:value="-0.083149">
            <text:p>-0.083149</text:p>
          </table:table-cell>
          <table:table-cell/>
          <table:table-cell office:value-type="float" office:value="16.2498">
            <text:p>16.2498</text:p>
          </table:table-cell>
          <table:table-cell office:value-type="float" office:value="-0.129546">
            <text:p>-0.129546</text:p>
          </table:table-cell>
          <table:table-cell office:value-type="float" office:value="-0.0333812">
            <text:p>-0.0333812</text:p>
          </table:table-cell>
          <table:table-cell office:value-type="float" office:value="0.814432">
            <text:p>0.814432</text:p>
          </table:table-cell>
          <table:table-cell office:value-type="float" office:value="0.025145">
            <text:p>0.025145</text:p>
          </table:table-cell>
          <table:table-cell office:value-type="float" office:value="-0.0310944">
            <text:p>-0.0310944</text:p>
          </table:table-cell>
          <table:table-cell office:value-type="float" office:value="-0.124104">
            <text:p>-0.124104</text:p>
          </table:table-cell>
          <table:table-cell office:value-type="float" office:value="0.0299046">
            <text:p>0.0299046</text:p>
          </table:table-cell>
          <table:table-cell office:value-type="float" office:value="0.0107908">
            <text:p>0.0107908</text:p>
          </table:table-cell>
          <table:table-cell office:value-type="float" office:value="0.0380777">
            <text:p>0.0380777</text:p>
          </table:table-cell>
          <table:table-cell office:value-type="float" office:value="-0.0140666">
            <text:p>-0.0140666</text:p>
          </table:table-cell>
          <table:table-cell office:value-type="float" office:value="-0.0151031">
            <text:p>-0.0151031</text:p>
          </table:table-cell>
          <table:table-cell office:value-type="float" office:value="0.0281442">
            <text:p>0.0281442</text:p>
          </table:table-cell>
          <table:table-cell office:value-type="float" office:value="0.0183818">
            <text:p>0.0183818</text:p>
          </table:table-cell>
          <table:table-cell/>
          <table:table-cell office:value-type="float" office:value="15.8142">
            <text:p>15.8142</text:p>
          </table:table-cell>
          <table:table-cell office:value-type="float" office:value="-0.103311">
            <text:p>-0.103311</text:p>
          </table:table-cell>
          <table:table-cell office:value-type="float" office:value="-0.0677832">
            <text:p>-0.0677832</text:p>
          </table:table-cell>
          <table:table-cell office:value-type="float" office:value="0.789259">
            <text:p>0.789259</text:p>
          </table:table-cell>
          <table:table-cell office:value-type="float" office:value="0.0304162">
            <text:p>0.0304162</text:p>
          </table:table-cell>
          <table:table-cell office:value-type="float" office:value="-0.0237652">
            <text:p>-0.0237652</text:p>
          </table:table-cell>
          <table:table-cell office:value-type="float" office:value="-0.153734">
            <text:p>-0.153734</text:p>
          </table:table-cell>
          <table:table-cell office:value-type="float" office:value="0.0319607">
            <text:p>0.0319607</text:p>
          </table:table-cell>
          <table:table-cell office:value-type="float" office:value="0.00396663">
            <text:p>0.00396663</text:p>
          </table:table-cell>
          <table:table-cell office:value-type="float" office:value="0.043733">
            <text:p>0.043733</text:p>
          </table:table-cell>
          <table:table-cell office:value-type="float" office:value="0.00801787">
            <text:p>0.00801787</text:p>
          </table:table-cell>
          <table:table-cell office:value-type="float" office:value="0.0403087">
            <text:p>0.0403087</text:p>
          </table:table-cell>
          <table:table-cell office:value-type="float" office:value="0.0997704">
            <text:p>0.0997704</text:p>
          </table:table-cell>
          <table:table-cell office:value-type="float" office:value="-0.048259">
            <text:p>-0.048259</text:p>
          </table:table-cell>
          <table:table-cell/>
          <table:table-cell office:value-type="float" office:value="15.9924">
            <text:p>15.9924</text:p>
          </table:table-cell>
          <table:table-cell office:value-type="float" office:value="0.00775028">
            <text:p>0.00775028</text:p>
          </table:table-cell>
          <table:table-cell office:value-type="float" office:value="0.0185963">
            <text:p>0.0185963</text:p>
          </table:table-cell>
          <table:table-cell office:value-type="float" office:value="0.824259">
            <text:p>0.824259</text:p>
          </table:table-cell>
          <table:table-cell office:value-type="float" office:value="0.0123221">
            <text:p>0.0123221</text:p>
          </table:table-cell>
          <table:table-cell office:value-type="float" office:value="-0.00160854">
            <text:p>-0.00160854</text:p>
          </table:table-cell>
          <table:table-cell office:value-type="float" office:value="0.00269921">
            <text:p>0.00269921</text:p>
          </table:table-cell>
          <table:table-cell office:value-type="float" office:value="0.00780518">
            <text:p>0.00780518</text:p>
          </table:table-cell>
          <table:table-cell office:value-type="float" office:value="-0.00565885">
            <text:p>-0.00565885</text:p>
          </table:table-cell>
          <table:table-cell office:value-type="float" office:value="-0.0027946">
            <text:p>-0.0027946</text:p>
          </table:table-cell>
          <table:table-cell office:value-type="float" office:value="0.00202535">
            <text:p>0.00202535</text:p>
          </table:table-cell>
          <table:table-cell office:value-type="float" office:value="0.0283395">
            <text:p>0.0283395</text:p>
          </table:table-cell>
          <table:table-cell office:value-type="float" office:value="-0.0184109">
            <text:p>-0.0184109</text:p>
          </table:table-cell>
          <table:table-cell office:value-type="float" office:value="-0.000316346">
            <text:p>-0.000316346</text:p>
          </table:table-cell>
        </table:table-row>
        <table:table-row table:style-name="ro2">
          <table:table-cell office:value-type="float" office:value="16.2966">
            <text:p>16.2966</text:p>
          </table:table-cell>
          <table:table-cell office:value-type="float" office:value="-0.115738">
            <text:p>-0.115738</text:p>
          </table:table-cell>
          <table:table-cell office:value-type="float" office:value="0.0103069">
            <text:p>0.0103069</text:p>
          </table:table-cell>
          <table:table-cell office:value-type="float" office:value="0.815506">
            <text:p>0.815506</text:p>
          </table:table-cell>
          <table:table-cell office:value-type="float" office:value="0.0162363">
            <text:p>0.0162363</text:p>
          </table:table-cell>
          <table:table-cell office:value-type="float" office:value="-0.00226585">
            <text:p>-0.00226585</text:p>
          </table:table-cell>
          <table:table-cell office:value-type="float" office:value="-0.0521124">
            <text:p>-0.0521124</text:p>
          </table:table-cell>
          <table:table-cell office:value-type="float" office:value="0.0014669">
            <text:p>0.0014669</text:p>
          </table:table-cell>
          <table:table-cell office:value-type="float" office:value="0.000568192">
            <text:p>0.000568192</text:p>
          </table:table-cell>
          <table:table-cell office:value-type="float" office:value="0.020937">
            <text:p>0.020937</text:p>
          </table:table-cell>
          <table:table-cell office:value-type="float" office:value="-0.00382386">
            <text:p>-0.00382386</text:p>
          </table:table-cell>
          <table:table-cell office:value-type="float" office:value="-0.00966558">
            <text:p>-0.00966558</text:p>
          </table:table-cell>
          <table:table-cell office:value-type="float" office:value="-0.0152718">
            <text:p>-0.0152718</text:p>
          </table:table-cell>
          <table:table-cell office:value-type="float" office:value="0.0664745">
            <text:p>0.0664745</text:p>
          </table:table-cell>
          <table:table-cell/>
          <table:table-cell office:value-type="float" office:value="16.1868">
            <text:p>16.1868</text:p>
          </table:table-cell>
          <table:table-cell office:value-type="float" office:value="-0.114398">
            <text:p>-0.114398</text:p>
          </table:table-cell>
          <table:table-cell office:value-type="float" office:value="-0.0562591">
            <text:p>-0.0562591</text:p>
          </table:table-cell>
          <table:table-cell office:value-type="float" office:value="0.848012">
            <text:p>0.848012</text:p>
          </table:table-cell>
          <table:table-cell office:value-type="float" office:value="0.0280474">
            <text:p>0.0280474</text:p>
          </table:table-cell>
          <table:table-cell office:value-type="float" office:value="-0.0257032">
            <text:p>-0.0257032</text:p>
          </table:table-cell>
          <table:table-cell office:value-type="float" office:value="-0.138786">
            <text:p>-0.138786</text:p>
          </table:table-cell>
          <table:table-cell office:value-type="float" office:value="0.0192446">
            <text:p>0.0192446</text:p>
          </table:table-cell>
          <table:table-cell office:value-type="float" office:value="0.00122278">
            <text:p>0.00122278</text:p>
          </table:table-cell>
          <table:table-cell office:value-type="float" office:value="0.0527526">
            <text:p>0.0527526</text:p>
          </table:table-cell>
          <table:table-cell office:value-type="float" office:value="-0.01124">
            <text:p>-0.01124</text:p>
          </table:table-cell>
          <table:table-cell office:value-type="float" office:value="0.0569375">
            <text:p>0.0569375</text:p>
          </table:table-cell>
          <table:table-cell office:value-type="float" office:value="-0.117809">
            <text:p>-0.117809</text:p>
          </table:table-cell>
          <table:table-cell office:value-type="float" office:value="-0.040714">
            <text:p>-0.040714</text:p>
          </table:table-cell>
          <table:table-cell/>
          <table:table-cell office:value-type="float" office:value="16.5137">
            <text:p>16.5137</text:p>
          </table:table-cell>
          <table:table-cell office:value-type="float" office:value="-0.12775">
            <text:p>-0.12775</text:p>
          </table:table-cell>
          <table:table-cell office:value-type="float" office:value="-0.0213715">
            <text:p>-0.0213715</text:p>
          </table:table-cell>
          <table:table-cell office:value-type="float" office:value="0.812">
            <text:p>0.812</text:p>
          </table:table-cell>
          <table:table-cell office:value-type="float" office:value="0.023685">
            <text:p>0.023685</text:p>
          </table:table-cell>
          <table:table-cell office:value-type="float" office:value="-0.0282336">
            <text:p>-0.0282336</text:p>
          </table:table-cell>
          <table:table-cell office:value-type="float" office:value="-0.11141">
            <text:p>-0.11141</text:p>
          </table:table-cell>
          <table:table-cell office:value-type="float" office:value="0.0270664">
            <text:p>0.0270664</text:p>
          </table:table-cell>
          <table:table-cell office:value-type="float" office:value="0.00680487">
            <text:p>0.00680487</text:p>
          </table:table-cell>
          <table:table-cell office:value-type="float" office:value="0.0455054">
            <text:p>0.0455054</text:p>
          </table:table-cell>
          <table:table-cell office:value-type="float" office:value="-0.00921537">
            <text:p>-0.00921537</text:p>
          </table:table-cell>
          <table:table-cell office:value-type="float" office:value="0.00747386">
            <text:p>0.00747386</text:p>
          </table:table-cell>
          <table:table-cell office:value-type="float" office:value="0.0272526">
            <text:p>0.0272526</text:p>
          </table:table-cell>
          <table:table-cell office:value-type="float" office:value="-0.00171363">
            <text:p>-0.00171363</text:p>
          </table:table-cell>
          <table:table-cell/>
          <table:table-cell office:value-type="float" office:value="16.0169">
            <text:p>16.0169</text:p>
          </table:table-cell>
          <table:table-cell office:value-type="float" office:value="-0.10085">
            <text:p>-0.10085</text:p>
          </table:table-cell>
          <table:table-cell office:value-type="float" office:value="-0.0548162">
            <text:p>-0.0548162</text:p>
          </table:table-cell>
          <table:table-cell office:value-type="float" office:value="0.788901">
            <text:p>0.788901</text:p>
          </table:table-cell>
          <table:table-cell office:value-type="float" office:value="0.0290843">
            <text:p>0.0290843</text:p>
          </table:table-cell>
          <table:table-cell office:value-type="float" office:value="-0.0232913">
            <text:p>-0.0232913</text:p>
          </table:table-cell>
          <table:table-cell office:value-type="float" office:value="-0.147343">
            <text:p>-0.147343</text:p>
          </table:table-cell>
          <table:table-cell office:value-type="float" office:value="0.0335064">
            <text:p>0.0335064</text:p>
          </table:table-cell>
          <table:table-cell office:value-type="float" office:value="0.0121387">
            <text:p>0.0121387</text:p>
          </table:table-cell>
          <table:table-cell office:value-type="float" office:value="0.0639601">
            <text:p>0.0639601</text:p>
          </table:table-cell>
          <table:table-cell office:value-type="float" office:value="-0.00176596">
            <text:p>-0.00176596</text:p>
          </table:table-cell>
          <table:table-cell office:value-type="float" office:value="-0.0397037">
            <text:p>-0.0397037</text:p>
          </table:table-cell>
          <table:table-cell office:value-type="float" office:value="-0.103074">
            <text:p>-0.103074</text:p>
          </table:table-cell>
          <table:table-cell office:value-type="float" office:value="0.0109324">
            <text:p>0.0109324</text:p>
          </table:table-cell>
          <table:table-cell/>
          <table:table-cell office:value-type="float" office:value="16.2863">
            <text:p>16.2863</text:p>
          </table:table-cell>
          <table:table-cell office:value-type="float" office:value="0.00853487">
            <text:p>0.00853487</text:p>
          </table:table-cell>
          <table:table-cell office:value-type="float" office:value="0.0161849">
            <text:p>0.0161849</text:p>
          </table:table-cell>
          <table:table-cell office:value-type="float" office:value="0.824827">
            <text:p>0.824827</text:p>
          </table:table-cell>
          <table:table-cell office:value-type="float" office:value="0.0113657">
            <text:p>0.0113657</text:p>
          </table:table-cell>
          <table:table-cell office:value-type="float" office:value="-0.0022733">
            <text:p>-0.0022733</text:p>
          </table:table-cell>
          <table:table-cell office:value-type="float" office:value="0.00173806">
            <text:p>0.00173806</text:p>
          </table:table-cell>
          <table:table-cell office:value-type="float" office:value="0.00689804">
            <text:p>0.00689804</text:p>
          </table:table-cell>
          <table:table-cell office:value-type="float" office:value="0.00266973">
            <text:p>0.00266973</text:p>
          </table:table-cell>
          <table:table-cell office:value-type="float" office:value="-0.00820531">
            <text:p>-0.00820531</text:p>
          </table:table-cell>
          <table:table-cell office:value-type="float" office:value="0.00193238">
            <text:p>0.00193238</text:p>
          </table:table-cell>
          <table:table-cell office:value-type="float" office:value="-0.0410466">
            <text:p>-0.0410466</text:p>
          </table:table-cell>
          <table:table-cell office:value-type="float" office:value="0.0386039">
            <text:p>0.0386039</text:p>
          </table:table-cell>
          <table:table-cell office:value-type="float" office:value="-0.0431956">
            <text:p>-0.0431956</text:p>
          </table:table-cell>
        </table:table-row>
        <table:table-row table:style-name="ro2">
          <table:table-cell office:value-type="float" office:value="16.4453">
            <text:p>16.4453</text:p>
          </table:table-cell>
          <table:table-cell office:value-type="float" office:value="-0.115867">
            <text:p>-0.115867</text:p>
          </table:table-cell>
          <table:table-cell office:value-type="float" office:value="0.0130825">
            <text:p>0.0130825</text:p>
          </table:table-cell>
          <table:table-cell office:value-type="float" office:value="0.816407">
            <text:p>0.816407</text:p>
          </table:table-cell>
          <table:table-cell office:value-type="float" office:value="0.0156372">
            <text:p>0.0156372</text:p>
          </table:table-cell>
          <table:table-cell office:value-type="float" office:value="-0.00178174">
            <text:p>-0.00178174</text:p>
          </table:table-cell>
          <table:table-cell office:value-type="float" office:value="-0.0487315">
            <text:p>-0.0487315</text:p>
          </table:table-cell>
          <table:table-cell office:value-type="float" office:value="0.000243715">
            <text:p>0.000243715</text:p>
          </table:table-cell>
          <table:table-cell office:value-type="float" office:value="-0.000869069">
            <text:p>-0.000869069</text:p>
          </table:table-cell>
          <table:table-cell office:value-type="float" office:value="0.0186661">
            <text:p>0.0186661</text:p>
          </table:table-cell>
          <table:table-cell office:value-type="float" office:value="0.00606082">
            <text:p>0.00606082</text:p>
          </table:table-cell>
          <table:table-cell office:value-type="float" office:value="0.00386577">
            <text:p>0.00386577</text:p>
          </table:table-cell>
          <table:table-cell office:value-type="float" office:value="0.00700467">
            <text:p>0.00700467</text:p>
          </table:table-cell>
          <table:table-cell office:value-type="float" office:value="-0.0157569">
            <text:p>-0.0157569</text:p>
          </table:table-cell>
          <table:table-cell/>
          <table:table-cell office:value-type="float" office:value="16.3262">
            <text:p>16.3262</text:p>
          </table:table-cell>
          <table:table-cell office:value-type="float" office:value="-0.113121">
            <text:p>-0.113121</text:p>
          </table:table-cell>
          <table:table-cell office:value-type="float" office:value="-0.0511947">
            <text:p>-0.0511947</text:p>
          </table:table-cell>
          <table:table-cell office:value-type="float" office:value="0.845654">
            <text:p>0.845654</text:p>
          </table:table-cell>
          <table:table-cell office:value-type="float" office:value="0.0271973">
            <text:p>0.0271973</text:p>
          </table:table-cell>
          <table:table-cell office:value-type="float" office:value="-0.0275767">
            <text:p>-0.0275767</text:p>
          </table:table-cell>
          <table:table-cell office:value-type="float" office:value="-0.133129">
            <text:p>-0.133129</text:p>
          </table:table-cell>
          <table:table-cell office:value-type="float" office:value="0.0221726">
            <text:p>0.0221726</text:p>
          </table:table-cell>
          <table:table-cell office:value-type="float" office:value="0.00915986">
            <text:p>0.00915986</text:p>
          </table:table-cell>
          <table:table-cell office:value-type="float" office:value="0.03633">
            <text:p>0.03633</text:p>
          </table:table-cell>
          <table:table-cell office:value-type="float" office:value="-0.0169155">
            <text:p>-0.0169155</text:p>
          </table:table-cell>
          <table:table-cell office:value-type="float" office:value="-0.0441948">
            <text:p>-0.0441948</text:p>
          </table:table-cell>
          <table:table-cell office:value-type="float" office:value="-0.0695952">
            <text:p>-0.0695952</text:p>
          </table:table-cell>
          <table:table-cell office:value-type="float" office:value="0.0943472">
            <text:p>0.0943472</text:p>
          </table:table-cell>
          <table:table-cell/>
          <table:table-cell office:value-type="float" office:value="16.7511">
            <text:p>16.7511</text:p>
          </table:table-cell>
          <table:table-cell office:value-type="float" office:value="-0.125714">
            <text:p>-0.125714</text:p>
          </table:table-cell>
          <table:table-cell office:value-type="float" office:value="-0.0090347">
            <text:p>-0.0090347</text:p>
          </table:table-cell>
          <table:table-cell office:value-type="float" office:value="0.809716">
            <text:p>0.809716</text:p>
          </table:table-cell>
          <table:table-cell office:value-type="float" office:value="0.0224444">
            <text:p>0.0224444</text:p>
          </table:table-cell>
          <table:table-cell office:value-type="float" office:value="-0.0252755">
            <text:p>-0.0252755</text:p>
          </table:table-cell>
          <table:table-cell office:value-type="float" office:value="-0.103541">
            <text:p>-0.103541</text:p>
          </table:table-cell>
          <table:table-cell office:value-type="float" office:value="0.0276176">
            <text:p>0.0276176</text:p>
          </table:table-cell>
          <table:table-cell office:value-type="float" office:value="0.00857889">
            <text:p>0.00857889</text:p>
          </table:table-cell>
          <table:table-cell office:value-type="float" office:value="0.0519742">
            <text:p>0.0519742</text:p>
          </table:table-cell>
          <table:table-cell office:value-type="float" office:value="-0.00962213">
            <text:p>-0.00962213</text:p>
          </table:table-cell>
          <table:table-cell office:value-type="float" office:value="0.0157177">
            <text:p>0.0157177</text:p>
          </table:table-cell>
          <table:table-cell office:value-type="float" office:value="-0.0981216">
            <text:p>-0.0981216</text:p>
          </table:table-cell>
          <table:table-cell office:value-type="float" office:value="0.06944">
            <text:p>0.06944</text:p>
          </table:table-cell>
          <table:table-cell/>
          <table:table-cell office:value-type="float" office:value="16.4143">
            <text:p>16.4143</text:p>
          </table:table-cell>
          <table:table-cell office:value-type="float" office:value="-0.102296">
            <text:p>-0.102296</text:p>
          </table:table-cell>
          <table:table-cell office:value-type="float" office:value="-0.0456765">
            <text:p>-0.0456765</text:p>
          </table:table-cell>
          <table:table-cell office:value-type="float" office:value="0.789926">
            <text:p>0.789926</text:p>
          </table:table-cell>
          <table:table-cell office:value-type="float" office:value="0.0266404">
            <text:p>0.0266404</text:p>
          </table:table-cell>
          <table:table-cell office:value-type="float" office:value="-0.0270621">
            <text:p>-0.0270621</text:p>
          </table:table-cell>
          <table:table-cell office:value-type="float" office:value="-0.138733">
            <text:p>-0.138733</text:p>
          </table:table-cell>
          <table:table-cell office:value-type="float" office:value="0.0356149">
            <text:p>0.0356149</text:p>
          </table:table-cell>
          <table:table-cell office:value-type="float" office:value="-0.00363938">
            <text:p>-0.00363938</text:p>
          </table:table-cell>
          <table:table-cell office:value-type="float" office:value="0.0229992">
            <text:p>0.0229992</text:p>
          </table:table-cell>
          <table:table-cell office:value-type="float" office:value="0.00257852">
            <text:p>0.00257852</text:p>
          </table:table-cell>
          <table:table-cell office:value-type="float" office:value="-0.0888246">
            <text:p>-0.0888246</text:p>
          </table:table-cell>
          <table:table-cell office:value-type="float" office:value="-0.0311806">
            <text:p>-0.0311806</text:p>
          </table:table-cell>
          <table:table-cell office:value-type="float" office:value="0.0139434">
            <text:p>0.0139434</text:p>
          </table:table-cell>
          <table:table-cell/>
          <table:table-cell office:value-type="float" office:value="16.3838">
            <text:p>16.3838</text:p>
          </table:table-cell>
          <table:table-cell office:value-type="float" office:value="0.00840497">
            <text:p>0.00840497</text:p>
          </table:table-cell>
          <table:table-cell office:value-type="float" office:value="0.0157518">
            <text:p>0.0157518</text:p>
          </table:table-cell>
          <table:table-cell office:value-type="float" office:value="0.824605">
            <text:p>0.824605</text:p>
          </table:table-cell>
          <table:table-cell office:value-type="float" office:value="0.0110651">
            <text:p>0.0110651</text:p>
          </table:table-cell>
          <table:table-cell office:value-type="float" office:value="-0.0014637">
            <text:p>-0.0014637</text:p>
          </table:table-cell>
          <table:table-cell office:value-type="float" office:value="0.000450692">
            <text:p>0.000450692</text:p>
          </table:table-cell>
          <table:table-cell office:value-type="float" office:value="0.00786276">
            <text:p>0.00786276</text:p>
          </table:table-cell>
          <table:table-cell office:value-type="float" office:value="-0.00133231">
            <text:p>-0.00133231</text:p>
          </table:table-cell>
          <table:table-cell office:value-type="float" office:value="-0.00444143">
            <text:p>-0.00444143</text:p>
          </table:table-cell>
          <table:table-cell office:value-type="float" office:value="-0.00227919">
            <text:p>-0.00227919</text:p>
          </table:table-cell>
          <table:table-cell office:value-type="float" office:value="-0.00354492">
            <text:p>-0.00354492</text:p>
          </table:table-cell>
          <table:table-cell office:value-type="float" office:value="0.00283144">
            <text:p>0.00283144</text:p>
          </table:table-cell>
          <table:table-cell office:value-type="float" office:value="0.00375677">
            <text:p>0.00375677</text:p>
          </table:table-cell>
        </table:table-row>
        <table:table-row table:style-name="ro2">
          <table:table-cell office:value-type="float" office:value="16.6504">
            <text:p>16.6504</text:p>
          </table:table-cell>
          <table:table-cell office:value-type="float" office:value="-0.115883">
            <text:p>-0.115883</text:p>
          </table:table-cell>
          <table:table-cell office:value-type="float" office:value="0.0172056">
            <text:p>0.0172056</text:p>
          </table:table-cell>
          <table:table-cell office:value-type="float" office:value="0.816988">
            <text:p>0.816988</text:p>
          </table:table-cell>
          <table:table-cell office:value-type="float" office:value="0.0148469">
            <text:p>0.0148469</text:p>
          </table:table-cell>
          <table:table-cell office:value-type="float" office:value="0.00204167">
            <text:p>0.00204167</text:p>
          </table:table-cell>
          <table:table-cell office:value-type="float" office:value="-0.0309782">
            <text:p>-0.0309782</text:p>
          </table:table-cell>
          <table:table-cell office:value-type="float" office:value="-0.00240605">
            <text:p>-0.00240605</text:p>
          </table:table-cell>
          <table:table-cell table:style-name="ce1" office:value-type="string">
            <text:p>-7.61873e-05</text:p>
          </table:table-cell>
          <table:table-cell office:value-type="float" office:value="0.0201028">
            <text:p>0.0201028</text:p>
          </table:table-cell>
          <table:table-cell office:value-type="float" office:value="0.00282904">
            <text:p>0.00282904</text:p>
          </table:table-cell>
          <table:table-cell office:value-type="float" office:value="0.0982932">
            <text:p>0.0982932</text:p>
          </table:table-cell>
          <table:table-cell office:value-type="float" office:value="0.377763">
            <text:p>0.377763</text:p>
          </table:table-cell>
          <table:table-cell office:value-type="float" office:value="-0.0960179">
            <text:p>-0.0960179</text:p>
          </table:table-cell>
          <table:table-cell/>
          <table:table-cell office:value-type="float" office:value="16.4839">
            <text:p>16.4839</text:p>
          </table:table-cell>
          <table:table-cell office:value-type="float" office:value="-0.112776">
            <text:p>-0.112776</text:p>
          </table:table-cell>
          <table:table-cell office:value-type="float" office:value="-0.0471959">
            <text:p>-0.0471959</text:p>
          </table:table-cell>
          <table:table-cell office:value-type="float" office:value="0.845333">
            <text:p>0.845333</text:p>
          </table:table-cell>
          <table:table-cell office:value-type="float" office:value="0.0262665">
            <text:p>0.0262665</text:p>
          </table:table-cell>
          <table:table-cell office:value-type="float" office:value="-0.0272044">
            <text:p>-0.0272044</text:p>
          </table:table-cell>
          <table:table-cell office:value-type="float" office:value="-0.121854">
            <text:p>-0.121854</text:p>
          </table:table-cell>
          <table:table-cell office:value-type="float" office:value="0.0155899">
            <text:p>0.0155899</text:p>
          </table:table-cell>
          <table:table-cell office:value-type="float" office:value="0.0021895">
            <text:p>0.0021895</text:p>
          </table:table-cell>
          <table:table-cell office:value-type="float" office:value="0.0253535">
            <text:p>0.0253535</text:p>
          </table:table-cell>
          <table:table-cell office:value-type="float" office:value="-0.00203519">
            <text:p>-0.00203519</text:p>
          </table:table-cell>
          <table:table-cell office:value-type="float" office:value="-0.0380143">
            <text:p>-0.0380143</text:p>
          </table:table-cell>
          <table:table-cell office:value-type="float" office:value="0.127055">
            <text:p>0.127055</text:p>
          </table:table-cell>
          <table:table-cell office:value-type="float" office:value="-0.0918479">
            <text:p>-0.0918479</text:p>
          </table:table-cell>
          <table:table-cell/>
          <table:table-cell office:value-type="float" office:value="16.8857">
            <text:p>16.8857</text:p>
          </table:table-cell>
          <table:table-cell office:value-type="float" office:value="-0.124274">
            <text:p>-0.124274</text:p>
          </table:table-cell>
          <table:table-cell office:value-type="float" office:value="-0.00381653">
            <text:p>-0.00381653</text:p>
          </table:table-cell>
          <table:table-cell office:value-type="float" office:value="0.809679">
            <text:p>0.809679</text:p>
          </table:table-cell>
          <table:table-cell office:value-type="float" office:value="0.02177">
            <text:p>0.02177</text:p>
          </table:table-cell>
          <table:table-cell office:value-type="float" office:value="-0.0185177">
            <text:p>-0.0185177</text:p>
          </table:table-cell>
          <table:table-cell office:value-type="float" office:value="-0.0567794">
            <text:p>-0.0567794</text:p>
          </table:table-cell>
          <table:table-cell office:value-type="float" office:value="0.0189616">
            <text:p>0.0189616</text:p>
          </table:table-cell>
          <table:table-cell office:value-type="float" office:value="0.0106946">
            <text:p>0.0106946</text:p>
          </table:table-cell>
          <table:table-cell office:value-type="float" office:value="0.0387666">
            <text:p>0.0387666</text:p>
          </table:table-cell>
          <table:table-cell office:value-type="float" office:value="-0.000275167">
            <text:p>-0.000275167</text:p>
          </table:table-cell>
          <table:table-cell office:value-type="float" office:value="0.13621">
            <text:p>0.13621</text:p>
          </table:table-cell>
          <table:table-cell office:value-type="float" office:value="0.952641">
            <text:p>0.952641</text:p>
          </table:table-cell>
          <table:table-cell office:value-type="float" office:value="-0.162968">
            <text:p>-0.162968</text:p>
          </table:table-cell>
          <table:table-cell/>
          <table:table-cell office:value-type="float" office:value="16.4839">
            <text:p>16.4839</text:p>
          </table:table-cell>
          <table:table-cell office:value-type="float" office:value="-0.10298">
            <text:p>-0.10298</text:p>
          </table:table-cell>
          <table:table-cell office:value-type="float" office:value="-0.0442271">
            <text:p>-0.0442271</text:p>
          </table:table-cell>
          <table:table-cell office:value-type="float" office:value="0.790173">
            <text:p>0.790173</text:p>
          </table:table-cell>
          <table:table-cell office:value-type="float" office:value="0.0262341">
            <text:p>0.0262341</text:p>
          </table:table-cell>
          <table:table-cell office:value-type="float" office:value="-0.0219653">
            <text:p>-0.0219653</text:p>
          </table:table-cell>
          <table:table-cell office:value-type="float" office:value="-0.133355">
            <text:p>-0.133355</text:p>
          </table:table-cell>
          <table:table-cell office:value-type="float" office:value="0.0344197">
            <text:p>0.0344197</text:p>
          </table:table-cell>
          <table:table-cell office:value-type="float" office:value="-0.0098197">
            <text:p>-0.0098197</text:p>
          </table:table-cell>
          <table:table-cell office:value-type="float" office:value="0.0208297">
            <text:p>0.0208297</text:p>
          </table:table-cell>
          <table:table-cell office:value-type="float" office:value="0.00354869">
            <text:p>0.00354869</text:p>
          </table:table-cell>
          <table:table-cell office:value-type="float" office:value="0.0585108">
            <text:p>0.0585108</text:p>
          </table:table-cell>
          <table:table-cell office:value-type="float" office:value="0.0671538">
            <text:p>0.0671538</text:p>
          </table:table-cell>
          <table:table-cell office:value-type="float" office:value="-0.0249907">
            <text:p>-0.0249907</text:p>
          </table:table-cell>
          <table:table-cell/>
          <table:table-cell office:value-type="float" office:value="16.6859">
            <text:p>16.6859</text:p>
          </table:table-cell>
          <table:table-cell office:value-type="float" office:value="0.00767912">
            <text:p>0.00767912</text:p>
          </table:table-cell>
          <table:table-cell office:value-type="float" office:value="0.0146686">
            <text:p>0.0146686</text:p>
          </table:table-cell>
          <table:table-cell office:value-type="float" office:value="0.824259">
            <text:p>0.824259</text:p>
          </table:table-cell>
          <table:table-cell office:value-type="float" office:value="0.0101835">
            <text:p>0.0101835</text:p>
          </table:table-cell>
          <table:table-cell office:value-type="float" office:value="0.00256188">
            <text:p>0.00256188</text:p>
          </table:table-cell>
          <table:table-cell office:value-type="float" office:value="0.00158975">
            <text:p>0.00158975</text:p>
          </table:table-cell>
          <table:table-cell office:value-type="float" office:value="-0.0474736">
            <text:p>-0.0474736</text:p>
          </table:table-cell>
          <table:table-cell office:value-type="float" office:value="-0.00240307">
            <text:p>-0.00240307</text:p>
          </table:table-cell>
          <table:table-cell office:value-type="float" office:value="-0.00358619">
            <text:p>-0.00358619</text:p>
          </table:table-cell>
          <table:table-cell office:value-type="float" office:value="-0.00114444">
            <text:p>-0.00114444</text:p>
          </table:table-cell>
          <table:table-cell office:value-type="float" office:value="0.137542">
            <text:p>0.137542</text:p>
          </table:table-cell>
          <table:table-cell office:value-type="float" office:value="0.0662165">
            <text:p>0.0662165</text:p>
          </table:table-cell>
          <table:table-cell office:value-type="float" office:value="-1.63976">
            <text:p>-1.63976</text:p>
          </table:table-cell>
        </table:table-row>
        <table:table-row table:style-name="ro2">
          <table:table-cell office:value-type="float" office:value="16.7812">
            <text:p>16.7812</text:p>
          </table:table-cell>
          <table:table-cell office:value-type="float" office:value="-0.114212">
            <text:p>-0.114212</text:p>
          </table:table-cell>
          <table:table-cell office:value-type="float" office:value="0.0262923">
            <text:p>0.0262923</text:p>
          </table:table-cell>
          <table:table-cell office:value-type="float" office:value="0.815716">
            <text:p>0.815716</text:p>
          </table:table-cell>
          <table:table-cell office:value-type="float" office:value="0.0143641">
            <text:p>0.0143641</text:p>
          </table:table-cell>
          <table:table-cell office:value-type="float" office:value="0.000553858">
            <text:p>0.000553858</text:p>
          </table:table-cell>
          <table:table-cell office:value-type="float" office:value="-0.0335508">
            <text:p>-0.0335508</text:p>
          </table:table-cell>
          <table:table-cell office:value-type="float" office:value="-0.000860733">
            <text:p>-0.000860733</text:p>
          </table:table-cell>
          <table:table-cell office:value-type="float" office:value="0.0127757">
            <text:p>0.0127757</text:p>
          </table:table-cell>
          <table:table-cell office:value-type="float" office:value="0.0694956">
            <text:p>0.0694956</text:p>
          </table:table-cell>
          <table:table-cell office:value-type="float" office:value="-0.0097254">
            <text:p>-0.0097254</text:p>
          </table:table-cell>
          <table:table-cell office:value-type="float" office:value="-0.0254726">
            <text:p>-0.0254726</text:p>
          </table:table-cell>
          <table:table-cell office:value-type="float" office:value="-0.0635207">
            <text:p>-0.0635207</text:p>
          </table:table-cell>
          <table:table-cell office:value-type="float" office:value="0.0124285">
            <text:p>0.0124285</text:p>
          </table:table-cell>
          <table:table-cell/>
          <table:table-cell office:value-type="float" office:value="16.6363">
            <text:p>16.6363</text:p>
          </table:table-cell>
          <table:table-cell office:value-type="float" office:value="-0.113326">
            <text:p>-0.113326</text:p>
          </table:table-cell>
          <table:table-cell office:value-type="float" office:value="-0.0403789">
            <text:p>-0.0403789</text:p>
          </table:table-cell>
          <table:table-cell office:value-type="float" office:value="0.842889">
            <text:p>0.842889</text:p>
          </table:table-cell>
          <table:table-cell office:value-type="float" office:value="0.0253972">
            <text:p>0.0253972</text:p>
          </table:table-cell>
          <table:table-cell office:value-type="float" office:value="-0.0266779">
            <text:p>-0.0266779</text:p>
          </table:table-cell>
          <table:table-cell office:value-type="float" office:value="-0.117643">
            <text:p>-0.117643</text:p>
          </table:table-cell>
          <table:table-cell office:value-type="float" office:value="0.0175007">
            <text:p>0.0175007</text:p>
          </table:table-cell>
          <table:table-cell office:value-type="float" office:value="-0.0036052">
            <text:p>-0.0036052</text:p>
          </table:table-cell>
          <table:table-cell office:value-type="float" office:value="0.0447212">
            <text:p>0.0447212</text:p>
          </table:table-cell>
          <table:table-cell office:value-type="float" office:value="-0.016036">
            <text:p>-0.016036</text:p>
          </table:table-cell>
          <table:table-cell office:value-type="float" office:value="-0.00858163">
            <text:p>-0.00858163</text:p>
          </table:table-cell>
          <table:table-cell office:value-type="float" office:value="0.0218196">
            <text:p>0.0218196</text:p>
          </table:table-cell>
          <table:table-cell office:value-type="float" office:value="0.0386663">
            <text:p>0.0386663</text:p>
          </table:table-cell>
          <table:table-cell/>
          <table:table-cell office:value-type="float" office:value="16.95">
            <text:p>16.95</text:p>
          </table:table-cell>
          <table:table-cell office:value-type="float" office:value="-0.123024">
            <text:p>-0.123024</text:p>
          </table:table-cell>
          <table:table-cell office:value-type="float" office:value="0.0026139">
            <text:p>0.0026139</text:p>
          </table:table-cell>
          <table:table-cell office:value-type="float" office:value="0.808988">
            <text:p>0.808988</text:p>
          </table:table-cell>
          <table:table-cell office:value-type="float" office:value="0.021455">
            <text:p>0.021455</text:p>
          </table:table-cell>
          <table:table-cell office:value-type="float" office:value="-0.0229713">
            <text:p>-0.0229713</text:p>
          </table:table-cell>
          <table:table-cell office:value-type="float" office:value="-0.0881085">
            <text:p>-0.0881085</text:p>
          </table:table-cell>
          <table:table-cell office:value-type="float" office:value="0.0259038">
            <text:p>0.0259038</text:p>
          </table:table-cell>
          <table:table-cell office:value-type="float" office:value="0.0194521">
            <text:p>0.0194521</text:p>
          </table:table-cell>
          <table:table-cell office:value-type="float" office:value="0.100016">
            <text:p>0.100016</text:p>
          </table:table-cell>
          <table:table-cell office:value-type="float" office:value="-0.010753">
            <text:p>-0.010753</text:p>
          </table:table-cell>
          <table:table-cell office:value-type="float" office:value="-0.0261168">
            <text:p>-0.0261168</text:p>
          </table:table-cell>
          <table:table-cell office:value-type="float" office:value="-0.111684">
            <text:p>-0.111684</text:p>
          </table:table-cell>
          <table:table-cell office:value-type="float" office:value="0.048071">
            <text:p>0.048071</text:p>
          </table:table-cell>
          <table:table-cell/>
          <table:table-cell office:value-type="float" office:value="16.6471">
            <text:p>16.6471</text:p>
          </table:table-cell>
          <table:table-cell office:value-type="float" office:value="-0.103024">
            <text:p>-0.103024</text:p>
          </table:table-cell>
          <table:table-cell office:value-type="float" office:value="-0.0390395">
            <text:p>-0.0390395</text:p>
          </table:table-cell>
          <table:table-cell office:value-type="float" office:value="0.790086">
            <text:p>0.790086</text:p>
          </table:table-cell>
          <table:table-cell office:value-type="float" office:value="0.0253054">
            <text:p>0.0253054</text:p>
          </table:table-cell>
          <table:table-cell office:value-type="float" office:value="-0.0227832">
            <text:p>-0.0227832</text:p>
          </table:table-cell>
          <table:table-cell office:value-type="float" office:value="-0.126252">
            <text:p>-0.126252</text:p>
          </table:table-cell>
          <table:table-cell office:value-type="float" office:value="0.0319994">
            <text:p>0.0319994</text:p>
          </table:table-cell>
          <table:table-cell office:value-type="float" office:value="-0.000271265">
            <text:p>-0.000271265</text:p>
          </table:table-cell>
          <table:table-cell office:value-type="float" office:value="0.0317886">
            <text:p>0.0317886</text:p>
          </table:table-cell>
          <table:table-cell office:value-type="float" office:value="-0.000529578">
            <text:p>-0.000529578</text:p>
          </table:table-cell>
          <table:table-cell office:value-type="float" office:value="0.00913479">
            <text:p>0.00913479</text:p>
          </table:table-cell>
          <table:table-cell office:value-type="float" office:value="0.0883435">
            <text:p>0.0883435</text:p>
          </table:table-cell>
          <table:table-cell office:value-type="float" office:value="-0.0774017">
            <text:p>-0.0774017</text:p>
          </table:table-cell>
          <table:table-cell table:number-columns-repeated="15"/>
        </table:table-row>
        <table:table-row table:style-name="ro2">
          <table:table-cell office:value-type="float" office:value="16.9779">
            <text:p>16.9779</text:p>
          </table:table-cell>
          <table:table-cell office:value-type="float" office:value="-0.112685">
            <text:p>-0.112685</text:p>
          </table:table-cell>
          <table:table-cell office:value-type="float" office:value="0.0375044">
            <text:p>0.0375044</text:p>
          </table:table-cell>
          <table:table-cell office:value-type="float" office:value="0.814284">
            <text:p>0.814284</text:p>
          </table:table-cell>
          <table:table-cell office:value-type="float" office:value="0.0136672">
            <text:p>0.0136672</text:p>
          </table:table-cell>
          <table:table-cell office:value-type="float" office:value="0.00143073">
            <text:p>0.00143073</text:p>
          </table:table-cell>
          <table:table-cell office:value-type="float" office:value="-0.0217436">
            <text:p>-0.0217436</text:p>
          </table:table-cell>
          <table:table-cell office:value-type="float" office:value="-0.00101443">
            <text:p>-0.00101443</text:p>
          </table:table-cell>
          <table:table-cell office:value-type="float" office:value="0.00776529">
            <text:p>0.00776529</text:p>
          </table:table-cell>
          <table:table-cell office:value-type="float" office:value="0.0570011">
            <text:p>0.0570011</text:p>
          </table:table-cell>
          <table:table-cell office:value-type="float" office:value="-0.00728072">
            <text:p>-0.00728072</text:p>
          </table:table-cell>
          <table:table-cell office:value-type="float" office:value="-0.0389802">
            <text:p>-0.0389802</text:p>
          </table:table-cell>
          <table:table-cell office:value-type="float" office:value="-0.0164068">
            <text:p>-0.0164068</text:p>
          </table:table-cell>
          <table:table-cell office:value-type="float" office:value="0.0419393">
            <text:p>0.0419393</text:p>
          </table:table-cell>
          <table:table-cell/>
          <table:table-cell office:value-type="float" office:value="16.9167">
            <text:p>16.9167</text:p>
          </table:table-cell>
          <table:table-cell office:value-type="float" office:value="-0.115011">
            <text:p>-0.115011</text:p>
          </table:table-cell>
          <table:table-cell office:value-type="float" office:value="-0.0261275">
            <text:p>-0.0261275</text:p>
          </table:table-cell>
          <table:table-cell office:value-type="float" office:value="0.841432">
            <text:p>0.841432</text:p>
          </table:table-cell>
          <table:table-cell office:value-type="float" office:value="0.023873">
            <text:p>0.023873</text:p>
          </table:table-cell>
          <table:table-cell office:value-type="float" office:value="-0.0270841">
            <text:p>-0.0270841</text:p>
          </table:table-cell>
          <table:table-cell office:value-type="float" office:value="-0.104786">
            <text:p>-0.104786</text:p>
          </table:table-cell>
          <table:table-cell office:value-type="float" office:value="0.0156501">
            <text:p>0.0156501</text:p>
          </table:table-cell>
          <table:table-cell office:value-type="float" office:value="-0.00601089">
            <text:p>-0.00601089</text:p>
          </table:table-cell>
          <table:table-cell office:value-type="float" office:value="0.0508379">
            <text:p>0.0508379</text:p>
          </table:table-cell>
          <table:table-cell office:value-type="float" office:value="-0.0051967">
            <text:p>-0.0051967</text:p>
          </table:table-cell>
          <table:table-cell office:value-type="float" office:value="0.0118215">
            <text:p>0.0118215</text:p>
          </table:table-cell>
          <table:table-cell office:value-type="float" office:value="-0.0268947">
            <text:p>-0.0268947</text:p>
          </table:table-cell>
          <table:table-cell office:value-type="float" office:value="-0.000870121">
            <text:p>-0.000870121</text:p>
          </table:table-cell>
          <table:table-cell/>
          <table:table-cell office:value-type="float" office:value="17.2837">
            <text:p>17.2837</text:p>
          </table:table-cell>
          <table:table-cell office:value-type="float" office:value="-0.119441">
            <text:p>-0.119441</text:p>
          </table:table-cell>
          <table:table-cell office:value-type="float" office:value="0.0235534">
            <text:p>0.0235534</text:p>
          </table:table-cell>
          <table:table-cell office:value-type="float" office:value="0.810753">
            <text:p>0.810753</text:p>
          </table:table-cell>
          <table:table-cell office:value-type="float" office:value="0.019892">
            <text:p>0.019892</text:p>
          </table:table-cell>
          <table:table-cell office:value-type="float" office:value="-0.020353">
            <text:p>-0.020353</text:p>
          </table:table-cell>
          <table:table-cell office:value-type="float" office:value="-0.0726911">
            <text:p>-0.0726911</text:p>
          </table:table-cell>
          <table:table-cell office:value-type="float" office:value="0.026536">
            <text:p>0.026536</text:p>
          </table:table-cell>
          <table:table-cell office:value-type="float" office:value="0.010736">
            <text:p>0.010736</text:p>
          </table:table-cell>
          <table:table-cell office:value-type="float" office:value="0.0627429">
            <text:p>0.0627429</text:p>
          </table:table-cell>
          <table:table-cell office:value-type="float" office:value="0.00528992">
            <text:p>0.00528992</text:p>
          </table:table-cell>
          <table:table-cell office:value-type="float" office:value="-0.0439446">
            <text:p>-0.0439446</text:p>
          </table:table-cell>
          <table:table-cell office:value-type="float" office:value="-0.167018">
            <text:p>-0.167018</text:p>
          </table:table-cell>
          <table:table-cell office:value-type="float" office:value="-0.0145115">
            <text:p>-0.0145115</text:p>
          </table:table-cell>
          <table:table-cell/>
          <table:table-cell office:value-type="float" office:value="16.9465">
            <text:p>16.9465</text:p>
          </table:table-cell>
          <table:table-cell office:value-type="float" office:value="-0.102286">
            <text:p>-0.102286</text:p>
          </table:table-cell>
          <table:table-cell office:value-type="float" office:value="-0.0215995">
            <text:p>-0.0215995</text:p>
          </table:table-cell>
          <table:table-cell office:value-type="float" office:value="0.782988">
            <text:p>0.782988</text:p>
          </table:table-cell>
          <table:table-cell office:value-type="float" office:value="0.023686">
            <text:p>0.023686</text:p>
          </table:table-cell>
          <table:table-cell office:value-type="float" office:value="-0.0222281">
            <text:p>-0.0222281</text:p>
          </table:table-cell>
          <table:table-cell office:value-type="float" office:value="-0.114598">
            <text:p>-0.114598</text:p>
          </table:table-cell>
          <table:table-cell office:value-type="float" office:value="0.0294896">
            <text:p>0.0294896</text:p>
          </table:table-cell>
          <table:table-cell office:value-type="float" office:value="0.00246406">
            <text:p>0.00246406</text:p>
          </table:table-cell>
          <table:table-cell office:value-type="float" office:value="0.0582422">
            <text:p>0.0582422</text:p>
          </table:table-cell>
          <table:table-cell office:value-type="float" office:value="-0.0237067">
            <text:p>-0.0237067</text:p>
          </table:table-cell>
          <table:table-cell office:value-type="float" office:value="-0.0191507">
            <text:p>-0.0191507</text:p>
          </table:table-cell>
          <table:table-cell office:value-type="float" office:value="-0.109299">
            <text:p>-0.109299</text:p>
          </table:table-cell>
          <table:table-cell office:value-type="float" office:value="0.0733006">
            <text:p>0.0733006</text:p>
          </table:table-cell>
          <table:table-cell table:number-columns-repeated="15"/>
        </table:table-row>
        <table:table-row table:style-name="ro2">
          <table:table-cell office:value-type="float" office:value="17.0779">
            <text:p>17.0779</text:p>
          </table:table-cell>
          <table:table-cell office:value-type="float" office:value="-0.112298">
            <text:p>-0.112298</text:p>
          </table:table-cell>
          <table:table-cell office:value-type="float" office:value="0.0430418">
            <text:p>0.0430418</text:p>
          </table:table-cell>
          <table:table-cell office:value-type="float" office:value="0.813975">
            <text:p>0.813975</text:p>
          </table:table-cell>
          <table:table-cell office:value-type="float" office:value="0.0133259">
            <text:p>0.0133259</text:p>
          </table:table-cell>
          <table:table-cell office:value-type="float" office:value="0.00290151">
            <text:p>0.00290151</text:p>
          </table:table-cell>
          <table:table-cell office:value-type="float" office:value="-0.018038">
            <text:p>-0.018038</text:p>
          </table:table-cell>
          <table:table-cell office:value-type="float" office:value="-0.00178813">
            <text:p>-0.00178813</text:p>
          </table:table-cell>
          <table:table-cell office:value-type="float" office:value="0.00386629">
            <text:p>0.00386629</text:p>
          </table:table-cell>
          <table:table-cell office:value-type="float" office:value="0.05536">
            <text:p>0.05536</text:p>
          </table:table-cell>
          <table:table-cell office:value-type="float" office:value="-0.00308573">
            <text:p>-0.00308573</text:p>
          </table:table-cell>
          <table:table-cell office:value-type="float" office:value="-0.00354076">
            <text:p>-0.00354076</text:p>
          </table:table-cell>
          <table:table-cell office:value-type="float" office:value="-0.0626169">
            <text:p>-0.0626169</text:p>
          </table:table-cell>
          <table:table-cell office:value-type="float" office:value="0.0190774">
            <text:p>0.0190774</text:p>
          </table:table-cell>
          <table:table-cell/>
          <table:table-cell office:value-type="float" office:value="17.4165">
            <text:p>17.4165</text:p>
          </table:table-cell>
          <table:table-cell office:value-type="float" office:value="-0.115062">
            <text:p>-0.115062</text:p>
          </table:table-cell>
          <table:table-cell office:value-type="float" office:value="-0.00743643">
            <text:p>-0.00743643</text:p>
          </table:table-cell>
          <table:table-cell office:value-type="float" office:value="0.838617">
            <text:p>0.838617</text:p>
          </table:table-cell>
          <table:table-cell office:value-type="float" office:value="0.0213786">
            <text:p>0.0213786</text:p>
          </table:table-cell>
          <table:table-cell office:value-type="float" office:value="-0.028037">
            <text:p>-0.028037</text:p>
          </table:table-cell>
          <table:table-cell office:value-type="float" office:value="-0.105565">
            <text:p>-0.105565</text:p>
          </table:table-cell>
          <table:table-cell office:value-type="float" office:value="0.0204218">
            <text:p>0.0204218</text:p>
          </table:table-cell>
          <table:table-cell office:value-type="float" office:value="-0.000102233">
            <text:p>-0.000102233</text:p>
          </table:table-cell>
          <table:table-cell office:value-type="float" office:value="0.0373953">
            <text:p>0.0373953</text:p>
          </table:table-cell>
          <table:table-cell office:value-type="float" office:value="-0.00563161">
            <text:p>-0.00563161</text:p>
          </table:table-cell>
          <table:table-cell office:value-type="float" office:value="-0.0476804">
            <text:p>-0.0476804</text:p>
          </table:table-cell>
          <table:table-cell office:value-type="float" office:value="-0.468346">
            <text:p>-0.468346</text:p>
          </table:table-cell>
          <table:table-cell office:value-type="float" office:value="0.170708">
            <text:p>0.170708</text:p>
          </table:table-cell>
          <table:table-cell/>
          <table:table-cell office:value-type="float" office:value="17.4725">
            <text:p>17.4725</text:p>
          </table:table-cell>
          <table:table-cell office:value-type="float" office:value="-0.11898">
            <text:p>-0.11898</text:p>
          </table:table-cell>
          <table:table-cell office:value-type="float" office:value="0.0294458">
            <text:p>0.0294458</text:p>
          </table:table-cell>
          <table:table-cell office:value-type="float" office:value="0.811235">
            <text:p>0.811235</text:p>
          </table:table-cell>
          <table:table-cell office:value-type="float" office:value="0.0190589">
            <text:p>0.0190589</text:p>
          </table:table-cell>
          <table:table-cell office:value-type="float" office:value="-0.0173613">
            <text:p>-0.0173613</text:p>
          </table:table-cell>
          <table:table-cell office:value-type="float" office:value="-0.0608107">
            <text:p>-0.0608107</text:p>
          </table:table-cell>
          <table:table-cell office:value-type="float" office:value="0.0238977">
            <text:p>0.0238977</text:p>
          </table:table-cell>
          <table:table-cell office:value-type="float" office:value="0.00244164">
            <text:p>0.00244164</text:p>
          </table:table-cell>
          <table:table-cell office:value-type="float" office:value="0.031219">
            <text:p>0.031219</text:p>
          </table:table-cell>
          <table:table-cell office:value-type="float" office:value="0.00255095">
            <text:p>0.00255095</text:p>
          </table:table-cell>
          <table:table-cell office:value-type="float" office:value="0.029517">
            <text:p>0.029517</text:p>
          </table:table-cell>
          <table:table-cell office:value-type="float" office:value="0.0489338">
            <text:p>0.0489338</text:p>
          </table:table-cell>
          <table:table-cell office:value-type="float" office:value="-0.0849272">
            <text:p>-0.0849272</text:p>
          </table:table-cell>
          <table:table-cell/>
          <table:table-cell office:value-type="float" office:value="17.2147">
            <text:p>17.2147</text:p>
          </table:table-cell>
          <table:table-cell office:value-type="float" office:value="-0.103002">
            <text:p>-0.103002</text:p>
          </table:table-cell>
          <table:table-cell office:value-type="float" office:value="-0.0138409">
            <text:p>-0.0138409</text:p>
          </table:table-cell>
          <table:table-cell office:value-type="float" office:value="0.781901">
            <text:p>0.781901</text:p>
          </table:table-cell>
          <table:table-cell office:value-type="float" office:value="0.0223239">
            <text:p>0.0223239</text:p>
          </table:table-cell>
          <table:table-cell office:value-type="float" office:value="-0.0492227">
            <text:p>-0.0492227</text:p>
          </table:table-cell>
          <table:table-cell office:value-type="float" office:value="0.133619">
            <text:p>0.133619</text:p>
          </table:table-cell>
          <table:table-cell office:value-type="float" office:value="0.00190007">
            <text:p>0.00190007</text:p>
          </table:table-cell>
          <table:table-cell office:value-type="float" office:value="-0.00267109">
            <text:p>-0.00267109</text:p>
          </table:table-cell>
          <table:table-cell office:value-type="float" office:value="0.0289343">
            <text:p>0.0289343</text:p>
          </table:table-cell>
          <table:table-cell office:value-type="float" office:value="-0.00405162">
            <text:p>-0.00405162</text:p>
          </table:table-cell>
          <table:table-cell office:value-type="float" office:value="-0.653461">
            <text:p>-0.653461</text:p>
          </table:table-cell>
          <table:table-cell office:value-type="float" office:value="5.71793">
            <text:p>5.71793</text:p>
          </table:table-cell>
          <table:table-cell office:value-type="float" office:value="-0.612012">
            <text:p>-0.612012</text:p>
          </table:table-cell>
          <table:table-cell table:number-columns-repeated="15"/>
        </table:table-row>
        <table:table-row table:style-name="ro2">
          <table:table-cell office:value-type="float" office:value="17.4876">
            <text:p>17.4876</text:p>
          </table:table-cell>
          <table:table-cell office:value-type="float" office:value="-0.111309">
            <text:p>-0.111309</text:p>
          </table:table-cell>
          <table:table-cell office:value-type="float" office:value="0.0552124">
            <text:p>0.0552124</text:p>
          </table:table-cell>
          <table:table-cell office:value-type="float" office:value="0.815914">
            <text:p>0.815914</text:p>
          </table:table-cell>
          <table:table-cell office:value-type="float" office:value="0.0120145">
            <text:p>0.0120145</text:p>
          </table:table-cell>
          <table:table-cell office:value-type="float" office:value="0.00410724">
            <text:p>0.00410724</text:p>
          </table:table-cell>
          <table:table-cell office:value-type="float" office:value="-0.00799992">
            <text:p>-0.00799992</text:p>
          </table:table-cell>
          <table:table-cell table:style-name="ce1" office:value-type="string">
            <text:p>-8.89787e-05</text:p>
          </table:table-cell>
          <table:table-cell office:value-type="float" office:value="0.00241555">
            <text:p>0.00241555</text:p>
          </table:table-cell>
          <table:table-cell office:value-type="float" office:value="0.0297043">
            <text:p>0.0297043</text:p>
          </table:table-cell>
          <table:table-cell office:value-type="float" office:value="0.00473074">
            <text:p>0.00473074</text:p>
          </table:table-cell>
          <table:table-cell office:value-type="float" office:value="-0.00900991">
            <text:p>-0.00900991</text:p>
          </table:table-cell>
          <table:table-cell office:value-type="float" office:value="-0.0579826">
            <text:p>-0.0579826</text:p>
          </table:table-cell>
          <table:table-cell office:value-type="float" office:value="-0.00589338">
            <text:p>-0.00589338</text:p>
          </table:table-cell>
          <table:table-cell/>
          <table:table-cell office:value-type="float" office:value="17.4582">
            <text:p>17.4582</text:p>
          </table:table-cell>
          <table:table-cell office:value-type="float" office:value="-0.115149">
            <text:p>-0.115149</text:p>
          </table:table-cell>
          <table:table-cell office:value-type="float" office:value="-0.00669139">
            <text:p>-0.00669139</text:p>
          </table:table-cell>
          <table:table-cell office:value-type="float" office:value="0.838679">
            <text:p>0.838679</text:p>
          </table:table-cell>
          <table:table-cell office:value-type="float" office:value="0.0211828">
            <text:p>0.0211828</text:p>
          </table:table-cell>
          <table:table-cell office:value-type="float" office:value="-0.0214794">
            <text:p>-0.0214794</text:p>
          </table:table-cell>
          <table:table-cell office:value-type="float" office:value="-0.0712501">
            <text:p>-0.0712501</text:p>
          </table:table-cell>
          <table:table-cell office:value-type="float" office:value="0.00956054">
            <text:p>0.00956054</text:p>
          </table:table-cell>
          <table:table-cell office:value-type="float" office:value="-0.00208897">
            <text:p>-0.00208897</text:p>
          </table:table-cell>
          <table:table-cell office:value-type="float" office:value="0.0178803">
            <text:p>0.0178803</text:p>
          </table:table-cell>
          <table:table-cell office:value-type="float" office:value="0.00148144">
            <text:p>0.00148144</text:p>
          </table:table-cell>
          <table:table-cell office:value-type="float" office:value="0.113884">
            <text:p>0.113884</text:p>
          </table:table-cell>
          <table:table-cell office:value-type="float" office:value="0.377959">
            <text:p>0.377959</text:p>
          </table:table-cell>
          <table:table-cell office:value-type="float" office:value="-0.107267">
            <text:p>-0.107267</text:p>
          </table:table-cell>
          <table:table-cell/>
          <table:table-cell office:value-type="float" office:value="17.7842">
            <text:p>17.7842</text:p>
          </table:table-cell>
          <table:table-cell office:value-type="float" office:value="-0.115351">
            <text:p>-0.115351</text:p>
          </table:table-cell>
          <table:table-cell office:value-type="float" office:value="0.0439318">
            <text:p>0.0439318</text:p>
          </table:table-cell>
          <table:table-cell office:value-type="float" office:value="0.803778">
            <text:p>0.803778</text:p>
          </table:table-cell>
          <table:table-cell office:value-type="float" office:value="0.0177589">
            <text:p>0.0177589</text:p>
          </table:table-cell>
          <table:table-cell office:value-type="float" office:value="-0.0154821">
            <text:p>-0.0154821</text:p>
          </table:table-cell>
          <table:table-cell office:value-type="float" office:value="-0.0578975">
            <text:p>-0.0578975</text:p>
          </table:table-cell>
          <table:table-cell office:value-type="float" office:value="0.0190966">
            <text:p>0.0190966</text:p>
          </table:table-cell>
          <table:table-cell office:value-type="float" office:value="0.0116425">
            <text:p>0.0116425</text:p>
          </table:table-cell>
          <table:table-cell office:value-type="float" office:value="0.0464723">
            <text:p>0.0464723</text:p>
          </table:table-cell>
          <table:table-cell office:value-type="float" office:value="-0.023922">
            <text:p>-0.023922</text:p>
          </table:table-cell>
          <table:table-cell office:value-type="float" office:value="-0.0448386">
            <text:p>-0.0448386</text:p>
          </table:table-cell>
          <table:table-cell office:value-type="float" office:value="-0.270665">
            <text:p>-0.270665</text:p>
          </table:table-cell>
          <table:table-cell office:value-type="float" office:value="0.0392088">
            <text:p>0.0392088</text:p>
          </table:table-cell>
          <table:table-cell/>
          <table:table-cell office:value-type="float" office:value="17.2504">
            <text:p>17.2504</text:p>
          </table:table-cell>
          <table:table-cell office:value-type="float" office:value="-0.103932">
            <text:p>-0.103932</text:p>
          </table:table-cell>
          <table:table-cell office:value-type="float" office:value="-0.00550877">
            <text:p>-0.00550877</text:p>
          </table:table-cell>
          <table:table-cell office:value-type="float" office:value="0.780975">
            <text:p>0.780975</text:p>
          </table:table-cell>
          <table:table-cell office:value-type="float" office:value="0.0221485">
            <text:p>0.0221485</text:p>
          </table:table-cell>
          <table:table-cell office:value-type="float" office:value="-0.0175289">
            <text:p>-0.0175289</text:p>
          </table:table-cell>
          <table:table-cell office:value-type="float" office:value="-0.124643">
            <text:p>-0.124643</text:p>
          </table:table-cell>
          <table:table-cell office:value-type="float" office:value="0.0283594">
            <text:p>0.0283594</text:p>
          </table:table-cell>
          <table:table-cell office:value-type="float" office:value="-0.0260172">
            <text:p>-0.0260172</text:p>
          </table:table-cell>
          <table:table-cell office:value-type="float" office:value="0.233218">
            <text:p>0.233218</text:p>
          </table:table-cell>
          <table:table-cell office:value-type="float" office:value="-0.0259169">
            <text:p>-0.0259169</text:p>
          </table:table-cell>
          <table:table-cell office:value-type="float" office:value="0.176965">
            <text:p>0.176965</text:p>
          </table:table-cell>
          <table:table-cell office:value-type="float" office:value="-1.11337">
            <text:p>-1.11337</text:p>
          </table:table-cell>
          <table:table-cell office:value-type="float" office:value="0.0906016">
            <text:p>0.0906016</text:p>
          </table:table-cell>
          <table:table-cell table:number-columns-repeated="15"/>
        </table:table-row>
        <table:table-row table:style-name="ro2">
          <table:table-cell office:value-type="float" office:value="17.9794">
            <text:p>17.9794</text:p>
          </table:table-cell>
          <table:table-cell office:value-type="float" office:value="-0.112299">
            <text:p>-0.112299</text:p>
          </table:table-cell>
          <table:table-cell office:value-type="float" office:value="0.0557985">
            <text:p>0.0557985</text:p>
          </table:table-cell>
          <table:table-cell office:value-type="float" office:value="0.816815">
            <text:p>0.816815</text:p>
          </table:table-cell>
          <table:table-cell office:value-type="float" office:value="0.0106098">
            <text:p>0.0106098</text:p>
          </table:table-cell>
          <table:table-cell office:value-type="float" office:value="0.00544832">
            <text:p>0.00544832</text:p>
          </table:table-cell>
          <table:table-cell office:value-type="float" office:value="-0.0043747">
            <text:p>-0.0043747</text:p>
          </table:table-cell>
          <table:table-cell office:value-type="float" office:value="-0.00305695">
            <text:p>-0.00305695</text:p>
          </table:table-cell>
          <table:table-cell office:value-type="float" office:value="-0.00201497">
            <text:p>-0.00201497</text:p>
          </table:table-cell>
          <table:table-cell office:value-type="float" office:value="0.00119197">
            <text:p>0.00119197</text:p>
          </table:table-cell>
          <table:table-cell office:value-type="float" office:value="0.00183274">
            <text:p>0.00183274</text:p>
          </table:table-cell>
          <table:table-cell office:value-type="float" office:value="0.0498597">
            <text:p>0.0498597</text:p>
          </table:table-cell>
          <table:table-cell office:value-type="float" office:value="0.0956505">
            <text:p>0.0956505</text:p>
          </table:table-cell>
          <table:table-cell office:value-type="float" office:value="-0.104153">
            <text:p>-0.104153</text:p>
          </table:table-cell>
          <table:table-cell/>
          <table:table-cell office:value-type="float" office:value="17.6177">
            <text:p>17.6177</text:p>
          </table:table-cell>
          <table:table-cell office:value-type="float" office:value="-0.112583">
            <text:p>-0.112583</text:p>
          </table:table-cell>
          <table:table-cell office:value-type="float" office:value="0.00578104">
            <text:p>0.00578104</text:p>
          </table:table-cell>
          <table:table-cell office:value-type="float" office:value="0.836185">
            <text:p>0.836185</text:p>
          </table:table-cell>
          <table:table-cell office:value-type="float" office:value="0.0204497">
            <text:p>0.0204497</text:p>
          </table:table-cell>
          <table:table-cell office:value-type="float" office:value="-0.0244016">
            <text:p>-0.0244016</text:p>
          </table:table-cell>
          <table:table-cell office:value-type="float" office:value="-0.0728603">
            <text:p>-0.0728603</text:p>
          </table:table-cell>
          <table:table-cell office:value-type="float" office:value="0.0121673">
            <text:p>0.0121673</text:p>
          </table:table-cell>
          <table:table-cell office:value-type="float" office:value="0.0160797">
            <text:p>0.0160797</text:p>
          </table:table-cell>
          <table:table-cell office:value-type="float" office:value="0.0781788">
            <text:p>0.0781788</text:p>
          </table:table-cell>
          <table:table-cell office:value-type="float" office:value="-0.0156316">
            <text:p>-0.0156316</text:p>
          </table:table-cell>
          <table:table-cell office:value-type="float" office:value="-0.0640283">
            <text:p>-0.0640283</text:p>
          </table:table-cell>
          <table:table-cell office:value-type="float" office:value="-0.0899552">
            <text:p>-0.0899552</text:p>
          </table:table-cell>
          <table:table-cell office:value-type="float" office:value="0.0483979">
            <text:p>0.0483979</text:p>
          </table:table-cell>
          <table:table-cell/>
          <table:table-cell office:value-type="float" office:value="17.8865">
            <text:p>17.8865</text:p>
          </table:table-cell>
          <table:table-cell office:value-type="float" office:value="-0.114629">
            <text:p>-0.114629</text:p>
          </table:table-cell>
          <table:table-cell office:value-type="float" office:value="0.0458533">
            <text:p>0.0458533</text:p>
          </table:table-cell>
          <table:table-cell office:value-type="float" office:value="0.801741">
            <text:p>0.801741</text:p>
          </table:table-cell>
          <table:table-cell office:value-type="float" office:value="0.0173518">
            <text:p>0.0173518</text:p>
          </table:table-cell>
          <table:table-cell office:value-type="float" office:value="-0.0133608">
            <text:p>-0.0133608</text:p>
          </table:table-cell>
          <table:table-cell office:value-type="float" office:value="-0.0447565">
            <text:p>-0.0447565</text:p>
          </table:table-cell>
          <table:table-cell office:value-type="float" office:value="0.0165317">
            <text:p>0.0165317</text:p>
          </table:table-cell>
          <table:table-cell office:value-type="float" office:value="0.00705508">
            <text:p>0.00705508</text:p>
          </table:table-cell>
          <table:table-cell office:value-type="float" office:value="0.0187808">
            <text:p>0.0187808</text:p>
          </table:table-cell>
          <table:table-cell office:value-type="float" office:value="-0.0199106">
            <text:p>-0.0199106</text:p>
          </table:table-cell>
          <table:table-cell office:value-type="float" office:value="-0.00375869">
            <text:p>-0.00375869</text:p>
          </table:table-cell>
          <table:table-cell office:value-type="float" office:value="0.0659996">
            <text:p>0.0659996</text:p>
          </table:table-cell>
          <table:table-cell office:value-type="float" office:value="0.0175493">
            <text:p>0.0175493</text:p>
          </table:table-cell>
          <table:table-cell/>
          <table:table-cell office:value-type="float" office:value="17.4141">
            <text:p>17.4141</text:p>
          </table:table-cell>
          <table:table-cell office:value-type="float" office:value="-0.10345">
            <text:p>-0.10345</text:p>
          </table:table-cell>
          <table:table-cell office:value-type="float" office:value="0.00283826">
            <text:p>0.00283826</text:p>
          </table:table-cell>
          <table:table-cell office:value-type="float" office:value="0.779161">
            <text:p>0.779161</text:p>
          </table:table-cell>
          <table:table-cell office:value-type="float" office:value="0.0213622">
            <text:p>0.0213622</text:p>
          </table:table-cell>
          <table:table-cell office:value-type="float" office:value="-0.0205241">
            <text:p>-0.0205241</text:p>
          </table:table-cell>
          <table:table-cell office:value-type="float" office:value="-0.0847311">
            <text:p>-0.0847311</text:p>
          </table:table-cell>
          <table:table-cell office:value-type="float" office:value="0.0235593">
            <text:p>0.0235593</text:p>
          </table:table-cell>
          <table:table-cell office:value-type="float" office:value="0.00294518">
            <text:p>0.00294518</text:p>
          </table:table-cell>
          <table:table-cell office:value-type="float" office:value="0.0510019">
            <text:p>0.0510019</text:p>
          </table:table-cell>
          <table:table-cell office:value-type="float" office:value="-0.0110889">
            <text:p>-0.0110889</text:p>
          </table:table-cell>
          <table:table-cell office:value-type="float" office:value="0.0227038">
            <text:p>0.0227038</text:p>
          </table:table-cell>
          <table:table-cell office:value-type="float" office:value="0.0333305">
            <text:p>0.0333305</text:p>
          </table:table-cell>
          <table:table-cell office:value-type="float" office:value="-0.0171829">
            <text:p>-0.0171829</text:p>
          </table:table-cell>
          <table:table-cell table:number-columns-repeated="15"/>
        </table:table-row>
        <table:table-row table:style-name="ro2">
          <table:table-cell office:value-type="float" office:value="18.0454">
            <text:p>18.0454</text:p>
          </table:table-cell>
          <table:table-cell office:value-type="float" office:value="-0.112215">
            <text:p>-0.112215</text:p>
          </table:table-cell>
          <table:table-cell office:value-type="float" office:value="0.0562945">
            <text:p>0.0562945</text:p>
          </table:table-cell>
          <table:table-cell office:value-type="float" office:value="0.816482">
            <text:p>0.816482</text:p>
          </table:table-cell>
          <table:table-cell office:value-type="float" office:value="0.0104341">
            <text:p>0.0104341</text:p>
          </table:table-cell>
          <table:table-cell office:value-type="float" office:value="-0.00690512">
            <text:p>-0.00690512</text:p>
          </table:table-cell>
          <table:table-cell office:value-type="float" office:value="0.00127601">
            <text:p>0.00127601</text:p>
          </table:table-cell>
          <table:table-cell office:value-type="float" office:value="0.000868316">
            <text:p>0.000868316</text:p>
          </table:table-cell>
          <table:table-cell office:value-type="float" office:value="0.0012783">
            <text:p>0.0012783</text:p>
          </table:table-cell>
          <table:table-cell office:value-type="float" office:value="0.00750976">
            <text:p>0.00750976</text:p>
          </table:table-cell>
          <table:table-cell office:value-type="float" office:value="-0.00504662">
            <text:p>-0.00504662</text:p>
          </table:table-cell>
          <table:table-cell office:value-type="float" office:value="-0.301678">
            <text:p>-0.301678</text:p>
          </table:table-cell>
          <table:table-cell office:value-type="float" office:value="0.22167">
            <text:p>0.22167</text:p>
          </table:table-cell>
          <table:table-cell office:value-type="float" office:value="0.0297523">
            <text:p>0.0297523</text:p>
          </table:table-cell>
          <table:table-cell/>
          <table:table-cell office:value-type="float" office:value="17.8578">
            <text:p>17.8578</text:p>
          </table:table-cell>
          <table:table-cell office:value-type="float" office:value="-0.112414">
            <text:p>-0.112414</text:p>
          </table:table-cell>
          <table:table-cell office:value-type="float" office:value="0.0193668">
            <text:p>0.0193668</text:p>
          </table:table-cell>
          <table:table-cell office:value-type="float" office:value="0.835222">
            <text:p>0.835222</text:p>
          </table:table-cell>
          <table:table-cell office:value-type="float" office:value="0.0193938">
            <text:p>0.0193938</text:p>
          </table:table-cell>
          <table:table-cell office:value-type="float" office:value="0.0308238">
            <text:p>0.0308238</text:p>
          </table:table-cell>
          <table:table-cell office:value-type="float" office:value="-0.00195936">
            <text:p>-0.00195936</text:p>
          </table:table-cell>
          <table:table-cell office:value-type="float" office:value="-0.0356233">
            <text:p>-0.0356233</text:p>
          </table:table-cell>
          <table:table-cell office:value-type="float" office:value="0.000705209">
            <text:p>0.000705209</text:p>
          </table:table-cell>
          <table:table-cell office:value-type="float" office:value="0.0565787">
            <text:p>0.0565787</text:p>
          </table:table-cell>
          <table:table-cell office:value-type="float" office:value="-0.00401031">
            <text:p>-0.00401031</text:p>
          </table:table-cell>
          <table:table-cell office:value-type="float" office:value="1.27805">
            <text:p>1.27805</text:p>
          </table:table-cell>
          <table:table-cell office:value-type="float" office:value="1.32881">
            <text:p>1.32881</text:p>
          </table:table-cell>
          <table:table-cell office:value-type="float" office:value="-1.10381">
            <text:p>-1.10381</text:p>
          </table:table-cell>
          <table:table-cell/>
          <table:table-cell office:value-type="float" office:value="18.082">
            <text:p>18.082</text:p>
          </table:table-cell>
          <table:table-cell office:value-type="float" office:value="-0.113393">
            <text:p>-0.113393</text:p>
          </table:table-cell>
          <table:table-cell office:value-type="float" office:value="0.052049">
            <text:p>0.052049</text:p>
          </table:table-cell>
          <table:table-cell office:value-type="float" office:value="0.798519">
            <text:p>0.798519</text:p>
          </table:table-cell>
          <table:table-cell office:value-type="float" office:value="0.0165996">
            <text:p>0.0165996</text:p>
          </table:table-cell>
          <table:table-cell office:value-type="float" office:value="-0.0112784">
            <text:p>-0.0112784</text:p>
          </table:table-cell>
          <table:table-cell office:value-type="float" office:value="-0.0394897">
            <text:p>-0.0394897</text:p>
          </table:table-cell>
          <table:table-cell office:value-type="float" office:value="0.0131385">
            <text:p>0.0131385</text:p>
          </table:table-cell>
          <table:table-cell office:value-type="float" office:value="0.00632013">
            <text:p>0.00632013</text:p>
          </table:table-cell>
          <table:table-cell office:value-type="float" office:value="0.031686">
            <text:p>0.031686</text:p>
          </table:table-cell>
          <table:table-cell office:value-type="float" office:value="-0.0164791">
            <text:p>-0.0164791</text:p>
          </table:table-cell>
          <table:table-cell office:value-type="float" office:value="0.0123041">
            <text:p>0.0123041</text:p>
          </table:table-cell>
          <table:table-cell office:value-type="float" office:value="0.01402">
            <text:p>0.01402</text:p>
          </table:table-cell>
          <table:table-cell office:value-type="float" office:value="0.00608546">
            <text:p>0.00608546</text:p>
          </table:table-cell>
          <table:table-cell/>
          <table:table-cell office:value-type="float" office:value="17.8504">
            <text:p>17.8504</text:p>
          </table:table-cell>
          <table:table-cell office:value-type="float" office:value="-0.0978411">
            <text:p>-0.0978411</text:p>
          </table:table-cell>
          <table:table-cell office:value-type="float" office:value="0.0314416">
            <text:p>0.0314416</text:p>
          </table:table-cell>
          <table:table-cell office:value-type="float" office:value="0.771049">
            <text:p>0.771049</text:p>
          </table:table-cell>
          <table:table-cell office:value-type="float" office:value="0.0193994">
            <text:p>0.0193994</text:p>
          </table:table-cell>
          <table:table-cell office:value-type="float" office:value="-0.0155903">
            <text:p>-0.0155903</text:p>
          </table:table-cell>
          <table:table-cell office:value-type="float" office:value="-0.0677474">
            <text:p>-0.0677474</text:p>
          </table:table-cell>
          <table:table-cell office:value-type="float" office:value="0.0180352">
            <text:p>0.0180352</text:p>
          </table:table-cell>
          <table:table-cell office:value-type="float" office:value="0.0128527">
            <text:p>0.0128527</text:p>
          </table:table-cell>
          <table:table-cell office:value-type="float" office:value="0.0655468">
            <text:p>0.0655468</text:p>
          </table:table-cell>
          <table:table-cell office:value-type="float" office:value="-0.0185872">
            <text:p>-0.0185872</text:p>
          </table:table-cell>
          <table:table-cell office:value-type="float" office:value="-0.0365915">
            <text:p>-0.0365915</text:p>
          </table:table-cell>
          <table:table-cell office:value-type="float" office:value="-0.279114">
            <text:p>-0.279114</text:p>
          </table:table-cell>
          <table:table-cell office:value-type="float" office:value="0.0499656">
            <text:p>0.0499656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7.8844">
            <text:p>17.8844</text:p>
          </table:table-cell>
          <table:table-cell office:value-type="float" office:value="-0.11149">
            <text:p>-0.11149</text:p>
          </table:table-cell>
          <table:table-cell office:value-type="float" office:value="0.0218144">
            <text:p>0.0218144</text:p>
          </table:table-cell>
          <table:table-cell office:value-type="float" office:value="0.834333">
            <text:p>0.834333</text:p>
          </table:table-cell>
          <table:table-cell office:value-type="float" office:value="0.0192801">
            <text:p>0.0192801</text:p>
          </table:table-cell>
          <table:table-cell office:value-type="float" office:value="-0.0261421">
            <text:p>-0.0261421</text:p>
          </table:table-cell>
          <table:table-cell office:value-type="float" office:value="-0.0649223">
            <text:p>-0.0649223</text:p>
          </table:table-cell>
          <table:table-cell office:value-type="float" office:value="0.011724">
            <text:p>0.011724</text:p>
          </table:table-cell>
          <table:table-cell office:value-type="float" office:value="0.0347259">
            <text:p>0.0347259</text:p>
          </table:table-cell>
          <table:table-cell office:value-type="float" office:value="0.0919505">
            <text:p>0.0919505</text:p>
          </table:table-cell>
          <table:table-cell office:value-type="float" office:value="-0.0333928">
            <text:p>-0.0333928</text:p>
          </table:table-cell>
          <table:table-cell office:value-type="float" office:value="-0.183774">
            <text:p>-0.183774</text:p>
          </table:table-cell>
          <table:table-cell office:value-type="float" office:value="-0.315202">
            <text:p>-0.315202</text:p>
          </table:table-cell>
          <table:table-cell office:value-type="float" office:value="0.114986">
            <text:p>0.114986</text:p>
          </table:table-cell>
          <table:table-cell/>
          <table:table-cell office:value-type="float" office:value="18.2871">
            <text:p>18.2871</text:p>
          </table:table-cell>
          <table:table-cell office:value-type="float" office:value="-0.11158">
            <text:p>-0.11158</text:p>
          </table:table-cell>
          <table:table-cell office:value-type="float" office:value="0.0591364">
            <text:p>0.0591364</text:p>
          </table:table-cell>
          <table:table-cell office:value-type="float" office:value="0.795395">
            <text:p>0.795395</text:p>
          </table:table-cell>
          <table:table-cell office:value-type="float" office:value="0.0158457">
            <text:p>0.0158457</text:p>
          </table:table-cell>
          <table:table-cell office:value-type="float" office:value="-0.0133205">
            <text:p>-0.0133205</text:p>
          </table:table-cell>
          <table:table-cell office:value-type="float" office:value="-0.0350398">
            <text:p>-0.0350398</text:p>
          </table:table-cell>
          <table:table-cell office:value-type="float" office:value="0.0117078">
            <text:p>0.0117078</text:p>
          </table:table-cell>
          <table:table-cell office:value-type="float" office:value="0.00884334">
            <text:p>0.00884334</text:p>
          </table:table-cell>
          <table:table-cell office:value-type="float" office:value="0.0345611">
            <text:p>0.0345611</text:p>
          </table:table-cell>
          <table:table-cell office:value-type="float" office:value="-0.0152311">
            <text:p>-0.0152311</text:p>
          </table:table-cell>
          <table:table-cell office:value-type="float" office:value="-0.0945346">
            <text:p>-0.0945346</text:p>
          </table:table-cell>
          <table:table-cell office:value-type="float" office:value="-0.0579292">
            <text:p>-0.0579292</text:p>
          </table:table-cell>
          <table:table-cell office:value-type="float" office:value="0.0452943">
            <text:p>0.0452943</text:p>
          </table:table-cell>
          <table:table-cell/>
          <table:table-cell office:value-type="float" office:value="18.0344">
            <text:p>18.0344</text:p>
          </table:table-cell>
          <table:table-cell office:value-type="float" office:value="-0.096715">
            <text:p>-0.096715</text:p>
          </table:table-cell>
          <table:table-cell office:value-type="float" office:value="0.0340547">
            <text:p>0.0340547</text:p>
          </table:table-cell>
          <table:table-cell office:value-type="float" office:value="0.769321">
            <text:p>0.769321</text:p>
          </table:table-cell>
          <table:table-cell office:value-type="float" office:value="0.018627">
            <text:p>0.018627</text:p>
          </table:table-cell>
          <table:table-cell office:value-type="float" office:value="-0.0123679">
            <text:p>-0.0123679</text:p>
          </table:table-cell>
          <table:table-cell office:value-type="float" office:value="-0.0501023">
            <text:p>-0.0501023</text:p>
          </table:table-cell>
          <table:table-cell office:value-type="float" office:value="0.0155261">
            <text:p>0.0155261</text:p>
          </table:table-cell>
          <table:table-cell office:value-type="float" office:value="0.00612201">
            <text:p>0.00612201</text:p>
          </table:table-cell>
          <table:table-cell office:value-type="float" office:value="0.0142063">
            <text:p>0.0142063</text:p>
          </table:table-cell>
          <table:table-cell office:value-type="float" office:value="-0.00939649">
            <text:p>-0.00939649</text:p>
          </table:table-cell>
          <table:table-cell office:value-type="float" office:value="0.0195132">
            <text:p>0.0195132</text:p>
          </table:table-cell>
          <table:table-cell office:value-type="float" office:value="0.190441">
            <text:p>0.190441</text:p>
          </table:table-cell>
          <table:table-cell office:value-type="float" office:value="0.00721471">
            <text:p>0.00721471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8.0233">
            <text:p>18.0233</text:p>
          </table:table-cell>
          <table:table-cell office:value-type="float" office:value="-0.110211">
            <text:p>-0.110211</text:p>
          </table:table-cell>
          <table:table-cell office:value-type="float" office:value="0.0285049">
            <text:p>0.0285049</text:p>
          </table:table-cell>
          <table:table-cell office:value-type="float" office:value="0.831914">
            <text:p>0.831914</text:p>
          </table:table-cell>
          <table:table-cell office:value-type="float" office:value="0.018698">
            <text:p>0.018698</text:p>
          </table:table-cell>
          <table:table-cell office:value-type="float" office:value="-0.0201437">
            <text:p>-0.0201437</text:p>
          </table:table-cell>
          <table:table-cell office:value-type="float" office:value="-0.0544429">
            <text:p>-0.0544429</text:p>
          </table:table-cell>
          <table:table-cell office:value-type="float" office:value="0.00792954">
            <text:p>0.00792954</text:p>
          </table:table-cell>
          <table:table-cell office:value-type="float" office:value="0.00920684">
            <text:p>0.00920684</text:p>
          </table:table-cell>
          <table:table-cell office:value-type="float" office:value="0.0481812">
            <text:p>0.0481812</text:p>
          </table:table-cell>
          <table:table-cell office:value-type="float" office:value="-0.0174257">
            <text:p>-0.0174257</text:p>
          </table:table-cell>
          <table:table-cell office:value-type="float" office:value="-0.0217984">
            <text:p>-0.0217984</text:p>
          </table:table-cell>
          <table:table-cell office:value-type="float" office:value="-0.131355">
            <text:p>-0.131355</text:p>
          </table:table-cell>
          <table:table-cell office:value-type="float" office:value="0.0451791">
            <text:p>0.0451791</text:p>
          </table:table-cell>
          <table:table-cell/>
          <table:table-cell office:value-type="float" office:value="18.3898">
            <text:p>18.3898</text:p>
          </table:table-cell>
          <table:table-cell office:value-type="float" office:value="-0.111668">
            <text:p>-0.111668</text:p>
          </table:table-cell>
          <table:table-cell office:value-type="float" office:value="0.0620745">
            <text:p>0.0620745</text:p>
          </table:table-cell>
          <table:table-cell office:value-type="float" office:value="0.794309">
            <text:p>0.794309</text:p>
          </table:table-cell>
          <table:table-cell office:value-type="float" office:value="0.0154811">
            <text:p>0.0154811</text:p>
          </table:table-cell>
          <table:table-cell office:value-type="float" office:value="-0.00445552">
            <text:p>-0.00445552</text:p>
          </table:table-cell>
          <table:table-cell office:value-type="float" office:value="-0.0257209">
            <text:p>-0.0257209</text:p>
          </table:table-cell>
          <table:table-cell office:value-type="float" office:value="0.00677757">
            <text:p>0.00677757</text:p>
          </table:table-cell>
          <table:table-cell office:value-type="float" office:value="-0.000864036">
            <text:p>-0.000864036</text:p>
          </table:table-cell>
          <table:table-cell office:value-type="float" office:value="0.0286125">
            <text:p>0.0286125</text:p>
          </table:table-cell>
          <table:table-cell office:value-type="float" office:value="-0.01058">
            <text:p>-0.01058</text:p>
          </table:table-cell>
          <table:table-cell office:value-type="float" office:value="0.144076">
            <text:p>0.144076</text:p>
          </table:table-cell>
          <table:table-cell office:value-type="float" office:value="0.111841">
            <text:p>0.111841</text:p>
          </table:table-cell>
          <table:table-cell office:value-type="float" office:value="-0.0593913">
            <text:p>-0.0593913</text:p>
          </table:table-cell>
          <table:table-cell/>
          <table:table-cell office:value-type="float" office:value="18.2161">
            <text:p>18.2161</text:p>
          </table:table-cell>
          <table:table-cell office:value-type="float" office:value="-0.0949585">
            <text:p>-0.0949585</text:p>
          </table:table-cell>
          <table:table-cell office:value-type="float" office:value="0.0429233">
            <text:p>0.0429233</text:p>
          </table:table-cell>
          <table:table-cell office:value-type="float" office:value="0.767852">
            <text:p>0.767852</text:p>
          </table:table-cell>
          <table:table-cell office:value-type="float" office:value="0.0178943">
            <text:p>0.0178943</text:p>
          </table:table-cell>
          <table:table-cell office:value-type="float" office:value="0.0102477">
            <text:p>0.0102477</text:p>
          </table:table-cell>
          <table:table-cell office:value-type="float" office:value="0.0606525">
            <text:p>0.0606525</text:p>
          </table:table-cell>
          <table:table-cell office:value-type="float" office:value="0.00919528">
            <text:p>0.00919528</text:p>
          </table:table-cell>
          <table:table-cell office:value-type="float" office:value="0.00966753">
            <text:p>0.00966753</text:p>
          </table:table-cell>
          <table:table-cell office:value-type="float" office:value="0.0488091">
            <text:p>0.0488091</text:p>
          </table:table-cell>
          <table:table-cell office:value-type="float" office:value="-0.00808559">
            <text:p>-0.00808559</text:p>
          </table:table-cell>
          <table:table-cell office:value-type="float" office:value="0.503946">
            <text:p>0.503946</text:p>
          </table:table-cell>
          <table:table-cell office:value-type="float" office:value="2.55848">
            <text:p>2.55848</text:p>
          </table:table-cell>
          <table:table-cell office:value-type="float" office:value="-0.116275">
            <text:p>-0.116275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8.2215">
            <text:p>18.2215</text:p>
          </table:table-cell>
          <table:table-cell office:value-type="float" office:value="-0.109243">
            <text:p>-0.109243</text:p>
          </table:table-cell>
          <table:table-cell office:value-type="float" office:value="0.0328945">
            <text:p>0.0328945</text:p>
          </table:table-cell>
          <table:table-cell office:value-type="float" office:value="0.830235">
            <text:p>0.830235</text:p>
          </table:table-cell>
          <table:table-cell office:value-type="float" office:value="0.0178975">
            <text:p>0.0178975</text:p>
          </table:table-cell>
          <table:table-cell office:value-type="float" office:value="-0.0174672">
            <text:p>-0.0174672</text:p>
          </table:table-cell>
          <table:table-cell office:value-type="float" office:value="-0.0445054">
            <text:p>-0.0445054</text:p>
          </table:table-cell>
          <table:table-cell office:value-type="float" office:value="0.00783234">
            <text:p>0.00783234</text:p>
          </table:table-cell>
          <table:table-cell office:value-type="float" office:value="0.00488705">
            <text:p>0.00488705</text:p>
          </table:table-cell>
          <table:table-cell office:value-type="float" office:value="0.0221505">
            <text:p>0.0221505</text:p>
          </table:table-cell>
          <table:table-cell office:value-type="float" office:value="-0.00847258">
            <text:p>-0.00847258</text:p>
          </table:table-cell>
          <table:table-cell office:value-type="float" office:value="0.0203165">
            <text:p>0.0203165</text:p>
          </table:table-cell>
          <table:table-cell office:value-type="float" office:value="0.0563147">
            <text:p>0.0563147</text:p>
          </table:table-cell>
          <table:table-cell office:value-type="float" office:value="0.0603019">
            <text:p>0.0603019</text:p>
          </table:table-cell>
          <table:table-cell/>
          <table:table-cell office:value-type="float" office:value="18.5185">
            <text:p>18.5185</text:p>
          </table:table-cell>
          <table:table-cell office:value-type="float" office:value="-0.109393">
            <text:p>-0.109393</text:p>
          </table:table-cell>
          <table:table-cell office:value-type="float" office:value="0.0676101">
            <text:p>0.0676101</text:p>
          </table:table-cell>
          <table:table-cell office:value-type="float" office:value="0.791963">
            <text:p>0.791963</text:p>
          </table:table-cell>
          <table:table-cell office:value-type="float" office:value="0.015036">
            <text:p>0.015036</text:p>
          </table:table-cell>
          <table:table-cell office:value-type="float" office:value="0.00598726">
            <text:p>0.00598726</text:p>
          </table:table-cell>
          <table:table-cell office:value-type="float" office:value="-0.0159194">
            <text:p>-0.0159194</text:p>
          </table:table-cell>
          <table:table-cell office:value-type="float" office:value="-0.00558751">
            <text:p>-0.00558751</text:p>
          </table:table-cell>
          <table:table-cell office:value-type="float" office:value="0.0176801">
            <text:p>0.0176801</text:p>
          </table:table-cell>
          <table:table-cell office:value-type="float" office:value="0.0430077">
            <text:p>0.0430077</text:p>
          </table:table-cell>
          <table:table-cell office:value-type="float" office:value="-0.0182244">
            <text:p>-0.0182244</text:p>
          </table:table-cell>
          <table:table-cell office:value-type="float" office:value="0.300462">
            <text:p>0.300462</text:p>
          </table:table-cell>
          <table:table-cell office:value-type="float" office:value="0.184715">
            <text:p>0.184715</text:p>
          </table:table-cell>
          <table:table-cell office:value-type="float" office:value="-0.288955">
            <text:p>-0.288955</text:p>
          </table:table-cell>
          <table:table-cell/>
          <table:table-cell office:value-type="float" office:value="18.2507">
            <text:p>18.2507</text:p>
          </table:table-cell>
          <table:table-cell office:value-type="float" office:value="-0.0940185">
            <text:p>-0.0940185</text:p>
          </table:table-cell>
          <table:table-cell office:value-type="float" office:value="0.0476861">
            <text:p>0.0476861</text:p>
          </table:table-cell>
          <table:table-cell office:value-type="float" office:value="0.767432">
            <text:p>0.767432</text:p>
          </table:table-cell>
          <table:table-cell office:value-type="float" office:value="0.0177579">
            <text:p>0.0177579</text:p>
          </table:table-cell>
          <table:table-cell office:value-type="float" office:value="-0.0324746">
            <text:p>-0.0324746</text:p>
          </table:table-cell>
          <table:table-cell office:value-type="float" office:value="-0.093256">
            <text:p>-0.093256</text:p>
          </table:table-cell>
          <table:table-cell office:value-type="float" office:value="0.0150043">
            <text:p>0.0150043</text:p>
          </table:table-cell>
          <table:table-cell office:value-type="float" office:value="0.0271288">
            <text:p>0.0271288</text:p>
          </table:table-cell>
          <table:table-cell office:value-type="float" office:value="0.137458">
            <text:p>0.137458</text:p>
          </table:table-cell>
          <table:table-cell office:value-type="float" office:value="-0.0121144">
            <text:p>-0.0121144</text:p>
          </table:table-cell>
          <table:table-cell office:value-type="float" office:value="-0.582046">
            <text:p>-0.582046</text:p>
          </table:table-cell>
          <table:table-cell office:value-type="float" office:value="-1.43677">
            <text:p>-1.43677</text:p>
          </table:table-cell>
          <table:table-cell office:value-type="float" office:value="0.0409687">
            <text:p>0.0409687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8.3846">
            <text:p>18.3846</text:p>
          </table:table-cell>
          <table:table-cell office:value-type="float" office:value="-0.107905">
            <text:p>-0.107905</text:p>
          </table:table-cell>
          <table:table-cell office:value-type="float" office:value="0.0380051">
            <text:p>0.0380051</text:p>
          </table:table-cell>
          <table:table-cell office:value-type="float" office:value="0.830457">
            <text:p>0.830457</text:p>
          </table:table-cell>
          <table:table-cell office:value-type="float" office:value="0.0172645">
            <text:p>0.0172645</text:p>
          </table:table-cell>
          <table:table-cell office:value-type="float" office:value="-0.0159442">
            <text:p>-0.0159442</text:p>
          </table:table-cell>
          <table:table-cell office:value-type="float" office:value="-0.0396808">
            <text:p>-0.0396808</text:p>
          </table:table-cell>
          <table:table-cell office:value-type="float" office:value="0.00514743">
            <text:p>0.00514743</text:p>
          </table:table-cell>
          <table:table-cell office:value-type="float" office:value="0.00820061">
            <text:p>0.00820061</text:p>
          </table:table-cell>
          <table:table-cell office:value-type="float" office:value="0.0313353">
            <text:p>0.0313353</text:p>
          </table:table-cell>
          <table:table-cell office:value-type="float" office:value="0.00136249">
            <text:p>0.00136249</text:p>
          </table:table-cell>
          <table:table-cell office:value-type="float" office:value="0.0112589">
            <text:p>0.0112589</text:p>
          </table:table-cell>
          <table:table-cell office:value-type="float" office:value="0.028865">
            <text:p>0.028865</text:p>
          </table:table-cell>
          <table:table-cell office:value-type="float" office:value="-0.0333215">
            <text:p>-0.0333215</text:p>
          </table:table-cell>
          <table:table-cell/>
          <table:table-cell office:value-type="float" office:value="18.5857">
            <text:p>18.5857</text:p>
          </table:table-cell>
          <table:table-cell office:value-type="float" office:value="-0.106846">
            <text:p>-0.106846</text:p>
          </table:table-cell>
          <table:table-cell office:value-type="float" office:value="0.0713359">
            <text:p>0.0713359</text:p>
          </table:table-cell>
          <table:table-cell office:value-type="float" office:value="0.789432">
            <text:p>0.789432</text:p>
          </table:table-cell>
          <table:table-cell office:value-type="float" office:value="0.0148087">
            <text:p>0.0148087</text:p>
          </table:table-cell>
          <table:table-cell office:value-type="float" office:value="-0.00822821">
            <text:p>-0.00822821</text:p>
          </table:table-cell>
          <table:table-cell office:value-type="float" office:value="-0.0225291">
            <text:p>-0.0225291</text:p>
          </table:table-cell>
          <table:table-cell office:value-type="float" office:value="0.00712517">
            <text:p>0.00712517</text:p>
          </table:table-cell>
          <table:table-cell office:value-type="float" office:value="0.0378781">
            <text:p>0.0378781</text:p>
          </table:table-cell>
          <table:table-cell office:value-type="float" office:value="0.0554248">
            <text:p>0.0554248</text:p>
          </table:table-cell>
          <table:table-cell office:value-type="float" office:value="-0.0376488">
            <text:p>-0.0376488</text:p>
          </table:table-cell>
          <table:table-cell office:value-type="float" office:value="-0.158412">
            <text:p>-0.158412</text:p>
          </table:table-cell>
          <table:table-cell office:value-type="float" office:value="-0.0971775">
            <text:p>-0.0971775</text:p>
          </table:table-cell>
          <table:table-cell office:value-type="float" office:value="0.129014">
            <text:p>0.129014</text:p>
          </table:table-cell>
          <table:table-cell/>
          <table:table-cell office:value-type="float" office:value="18.2894">
            <text:p>18.2894</text:p>
          </table:table-cell>
          <table:table-cell office:value-type="float" office:value="-0.0938402">
            <text:p>-0.0938402</text:p>
          </table:table-cell>
          <table:table-cell office:value-type="float" office:value="0.0508537">
            <text:p>0.0508537</text:p>
          </table:table-cell>
          <table:table-cell office:value-type="float" office:value="0.767025">
            <text:p>0.767025</text:p>
          </table:table-cell>
          <table:table-cell office:value-type="float" office:value="0.0176068">
            <text:p>0.0176068</text:p>
          </table:table-cell>
          <table:table-cell office:value-type="float" office:value="-0.0102666">
            <text:p>-0.0102666</text:p>
          </table:table-cell>
          <table:table-cell office:value-type="float" office:value="-0.0567869">
            <text:p>-0.0567869</text:p>
          </table:table-cell>
          <table:table-cell office:value-type="float" office:value="0.0169228">
            <text:p>0.0169228</text:p>
          </table:table-cell>
          <table:table-cell office:value-type="float" office:value="0.00460762">
            <text:p>0.00460762</text:p>
          </table:table-cell>
          <table:table-cell office:value-type="float" office:value="0.0818649">
            <text:p>0.0818649</text:p>
          </table:table-cell>
          <table:table-cell office:value-type="float" office:value="-0.0105292">
            <text:p>-0.0105292</text:p>
          </table:table-cell>
          <table:table-cell office:value-type="float" office:value="-0.00715384">
            <text:p>-0.00715384</text:p>
          </table:table-cell>
          <table:table-cell office:value-type="float" office:value="-0.519167">
            <text:p>-0.519167</text:p>
          </table:table-cell>
          <table:table-cell office:value-type="float" office:value="0.0924995">
            <text:p>0.0924995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8.6847">
            <text:p>18.6847</text:p>
          </table:table-cell>
          <table:table-cell office:value-type="float" office:value="-0.10443">
            <text:p>-0.10443</text:p>
          </table:table-cell>
          <table:table-cell office:value-type="float" office:value="0.0500098">
            <text:p>0.0500098</text:p>
          </table:table-cell>
          <table:table-cell office:value-type="float" office:value="0.827864">
            <text:p>0.827864</text:p>
          </table:table-cell>
          <table:table-cell office:value-type="float" office:value="0.0161575">
            <text:p>0.0161575</text:p>
          </table:table-cell>
          <table:table-cell office:value-type="float" office:value="-0.0129341">
            <text:p>-0.0129341</text:p>
          </table:table-cell>
          <table:table-cell office:value-type="float" office:value="-0.0297602">
            <text:p>-0.0297602</text:p>
          </table:table-cell>
          <table:table-cell office:value-type="float" office:value="0.00354118">
            <text:p>0.00354118</text:p>
          </table:table-cell>
          <table:table-cell office:value-type="float" office:value="0.0115797">
            <text:p>0.0115797</text:p>
          </table:table-cell>
          <table:table-cell office:value-type="float" office:value="0.0399985">
            <text:p>0.0399985</text:p>
          </table:table-cell>
          <table:table-cell office:value-type="float" office:value="-0.00863826">
            <text:p>-0.00863826</text:p>
          </table:table-cell>
          <table:table-cell office:value-type="float" office:value="-0.0183305">
            <text:p>-0.0183305</text:p>
          </table:table-cell>
          <table:table-cell office:value-type="float" office:value="-0.0412389">
            <text:p>-0.0412389</text:p>
          </table:table-cell>
          <table:table-cell office:value-type="float" office:value="0.00678767">
            <text:p>0.00678767</text:p>
          </table:table-cell>
          <table:table-cell/>
          <table:table-cell office:value-type="float" office:value="18.8183">
            <text:p>18.8183</text:p>
          </table:table-cell>
          <table:table-cell office:value-type="float" office:value="-0.106605">
            <text:p>-0.106605</text:p>
          </table:table-cell>
          <table:table-cell office:value-type="float" office:value="0.0789698">
            <text:p>0.0789698</text:p>
          </table:table-cell>
          <table:table-cell office:value-type="float" office:value="0.787654">
            <text:p>0.787654</text:p>
          </table:table-cell>
          <table:table-cell office:value-type="float" office:value="0.0140483">
            <text:p>0.0140483</text:p>
          </table:table-cell>
          <table:table-cell office:value-type="float" office:value="0.00158256">
            <text:p>0.00158256</text:p>
          </table:table-cell>
          <table:table-cell office:value-type="float" office:value="0.00138952">
            <text:p>0.00138952</text:p>
          </table:table-cell>
          <table:table-cell office:value-type="float" office:value="0.00129122">
            <text:p>0.00129122</text:p>
          </table:table-cell>
          <table:table-cell office:value-type="float" office:value="0.0010364">
            <text:p>0.0010364</text:p>
          </table:table-cell>
          <table:table-cell office:value-type="float" office:value="0.0328243">
            <text:p>0.0328243</text:p>
          </table:table-cell>
          <table:table-cell office:value-type="float" office:value="-0.0076441">
            <text:p>-0.0076441</text:p>
          </table:table-cell>
          <table:table-cell office:value-type="float" office:value="0.151721">
            <text:p>0.151721</text:p>
          </table:table-cell>
          <table:table-cell office:value-type="float" office:value="0.352593">
            <text:p>0.352593</text:p>
          </table:table-cell>
          <table:table-cell office:value-type="float" office:value="-0.0365453">
            <text:p>-0.0365453</text:p>
          </table:table-cell>
          <table:table-cell/>
          <table:table-cell office:value-type="float" office:value="18.436">
            <text:p>18.436</text:p>
          </table:table-cell>
          <table:table-cell office:value-type="float" office:value="-0.0933184">
            <text:p>-0.0933184</text:p>
          </table:table-cell>
          <table:table-cell office:value-type="float" office:value="0.0516971">
            <text:p>0.0516971</text:p>
          </table:table-cell>
          <table:table-cell office:value-type="float" office:value="0.767469">
            <text:p>0.767469</text:p>
          </table:table-cell>
          <table:table-cell office:value-type="float" office:value="0.0170458">
            <text:p>0.0170458</text:p>
          </table:table-cell>
          <table:table-cell office:value-type="float" office:value="-0.00892209">
            <text:p>-0.00892209</text:p>
          </table:table-cell>
          <table:table-cell office:value-type="float" office:value="-0.0374036">
            <text:p>-0.0374036</text:p>
          </table:table-cell>
          <table:table-cell office:value-type="float" office:value="0.0136308">
            <text:p>0.0136308</text:p>
          </table:table-cell>
          <table:table-cell office:value-type="float" office:value="0.00355884">
            <text:p>0.00355884</text:p>
          </table:table-cell>
          <table:table-cell office:value-type="float" office:value="0.00575297">
            <text:p>0.00575297</text:p>
          </table:table-cell>
          <table:table-cell office:value-type="float" office:value="0.00303159">
            <text:p>0.00303159</text:p>
          </table:table-cell>
          <table:table-cell office:value-type="float" office:value="0.00857853">
            <text:p>0.00857853</text:p>
          </table:table-cell>
          <table:table-cell office:value-type="float" office:value="0.0879195">
            <text:p>0.0879195</text:p>
          </table:table-cell>
          <table:table-cell office:value-type="float" office:value="-0.0293202">
            <text:p>-0.0293202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8.9526">
            <text:p>18.9526</text:p>
          </table:table-cell>
          <table:table-cell office:value-type="float" office:value="-0.102643">
            <text:p>-0.102643</text:p>
          </table:table-cell>
          <table:table-cell office:value-type="float" office:value="0.0577662">
            <text:p>0.0577662</text:p>
          </table:table-cell>
          <table:table-cell office:value-type="float" office:value="0.826037">
            <text:p>0.826037</text:p>
          </table:table-cell>
          <table:table-cell office:value-type="float" office:value="0.0152295">
            <text:p>0.0152295</text:p>
          </table:table-cell>
          <table:table-cell office:value-type="float" office:value="-0.0111133">
            <text:p>-0.0111133</text:p>
          </table:table-cell>
          <table:table-cell office:value-type="float" office:value="-0.0277729">
            <text:p>-0.0277729</text:p>
          </table:table-cell>
          <table:table-cell office:value-type="float" office:value="0.00402415">
            <text:p>0.00402415</text:p>
          </table:table-cell>
          <table:table-cell office:value-type="float" office:value="0.00666853">
            <text:p>0.00666853</text:p>
          </table:table-cell>
          <table:table-cell office:value-type="float" office:value="0.0289496">
            <text:p>0.0289496</text:p>
          </table:table-cell>
          <table:table-cell office:value-type="float" office:value="-0.00681967">
            <text:p>-0.00681967</text:p>
          </table:table-cell>
          <table:table-cell office:value-type="float" office:value="-0.0163638">
            <text:p>-0.0163638</text:p>
          </table:table-cell>
          <table:table-cell office:value-type="float" office:value="-0.157159">
            <text:p>-0.157159</text:p>
          </table:table-cell>
          <table:table-cell office:value-type="float" office:value="0.0540928">
            <text:p>0.0540928</text:p>
          </table:table-cell>
          <table:table-cell/>
          <table:table-cell office:value-type="float" office:value="18.8855">
            <text:p>18.8855</text:p>
          </table:table-cell>
          <table:table-cell office:value-type="float" office:value="-0.10585">
            <text:p>-0.10585</text:p>
          </table:table-cell>
          <table:table-cell office:value-type="float" office:value="0.0827697">
            <text:p>0.0827697</text:p>
          </table:table-cell>
          <table:table-cell office:value-type="float" office:value="0.786975">
            <text:p>0.786975</text:p>
          </table:table-cell>
          <table:table-cell office:value-type="float" office:value="0.0138359">
            <text:p>0.0138359</text:p>
          </table:table-cell>
          <table:table-cell office:value-type="float" office:value="-0.0036563">
            <text:p>-0.0036563</text:p>
          </table:table-cell>
          <table:table-cell office:value-type="float" office:value="-0.0101022">
            <text:p>-0.0101022</text:p>
          </table:table-cell>
          <table:table-cell office:value-type="float" office:value="0.00261798">
            <text:p>0.00261798</text:p>
          </table:table-cell>
          <table:table-cell office:value-type="float" office:value="0.0112355">
            <text:p>0.0112355</text:p>
          </table:table-cell>
          <table:table-cell office:value-type="float" office:value="0.0565267">
            <text:p>0.0565267</text:p>
          </table:table-cell>
          <table:table-cell office:value-type="float" office:value="-0.0101008">
            <text:p>-0.0101008</text:p>
          </table:table-cell>
          <table:table-cell office:value-type="float" office:value="-0.0200408">
            <text:p>-0.0200408</text:p>
          </table:table-cell>
          <table:table-cell office:value-type="float" office:value="-0.0760859">
            <text:p>-0.0760859</text:p>
          </table:table-cell>
          <table:table-cell office:value-type="float" office:value="0.0183053">
            <text:p>0.0183053</text:p>
          </table:table-cell>
          <table:table-cell/>
          <table:table-cell office:value-type="float" office:value="18.8498">
            <text:p>18.8498</text:p>
          </table:table-cell>
          <table:table-cell office:value-type="float" office:value="-0.0903772">
            <text:p>-0.0903772</text:p>
          </table:table-cell>
          <table:table-cell office:value-type="float" office:value="0.0691299">
            <text:p>0.0691299</text:p>
          </table:table-cell>
          <table:table-cell office:value-type="float" office:value="0.763704">
            <text:p>0.763704</text:p>
          </table:table-cell>
          <table:table-cell office:value-type="float" office:value="0.0155571">
            <text:p>0.0155571</text:p>
          </table:table-cell>
          <table:table-cell office:value-type="float" office:value="-0.00591764">
            <text:p>-0.00591764</text:p>
          </table:table-cell>
          <table:table-cell office:value-type="float" office:value="-0.0234142">
            <text:p>-0.0234142</text:p>
          </table:table-cell>
          <table:table-cell office:value-type="float" office:value="0.0106536">
            <text:p>0.0106536</text:p>
          </table:table-cell>
          <table:table-cell office:value-type="float" office:value="0.00710839">
            <text:p>0.00710839</text:p>
          </table:table-cell>
          <table:table-cell office:value-type="float" office:value="0.0421315">
            <text:p>0.0421315</text:p>
          </table:table-cell>
          <table:table-cell office:value-type="float" office:value="-0.00910027">
            <text:p>-0.00910027</text:p>
          </table:table-cell>
          <table:table-cell office:value-type="float" office:value="-0.0141004">
            <text:p>-0.0141004</text:p>
          </table:table-cell>
          <table:table-cell office:value-type="float" office:value="-0.0746583">
            <text:p>-0.0746583</text:p>
          </table:table-cell>
          <table:table-cell office:value-type="float" office:value="0.00727956">
            <text:p>0.00727956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9.0856">
            <text:p>19.0856</text:p>
          </table:table-cell>
          <table:table-cell office:value-type="float" office:value="-0.102046">
            <text:p>-0.102046</text:p>
          </table:table-cell>
          <table:table-cell office:value-type="float" office:value="0.0588372">
            <text:p>0.0588372</text:p>
          </table:table-cell>
          <table:table-cell office:value-type="float" office:value="0.826086">
            <text:p>0.826086</text:p>
          </table:table-cell>
          <table:table-cell office:value-type="float" office:value="0.0147889">
            <text:p>0.0147889</text:p>
          </table:table-cell>
          <table:table-cell office:value-type="float" office:value="-0.00971202">
            <text:p>-0.00971202</text:p>
          </table:table-cell>
          <table:table-cell office:value-type="float" office:value="-0.0175827">
            <text:p>-0.0175827</text:p>
          </table:table-cell>
          <table:table-cell office:value-type="float" office:value="0.00221147">
            <text:p>0.00221147</text:p>
          </table:table-cell>
          <table:table-cell office:value-type="float" office:value="0.00449312">
            <text:p>0.00449312</text:p>
          </table:table-cell>
          <table:table-cell office:value-type="float" office:value="0.0080567">
            <text:p>0.0080567</text:p>
          </table:table-cell>
          <table:table-cell office:value-type="float" office:value="0.000371476">
            <text:p>0.000371476</text:p>
          </table:table-cell>
          <table:table-cell office:value-type="float" office:value="0.00311851">
            <text:p>0.00311851</text:p>
          </table:table-cell>
          <table:table-cell office:value-type="float" office:value="0.105615">
            <text:p>0.105615</text:p>
          </table:table-cell>
          <table:table-cell office:value-type="float" office:value="-0.00794374">
            <text:p>-0.00794374</text:p>
          </table:table-cell>
          <table:table-cell/>
          <table:table-cell office:value-type="float" office:value="19.5183">
            <text:p>19.5183</text:p>
          </table:table-cell>
          <table:table-cell office:value-type="float" office:value="-0.106765">
            <text:p>-0.106765</text:p>
          </table:table-cell>
          <table:table-cell office:value-type="float" office:value="0.0880724">
            <text:p>0.0880724</text:p>
          </table:table-cell>
          <table:table-cell office:value-type="float" office:value="0.787914">
            <text:p>0.787914</text:p>
          </table:table-cell>
          <table:table-cell office:value-type="float" office:value="0.0119872">
            <text:p>0.0119872</text:p>
          </table:table-cell>
          <table:table-cell office:value-type="float" office:value="-0.00393091">
            <text:p>-0.00393091</text:p>
          </table:table-cell>
          <table:table-cell office:value-type="float" office:value="-0.00633982">
            <text:p>-0.00633982</text:p>
          </table:table-cell>
          <table:table-cell office:value-type="float" office:value="0.00273417">
            <text:p>0.00273417</text:p>
          </table:table-cell>
          <table:table-cell office:value-type="float" office:value="-0.00144621">
            <text:p>-0.00144621</text:p>
          </table:table-cell>
          <table:table-cell office:value-type="float" office:value="0.00837982">
            <text:p>0.00837982</text:p>
          </table:table-cell>
          <table:table-cell office:value-type="float" office:value="0.00148274">
            <text:p>0.00148274</text:p>
          </table:table-cell>
          <table:table-cell office:value-type="float" office:value="0.00793479">
            <text:p>0.00793479</text:p>
          </table:table-cell>
          <table:table-cell office:value-type="float" office:value="-0.00977099">
            <text:p>-0.00977099</text:p>
          </table:table-cell>
          <table:table-cell office:value-type="float" office:value="-0.0266912">
            <text:p>-0.0266912</text:p>
          </table:table-cell>
          <table:table-cell/>
          <table:table-cell office:value-type="float" office:value="19.2936">
            <text:p>19.2936</text:p>
          </table:table-cell>
          <table:table-cell office:value-type="float" office:value="-0.0899997">
            <text:p>-0.0899997</text:p>
          </table:table-cell>
          <table:table-cell office:value-type="float" office:value="0.0731233">
            <text:p>0.0731233</text:p>
          </table:table-cell>
          <table:table-cell office:value-type="float" office:value="0.761099">
            <text:p>0.761099</text:p>
          </table:table-cell>
          <table:table-cell office:value-type="float" office:value="0.0141046">
            <text:p>0.0141046</text:p>
          </table:table-cell>
          <table:table-cell office:value-type="float" office:value="-0.0129143">
            <text:p>-0.0129143</text:p>
          </table:table-cell>
          <table:table-cell office:value-type="float" office:value="-0.018163">
            <text:p>-0.018163</text:p>
          </table:table-cell>
          <table:table-cell office:value-type="float" office:value="0.013162">
            <text:p>0.013162</text:p>
          </table:table-cell>
          <table:table-cell office:value-type="float" office:value="0.000850623">
            <text:p>0.000850623</text:p>
          </table:table-cell>
          <table:table-cell office:value-type="float" office:value="0.00899808">
            <text:p>0.00899808</text:p>
          </table:table-cell>
          <table:table-cell office:value-type="float" office:value="-0.00586959">
            <text:p>-0.00586959</text:p>
          </table:table-cell>
          <table:table-cell office:value-type="float" office:value="-0.19369">
            <text:p>-0.19369</text:p>
          </table:table-cell>
          <table:table-cell office:value-type="float" office:value="0.0246382">
            <text:p>0.0246382</text:p>
          </table:table-cell>
          <table:table-cell office:value-type="float" office:value="0.114848">
            <text:p>0.114848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9.3887">
            <text:p>19.3887</text:p>
          </table:table-cell>
          <table:table-cell office:value-type="float" office:value="-0.100397">
            <text:p>-0.100397</text:p>
          </table:table-cell>
          <table:table-cell office:value-type="float" office:value="0.0709835">
            <text:p>0.0709835</text:p>
          </table:table-cell>
          <table:table-cell office:value-type="float" office:value="0.825469">
            <text:p>0.825469</text:p>
          </table:table-cell>
          <table:table-cell office:value-type="float" office:value="0.0138316">
            <text:p>0.0138316</text:p>
          </table:table-cell>
          <table:table-cell office:value-type="float" office:value="-0.00895581">
            <text:p>-0.00895581</text:p>
          </table:table-cell>
          <table:table-cell office:value-type="float" office:value="-0.00870839">
            <text:p>-0.00870839</text:p>
          </table:table-cell>
          <table:table-cell office:value-type="float" office:value="0.00248718">
            <text:p>0.00248718</text:p>
          </table:table-cell>
          <table:table-cell office:value-type="float" office:value="0.0054384">
            <text:p>0.0054384</text:p>
          </table:table-cell>
          <table:table-cell office:value-type="float" office:value="0.0400707">
            <text:p>0.0400707</text:p>
          </table:table-cell>
          <table:table-cell office:value-type="float" office:value="-0.00203643">
            <text:p>-0.00203643</text:p>
          </table:table-cell>
          <table:table-cell office:value-type="float" office:value="-0.0299764">
            <text:p>-0.0299764</text:p>
          </table:table-cell>
          <table:table-cell office:value-type="float" office:value="-0.0428204">
            <text:p>-0.0428204</text:p>
          </table:table-cell>
          <table:table-cell office:value-type="float" office:value="0.0143206">
            <text:p>0.0143206</text:p>
          </table:table-cell>
          <table:table-cell/>
          <table:table-cell office:value-type="float" office:value="19.8859">
            <text:p>19.8859</text:p>
          </table:table-cell>
          <table:table-cell office:value-type="float" office:value="-0.106225">
            <text:p>-0.106225</text:p>
          </table:table-cell>
          <table:table-cell office:value-type="float" office:value="0.0898325">
            <text:p>0.0898325</text:p>
          </table:table-cell>
          <table:table-cell office:value-type="float" office:value="0.784852">
            <text:p>0.784852</text:p>
          </table:table-cell>
          <table:table-cell office:value-type="float" office:value="0.0110289">
            <text:p>0.0110289</text:p>
          </table:table-cell>
          <table:table-cell office:value-type="float" office:value="-0.0045247">
            <text:p>-0.0045247</text:p>
          </table:table-cell>
          <table:table-cell office:value-type="float" office:value="0.00307616">
            <text:p>0.00307616</text:p>
          </table:table-cell>
          <table:table-cell office:value-type="float" office:value="0.00126896">
            <text:p>0.00126896</text:p>
          </table:table-cell>
          <table:table-cell office:value-type="float" office:value="0.00147062">
            <text:p>0.00147062</text:p>
          </table:table-cell>
          <table:table-cell office:value-type="float" office:value="0.004788">
            <text:p>0.004788</text:p>
          </table:table-cell>
          <table:table-cell office:value-type="float" office:value="-0.00832894">
            <text:p>-0.00832894</text:p>
          </table:table-cell>
          <table:table-cell office:value-type="float" office:value="-0.0345397">
            <text:p>-0.0345397</text:p>
          </table:table-cell>
          <table:table-cell office:value-type="float" office:value="0.185628">
            <text:p>0.185628</text:p>
          </table:table-cell>
          <table:table-cell office:value-type="float" office:value="0.0345715">
            <text:p>0.0345715</text:p>
          </table:table-cell>
          <table:table-cell/>
          <table:table-cell office:value-type="float" office:value="19.3504">
            <text:p>19.3504</text:p>
          </table:table-cell>
          <table:table-cell office:value-type="float" office:value="-0.090576">
            <text:p>-0.090576</text:p>
          </table:table-cell>
          <table:table-cell office:value-type="float" office:value="0.0737137">
            <text:p>0.0737137</text:p>
          </table:table-cell>
          <table:table-cell office:value-type="float" office:value="0.761136">
            <text:p>0.761136</text:p>
          </table:table-cell>
          <table:table-cell office:value-type="float" office:value="0.0139288">
            <text:p>0.0139288</text:p>
          </table:table-cell>
          <table:table-cell office:value-type="float" office:value="-0.00457047">
            <text:p>-0.00457047</text:p>
          </table:table-cell>
          <table:table-cell office:value-type="float" office:value="-0.017199">
            <text:p>-0.017199</text:p>
          </table:table-cell>
          <table:table-cell office:value-type="float" office:value="0.00867226">
            <text:p>0.00867226</text:p>
          </table:table-cell>
          <table:table-cell office:value-type="float" office:value="-0.0101483">
            <text:p>-0.0101483</text:p>
          </table:table-cell>
          <table:table-cell office:value-type="float" office:value="0.0103972">
            <text:p>0.0103972</text:p>
          </table:table-cell>
          <table:table-cell office:value-type="float" office:value="0.000652211">
            <text:p>0.000652211</text:p>
          </table:table-cell>
          <table:table-cell office:value-type="float" office:value="0.0418475">
            <text:p>0.0418475</text:p>
          </table:table-cell>
          <table:table-cell office:value-type="float" office:value="0.0303627">
            <text:p>0.0303627</text:p>
          </table:table-cell>
          <table:table-cell office:value-type="float" office:value="-0.00867315">
            <text:p>-0.00867315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9.6202">
            <text:p>19.6202</text:p>
          </table:table-cell>
          <table:table-cell office:value-type="float" office:value="-0.100745">
            <text:p>-0.100745</text:p>
          </table:table-cell>
          <table:table-cell office:value-type="float" office:value="0.0779661">
            <text:p>0.0779661</text:p>
          </table:table-cell>
          <table:table-cell office:value-type="float" office:value="0.825765">
            <text:p>0.825765</text:p>
          </table:table-cell>
          <table:table-cell office:value-type="float" office:value="0.0131422">
            <text:p>0.0131422</text:p>
          </table:table-cell>
          <table:table-cell office:value-type="float" office:value="-0.00924335">
            <text:p>-0.00924335</text:p>
          </table:table-cell>
          <table:table-cell office:value-type="float" office:value="-0.00854313">
            <text:p>-0.00854313</text:p>
          </table:table-cell>
          <table:table-cell office:value-type="float" office:value="0.000219969">
            <text:p>0.000219969</text:p>
          </table:table-cell>
          <table:table-cell office:value-type="float" office:value="-0.0015028">
            <text:p>-0.0015028</text:p>
          </table:table-cell>
          <table:table-cell office:value-type="float" office:value="0.0301554">
            <text:p>0.0301554</text:p>
          </table:table-cell>
          <table:table-cell office:value-type="float" office:value="0.00127958">
            <text:p>0.00127958</text:p>
          </table:table-cell>
          <table:table-cell office:value-type="float" office:value="-0.0206138">
            <text:p>-0.0206138</text:p>
          </table:table-cell>
          <table:table-cell office:value-type="float" office:value="-0.185965">
            <text:p>-0.185965</text:p>
          </table:table-cell>
          <table:table-cell office:value-type="float" office:value="-0.0573413">
            <text:p>-0.0573413</text:p>
          </table:table-cell>
          <table:table-cell/>
          <table:table-cell office:value-type="float" office:value="20.0214">
            <text:p>20.0214</text:p>
          </table:table-cell>
          <table:table-cell office:value-type="float" office:value="-0.106659">
            <text:p>-0.106659</text:p>
          </table:table-cell>
          <table:table-cell office:value-type="float" office:value="0.0938897">
            <text:p>0.0938897</text:p>
          </table:table-cell>
          <table:table-cell office:value-type="float" office:value="0.784358">
            <text:p>0.784358</text:p>
          </table:table-cell>
          <table:table-cell office:value-type="float" office:value="0.0106953">
            <text:p>0.0106953</text:p>
          </table:table-cell>
          <table:table-cell office:value-type="float" office:value="-0.00347461">
            <text:p>-0.00347461</text:p>
          </table:table-cell>
          <table:table-cell office:value-type="float" office:value="-0.0020588">
            <text:p>-0.0020588</text:p>
          </table:table-cell>
          <table:table-cell office:value-type="float" office:value="0.000311783">
            <text:p>0.000311783</text:p>
          </table:table-cell>
          <table:table-cell office:value-type="float" office:value="-0.00320965">
            <text:p>-0.00320965</text:p>
          </table:table-cell>
          <table:table-cell office:value-type="float" office:value="0.0299413">
            <text:p>0.0299413</text:p>
          </table:table-cell>
          <table:table-cell office:value-type="float" office:value="-0.00364437">
            <text:p>-0.00364437</text:p>
          </table:table-cell>
          <table:table-cell office:value-type="float" office:value="0.00947299">
            <text:p>0.00947299</text:p>
          </table:table-cell>
          <table:table-cell office:value-type="float" office:value="-0.0962592">
            <text:p>-0.0962592</text:p>
          </table:table-cell>
          <table:table-cell office:value-type="float" office:value="0.0129897">
            <text:p>0.0129897</text:p>
          </table:table-cell>
          <table:table-cell/>
          <table:table-cell office:value-type="float" office:value="19.5567">
            <text:p>19.5567</text:p>
          </table:table-cell>
          <table:table-cell office:value-type="float" office:value="-0.0908886">
            <text:p>-0.0908886</text:p>
          </table:table-cell>
          <table:table-cell office:value-type="float" office:value="0.0771508">
            <text:p>0.0771508</text:p>
          </table:table-cell>
          <table:table-cell office:value-type="float" office:value="0.760901">
            <text:p>0.760901</text:p>
          </table:table-cell>
          <table:table-cell office:value-type="float" office:value="0.0133084">
            <text:p>0.0133084</text:p>
          </table:table-cell>
          <table:table-cell office:value-type="float" office:value="-0.00603069">
            <text:p>-0.00603069</text:p>
          </table:table-cell>
          <table:table-cell office:value-type="float" office:value="-0.0145969">
            <text:p>-0.0145969</text:p>
          </table:table-cell>
          <table:table-cell office:value-type="float" office:value="0.00902578">
            <text:p>0.00902578</text:p>
          </table:table-cell>
          <table:table-cell office:value-type="float" office:value="-0.00151531">
            <text:p>-0.00151531</text:p>
          </table:table-cell>
          <table:table-cell office:value-type="float" office:value="0.0166609">
            <text:p>0.0166609</text:p>
          </table:table-cell>
          <table:table-cell office:value-type="float" office:value="-0.00113703">
            <text:p>-0.00113703</text:p>
          </table:table-cell>
          <table:table-cell office:value-type="float" office:value="-0.0110987">
            <text:p>-0.0110987</text:p>
          </table:table-cell>
          <table:table-cell office:value-type="float" office:value="-0.00392163">
            <text:p>-0.00392163</text:p>
          </table:table-cell>
          <table:table-cell office:value-type="float" office:value="0.00579914">
            <text:p>0.00579914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9.7201">
            <text:p>19.7201</text:p>
          </table:table-cell>
          <table:table-cell office:value-type="float" office:value="-0.101101">
            <text:p>-0.101101</text:p>
          </table:table-cell>
          <table:table-cell office:value-type="float" office:value="0.0791227">
            <text:p>0.0791227</text:p>
          </table:table-cell>
          <table:table-cell office:value-type="float" office:value="0.825321">
            <text:p>0.825321</text:p>
          </table:table-cell>
          <table:table-cell office:value-type="float" office:value="0.0128555">
            <text:p>0.0128555</text:p>
          </table:table-cell>
          <table:table-cell office:value-type="float" office:value="-0.00813272">
            <text:p>-0.00813272</text:p>
          </table:table-cell>
          <table:table-cell office:value-type="float" office:value="-0.000173426">
            <text:p>-0.000173426</text:p>
          </table:table-cell>
          <table:table-cell office:value-type="float" office:value="0.00286842">
            <text:p>0.00286842</text:p>
          </table:table-cell>
          <table:table-cell office:value-type="float" office:value="-0.00356214">
            <text:p>-0.00356214</text:p>
          </table:table-cell>
          <table:table-cell office:value-type="float" office:value="0.0115774">
            <text:p>0.0115774</text:p>
          </table:table-cell>
          <table:table-cell office:value-type="float" office:value="-0.00444887">
            <text:p>-0.00444887</text:p>
          </table:table-cell>
          <table:table-cell office:value-type="float" office:value="0.0160577">
            <text:p>0.0160577</text:p>
          </table:table-cell>
          <table:table-cell office:value-type="float" office:value="0.0263732">
            <text:p>0.0263732</text:p>
          </table:table-cell>
          <table:table-cell office:value-type="float" office:value="0.0277942">
            <text:p>0.0277942</text:p>
          </table:table-cell>
          <table:table-cell table:number-columns-repeated="16"/>
          <table:table-cell office:value-type="float" office:value="19.8179">
            <text:p>19.8179</text:p>
          </table:table-cell>
          <table:table-cell office:value-type="float" office:value="-0.092042">
            <text:p>-0.092042</text:p>
          </table:table-cell>
          <table:table-cell office:value-type="float" office:value="0.0812359">
            <text:p>0.0812359</text:p>
          </table:table-cell>
          <table:table-cell office:value-type="float" office:value="0.761">
            <text:p>0.761</text:p>
          </table:table-cell>
          <table:table-cell office:value-type="float" office:value="0.0125622">
            <text:p>0.0125622</text:p>
          </table:table-cell>
          <table:table-cell office:value-type="float" office:value="-0.0040538">
            <text:p>-0.0040538</text:p>
          </table:table-cell>
          <table:table-cell office:value-type="float" office:value="-0.00191005">
            <text:p>-0.00191005</text:p>
          </table:table-cell>
          <table:table-cell office:value-type="float" office:value="0.00971916">
            <text:p>0.00971916</text:p>
          </table:table-cell>
          <table:table-cell office:value-type="float" office:value="-0.00441495">
            <text:p>-0.00441495</text:p>
          </table:table-cell>
          <table:table-cell office:value-type="float" office:value="0.0156364">
            <text:p>0.0156364</text:p>
          </table:table-cell>
          <table:table-cell office:value-type="float" office:value="0.000378039">
            <text:p>0.000378039</text:p>
          </table:table-cell>
          <table:table-cell office:value-type="float" office:value="0.0618747">
            <text:p>0.0618747</text:p>
          </table:table-cell>
          <table:table-cell office:value-type="float" office:value="0.203553">
            <text:p>0.203553</text:p>
          </table:table-cell>
          <table:table-cell office:value-type="float" office:value="0.0126376">
            <text:p>0.0126376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19.9528">
            <text:p>19.9528</text:p>
          </table:table-cell>
          <table:table-cell office:value-type="float" office:value="-0.101061">
            <text:p>-0.101061</text:p>
          </table:table-cell>
          <table:table-cell office:value-type="float" office:value="0.0832431">
            <text:p>0.0832431</text:p>
          </table:table-cell>
          <table:table-cell office:value-type="float" office:value="0.82579">
            <text:p>0.82579</text:p>
          </table:table-cell>
          <table:table-cell office:value-type="float" office:value="0.0122119">
            <text:p>0.0122119</text:p>
          </table:table-cell>
          <table:table-cell office:value-type="float" office:value="-0.00602813">
            <text:p>-0.00602813</text:p>
          </table:table-cell>
          <table:table-cell office:value-type="float" office:value="-0.00476905">
            <text:p>-0.00476905</text:p>
          </table:table-cell>
          <table:table-cell office:value-type="float" office:value="0.00408394">
            <text:p>0.00408394</text:p>
          </table:table-cell>
          <table:table-cell office:value-type="float" office:value="0.000173264">
            <text:p>0.000173264</text:p>
          </table:table-cell>
          <table:table-cell office:value-type="float" office:value="0.0177124">
            <text:p>0.0177124</text:p>
          </table:table-cell>
          <table:table-cell office:value-type="float" office:value="0.00201673">
            <text:p>0.00201673</text:p>
          </table:table-cell>
          <table:table-cell office:value-type="float" office:value="0.0510267">
            <text:p>0.0510267</text:p>
          </table:table-cell>
          <table:table-cell office:value-type="float" office:value="-0.196632">
            <text:p>-0.196632</text:p>
          </table:table-cell>
          <table:table-cell office:value-type="float" office:value="0.028929">
            <text:p>0.028929</text:p>
          </table:table-cell>
          <table:table-cell table:number-columns-repeated="16"/>
          <table:table-cell office:value-type="float" office:value="19.887">
            <text:p>19.887</text:p>
          </table:table-cell>
          <table:table-cell office:value-type="float" office:value="-0.0920517">
            <text:p>-0.0920517</text:p>
          </table:table-cell>
          <table:table-cell office:value-type="float" office:value="0.0832873">
            <text:p>0.0832873</text:p>
          </table:table-cell>
          <table:table-cell office:value-type="float" office:value="0.761086">
            <text:p>0.761086</text:p>
          </table:table-cell>
          <table:table-cell office:value-type="float" office:value="0.012372">
            <text:p>0.012372</text:p>
          </table:table-cell>
          <table:table-cell office:value-type="float" office:value="-0.00735887">
            <text:p>-0.00735887</text:p>
          </table:table-cell>
          <table:table-cell office:value-type="float" office:value="-0.011119">
            <text:p>-0.011119</text:p>
          </table:table-cell>
          <table:table-cell office:value-type="float" office:value="0.00976452">
            <text:p>0.00976452</text:p>
          </table:table-cell>
          <table:table-cell office:value-type="float" office:value="-0.000140767">
            <text:p>-0.000140767</text:p>
          </table:table-cell>
          <table:table-cell office:value-type="float" office:value="0.0296974">
            <text:p>0.0296974</text:p>
          </table:table-cell>
          <table:table-cell office:value-type="float" office:value="0.00125102">
            <text:p>0.00125102</text:p>
          </table:table-cell>
          <table:table-cell office:value-type="float" office:value="-0.0284336">
            <text:p>-0.0284336</text:p>
          </table:table-cell>
          <table:table-cell office:value-type="float" office:value="-0.0968832">
            <text:p>-0.0968832</text:p>
          </table:table-cell>
          <table:table-cell office:value-type="float" office:value="0.00871745">
            <text:p>0.00871745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20.1524">
            <text:p>20.1524</text:p>
          </table:table-cell>
          <table:table-cell office:value-type="float" office:value="-0.0989928">
            <text:p>-0.0989928</text:p>
          </table:table-cell>
          <table:table-cell office:value-type="float" office:value="0.0789425">
            <text:p>0.0789425</text:p>
          </table:table-cell>
          <table:table-cell office:value-type="float" office:value="0.827346">
            <text:p>0.827346</text:p>
          </table:table-cell>
          <table:table-cell office:value-type="float" office:value="0.0116853">
            <text:p>0.0116853</text:p>
          </table:table-cell>
          <table:table-cell office:value-type="float" office:value="-0.00884808">
            <text:p>-0.00884808</text:p>
          </table:table-cell>
          <table:table-cell office:value-type="float" office:value="0.00152887">
            <text:p>0.00152887</text:p>
          </table:table-cell>
          <table:table-cell office:value-type="float" office:value="0.00138293">
            <text:p>0.00138293</text:p>
          </table:table-cell>
          <table:table-cell office:value-type="float" office:value="0.01036">
            <text:p>0.01036</text:p>
          </table:table-cell>
          <table:table-cell office:value-type="float" office:value="-0.0215422">
            <text:p>-0.0215422</text:p>
          </table:table-cell>
          <table:table-cell office:value-type="float" office:value="0.00779198">
            <text:p>0.00779198</text:p>
          </table:table-cell>
          <table:table-cell office:value-type="float" office:value="-0.0933164">
            <text:p>-0.0933164</text:p>
          </table:table-cell>
          <table:table-cell office:value-type="float" office:value="0.140853">
            <text:p>0.140853</text:p>
          </table:table-cell>
          <table:table-cell office:value-type="float" office:value="-0.0878593">
            <text:p>-0.0878593</text:p>
          </table:table-cell>
          <table:table-cell table:number-columns-repeated="16"/>
          <table:table-cell office:value-type="float" office:value="20.1178">
            <text:p>20.1178</text:p>
          </table:table-cell>
          <table:table-cell office:value-type="float" office:value="-0.0935988">
            <text:p>-0.0935988</text:p>
          </table:table-cell>
          <table:table-cell office:value-type="float" office:value="0.0849807">
            <text:p>0.0849807</text:p>
          </table:table-cell>
          <table:table-cell office:value-type="float" office:value="0.76184">
            <text:p>0.76184</text:p>
          </table:table-cell>
          <table:table-cell office:value-type="float" office:value="0.0117571">
            <text:p>0.0117571</text:p>
          </table:table-cell>
          <table:table-cell office:value-type="float" office:value="-0.00615784">
            <text:p>-0.00615784</text:p>
          </table:table-cell>
          <table:table-cell office:value-type="float" office:value="-0.00256393">
            <text:p>-0.00256393</text:p>
          </table:table-cell>
          <table:table-cell office:value-type="float" office:value="0.00869804">
            <text:p>0.00869804</text:p>
          </table:table-cell>
          <table:table-cell office:value-type="float" office:value="-0.00670312">
            <text:p>-0.00670312</text:p>
          </table:table-cell>
          <table:table-cell office:value-type="float" office:value="0.00733719">
            <text:p>0.00733719</text:p>
          </table:table-cell>
          <table:table-cell office:value-type="float" office:value="0.00326297">
            <text:p>0.00326297</text:p>
          </table:table-cell>
          <table:table-cell office:value-type="float" office:value="0.0446924">
            <text:p>0.0446924</text:p>
          </table:table-cell>
          <table:table-cell office:value-type="float" office:value="0.114802">
            <text:p>0.114802</text:p>
          </table:table-cell>
          <table:table-cell office:value-type="float" office:value="-0.0426675">
            <text:p>-0.0426675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20.2886">
            <text:p>20.2886</text:p>
          </table:table-cell>
          <table:table-cell office:value-type="float" office:value="-0.0993122">
            <text:p>-0.0993122</text:p>
          </table:table-cell>
          <table:table-cell office:value-type="float" office:value="0.0786206">
            <text:p>0.0786206</text:p>
          </table:table-cell>
          <table:table-cell office:value-type="float" office:value="0.826778">
            <text:p>0.826778</text:p>
          </table:table-cell>
          <table:table-cell office:value-type="float" office:value="0.0113393">
            <text:p>0.0113393</text:p>
          </table:table-cell>
          <table:table-cell office:value-type="float" office:value="-0.00552256">
            <text:p>-0.00552256</text:p>
          </table:table-cell>
          <table:table-cell office:value-type="float" office:value="-0.00171393">
            <text:p>-0.00171393</text:p>
          </table:table-cell>
          <table:table-cell office:value-type="float" office:value="0.00341058">
            <text:p>0.00341058</text:p>
          </table:table-cell>
          <table:table-cell office:value-type="float" office:value="-0.00234588">
            <text:p>-0.00234588</text:p>
          </table:table-cell>
          <table:table-cell office:value-type="float" office:value="-0.00236384">
            <text:p>-0.00236384</text:p>
          </table:table-cell>
          <table:table-cell office:value-type="float" office:value="-0.00417085">
            <text:p>-0.00417085</text:p>
          </table:table-cell>
          <table:table-cell office:value-type="float" office:value="0.0178036">
            <text:p>0.0178036</text:p>
          </table:table-cell>
          <table:table-cell office:value-type="float" office:value="0.0292209">
            <text:p>0.0292209</text:p>
          </table:table-cell>
          <table:table-cell office:value-type="float" office:value="-0.00154591">
            <text:p>-0.00154591</text:p>
          </table:table-cell>
          <table:table-cell table:number-columns-repeated="16"/>
          <table:table-cell office:value-type="float" office:value="20.3184">
            <text:p>20.3184</text:p>
          </table:table-cell>
          <table:table-cell office:value-type="float" office:value="-0.0931456">
            <text:p>-0.0931456</text:p>
          </table:table-cell>
          <table:table-cell office:value-type="float" office:value="0.0910696">
            <text:p>0.0910696</text:p>
          </table:table-cell>
          <table:table-cell office:value-type="float" office:value="0.760778">
            <text:p>0.760778</text:p>
          </table:table-cell>
          <table:table-cell office:value-type="float" office:value="0.0112477">
            <text:p>0.0112477</text:p>
          </table:table-cell>
          <table:table-cell office:value-type="float" office:value="-0.00727304">
            <text:p>-0.00727304</text:p>
          </table:table-cell>
          <table:table-cell office:value-type="float" office:value="-0.00375638">
            <text:p>-0.00375638</text:p>
          </table:table-cell>
          <table:table-cell office:value-type="float" office:value="0.00938356">
            <text:p>0.00938356</text:p>
          </table:table-cell>
          <table:table-cell office:value-type="float" office:value="0.00225997">
            <text:p>0.00225997</text:p>
          </table:table-cell>
          <table:table-cell office:value-type="float" office:value="0.0303608">
            <text:p>0.0303608</text:p>
          </table:table-cell>
          <table:table-cell office:value-type="float" office:value="-0.00529402">
            <text:p>-0.00529402</text:p>
          </table:table-cell>
          <table:table-cell office:value-type="float" office:value="-0.017817">
            <text:p>-0.017817</text:p>
          </table:table-cell>
          <table:table-cell office:value-type="float" office:value="-0.109864">
            <text:p>-0.109864</text:p>
          </table:table-cell>
          <table:table-cell office:value-type="float" office:value="0.0147374">
            <text:p>0.0147374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20.5919">
            <text:p>20.5919</text:p>
          </table:table-cell>
          <table:table-cell office:value-type="float" office:value="-0.0983856">
            <text:p>-0.0983856</text:p>
          </table:table-cell>
          <table:table-cell office:value-type="float" office:value="0.0805923">
            <text:p>0.0805923</text:p>
          </table:table-cell>
          <table:table-cell office:value-type="float" office:value="0.82537">
            <text:p>0.82537</text:p>
          </table:table-cell>
          <table:table-cell office:value-type="float" office:value="0.0106047">
            <text:p>0.0106047</text:p>
          </table:table-cell>
          <table:table-cell office:value-type="float" office:value="-0.00836623">
            <text:p>-0.00836623</text:p>
          </table:table-cell>
          <table:table-cell office:value-type="float" office:value="-0.000445206">
            <text:p>-0.000445206</text:p>
          </table:table-cell>
          <table:table-cell office:value-type="float" office:value="0.00319328">
            <text:p>0.00319328</text:p>
          </table:table-cell>
          <table:table-cell office:value-type="float" office:value="0.00305458">
            <text:p>0.00305458</text:p>
          </table:table-cell>
          <table:table-cell office:value-type="float" office:value="0.00649988">
            <text:p>0.00649988</text:p>
          </table:table-cell>
          <table:table-cell office:value-type="float" office:value="-0.00463978">
            <text:p>-0.00463978</text:p>
          </table:table-cell>
          <table:table-cell office:value-type="float" office:value="-0.0915809">
            <text:p>-0.0915809</text:p>
          </table:table-cell>
          <table:table-cell office:value-type="float" office:value="-0.00767644">
            <text:p>-0.00767644</text:p>
          </table:table-cell>
          <table:table-cell office:value-type="float" office:value="0.0246853">
            <text:p>0.0246853</text:p>
          </table:table-cell>
          <table:table-cell table:number-columns-repeated="16"/>
          <table:table-cell office:value-type="float" office:value="20.5187">
            <text:p>20.5187</text:p>
          </table:table-cell>
          <table:table-cell office:value-type="float" office:value="-0.0934076">
            <text:p>-0.0934076</text:p>
          </table:table-cell>
          <table:table-cell office:value-type="float" office:value="0.0927433">
            <text:p>0.0927433</text:p>
          </table:table-cell>
          <table:table-cell office:value-type="float" office:value="0.760309">
            <text:p>0.760309</text:p>
          </table:table-cell>
          <table:table-cell office:value-type="float" office:value="0.010761">
            <text:p>0.010761</text:p>
          </table:table-cell>
          <table:table-cell office:value-type="float" office:value="-0.0068718">
            <text:p>-0.0068718</text:p>
          </table:table-cell>
          <table:table-cell office:value-type="float" office:value="-0.00172855">
            <text:p>-0.00172855</text:p>
          </table:table-cell>
          <table:table-cell office:value-type="float" office:value="0.00840778">
            <text:p>0.00840778</text:p>
          </table:table-cell>
          <table:table-cell office:value-type="float" office:value="-0.00130854">
            <text:p>-0.00130854</text:p>
          </table:table-cell>
          <table:table-cell office:value-type="float" office:value="0.00835665">
            <text:p>0.00835665</text:p>
          </table:table-cell>
          <table:table-cell office:value-type="float" office:value="-0.00234233">
            <text:p>-0.00234233</text:p>
          </table:table-cell>
          <table:table-cell office:value-type="float" office:value="0.000322366">
            <text:p>0.000322366</text:p>
          </table:table-cell>
          <table:table-cell office:value-type="float" office:value="-0.0548243">
            <text:p>-0.0548243</text:p>
          </table:table-cell>
          <table:table-cell office:value-type="float" office:value="-0.00646324">
            <text:p>-0.00646324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float" office:value="20.6571">
            <text:p>20.6571</text:p>
          </table:table-cell>
          <table:table-cell office:value-type="float" office:value="-0.0985755">
            <text:p>-0.0985755</text:p>
          </table:table-cell>
          <table:table-cell office:value-type="float" office:value="0.0809833">
            <text:p>0.0809833</text:p>
          </table:table-cell>
          <table:table-cell office:value-type="float" office:value="0.825173">
            <text:p>0.825173</text:p>
          </table:table-cell>
          <table:table-cell office:value-type="float" office:value="0.0104532">
            <text:p>0.0104532</text:p>
          </table:table-cell>
          <table:table-cell office:value-type="float" office:value="-0.00404473">
            <text:p>-0.00404473</text:p>
          </table:table-cell>
          <table:table-cell office:value-type="float" office:value="-0.00133975">
            <text:p>-0.00133975</text:p>
          </table:table-cell>
          <table:table-cell office:value-type="float" office:value="-0.00175535">
            <text:p>-0.00175535</text:p>
          </table:table-cell>
          <table:table-cell office:value-type="float" office:value="-0.00291374">
            <text:p>-0.00291374</text:p>
          </table:table-cell>
          <table:table-cell office:value-type="float" office:value="0.0059996">
            <text:p>0.0059996</text:p>
          </table:table-cell>
          <table:table-cell office:value-type="float" office:value="-0.00303104">
            <text:p>-0.00303104</text:p>
          </table:table-cell>
          <table:table-cell office:value-type="float" office:value="0.0278306">
            <text:p>0.0278306</text:p>
          </table:table-cell>
          <table:table-cell office:value-type="float" office:value="-0.0376354">
            <text:p>-0.0376354</text:p>
          </table:table-cell>
          <table:table-cell office:value-type="float" office:value="-0.0933376">
            <text:p>-0.0933376</text:p>
          </table:table-cell>
          <table:table-cell table:number-columns-repeated="16"/>
          <table:table-cell office:value-type="float" office:value="20.6179">
            <text:p>20.6179</text:p>
          </table:table-cell>
          <table:table-cell office:value-type="float" office:value="-0.0935344">
            <text:p>-0.0935344</text:p>
          </table:table-cell>
          <table:table-cell office:value-type="float" office:value="0.0930326">
            <text:p>0.0930326</text:p>
          </table:table-cell>
          <table:table-cell office:value-type="float" office:value="0.760012">
            <text:p>0.760012</text:p>
          </table:table-cell>
          <table:table-cell office:value-type="float" office:value="0.0105276">
            <text:p>0.0105276</text:p>
          </table:table-cell>
          <table:table-cell office:value-type="float" office:value="-0.00521244">
            <text:p>-0.00521244</text:p>
          </table:table-cell>
          <table:table-cell office:value-type="float" office:value="-0.0006847">
            <text:p>-0.0006847</text:p>
          </table:table-cell>
          <table:table-cell office:value-type="float" office:value="0.000371807">
            <text:p>0.000371807</text:p>
          </table:table-cell>
          <table:table-cell office:value-type="float" office:value="-0.00127653">
            <text:p>-0.00127653</text:p>
          </table:table-cell>
          <table:table-cell office:value-type="float" office:value="0.00291304">
            <text:p>0.00291304</text:p>
          </table:table-cell>
          <table:table-cell office:value-type="float" office:value="-0.00298408">
            <text:p>-0.00298408</text:p>
          </table:table-cell>
          <table:table-cell office:value-type="float" office:value="0.0404848">
            <text:p>0.0404848</text:p>
          </table:table-cell>
          <table:table-cell office:value-type="float" office:value="-0.0253636">
            <text:p>-0.0253636</text:p>
          </table:table-cell>
          <table:table-cell office:value-type="float" office:value="-0.191989">
            <text:p>-0.191989</text:p>
          </table:table-cell>
          <table:table-cell table:number-columns-repeated="15"/>
        </table:table-row>
        <table:table-row table:style-name="ro2" table:number-rows-repeated="1048471">
          <table:table-cell table:number-columns-repeated="74"/>
        </table:table-row>
        <table:table-row table:style-name="ro2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3T16:28:39</dc:date>
    <dc:creator>Steven Jorgensen</dc:creator>
    <meta:editing-duration>PT19M33S</meta:editing-duration>
    <meta:editing-cycles>3</meta:editing-cycles>
    <meta:generator>LibreOffice/3.5$Linux_X86_64 LibreOffice_project/350m1$Build-2</meta:generator>
    <meta:document-statistic meta:table-count="3" meta:cell-count="66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1:Sheet1.C89 Sheet1.R2:Sheet1.R89 Sheet1.AG2:Sheet1.AG89 Sheet1.BK2:Sheet1.BK89 Sheet1.AV2:Sheet1.AV89" chart:data-source-has-labels="row" svg:x="0.77cm" svg:y="0.855cm" svg:width="12.062cm" svg:height="7.545cm">
          <chartooo:coordinate-region svg:x="1.061cm" svg:y="1.054cm" svg:width="11.53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9" chart:label-cell-address="Sheet1.C1:Sheet1.C1" chart:class="chart:scatter">
            <chart:domain table:cell-range-address="Sheet1.B2:Sheet1.B89"/>
            <chart:data-point chart:repeated="88"/>
          </chart:series>
          <chart:series chart:style-name="ch7" chart:values-cell-range-address="Sheet1.R2:Sheet1.R89" chart:class="chart:scatter">
            <chart:domain table:cell-range-address="Sheet1.Q2:Sheet1.Q89"/>
            <chart:data-point chart:repeated="88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5063">
                <text:p>0.295063</text:p>
                <draw:g>
                  <svg:desc>Sheet1.B2:Sheet1.B89</svg:desc>
                </draw:g>
              </table:table-cell>
              <table:table-cell office:value-type="float" office:value="0.0587683">
                <text:p>0.0587683</text:p>
                <draw:g>
                  <svg:desc>Sheet1.C2:Sheet1.C89</svg:desc>
                </draw:g>
              </table:table-cell>
              <table:table-cell office:value-type="float" office:value="NaN">
                <text:p>NaN</text:p>
                <draw:g>
                  <svg:desc>Sheet1.Q2:Sheet1.Q89</svg:desc>
                </draw:g>
              </table:table-cell>
              <table:table-cell office:value-type="float" office:value="NaN">
                <text:p>NaN</text:p>
                <draw:g>
                  <svg:desc>Sheet1.R2:Sheet1.R89</svg:desc>
                </draw:g>
              </table:table-cell>
              <table:table-cell office:value-type="float" office:value="0.23834">
                <text:p>0.23834</text:p>
                <draw:g>
                  <svg:desc>Sheet1.AF2:Sheet1.AF89</svg:desc>
                </draw:g>
              </table:table-cell>
              <table:table-cell office:value-type="float" office:value="0.132846">
                <text:p>0.132846</text:p>
                <draw:g>
                  <svg:desc>Sheet1.AG2:Sheet1.AG89</svg:desc>
                </draw:g>
              </table:table-cell>
              <table:table-cell office:value-type="float" office:value="0.144498">
                <text:p>0.144498</text:p>
                <draw:g>
                  <svg:desc>Sheet1.BJ2:Sheet1.BJ89</svg:desc>
                </draw:g>
              </table:table-cell>
              <table:table-cell office:value-type="float" office:value="0.039819">
                <text:p>0.039819</text:p>
                <draw:g>
                  <svg:desc>Sheet1.BK2:Sheet1.BK89</svg:desc>
                </draw:g>
              </table:table-cell>
              <table:table-cell office:value-type="float" office:value="0.372835">
                <text:p>0.372835</text:p>
                <draw:g>
                  <svg:desc>Sheet1.AU2:Sheet1.AU89</svg:desc>
                </draw:g>
              </table:table-cell>
              <table:table-cell office:value-type="float" office:value="0.147801">
                <text:p>0.147801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6112">
                <text:p>0.286112</text:p>
              </table:table-cell>
              <table:table-cell office:value-type="float" office:value="0.0505293">
                <text:p>0.0505293</text:p>
              </table:table-cell>
              <table:table-cell office:value-type="float" office:value="0.20731">
                <text:p>0.20731</text:p>
              </table:table-cell>
              <table:table-cell office:value-type="float" office:value="0.115295">
                <text:p>0.115295</text:p>
              </table:table-cell>
              <table:table-cell office:value-type="float" office:value="0.23492">
                <text:p>0.23492</text:p>
              </table:table-cell>
              <table:table-cell office:value-type="float" office:value="0.115774">
                <text:p>0.115774</text:p>
              </table:table-cell>
              <table:table-cell office:value-type="float" office:value="0.122041">
                <text:p>0.122041</text:p>
              </table:table-cell>
              <table:table-cell office:value-type="float" office:value="0.0281017">
                <text:p>0.0281017</text:p>
              </table:table-cell>
              <table:table-cell office:value-type="float" office:value="0.275691">
                <text:p>0.275691</text:p>
              </table:table-cell>
              <table:table-cell office:value-type="float" office:value="0.124056">
                <text:p>0.124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6066">
                <text:p>0.286066</text:p>
              </table:table-cell>
              <table:table-cell office:value-type="float" office:value="0.0493381">
                <text:p>0.0493381</text:p>
              </table:table-cell>
              <table:table-cell office:value-type="float" office:value="0.205058">
                <text:p>0.205058</text:p>
              </table:table-cell>
              <table:table-cell office:value-type="float" office:value="0.117857">
                <text:p>0.117857</text:p>
              </table:table-cell>
              <table:table-cell office:value-type="float" office:value="0.236654">
                <text:p>0.236654</text:p>
              </table:table-cell>
              <table:table-cell office:value-type="float" office:value="0.0965451">
                <text:p>0.0965451</text:p>
              </table:table-cell>
              <table:table-cell office:value-type="float" office:value="0.12007">
                <text:p>0.12007</text:p>
              </table:table-cell>
              <table:table-cell office:value-type="float" office:value="0.034913">
                <text:p>0.034913</text:p>
              </table:table-cell>
              <table:table-cell office:value-type="float" office:value="0.263808">
                <text:p>0.263808</text:p>
              </table:table-cell>
              <table:table-cell office:value-type="float" office:value="0.127689">
                <text:p>0.127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631">
                <text:p>0.28631</text:p>
              </table:table-cell>
              <table:table-cell office:value-type="float" office:value="0.0478699">
                <text:p>0.0478699</text:p>
              </table:table-cell>
              <table:table-cell office:value-type="float" office:value="0.205482">
                <text:p>0.205482</text:p>
              </table:table-cell>
              <table:table-cell office:value-type="float" office:value="0.119591">
                <text:p>0.119591</text:p>
              </table:table-cell>
              <table:table-cell office:value-type="float" office:value="0.230378">
                <text:p>0.230378</text:p>
              </table:table-cell>
              <table:table-cell office:value-type="float" office:value="0.0975615">
                <text:p>0.0975615</text:p>
              </table:table-cell>
              <table:table-cell office:value-type="float" office:value="0.119043">
                <text:p>0.119043</text:p>
              </table:table-cell>
              <table:table-cell office:value-type="float" office:value="0.0354093">
                <text:p>0.0354093</text:p>
              </table:table-cell>
              <table:table-cell office:value-type="float" office:value="0.261033">
                <text:p>0.261033</text:p>
              </table:table-cell>
              <table:table-cell office:value-type="float" office:value="0.128135">
                <text:p>0.128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4854">
                <text:p>0.284854</text:p>
              </table:table-cell>
              <table:table-cell office:value-type="float" office:value="0.0535251">
                <text:p>0.0535251</text:p>
              </table:table-cell>
              <table:table-cell office:value-type="float" office:value="0.200868">
                <text:p>0.200868</text:p>
              </table:table-cell>
              <table:table-cell office:value-type="float" office:value="0.12072">
                <text:p>0.12072</text:p>
              </table:table-cell>
              <table:table-cell office:value-type="float" office:value="0.231155">
                <text:p>0.231155</text:p>
              </table:table-cell>
              <table:table-cell office:value-type="float" office:value="0.0979982">
                <text:p>0.0979982</text:p>
              </table:table-cell>
              <table:table-cell office:value-type="float" office:value="0.118314">
                <text:p>0.118314</text:p>
              </table:table-cell>
              <table:table-cell office:value-type="float" office:value="0.0361663">
                <text:p>0.0361663</text:p>
              </table:table-cell>
              <table:table-cell office:value-type="float" office:value="0.260175">
                <text:p>0.260175</text:p>
              </table:table-cell>
              <table:table-cell office:value-type="float" office:value="0.127772">
                <text:p>0.127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171">
                <text:p>0.286171</text:p>
              </table:table-cell>
              <table:table-cell office:value-type="float" office:value="0.0553175">
                <text:p>0.0553175</text:p>
              </table:table-cell>
              <table:table-cell office:value-type="float" office:value="0.197916">
                <text:p>0.197916</text:p>
              </table:table-cell>
              <table:table-cell office:value-type="float" office:value="0.1228">
                <text:p>0.1228</text:p>
              </table:table-cell>
              <table:table-cell office:value-type="float" office:value="0.226469">
                <text:p>0.226469</text:p>
              </table:table-cell>
              <table:table-cell office:value-type="float" office:value="0.0972723">
                <text:p>0.0972723</text:p>
              </table:table-cell>
              <table:table-cell office:value-type="float" office:value="0.117553">
                <text:p>0.117553</text:p>
              </table:table-cell>
              <table:table-cell office:value-type="float" office:value="0.0373632">
                <text:p>0.0373632</text:p>
              </table:table-cell>
              <table:table-cell office:value-type="float" office:value="0.257666">
                <text:p>0.257666</text:p>
              </table:table-cell>
              <table:table-cell office:value-type="float" office:value="0.130562">
                <text:p>0.130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6652">
                <text:p>0.286652</text:p>
              </table:table-cell>
              <table:table-cell office:value-type="float" office:value="0.0575974">
                <text:p>0.0575974</text:p>
              </table:table-cell>
              <table:table-cell office:value-type="float" office:value="0.197447">
                <text:p>0.197447</text:p>
              </table:table-cell>
              <table:table-cell office:value-type="float" office:value="0.122161">
                <text:p>0.122161</text:p>
              </table:table-cell>
              <table:table-cell office:value-type="float" office:value="0.225476">
                <text:p>0.225476</text:p>
              </table:table-cell>
              <table:table-cell office:value-type="float" office:value="0.0959554">
                <text:p>0.0959554</text:p>
              </table:table-cell>
              <table:table-cell office:value-type="float" office:value="0.116833">
                <text:p>0.116833</text:p>
              </table:table-cell>
              <table:table-cell office:value-type="float" office:value="0.0358533">
                <text:p>0.0358533</text:p>
              </table:table-cell>
              <table:table-cell office:value-type="float" office:value="0.256947">
                <text:p>0.256947</text:p>
              </table:table-cell>
              <table:table-cell office:value-type="float" office:value="0.132591">
                <text:p>0.132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811">
                <text:p>0.285811</text:p>
              </table:table-cell>
              <table:table-cell office:value-type="float" office:value="0.0581663">
                <text:p>0.0581663</text:p>
              </table:table-cell>
              <table:table-cell office:value-type="float" office:value="0.198597">
                <text:p>0.198597</text:p>
              </table:table-cell>
              <table:table-cell office:value-type="float" office:value="0.122063">
                <text:p>0.122063</text:p>
              </table:table-cell>
              <table:table-cell office:value-type="float" office:value="0.224924">
                <text:p>0.224924</text:p>
              </table:table-cell>
              <table:table-cell office:value-type="float" office:value="0.0933819">
                <text:p>0.0933819</text:p>
              </table:table-cell>
              <table:table-cell office:value-type="float" office:value="0.117362">
                <text:p>0.117362</text:p>
              </table:table-cell>
              <table:table-cell office:value-type="float" office:value="0.0360128">
                <text:p>0.0360128</text:p>
              </table:table-cell>
              <table:table-cell office:value-type="float" office:value="0.254482">
                <text:p>0.254482</text:p>
              </table:table-cell>
              <table:table-cell office:value-type="float" office:value="0.133168">
                <text:p>0.133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5077">
                <text:p>0.285077</text:p>
              </table:table-cell>
              <table:table-cell office:value-type="float" office:value="0.0454223">
                <text:p>0.0454223</text:p>
              </table:table-cell>
              <table:table-cell office:value-type="float" office:value="0.197937">
                <text:p>0.197937</text:p>
              </table:table-cell>
              <table:table-cell office:value-type="float" office:value="0.12165">
                <text:p>0.12165</text:p>
              </table:table-cell>
              <table:table-cell office:value-type="float" office:value="0.223497">
                <text:p>0.223497</text:p>
              </table:table-cell>
              <table:table-cell office:value-type="float" office:value="0.0705776">
                <text:p>0.0705776</text:p>
              </table:table-cell>
              <table:table-cell office:value-type="float" office:value="0.114801">
                <text:p>0.114801</text:p>
              </table:table-cell>
              <table:table-cell office:value-type="float" office:value="0.0364857">
                <text:p>0.0364857</text:p>
              </table:table-cell>
              <table:table-cell office:value-type="float" office:value="0.25138">
                <text:p>0.25138</text:p>
              </table:table-cell>
              <table:table-cell office:value-type="float" office:value="0.132611">
                <text:p>0.132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262">
                <text:p>0.285262</text:p>
              </table:table-cell>
              <table:table-cell office:value-type="float" office:value="0.0358673">
                <text:p>0.0358673</text:p>
              </table:table-cell>
              <table:table-cell office:value-type="float" office:value="0.200462">
                <text:p>0.200462</text:p>
              </table:table-cell>
              <table:table-cell office:value-type="float" office:value="0.110459">
                <text:p>0.110459</text:p>
              </table:table-cell>
              <table:table-cell office:value-type="float" office:value="0.223693">
                <text:p>0.223693</text:p>
              </table:table-cell>
              <table:table-cell office:value-type="float" office:value="0.0639094">
                <text:p>0.0639094</text:p>
              </table:table-cell>
              <table:table-cell office:value-type="float" office:value="0.114349">
                <text:p>0.114349</text:p>
              </table:table-cell>
              <table:table-cell office:value-type="float" office:value="0.0344616">
                <text:p>0.0344616</text:p>
              </table:table-cell>
              <table:table-cell office:value-type="float" office:value="0.250614">
                <text:p>0.250614</text:p>
              </table:table-cell>
              <table:table-cell office:value-type="float" office:value="0.132922">
                <text:p>0.132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493">
                <text:p>0.28493</text:p>
              </table:table-cell>
              <table:table-cell office:value-type="float" office:value="0.0337334">
                <text:p>0.0337334</text:p>
              </table:table-cell>
              <table:table-cell office:value-type="float" office:value="0.195072">
                <text:p>0.195072</text:p>
              </table:table-cell>
              <table:table-cell office:value-type="float" office:value="0.0635493">
                <text:p>0.0635493</text:p>
              </table:table-cell>
              <table:table-cell office:value-type="float" office:value="0.224608">
                <text:p>0.224608</text:p>
              </table:table-cell>
              <table:table-cell office:value-type="float" office:value="0.0604973">
                <text:p>0.0604973</text:p>
              </table:table-cell>
              <table:table-cell office:value-type="float" office:value="0.114625">
                <text:p>0.114625</text:p>
              </table:table-cell>
              <table:table-cell office:value-type="float" office:value="0.0346913">
                <text:p>0.0346913</text:p>
              </table:table-cell>
              <table:table-cell office:value-type="float" office:value="0.249066">
                <text:p>0.249066</text:p>
              </table:table-cell>
              <table:table-cell office:value-type="float" office:value="0.130341">
                <text:p>0.130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677">
                <text:p>0.285677</text:p>
              </table:table-cell>
              <table:table-cell office:value-type="float" office:value="0.0291383">
                <text:p>0.0291383</text:p>
              </table:table-cell>
              <table:table-cell office:value-type="float" office:value="0.193402">
                <text:p>0.193402</text:p>
              </table:table-cell>
              <table:table-cell office:value-type="float" office:value="0.0535844">
                <text:p>0.0535844</text:p>
              </table:table-cell>
              <table:table-cell office:value-type="float" office:value="0.226588">
                <text:p>0.226588</text:p>
              </table:table-cell>
              <table:table-cell office:value-type="float" office:value="0.0309515">
                <text:p>0.0309515</text:p>
              </table:table-cell>
              <table:table-cell office:value-type="float" office:value="0.114997">
                <text:p>0.114997</text:p>
              </table:table-cell>
              <table:table-cell office:value-type="float" office:value="0.0351023">
                <text:p>0.0351023</text:p>
              </table:table-cell>
              <table:table-cell office:value-type="float" office:value="0.249235">
                <text:p>0.249235</text:p>
              </table:table-cell>
              <table:table-cell office:value-type="float" office:value="0.128068">
                <text:p>0.12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9036">
                <text:p>0.279036</text:p>
              </table:table-cell>
              <table:table-cell office:value-type="float" office:value="0.0165132">
                <text:p>0.0165132</text:p>
              </table:table-cell>
              <table:table-cell office:value-type="float" office:value="0.191342">
                <text:p>0.191342</text:p>
              </table:table-cell>
              <table:table-cell office:value-type="float" office:value="0.03831">
                <text:p>0.03831</text:p>
              </table:table-cell>
              <table:table-cell office:value-type="float" office:value="0.226983">
                <text:p>0.226983</text:p>
              </table:table-cell>
              <table:table-cell office:value-type="float" office:value="0.024214">
                <text:p>0.024214</text:p>
              </table:table-cell>
              <table:table-cell office:value-type="float" office:value="0.114603">
                <text:p>0.114603</text:p>
              </table:table-cell>
              <table:table-cell office:value-type="float" office:value="0.0346907">
                <text:p>0.0346907</text:p>
              </table:table-cell>
              <table:table-cell office:value-type="float" office:value="0.244849">
                <text:p>0.244849</text:p>
              </table:table-cell>
              <table:table-cell office:value-type="float" office:value="0.120115">
                <text:p>0.120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2765">
                <text:p>0.282765</text:p>
              </table:table-cell>
              <table:table-cell office:value-type="float" office:value="-0.0142909">
                <text:p>-0.0142909</text:p>
              </table:table-cell>
              <table:table-cell office:value-type="float" office:value="0.1841">
                <text:p>0.1841</text:p>
              </table:table-cell>
              <table:table-cell office:value-type="float" office:value="0.0110104">
                <text:p>0.0110104</text:p>
              </table:table-cell>
              <table:table-cell office:value-type="float" office:value="0.226543">
                <text:p>0.226543</text:p>
              </table:table-cell>
              <table:table-cell office:value-type="float" office:value="0.0216589">
                <text:p>0.0216589</text:p>
              </table:table-cell>
              <table:table-cell office:value-type="float" office:value="0.114637">
                <text:p>0.114637</text:p>
              </table:table-cell>
              <table:table-cell office:value-type="float" office:value="0.0349254">
                <text:p>0.0349254</text:p>
              </table:table-cell>
              <table:table-cell office:value-type="float" office:value="0.242949">
                <text:p>0.242949</text:p>
              </table:table-cell>
              <table:table-cell office:value-type="float" office:value="0.113087">
                <text:p>0.113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3129">
                <text:p>0.283129</text:p>
              </table:table-cell>
              <table:table-cell office:value-type="float" office:value="-0.0297016">
                <text:p>-0.0297016</text:p>
              </table:table-cell>
              <table:table-cell office:value-type="float" office:value="0.180426">
                <text:p>0.180426</text:p>
              </table:table-cell>
              <table:table-cell office:value-type="float" office:value="-0.00587664">
                <text:p>-0.00587664</text:p>
              </table:table-cell>
              <table:table-cell office:value-type="float" office:value="0.225822">
                <text:p>0.225822</text:p>
              </table:table-cell>
              <table:table-cell office:value-type="float" office:value="0.0102586">
                <text:p>0.0102586</text:p>
              </table:table-cell>
              <table:table-cell office:value-type="float" office:value="0.11574">
                <text:p>0.11574</text:p>
              </table:table-cell>
              <table:table-cell office:value-type="float" office:value="0.033768">
                <text:p>0.033768</text:p>
              </table:table-cell>
              <table:table-cell office:value-type="float" office:value="0.237465">
                <text:p>0.237465</text:p>
              </table:table-cell>
              <table:table-cell office:value-type="float" office:value="0.0937763">
                <text:p>0.0937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1187">
                <text:p>0.281187</text:p>
              </table:table-cell>
              <table:table-cell office:value-type="float" office:value="-0.0391201">
                <text:p>-0.0391201</text:p>
              </table:table-cell>
              <table:table-cell office:value-type="float" office:value="0.172004">
                <text:p>0.172004</text:p>
              </table:table-cell>
              <table:table-cell office:value-type="float" office:value="-0.0236053">
                <text:p>-0.0236053</text:p>
              </table:table-cell>
              <table:table-cell office:value-type="float" office:value="0.22106">
                <text:p>0.22106</text:p>
              </table:table-cell>
              <table:table-cell office:value-type="float" office:value="-0.00423077">
                <text:p>-0.00423077</text:p>
              </table:table-cell>
              <table:table-cell office:value-type="float" office:value="0.114311">
                <text:p>0.114311</text:p>
              </table:table-cell>
              <table:table-cell office:value-type="float" office:value="0.0288735">
                <text:p>0.0288735</text:p>
              </table:table-cell>
              <table:table-cell office:value-type="float" office:value="0.236995">
                <text:p>0.236995</text:p>
              </table:table-cell>
              <table:table-cell office:value-type="float" office:value="0.0899686">
                <text:p>0.0899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0026">
                <text:p>0.280026</text:p>
              </table:table-cell>
              <table:table-cell office:value-type="float" office:value="-0.0611689">
                <text:p>-0.0611689</text:p>
              </table:table-cell>
              <table:table-cell office:value-type="float" office:value="0.16988">
                <text:p>0.16988</text:p>
              </table:table-cell>
              <table:table-cell office:value-type="float" office:value="-0.0309747">
                <text:p>-0.0309747</text:p>
              </table:table-cell>
              <table:table-cell office:value-type="float" office:value="0.216387">
                <text:p>0.216387</text:p>
              </table:table-cell>
              <table:table-cell office:value-type="float" office:value="-0.0448011">
                <text:p>-0.0448011</text:p>
              </table:table-cell>
              <table:table-cell office:value-type="float" office:value="0.11354">
                <text:p>0.11354</text:p>
              </table:table-cell>
              <table:table-cell office:value-type="float" office:value="0.0198829">
                <text:p>0.0198829</text:p>
              </table:table-cell>
              <table:table-cell office:value-type="float" office:value="0.229311">
                <text:p>0.229311</text:p>
              </table:table-cell>
              <table:table-cell office:value-type="float" office:value="0.0688804">
                <text:p>0.0688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8341">
                <text:p>0.278341</text:p>
              </table:table-cell>
              <table:table-cell office:value-type="float" office:value="-0.0857294">
                <text:p>-0.0857294</text:p>
              </table:table-cell>
              <table:table-cell office:value-type="float" office:value="0.162416">
                <text:p>0.162416</text:p>
              </table:table-cell>
              <table:table-cell office:value-type="float" office:value="-0.040126">
                <text:p>-0.040126</text:p>
              </table:table-cell>
              <table:table-cell office:value-type="float" office:value="0.217132">
                <text:p>0.217132</text:p>
              </table:table-cell>
              <table:table-cell office:value-type="float" office:value="-0.051788">
                <text:p>-0.051788</text:p>
              </table:table-cell>
              <table:table-cell office:value-type="float" office:value="0.112547">
                <text:p>0.112547</text:p>
              </table:table-cell>
              <table:table-cell office:value-type="float" office:value="0.00632488">
                <text:p>0.00632488</text:p>
              </table:table-cell>
              <table:table-cell office:value-type="float" office:value="0.225832">
                <text:p>0.225832</text:p>
              </table:table-cell>
              <table:table-cell office:value-type="float" office:value="0.0617976">
                <text:p>0.0617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508">
                <text:p>0.27508</text:p>
              </table:table-cell>
              <table:table-cell office:value-type="float" office:value="-0.103667">
                <text:p>-0.103667</text:p>
              </table:table-cell>
              <table:table-cell office:value-type="float" office:value="0.160388">
                <text:p>0.160388</text:p>
              </table:table-cell>
              <table:table-cell office:value-type="float" office:value="-0.0429791">
                <text:p>-0.0429791</text:p>
              </table:table-cell>
              <table:table-cell office:value-type="float" office:value="0.216081">
                <text:p>0.216081</text:p>
              </table:table-cell>
              <table:table-cell office:value-type="float" office:value="-0.0805403">
                <text:p>-0.0805403</text:p>
              </table:table-cell>
              <table:table-cell office:value-type="float" office:value="0.1123">
                <text:p>0.1123</text:p>
              </table:table-cell>
              <table:table-cell office:value-type="float" office:value="-0.00184433">
                <text:p>-0.00184433</text:p>
              </table:table-cell>
              <table:table-cell office:value-type="float" office:value="0.224977">
                <text:p>0.224977</text:p>
              </table:table-cell>
              <table:table-cell office:value-type="float" office:value="0.0453211">
                <text:p>0.0453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4961">
                <text:p>0.274961</text:p>
              </table:table-cell>
              <table:table-cell office:value-type="float" office:value="-0.132493">
                <text:p>-0.132493</text:p>
              </table:table-cell>
              <table:table-cell office:value-type="float" office:value="0.156832">
                <text:p>0.156832</text:p>
              </table:table-cell>
              <table:table-cell office:value-type="float" office:value="-0.0457906">
                <text:p>-0.0457906</text:p>
              </table:table-cell>
              <table:table-cell office:value-type="float" office:value="0.201429">
                <text:p>0.201429</text:p>
              </table:table-cell>
              <table:table-cell office:value-type="float" office:value="-0.115848">
                <text:p>-0.115848</text:p>
              </table:table-cell>
              <table:table-cell office:value-type="float" office:value="0.112737">
                <text:p>0.112737</text:p>
              </table:table-cell>
              <table:table-cell office:value-type="float" office:value="-0.0129973">
                <text:p>-0.0129973</text:p>
              </table:table-cell>
              <table:table-cell office:value-type="float" office:value="0.224074">
                <text:p>0.224074</text:p>
              </table:table-cell>
              <table:table-cell office:value-type="float" office:value="0.0370167">
                <text:p>0.0370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6475">
                <text:p>0.276475</text:p>
              </table:table-cell>
              <table:table-cell office:value-type="float" office:value="-0.169399">
                <text:p>-0.169399</text:p>
              </table:table-cell>
              <table:table-cell office:value-type="float" office:value="0.154122">
                <text:p>0.154122</text:p>
              </table:table-cell>
              <table:table-cell office:value-type="float" office:value="-0.0673266">
                <text:p>-0.0673266</text:p>
              </table:table-cell>
              <table:table-cell office:value-type="float" office:value="0.201478">
                <text:p>0.201478</text:p>
              </table:table-cell>
              <table:table-cell office:value-type="float" office:value="-0.120339">
                <text:p>-0.120339</text:p>
              </table:table-cell>
              <table:table-cell office:value-type="float" office:value="0.114141">
                <text:p>0.114141</text:p>
              </table:table-cell>
              <table:table-cell office:value-type="float" office:value="-0.0162032">
                <text:p>-0.0162032</text:p>
              </table:table-cell>
              <table:table-cell office:value-type="float" office:value="0.221304">
                <text:p>0.221304</text:p>
              </table:table-cell>
              <table:table-cell office:value-type="float" office:value="0.0278235">
                <text:p>0.0278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893">
                <text:p>0.273893</text:p>
              </table:table-cell>
              <table:table-cell office:value-type="float" office:value="-0.178357">
                <text:p>-0.178357</text:p>
              </table:table-cell>
              <table:table-cell office:value-type="float" office:value="0.152287">
                <text:p>0.152287</text:p>
              </table:table-cell>
              <table:table-cell office:value-type="float" office:value="-0.0789932">
                <text:p>-0.0789932</text:p>
              </table:table-cell>
              <table:table-cell office:value-type="float" office:value="0.194599">
                <text:p>0.194599</text:p>
              </table:table-cell>
              <table:table-cell office:value-type="float" office:value="-0.137767">
                <text:p>-0.137767</text:p>
              </table:table-cell>
              <table:table-cell office:value-type="float" office:value="0.11252">
                <text:p>0.11252</text:p>
              </table:table-cell>
              <table:table-cell office:value-type="float" office:value="-0.0347282">
                <text:p>-0.0347282</text:p>
              </table:table-cell>
              <table:table-cell office:value-type="float" office:value="0.2206">
                <text:p>0.2206</text:p>
              </table:table-cell>
              <table:table-cell office:value-type="float" office:value="0.00252651">
                <text:p>0.0025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1119">
                <text:p>0.271119</text:p>
              </table:table-cell>
              <table:table-cell office:value-type="float" office:value="-0.183413">
                <text:p>-0.183413</text:p>
              </table:table-cell>
              <table:table-cell office:value-type="float" office:value="0.151213">
                <text:p>0.151213</text:p>
              </table:table-cell>
              <table:table-cell office:value-type="float" office:value="-0.0820827">
                <text:p>-0.0820827</text:p>
              </table:table-cell>
              <table:table-cell office:value-type="float" office:value="0.187716">
                <text:p>0.187716</text:p>
              </table:table-cell>
              <table:table-cell office:value-type="float" office:value="-0.148897">
                <text:p>-0.148897</text:p>
              </table:table-cell>
              <table:table-cell office:value-type="float" office:value="0.111578">
                <text:p>0.111578</text:p>
              </table:table-cell>
              <table:table-cell office:value-type="float" office:value="-0.0416683">
                <text:p>-0.0416683</text:p>
              </table:table-cell>
              <table:table-cell office:value-type="float" office:value="0.215228">
                <text:p>0.215228</text:p>
              </table:table-cell>
              <table:table-cell office:value-type="float" office:value="-0.00334055">
                <text:p>-0.00334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1091">
                <text:p>0.271091</text:p>
              </table:table-cell>
              <table:table-cell office:value-type="float" office:value="-0.19631">
                <text:p>-0.19631</text:p>
              </table:table-cell>
              <table:table-cell office:value-type="float" office:value="0.147223">
                <text:p>0.147223</text:p>
              </table:table-cell>
              <table:table-cell office:value-type="float" office:value="-0.0952741">
                <text:p>-0.0952741</text:p>
              </table:table-cell>
              <table:table-cell office:value-type="float" office:value="0.185214">
                <text:p>0.185214</text:p>
              </table:table-cell>
              <table:table-cell office:value-type="float" office:value="-0.156903">
                <text:p>-0.156903</text:p>
              </table:table-cell>
              <table:table-cell office:value-type="float" office:value="0.111886">
                <text:p>0.111886</text:p>
              </table:table-cell>
              <table:table-cell office:value-type="float" office:value="-0.0505266">
                <text:p>-0.0505266</text:p>
              </table:table-cell>
              <table:table-cell office:value-type="float" office:value="0.214686">
                <text:p>0.214686</text:p>
              </table:table-cell>
              <table:table-cell office:value-type="float" office:value="-0.0113633">
                <text:p>-0.0113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9488">
                <text:p>0.269488</text:p>
              </table:table-cell>
              <table:table-cell office:value-type="float" office:value="-0.203856">
                <text:p>-0.203856</text:p>
              </table:table-cell>
              <table:table-cell office:value-type="float" office:value="0.14711">
                <text:p>0.14711</text:p>
              </table:table-cell>
              <table:table-cell office:value-type="float" office:value="-0.103869">
                <text:p>-0.103869</text:p>
              </table:table-cell>
              <table:table-cell office:value-type="float" office:value="0.177648">
                <text:p>0.177648</text:p>
              </table:table-cell>
              <table:table-cell office:value-type="float" office:value="-0.180994">
                <text:p>-0.180994</text:p>
              </table:table-cell>
              <table:table-cell office:value-type="float" office:value="0.110657">
                <text:p>0.110657</text:p>
              </table:table-cell>
              <table:table-cell office:value-type="float" office:value="-0.0590584">
                <text:p>-0.0590584</text:p>
              </table:table-cell>
              <table:table-cell office:value-type="float" office:value="0.21319">
                <text:p>0.21319</text:p>
              </table:table-cell>
              <table:table-cell office:value-type="float" office:value="-0.0198355">
                <text:p>-0.0198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4771">
                <text:p>0.264771</text:p>
              </table:table-cell>
              <table:table-cell office:value-type="float" office:value="-0.210954">
                <text:p>-0.210954</text:p>
              </table:table-cell>
              <table:table-cell office:value-type="float" office:value="0.147774">
                <text:p>0.147774</text:p>
              </table:table-cell>
              <table:table-cell office:value-type="float" office:value="-0.108254">
                <text:p>-0.108254</text:p>
              </table:table-cell>
              <table:table-cell office:value-type="float" office:value="0.171348">
                <text:p>0.171348</text:p>
              </table:table-cell>
              <table:table-cell office:value-type="float" office:value="-0.197676">
                <text:p>-0.197676</text:p>
              </table:table-cell>
              <table:table-cell office:value-type="float" office:value="0.111533">
                <text:p>0.111533</text:p>
              </table:table-cell>
              <table:table-cell office:value-type="float" office:value="-0.0631217">
                <text:p>-0.0631217</text:p>
              </table:table-cell>
              <table:table-cell office:value-type="float" office:value="0.207849">
                <text:p>0.207849</text:p>
              </table:table-cell>
              <table:table-cell office:value-type="float" office:value="-0.0378984">
                <text:p>-0.0378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4422">
                <text:p>0.264422</text:p>
              </table:table-cell>
              <table:table-cell office:value-type="float" office:value="-0.21704">
                <text:p>-0.21704</text:p>
              </table:table-cell>
              <table:table-cell office:value-type="float" office:value="0.144672">
                <text:p>0.144672</text:p>
              </table:table-cell>
              <table:table-cell office:value-type="float" office:value="-0.11937">
                <text:p>-0.11937</text:p>
              </table:table-cell>
              <table:table-cell office:value-type="float" office:value="0.167005">
                <text:p>0.167005</text:p>
              </table:table-cell>
              <table:table-cell office:value-type="float" office:value="-0.207758">
                <text:p>-0.207758</text:p>
              </table:table-cell>
              <table:table-cell office:value-type="float" office:value="0.110491">
                <text:p>0.110491</text:p>
              </table:table-cell>
              <table:table-cell office:value-type="float" office:value="-0.0680219">
                <text:p>-0.0680219</text:p>
              </table:table-cell>
              <table:table-cell office:value-type="float" office:value="0.207266">
                <text:p>0.207266</text:p>
              </table:table-cell>
              <table:table-cell office:value-type="float" office:value="-0.0563362">
                <text:p>-0.0563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4089">
                <text:p>0.264089</text:p>
              </table:table-cell>
              <table:table-cell office:value-type="float" office:value="-0.222921">
                <text:p>-0.222921</text:p>
              </table:table-cell>
              <table:table-cell office:value-type="float" office:value="0.143282">
                <text:p>0.143282</text:p>
              </table:table-cell>
              <table:table-cell office:value-type="float" office:value="-0.123064">
                <text:p>-0.123064</text:p>
              </table:table-cell>
              <table:table-cell office:value-type="float" office:value="0.16414">
                <text:p>0.16414</text:p>
              </table:table-cell>
              <table:table-cell office:value-type="float" office:value="-0.212138">
                <text:p>-0.212138</text:p>
              </table:table-cell>
              <table:table-cell office:value-type="float" office:value="0.110655">
                <text:p>0.110655</text:p>
              </table:table-cell>
              <table:table-cell office:value-type="float" office:value="-0.0707876">
                <text:p>-0.0707876</text:p>
              </table:table-cell>
              <table:table-cell office:value-type="float" office:value="0.207824">
                <text:p>0.207824</text:p>
              </table:table-cell>
              <table:table-cell office:value-type="float" office:value="-0.0597199">
                <text:p>-0.0597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3387">
                <text:p>0.263387</text:p>
              </table:table-cell>
              <table:table-cell office:value-type="float" office:value="-0.231253">
                <text:p>-0.231253</text:p>
              </table:table-cell>
              <table:table-cell office:value-type="float" office:value="0.14099">
                <text:p>0.14099</text:p>
              </table:table-cell>
              <table:table-cell office:value-type="float" office:value="-0.138231">
                <text:p>-0.138231</text:p>
              </table:table-cell>
              <table:table-cell office:value-type="float" office:value="0.16214">
                <text:p>0.16214</text:p>
              </table:table-cell>
              <table:table-cell office:value-type="float" office:value="-0.215118">
                <text:p>-0.215118</text:p>
              </table:table-cell>
              <table:table-cell office:value-type="float" office:value="0.109363">
                <text:p>0.109363</text:p>
              </table:table-cell>
              <table:table-cell office:value-type="float" office:value="-0.078419">
                <text:p>-0.078419</text:p>
              </table:table-cell>
              <table:table-cell office:value-type="float" office:value="0.204188">
                <text:p>0.204188</text:p>
              </table:table-cell>
              <table:table-cell office:value-type="float" office:value="-0.0742757">
                <text:p>-0.074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13">
                <text:p>0.26613</text:p>
              </table:table-cell>
              <table:table-cell office:value-type="float" office:value="-0.230617">
                <text:p>-0.230617</text:p>
              </table:table-cell>
              <table:table-cell office:value-type="float" office:value="0.141212">
                <text:p>0.141212</text:p>
              </table:table-cell>
              <table:table-cell office:value-type="float" office:value="-0.139144">
                <text:p>-0.139144</text:p>
              </table:table-cell>
              <table:table-cell office:value-type="float" office:value="0.16083">
                <text:p>0.16083</text:p>
              </table:table-cell>
              <table:table-cell office:value-type="float" office:value="-0.215578">
                <text:p>-0.215578</text:p>
              </table:table-cell>
              <table:table-cell office:value-type="float" office:value="0.107802">
                <text:p>0.107802</text:p>
              </table:table-cell>
              <table:table-cell office:value-type="float" office:value="-0.084628">
                <text:p>-0.084628</text:p>
              </table:table-cell>
              <table:table-cell office:value-type="float" office:value="0.202711">
                <text:p>0.202711</text:p>
              </table:table-cell>
              <table:table-cell office:value-type="float" office:value="-0.0858846">
                <text:p>-0.0858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3932">
                <text:p>0.263932</text:p>
              </table:table-cell>
              <table:table-cell office:value-type="float" office:value="-0.230816">
                <text:p>-0.230816</text:p>
              </table:table-cell>
              <table:table-cell office:value-type="float" office:value="0.142976">
                <text:p>0.142976</text:p>
              </table:table-cell>
              <table:table-cell office:value-type="float" office:value="-0.144433">
                <text:p>-0.144433</text:p>
              </table:table-cell>
              <table:table-cell office:value-type="float" office:value="0.157599">
                <text:p>0.157599</text:p>
              </table:table-cell>
              <table:table-cell office:value-type="float" office:value="-0.218262">
                <text:p>-0.218262</text:p>
              </table:table-cell>
              <table:table-cell office:value-type="float" office:value="0.108545">
                <text:p>0.108545</text:p>
              </table:table-cell>
              <table:table-cell office:value-type="float" office:value="-0.0912927">
                <text:p>-0.0912927</text:p>
              </table:table-cell>
              <table:table-cell office:value-type="float" office:value="0.199725">
                <text:p>0.199725</text:p>
              </table:table-cell>
              <table:table-cell office:value-type="float" office:value="-0.0914434">
                <text:p>-0.0914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3843">
                <text:p>0.263843</text:p>
              </table:table-cell>
              <table:table-cell office:value-type="float" office:value="-0.230479">
                <text:p>-0.230479</text:p>
              </table:table-cell>
              <table:table-cell office:value-type="float" office:value="0.142014">
                <text:p>0.142014</text:p>
              </table:table-cell>
              <table:table-cell office:value-type="float" office:value="-0.147652">
                <text:p>-0.147652</text:p>
              </table:table-cell>
              <table:table-cell office:value-type="float" office:value="0.155548">
                <text:p>0.155548</text:p>
              </table:table-cell>
              <table:table-cell office:value-type="float" office:value="-0.219142">
                <text:p>-0.219142</text:p>
              </table:table-cell>
              <table:table-cell office:value-type="float" office:value="0.108329">
                <text:p>0.108329</text:p>
              </table:table-cell>
              <table:table-cell office:value-type="float" office:value="-0.0981513">
                <text:p>-0.0981513</text:p>
              </table:table-cell>
              <table:table-cell office:value-type="float" office:value="0.198459">
                <text:p>0.198459</text:p>
              </table:table-cell>
              <table:table-cell office:value-type="float" office:value="-0.101095">
                <text:p>-0.101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0987">
                <text:p>0.260987</text:p>
              </table:table-cell>
              <table:table-cell office:value-type="float" office:value="-0.228221">
                <text:p>-0.228221</text:p>
              </table:table-cell>
              <table:table-cell office:value-type="float" office:value="0.139959">
                <text:p>0.139959</text:p>
              </table:table-cell>
              <table:table-cell office:value-type="float" office:value="-0.150376">
                <text:p>-0.150376</text:p>
              </table:table-cell>
              <table:table-cell office:value-type="float" office:value="0.153717">
                <text:p>0.153717</text:p>
              </table:table-cell>
              <table:table-cell office:value-type="float" office:value="-0.236715">
                <text:p>-0.236715</text:p>
              </table:table-cell>
              <table:table-cell office:value-type="float" office:value="0.107947">
                <text:p>0.107947</text:p>
              </table:table-cell>
              <table:table-cell office:value-type="float" office:value="-0.0989112">
                <text:p>-0.0989112</text:p>
              </table:table-cell>
              <table:table-cell office:value-type="float" office:value="0.193241">
                <text:p>0.193241</text:p>
              </table:table-cell>
              <table:table-cell office:value-type="float" office:value="-0.125736">
                <text:p>-0.125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6686">
                <text:p>0.236686</text:p>
              </table:table-cell>
              <table:table-cell office:value-type="float" office:value="-0.228513">
                <text:p>-0.228513</text:p>
              </table:table-cell>
              <table:table-cell office:value-type="float" office:value="0.139571">
                <text:p>0.139571</text:p>
              </table:table-cell>
              <table:table-cell office:value-type="float" office:value="-0.156597">
                <text:p>-0.156597</text:p>
              </table:table-cell>
              <table:table-cell office:value-type="float" office:value="0.153501">
                <text:p>0.153501</text:p>
              </table:table-cell>
              <table:table-cell office:value-type="float" office:value="-0.23959">
                <text:p>-0.23959</text:p>
              </table:table-cell>
              <table:table-cell office:value-type="float" office:value="0.107968">
                <text:p>0.107968</text:p>
              </table:table-cell>
              <table:table-cell office:value-type="float" office:value="-0.097783">
                <text:p>-0.097783</text:p>
              </table:table-cell>
              <table:table-cell office:value-type="float" office:value="0.189834">
                <text:p>0.189834</text:p>
              </table:table-cell>
              <table:table-cell office:value-type="float" office:value="-0.13518">
                <text:p>-0.13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1357">
                <text:p>0.231357</text:p>
              </table:table-cell>
              <table:table-cell office:value-type="float" office:value="-0.227349">
                <text:p>-0.227349</text:p>
              </table:table-cell>
              <table:table-cell office:value-type="float" office:value="0.138814">
                <text:p>0.138814</text:p>
              </table:table-cell>
              <table:table-cell office:value-type="float" office:value="-0.157354">
                <text:p>-0.157354</text:p>
              </table:table-cell>
              <table:table-cell office:value-type="float" office:value="0.152267">
                <text:p>0.152267</text:p>
              </table:table-cell>
              <table:table-cell office:value-type="float" office:value="-0.239744">
                <text:p>-0.239744</text:p>
              </table:table-cell>
              <table:table-cell office:value-type="float" office:value="0.108864">
                <text:p>0.108864</text:p>
              </table:table-cell>
              <table:table-cell office:value-type="float" office:value="-0.0978768">
                <text:p>-0.0978768</text:p>
              </table:table-cell>
              <table:table-cell office:value-type="float" office:value="0.188354">
                <text:p>0.188354</text:p>
              </table:table-cell>
              <table:table-cell office:value-type="float" office:value="-0.14689">
                <text:p>-0.14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4758">
                <text:p>0.204758</text:p>
              </table:table-cell>
              <table:table-cell office:value-type="float" office:value="-0.223621">
                <text:p>-0.223621</text:p>
              </table:table-cell>
              <table:table-cell office:value-type="float" office:value="0.132646">
                <text:p>0.132646</text:p>
              </table:table-cell>
              <table:table-cell office:value-type="float" office:value="-0.165974">
                <text:p>-0.165974</text:p>
              </table:table-cell>
              <table:table-cell office:value-type="float" office:value="0.154122">
                <text:p>0.154122</text:p>
              </table:table-cell>
              <table:table-cell office:value-type="float" office:value="-0.240129">
                <text:p>-0.240129</text:p>
              </table:table-cell>
              <table:table-cell office:value-type="float" office:value="0.105768">
                <text:p>0.105768</text:p>
              </table:table-cell>
              <table:table-cell office:value-type="float" office:value="-0.0966557">
                <text:p>-0.0966557</text:p>
              </table:table-cell>
              <table:table-cell office:value-type="float" office:value="0.188493">
                <text:p>0.188493</text:p>
              </table:table-cell>
              <table:table-cell office:value-type="float" office:value="-0.150796">
                <text:p>-0.150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3867">
                <text:p>0.173867</text:p>
              </table:table-cell>
              <table:table-cell office:value-type="float" office:value="-0.224889">
                <text:p>-0.224889</text:p>
              </table:table-cell>
              <table:table-cell office:value-type="float" office:value="0.133134">
                <text:p>0.133134</text:p>
              </table:table-cell>
              <table:table-cell office:value-type="float" office:value="-0.165911">
                <text:p>-0.165911</text:p>
              </table:table-cell>
              <table:table-cell office:value-type="float" office:value="0.156028">
                <text:p>0.156028</text:p>
              </table:table-cell>
              <table:table-cell office:value-type="float" office:value="-0.243793">
                <text:p>-0.243793</text:p>
              </table:table-cell>
              <table:table-cell office:value-type="float" office:value="0.0822228">
                <text:p>0.0822228</text:p>
              </table:table-cell>
              <table:table-cell office:value-type="float" office:value="-0.0906222">
                <text:p>-0.0906222</text:p>
              </table:table-cell>
              <table:table-cell office:value-type="float" office:value="0.190013">
                <text:p>0.190013</text:p>
              </table:table-cell>
              <table:table-cell office:value-type="float" office:value="-0.156542">
                <text:p>-0.156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5233">
                <text:p>0.165233</text:p>
              </table:table-cell>
              <table:table-cell office:value-type="float" office:value="-0.226612">
                <text:p>-0.226612</text:p>
              </table:table-cell>
              <table:table-cell office:value-type="float" office:value="0.134092">
                <text:p>0.134092</text:p>
              </table:table-cell>
              <table:table-cell office:value-type="float" office:value="-0.167191">
                <text:p>-0.167191</text:p>
              </table:table-cell>
              <table:table-cell office:value-type="float" office:value="0.152769">
                <text:p>0.152769</text:p>
              </table:table-cell>
              <table:table-cell office:value-type="float" office:value="-0.243191">
                <text:p>-0.243191</text:p>
              </table:table-cell>
              <table:table-cell office:value-type="float" office:value="0.0728242">
                <text:p>0.0728242</text:p>
              </table:table-cell>
              <table:table-cell office:value-type="float" office:value="-0.0911518">
                <text:p>-0.0911518</text:p>
              </table:table-cell>
              <table:table-cell office:value-type="float" office:value="0.190021">
                <text:p>0.190021</text:p>
              </table:table-cell>
              <table:table-cell office:value-type="float" office:value="-0.157089">
                <text:p>-0.157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7037">
                <text:p>0.147037</text:p>
              </table:table-cell>
              <table:table-cell office:value-type="float" office:value="-0.225075">
                <text:p>-0.225075</text:p>
              </table:table-cell>
              <table:table-cell office:value-type="float" office:value="0.137317">
                <text:p>0.137317</text:p>
              </table:table-cell>
              <table:table-cell office:value-type="float" office:value="-0.16854">
                <text:p>-0.16854</text:p>
              </table:table-cell>
              <table:table-cell office:value-type="float" office:value="0.127472">
                <text:p>0.127472</text:p>
              </table:table-cell>
              <table:table-cell office:value-type="float" office:value="-0.241239">
                <text:p>-0.241239</text:p>
              </table:table-cell>
              <table:table-cell office:value-type="float" office:value="0.0672522">
                <text:p>0.0672522</text:p>
              </table:table-cell>
              <table:table-cell office:value-type="float" office:value="-0.0910009">
                <text:p>-0.0910009</text:p>
              </table:table-cell>
              <table:table-cell office:value-type="float" office:value="0.190087">
                <text:p>0.190087</text:p>
              </table:table-cell>
              <table:table-cell office:value-type="float" office:value="-0.157261">
                <text:p>-0.157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6474">
                <text:p>0.136474</text:p>
              </table:table-cell>
              <table:table-cell office:value-type="float" office:value="-0.224702">
                <text:p>-0.224702</text:p>
              </table:table-cell>
              <table:table-cell office:value-type="float" office:value="0.137077">
                <text:p>0.137077</text:p>
              </table:table-cell>
              <table:table-cell office:value-type="float" office:value="-0.167782">
                <text:p>-0.167782</text:p>
              </table:table-cell>
              <table:table-cell office:value-type="float" office:value="0.124038">
                <text:p>0.124038</text:p>
              </table:table-cell>
              <table:table-cell office:value-type="float" office:value="-0.240451">
                <text:p>-0.240451</text:p>
              </table:table-cell>
              <table:table-cell office:value-type="float" office:value="0.0654434">
                <text:p>0.0654434</text:p>
              </table:table-cell>
              <table:table-cell office:value-type="float" office:value="-0.0912721">
                <text:p>-0.0912721</text:p>
              </table:table-cell>
              <table:table-cell office:value-type="float" office:value="0.190829">
                <text:p>0.190829</text:p>
              </table:table-cell>
              <table:table-cell office:value-type="float" office:value="-0.158488">
                <text:p>-0.158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1926">
                <text:p>0.121926</text:p>
              </table:table-cell>
              <table:table-cell office:value-type="float" office:value="-0.224804">
                <text:p>-0.224804</text:p>
              </table:table-cell>
              <table:table-cell office:value-type="float" office:value="0.135568">
                <text:p>0.135568</text:p>
              </table:table-cell>
              <table:table-cell office:value-type="float" office:value="-0.166126">
                <text:p>-0.166126</text:p>
              </table:table-cell>
              <table:table-cell office:value-type="float" office:value="0.0923168">
                <text:p>0.0923168</text:p>
              </table:table-cell>
              <table:table-cell office:value-type="float" office:value="-0.234457">
                <text:p>-0.234457</text:p>
              </table:table-cell>
              <table:table-cell office:value-type="float" office:value="0.0594568">
                <text:p>0.0594568</text:p>
              </table:table-cell>
              <table:table-cell office:value-type="float" office:value="-0.089762">
                <text:p>-0.089762</text:p>
              </table:table-cell>
              <table:table-cell office:value-type="float" office:value="0.187795">
                <text:p>0.187795</text:p>
              </table:table-cell>
              <table:table-cell office:value-type="float" office:value="-0.15954">
                <text:p>-0.15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29921">
                <text:p>0.0929921</text:p>
              </table:table-cell>
              <table:table-cell office:value-type="float" office:value="-0.221668">
                <text:p>-0.221668</text:p>
              </table:table-cell>
              <table:table-cell office:value-type="float" office:value="0.13513">
                <text:p>0.13513</text:p>
              </table:table-cell>
              <table:table-cell office:value-type="float" office:value="-0.166793">
                <text:p>-0.166793</text:p>
              </table:table-cell>
              <table:table-cell office:value-type="float" office:value="0.0814661">
                <text:p>0.0814661</text:p>
              </table:table-cell>
              <table:table-cell office:value-type="float" office:value="-0.231508">
                <text:p>-0.231508</text:p>
              </table:table-cell>
              <table:table-cell office:value-type="float" office:value="0.0575159">
                <text:p>0.0575159</text:p>
              </table:table-cell>
              <table:table-cell office:value-type="float" office:value="-0.0881588">
                <text:p>-0.0881588</text:p>
              </table:table-cell>
              <table:table-cell office:value-type="float" office:value="0.185832">
                <text:p>0.185832</text:p>
              </table:table-cell>
              <table:table-cell office:value-type="float" office:value="-0.159425">
                <text:p>-0.159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73938">
                <text:p>0.0473938</text:p>
              </table:table-cell>
              <table:table-cell office:value-type="float" office:value="-0.223486">
                <text:p>-0.223486</text:p>
              </table:table-cell>
              <table:table-cell office:value-type="float" office:value="0.12715">
                <text:p>0.12715</text:p>
              </table:table-cell>
              <table:table-cell office:value-type="float" office:value="-0.165411">
                <text:p>-0.165411</text:p>
              </table:table-cell>
              <table:table-cell office:value-type="float" office:value="0.0619431">
                <text:p>0.0619431</text:p>
              </table:table-cell>
              <table:table-cell office:value-type="float" office:value="-0.229481">
                <text:p>-0.229481</text:p>
              </table:table-cell>
              <table:table-cell office:value-type="float" office:value="0.040077">
                <text:p>0.040077</text:p>
              </table:table-cell>
              <table:table-cell office:value-type="float" office:value="-0.0857015">
                <text:p>-0.0857015</text:p>
              </table:table-cell>
              <table:table-cell office:value-type="float" office:value="0.177158">
                <text:p>0.177158</text:p>
              </table:table-cell>
              <table:table-cell office:value-type="float" office:value="-0.161565">
                <text:p>-0.161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4797">
                <text:p>0.0284797</text:p>
              </table:table-cell>
              <table:table-cell office:value-type="float" office:value="-0.224051">
                <text:p>-0.224051</text:p>
              </table:table-cell>
              <table:table-cell office:value-type="float" office:value="0.103247">
                <text:p>0.103247</text:p>
              </table:table-cell>
              <table:table-cell office:value-type="float" office:value="-0.164543">
                <text:p>-0.164543</text:p>
              </table:table-cell>
              <table:table-cell office:value-type="float" office:value="0.0506176">
                <text:p>0.0506176</text:p>
              </table:table-cell>
              <table:table-cell office:value-type="float" office:value="-0.226272">
                <text:p>-0.226272</text:p>
              </table:table-cell>
              <table:table-cell office:value-type="float" office:value="0.0381585">
                <text:p>0.0381585</text:p>
              </table:table-cell>
              <table:table-cell office:value-type="float" office:value="-0.087068">
                <text:p>-0.087068</text:p>
              </table:table-cell>
              <table:table-cell office:value-type="float" office:value="0.140509">
                <text:p>0.140509</text:p>
              </table:table-cell>
              <table:table-cell office:value-type="float" office:value="-0.161535">
                <text:p>-0.16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5771">
                <text:p>0.0215771</text:p>
              </table:table-cell>
              <table:table-cell office:value-type="float" office:value="-0.222111">
                <text:p>-0.222111</text:p>
              </table:table-cell>
              <table:table-cell office:value-type="float" office:value="0.0964188">
                <text:p>0.0964188</text:p>
              </table:table-cell>
              <table:table-cell office:value-type="float" office:value="-0.165999">
                <text:p>-0.165999</text:p>
              </table:table-cell>
              <table:table-cell office:value-type="float" office:value="0.0413975">
                <text:p>0.0413975</text:p>
              </table:table-cell>
              <table:table-cell office:value-type="float" office:value="-0.221246">
                <text:p>-0.221246</text:p>
              </table:table-cell>
              <table:table-cell office:value-type="float" office:value="0.0361479">
                <text:p>0.0361479</text:p>
              </table:table-cell>
              <table:table-cell office:value-type="float" office:value="-0.0875493">
                <text:p>-0.0875493</text:p>
              </table:table-cell>
              <table:table-cell office:value-type="float" office:value="0.136437">
                <text:p>0.136437</text:p>
              </table:table-cell>
              <table:table-cell office:value-type="float" office:value="-0.161868">
                <text:p>-0.161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99961">
                <text:p>0.00199961</text:p>
              </table:table-cell>
              <table:table-cell office:value-type="float" office:value="-0.220127">
                <text:p>-0.220127</text:p>
              </table:table-cell>
              <table:table-cell office:value-type="float" office:value="0.0951004">
                <text:p>0.0951004</text:p>
              </table:table-cell>
              <table:table-cell office:value-type="float" office:value="-0.168738">
                <text:p>-0.168738</text:p>
              </table:table-cell>
              <table:table-cell office:value-type="float" office:value="0.0247118">
                <text:p>0.0247118</text:p>
              </table:table-cell>
              <table:table-cell office:value-type="float" office:value="-0.215774">
                <text:p>-0.215774</text:p>
              </table:table-cell>
              <table:table-cell office:value-type="float" office:value="0.0323232">
                <text:p>0.0323232</text:p>
              </table:table-cell>
              <table:table-cell office:value-type="float" office:value="-0.0875193">
                <text:p>-0.0875193</text:p>
              </table:table-cell>
              <table:table-cell office:value-type="float" office:value="0.125339">
                <text:p>0.125339</text:p>
              </table:table-cell>
              <table:table-cell office:value-type="float" office:value="-0.163231">
                <text:p>-0.163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123256">
                <text:p>-0.00123256</text:p>
              </table:table-cell>
              <table:table-cell office:value-type="float" office:value="-0.220247">
                <text:p>-0.220247</text:p>
              </table:table-cell>
              <table:table-cell office:value-type="float" office:value="0.0939433">
                <text:p>0.0939433</text:p>
              </table:table-cell>
              <table:table-cell office:value-type="float" office:value="-0.170754">
                <text:p>-0.170754</text:p>
              </table:table-cell>
              <table:table-cell office:value-type="float" office:value="0.0217294">
                <text:p>0.0217294</text:p>
              </table:table-cell>
              <table:table-cell office:value-type="float" office:value="-0.216183">
                <text:p>-0.216183</text:p>
              </table:table-cell>
              <table:table-cell office:value-type="float" office:value="0.0207372">
                <text:p>0.0207372</text:p>
              </table:table-cell>
              <table:table-cell office:value-type="float" office:value="-0.0866792">
                <text:p>-0.0866792</text:p>
              </table:table-cell>
              <table:table-cell office:value-type="float" office:value="0.116765">
                <text:p>0.116765</text:p>
              </table:table-cell>
              <table:table-cell office:value-type="float" office:value="-0.163995">
                <text:p>-0.163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36923">
                <text:p>-0.0136923</text:p>
              </table:table-cell>
              <table:table-cell office:value-type="float" office:value="-0.218876">
                <text:p>-0.218876</text:p>
              </table:table-cell>
              <table:table-cell office:value-type="float" office:value="0.0814329">
                <text:p>0.0814329</text:p>
              </table:table-cell>
              <table:table-cell office:value-type="float" office:value="-0.170781">
                <text:p>-0.170781</text:p>
              </table:table-cell>
              <table:table-cell office:value-type="float" office:value="0.00968048">
                <text:p>0.00968048</text:p>
              </table:table-cell>
              <table:table-cell office:value-type="float" office:value="-0.215584">
                <text:p>-0.215584</text:p>
              </table:table-cell>
              <table:table-cell office:value-type="float" office:value="0.0120923">
                <text:p>0.0120923</text:p>
              </table:table-cell>
              <table:table-cell office:value-type="float" office:value="-0.0855919">
                <text:p>-0.0855919</text:p>
              </table:table-cell>
              <table:table-cell office:value-type="float" office:value="0.106202">
                <text:p>0.106202</text:p>
              </table:table-cell>
              <table:table-cell office:value-type="float" office:value="-0.162009">
                <text:p>-0.162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65445">
                <text:p>-0.0265445</text:p>
              </table:table-cell>
              <table:table-cell office:value-type="float" office:value="-0.218333">
                <text:p>-0.218333</text:p>
              </table:table-cell>
              <table:table-cell office:value-type="float" office:value="0.0776052">
                <text:p>0.0776052</text:p>
              </table:table-cell>
              <table:table-cell office:value-type="float" office:value="-0.171535">
                <text:p>-0.171535</text:p>
              </table:table-cell>
              <table:table-cell office:value-type="float" office:value="0.000407631">
                <text:p>0.000407631</text:p>
              </table:table-cell>
              <table:table-cell office:value-type="float" office:value="-0.213956">
                <text:p>-0.213956</text:p>
              </table:table-cell>
              <table:table-cell office:value-type="float" office:value="0.00782108">
                <text:p>0.00782108</text:p>
              </table:table-cell>
              <table:table-cell office:value-type="float" office:value="-0.0842316">
                <text:p>-0.0842316</text:p>
              </table:table-cell>
              <table:table-cell office:value-type="float" office:value="0.0993688">
                <text:p>0.0993688</text:p>
              </table:table-cell>
              <table:table-cell office:value-type="float" office:value="-0.160894">
                <text:p>-0.160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80633">
                <text:p>-0.0280633</text:p>
              </table:table-cell>
              <table:table-cell office:value-type="float" office:value="-0.217797">
                <text:p>-0.217797</text:p>
              </table:table-cell>
              <table:table-cell office:value-type="float" office:value="0.0663388">
                <text:p>0.0663388</text:p>
              </table:table-cell>
              <table:table-cell office:value-type="float" office:value="-0.169622">
                <text:p>-0.169622</text:p>
              </table:table-cell>
              <table:table-cell office:value-type="float" office:value="-0.00952467">
                <text:p>-0.00952467</text:p>
              </table:table-cell>
              <table:table-cell office:value-type="float" office:value="-0.213186">
                <text:p>-0.213186</text:p>
              </table:table-cell>
              <table:table-cell office:value-type="float" office:value="0.00596763">
                <text:p>0.00596763</text:p>
              </table:table-cell>
              <table:table-cell office:value-type="float" office:value="-0.0823589">
                <text:p>-0.0823589</text:p>
              </table:table-cell>
              <table:table-cell office:value-type="float" office:value="0.0847435">
                <text:p>0.0847435</text:p>
              </table:table-cell>
              <table:table-cell office:value-type="float" office:value="-0.160086">
                <text:p>-0.160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28667">
                <text:p>-0.0328667</text:p>
              </table:table-cell>
              <table:table-cell office:value-type="float" office:value="-0.218227">
                <text:p>-0.218227</text:p>
              </table:table-cell>
              <table:table-cell office:value-type="float" office:value="0.0579819">
                <text:p>0.0579819</text:p>
              </table:table-cell>
              <table:table-cell office:value-type="float" office:value="-0.168381">
                <text:p>-0.168381</text:p>
              </table:table-cell>
              <table:table-cell office:value-type="float" office:value="-0.0335679">
                <text:p>-0.0335679</text:p>
              </table:table-cell>
              <table:table-cell office:value-type="float" office:value="-0.20967">
                <text:p>-0.20967</text:p>
              </table:table-cell>
              <table:table-cell office:value-type="float" office:value="0.00264929">
                <text:p>0.00264929</text:p>
              </table:table-cell>
              <table:table-cell office:value-type="float" office:value="-0.081338">
                <text:p>-0.081338</text:p>
              </table:table-cell>
              <table:table-cell office:value-type="float" office:value="0.0703165">
                <text:p>0.0703165</text:p>
              </table:table-cell>
              <table:table-cell office:value-type="float" office:value="-0.15922">
                <text:p>-0.15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6802">
                <text:p>-0.0556802</text:p>
              </table:table-cell>
              <table:table-cell office:value-type="float" office:value="-0.216409">
                <text:p>-0.216409</text:p>
              </table:table-cell>
              <table:table-cell office:value-type="float" office:value="0.0555711">
                <text:p>0.0555711</text:p>
              </table:table-cell>
              <table:table-cell office:value-type="float" office:value="-0.168681">
                <text:p>-0.168681</text:p>
              </table:table-cell>
              <table:table-cell office:value-type="float" office:value="-0.0381337">
                <text:p>-0.0381337</text:p>
              </table:table-cell>
              <table:table-cell office:value-type="float" office:value="-0.208728">
                <text:p>-0.208728</text:p>
              </table:table-cell>
              <table:table-cell office:value-type="float" office:value="-0.000503539">
                <text:p>-0.000503539</text:p>
              </table:table-cell>
              <table:table-cell office:value-type="float" office:value="-0.080835">
                <text:p>-0.080835</text:p>
              </table:table-cell>
              <table:table-cell office:value-type="float" office:value="0.0686406">
                <text:p>0.0686406</text:p>
              </table:table-cell>
              <table:table-cell office:value-type="float" office:value="-0.158879">
                <text:p>-0.158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615035">
                <text:p>-0.0615035</text:p>
              </table:table-cell>
              <table:table-cell office:value-type="float" office:value="-0.214924">
                <text:p>-0.214924</text:p>
              </table:table-cell>
              <table:table-cell office:value-type="float" office:value="0.0399988">
                <text:p>0.0399988</text:p>
              </table:table-cell>
              <table:table-cell office:value-type="float" office:value="-0.166107">
                <text:p>-0.166107</text:p>
              </table:table-cell>
              <table:table-cell office:value-type="float" office:value="-0.0511296">
                <text:p>-0.0511296</text:p>
              </table:table-cell>
              <table:table-cell office:value-type="float" office:value="-0.205379">
                <text:p>-0.205379</text:p>
              </table:table-cell>
              <table:table-cell office:value-type="float" office:value="0.0009212">
                <text:p>0.0009212</text:p>
              </table:table-cell>
              <table:table-cell office:value-type="float" office:value="-0.0810878">
                <text:p>-0.0810878</text:p>
              </table:table-cell>
              <table:table-cell office:value-type="float" office:value="0.0647017">
                <text:p>0.0647017</text:p>
              </table:table-cell>
              <table:table-cell office:value-type="float" office:value="-0.159064">
                <text:p>-0.159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700751">
                <text:p>-0.0700751</text:p>
              </table:table-cell>
              <table:table-cell office:value-type="float" office:value="-0.214081">
                <text:p>-0.214081</text:p>
              </table:table-cell>
              <table:table-cell office:value-type="float" office:value="0.0276257">
                <text:p>0.0276257</text:p>
              </table:table-cell>
              <table:table-cell office:value-type="float" office:value="-0.163947">
                <text:p>-0.163947</text:p>
              </table:table-cell>
              <table:table-cell office:value-type="float" office:value="-0.0679888">
                <text:p>-0.0679888</text:p>
              </table:table-cell>
              <table:table-cell office:value-type="float" office:value="-0.20328">
                <text:p>-0.20328</text:p>
              </table:table-cell>
              <table:table-cell office:value-type="float" office:value="0.00182589">
                <text:p>0.00182589</text:p>
              </table:table-cell>
              <table:table-cell office:value-type="float" office:value="-0.080958">
                <text:p>-0.080958</text:p>
              </table:table-cell>
              <table:table-cell office:value-type="float" office:value="0.0566903">
                <text:p>0.0566903</text:p>
              </table:table-cell>
              <table:table-cell office:value-type="float" office:value="-0.158339">
                <text:p>-0.158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707995">
                <text:p>-0.0707995</text:p>
              </table:table-cell>
              <table:table-cell office:value-type="float" office:value="-0.214168">
                <text:p>-0.214168</text:p>
              </table:table-cell>
              <table:table-cell office:value-type="float" office:value="0.0261392">
                <text:p>0.0261392</text:p>
              </table:table-cell>
              <table:table-cell office:value-type="float" office:value="-0.163673">
                <text:p>-0.163673</text:p>
              </table:table-cell>
              <table:table-cell office:value-type="float" office:value="-0.0700276">
                <text:p>-0.0700276</text:p>
              </table:table-cell>
              <table:table-cell office:value-type="float" office:value="-0.202843">
                <text:p>-0.202843</text:p>
              </table:table-cell>
              <table:table-cell office:value-type="float" office:value="0.00278862">
                <text:p>0.00278862</text:p>
              </table:table-cell>
              <table:table-cell office:value-type="float" office:value="-0.081661">
                <text:p>-0.081661</text:p>
              </table:table-cell>
              <table:table-cell office:value-type="float" office:value="0.0420157">
                <text:p>0.0420157</text:p>
              </table:table-cell>
              <table:table-cell office:value-type="float" office:value="-0.156604">
                <text:p>-0.156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753704">
                <text:p>-0.0753704</text:p>
              </table:table-cell>
              <table:table-cell office:value-type="float" office:value="-0.21478">
                <text:p>-0.21478</text:p>
              </table:table-cell>
              <table:table-cell office:value-type="float" office:value="0.0236687">
                <text:p>0.0236687</text:p>
              </table:table-cell>
              <table:table-cell office:value-type="float" office:value="-0.162744">
                <text:p>-0.162744</text:p>
              </table:table-cell>
              <table:table-cell office:value-type="float" office:value="-0.0796103">
                <text:p>-0.0796103</text:p>
              </table:table-cell>
              <table:table-cell office:value-type="float" office:value="-0.200433">
                <text:p>-0.200433</text:p>
              </table:table-cell>
              <table:table-cell office:value-type="float" office:value="0.00492945">
                <text:p>0.00492945</text:p>
              </table:table-cell>
              <table:table-cell office:value-type="float" office:value="-0.0826127">
                <text:p>-0.0826127</text:p>
              </table:table-cell>
              <table:table-cell office:value-type="float" office:value="0.0205308">
                <text:p>0.0205308</text:p>
              </table:table-cell>
              <table:table-cell office:value-type="float" office:value="-0.155136">
                <text:p>-0.155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59878">
                <text:p>-0.0859878</text:p>
              </table:table-cell>
              <table:table-cell office:value-type="float" office:value="-0.212632">
                <text:p>-0.212632</text:p>
              </table:table-cell>
              <table:table-cell office:value-type="float" office:value="-0.0116888">
                <text:p>-0.0116888</text:p>
              </table:table-cell>
              <table:table-cell office:value-type="float" office:value="-0.157878">
                <text:p>-0.157878</text:p>
              </table:table-cell>
              <table:table-cell office:value-type="float" office:value="-0.0864694">
                <text:p>-0.0864694</text:p>
              </table:table-cell>
              <table:table-cell office:value-type="float" office:value="-0.197478">
                <text:p>-0.197478</text:p>
              </table:table-cell>
              <table:table-cell office:value-type="float" office:value="0.00613735">
                <text:p>0.00613735</text:p>
              </table:table-cell>
              <table:table-cell office:value-type="float" office:value="-0.0822429">
                <text:p>-0.0822429</text:p>
              </table:table-cell>
              <table:table-cell office:value-type="float" office:value="0.0164967">
                <text:p>0.0164967</text:p>
              </table:table-cell>
              <table:table-cell office:value-type="float" office:value="-0.155219">
                <text:p>-0.155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10546">
                <text:p>-0.0910546</text:p>
              </table:table-cell>
              <table:table-cell office:value-type="float" office:value="-0.211366">
                <text:p>-0.211366</text:p>
              </table:table-cell>
              <table:table-cell office:value-type="float" office:value="-0.0140717">
                <text:p>-0.0140717</text:p>
              </table:table-cell>
              <table:table-cell office:value-type="float" office:value="-0.157188">
                <text:p>-0.157188</text:p>
              </table:table-cell>
              <table:table-cell office:value-type="float" office:value="-0.102113">
                <text:p>-0.102113</text:p>
              </table:table-cell>
              <table:table-cell office:value-type="float" office:value="-0.187643">
                <text:p>-0.187643</text:p>
              </table:table-cell>
              <table:table-cell office:value-type="float" office:value="0.00487246">
                <text:p>0.00487246</text:p>
              </table:table-cell>
              <table:table-cell office:value-type="float" office:value="-0.0826983">
                <text:p>-0.0826983</text:p>
              </table:table-cell>
              <table:table-cell office:value-type="float" office:value="0.000223492">
                <text:p>0.000223492</text:p>
              </table:table-cell>
              <table:table-cell office:value-type="float" office:value="-0.155273">
                <text:p>-0.155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76417">
                <text:p>-0.0976417</text:p>
              </table:table-cell>
              <table:table-cell office:value-type="float" office:value="-0.207961">
                <text:p>-0.207961</text:p>
              </table:table-cell>
              <table:table-cell office:value-type="float" office:value="-0.0209873">
                <text:p>-0.0209873</text:p>
              </table:table-cell>
              <table:table-cell office:value-type="float" office:value="-0.155909">
                <text:p>-0.155909</text:p>
              </table:table-cell>
              <table:table-cell office:value-type="float" office:value="-0.107778">
                <text:p>-0.107778</text:p>
              </table:table-cell>
              <table:table-cell office:value-type="float" office:value="-0.185688">
                <text:p>-0.185688</text:p>
              </table:table-cell>
              <table:table-cell office:value-type="float" office:value="0.00550648">
                <text:p>0.00550648</text:p>
              </table:table-cell>
              <table:table-cell office:value-type="float" office:value="-0.0827024">
                <text:p>-0.0827024</text:p>
              </table:table-cell>
              <table:table-cell office:value-type="float" office:value="-0.00360449">
                <text:p>-0.00360449</text:p>
              </table:table-cell>
              <table:table-cell office:value-type="float" office:value="-0.154867">
                <text:p>-0.1548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976025">
                <text:p>-0.0976025</text:p>
              </table:table-cell>
              <table:table-cell office:value-type="float" office:value="-0.206614">
                <text:p>-0.206614</text:p>
              </table:table-cell>
              <table:table-cell office:value-type="float" office:value="-0.0333584">
                <text:p>-0.0333584</text:p>
              </table:table-cell>
              <table:table-cell office:value-type="float" office:value="-0.152332">
                <text:p>-0.152332</text:p>
              </table:table-cell>
              <table:table-cell office:value-type="float" office:value="-0.114737">
                <text:p>-0.114737</text:p>
              </table:table-cell>
              <table:table-cell office:value-type="float" office:value="-0.184954">
                <text:p>-0.184954</text:p>
              </table:table-cell>
              <table:table-cell office:value-type="float" office:value="0.00674344">
                <text:p>0.00674344</text:p>
              </table:table-cell>
              <table:table-cell office:value-type="float" office:value="-0.0814776">
                <text:p>-0.0814776</text:p>
              </table:table-cell>
              <table:table-cell office:value-type="float" office:value="-0.00564265">
                <text:p>-0.00564265</text:p>
              </table:table-cell>
              <table:table-cell office:value-type="float" office:value="-0.153696">
                <text:p>-0.153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4391">
                <text:p>-0.0984391</text:p>
              </table:table-cell>
              <table:table-cell office:value-type="float" office:value="-0.204303">
                <text:p>-0.204303</text:p>
              </table:table-cell>
              <table:table-cell office:value-type="float" office:value="-0.0390139">
                <text:p>-0.0390139</text:p>
              </table:table-cell>
              <table:table-cell office:value-type="float" office:value="-0.152611">
                <text:p>-0.152611</text:p>
              </table:table-cell>
              <table:table-cell office:value-type="float" office:value="-0.116503">
                <text:p>-0.116503</text:p>
              </table:table-cell>
              <table:table-cell office:value-type="float" office:value="-0.183434">
                <text:p>-0.183434</text:p>
              </table:table-cell>
              <table:table-cell office:value-type="float" office:value="0.00986798">
                <text:p>0.00986798</text:p>
              </table:table-cell>
              <table:table-cell office:value-type="float" office:value="-0.0619929">
                <text:p>-0.0619929</text:p>
              </table:table-cell>
              <table:table-cell office:value-type="float" office:value="-0.0221711">
                <text:p>-0.0221711</text:p>
              </table:table-cell>
              <table:table-cell office:value-type="float" office:value="-0.147603">
                <text:p>-0.147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992926">
                <text:p>-0.0992926</text:p>
              </table:table-cell>
              <table:table-cell office:value-type="float" office:value="-0.198749">
                <text:p>-0.198749</text:p>
              </table:table-cell>
              <table:table-cell office:value-type="float" office:value="-0.0442333">
                <text:p>-0.0442333</text:p>
              </table:table-cell>
              <table:table-cell office:value-type="float" office:value="-0.151715">
                <text:p>-0.151715</text:p>
              </table:table-cell>
              <table:table-cell office:value-type="float" office:value="-0.117533">
                <text:p>-0.117533</text:p>
              </table:table-cell>
              <table:table-cell office:value-type="float" office:value="-0.183751">
                <text:p>-0.183751</text:p>
              </table:table-cell>
              <table:table-cell office:value-type="float" office:value="0.0107632">
                <text:p>0.0107632</text:p>
              </table:table-cell>
              <table:table-cell office:value-type="float" office:value="-0.0558861">
                <text:p>-0.0558861</text:p>
              </table:table-cell>
              <table:table-cell office:value-type="float" office:value="-0.0398956">
                <text:p>-0.0398956</text:p>
              </table:table-cell>
              <table:table-cell office:value-type="float" office:value="-0.141876">
                <text:p>-0.141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03135">
                <text:p>-0.103135</text:p>
              </table:table-cell>
              <table:table-cell office:value-type="float" office:value="-0.176367">
                <text:p>-0.176367</text:p>
              </table:table-cell>
              <table:table-cell office:value-type="float" office:value="-0.0489252">
                <text:p>-0.0489252</text:p>
              </table:table-cell>
              <table:table-cell office:value-type="float" office:value="-0.152033">
                <text:p>-0.152033</text:p>
              </table:table-cell>
              <table:table-cell office:value-type="float" office:value="-0.118545">
                <text:p>-0.118545</text:p>
              </table:table-cell>
              <table:table-cell office:value-type="float" office:value="-0.18287">
                <text:p>-0.18287</text:p>
              </table:table-cell>
              <table:table-cell office:value-type="float" office:value="0.00923536">
                <text:p>0.00923536</text:p>
              </table:table-cell>
              <table:table-cell office:value-type="float" office:value="-0.0481166">
                <text:p>-0.0481166</text:p>
              </table:table-cell>
              <table:table-cell office:value-type="float" office:value="-0.0487657">
                <text:p>-0.0487657</text:p>
              </table:table-cell>
              <table:table-cell office:value-type="float" office:value="-0.141943">
                <text:p>-0.1419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07611">
                <text:p>-0.107611</text:p>
              </table:table-cell>
              <table:table-cell office:value-type="float" office:value="-0.159645">
                <text:p>-0.159645</text:p>
              </table:table-cell>
              <table:table-cell office:value-type="float" office:value="-0.0515614">
                <text:p>-0.0515614</text:p>
              </table:table-cell>
              <table:table-cell office:value-type="float" office:value="-0.150569">
                <text:p>-0.150569</text:p>
              </table:table-cell>
              <table:table-cell office:value-type="float" office:value="-0.12561">
                <text:p>-0.12561</text:p>
              </table:table-cell>
              <table:table-cell office:value-type="float" office:value="-0.177806">
                <text:p>-0.177806</text:p>
              </table:table-cell>
              <table:table-cell office:value-type="float" office:value="0.00920152">
                <text:p>0.00920152</text:p>
              </table:table-cell>
              <table:table-cell office:value-type="float" office:value="-0.0386132">
                <text:p>-0.0386132</text:p>
              </table:table-cell>
              <table:table-cell office:value-type="float" office:value="-0.0522708">
                <text:p>-0.0522708</text:p>
              </table:table-cell>
              <table:table-cell office:value-type="float" office:value="-0.141493">
                <text:p>-0.141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06179">
                <text:p>-0.106179</text:p>
              </table:table-cell>
              <table:table-cell office:value-type="float" office:value="-0.150894">
                <text:p>-0.150894</text:p>
              </table:table-cell>
              <table:table-cell office:value-type="float" office:value="-0.0701065">
                <text:p>-0.0701065</text:p>
              </table:table-cell>
              <table:table-cell office:value-type="float" office:value="-0.14654">
                <text:p>-0.14654</text:p>
              </table:table-cell>
              <table:table-cell office:value-type="float" office:value="-0.129179">
                <text:p>-0.129179</text:p>
              </table:table-cell>
              <table:table-cell office:value-type="float" office:value="-0.178602">
                <text:p>-0.178602</text:p>
              </table:table-cell>
              <table:table-cell office:value-type="float" office:value="0.00747752">
                <text:p>0.00747752</text:p>
              </table:table-cell>
              <table:table-cell office:value-type="float" office:value="-0.0315965">
                <text:p>-0.0315965</text:p>
              </table:table-cell>
              <table:table-cell office:value-type="float" office:value="-0.0688658">
                <text:p>-0.0688658</text:p>
              </table:table-cell>
              <table:table-cell office:value-type="float" office:value="-0.13729">
                <text:p>-0.13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03724">
                <text:p>-0.103724</text:p>
              </table:table-cell>
              <table:table-cell office:value-type="float" office:value="-0.142605">
                <text:p>-0.142605</text:p>
              </table:table-cell>
              <table:table-cell office:value-type="float" office:value="-0.080817">
                <text:p>-0.080817</text:p>
              </table:table-cell>
              <table:table-cell office:value-type="float" office:value="-0.143102">
                <text:p>-0.143102</text:p>
              </table:table-cell>
              <table:table-cell office:value-type="float" office:value="-0.131787">
                <text:p>-0.131787</text:p>
              </table:table-cell>
              <table:table-cell office:value-type="float" office:value="-0.176713">
                <text:p>-0.176713</text:p>
              </table:table-cell>
              <table:table-cell office:value-type="float" office:value="0.00799136">
                <text:p>0.00799136</text:p>
              </table:table-cell>
              <table:table-cell office:value-type="float" office:value="-0.0294164">
                <text:p>-0.0294164</text:p>
              </table:table-cell>
              <table:table-cell office:value-type="float" office:value="-0.078033">
                <text:p>-0.078033</text:p>
              </table:table-cell>
              <table:table-cell office:value-type="float" office:value="-0.135012">
                <text:p>-0.135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05331">
                <text:p>-0.105331</text:p>
              </table:table-cell>
              <table:table-cell office:value-type="float" office:value="-0.138936">
                <text:p>-0.138936</text:p>
              </table:table-cell>
              <table:table-cell office:value-type="float" office:value="-0.0835828">
                <text:p>-0.0835828</text:p>
              </table:table-cell>
              <table:table-cell office:value-type="float" office:value="-0.140804">
                <text:p>-0.140804</text:p>
              </table:table-cell>
              <table:table-cell office:value-type="float" office:value="-0.133111">
                <text:p>-0.133111</text:p>
              </table:table-cell>
              <table:table-cell office:value-type="float" office:value="-0.173485">
                <text:p>-0.173485</text:p>
              </table:table-cell>
              <table:table-cell office:value-type="float" office:value="0.0105437">
                <text:p>0.0105437</text:p>
              </table:table-cell>
              <table:table-cell office:value-type="float" office:value="-0.024942">
                <text:p>-0.024942</text:p>
              </table:table-cell>
              <table:table-cell office:value-type="float" office:value="-0.079815">
                <text:p>-0.079815</text:p>
              </table:table-cell>
              <table:table-cell office:value-type="float" office:value="-0.134957">
                <text:p>-0.134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07055">
                <text:p>-0.107055</text:p>
              </table:table-cell>
              <table:table-cell office:value-type="float" office:value="-0.125435">
                <text:p>-0.125435</text:p>
              </table:table-cell>
              <table:table-cell office:value-type="float" office:value="-0.0848157">
                <text:p>-0.0848157</text:p>
              </table:table-cell>
              <table:table-cell office:value-type="float" office:value="-0.140131">
                <text:p>-0.140131</text:p>
              </table:table-cell>
              <table:table-cell office:value-type="float" office:value="-0.134537">
                <text:p>-0.134537</text:p>
              </table:table-cell>
              <table:table-cell office:value-type="float" office:value="-0.167038">
                <text:p>-0.167038</text:p>
              </table:table-cell>
              <table:table-cell office:value-type="float" office:value="0.0102996">
                <text:p>0.0102996</text:p>
              </table:table-cell>
              <table:table-cell office:value-type="float" office:value="-0.0218497">
                <text:p>-0.0218497</text:p>
              </table:table-cell>
              <table:table-cell office:value-type="float" office:value="-0.0826134">
                <text:p>-0.0826134</text:p>
              </table:table-cell>
              <table:table-cell office:value-type="float" office:value="-0.133245">
                <text:p>-0.133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06853">
                <text:p>-0.106853</text:p>
              </table:table-cell>
              <table:table-cell office:value-type="float" office:value="-0.122732">
                <text:p>-0.122732</text:p>
              </table:table-cell>
              <table:table-cell office:value-type="float" office:value="-0.0936986">
                <text:p>-0.0936986</text:p>
              </table:table-cell>
              <table:table-cell office:value-type="float" office:value="-0.132676">
                <text:p>-0.132676</text:p>
              </table:table-cell>
              <table:table-cell office:value-type="float" office:value="-0.132821">
                <text:p>-0.132821</text:p>
              </table:table-cell>
              <table:table-cell office:value-type="float" office:value="-0.146758">
                <text:p>-0.146758</text:p>
              </table:table-cell>
              <table:table-cell office:value-type="float" office:value="0.00891864">
                <text:p>0.00891864</text:p>
              </table:table-cell>
              <table:table-cell office:value-type="float" office:value="-0.017454">
                <text:p>-0.017454</text:p>
              </table:table-cell>
              <table:table-cell office:value-type="float" office:value="-0.083759">
                <text:p>-0.083759</text:p>
              </table:table-cell>
              <table:table-cell office:value-type="float" office:value="-0.133771">
                <text:p>-0.133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05783">
                <text:p>-0.105783</text:p>
              </table:table-cell>
              <table:table-cell office:value-type="float" office:value="-0.115395">
                <text:p>-0.115395</text:p>
              </table:table-cell>
              <table:table-cell office:value-type="float" office:value="-0.0987392">
                <text:p>-0.0987392</text:p>
              </table:table-cell>
              <table:table-cell office:value-type="float" office:value="-0.129141">
                <text:p>-0.129141</text:p>
              </table:table-cell>
              <table:table-cell office:value-type="float" office:value="-0.132243">
                <text:p>-0.132243</text:p>
              </table:table-cell>
              <table:table-cell office:value-type="float" office:value="-0.136885">
                <text:p>-0.136885</text:p>
              </table:table-cell>
              <table:table-cell office:value-type="float" office:value="0.00927805">
                <text:p>0.00927805</text:p>
              </table:table-cell>
              <table:table-cell office:value-type="float" office:value="-0.00353093">
                <text:p>-0.00353093</text:p>
              </table:table-cell>
              <table:table-cell office:value-type="float" office:value="-0.0913775">
                <text:p>-0.0913775</text:p>
              </table:table-cell>
              <table:table-cell office:value-type="float" office:value="-0.132133">
                <text:p>-0.132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06677">
                <text:p>-0.106677</text:p>
              </table:table-cell>
              <table:table-cell office:value-type="float" office:value="-0.106342">
                <text:p>-0.106342</text:p>
              </table:table-cell>
              <table:table-cell office:value-type="float" office:value="-0.100448">
                <text:p>-0.100448</text:p>
              </table:table-cell>
              <table:table-cell office:value-type="float" office:value="-0.12872">
                <text:p>-0.12872</text:p>
              </table:table-cell>
              <table:table-cell office:value-type="float" office:value="-0.132485">
                <text:p>-0.132485</text:p>
              </table:table-cell>
              <table:table-cell office:value-type="float" office:value="-0.119352">
                <text:p>-0.119352</text:p>
              </table:table-cell>
              <table:table-cell office:value-type="float" office:value="0.00916944">
                <text:p>0.00916944</text:p>
              </table:table-cell>
              <table:table-cell office:value-type="float" office:value="0.00264633">
                <text:p>0.00264633</text:p>
              </table:table-cell>
              <table:table-cell office:value-type="float" office:value="-0.0938338">
                <text:p>-0.0938338</text:p>
              </table:table-cell>
              <table:table-cell office:value-type="float" office:value="-0.131037">
                <text:p>-0.131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0818">
                <text:p>-0.10818</text:p>
              </table:table-cell>
              <table:table-cell office:value-type="float" office:value="-0.0970772">
                <text:p>-0.0970772</text:p>
              </table:table-cell>
              <table:table-cell office:value-type="float" office:value="-0.103045">
                <text:p>-0.103045</text:p>
              </table:table-cell>
              <table:table-cell office:value-type="float" office:value="-0.126316">
                <text:p>-0.126316</text:p>
              </table:table-cell>
              <table:table-cell office:value-type="float" office:value="-0.133118">
                <text:p>-0.133118</text:p>
              </table:table-cell>
              <table:table-cell office:value-type="float" office:value="-0.118482">
                <text:p>-0.118482</text:p>
              </table:table-cell>
              <table:table-cell office:value-type="float" office:value="0.00978626">
                <text:p>0.00978626</text:p>
              </table:table-cell>
              <table:table-cell office:value-type="float" office:value="0.00410179">
                <text:p>0.00410179</text:p>
              </table:table-cell>
              <table:table-cell office:value-type="float" office:value="-0.0944858">
                <text:p>-0.0944858</text:p>
              </table:table-cell>
              <table:table-cell office:value-type="float" office:value="-0.130991">
                <text:p>-0.130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11586">
                <text:p>-0.111586</text:p>
              </table:table-cell>
              <table:table-cell office:value-type="float" office:value="-0.0816341">
                <text:p>-0.0816341</text:p>
              </table:table-cell>
              <table:table-cell office:value-type="float" office:value="-0.10632">
                <text:p>-0.10632</text:p>
              </table:table-cell>
              <table:table-cell office:value-type="float" office:value="-0.126588">
                <text:p>-0.126588</text:p>
              </table:table-cell>
              <table:table-cell office:value-type="float" office:value="-0.133419">
                <text:p>-0.133419</text:p>
              </table:table-cell>
              <table:table-cell office:value-type="float" office:value="-0.102802">
                <text:p>-0.102802</text:p>
              </table:table-cell>
              <table:table-cell office:value-type="float" office:value="0.00965527">
                <text:p>0.00965527</text:p>
              </table:table-cell>
              <table:table-cell office:value-type="float" office:value="0.0111253">
                <text:p>0.0111253</text:p>
              </table:table-cell>
              <table:table-cell office:value-type="float" office:value="-0.095489">
                <text:p>-0.095489</text:p>
              </table:table-cell>
              <table:table-cell office:value-type="float" office:value="-0.130567">
                <text:p>-0.130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1448">
                <text:p>-0.11448</text:p>
              </table:table-cell>
              <table:table-cell office:value-type="float" office:value="-0.0658708">
                <text:p>-0.0658708</text:p>
              </table:table-cell>
              <table:table-cell office:value-type="float" office:value="-0.109735">
                <text:p>-0.109735</text:p>
              </table:table-cell>
              <table:table-cell office:value-type="float" office:value="-0.124653">
                <text:p>-0.124653</text:p>
              </table:table-cell>
              <table:table-cell office:value-type="float" office:value="-0.133945">
                <text:p>-0.133945</text:p>
              </table:table-cell>
              <table:table-cell office:value-type="float" office:value="-0.0959162">
                <text:p>-0.0959162</text:p>
              </table:table-cell>
              <table:table-cell office:value-type="float" office:value="0.0101819">
                <text:p>0.0101819</text:p>
              </table:table-cell>
              <table:table-cell office:value-type="float" office:value="0.013451">
                <text:p>0.013451</text:p>
              </table:table-cell>
              <table:table-cell office:value-type="float" office:value="-0.097229">
                <text:p>-0.097229</text:p>
              </table:table-cell>
              <table:table-cell office:value-type="float" office:value="-0.129729">
                <text:p>-0.129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14958">
                <text:p>-0.114958</text:p>
              </table:table-cell>
              <table:table-cell office:value-type="float" office:value="-0.0385602">
                <text:p>-0.0385602</text:p>
              </table:table-cell>
              <table:table-cell office:value-type="float" office:value="-0.110257">
                <text:p>-0.110257</text:p>
              </table:table-cell>
              <table:table-cell office:value-type="float" office:value="-0.12403">
                <text:p>-0.12403</text:p>
              </table:table-cell>
              <table:table-cell office:value-type="float" office:value="-0.133092">
                <text:p>-0.133092</text:p>
              </table:table-cell>
              <table:table-cell office:value-type="float" office:value="-0.0930471">
                <text:p>-0.0930471</text:p>
              </table:table-cell>
              <table:table-cell office:value-type="float" office:value="0.00942262">
                <text:p>0.00942262</text:p>
              </table:table-cell>
              <table:table-cell office:value-type="float" office:value="0.0185205">
                <text:p>0.0185205</text:p>
              </table:table-cell>
              <table:table-cell office:value-type="float" office:value="-0.0997512">
                <text:p>-0.0997512</text:p>
              </table:table-cell>
              <table:table-cell office:value-type="float" office:value="-0.117932">
                <text:p>-0.1179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14546">
                <text:p>-0.114546</text:p>
              </table:table-cell>
              <table:table-cell office:value-type="float" office:value="-0.0166056">
                <text:p>-0.0166056</text:p>
              </table:table-cell>
              <table:table-cell office:value-type="float" office:value="-0.109885">
                <text:p>-0.109885</text:p>
              </table:table-cell>
              <table:table-cell office:value-type="float" office:value="-0.105508">
                <text:p>-0.105508</text:p>
              </table:table-cell>
              <table:table-cell office:value-type="float" office:value="-0.129923">
                <text:p>-0.129923</text:p>
              </table:table-cell>
              <table:table-cell office:value-type="float" office:value="-0.0851749">
                <text:p>-0.0851749</text:p>
              </table:table-cell>
              <table:table-cell office:value-type="float" office:value="0.00969897">
                <text:p>0.00969897</text:p>
              </table:table-cell>
              <table:table-cell office:value-type="float" office:value="0.0196923">
                <text:p>0.0196923</text:p>
              </table:table-cell>
              <table:table-cell office:value-type="float" office:value="-0.101992">
                <text:p>-0.101992</text:p>
              </table:table-cell>
              <table:table-cell office:value-type="float" office:value="-0.111786">
                <text:p>-0.111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15818">
                <text:p>-0.115818</text:p>
              </table:table-cell>
              <table:table-cell office:value-type="float" office:value="-0.0130093">
                <text:p>-0.0130093</text:p>
              </table:table-cell>
              <table:table-cell office:value-type="float" office:value="-0.113705">
                <text:p>-0.113705</text:p>
              </table:table-cell>
              <table:table-cell office:value-type="float" office:value="-0.0906995">
                <text:p>-0.0906995</text:p>
              </table:table-cell>
              <table:table-cell office:value-type="float" office:value="-0.13109">
                <text:p>-0.13109</text:p>
              </table:table-cell>
              <table:table-cell office:value-type="float" office:value="-0.0476543">
                <text:p>-0.0476543</text:p>
              </table:table-cell>
              <table:table-cell office:value-type="float" office:value="0.00839933">
                <text:p>0.00839933</text:p>
              </table:table-cell>
              <table:table-cell office:value-type="float" office:value="0.0199911">
                <text:p>0.0199911</text:p>
              </table:table-cell>
              <table:table-cell office:value-type="float" office:value="-0.102488">
                <text:p>-0.102488</text:p>
              </table:table-cell>
              <table:table-cell office:value-type="float" office:value="-0.105032">
                <text:p>-0.105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15747">
                <text:p>-0.115747</text:p>
              </table:table-cell>
              <table:table-cell office:value-type="float" office:value="-0.00695877">
                <text:p>-0.00695877</text:p>
              </table:table-cell>
              <table:table-cell office:value-type="float" office:value="-0.11468">
                <text:p>-0.11468</text:p>
              </table:table-cell>
              <table:table-cell office:value-type="float" office:value="-0.0674954">
                <text:p>-0.0674954</text:p>
              </table:table-cell>
              <table:table-cell office:value-type="float" office:value="-0.131355">
                <text:p>-0.131355</text:p>
              </table:table-cell>
              <table:table-cell office:value-type="float" office:value="-0.0397642">
                <text:p>-0.0397642</text:p>
              </table:table-cell>
              <table:table-cell office:value-type="float" office:value="0.00837116">
                <text:p>0.00837116</text:p>
              </table:table-cell>
              <table:table-cell office:value-type="float" office:value="0.0189029">
                <text:p>0.0189029</text:p>
              </table:table-cell>
              <table:table-cell office:value-type="float" office:value="-0.103842">
                <text:p>-0.103842</text:p>
              </table:table-cell>
              <table:table-cell office:value-type="float" office:value="-0.0736417">
                <text:p>-0.0736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15824">
                <text:p>-0.115824</text:p>
              </table:table-cell>
              <table:table-cell office:value-type="float" office:value="0.00712982">
                <text:p>0.00712982</text:p>
              </table:table-cell>
              <table:table-cell office:value-type="float" office:value="-0.114635">
                <text:p>-0.114635</text:p>
              </table:table-cell>
              <table:table-cell office:value-type="float" office:value="-0.0664568">
                <text:p>-0.0664568</text:p>
              </table:table-cell>
              <table:table-cell office:value-type="float" office:value="-0.129546">
                <text:p>-0.129546</text:p>
              </table:table-cell>
              <table:table-cell office:value-type="float" office:value="-0.0333812">
                <text:p>-0.0333812</text:p>
              </table:table-cell>
              <table:table-cell office:value-type="float" office:value="0.00775028">
                <text:p>0.00775028</text:p>
              </table:table-cell>
              <table:table-cell office:value-type="float" office:value="0.0185963">
                <text:p>0.0185963</text:p>
              </table:table-cell>
              <table:table-cell office:value-type="float" office:value="-0.103311">
                <text:p>-0.103311</text:p>
              </table:table-cell>
              <table:table-cell office:value-type="float" office:value="-0.0677832">
                <text:p>-0.0677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15738">
                <text:p>-0.115738</text:p>
              </table:table-cell>
              <table:table-cell office:value-type="float" office:value="0.0103069">
                <text:p>0.0103069</text:p>
              </table:table-cell>
              <table:table-cell office:value-type="float" office:value="-0.114398">
                <text:p>-0.114398</text:p>
              </table:table-cell>
              <table:table-cell office:value-type="float" office:value="-0.0562591">
                <text:p>-0.0562591</text:p>
              </table:table-cell>
              <table:table-cell office:value-type="float" office:value="-0.12775">
                <text:p>-0.12775</text:p>
              </table:table-cell>
              <table:table-cell office:value-type="float" office:value="-0.0213715">
                <text:p>-0.0213715</text:p>
              </table:table-cell>
              <table:table-cell office:value-type="float" office:value="0.00853487">
                <text:p>0.00853487</text:p>
              </table:table-cell>
              <table:table-cell office:value-type="float" office:value="0.0161849">
                <text:p>0.0161849</text:p>
              </table:table-cell>
              <table:table-cell office:value-type="float" office:value="-0.10085">
                <text:p>-0.10085</text:p>
              </table:table-cell>
              <table:table-cell office:value-type="float" office:value="-0.0548162">
                <text:p>-0.0548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15867">
                <text:p>-0.115867</text:p>
              </table:table-cell>
              <table:table-cell office:value-type="float" office:value="0.0130825">
                <text:p>0.0130825</text:p>
              </table:table-cell>
              <table:table-cell office:value-type="float" office:value="-0.113121">
                <text:p>-0.113121</text:p>
              </table:table-cell>
              <table:table-cell office:value-type="float" office:value="-0.0511947">
                <text:p>-0.0511947</text:p>
              </table:table-cell>
              <table:table-cell office:value-type="float" office:value="-0.125714">
                <text:p>-0.125714</text:p>
              </table:table-cell>
              <table:table-cell office:value-type="float" office:value="-0.0090347">
                <text:p>-0.0090347</text:p>
              </table:table-cell>
              <table:table-cell office:value-type="float" office:value="0.00840497">
                <text:p>0.00840497</text:p>
              </table:table-cell>
              <table:table-cell office:value-type="float" office:value="0.0157518">
                <text:p>0.0157518</text:p>
              </table:table-cell>
              <table:table-cell office:value-type="float" office:value="-0.102296">
                <text:p>-0.102296</text:p>
              </table:table-cell>
              <table:table-cell office:value-type="float" office:value="-0.0456765">
                <text:p>-0.0456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15883">
                <text:p>-0.115883</text:p>
              </table:table-cell>
              <table:table-cell office:value-type="float" office:value="0.0172056">
                <text:p>0.0172056</text:p>
              </table:table-cell>
              <table:table-cell office:value-type="float" office:value="-0.112776">
                <text:p>-0.112776</text:p>
              </table:table-cell>
              <table:table-cell office:value-type="float" office:value="-0.0471959">
                <text:p>-0.0471959</text:p>
              </table:table-cell>
              <table:table-cell office:value-type="float" office:value="-0.124274">
                <text:p>-0.124274</text:p>
              </table:table-cell>
              <table:table-cell office:value-type="float" office:value="-0.00381653">
                <text:p>-0.00381653</text:p>
              </table:table-cell>
              <table:table-cell office:value-type="float" office:value="0.00767912">
                <text:p>0.00767912</text:p>
              </table:table-cell>
              <table:table-cell office:value-type="float" office:value="0.0146686">
                <text:p>0.0146686</text:p>
              </table:table-cell>
              <table:table-cell office:value-type="float" office:value="-0.10298">
                <text:p>-0.10298</text:p>
              </table:table-cell>
              <table:table-cell office:value-type="float" office:value="-0.0442271">
                <text:p>-0.0442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14212">
                <text:p>-0.114212</text:p>
              </table:table-cell>
              <table:table-cell office:value-type="float" office:value="0.0262923">
                <text:p>0.0262923</text:p>
              </table:table-cell>
              <table:table-cell office:value-type="float" office:value="-0.113326">
                <text:p>-0.113326</text:p>
              </table:table-cell>
              <table:table-cell office:value-type="float" office:value="-0.0403789">
                <text:p>-0.0403789</text:p>
              </table:table-cell>
              <table:table-cell office:value-type="float" office:value="-0.123024">
                <text:p>-0.123024</text:p>
              </table:table-cell>
              <table:table-cell office:value-type="float" office:value="0.0026139">
                <text:p>0.002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024">
                <text:p>-0.103024</text:p>
              </table:table-cell>
              <table:table-cell office:value-type="float" office:value="-0.0390395">
                <text:p>-0.0390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12685">
                <text:p>-0.112685</text:p>
              </table:table-cell>
              <table:table-cell office:value-type="float" office:value="0.0375044">
                <text:p>0.0375044</text:p>
              </table:table-cell>
              <table:table-cell office:value-type="float" office:value="-0.115011">
                <text:p>-0.115011</text:p>
              </table:table-cell>
              <table:table-cell office:value-type="float" office:value="-0.0261275">
                <text:p>-0.0261275</text:p>
              </table:table-cell>
              <table:table-cell office:value-type="float" office:value="-0.119441">
                <text:p>-0.119441</text:p>
              </table:table-cell>
              <table:table-cell office:value-type="float" office:value="0.0235534">
                <text:p>0.023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2286">
                <text:p>-0.102286</text:p>
              </table:table-cell>
              <table:table-cell office:value-type="float" office:value="-0.0215995">
                <text:p>-0.0215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12298">
                <text:p>-0.112298</text:p>
              </table:table-cell>
              <table:table-cell office:value-type="float" office:value="0.0430418">
                <text:p>0.0430418</text:p>
              </table:table-cell>
              <table:table-cell office:value-type="float" office:value="-0.115062">
                <text:p>-0.115062</text:p>
              </table:table-cell>
              <table:table-cell office:value-type="float" office:value="-0.00743643">
                <text:p>-0.00743643</text:p>
              </table:table-cell>
              <table:table-cell office:value-type="float" office:value="-0.11898">
                <text:p>-0.11898</text:p>
              </table:table-cell>
              <table:table-cell office:value-type="float" office:value="0.0294458">
                <text:p>0.0294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002">
                <text:p>-0.103002</text:p>
              </table:table-cell>
              <table:table-cell office:value-type="float" office:value="-0.0138409">
                <text:p>-0.0138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11309">
                <text:p>-0.111309</text:p>
              </table:table-cell>
              <table:table-cell office:value-type="float" office:value="0.0552124">
                <text:p>0.0552124</text:p>
              </table:table-cell>
              <table:table-cell office:value-type="float" office:value="-0.115149">
                <text:p>-0.115149</text:p>
              </table:table-cell>
              <table:table-cell office:value-type="float" office:value="-0.00669139">
                <text:p>-0.00669139</text:p>
              </table:table-cell>
              <table:table-cell office:value-type="float" office:value="-0.115351">
                <text:p>-0.115351</text:p>
              </table:table-cell>
              <table:table-cell office:value-type="float" office:value="0.0439318">
                <text:p>0.043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932">
                <text:p>-0.103932</text:p>
              </table:table-cell>
              <table:table-cell office:value-type="float" office:value="-0.00550877">
                <text:p>-0.00550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2299">
                <text:p>-0.112299</text:p>
              </table:table-cell>
              <table:table-cell office:value-type="float" office:value="0.0557985">
                <text:p>0.0557985</text:p>
              </table:table-cell>
              <table:table-cell office:value-type="float" office:value="-0.112583">
                <text:p>-0.112583</text:p>
              </table:table-cell>
              <table:table-cell office:value-type="float" office:value="0.00578104">
                <text:p>0.00578104</text:p>
              </table:table-cell>
              <table:table-cell office:value-type="float" office:value="-0.114629">
                <text:p>-0.114629</text:p>
              </table:table-cell>
              <table:table-cell office:value-type="float" office:value="0.0458533">
                <text:p>0.04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45">
                <text:p>-0.10345</text:p>
              </table:table-cell>
              <table:table-cell office:value-type="float" office:value="0.00283826">
                <text:p>0.00283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2215">
                <text:p>-0.112215</text:p>
              </table:table-cell>
              <table:table-cell office:value-type="float" office:value="0.0562945">
                <text:p>0.0562945</text:p>
              </table:table-cell>
              <table:table-cell office:value-type="float" office:value="-0.112414">
                <text:p>-0.112414</text:p>
              </table:table-cell>
              <table:table-cell office:value-type="float" office:value="0.0193668">
                <text:p>0.0193668</text:p>
              </table:table-cell>
              <table:table-cell office:value-type="float" office:value="-0.113393">
                <text:p>-0.113393</text:p>
              </table:table-cell>
              <table:table-cell office:value-type="float" office:value="0.052049">
                <text:p>0.05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78411">
                <text:p>-0.0978411</text:p>
              </table:table-cell>
              <table:table-cell office:value-type="float" office:value="0.0314416">
                <text:p>0.0314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1:Sheet1.F89 Sheet1.AY2:Sheet1.AY89 Sheet1.AJ2:Sheet1.AJ89 Sheet1.BN2:Sheet1.BN89 Sheet1.U2:Sheet1.U89" chart:data-source-has-labels="row" svg:x="0.77cm" svg:y="0.855cm" svg:width="12.089cm" svg:height="7.545cm">
          <chartooo:coordinate-region svg:x="1.603cm" svg:y="1.054cm" svg:width="11.01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029758">
                <text:p>-0.0029758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359487">
                <text:p>-0.0359487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0486992">
                <text:p>-0.00486992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844136">
                <text:p>-0.00844136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255705">
                <text:p>-0.0255705</text:p>
                <draw:g>
                  <svg:desc>Sheet1.U2:Sheet1.U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9713">
                <text:p>0.919713</text:p>
              </table:table-cell>
              <table:table-cell office:value-type="float" office:value="0.0374361">
                <text:p>0.0374361</text:p>
              </table:table-cell>
              <table:table-cell office:value-type="float" office:value="0.92854">
                <text:p>0.92854</text:p>
              </table:table-cell>
              <table:table-cell office:value-type="float" office:value="-0.0681482">
                <text:p>-0.0681482</text:p>
              </table:table-cell>
              <table:table-cell office:value-type="float" office:value="0.962436">
                <text:p>0.962436</text:p>
              </table:table-cell>
              <table:table-cell office:value-type="float" office:value="0.0108864">
                <text:p>0.0108864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765794">
                <text:p>-0.00765794</text:p>
              </table:table-cell>
              <table:table-cell office:value-type="float" office:value="0.90828">
                <text:p>0.90828</text:p>
              </table:table-cell>
              <table:table-cell office:value-type="float" office:value="-0.000730021">
                <text:p>-0.00073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5394">
                <text:p>0.905394</text:p>
              </table:table-cell>
              <table:table-cell office:value-type="float" office:value="0.0314025">
                <text:p>0.0314025</text:p>
              </table:table-cell>
              <table:table-cell office:value-type="float" office:value="0.829294">
                <text:p>0.829294</text:p>
              </table:table-cell>
              <table:table-cell office:value-type="float" office:value="-0.0583127">
                <text:p>-0.0583127</text:p>
              </table:table-cell>
              <table:table-cell office:value-type="float" office:value="0.893302">
                <text:p>0.893302</text:p>
              </table:table-cell>
              <table:table-cell office:value-type="float" office:value="0.0341865">
                <text:p>0.0341865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694538">
                <text:p>-0.00694538</text:p>
              </table:table-cell>
              <table:table-cell office:value-type="float" office:value="0.888196">
                <text:p>0.888196</text:p>
              </table:table-cell>
              <table:table-cell office:value-type="float" office:value="-0.0632432">
                <text:p>-0.0632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2694">
                <text:p>0.882694</text:p>
              </table:table-cell>
              <table:table-cell office:value-type="float" office:value="0.0397376">
                <text:p>0.0397376</text:p>
              </table:table-cell>
              <table:table-cell office:value-type="float" office:value="0.820133">
                <text:p>0.820133</text:p>
              </table:table-cell>
              <table:table-cell office:value-type="float" office:value="0.00274046">
                <text:p>0.00274046</text:p>
              </table:table-cell>
              <table:table-cell office:value-type="float" office:value="0.796642">
                <text:p>0.796642</text:p>
              </table:table-cell>
              <table:table-cell office:value-type="float" office:value="0.0758206">
                <text:p>0.0758206</text:p>
              </table:table-cell>
              <table:table-cell office:value-type="float" office:value="0.824133">
                <text:p>0.824133</text:p>
              </table:table-cell>
              <table:table-cell office:value-type="float" office:value="-0.00203598">
                <text:p>-0.00203598</text:p>
              </table:table-cell>
              <table:table-cell office:value-type="float" office:value="0.86747">
                <text:p>0.86747</text:p>
              </table:table-cell>
              <table:table-cell office:value-type="float" office:value="-0.0654537">
                <text:p>-0.0654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03">
                <text:p>0.79003</text:p>
              </table:table-cell>
              <table:table-cell office:value-type="float" office:value="0.0830773">
                <text:p>0.0830773</text:p>
              </table:table-cell>
              <table:table-cell office:value-type="float" office:value="0.813376">
                <text:p>0.813376</text:p>
              </table:table-cell>
              <table:table-cell office:value-type="float" office:value="-0.0258803">
                <text:p>-0.0258803</text:p>
              </table:table-cell>
              <table:table-cell office:value-type="float" office:value="0.784716">
                <text:p>0.784716</text:p>
              </table:table-cell>
              <table:table-cell office:value-type="float" office:value="0.0643917">
                <text:p>0.0643917</text:p>
              </table:table-cell>
              <table:table-cell office:value-type="float" office:value="0.794794">
                <text:p>0.794794</text:p>
              </table:table-cell>
              <table:table-cell office:value-type="float" office:value="0.00159429">
                <text:p>0.00159429</text:p>
              </table:table-cell>
              <table:table-cell office:value-type="float" office:value="0.819174">
                <text:p>0.819174</text:p>
              </table:table-cell>
              <table:table-cell office:value-type="float" office:value="-0.0470478">
                <text:p>-0.0470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0848">
                <text:p>0.770848</text:p>
              </table:table-cell>
              <table:table-cell office:value-type="float" office:value="0.0861176">
                <text:p>0.0861176</text:p>
              </table:table-cell>
              <table:table-cell office:value-type="float" office:value="0.779074">
                <text:p>0.779074</text:p>
              </table:table-cell>
              <table:table-cell office:value-type="float" office:value="-0.0117712">
                <text:p>-0.0117712</text:p>
              </table:table-cell>
              <table:table-cell office:value-type="float" office:value="0.733717">
                <text:p>0.733717</text:p>
              </table:table-cell>
              <table:table-cell office:value-type="float" office:value="0.0811539">
                <text:p>0.0811539</text:p>
              </table:table-cell>
              <table:table-cell office:value-type="float" office:value="0.752391">
                <text:p>0.752391</text:p>
              </table:table-cell>
              <table:table-cell office:value-type="float" office:value="0.00533115">
                <text:p>0.00533115</text:p>
              </table:table-cell>
              <table:table-cell office:value-type="float" office:value="0.767351">
                <text:p>0.767351</text:p>
              </table:table-cell>
              <table:table-cell office:value-type="float" office:value="-0.0274826">
                <text:p>-0.0274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3837">
                <text:p>0.713837</text:p>
              </table:table-cell>
              <table:table-cell office:value-type="float" office:value="0.101251">
                <text:p>0.101251</text:p>
              </table:table-cell>
              <table:table-cell office:value-type="float" office:value="0.745455">
                <text:p>0.745455</text:p>
              </table:table-cell>
              <table:table-cell office:value-type="float" office:value="-0.00604677">
                <text:p>-0.00604677</text:p>
              </table:table-cell>
              <table:table-cell office:value-type="float" office:value="0.711371">
                <text:p>0.711371</text:p>
              </table:table-cell>
              <table:table-cell office:value-type="float" office:value="0.0870228">
                <text:p>0.0870228</text:p>
              </table:table-cell>
              <table:table-cell office:value-type="float" office:value="0.732088">
                <text:p>0.732088</text:p>
              </table:table-cell>
              <table:table-cell office:value-type="float" office:value="0.015573">
                <text:p>0.015573</text:p>
              </table:table-cell>
              <table:table-cell office:value-type="float" office:value="0.712465">
                <text:p>0.712465</text:p>
              </table:table-cell>
              <table:table-cell office:value-type="float" office:value="-0.00306217">
                <text:p>-0.00306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3053">
                <text:p>0.703053</text:p>
              </table:table-cell>
              <table:table-cell office:value-type="float" office:value="0.11393">
                <text:p>0.11393</text:p>
              </table:table-cell>
              <table:table-cell office:value-type="float" office:value="0.728531">
                <text:p>0.728531</text:p>
              </table:table-cell>
              <table:table-cell office:value-type="float" office:value="0.00747495">
                <text:p>0.00747495</text:p>
              </table:table-cell>
              <table:table-cell office:value-type="float" office:value="0.680525">
                <text:p>0.680525</text:p>
              </table:table-cell>
              <table:table-cell office:value-type="float" office:value="0.0965171">
                <text:p>0.0965171</text:p>
              </table:table-cell>
              <table:table-cell office:value-type="float" office:value="0.718476">
                <text:p>0.718476</text:p>
              </table:table-cell>
              <table:table-cell office:value-type="float" office:value="0.0109373">
                <text:p>0.0109373</text:p>
              </table:table-cell>
              <table:table-cell office:value-type="float" office:value="0.686474">
                <text:p>0.686474</text:p>
              </table:table-cell>
              <table:table-cell office:value-type="float" office:value="-0.0284486">
                <text:p>-0.0284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9519">
                <text:p>0.629519</text:p>
              </table:table-cell>
              <table:table-cell office:value-type="float" office:value="0.144221">
                <text:p>0.144221</text:p>
              </table:table-cell>
              <table:table-cell office:value-type="float" office:value="0.692117">
                <text:p>0.692117</text:p>
              </table:table-cell>
              <table:table-cell office:value-type="float" office:value="0.0223395">
                <text:p>0.0223395</text:p>
              </table:table-cell>
              <table:table-cell office:value-type="float" office:value="0.620975">
                <text:p>0.620975</text:p>
              </table:table-cell>
              <table:table-cell office:value-type="float" office:value="0.118824">
                <text:p>0.118824</text:p>
              </table:table-cell>
              <table:table-cell office:value-type="float" office:value="0.635525">
                <text:p>0.635525</text:p>
              </table:table-cell>
              <table:table-cell office:value-type="float" office:value="0.0201054">
                <text:p>0.0201054</text:p>
              </table:table-cell>
              <table:table-cell office:value-type="float" office:value="0.681672">
                <text:p>0.681672</text:p>
              </table:table-cell>
              <table:table-cell office:value-type="float" office:value="0.0101097">
                <text:p>0.0101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824">
                <text:p>0.593824</text:p>
              </table:table-cell>
              <table:table-cell office:value-type="float" office:value="0.148971">
                <text:p>0.148971</text:p>
              </table:table-cell>
              <table:table-cell office:value-type="float" office:value="0.662173">
                <text:p>0.662173</text:p>
              </table:table-cell>
              <table:table-cell office:value-type="float" office:value="0.0294705">
                <text:p>0.0294705</text:p>
              </table:table-cell>
              <table:table-cell office:value-type="float" office:value="0.61015">
                <text:p>0.61015</text:p>
              </table:table-cell>
              <table:table-cell office:value-type="float" office:value="0.188686">
                <text:p>0.188686</text:p>
              </table:table-cell>
              <table:table-cell office:value-type="float" office:value="0.609193">
                <text:p>0.609193</text:p>
              </table:table-cell>
              <table:table-cell office:value-type="float" office:value="0.0263562">
                <text:p>0.0263562</text:p>
              </table:table-cell>
              <table:table-cell office:value-type="float" office:value="0.632473">
                <text:p>0.632473</text:p>
              </table:table-cell>
              <table:table-cell office:value-type="float" office:value="0.0294831">
                <text:p>0.0294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8434">
                <text:p>0.588434</text:p>
              </table:table-cell>
              <table:table-cell office:value-type="float" office:value="0.171991">
                <text:p>0.171991</text:p>
              </table:table-cell>
              <table:table-cell office:value-type="float" office:value="0.647727">
                <text:p>0.647727</text:p>
              </table:table-cell>
              <table:table-cell office:value-type="float" office:value="0.0425684">
                <text:p>0.0425684</text:p>
              </table:table-cell>
              <table:table-cell office:value-type="float" office:value="0.60704">
                <text:p>0.60704</text:p>
              </table:table-cell>
              <table:table-cell office:value-type="float" office:value="0.120452">
                <text:p>0.120452</text:p>
              </table:table-cell>
              <table:table-cell office:value-type="float" office:value="0.597956">
                <text:p>0.597956</text:p>
              </table:table-cell>
              <table:table-cell office:value-type="float" office:value="0.0251397">
                <text:p>0.0251397</text:p>
              </table:table-cell>
              <table:table-cell office:value-type="float" office:value="0.587595">
                <text:p>0.587595</text:p>
              </table:table-cell>
              <table:table-cell office:value-type="float" office:value="0.0448593">
                <text:p>0.0448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9003">
                <text:p>0.579003</text:p>
              </table:table-cell>
              <table:table-cell office:value-type="float" office:value="0.153862">
                <text:p>0.153862</text:p>
              </table:table-cell>
              <table:table-cell office:value-type="float" office:value="0.624156">
                <text:p>0.624156</text:p>
              </table:table-cell>
              <table:table-cell office:value-type="float" office:value="0.047488">
                <text:p>0.047488</text:p>
              </table:table-cell>
              <table:table-cell office:value-type="float" office:value="0.571541">
                <text:p>0.571541</text:p>
              </table:table-cell>
              <table:table-cell office:value-type="float" office:value="0.135544">
                <text:p>0.135544</text:p>
              </table:table-cell>
              <table:table-cell office:value-type="float" office:value="0.58079">
                <text:p>0.58079</text:p>
              </table:table-cell>
              <table:table-cell office:value-type="float" office:value="0.0253878">
                <text:p>0.0253878</text:p>
              </table:table-cell>
              <table:table-cell office:value-type="float" office:value="0.571323">
                <text:p>0.571323</text:p>
              </table:table-cell>
              <table:table-cell office:value-type="float" office:value="0.0485516">
                <text:p>0.0485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6694">
                <text:p>0.556694</text:p>
              </table:table-cell>
              <table:table-cell office:value-type="float" office:value="0.167699">
                <text:p>0.167699</text:p>
              </table:table-cell>
              <table:table-cell office:value-type="float" office:value="0.592944">
                <text:p>0.592944</text:p>
              </table:table-cell>
              <table:table-cell office:value-type="float" office:value="0.06127">
                <text:p>0.06127</text:p>
              </table:table-cell>
              <table:table-cell office:value-type="float" office:value="0.550393">
                <text:p>0.550393</text:p>
              </table:table-cell>
              <table:table-cell office:value-type="float" office:value="0.12439">
                <text:p>0.12439</text:p>
              </table:table-cell>
              <table:table-cell office:value-type="float" office:value="0.565434">
                <text:p>0.565434</text:p>
              </table:table-cell>
              <table:table-cell office:value-type="float" office:value="0.0297243">
                <text:p>0.0297243</text:p>
              </table:table-cell>
              <table:table-cell office:value-type="float" office:value="0.554888">
                <text:p>0.554888</text:p>
              </table:table-cell>
              <table:table-cell office:value-type="float" office:value="0.052183">
                <text:p>0.052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5097">
                <text:p>0.485097</text:p>
              </table:table-cell>
              <table:table-cell office:value-type="float" office:value="0.20119">
                <text:p>0.20119</text:p>
              </table:table-cell>
              <table:table-cell office:value-type="float" office:value="0.571374">
                <text:p>0.571374</text:p>
              </table:table-cell>
              <table:table-cell office:value-type="float" office:value="0.067938">
                <text:p>0.067938</text:p>
              </table:table-cell>
              <table:table-cell office:value-type="float" office:value="0.546323">
                <text:p>0.546323</text:p>
              </table:table-cell>
              <table:table-cell office:value-type="float" office:value="0.145797">
                <text:p>0.145797</text:p>
              </table:table-cell>
              <table:table-cell office:value-type="float" office:value="0.535602">
                <text:p>0.535602</text:p>
              </table:table-cell>
              <table:table-cell office:value-type="float" office:value="0.0336724">
                <text:p>0.0336724</text:p>
              </table:table-cell>
              <table:table-cell office:value-type="float" office:value="0.52308">
                <text:p>0.52308</text:p>
              </table:table-cell>
              <table:table-cell office:value-type="float" office:value="0.0605092">
                <text:p>0.0605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8419">
                <text:p>0.468419</text:p>
              </table:table-cell>
              <table:table-cell office:value-type="float" office:value="0.205937">
                <text:p>0.205937</text:p>
              </table:table-cell>
              <table:table-cell office:value-type="float" office:value="0.523056">
                <text:p>0.523056</text:p>
              </table:table-cell>
              <table:table-cell office:value-type="float" office:value="0.0886709">
                <text:p>0.0886709</text:p>
              </table:table-cell>
              <table:table-cell office:value-type="float" office:value="0.52607">
                <text:p>0.52607</text:p>
              </table:table-cell>
              <table:table-cell office:value-type="float" office:value="0.148763">
                <text:p>0.148763</text:p>
              </table:table-cell>
              <table:table-cell office:value-type="float" office:value="0.475667">
                <text:p>0.475667</text:p>
              </table:table-cell>
              <table:table-cell office:value-type="float" office:value="0.0395755">
                <text:p>0.0395755</text:p>
              </table:table-cell>
              <table:table-cell office:value-type="float" office:value="0.503592">
                <text:p>0.503592</text:p>
              </table:table-cell>
              <table:table-cell office:value-type="float" office:value="0.0632055">
                <text:p>0.0632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599">
                <text:p>0.449599</text:p>
              </table:table-cell>
              <table:table-cell office:value-type="float" office:value="0.214831">
                <text:p>0.214831</text:p>
              </table:table-cell>
              <table:table-cell office:value-type="float" office:value="0.511541">
                <text:p>0.511541</text:p>
              </table:table-cell>
              <table:table-cell office:value-type="float" office:value="0.0854587">
                <text:p>0.0854587</text:p>
              </table:table-cell>
              <table:table-cell office:value-type="float" office:value="0.494104">
                <text:p>0.494104</text:p>
              </table:table-cell>
              <table:table-cell office:value-type="float" office:value="0.156057">
                <text:p>0.156057</text:p>
              </table:table-cell>
              <table:table-cell office:value-type="float" office:value="0.458732">
                <text:p>0.458732</text:p>
              </table:table-cell>
              <table:table-cell office:value-type="float" office:value="0.0438938">
                <text:p>0.0438938</text:p>
              </table:table-cell>
              <table:table-cell office:value-type="float" office:value="0.471566">
                <text:p>0.471566</text:p>
              </table:table-cell>
              <table:table-cell office:value-type="float" office:value="0.0717922">
                <text:p>0.0717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237">
                <text:p>0.420237</text:p>
              </table:table-cell>
              <table:table-cell office:value-type="float" office:value="0.225242">
                <text:p>0.225242</text:p>
              </table:table-cell>
              <table:table-cell office:value-type="float" office:value="0.486092">
                <text:p>0.486092</text:p>
              </table:table-cell>
              <table:table-cell office:value-type="float" office:value="0.0953839">
                <text:p>0.0953839</text:p>
              </table:table-cell>
              <table:table-cell office:value-type="float" office:value="0.460556">
                <text:p>0.460556</text:p>
              </table:table-cell>
              <table:table-cell office:value-type="float" office:value="0.170627">
                <text:p>0.170627</text:p>
              </table:table-cell>
              <table:table-cell office:value-type="float" office:value="0.437356">
                <text:p>0.437356</text:p>
              </table:table-cell>
              <table:table-cell office:value-type="float" office:value="0.0455005">
                <text:p>0.0455005</text:p>
              </table:table-cell>
              <table:table-cell office:value-type="float" office:value="0.460884">
                <text:p>0.460884</text:p>
              </table:table-cell>
              <table:table-cell office:value-type="float" office:value="0.0707568">
                <text:p>0.0707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289">
                <text:p>0.39289</text:p>
              </table:table-cell>
              <table:table-cell office:value-type="float" office:value="0.232266">
                <text:p>0.232266</text:p>
              </table:table-cell>
              <table:table-cell office:value-type="float" office:value="0.467674">
                <text:p>0.467674</text:p>
              </table:table-cell>
              <table:table-cell office:value-type="float" office:value="0.101118">
                <text:p>0.101118</text:p>
              </table:table-cell>
              <table:table-cell office:value-type="float" office:value="0.448873">
                <text:p>0.448873</text:p>
              </table:table-cell>
              <table:table-cell office:value-type="float" office:value="0.167989">
                <text:p>0.167989</text:p>
              </table:table-cell>
              <table:table-cell office:value-type="float" office:value="0.403011">
                <text:p>0.403011</text:p>
              </table:table-cell>
              <table:table-cell office:value-type="float" office:value="0.0489383">
                <text:p>0.0489383</text:p>
              </table:table-cell>
              <table:table-cell office:value-type="float" office:value="0.433489">
                <text:p>0.433489</text:p>
              </table:table-cell>
              <table:table-cell office:value-type="float" office:value="0.0675271">
                <text:p>0.0675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6354">
                <text:p>0.376354</text:p>
              </table:table-cell>
              <table:table-cell office:value-type="float" office:value="0.241572">
                <text:p>0.241572</text:p>
              </table:table-cell>
              <table:table-cell office:value-type="float" office:value="0.441413">
                <text:p>0.441413</text:p>
              </table:table-cell>
              <table:table-cell office:value-type="float" office:value="0.104645">
                <text:p>0.104645</text:p>
              </table:table-cell>
              <table:table-cell office:value-type="float" office:value="0.42246">
                <text:p>0.42246</text:p>
              </table:table-cell>
              <table:table-cell office:value-type="float" office:value="0.173887">
                <text:p>0.173887</text:p>
              </table:table-cell>
              <table:table-cell office:value-type="float" office:value="0.395834">
                <text:p>0.395834</text:p>
              </table:table-cell>
              <table:table-cell office:value-type="float" office:value="0.0505354">
                <text:p>0.0505354</text:p>
              </table:table-cell>
              <table:table-cell office:value-type="float" office:value="0.428277">
                <text:p>0.428277</text:p>
              </table:table-cell>
              <table:table-cell office:value-type="float" office:value="0.0783907">
                <text:p>0.07839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1049">
                <text:p>0.361049</text:p>
              </table:table-cell>
              <table:table-cell office:value-type="float" office:value="0.24578">
                <text:p>0.24578</text:p>
              </table:table-cell>
              <table:table-cell office:value-type="float" office:value="0.435057">
                <text:p>0.435057</text:p>
              </table:table-cell>
              <table:table-cell office:value-type="float" office:value="0.111831">
                <text:p>0.111831</text:p>
              </table:table-cell>
              <table:table-cell office:value-type="float" office:value="0.383066">
                <text:p>0.383066</text:p>
              </table:table-cell>
              <table:table-cell office:value-type="float" office:value="0.186309">
                <text:p>0.186309</text:p>
              </table:table-cell>
              <table:table-cell office:value-type="float" office:value="0.367755">
                <text:p>0.367755</text:p>
              </table:table-cell>
              <table:table-cell office:value-type="float" office:value="0.0565022">
                <text:p>0.0565022</text:p>
              </table:table-cell>
              <table:table-cell office:value-type="float" office:value="0.413154">
                <text:p>0.413154</text:p>
              </table:table-cell>
              <table:table-cell office:value-type="float" office:value="0.0805043">
                <text:p>0.0805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6247">
                <text:p>0.326247</text:p>
              </table:table-cell>
              <table:table-cell office:value-type="float" office:value="0.251887">
                <text:p>0.251887</text:p>
              </table:table-cell>
              <table:table-cell office:value-type="float" office:value="0.418863">
                <text:p>0.418863</text:p>
              </table:table-cell>
              <table:table-cell office:value-type="float" office:value="0.119349">
                <text:p>0.119349</text:p>
              </table:table-cell>
              <table:table-cell office:value-type="float" office:value="0.374075">
                <text:p>0.374075</text:p>
              </table:table-cell>
              <table:table-cell office:value-type="float" office:value="0.172086">
                <text:p>0.172086</text:p>
              </table:table-cell>
              <table:table-cell office:value-type="float" office:value="0.353496">
                <text:p>0.353496</text:p>
              </table:table-cell>
              <table:table-cell office:value-type="float" office:value="0.0575975">
                <text:p>0.0575975</text:p>
              </table:table-cell>
              <table:table-cell office:value-type="float" office:value="0.389247">
                <text:p>0.389247</text:p>
              </table:table-cell>
              <table:table-cell office:value-type="float" office:value="0.0872693">
                <text:p>0.0872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771">
                <text:p>0.31771</text:p>
              </table:table-cell>
              <table:table-cell office:value-type="float" office:value="0.261123">
                <text:p>0.261123</text:p>
              </table:table-cell>
              <table:table-cell office:value-type="float" office:value="0.39845">
                <text:p>0.39845</text:p>
              </table:table-cell>
              <table:table-cell office:value-type="float" office:value="0.124489">
                <text:p>0.124489</text:p>
              </table:table-cell>
              <table:table-cell office:value-type="float" office:value="0.357529">
                <text:p>0.357529</text:p>
              </table:table-cell>
              <table:table-cell office:value-type="float" office:value="0.173077">
                <text:p>0.173077</text:p>
              </table:table-cell>
              <table:table-cell office:value-type="float" office:value="0.31496">
                <text:p>0.31496</text:p>
              </table:table-cell>
              <table:table-cell office:value-type="float" office:value="0.061082">
                <text:p>0.061082</text:p>
              </table:table-cell>
              <table:table-cell office:value-type="float" office:value="0.372612">
                <text:p>0.372612</text:p>
              </table:table-cell>
              <table:table-cell office:value-type="float" office:value="0.0931623">
                <text:p>0.0931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7381">
                <text:p>0.307381</text:p>
              </table:table-cell>
              <table:table-cell office:value-type="float" office:value="0.265268">
                <text:p>0.265268</text:p>
              </table:table-cell>
              <table:table-cell office:value-type="float" office:value="0.374587">
                <text:p>0.374587</text:p>
              </table:table-cell>
              <table:table-cell office:value-type="float" office:value="0.137339">
                <text:p>0.137339</text:p>
              </table:table-cell>
              <table:table-cell office:value-type="float" office:value="0.34445">
                <text:p>0.34445</text:p>
              </table:table-cell>
              <table:table-cell office:value-type="float" office:value="0.178789">
                <text:p>0.178789</text:p>
              </table:table-cell>
              <table:table-cell office:value-type="float" office:value="0.295164">
                <text:p>0.295164</text:p>
              </table:table-cell>
              <table:table-cell office:value-type="float" office:value="0.0640045">
                <text:p>0.0640045</text:p>
              </table:table-cell>
              <table:table-cell office:value-type="float" office:value="0.356977">
                <text:p>0.356977</text:p>
              </table:table-cell>
              <table:table-cell office:value-type="float" office:value="0.0954116">
                <text:p>0.09541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9636">
                <text:p>0.289636</text:p>
              </table:table-cell>
              <table:table-cell office:value-type="float" office:value="0.269097">
                <text:p>0.269097</text:p>
              </table:table-cell>
              <table:table-cell office:value-type="float" office:value="0.367358">
                <text:p>0.367358</text:p>
              </table:table-cell>
              <table:table-cell office:value-type="float" office:value="0.133655">
                <text:p>0.133655</text:p>
              </table:table-cell>
              <table:table-cell office:value-type="float" office:value="0.336555">
                <text:p>0.336555</text:p>
              </table:table-cell>
              <table:table-cell office:value-type="float" office:value="0.174077">
                <text:p>0.174077</text:p>
              </table:table-cell>
              <table:table-cell office:value-type="float" office:value="0.281815">
                <text:p>0.281815</text:p>
              </table:table-cell>
              <table:table-cell office:value-type="float" office:value="0.0642576">
                <text:p>0.0642576</text:p>
              </table:table-cell>
              <table:table-cell office:value-type="float" office:value="0.341099">
                <text:p>0.341099</text:p>
              </table:table-cell>
              <table:table-cell office:value-type="float" office:value="0.102274">
                <text:p>0.102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848">
                <text:p>0.277848</text:p>
              </table:table-cell>
              <table:table-cell office:value-type="float" office:value="0.266506">
                <text:p>0.266506</text:p>
              </table:table-cell>
              <table:table-cell office:value-type="float" office:value="0.35649">
                <text:p>0.35649</text:p>
              </table:table-cell>
              <table:table-cell office:value-type="float" office:value="0.137648">
                <text:p>0.137648</text:p>
              </table:table-cell>
              <table:table-cell office:value-type="float" office:value="0.30972">
                <text:p>0.30972</text:p>
              </table:table-cell>
              <table:table-cell office:value-type="float" office:value="0.176075">
                <text:p>0.176075</text:p>
              </table:table-cell>
              <table:table-cell office:value-type="float" office:value="0.266089">
                <text:p>0.266089</text:p>
              </table:table-cell>
              <table:table-cell office:value-type="float" office:value="0.0682194">
                <text:p>0.0682194</text:p>
              </table:table-cell>
              <table:table-cell office:value-type="float" office:value="0.318849">
                <text:p>0.318849</text:p>
              </table:table-cell>
              <table:table-cell office:value-type="float" office:value="0.113934">
                <text:p>0.113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723">
                <text:p>0.268723</text:p>
              </table:table-cell>
              <table:table-cell office:value-type="float" office:value="0.276609">
                <text:p>0.276609</text:p>
              </table:table-cell>
              <table:table-cell office:value-type="float" office:value="0.331075">
                <text:p>0.331075</text:p>
              </table:table-cell>
              <table:table-cell office:value-type="float" office:value="0.146245">
                <text:p>0.146245</text:p>
              </table:table-cell>
              <table:table-cell office:value-type="float" office:value="0.285002">
                <text:p>0.285002</text:p>
              </table:table-cell>
              <table:table-cell office:value-type="float" office:value="0.177309">
                <text:p>0.177309</text:p>
              </table:table-cell>
              <table:table-cell office:value-type="float" office:value="0.255002">
                <text:p>0.255002</text:p>
              </table:table-cell>
              <table:table-cell office:value-type="float" office:value="0.0668181">
                <text:p>0.0668181</text:p>
              </table:table-cell>
              <table:table-cell office:value-type="float" office:value="0.312286">
                <text:p>0.312286</text:p>
              </table:table-cell>
              <table:table-cell office:value-type="float" office:value="0.111173">
                <text:p>0.111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5474">
                <text:p>0.255474</text:p>
              </table:table-cell>
              <table:table-cell office:value-type="float" office:value="0.278475">
                <text:p>0.278475</text:p>
              </table:table-cell>
              <table:table-cell office:value-type="float" office:value="0.310014">
                <text:p>0.310014</text:p>
              </table:table-cell>
              <table:table-cell office:value-type="float" office:value="0.16097">
                <text:p>0.16097</text:p>
              </table:table-cell>
              <table:table-cell office:value-type="float" office:value="0.272367">
                <text:p>0.272367</text:p>
              </table:table-cell>
              <table:table-cell office:value-type="float" office:value="0.178962">
                <text:p>0.178962</text:p>
              </table:table-cell>
              <table:table-cell office:value-type="float" office:value="0.243358">
                <text:p>0.243358</text:p>
              </table:table-cell>
              <table:table-cell office:value-type="float" office:value="0.0705095">
                <text:p>0.0705095</text:p>
              </table:table-cell>
              <table:table-cell office:value-type="float" office:value="0.296439">
                <text:p>0.296439</text:p>
              </table:table-cell>
              <table:table-cell office:value-type="float" office:value="0.11775">
                <text:p>0.11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6306">
                <text:p>0.246306</text:p>
              </table:table-cell>
              <table:table-cell office:value-type="float" office:value="0.28193">
                <text:p>0.28193</text:p>
              </table:table-cell>
              <table:table-cell office:value-type="float" office:value="0.305393">
                <text:p>0.305393</text:p>
              </table:table-cell>
              <table:table-cell office:value-type="float" office:value="0.153073">
                <text:p>0.153073</text:p>
              </table:table-cell>
              <table:table-cell office:value-type="float" office:value="0.262213">
                <text:p>0.262213</text:p>
              </table:table-cell>
              <table:table-cell office:value-type="float" office:value="0.177691">
                <text:p>0.177691</text:p>
              </table:table-cell>
              <table:table-cell office:value-type="float" office:value="0.234709">
                <text:p>0.234709</text:p>
              </table:table-cell>
              <table:table-cell office:value-type="float" office:value="0.0605618">
                <text:p>0.0605618</text:p>
              </table:table-cell>
              <table:table-cell office:value-type="float" office:value="0.28537">
                <text:p>0.28537</text:p>
              </table:table-cell>
              <table:table-cell office:value-type="float" office:value="0.120492">
                <text:p>0.120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2277">
                <text:p>0.232277</text:p>
              </table:table-cell>
              <table:table-cell office:value-type="float" office:value="0.28866">
                <text:p>0.28866</text:p>
              </table:table-cell>
              <table:table-cell office:value-type="float" office:value="0.291873">
                <text:p>0.291873</text:p>
              </table:table-cell>
              <table:table-cell office:value-type="float" office:value="0.160842">
                <text:p>0.160842</text:p>
              </table:table-cell>
              <table:table-cell office:value-type="float" office:value="0.256351">
                <text:p>0.256351</text:p>
              </table:table-cell>
              <table:table-cell office:value-type="float" office:value="0.151974">
                <text:p>0.151974</text:p>
              </table:table-cell>
              <table:table-cell office:value-type="float" office:value="0.230384">
                <text:p>0.230384</text:p>
              </table:table-cell>
              <table:table-cell office:value-type="float" office:value="0.0700001">
                <text:p>0.0700001</text:p>
              </table:table-cell>
              <table:table-cell office:value-type="float" office:value="0.261456">
                <text:p>0.261456</text:p>
              </table:table-cell>
              <table:table-cell office:value-type="float" office:value="0.134309">
                <text:p>0.134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577">
                <text:p>0.21577</text:p>
              </table:table-cell>
              <table:table-cell office:value-type="float" office:value="0.296103">
                <text:p>0.296103</text:p>
              </table:table-cell>
              <table:table-cell office:value-type="float" office:value="0.279488">
                <text:p>0.279488</text:p>
              </table:table-cell>
              <table:table-cell office:value-type="float" office:value="0.158912">
                <text:p>0.158912</text:p>
              </table:table-cell>
              <table:table-cell office:value-type="float" office:value="0.254501">
                <text:p>0.254501</text:p>
              </table:table-cell>
              <table:table-cell office:value-type="float" office:value="0.181136">
                <text:p>0.181136</text:p>
              </table:table-cell>
              <table:table-cell office:value-type="float" office:value="0.217946">
                <text:p>0.217946</text:p>
              </table:table-cell>
              <table:table-cell office:value-type="float" office:value="0.0708377">
                <text:p>0.0708377</text:p>
              </table:table-cell>
              <table:table-cell office:value-type="float" office:value="0.257802">
                <text:p>0.257802</text:p>
              </table:table-cell>
              <table:table-cell office:value-type="float" office:value="0.131946">
                <text:p>0.131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8128">
                <text:p>0.198128</text:p>
              </table:table-cell>
              <table:table-cell office:value-type="float" office:value="0.303109">
                <text:p>0.303109</text:p>
              </table:table-cell>
              <table:table-cell office:value-type="float" office:value="0.271574">
                <text:p>0.271574</text:p>
              </table:table-cell>
              <table:table-cell office:value-type="float" office:value="0.167301">
                <text:p>0.167301</text:p>
              </table:table-cell>
              <table:table-cell office:value-type="float" office:value="0.243086">
                <text:p>0.243086</text:p>
              </table:table-cell>
              <table:table-cell office:value-type="float" office:value="0.179929">
                <text:p>0.179929</text:p>
              </table:table-cell>
              <table:table-cell office:value-type="float" office:value="0.204431">
                <text:p>0.204431</text:p>
              </table:table-cell>
              <table:table-cell office:value-type="float" office:value="0.0723252">
                <text:p>0.0723252</text:p>
              </table:table-cell>
              <table:table-cell office:value-type="float" office:value="0.246633">
                <text:p>0.246633</text:p>
              </table:table-cell>
              <table:table-cell office:value-type="float" office:value="0.130039">
                <text:p>0.130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1472">
                <text:p>0.191472</text:p>
              </table:table-cell>
              <table:table-cell office:value-type="float" office:value="0.302142">
                <text:p>0.302142</text:p>
              </table:table-cell>
              <table:table-cell office:value-type="float" office:value="0.263226">
                <text:p>0.263226</text:p>
              </table:table-cell>
              <table:table-cell office:value-type="float" office:value="0.167013">
                <text:p>0.167013</text:p>
              </table:table-cell>
              <table:table-cell office:value-type="float" office:value="0.234146">
                <text:p>0.234146</text:p>
              </table:table-cell>
              <table:table-cell office:value-type="float" office:value="0.181253">
                <text:p>0.181253</text:p>
              </table:table-cell>
              <table:table-cell office:value-type="float" office:value="0.190015">
                <text:p>0.190015</text:p>
              </table:table-cell>
              <table:table-cell office:value-type="float" office:value="0.0716777">
                <text:p>0.0716777</text:p>
              </table:table-cell>
              <table:table-cell office:value-type="float" office:value="0.24128">
                <text:p>0.24128</text:p>
              </table:table-cell>
              <table:table-cell office:value-type="float" office:value="0.135535">
                <text:p>0.13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2224">
                <text:p>0.182224</text:p>
              </table:table-cell>
              <table:table-cell office:value-type="float" office:value="0.298222">
                <text:p>0.298222</text:p>
              </table:table-cell>
              <table:table-cell office:value-type="float" office:value="0.232351">
                <text:p>0.232351</text:p>
              </table:table-cell>
              <table:table-cell office:value-type="float" office:value="0.175534">
                <text:p>0.175534</text:p>
              </table:table-cell>
              <table:table-cell office:value-type="float" office:value="0.217266">
                <text:p>0.217266</text:p>
              </table:table-cell>
              <table:table-cell office:value-type="float" office:value="0.18573">
                <text:p>0.18573</text:p>
              </table:table-cell>
              <table:table-cell office:value-type="float" office:value="0.18661">
                <text:p>0.18661</text:p>
              </table:table-cell>
              <table:table-cell office:value-type="float" office:value="0.0742759">
                <text:p>0.0742759</text:p>
              </table:table-cell>
              <table:table-cell office:value-type="float" office:value="0.234385">
                <text:p>0.234385</text:p>
              </table:table-cell>
              <table:table-cell office:value-type="float" office:value="0.139737">
                <text:p>0.139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7375">
                <text:p>0.167375</text:p>
              </table:table-cell>
              <table:table-cell office:value-type="float" office:value="0.277621">
                <text:p>0.277621</text:p>
              </table:table-cell>
              <table:table-cell office:value-type="float" office:value="0.219281">
                <text:p>0.219281</text:p>
              </table:table-cell>
              <table:table-cell office:value-type="float" office:value="0.179497">
                <text:p>0.179497</text:p>
              </table:table-cell>
              <table:table-cell office:value-type="float" office:value="0.204352">
                <text:p>0.204352</text:p>
              </table:table-cell>
              <table:table-cell office:value-type="float" office:value="0.179569">
                <text:p>0.179569</text:p>
              </table:table-cell>
              <table:table-cell office:value-type="float" office:value="0.164079">
                <text:p>0.164079</text:p>
              </table:table-cell>
              <table:table-cell office:value-type="float" office:value="0.0791831">
                <text:p>0.0791831</text:p>
              </table:table-cell>
              <table:table-cell office:value-type="float" office:value="0.219272">
                <text:p>0.219272</text:p>
              </table:table-cell>
              <table:table-cell office:value-type="float" office:value="0.138979">
                <text:p>0.138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454">
                <text:p>0.16454</text:p>
              </table:table-cell>
              <table:table-cell office:value-type="float" office:value="0.271752">
                <text:p>0.271752</text:p>
              </table:table-cell>
              <table:table-cell office:value-type="float" office:value="0.211305">
                <text:p>0.211305</text:p>
              </table:table-cell>
              <table:table-cell office:value-type="float" office:value="0.18768">
                <text:p>0.18768</text:p>
              </table:table-cell>
              <table:table-cell office:value-type="float" office:value="0.201189">
                <text:p>0.201189</text:p>
              </table:table-cell>
              <table:table-cell office:value-type="float" office:value="0.19526">
                <text:p>0.19526</text:p>
              </table:table-cell>
              <table:table-cell office:value-type="float" office:value="0.158228">
                <text:p>0.158228</text:p>
              </table:table-cell>
              <table:table-cell office:value-type="float" office:value="0.0553023">
                <text:p>0.0553023</text:p>
              </table:table-cell>
              <table:table-cell office:value-type="float" office:value="0.216007">
                <text:p>0.216007</text:p>
              </table:table-cell>
              <table:table-cell office:value-type="float" office:value="0.144314">
                <text:p>0.1443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783">
                <text:p>0.154783</text:p>
              </table:table-cell>
              <table:table-cell office:value-type="float" office:value="0.253997">
                <text:p>0.253997</text:p>
              </table:table-cell>
              <table:table-cell office:value-type="float" office:value="0.208137">
                <text:p>0.208137</text:p>
              </table:table-cell>
              <table:table-cell office:value-type="float" office:value="0.183958">
                <text:p>0.183958</text:p>
              </table:table-cell>
              <table:table-cell office:value-type="float" office:value="0.193854">
                <text:p>0.193854</text:p>
              </table:table-cell>
              <table:table-cell office:value-type="float" office:value="0.194454">
                <text:p>0.194454</text:p>
              </table:table-cell>
              <table:table-cell office:value-type="float" office:value="0.155215">
                <text:p>0.155215</text:p>
              </table:table-cell>
              <table:table-cell office:value-type="float" office:value="0.0725543">
                <text:p>0.0725543</text:p>
              </table:table-cell>
              <table:table-cell office:value-type="float" office:value="0.197758">
                <text:p>0.197758</text:p>
              </table:table-cell>
              <table:table-cell office:value-type="float" office:value="0.185749">
                <text:p>0.1857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0231">
                <text:p>0.140231</text:p>
              </table:table-cell>
              <table:table-cell office:value-type="float" office:value="0.226215">
                <text:p>0.226215</text:p>
              </table:table-cell>
              <table:table-cell office:value-type="float" office:value="0.19342">
                <text:p>0.19342</text:p>
              </table:table-cell>
              <table:table-cell office:value-type="float" office:value="0.191405">
                <text:p>0.191405</text:p>
              </table:table-cell>
              <table:table-cell office:value-type="float" office:value="0.18378">
                <text:p>0.18378</text:p>
              </table:table-cell>
              <table:table-cell office:value-type="float" office:value="0.196223">
                <text:p>0.196223</text:p>
              </table:table-cell>
              <table:table-cell office:value-type="float" office:value="0.133844">
                <text:p>0.133844</text:p>
              </table:table-cell>
              <table:table-cell office:value-type="float" office:value="0.030549">
                <text:p>0.030549</text:p>
              </table:table-cell>
              <table:table-cell office:value-type="float" office:value="0.196362">
                <text:p>0.196362</text:p>
              </table:table-cell>
              <table:table-cell office:value-type="float" office:value="0.147755">
                <text:p>0.147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6748">
                <text:p>0.136748</text:p>
              </table:table-cell>
              <table:table-cell office:value-type="float" office:value="0.221117">
                <text:p>0.221117</text:p>
              </table:table-cell>
              <table:table-cell office:value-type="float" office:value="0.183761">
                <text:p>0.183761</text:p>
              </table:table-cell>
              <table:table-cell office:value-type="float" office:value="0.196888">
                <text:p>0.196888</text:p>
              </table:table-cell>
              <table:table-cell office:value-type="float" office:value="0.17437">
                <text:p>0.17437</text:p>
              </table:table-cell>
              <table:table-cell office:value-type="float" office:value="0.190526">
                <text:p>0.190526</text:p>
              </table:table-cell>
              <table:table-cell office:value-type="float" office:value="0.130506">
                <text:p>0.130506</text:p>
              </table:table-cell>
              <table:table-cell office:value-type="float" office:value="0.0515709">
                <text:p>0.0515709</text:p>
              </table:table-cell>
              <table:table-cell office:value-type="float" office:value="0.186371">
                <text:p>0.186371</text:p>
              </table:table-cell>
              <table:table-cell office:value-type="float" office:value="0.154228">
                <text:p>0.1542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9708">
                <text:p>0.129708</text:p>
              </table:table-cell>
              <table:table-cell office:value-type="float" office:value="0.210686">
                <text:p>0.210686</text:p>
              </table:table-cell>
              <table:table-cell office:value-type="float" office:value="0.181018">
                <text:p>0.181018</text:p>
              </table:table-cell>
              <table:table-cell office:value-type="float" office:value="0.199205">
                <text:p>0.199205</text:p>
              </table:table-cell>
              <table:table-cell office:value-type="float" office:value="0.161716">
                <text:p>0.161716</text:p>
              </table:table-cell>
              <table:table-cell office:value-type="float" office:value="0.148571">
                <text:p>0.148571</text:p>
              </table:table-cell>
              <table:table-cell office:value-type="float" office:value="0.124637">
                <text:p>0.124637</text:p>
              </table:table-cell>
              <table:table-cell office:value-type="float" office:value="0.0442452">
                <text:p>0.0442452</text:p>
              </table:table-cell>
              <table:table-cell office:value-type="float" office:value="0.169451">
                <text:p>0.169451</text:p>
              </table:table-cell>
              <table:table-cell office:value-type="float" office:value="0.148628">
                <text:p>0.148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551">
                <text:p>0.124551</text:p>
              </table:table-cell>
              <table:table-cell office:value-type="float" office:value="0.186854">
                <text:p>0.186854</text:p>
              </table:table-cell>
              <table:table-cell office:value-type="float" office:value="0.175824">
                <text:p>0.175824</text:p>
              </table:table-cell>
              <table:table-cell office:value-type="float" office:value="0.199633">
                <text:p>0.199633</text:p>
              </table:table-cell>
              <table:table-cell office:value-type="float" office:value="0.160415">
                <text:p>0.160415</text:p>
              </table:table-cell>
              <table:table-cell office:value-type="float" office:value="0.169317">
                <text:p>0.169317</text:p>
              </table:table-cell>
              <table:table-cell office:value-type="float" office:value="0.121265">
                <text:p>0.121265</text:p>
              </table:table-cell>
              <table:table-cell office:value-type="float" office:value="0.0365176">
                <text:p>0.0365176</text:p>
              </table:table-cell>
              <table:table-cell office:value-type="float" office:value="0.168085">
                <text:p>0.168085</text:p>
              </table:table-cell>
              <table:table-cell office:value-type="float" office:value="0.16296">
                <text:p>0.16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0485">
                <text:p>0.120485</text:p>
              </table:table-cell>
              <table:table-cell office:value-type="float" office:value="0.176326">
                <text:p>0.176326</text:p>
              </table:table-cell>
              <table:table-cell office:value-type="float" office:value="0.162596">
                <text:p>0.162596</text:p>
              </table:table-cell>
              <table:table-cell office:value-type="float" office:value="0.199955">
                <text:p>0.199955</text:p>
              </table:table-cell>
              <table:table-cell office:value-type="float" office:value="0.144272">
                <text:p>0.144272</text:p>
              </table:table-cell>
              <table:table-cell office:value-type="float" office:value="-0.207501">
                <text:p>-0.207501</text:p>
              </table:table-cell>
              <table:table-cell office:value-type="float" office:value="0.115299">
                <text:p>0.115299</text:p>
              </table:table-cell>
              <table:table-cell office:value-type="float" office:value="0.0365288">
                <text:p>0.0365288</text:p>
              </table:table-cell>
              <table:table-cell office:value-type="float" office:value="0.162118">
                <text:p>0.162118</text:p>
              </table:table-cell>
              <table:table-cell office:value-type="float" office:value="0.165961">
                <text:p>0.1659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4539">
                <text:p>0.114539</text:p>
              </table:table-cell>
              <table:table-cell office:value-type="float" office:value="0.156875">
                <text:p>0.156875</text:p>
              </table:table-cell>
              <table:table-cell office:value-type="float" office:value="0.158563">
                <text:p>0.158563</text:p>
              </table:table-cell>
              <table:table-cell office:value-type="float" office:value="0.193755">
                <text:p>0.193755</text:p>
              </table:table-cell>
              <table:table-cell office:value-type="float" office:value="0.143237">
                <text:p>0.143237</text:p>
              </table:table-cell>
              <table:table-cell office:value-type="float" office:value="0.152983">
                <text:p>0.152983</text:p>
              </table:table-cell>
              <table:table-cell office:value-type="float" office:value="0.112647">
                <text:p>0.112647</text:p>
              </table:table-cell>
              <table:table-cell office:value-type="float" office:value="0.0309827">
                <text:p>0.0309827</text:p>
              </table:table-cell>
              <table:table-cell office:value-type="float" office:value="0.155643">
                <text:p>0.155643</text:p>
              </table:table-cell>
              <table:table-cell office:value-type="float" office:value="0.160857">
                <text:p>0.160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0914">
                <text:p>0.100914</text:p>
              </table:table-cell>
              <table:table-cell office:value-type="float" office:value="0.117063">
                <text:p>0.117063</text:p>
              </table:table-cell>
              <table:table-cell office:value-type="float" office:value="0.152785">
                <text:p>0.152785</text:p>
              </table:table-cell>
              <table:table-cell office:value-type="float" office:value="0.189079">
                <text:p>0.189079</text:p>
              </table:table-cell>
              <table:table-cell office:value-type="float" office:value="0.135809">
                <text:p>0.135809</text:p>
              </table:table-cell>
              <table:table-cell office:value-type="float" office:value="0.120508">
                <text:p>0.120508</text:p>
              </table:table-cell>
              <table:table-cell office:value-type="float" office:value="0.0989507">
                <text:p>0.0989507</text:p>
              </table:table-cell>
              <table:table-cell office:value-type="float" office:value="0.0209006">
                <text:p>0.0209006</text:p>
              </table:table-cell>
              <table:table-cell office:value-type="float" office:value="0.148281">
                <text:p>0.148281</text:p>
              </table:table-cell>
              <table:table-cell office:value-type="float" office:value="0.15362">
                <text:p>0.15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59714">
                <text:p>0.0959714</text:p>
              </table:table-cell>
              <table:table-cell office:value-type="float" office:value="0.111658">
                <text:p>0.111658</text:p>
              </table:table-cell>
              <table:table-cell office:value-type="float" office:value="0.139835">
                <text:p>0.139835</text:p>
              </table:table-cell>
              <table:table-cell office:value-type="float" office:value="0.102142">
                <text:p>0.102142</text:p>
              </table:table-cell>
              <table:table-cell office:value-type="float" office:value="0.128581">
                <text:p>0.128581</text:p>
              </table:table-cell>
              <table:table-cell office:value-type="float" office:value="0.110979">
                <text:p>0.110979</text:p>
              </table:table-cell>
              <table:table-cell office:value-type="float" office:value="0.0955126">
                <text:p>0.0955126</text:p>
              </table:table-cell>
              <table:table-cell office:value-type="float" office:value="0.00822126">
                <text:p>0.00822126</text:p>
              </table:table-cell>
              <table:table-cell office:value-type="float" office:value="0.138646">
                <text:p>0.138646</text:p>
              </table:table-cell>
              <table:table-cell office:value-type="float" office:value="0.145138">
                <text:p>0.145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12386">
                <text:p>0.0912386</text:p>
              </table:table-cell>
              <table:table-cell office:value-type="float" office:value="0.0958537">
                <text:p>0.0958537</text:p>
              </table:table-cell>
              <table:table-cell office:value-type="float" office:value="0.138893">
                <text:p>0.138893</text:p>
              </table:table-cell>
              <table:table-cell office:value-type="float" office:value="0.168299">
                <text:p>0.168299</text:p>
              </table:table-cell>
              <table:table-cell office:value-type="float" office:value="0.120277">
                <text:p>0.120277</text:p>
              </table:table-cell>
              <table:table-cell office:value-type="float" office:value="0.0991997">
                <text:p>0.0991997</text:p>
              </table:table-cell>
              <table:table-cell office:value-type="float" office:value="0.0937624">
                <text:p>0.0937624</text:p>
              </table:table-cell>
              <table:table-cell office:value-type="float" office:value="0.0128131">
                <text:p>0.0128131</text:p>
              </table:table-cell>
              <table:table-cell office:value-type="float" office:value="0.133849">
                <text:p>0.133849</text:p>
              </table:table-cell>
              <table:table-cell office:value-type="float" office:value="0.142847">
                <text:p>0.1428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52617">
                <text:p>0.0852617</text:p>
              </table:table-cell>
              <table:table-cell office:value-type="float" office:value="0.0942163">
                <text:p>0.0942163</text:p>
              </table:table-cell>
              <table:table-cell office:value-type="float" office:value="0.13383">
                <text:p>0.13383</text:p>
              </table:table-cell>
              <table:table-cell office:value-type="float" office:value="0.149354">
                <text:p>0.149354</text:p>
              </table:table-cell>
              <table:table-cell office:value-type="float" office:value="0.113175">
                <text:p>0.113175</text:p>
              </table:table-cell>
              <table:table-cell office:value-type="float" office:value="0.0958805">
                <text:p>0.0958805</text:p>
              </table:table-cell>
              <table:table-cell office:value-type="float" office:value="0.0904137">
                <text:p>0.0904137</text:p>
              </table:table-cell>
              <table:table-cell office:value-type="float" office:value="0.00929044">
                <text:p>0.00929044</text:p>
              </table:table-cell>
              <table:table-cell office:value-type="float" office:value="0.128963">
                <text:p>0.128963</text:p>
              </table:table-cell>
              <table:table-cell office:value-type="float" office:value="0.132324">
                <text:p>0.132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38096">
                <text:p>0.0838096</text:p>
              </table:table-cell>
              <table:table-cell office:value-type="float" office:value="0.0738781">
                <text:p>0.0738781</text:p>
              </table:table-cell>
              <table:table-cell office:value-type="float" office:value="0.129964">
                <text:p>0.129964</text:p>
              </table:table-cell>
              <table:table-cell office:value-type="float" office:value="0.144948">
                <text:p>0.144948</text:p>
              </table:table-cell>
              <table:table-cell office:value-type="float" office:value="0.111609">
                <text:p>0.111609</text:p>
              </table:table-cell>
              <table:table-cell office:value-type="float" office:value="0.0799548">
                <text:p>0.0799548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00222236">
                <text:p>-0.00222236</text:p>
              </table:table-cell>
              <table:table-cell office:value-type="float" office:value="0.127053">
                <text:p>0.127053</text:p>
              </table:table-cell>
              <table:table-cell office:value-type="float" office:value="0.130295">
                <text:p>0.130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04079">
                <text:p>0.0804079</text:p>
              </table:table-cell>
              <table:table-cell office:value-type="float" office:value="0.0706415">
                <text:p>0.0706415</text:p>
              </table:table-cell>
              <table:table-cell office:value-type="float" office:value="0.12419">
                <text:p>0.12419</text:p>
              </table:table-cell>
              <table:table-cell office:value-type="float" office:value="0.1395">
                <text:p>0.1395</text:p>
              </table:table-cell>
              <table:table-cell office:value-type="float" office:value="0.107453">
                <text:p>0.107453</text:p>
              </table:table-cell>
              <table:table-cell office:value-type="float" office:value="0.037186">
                <text:p>0.037186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00738019">
                <text:p>-0.00738019</text:p>
              </table:table-cell>
              <table:table-cell office:value-type="float" office:value="0.120692">
                <text:p>0.120692</text:p>
              </table:table-cell>
              <table:table-cell office:value-type="float" office:value="0.13096">
                <text:p>0.13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45371">
                <text:p>0.0745371</text:p>
              </table:table-cell>
              <table:table-cell office:value-type="float" office:value="0.0701622">
                <text:p>0.0701622</text:p>
              </table:table-cell>
              <table:table-cell office:value-type="float" office:value="0.11798">
                <text:p>0.11798</text:p>
              </table:table-cell>
              <table:table-cell office:value-type="float" office:value="0.13082">
                <text:p>0.13082</text:p>
              </table:table-cell>
              <table:table-cell office:value-type="float" office:value="0.105771">
                <text:p>0.105771</text:p>
              </table:table-cell>
              <table:table-cell office:value-type="float" office:value="0.0746635">
                <text:p>0.0746635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0975162">
                <text:p>-0.00975162</text:p>
              </table:table-cell>
              <table:table-cell office:value-type="float" office:value="0.115433">
                <text:p>0.115433</text:p>
              </table:table-cell>
              <table:table-cell office:value-type="float" office:value="0.119883">
                <text:p>0.1198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32672">
                <text:p>0.0732672</text:p>
              </table:table-cell>
              <table:table-cell office:value-type="float" office:value="0.056159">
                <text:p>0.056159</text:p>
              </table:table-cell>
              <table:table-cell office:value-type="float" office:value="0.110469">
                <text:p>0.110469</text:p>
              </table:table-cell>
              <table:table-cell office:value-type="float" office:value="0.120982">
                <text:p>0.120982</text:p>
              </table:table-cell>
              <table:table-cell office:value-type="float" office:value="0.100392">
                <text:p>0.100392</text:p>
              </table:table-cell>
              <table:table-cell office:value-type="float" office:value="0.0570198">
                <text:p>0.0570198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135904">
                <text:p>-0.0135904</text:p>
              </table:table-cell>
              <table:table-cell office:value-type="float" office:value="0.109694">
                <text:p>0.109694</text:p>
              </table:table-cell>
              <table:table-cell office:value-type="float" office:value="0.11648">
                <text:p>0.11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8581">
                <text:p>0.0708581</text:p>
              </table:table-cell>
              <table:table-cell office:value-type="float" office:value="0.0532931">
                <text:p>0.0532931</text:p>
              </table:table-cell>
              <table:table-cell office:value-type="float" office:value="0.103209">
                <text:p>0.103209</text:p>
              </table:table-cell>
              <table:table-cell office:value-type="float" office:value="0.122765">
                <text:p>0.122765</text:p>
              </table:table-cell>
              <table:table-cell office:value-type="float" office:value="0.0916953">
                <text:p>0.0916953</text:p>
              </table:table-cell>
              <table:table-cell office:value-type="float" office:value="0.0421969">
                <text:p>0.0421969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1521">
                <text:p>-0.01521</text:p>
              </table:table-cell>
              <table:table-cell office:value-type="float" office:value="0.103429">
                <text:p>0.103429</text:p>
              </table:table-cell>
              <table:table-cell office:value-type="float" office:value="0.11264">
                <text:p>0.11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38284">
                <text:p>0.0638284</text:p>
              </table:table-cell>
              <table:table-cell office:value-type="float" office:value="0.0360148">
                <text:p>0.0360148</text:p>
              </table:table-cell>
              <table:table-cell office:value-type="float" office:value="0.101112">
                <text:p>0.101112</text:p>
              </table:table-cell>
              <table:table-cell office:value-type="float" office:value="0.110312">
                <text:p>0.110312</text:p>
              </table:table-cell>
              <table:table-cell office:value-type="float" office:value="0.0896195">
                <text:p>0.0896195</text:p>
              </table:table-cell>
              <table:table-cell office:value-type="float" office:value="0.0257208">
                <text:p>0.0257208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0106593">
                <text:p>-0.00106593</text:p>
              </table:table-cell>
              <table:table-cell office:value-type="float" office:value="0.101166">
                <text:p>0.101166</text:p>
              </table:table-cell>
              <table:table-cell office:value-type="float" office:value="0.105417">
                <text:p>0.1054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18199">
                <text:p>0.0618199</text:p>
              </table:table-cell>
              <table:table-cell office:value-type="float" office:value="0.031459">
                <text:p>0.031459</text:p>
              </table:table-cell>
              <table:table-cell office:value-type="float" office:value="0.097452">
                <text:p>0.097452</text:p>
              </table:table-cell>
              <table:table-cell office:value-type="float" office:value="0.097648">
                <text:p>0.097648</text:p>
              </table:table-cell>
              <table:table-cell office:value-type="float" office:value="0.0862923">
                <text:p>0.0862923</text:p>
              </table:table-cell>
              <table:table-cell office:value-type="float" office:value="0.0224471">
                <text:p>0.0224471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166274">
                <text:p>-0.0166274</text:p>
              </table:table-cell>
              <table:table-cell office:value-type="float" office:value="0.0943805">
                <text:p>0.0943805</text:p>
              </table:table-cell>
              <table:table-cell office:value-type="float" office:value="0.0955324">
                <text:p>0.0955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63878">
                <text:p>0.0563878</text:p>
              </table:table-cell>
              <table:table-cell office:value-type="float" office:value="0.0291531">
                <text:p>0.0291531</text:p>
              </table:table-cell>
              <table:table-cell office:value-type="float" office:value="0.0946152">
                <text:p>0.0946152</text:p>
              </table:table-cell>
              <table:table-cell office:value-type="float" office:value="0.0921192">
                <text:p>0.0921192</text:p>
              </table:table-cell>
              <table:table-cell office:value-type="float" office:value="0.0793653">
                <text:p>0.0793653</text:p>
              </table:table-cell>
              <table:table-cell office:value-type="float" office:value="-0.0169373">
                <text:p>-0.0169373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136648">
                <text:p>-0.0136648</text:p>
              </table:table-cell>
              <table:table-cell office:value-type="float" office:value="0.0872565">
                <text:p>0.0872565</text:p>
              </table:table-cell>
              <table:table-cell office:value-type="float" office:value="0.0935462">
                <text:p>0.0935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0946">
                <text:p>0.0540946</text:p>
              </table:table-cell>
              <table:table-cell office:value-type="float" office:value="-0.00667681">
                <text:p>-0.00667681</text:p>
              </table:table-cell>
              <table:table-cell office:value-type="float" office:value="0.0911795">
                <text:p>0.0911795</text:p>
              </table:table-cell>
              <table:table-cell office:value-type="float" office:value="0.0871819">
                <text:p>0.0871819</text:p>
              </table:table-cell>
              <table:table-cell office:value-type="float" office:value="0.0787989">
                <text:p>0.0787989</text:p>
              </table:table-cell>
              <table:table-cell office:value-type="float" office:value="0.00608487">
                <text:p>0.00608487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12101">
                <text:p>-0.012101</text:p>
              </table:table-cell>
              <table:table-cell office:value-type="float" office:value="0.0859887">
                <text:p>0.0859887</text:p>
              </table:table-cell>
              <table:table-cell office:value-type="float" office:value="0.0141791">
                <text:p>0.01417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31709">
                <text:p>0.0531709</text:p>
              </table:table-cell>
              <table:table-cell office:value-type="float" office:value="0.0204048">
                <text:p>0.0204048</text:p>
              </table:table-cell>
              <table:table-cell office:value-type="float" office:value="0.0822456">
                <text:p>0.0822456</text:p>
              </table:table-cell>
              <table:table-cell office:value-type="float" office:value="0.0721193">
                <text:p>0.0721193</text:p>
              </table:table-cell>
              <table:table-cell office:value-type="float" office:value="0.075725">
                <text:p>0.075725</text:p>
              </table:table-cell>
              <table:table-cell office:value-type="float" office:value="-0.00409342">
                <text:p>-0.00409342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0945252">
                <text:p>-0.00945252</text:p>
              </table:table-cell>
              <table:table-cell office:value-type="float" office:value="0.0853845">
                <text:p>0.0853845</text:p>
              </table:table-cell>
              <table:table-cell office:value-type="float" office:value="0.0796647">
                <text:p>0.0796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01394">
                <text:p>0.0501394</text:p>
              </table:table-cell>
              <table:table-cell office:value-type="float" office:value="0.0119155">
                <text:p>0.0119155</text:p>
              </table:table-cell>
              <table:table-cell office:value-type="float" office:value="0.0804611">
                <text:p>0.0804611</text:p>
              </table:table-cell>
              <table:table-cell office:value-type="float" office:value="0.0652549">
                <text:p>0.0652549</text:p>
              </table:table-cell>
              <table:table-cell office:value-type="float" office:value="0.073627">
                <text:p>0.073627</text:p>
              </table:table-cell>
              <table:table-cell office:value-type="float" office:value="-0.00903253">
                <text:p>-0.00903253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0870496">
                <text:p>-0.00870496</text:p>
              </table:table-cell>
              <table:table-cell office:value-type="float" office:value="0.0758589">
                <text:p>0.0758589</text:p>
              </table:table-cell>
              <table:table-cell office:value-type="float" office:value="0.0658309">
                <text:p>0.06583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84359">
                <text:p>0.0484359</text:p>
              </table:table-cell>
              <table:table-cell office:value-type="float" office:value="0.00785605">
                <text:p>0.00785605</text:p>
              </table:table-cell>
              <table:table-cell office:value-type="float" office:value="0.0752921">
                <text:p>0.0752921</text:p>
              </table:table-cell>
              <table:table-cell office:value-type="float" office:value="0.0599857">
                <text:p>0.0599857</text:p>
              </table:table-cell>
              <table:table-cell office:value-type="float" office:value="0.0682762">
                <text:p>0.0682762</text:p>
              </table:table-cell>
              <table:table-cell office:value-type="float" office:value="-0.019144">
                <text:p>-0.01914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0707771">
                <text:p>-0.00707771</text:p>
              </table:table-cell>
              <table:table-cell office:value-type="float" office:value="0.0741567">
                <text:p>0.0741567</text:p>
              </table:table-cell>
              <table:table-cell office:value-type="float" office:value="0.0359285">
                <text:p>0.03592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48988">
                <text:p>0.0448988</text:p>
              </table:table-cell>
              <table:table-cell office:value-type="float" office:value="0.0138246">
                <text:p>0.0138246</text:p>
              </table:table-cell>
              <table:table-cell office:value-type="float" office:value="0.0731323">
                <text:p>0.0731323</text:p>
              </table:table-cell>
              <table:table-cell office:value-type="float" office:value="0.0510475">
                <text:p>0.0510475</text:p>
              </table:table-cell>
              <table:table-cell office:value-type="float" office:value="0.0647327">
                <text:p>0.0647327</text:p>
              </table:table-cell>
              <table:table-cell office:value-type="float" office:value="-0.0296374">
                <text:p>-0.0296374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0710787">
                <text:p>-0.00710787</text:p>
              </table:table-cell>
              <table:table-cell office:value-type="float" office:value="0.0723609">
                <text:p>0.0723609</text:p>
              </table:table-cell>
              <table:table-cell office:value-type="float" office:value="0.0422275">
                <text:p>0.0422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41011">
                <text:p>0.0441011</text:p>
              </table:table-cell>
              <table:table-cell office:value-type="float" office:value="-0.0322911">
                <text:p>-0.0322911</text:p>
              </table:table-cell>
              <table:table-cell office:value-type="float" office:value="0.0720336">
                <text:p>0.0720336</text:p>
              </table:table-cell>
              <table:table-cell office:value-type="float" office:value="0.0449704">
                <text:p>0.0449704</text:p>
              </table:table-cell>
              <table:table-cell office:value-type="float" office:value="0.0623059">
                <text:p>0.0623059</text:p>
              </table:table-cell>
              <table:table-cell office:value-type="float" office:value="-0.0265764">
                <text:p>-0.0265764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0541587">
                <text:p>-0.00541587</text:p>
              </table:table-cell>
              <table:table-cell office:value-type="float" office:value="0.0688884">
                <text:p>0.0688884</text:p>
              </table:table-cell>
              <table:table-cell office:value-type="float" office:value="0.0343227">
                <text:p>0.0343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3779">
                <text:p>0.043779</text:p>
              </table:table-cell>
              <table:table-cell office:value-type="float" office:value="0.00479005">
                <text:p>0.00479005</text:p>
              </table:table-cell>
              <table:table-cell office:value-type="float" office:value="0.0678763">
                <text:p>0.0678763</text:p>
              </table:table-cell>
              <table:table-cell office:value-type="float" office:value="0.0314792">
                <text:p>0.0314792</text:p>
              </table:table-cell>
              <table:table-cell office:value-type="float" office:value="0.0595362">
                <text:p>0.0595362</text:p>
              </table:table-cell>
              <table:table-cell office:value-type="float" office:value="-0.0314587">
                <text:p>-0.0314587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0320194">
                <text:p>-0.00320194</text:p>
              </table:table-cell>
              <table:table-cell office:value-type="float" office:value="0.0669757">
                <text:p>0.0669757</text:p>
              </table:table-cell>
              <table:table-cell office:value-type="float" office:value="0.03032">
                <text:p>0.03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9053">
                <text:p>0.0409053</text:p>
              </table:table-cell>
              <table:table-cell office:value-type="float" office:value="0.00354147">
                <text:p>0.00354147</text:p>
              </table:table-cell>
              <table:table-cell office:value-type="float" office:value="0.064052">
                <text:p>0.064052</text:p>
              </table:table-cell>
              <table:table-cell office:value-type="float" office:value="0.0207859">
                <text:p>0.0207859</text:p>
              </table:table-cell>
              <table:table-cell office:value-type="float" office:value="0.0581395">
                <text:p>0.0581395</text:p>
              </table:table-cell>
              <table:table-cell office:value-type="float" office:value="-0.0320583">
                <text:p>-0.0320583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0441519">
                <text:p>-0.00441519</text:p>
              </table:table-cell>
              <table:table-cell office:value-type="float" office:value="0.0644051">
                <text:p>0.0644051</text:p>
              </table:table-cell>
              <table:table-cell office:value-type="float" office:value="0.0210486">
                <text:p>0.02104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3868">
                <text:p>0.0363868</text:p>
              </table:table-cell>
              <table:table-cell office:value-type="float" office:value="-0.00103701">
                <text:p>-0.00103701</text:p>
              </table:table-cell>
              <table:table-cell office:value-type="float" office:value="0.0612816">
                <text:p>0.0612816</text:p>
              </table:table-cell>
              <table:table-cell office:value-type="float" office:value="0.0142749">
                <text:p>0.0142749</text:p>
              </table:table-cell>
              <table:table-cell office:value-type="float" office:value="0.0569033">
                <text:p>0.0569033</text:p>
              </table:table-cell>
              <table:table-cell office:value-type="float" office:value="-0.0328784">
                <text:p>-0.0328784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0312597">
                <text:p>-0.00312597</text:p>
              </table:table-cell>
              <table:table-cell office:value-type="float" office:value="0.0626808">
                <text:p>0.0626808</text:p>
              </table:table-cell>
              <table:table-cell office:value-type="float" office:value="0.0250288">
                <text:p>0.0250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4591">
                <text:p>0.034591</text:p>
              </table:table-cell>
              <table:table-cell office:value-type="float" office:value="0.00503255">
                <text:p>0.00503255</text:p>
              </table:table-cell>
              <table:table-cell office:value-type="float" office:value="0.0599466">
                <text:p>0.0599466</text:p>
              </table:table-cell>
              <table:table-cell office:value-type="float" office:value="0.0041941">
                <text:p>0.0041941</text:p>
              </table:table-cell>
              <table:table-cell office:value-type="float" office:value="0.0515565">
                <text:p>0.0515565</text:p>
              </table:table-cell>
              <table:table-cell office:value-type="float" office:value="-0.0374062">
                <text:p>-0.0374062</text:p>
              </table:table-cell>
              <table:table-cell office:value-type="float" office:value="0.030071">
                <text:p>0.030071</text:p>
              </table:table-cell>
              <table:table-cell office:value-type="float" office:value="-0.00433169">
                <text:p>-0.00433169</text:p>
              </table:table-cell>
              <table:table-cell office:value-type="float" office:value="0.0608249">
                <text:p>0.0608249</text:p>
              </table:table-cell>
              <table:table-cell office:value-type="float" office:value="0.0172834">
                <text:p>0.0172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339">
                <text:p>0.03339</text:p>
              </table:table-cell>
              <table:table-cell office:value-type="float" office:value="0.00124812">
                <text:p>0.00124812</text:p>
              </table:table-cell>
              <table:table-cell office:value-type="float" office:value="0.056506">
                <text:p>0.056506</text:p>
              </table:table-cell>
              <table:table-cell office:value-type="float" office:value="-0.00510824">
                <text:p>-0.00510824</text:p>
              </table:table-cell>
              <table:table-cell office:value-type="float" office:value="0.0478198">
                <text:p>0.0478198</text:p>
              </table:table-cell>
              <table:table-cell office:value-type="float" office:value="-0.039952">
                <text:p>-0.039952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0285678">
                <text:p>-0.00285678</text:p>
              </table:table-cell>
              <table:table-cell office:value-type="float" office:value="0.0548586">
                <text:p>0.0548586</text:p>
              </table:table-cell>
              <table:table-cell office:value-type="float" office:value="0.00218206">
                <text:p>0.00218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12285">
                <text:p>0.0312285</text:p>
              </table:table-cell>
              <table:table-cell office:value-type="float" office:value="0.000438035">
                <text:p>0.000438035</text:p>
              </table:table-cell>
              <table:table-cell office:value-type="float" office:value="0.0512973">
                <text:p>0.0512973</text:p>
              </table:table-cell>
              <table:table-cell office:value-type="float" office:value="-0.0101986">
                <text:p>-0.0101986</text:p>
              </table:table-cell>
              <table:table-cell office:value-type="float" office:value="0.04537">
                <text:p>0.04537</text:p>
              </table:table-cell>
              <table:table-cell office:value-type="float" office:value="-0.0465012">
                <text:p>-0.0465012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0295506">
                <text:p>-0.00295506</text:p>
              </table:table-cell>
              <table:table-cell office:value-type="float" office:value="0.0509783">
                <text:p>0.0509783</text:p>
              </table:table-cell>
              <table:table-cell office:value-type="float" office:value="-0.00324387">
                <text:p>-0.00324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99549">
                <text:p>0.0299549</text:p>
              </table:table-cell>
              <table:table-cell office:value-type="float" office:value="0.00210411">
                <text:p>0.00210411</text:p>
              </table:table-cell>
              <table:table-cell office:value-type="float" office:value="0.0500364">
                <text:p>0.0500364</text:p>
              </table:table-cell>
              <table:table-cell office:value-type="float" office:value="-0.012642">
                <text:p>-0.012642</text:p>
              </table:table-cell>
              <table:table-cell office:value-type="float" office:value="0.0446726">
                <text:p>0.0446726</text:p>
              </table:table-cell>
              <table:table-cell office:value-type="float" office:value="-0.0413191">
                <text:p>-0.041319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0223516">
                <text:p>-0.00223516</text:p>
              </table:table-cell>
              <table:table-cell office:value-type="float" office:value="0.0491229">
                <text:p>0.0491229</text:p>
              </table:table-cell>
              <table:table-cell office:value-type="float" office:value="-0.00922312">
                <text:p>-0.00922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4465">
                <text:p>0.0284465</text:p>
              </table:table-cell>
              <table:table-cell office:value-type="float" office:value="0.00495646">
                <text:p>0.00495646</text:p>
              </table:table-cell>
              <table:table-cell office:value-type="float" office:value="0.0480113">
                <text:p>0.0480113</text:p>
              </table:table-cell>
              <table:table-cell office:value-type="float" office:value="-0.0126867">
                <text:p>-0.0126867</text:p>
              </table:table-cell>
              <table:table-cell office:value-type="float" office:value="0.0436455">
                <text:p>0.0436455</text:p>
              </table:table-cell>
              <table:table-cell office:value-type="float" office:value="-0.0417403">
                <text:p>-0.0417403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0263241">
                <text:p>-0.00263241</text:p>
              </table:table-cell>
              <table:table-cell office:value-type="float" office:value="0.0484172">
                <text:p>0.0484172</text:p>
              </table:table-cell>
              <table:table-cell office:value-type="float" office:value="-0.0142948">
                <text:p>-0.0142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7739">
                <text:p>0.0277739</text:p>
              </table:table-cell>
              <table:table-cell office:value-type="float" office:value="0.0070882">
                <text:p>0.0070882</text:p>
              </table:table-cell>
              <table:table-cell office:value-type="float" office:value="0.0459423">
                <text:p>0.0459423</text:p>
              </table:table-cell>
              <table:table-cell office:value-type="float" office:value="-0.0207576">
                <text:p>-0.0207576</text:p>
              </table:table-cell>
              <table:table-cell office:value-type="float" office:value="0.0404723">
                <text:p>0.0404723</text:p>
              </table:table-cell>
              <table:table-cell office:value-type="float" office:value="-0.03976">
                <text:p>-0.03976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0185596">
                <text:p>-0.00185596</text:p>
              </table:table-cell>
              <table:table-cell office:value-type="float" office:value="0.0463364">
                <text:p>0.0463364</text:p>
              </table:table-cell>
              <table:table-cell office:value-type="float" office:value="-0.0150813">
                <text:p>-0.0150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71998">
                <text:p>0.0271998</text:p>
              </table:table-cell>
              <table:table-cell office:value-type="float" office:value="0.000125628">
                <text:p>0.000125628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0173909">
                <text:p>-0.0173909</text:p>
              </table:table-cell>
              <table:table-cell office:value-type="float" office:value="0.0393065">
                <text:p>0.0393065</text:p>
              </table:table-cell>
              <table:table-cell office:value-type="float" office:value="-0.0392602">
                <text:p>-0.0392602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0180791">
                <text:p>-0.00180791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0195506">
                <text:p>-0.0195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61662">
                <text:p>0.0261662</text:p>
              </table:table-cell>
              <table:table-cell office:value-type="float" office:value="0.00246888">
                <text:p>0.00246888</text:p>
              </table:table-cell>
              <table:table-cell office:value-type="float" office:value="0.0426891">
                <text:p>0.0426891</text:p>
              </table:table-cell>
              <table:table-cell office:value-type="float" office:value="-0.0182293">
                <text:p>-0.0182293</text:p>
              </table:table-cell>
              <table:table-cell office:value-type="float" office:value="0.036432">
                <text:p>0.036432</text:p>
              </table:table-cell>
              <table:table-cell office:value-type="float" office:value="-0.0433853">
                <text:p>-0.0433853</text:p>
              </table:table-cell>
              <table:table-cell office:value-type="float" office:value="0.0195415">
                <text:p>0.0195415</text:p>
              </table:table-cell>
              <table:table-cell office:value-type="float" office:value="0.000548039">
                <text:p>0.000548039</text:p>
              </table:table-cell>
              <table:table-cell office:value-type="float" office:value="0.0430216">
                <text:p>0.0430216</text:p>
              </table:table-cell>
              <table:table-cell office:value-type="float" office:value="-0.0209924">
                <text:p>-0.02099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44727">
                <text:p>0.0244727</text:p>
              </table:table-cell>
              <table:table-cell office:value-type="float" office:value="-0.0014235">
                <text:p>-0.0014235</text:p>
              </table:table-cell>
              <table:table-cell office:value-type="float" office:value="0.0420465">
                <text:p>0.0420465</text:p>
              </table:table-cell>
              <table:table-cell office:value-type="float" office:value="-0.0222929">
                <text:p>-0.0222929</text:p>
              </table:table-cell>
              <table:table-cell office:value-type="float" office:value="0.03587">
                <text:p>0.03587</text:p>
              </table:table-cell>
              <table:table-cell office:value-type="float" office:value="-0.0384293">
                <text:p>-0.0384293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134993">
                <text:p>-0.00134993</text:p>
              </table:table-cell>
              <table:table-cell office:value-type="float" office:value="0.0408817">
                <text:p>0.0408817</text:p>
              </table:table-cell>
              <table:table-cell office:value-type="float" office:value="-0.0246654">
                <text:p>-0.0246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34444">
                <text:p>0.0234444</text:p>
              </table:table-cell>
              <table:table-cell office:value-type="float" office:value="-0.00139529">
                <text:p>-0.00139529</text:p>
              </table:table-cell>
              <table:table-cell office:value-type="float" office:value="0.0402244">
                <text:p>0.0402244</text:p>
              </table:table-cell>
              <table:table-cell office:value-type="float" office:value="-0.0234335">
                <text:p>-0.0234335</text:p>
              </table:table-cell>
              <table:table-cell office:value-type="float" office:value="0.0335144">
                <text:p>0.0335144</text:p>
              </table:table-cell>
              <table:table-cell office:value-type="float" office:value="-0.0386012">
                <text:p>-0.0386012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0432795">
                <text:p>-0.000432795</text:p>
              </table:table-cell>
              <table:table-cell office:value-type="float" office:value="0.0392324">
                <text:p>0.0392324</text:p>
              </table:table-cell>
              <table:table-cell office:value-type="float" office:value="-0.0259955">
                <text:p>-0.02599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079">
                <text:p>0.022079</text:p>
              </table:table-cell>
              <table:table-cell office:value-type="float" office:value="-0.00277882">
                <text:p>-0.00277882</text:p>
              </table:table-cell>
              <table:table-cell office:value-type="float" office:value="0.0382179">
                <text:p>0.0382179</text:p>
              </table:table-cell>
              <table:table-cell office:value-type="float" office:value="-0.0241397">
                <text:p>-0.0241397</text:p>
              </table:table-cell>
              <table:table-cell office:value-type="float" office:value="0.0319827">
                <text:p>0.0319827</text:p>
              </table:table-cell>
              <table:table-cell office:value-type="float" office:value="-0.0364903">
                <text:p>-0.0364903</text:p>
              </table:table-cell>
              <table:table-cell office:value-type="float" office:value="0.0168657">
                <text:p>0.0168657</text:p>
              </table:table-cell>
              <table:table-cell office:value-type="float" office:value="-0.0010683">
                <text:p>-0.0010683</text:p>
              </table:table-cell>
              <table:table-cell office:value-type="float" office:value="0.0373611">
                <text:p>0.0373611</text:p>
              </table:table-cell>
              <table:table-cell office:value-type="float" office:value="-0.0240832">
                <text:p>-0.0240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6694">
                <text:p>0.0206694</text:p>
              </table:table-cell>
              <table:table-cell office:value-type="float" office:value="-0.00289808">
                <text:p>-0.00289808</text:p>
              </table:table-cell>
              <table:table-cell office:value-type="float" office:value="0.0357691">
                <text:p>0.0357691</text:p>
              </table:table-cell>
              <table:table-cell office:value-type="float" office:value="-0.0274463">
                <text:p>-0.0274463</text:p>
              </table:table-cell>
              <table:table-cell office:value-type="float" office:value="0.0308235">
                <text:p>0.0308235</text:p>
              </table:table-cell>
              <table:table-cell office:value-type="float" office:value="-0.00889496">
                <text:p>-0.00889496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0239699">
                <text:p>0.000239699</text:p>
              </table:table-cell>
              <table:table-cell office:value-type="float" office:value="0.0368279">
                <text:p>0.0368279</text:p>
              </table:table-cell>
              <table:table-cell office:value-type="float" office:value="-0.0274462">
                <text:p>-0.0274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835">
                <text:p>0.018835</text:p>
              </table:table-cell>
              <table:table-cell office:value-type="float" office:value="-0.0478498">
                <text:p>-0.0478498</text:p>
              </table:table-cell>
              <table:table-cell office:value-type="float" office:value="0.0346315">
                <text:p>0.0346315</text:p>
              </table:table-cell>
              <table:table-cell office:value-type="float" office:value="-0.0239181">
                <text:p>-0.0239181</text:p>
              </table:table-cell>
              <table:table-cell office:value-type="float" office:value="0.0303757">
                <text:p>0.0303757</text:p>
              </table:table-cell>
              <table:table-cell office:value-type="float" office:value="-0.0337383">
                <text:p>-0.0337383</text:p>
              </table:table-cell>
              <table:table-cell office:value-type="float" office:value="0.0153795">
                <text:p>0.0153795</text:p>
              </table:table-cell>
              <table:table-cell office:value-type="float" office:value="-0.00181647">
                <text:p>-0.00181647</text:p>
              </table:table-cell>
              <table:table-cell office:value-type="float" office:value="0.0339464">
                <text:p>0.0339464</text:p>
              </table:table-cell>
              <table:table-cell office:value-type="float" office:value="-0.0363508">
                <text:p>-0.0363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6826">
                <text:p>0.0186826</text:p>
              </table:table-cell>
              <table:table-cell office:value-type="float" office:value="0.00418943">
                <text:p>0.00418943</text:p>
              </table:table-cell>
              <table:table-cell office:value-type="float" office:value="0.0337284">
                <text:p>0.0337284</text:p>
              </table:table-cell>
              <table:table-cell office:value-type="float" office:value="-0.0268758">
                <text:p>-0.0268758</text:p>
              </table:table-cell>
              <table:table-cell office:value-type="float" office:value="0.0273319">
                <text:p>0.0273319</text:p>
              </table:table-cell>
              <table:table-cell office:value-type="float" office:value="-0.0337288">
                <text:p>-0.0337288</text:p>
              </table:table-cell>
              <table:table-cell office:value-type="float" office:value="0.0145714">
                <text:p>0.0145714</text:p>
              </table:table-cell>
              <table:table-cell office:value-type="float" office:value="-0.00186202">
                <text:p>-0.00186202</text:p>
              </table:table-cell>
              <table:table-cell office:value-type="float" office:value="0.0330109">
                <text:p>0.0330109</text:p>
              </table:table-cell>
              <table:table-cell office:value-type="float" office:value="-0.0296212">
                <text:p>-0.0296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8054">
                <text:p>0.018054</text:p>
              </table:table-cell>
              <table:table-cell office:value-type="float" office:value="-0.00279246">
                <text:p>-0.00279246</text:p>
              </table:table-cell>
              <table:table-cell office:value-type="float" office:value="0.0313296">
                <text:p>0.0313296</text:p>
              </table:table-cell>
              <table:table-cell office:value-type="float" office:value="-0.0246224">
                <text:p>-0.0246224</text:p>
              </table:table-cell>
              <table:table-cell office:value-type="float" office:value="0.0261187">
                <text:p>0.0261187</text:p>
              </table:table-cell>
              <table:table-cell office:value-type="float" office:value="-0.0307727">
                <text:p>-0.0307727</text:p>
              </table:table-cell>
              <table:table-cell office:value-type="float" office:value="0.0126994">
                <text:p>0.0126994</text:p>
              </table:table-cell>
              <table:table-cell office:value-type="float" office:value="-0.00319829">
                <text:p>-0.00319829</text:p>
              </table:table-cell>
              <table:table-cell office:value-type="float" office:value="0.0299719">
                <text:p>0.0299719</text:p>
              </table:table-cell>
              <table:table-cell office:value-type="float" office:value="-0.0284486">
                <text:p>-0.02844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714">
                <text:p>0.0168714</text:p>
              </table:table-cell>
              <table:table-cell office:value-type="float" office:value="-0.00213471">
                <text:p>-0.00213471</text:p>
              </table:table-cell>
              <table:table-cell office:value-type="float" office:value="0.0304162">
                <text:p>0.0304162</text:p>
              </table:table-cell>
              <table:table-cell office:value-type="float" office:value="-0.0237652">
                <text:p>-0.0237652</text:p>
              </table:table-cell>
              <table:table-cell office:value-type="float" office:value="0.025145">
                <text:p>0.025145</text:p>
              </table:table-cell>
              <table:table-cell office:value-type="float" office:value="-0.0310944">
                <text:p>-0.0310944</text:p>
              </table:table-cell>
              <table:table-cell office:value-type="float" office:value="0.0123221">
                <text:p>0.0123221</text:p>
              </table:table-cell>
              <table:table-cell office:value-type="float" office:value="-0.00160854">
                <text:p>-0.00160854</text:p>
              </table:table-cell>
              <table:table-cell office:value-type="float" office:value="0.0292704">
                <text:p>0.0292704</text:p>
              </table:table-cell>
              <table:table-cell office:value-type="float" office:value="-0.0287296">
                <text:p>-0.0287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2363">
                <text:p>0.0162363</text:p>
              </table:table-cell>
              <table:table-cell office:value-type="float" office:value="-0.00226585">
                <text:p>-0.00226585</text:p>
              </table:table-cell>
              <table:table-cell office:value-type="float" office:value="0.0290843">
                <text:p>0.0290843</text:p>
              </table:table-cell>
              <table:table-cell office:value-type="float" office:value="-0.0232913">
                <text:p>-0.0232913</text:p>
              </table:table-cell>
              <table:table-cell office:value-type="float" office:value="0.023685">
                <text:p>0.023685</text:p>
              </table:table-cell>
              <table:table-cell office:value-type="float" office:value="-0.0282336">
                <text:p>-0.0282336</text:p>
              </table:table-cell>
              <table:table-cell office:value-type="float" office:value="0.0113657">
                <text:p>0.0113657</text:p>
              </table:table-cell>
              <table:table-cell office:value-type="float" office:value="-0.0022733">
                <text:p>-0.0022733</text:p>
              </table:table-cell>
              <table:table-cell office:value-type="float" office:value="0.0280474">
                <text:p>0.0280474</text:p>
              </table:table-cell>
              <table:table-cell office:value-type="float" office:value="-0.0257032">
                <text:p>-0.0257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6372">
                <text:p>0.0156372</text:p>
              </table:table-cell>
              <table:table-cell office:value-type="float" office:value="-0.00178174">
                <text:p>-0.00178174</text:p>
              </table:table-cell>
              <table:table-cell office:value-type="float" office:value="0.0266404">
                <text:p>0.0266404</text:p>
              </table:table-cell>
              <table:table-cell office:value-type="float" office:value="-0.0270621">
                <text:p>-0.0270621</text:p>
              </table:table-cell>
              <table:table-cell office:value-type="float" office:value="0.0224444">
                <text:p>0.0224444</text:p>
              </table:table-cell>
              <table:table-cell office:value-type="float" office:value="-0.0252755">
                <text:p>-0.0252755</text:p>
              </table:table-cell>
              <table:table-cell office:value-type="float" office:value="0.0110651">
                <text:p>0.0110651</text:p>
              </table:table-cell>
              <table:table-cell office:value-type="float" office:value="-0.0014637">
                <text:p>-0.0014637</text:p>
              </table:table-cell>
              <table:table-cell office:value-type="float" office:value="0.0271973">
                <text:p>0.0271973</text:p>
              </table:table-cell>
              <table:table-cell office:value-type="float" office:value="-0.0275767">
                <text:p>-0.0275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8469">
                <text:p>0.0148469</text:p>
              </table:table-cell>
              <table:table-cell office:value-type="float" office:value="0.00204167">
                <text:p>0.00204167</text:p>
              </table:table-cell>
              <table:table-cell office:value-type="float" office:value="0.0262341">
                <text:p>0.0262341</text:p>
              </table:table-cell>
              <table:table-cell office:value-type="float" office:value="-0.0219653">
                <text:p>-0.0219653</text:p>
              </table:table-cell>
              <table:table-cell office:value-type="float" office:value="0.02177">
                <text:p>0.02177</text:p>
              </table:table-cell>
              <table:table-cell office:value-type="float" office:value="-0.0185177">
                <text:p>-0.0185177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256188">
                <text:p>0.00256188</text:p>
              </table:table-cell>
              <table:table-cell office:value-type="float" office:value="0.0262665">
                <text:p>0.0262665</text:p>
              </table:table-cell>
              <table:table-cell office:value-type="float" office:value="-0.0272044">
                <text:p>-0.0272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3641">
                <text:p>0.0143641</text:p>
              </table:table-cell>
              <table:table-cell office:value-type="float" office:value="0.000553858">
                <text:p>0.000553858</text:p>
              </table:table-cell>
              <table:table-cell office:value-type="float" office:value="0.0253054">
                <text:p>0.0253054</text:p>
              </table:table-cell>
              <table:table-cell office:value-type="float" office:value="-0.0227832">
                <text:p>-0.0227832</text:p>
              </table:table-cell>
              <table:table-cell office:value-type="float" office:value="0.021455">
                <text:p>0.021455</text:p>
              </table:table-cell>
              <table:table-cell office:value-type="float" office:value="-0.0229713">
                <text:p>-0.022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972">
                <text:p>0.0253972</text:p>
              </table:table-cell>
              <table:table-cell office:value-type="float" office:value="-0.0266779">
                <text:p>-0.02667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6672">
                <text:p>0.0136672</text:p>
              </table:table-cell>
              <table:table-cell office:value-type="float" office:value="0.00143073">
                <text:p>0.00143073</text:p>
              </table:table-cell>
              <table:table-cell office:value-type="float" office:value="0.023686">
                <text:p>0.023686</text:p>
              </table:table-cell>
              <table:table-cell office:value-type="float" office:value="-0.0222281">
                <text:p>-0.0222281</text:p>
              </table:table-cell>
              <table:table-cell office:value-type="float" office:value="0.019892">
                <text:p>0.019892</text:p>
              </table:table-cell>
              <table:table-cell office:value-type="float" office:value="-0.020353">
                <text:p>-0.02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73">
                <text:p>0.023873</text:p>
              </table:table-cell>
              <table:table-cell office:value-type="float" office:value="-0.0270841">
                <text:p>-0.02708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3259">
                <text:p>0.0133259</text:p>
              </table:table-cell>
              <table:table-cell office:value-type="float" office:value="0.00290151">
                <text:p>0.00290151</text:p>
              </table:table-cell>
              <table:table-cell office:value-type="float" office:value="0.0223239">
                <text:p>0.0223239</text:p>
              </table:table-cell>
              <table:table-cell office:value-type="float" office:value="-0.0492227">
                <text:p>-0.0492227</text:p>
              </table:table-cell>
              <table:table-cell office:value-type="float" office:value="0.0190589">
                <text:p>0.0190589</text:p>
              </table:table-cell>
              <table:table-cell office:value-type="float" office:value="-0.0173613">
                <text:p>-0.017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786">
                <text:p>0.0213786</text:p>
              </table:table-cell>
              <table:table-cell office:value-type="float" office:value="-0.028037">
                <text:p>-0.028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0145">
                <text:p>0.0120145</text:p>
              </table:table-cell>
              <table:table-cell office:value-type="float" office:value="0.00410724">
                <text:p>0.00410724</text:p>
              </table:table-cell>
              <table:table-cell office:value-type="float" office:value="0.0221485">
                <text:p>0.0221485</text:p>
              </table:table-cell>
              <table:table-cell office:value-type="float" office:value="-0.0175289">
                <text:p>-0.0175289</text:p>
              </table:table-cell>
              <table:table-cell office:value-type="float" office:value="0.0177589">
                <text:p>0.0177589</text:p>
              </table:table-cell>
              <table:table-cell office:value-type="float" office:value="-0.0154821">
                <text:p>-0.015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828">
                <text:p>0.0211828</text:p>
              </table:table-cell>
              <table:table-cell office:value-type="float" office:value="-0.0214794">
                <text:p>-0.0214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6098">
                <text:p>0.0106098</text:p>
              </table:table-cell>
              <table:table-cell office:value-type="float" office:value="0.00544832">
                <text:p>0.00544832</text:p>
              </table:table-cell>
              <table:table-cell office:value-type="float" office:value="0.0213622">
                <text:p>0.0213622</text:p>
              </table:table-cell>
              <table:table-cell office:value-type="float" office:value="-0.0205241">
                <text:p>-0.0205241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133608">
                <text:p>-0.013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497">
                <text:p>0.0204497</text:p>
              </table:table-cell>
              <table:table-cell office:value-type="float" office:value="-0.0244016">
                <text:p>-0.0244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341">
                <text:p>0.0104341</text:p>
              </table:table-cell>
              <table:table-cell office:value-type="float" office:value="-0.00690512">
                <text:p>-0.00690512</text:p>
              </table:table-cell>
              <table:table-cell office:value-type="float" office:value="0.0193994">
                <text:p>0.0193994</text:p>
              </table:table-cell>
              <table:table-cell office:value-type="float" office:value="-0.0155903">
                <text:p>-0.0155903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112784">
                <text:p>-0.011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938">
                <text:p>0.0193938</text:p>
              </table:table-cell>
              <table:table-cell office:value-type="float" office:value="0.0308238">
                <text:p>0.0308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E89 Sheet1.G1:Sheet1.G89 Sheet1.AZ2:Sheet1.AZ89 Sheet1.AK2:Sheet1.AK89 Sheet1.BO2:Sheet1.BO89 Sheet1.V2:Sheet1.V89" chart:data-source-has-labels="row" svg:x="0.77cm" svg:y="0.855cm" svg:width="12.062cm" svg:height="7.545cm">
          <chartooo:coordinate-region svg:x="1.603cm" svg:y="1.054cm" svg:width="10.9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9" chart:label-cell-address="Sheet1.G1:Sheet1.G1" chart:class="chart:scatter">
            <chart:domain table:cell-range-address="Sheet1.E2:Sheet1.E89"/>
            <chart:data-point chart:repeated="88"/>
          </chart:series>
          <chart:series chart:style-name="ch7" chart:values-cell-range-address="Sheet1.AZ2:Sheet1.AZ89" chart:class="chart:scatter">
            <chart:domain table:cell-range-address="Sheet1.AX2:Sheet1.AX89"/>
            <chart:data-point chart:repeated="88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0273918">
                <text:p>-0.00273918</text:p>
                <draw:g>
                  <svg:desc>Sheet1.G2:Sheet1.G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878697">
                <text:p>-0.00878697</text:p>
                <draw:g>
                  <svg:desc>Sheet1.AZ2:Sheet1.AZ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243113">
                <text:p>-0.0243113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440441">
                <text:p>-0.00440441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0539861">
                <text:p>-0.00539861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9713">
                <text:p>0.919713</text:p>
              </table:table-cell>
              <table:table-cell office:value-type="float" office:value="-0.00752784">
                <text:p>-0.00752784</text:p>
              </table:table-cell>
              <table:table-cell office:value-type="float" office:value="0.92854">
                <text:p>0.92854</text:p>
              </table:table-cell>
              <table:table-cell office:value-type="float" office:value="-0.0197662">
                <text:p>-0.0197662</text:p>
              </table:table-cell>
              <table:table-cell office:value-type="float" office:value="0.962436">
                <text:p>0.962436</text:p>
              </table:table-cell>
              <table:table-cell office:value-type="float" office:value="-0.0194005">
                <text:p>-0.0194005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129314">
                <text:p>-0.00129314</text:p>
              </table:table-cell>
              <table:table-cell office:value-type="float" office:value="0.90828">
                <text:p>0.90828</text:p>
              </table:table-cell>
              <table:table-cell office:value-type="float" office:value="0.00946509">
                <text:p>0.00946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5394">
                <text:p>0.905394</text:p>
              </table:table-cell>
              <table:table-cell office:value-type="float" office:value="-0.00996511">
                <text:p>-0.00996511</text:p>
              </table:table-cell>
              <table:table-cell office:value-type="float" office:value="0.829294">
                <text:p>0.829294</text:p>
              </table:table-cell>
              <table:table-cell office:value-type="float" office:value="-0.00854525">
                <text:p>-0.00854525</text:p>
              </table:table-cell>
              <table:table-cell office:value-type="float" office:value="0.893302">
                <text:p>0.893302</text:p>
              </table:table-cell>
              <table:table-cell office:value-type="float" office:value="-0.0325536">
                <text:p>-0.0325536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383209">
                <text:p>-0.00383209</text:p>
              </table:table-cell>
              <table:table-cell office:value-type="float" office:value="0.888196">
                <text:p>0.888196</text:p>
              </table:table-cell>
              <table:table-cell office:value-type="float" office:value="-0.0166742">
                <text:p>-0.0166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2694">
                <text:p>0.882694</text:p>
              </table:table-cell>
              <table:table-cell office:value-type="float" office:value="-0.0105136">
                <text:p>-0.0105136</text:p>
              </table:table-cell>
              <table:table-cell office:value-type="float" office:value="0.820133">
                <text:p>0.820133</text:p>
              </table:table-cell>
              <table:table-cell office:value-type="float" office:value="-0.0295393">
                <text:p>-0.0295393</text:p>
              </table:table-cell>
              <table:table-cell office:value-type="float" office:value="0.796642">
                <text:p>0.796642</text:p>
              </table:table-cell>
              <table:table-cell office:value-type="float" office:value="-0.0244873">
                <text:p>-0.0244873</text:p>
              </table:table-cell>
              <table:table-cell office:value-type="float" office:value="0.824133">
                <text:p>0.824133</text:p>
              </table:table-cell>
              <table:table-cell office:value-type="float" office:value="0.00105708">
                <text:p>0.00105708</text:p>
              </table:table-cell>
              <table:table-cell office:value-type="float" office:value="0.86747">
                <text:p>0.86747</text:p>
              </table:table-cell>
              <table:table-cell office:value-type="float" office:value="-0.0128853">
                <text:p>-0.0128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03">
                <text:p>0.79003</text:p>
              </table:table-cell>
              <table:table-cell office:value-type="float" office:value="-0.00307221">
                <text:p>-0.00307221</text:p>
              </table:table-cell>
              <table:table-cell office:value-type="float" office:value="0.813376">
                <text:p>0.813376</text:p>
              </table:table-cell>
              <table:table-cell office:value-type="float" office:value="-0.00541733">
                <text:p>-0.00541733</text:p>
              </table:table-cell>
              <table:table-cell office:value-type="float" office:value="0.784716">
                <text:p>0.784716</text:p>
              </table:table-cell>
              <table:table-cell office:value-type="float" office:value="-0.027198">
                <text:p>-0.027198</text:p>
              </table:table-cell>
              <table:table-cell office:value-type="float" office:value="0.794794">
                <text:p>0.794794</text:p>
              </table:table-cell>
              <table:table-cell office:value-type="float" office:value="0.0020548">
                <text:p>0.0020548</text:p>
              </table:table-cell>
              <table:table-cell office:value-type="float" office:value="0.819174">
                <text:p>0.819174</text:p>
              </table:table-cell>
              <table:table-cell office:value-type="float" office:value="-0.00767461">
                <text:p>-0.00767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0848">
                <text:p>0.770848</text:p>
              </table:table-cell>
              <table:table-cell office:value-type="float" office:value="-0.0042696">
                <text:p>-0.0042696</text:p>
              </table:table-cell>
              <table:table-cell office:value-type="float" office:value="0.779074">
                <text:p>0.779074</text:p>
              </table:table-cell>
              <table:table-cell office:value-type="float" office:value="-0.00457046">
                <text:p>-0.00457046</text:p>
              </table:table-cell>
              <table:table-cell office:value-type="float" office:value="0.733717">
                <text:p>0.733717</text:p>
              </table:table-cell>
              <table:table-cell office:value-type="float" office:value="-0.0276737">
                <text:p>-0.0276737</text:p>
              </table:table-cell>
              <table:table-cell office:value-type="float" office:value="0.752391">
                <text:p>0.752391</text:p>
              </table:table-cell>
              <table:table-cell office:value-type="float" office:value="-0.00283383">
                <text:p>-0.00283383</text:p>
              </table:table-cell>
              <table:table-cell office:value-type="float" office:value="0.767351">
                <text:p>0.767351</text:p>
              </table:table-cell>
              <table:table-cell office:value-type="float" office:value="-0.00377266">
                <text:p>-0.00377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3837">
                <text:p>0.713837</text:p>
              </table:table-cell>
              <table:table-cell office:value-type="float" office:value="-0.000766617">
                <text:p>-0.000766617</text:p>
              </table:table-cell>
              <table:table-cell office:value-type="float" office:value="0.745455">
                <text:p>0.745455</text:p>
              </table:table-cell>
              <table:table-cell office:value-type="float" office:value="-0.00203317">
                <text:p>-0.00203317</text:p>
              </table:table-cell>
              <table:table-cell office:value-type="float" office:value="0.711371">
                <text:p>0.711371</text:p>
              </table:table-cell>
              <table:table-cell office:value-type="float" office:value="-0.0273579">
                <text:p>-0.0273579</text:p>
              </table:table-cell>
              <table:table-cell office:value-type="float" office:value="0.732088">
                <text:p>0.732088</text:p>
              </table:table-cell>
              <table:table-cell office:value-type="float" office:value="0.00999326">
                <text:p>0.00999326</text:p>
              </table:table-cell>
              <table:table-cell office:value-type="float" office:value="0.712465">
                <text:p>0.712465</text:p>
              </table:table-cell>
              <table:table-cell office:value-type="float" office:value="-0.000526515">
                <text:p>-0.000526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3053">
                <text:p>0.703053</text:p>
              </table:table-cell>
              <table:table-cell office:value-type="float" office:value="-0.00447563">
                <text:p>-0.00447563</text:p>
              </table:table-cell>
              <table:table-cell office:value-type="float" office:value="0.728531">
                <text:p>0.728531</text:p>
              </table:table-cell>
              <table:table-cell office:value-type="float" office:value="-0.000506612">
                <text:p>-0.000506612</text:p>
              </table:table-cell>
              <table:table-cell office:value-type="float" office:value="0.680525">
                <text:p>0.680525</text:p>
              </table:table-cell>
              <table:table-cell office:value-type="float" office:value="-0.0326807">
                <text:p>-0.0326807</text:p>
              </table:table-cell>
              <table:table-cell office:value-type="float" office:value="0.718476">
                <text:p>0.718476</text:p>
              </table:table-cell>
              <table:table-cell office:value-type="float" office:value="0.0033726">
                <text:p>0.0033726</text:p>
              </table:table-cell>
              <table:table-cell office:value-type="float" office:value="0.686474">
                <text:p>0.686474</text:p>
              </table:table-cell>
              <table:table-cell office:value-type="float" office:value="-0.0155803">
                <text:p>-0.0155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9519">
                <text:p>0.629519</text:p>
              </table:table-cell>
              <table:table-cell office:value-type="float" office:value="-0.0197538">
                <text:p>-0.0197538</text:p>
              </table:table-cell>
              <table:table-cell office:value-type="float" office:value="0.692117">
                <text:p>0.692117</text:p>
              </table:table-cell>
              <table:table-cell office:value-type="float" office:value="0.00249489">
                <text:p>0.00249489</text:p>
              </table:table-cell>
              <table:table-cell office:value-type="float" office:value="0.620975">
                <text:p>0.620975</text:p>
              </table:table-cell>
              <table:table-cell office:value-type="float" office:value="-0.0681576">
                <text:p>-0.0681576</text:p>
              </table:table-cell>
              <table:table-cell office:value-type="float" office:value="0.635525">
                <text:p>0.635525</text:p>
              </table:table-cell>
              <table:table-cell office:value-type="float" office:value="0.00281647">
                <text:p>0.00281647</text:p>
              </table:table-cell>
              <table:table-cell office:value-type="float" office:value="0.681672">
                <text:p>0.681672</text:p>
              </table:table-cell>
              <table:table-cell office:value-type="float" office:value="-0.00299146">
                <text:p>-0.00299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824">
                <text:p>0.593824</text:p>
              </table:table-cell>
              <table:table-cell office:value-type="float" office:value="-0.0466206">
                <text:p>-0.0466206</text:p>
              </table:table-cell>
              <table:table-cell office:value-type="float" office:value="0.662173">
                <text:p>0.662173</text:p>
              </table:table-cell>
              <table:table-cell office:value-type="float" office:value="-0.00744137">
                <text:p>-0.00744137</text:p>
              </table:table-cell>
              <table:table-cell office:value-type="float" office:value="0.61015">
                <text:p>0.61015</text:p>
              </table:table-cell>
              <table:table-cell office:value-type="float" office:value="-0.179436">
                <text:p>-0.179436</text:p>
              </table:table-cell>
              <table:table-cell office:value-type="float" office:value="0.609193">
                <text:p>0.609193</text:p>
              </table:table-cell>
              <table:table-cell office:value-type="float" office:value="0.0114577">
                <text:p>0.0114577</text:p>
              </table:table-cell>
              <table:table-cell office:value-type="float" office:value="0.632473">
                <text:p>0.632473</text:p>
              </table:table-cell>
              <table:table-cell office:value-type="float" office:value="-0.0240828">
                <text:p>-0.0240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8434">
                <text:p>0.588434</text:p>
              </table:table-cell>
              <table:table-cell office:value-type="float" office:value="-0.0396664">
                <text:p>-0.0396664</text:p>
              </table:table-cell>
              <table:table-cell office:value-type="float" office:value="0.647727">
                <text:p>0.647727</text:p>
              </table:table-cell>
              <table:table-cell office:value-type="float" office:value="0.00282416">
                <text:p>0.00282416</text:p>
              </table:table-cell>
              <table:table-cell office:value-type="float" office:value="0.60704">
                <text:p>0.60704</text:p>
              </table:table-cell>
              <table:table-cell office:value-type="float" office:value="-0.0645941">
                <text:p>-0.0645941</text:p>
              </table:table-cell>
              <table:table-cell office:value-type="float" office:value="0.597956">
                <text:p>0.597956</text:p>
              </table:table-cell>
              <table:table-cell office:value-type="float" office:value="0.00542005">
                <text:p>0.00542005</text:p>
              </table:table-cell>
              <table:table-cell office:value-type="float" office:value="0.587595">
                <text:p>0.587595</text:p>
              </table:table-cell>
              <table:table-cell office:value-type="float" office:value="-0.0440323">
                <text:p>-0.0440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9003">
                <text:p>0.579003</text:p>
              </table:table-cell>
              <table:table-cell office:value-type="float" office:value="-0.0403753">
                <text:p>-0.0403753</text:p>
              </table:table-cell>
              <table:table-cell office:value-type="float" office:value="0.624156">
                <text:p>0.624156</text:p>
              </table:table-cell>
              <table:table-cell office:value-type="float" office:value="-0.00381394">
                <text:p>-0.00381394</text:p>
              </table:table-cell>
              <table:table-cell office:value-type="float" office:value="0.571541">
                <text:p>0.571541</text:p>
              </table:table-cell>
              <table:table-cell office:value-type="float" office:value="-0.0780662">
                <text:p>-0.0780662</text:p>
              </table:table-cell>
              <table:table-cell office:value-type="float" office:value="0.58079">
                <text:p>0.58079</text:p>
              </table:table-cell>
              <table:table-cell office:value-type="float" office:value="0.00336706">
                <text:p>0.00336706</text:p>
              </table:table-cell>
              <table:table-cell office:value-type="float" office:value="0.571323">
                <text:p>0.571323</text:p>
              </table:table-cell>
              <table:table-cell office:value-type="float" office:value="-0.0796503">
                <text:p>-0.0796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6694">
                <text:p>0.556694</text:p>
              </table:table-cell>
              <table:table-cell office:value-type="float" office:value="-0.0501098">
                <text:p>-0.0501098</text:p>
              </table:table-cell>
              <table:table-cell office:value-type="float" office:value="0.592944">
                <text:p>0.592944</text:p>
              </table:table-cell>
              <table:table-cell office:value-type="float" office:value="-0.0100715">
                <text:p>-0.0100715</text:p>
              </table:table-cell>
              <table:table-cell office:value-type="float" office:value="0.550393">
                <text:p>0.550393</text:p>
              </table:table-cell>
              <table:table-cell office:value-type="float" office:value="-0.141479">
                <text:p>-0.141479</text:p>
              </table:table-cell>
              <table:table-cell office:value-type="float" office:value="0.565434">
                <text:p>0.565434</text:p>
              </table:table-cell>
              <table:table-cell office:value-type="float" office:value="0.00632049">
                <text:p>0.00632049</text:p>
              </table:table-cell>
              <table:table-cell office:value-type="float" office:value="0.554888">
                <text:p>0.554888</text:p>
              </table:table-cell>
              <table:table-cell office:value-type="float" office:value="-0.0834443">
                <text:p>-0.0834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5097">
                <text:p>0.485097</text:p>
              </table:table-cell>
              <table:table-cell office:value-type="float" office:value="-0.0951481">
                <text:p>-0.0951481</text:p>
              </table:table-cell>
              <table:table-cell office:value-type="float" office:value="0.571374">
                <text:p>0.571374</text:p>
              </table:table-cell>
              <table:table-cell office:value-type="float" office:value="-0.015352">
                <text:p>-0.015352</text:p>
              </table:table-cell>
              <table:table-cell office:value-type="float" office:value="0.546323">
                <text:p>0.546323</text:p>
              </table:table-cell>
              <table:table-cell office:value-type="float" office:value="-0.098334">
                <text:p>-0.098334</text:p>
              </table:table-cell>
              <table:table-cell office:value-type="float" office:value="0.535602">
                <text:p>0.535602</text:p>
              </table:table-cell>
              <table:table-cell office:value-type="float" office:value="0.00656784">
                <text:p>0.00656784</text:p>
              </table:table-cell>
              <table:table-cell office:value-type="float" office:value="0.52308">
                <text:p>0.52308</text:p>
              </table:table-cell>
              <table:table-cell office:value-type="float" office:value="-0.108809">
                <text:p>-0.108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8419">
                <text:p>0.468419</text:p>
              </table:table-cell>
              <table:table-cell office:value-type="float" office:value="-0.0891432">
                <text:p>-0.0891432</text:p>
              </table:table-cell>
              <table:table-cell office:value-type="float" office:value="0.523056">
                <text:p>0.523056</text:p>
              </table:table-cell>
              <table:table-cell office:value-type="float" office:value="-0.0275474">
                <text:p>-0.0275474</text:p>
              </table:table-cell>
              <table:table-cell office:value-type="float" office:value="0.52607">
                <text:p>0.52607</text:p>
              </table:table-cell>
              <table:table-cell office:value-type="float" office:value="-0.108086">
                <text:p>-0.108086</text:p>
              </table:table-cell>
              <table:table-cell office:value-type="float" office:value="0.475667">
                <text:p>0.475667</text:p>
              </table:table-cell>
              <table:table-cell office:value-type="float" office:value="-0.00187973">
                <text:p>-0.00187973</text:p>
              </table:table-cell>
              <table:table-cell office:value-type="float" office:value="0.503592">
                <text:p>0.503592</text:p>
              </table:table-cell>
              <table:table-cell office:value-type="float" office:value="-0.119726">
                <text:p>-0.119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599">
                <text:p>0.449599</text:p>
              </table:table-cell>
              <table:table-cell office:value-type="float" office:value="-0.1092">
                <text:p>-0.1092</text:p>
              </table:table-cell>
              <table:table-cell office:value-type="float" office:value="0.511541">
                <text:p>0.511541</text:p>
              </table:table-cell>
              <table:table-cell office:value-type="float" office:value="-0.0437733">
                <text:p>-0.0437733</text:p>
              </table:table-cell>
              <table:table-cell office:value-type="float" office:value="0.494104">
                <text:p>0.494104</text:p>
              </table:table-cell>
              <table:table-cell office:value-type="float" office:value="-0.132533">
                <text:p>-0.132533</text:p>
              </table:table-cell>
              <table:table-cell office:value-type="float" office:value="0.458732">
                <text:p>0.458732</text:p>
              </table:table-cell>
              <table:table-cell office:value-type="float" office:value="-0.00351358">
                <text:p>-0.00351358</text:p>
              </table:table-cell>
              <table:table-cell office:value-type="float" office:value="0.471566">
                <text:p>0.471566</text:p>
              </table:table-cell>
              <table:table-cell office:value-type="float" office:value="-0.142114">
                <text:p>-0.142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237">
                <text:p>0.420237</text:p>
              </table:table-cell>
              <table:table-cell office:value-type="float" office:value="-0.131581">
                <text:p>-0.131581</text:p>
              </table:table-cell>
              <table:table-cell office:value-type="float" office:value="0.486092">
                <text:p>0.486092</text:p>
              </table:table-cell>
              <table:table-cell office:value-type="float" office:value="-0.0464738">
                <text:p>-0.0464738</text:p>
              </table:table-cell>
              <table:table-cell office:value-type="float" office:value="0.460556">
                <text:p>0.460556</text:p>
              </table:table-cell>
              <table:table-cell office:value-type="float" office:value="-0.143766">
                <text:p>-0.143766</text:p>
              </table:table-cell>
              <table:table-cell office:value-type="float" office:value="0.437356">
                <text:p>0.437356</text:p>
              </table:table-cell>
              <table:table-cell office:value-type="float" office:value="-0.00974692">
                <text:p>-0.00974692</text:p>
              </table:table-cell>
              <table:table-cell office:value-type="float" office:value="0.460884">
                <text:p>0.460884</text:p>
              </table:table-cell>
              <table:table-cell office:value-type="float" office:value="-0.139561">
                <text:p>-0.139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289">
                <text:p>0.39289</text:p>
              </table:table-cell>
              <table:table-cell office:value-type="float" office:value="-0.158643">
                <text:p>-0.158643</text:p>
              </table:table-cell>
              <table:table-cell office:value-type="float" office:value="0.467674">
                <text:p>0.467674</text:p>
              </table:table-cell>
              <table:table-cell office:value-type="float" office:value="-0.0636814">
                <text:p>-0.0636814</text:p>
              </table:table-cell>
              <table:table-cell office:value-type="float" office:value="0.448873">
                <text:p>0.448873</text:p>
              </table:table-cell>
              <table:table-cell office:value-type="float" office:value="-0.175864">
                <text:p>-0.175864</text:p>
              </table:table-cell>
              <table:table-cell office:value-type="float" office:value="0.403011">
                <text:p>0.403011</text:p>
              </table:table-cell>
              <table:table-cell office:value-type="float" office:value="-0.0632926">
                <text:p>-0.0632926</text:p>
              </table:table-cell>
              <table:table-cell office:value-type="float" office:value="0.433489">
                <text:p>0.433489</text:p>
              </table:table-cell>
              <table:table-cell office:value-type="float" office:value="-0.163954">
                <text:p>-0.163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6354">
                <text:p>0.376354</text:p>
              </table:table-cell>
              <table:table-cell office:value-type="float" office:value="-0.190565">
                <text:p>-0.190565</text:p>
              </table:table-cell>
              <table:table-cell office:value-type="float" office:value="0.441413">
                <text:p>0.441413</text:p>
              </table:table-cell>
              <table:table-cell office:value-type="float" office:value="-0.117444">
                <text:p>-0.117444</text:p>
              </table:table-cell>
              <table:table-cell office:value-type="float" office:value="0.42246">
                <text:p>0.42246</text:p>
              </table:table-cell>
              <table:table-cell office:value-type="float" office:value="-0.198319">
                <text:p>-0.198319</text:p>
              </table:table-cell>
              <table:table-cell office:value-type="float" office:value="0.395834">
                <text:p>0.395834</text:p>
              </table:table-cell>
              <table:table-cell office:value-type="float" office:value="-0.0272498">
                <text:p>-0.0272498</text:p>
              </table:table-cell>
              <table:table-cell office:value-type="float" office:value="0.428277">
                <text:p>0.428277</text:p>
              </table:table-cell>
              <table:table-cell office:value-type="float" office:value="-0.144741">
                <text:p>-0.144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1049">
                <text:p>0.361049</text:p>
              </table:table-cell>
              <table:table-cell office:value-type="float" office:value="-0.202603">
                <text:p>-0.202603</text:p>
              </table:table-cell>
              <table:table-cell office:value-type="float" office:value="0.435057">
                <text:p>0.435057</text:p>
              </table:table-cell>
              <table:table-cell office:value-type="float" office:value="-0.073053">
                <text:p>-0.073053</text:p>
              </table:table-cell>
              <table:table-cell office:value-type="float" office:value="0.383066">
                <text:p>0.383066</text:p>
              </table:table-cell>
              <table:table-cell office:value-type="float" office:value="-0.217147">
                <text:p>-0.217147</text:p>
              </table:table-cell>
              <table:table-cell office:value-type="float" office:value="0.367755">
                <text:p>0.367755</text:p>
              </table:table-cell>
              <table:table-cell office:value-type="float" office:value="-0.0361607">
                <text:p>-0.0361607</text:p>
              </table:table-cell>
              <table:table-cell office:value-type="float" office:value="0.413154">
                <text:p>0.413154</text:p>
              </table:table-cell>
              <table:table-cell office:value-type="float" office:value="-0.16212">
                <text:p>-0.16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6247">
                <text:p>0.326247</text:p>
              </table:table-cell>
              <table:table-cell office:value-type="float" office:value="-0.237497">
                <text:p>-0.237497</text:p>
              </table:table-cell>
              <table:table-cell office:value-type="float" office:value="0.418863">
                <text:p>0.418863</text:p>
              </table:table-cell>
              <table:table-cell office:value-type="float" office:value="-0.103281">
                <text:p>-0.103281</text:p>
              </table:table-cell>
              <table:table-cell office:value-type="float" office:value="0.374075">
                <text:p>0.374075</text:p>
              </table:table-cell>
              <table:table-cell office:value-type="float" office:value="-0.241942">
                <text:p>-0.241942</text:p>
              </table:table-cell>
              <table:table-cell office:value-type="float" office:value="0.353496">
                <text:p>0.353496</text:p>
              </table:table-cell>
              <table:table-cell office:value-type="float" office:value="-0.0435318">
                <text:p>-0.0435318</text:p>
              </table:table-cell>
              <table:table-cell office:value-type="float" office:value="0.389247">
                <text:p>0.389247</text:p>
              </table:table-cell>
              <table:table-cell office:value-type="float" office:value="-0.173788">
                <text:p>-0.173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771">
                <text:p>0.31771</text:p>
              </table:table-cell>
              <table:table-cell office:value-type="float" office:value="-0.235185">
                <text:p>-0.235185</text:p>
              </table:table-cell>
              <table:table-cell office:value-type="float" office:value="0.39845">
                <text:p>0.39845</text:p>
              </table:table-cell>
              <table:table-cell office:value-type="float" office:value="-0.108363">
                <text:p>-0.108363</text:p>
              </table:table-cell>
              <table:table-cell office:value-type="float" office:value="0.357529">
                <text:p>0.357529</text:p>
              </table:table-cell>
              <table:table-cell office:value-type="float" office:value="-0.248812">
                <text:p>-0.248812</text:p>
              </table:table-cell>
              <table:table-cell office:value-type="float" office:value="0.31496">
                <text:p>0.31496</text:p>
              </table:table-cell>
              <table:table-cell office:value-type="float" office:value="-0.0592104">
                <text:p>-0.0592104</text:p>
              </table:table-cell>
              <table:table-cell office:value-type="float" office:value="0.372612">
                <text:p>0.372612</text:p>
              </table:table-cell>
              <table:table-cell office:value-type="float" office:value="-0.177743">
                <text:p>-0.177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7381">
                <text:p>0.307381</text:p>
              </table:table-cell>
              <table:table-cell office:value-type="float" office:value="-0.251642">
                <text:p>-0.251642</text:p>
              </table:table-cell>
              <table:table-cell office:value-type="float" office:value="0.374587">
                <text:p>0.374587</text:p>
              </table:table-cell>
              <table:table-cell office:value-type="float" office:value="-0.151388">
                <text:p>-0.151388</text:p>
              </table:table-cell>
              <table:table-cell office:value-type="float" office:value="0.34445">
                <text:p>0.34445</text:p>
              </table:table-cell>
              <table:table-cell office:value-type="float" office:value="-0.266726">
                <text:p>-0.266726</text:p>
              </table:table-cell>
              <table:table-cell office:value-type="float" office:value="0.295164">
                <text:p>0.295164</text:p>
              </table:table-cell>
              <table:table-cell office:value-type="float" office:value="-0.0710483">
                <text:p>-0.0710483</text:p>
              </table:table-cell>
              <table:table-cell office:value-type="float" office:value="0.356977">
                <text:p>0.356977</text:p>
              </table:table-cell>
              <table:table-cell office:value-type="float" office:value="-0.195045">
                <text:p>-0.195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9636">
                <text:p>0.289636</text:p>
              </table:table-cell>
              <table:table-cell office:value-type="float" office:value="-0.261593">
                <text:p>-0.261593</text:p>
              </table:table-cell>
              <table:table-cell office:value-type="float" office:value="0.367358">
                <text:p>0.367358</text:p>
              </table:table-cell>
              <table:table-cell office:value-type="float" office:value="-0.123431">
                <text:p>-0.123431</text:p>
              </table:table-cell>
              <table:table-cell office:value-type="float" office:value="0.336555">
                <text:p>0.336555</text:p>
              </table:table-cell>
              <table:table-cell office:value-type="float" office:value="-0.269787">
                <text:p>-0.269787</text:p>
              </table:table-cell>
              <table:table-cell office:value-type="float" office:value="0.281815">
                <text:p>0.281815</text:p>
              </table:table-cell>
              <table:table-cell office:value-type="float" office:value="-0.0751391">
                <text:p>-0.0751391</text:p>
              </table:table-cell>
              <table:table-cell office:value-type="float" office:value="0.341099">
                <text:p>0.341099</text:p>
              </table:table-cell>
              <table:table-cell office:value-type="float" office:value="-0.196962">
                <text:p>-0.196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848">
                <text:p>0.277848</text:p>
              </table:table-cell>
              <table:table-cell office:value-type="float" office:value="-0.272536">
                <text:p>-0.272536</text:p>
              </table:table-cell>
              <table:table-cell office:value-type="float" office:value="0.35649">
                <text:p>0.35649</text:p>
              </table:table-cell>
              <table:table-cell office:value-type="float" office:value="-0.136475">
                <text:p>-0.136475</text:p>
              </table:table-cell>
              <table:table-cell office:value-type="float" office:value="0.30972">
                <text:p>0.30972</text:p>
              </table:table-cell>
              <table:table-cell office:value-type="float" office:value="-0.290869">
                <text:p>-0.290869</text:p>
              </table:table-cell>
              <table:table-cell office:value-type="float" office:value="0.266089">
                <text:p>0.266089</text:p>
              </table:table-cell>
              <table:table-cell office:value-type="float" office:value="-0.0809512">
                <text:p>-0.0809512</text:p>
              </table:table-cell>
              <table:table-cell office:value-type="float" office:value="0.318849">
                <text:p>0.318849</text:p>
              </table:table-cell>
              <table:table-cell office:value-type="float" office:value="-0.214085">
                <text:p>-0.2140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723">
                <text:p>0.268723</text:p>
              </table:table-cell>
              <table:table-cell office:value-type="float" office:value="-0.273975">
                <text:p>-0.273975</text:p>
              </table:table-cell>
              <table:table-cell office:value-type="float" office:value="0.331075">
                <text:p>0.331075</text:p>
              </table:table-cell>
              <table:table-cell office:value-type="float" office:value="-0.154545">
                <text:p>-0.154545</text:p>
              </table:table-cell>
              <table:table-cell office:value-type="float" office:value="0.285002">
                <text:p>0.285002</text:p>
              </table:table-cell>
              <table:table-cell office:value-type="float" office:value="-0.308032">
                <text:p>-0.308032</text:p>
              </table:table-cell>
              <table:table-cell office:value-type="float" office:value="0.255002">
                <text:p>0.255002</text:p>
              </table:table-cell>
              <table:table-cell office:value-type="float" office:value="-0.0870977">
                <text:p>-0.0870977</text:p>
              </table:table-cell>
              <table:table-cell office:value-type="float" office:value="0.312286">
                <text:p>0.312286</text:p>
              </table:table-cell>
              <table:table-cell office:value-type="float" office:value="-0.211676">
                <text:p>-0.2116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5474">
                <text:p>0.255474</text:p>
              </table:table-cell>
              <table:table-cell office:value-type="float" office:value="-0.284874">
                <text:p>-0.284874</text:p>
              </table:table-cell>
              <table:table-cell office:value-type="float" office:value="0.310014">
                <text:p>0.310014</text:p>
              </table:table-cell>
              <table:table-cell office:value-type="float" office:value="-0.163932">
                <text:p>-0.163932</text:p>
              </table:table-cell>
              <table:table-cell office:value-type="float" office:value="0.272367">
                <text:p>0.272367</text:p>
              </table:table-cell>
              <table:table-cell office:value-type="float" office:value="-0.311184">
                <text:p>-0.311184</text:p>
              </table:table-cell>
              <table:table-cell office:value-type="float" office:value="0.243358">
                <text:p>0.243358</text:p>
              </table:table-cell>
              <table:table-cell office:value-type="float" office:value="-0.0894406">
                <text:p>-0.0894406</text:p>
              </table:table-cell>
              <table:table-cell office:value-type="float" office:value="0.296439">
                <text:p>0.296439</text:p>
              </table:table-cell>
              <table:table-cell office:value-type="float" office:value="-0.215584">
                <text:p>-0.215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6306">
                <text:p>0.246306</text:p>
              </table:table-cell>
              <table:table-cell office:value-type="float" office:value="-0.288386">
                <text:p>-0.288386</text:p>
              </table:table-cell>
              <table:table-cell office:value-type="float" office:value="0.305393">
                <text:p>0.305393</text:p>
              </table:table-cell>
              <table:table-cell office:value-type="float" office:value="-0.177764">
                <text:p>-0.177764</text:p>
              </table:table-cell>
              <table:table-cell office:value-type="float" office:value="0.262213">
                <text:p>0.262213</text:p>
              </table:table-cell>
              <table:table-cell office:value-type="float" office:value="-0.320408">
                <text:p>-0.320408</text:p>
              </table:table-cell>
              <table:table-cell office:value-type="float" office:value="0.234709">
                <text:p>0.234709</text:p>
              </table:table-cell>
              <table:table-cell office:value-type="float" office:value="-0.138738">
                <text:p>-0.138738</text:p>
              </table:table-cell>
              <table:table-cell office:value-type="float" office:value="0.28537">
                <text:p>0.28537</text:p>
              </table:table-cell>
              <table:table-cell office:value-type="float" office:value="-0.224315">
                <text:p>-0.224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2277">
                <text:p>0.232277</text:p>
              </table:table-cell>
              <table:table-cell office:value-type="float" office:value="-0.29235">
                <text:p>-0.29235</text:p>
              </table:table-cell>
              <table:table-cell office:value-type="float" office:value="0.291873">
                <text:p>0.291873</text:p>
              </table:table-cell>
              <table:table-cell office:value-type="float" office:value="-0.186631">
                <text:p>-0.186631</text:p>
              </table:table-cell>
              <table:table-cell office:value-type="float" office:value="0.256351">
                <text:p>0.256351</text:p>
              </table:table-cell>
              <table:table-cell office:value-type="float" office:value="-0.302284">
                <text:p>-0.302284</text:p>
              </table:table-cell>
              <table:table-cell office:value-type="float" office:value="0.230384">
                <text:p>0.230384</text:p>
              </table:table-cell>
              <table:table-cell office:value-type="float" office:value="-0.0953957">
                <text:p>-0.0953957</text:p>
              </table:table-cell>
              <table:table-cell office:value-type="float" office:value="0.261456">
                <text:p>0.261456</text:p>
              </table:table-cell>
              <table:table-cell office:value-type="float" office:value="-0.222126">
                <text:p>-0.222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577">
                <text:p>0.21577</text:p>
              </table:table-cell>
              <table:table-cell office:value-type="float" office:value="-0.293449">
                <text:p>-0.293449</text:p>
              </table:table-cell>
              <table:table-cell office:value-type="float" office:value="0.279488">
                <text:p>0.279488</text:p>
              </table:table-cell>
              <table:table-cell office:value-type="float" office:value="-0.193755">
                <text:p>-0.193755</text:p>
              </table:table-cell>
              <table:table-cell office:value-type="float" office:value="0.254501">
                <text:p>0.254501</text:p>
              </table:table-cell>
              <table:table-cell office:value-type="float" office:value="-0.320749">
                <text:p>-0.320749</text:p>
              </table:table-cell>
              <table:table-cell office:value-type="float" office:value="0.217946">
                <text:p>0.217946</text:p>
              </table:table-cell>
              <table:table-cell office:value-type="float" office:value="-0.107263">
                <text:p>-0.107263</text:p>
              </table:table-cell>
              <table:table-cell office:value-type="float" office:value="0.257802">
                <text:p>0.257802</text:p>
              </table:table-cell>
              <table:table-cell office:value-type="float" office:value="-0.238863">
                <text:p>-0.238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8128">
                <text:p>0.198128</text:p>
              </table:table-cell>
              <table:table-cell office:value-type="float" office:value="-0.292854">
                <text:p>-0.292854</text:p>
              </table:table-cell>
              <table:table-cell office:value-type="float" office:value="0.271574">
                <text:p>0.271574</text:p>
              </table:table-cell>
              <table:table-cell office:value-type="float" office:value="-0.210199">
                <text:p>-0.210199</text:p>
              </table:table-cell>
              <table:table-cell office:value-type="float" office:value="0.243086">
                <text:p>0.243086</text:p>
              </table:table-cell>
              <table:table-cell office:value-type="float" office:value="-0.32117">
                <text:p>-0.32117</text:p>
              </table:table-cell>
              <table:table-cell office:value-type="float" office:value="0.204431">
                <text:p>0.204431</text:p>
              </table:table-cell>
              <table:table-cell office:value-type="float" office:value="-0.113347">
                <text:p>-0.113347</text:p>
              </table:table-cell>
              <table:table-cell office:value-type="float" office:value="0.246633">
                <text:p>0.246633</text:p>
              </table:table-cell>
              <table:table-cell office:value-type="float" office:value="-0.244589">
                <text:p>-0.244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1472">
                <text:p>0.191472</text:p>
              </table:table-cell>
              <table:table-cell office:value-type="float" office:value="-0.291426">
                <text:p>-0.291426</text:p>
              </table:table-cell>
              <table:table-cell office:value-type="float" office:value="0.263226">
                <text:p>0.263226</text:p>
              </table:table-cell>
              <table:table-cell office:value-type="float" office:value="-0.212318">
                <text:p>-0.212318</text:p>
              </table:table-cell>
              <table:table-cell office:value-type="float" office:value="0.234146">
                <text:p>0.234146</text:p>
              </table:table-cell>
              <table:table-cell office:value-type="float" office:value="-0.328843">
                <text:p>-0.328843</text:p>
              </table:table-cell>
              <table:table-cell office:value-type="float" office:value="0.190015">
                <text:p>0.190015</text:p>
              </table:table-cell>
              <table:table-cell office:value-type="float" office:value="-0.1127">
                <text:p>-0.1127</text:p>
              </table:table-cell>
              <table:table-cell office:value-type="float" office:value="0.24128">
                <text:p>0.24128</text:p>
              </table:table-cell>
              <table:table-cell office:value-type="float" office:value="-0.241801">
                <text:p>-0.241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2224">
                <text:p>0.182224</text:p>
              </table:table-cell>
              <table:table-cell office:value-type="float" office:value="-0.291431">
                <text:p>-0.291431</text:p>
              </table:table-cell>
              <table:table-cell office:value-type="float" office:value="0.232351">
                <text:p>0.232351</text:p>
              </table:table-cell>
              <table:table-cell office:value-type="float" office:value="-0.233653">
                <text:p>-0.233653</text:p>
              </table:table-cell>
              <table:table-cell office:value-type="float" office:value="0.217266">
                <text:p>0.217266</text:p>
              </table:table-cell>
              <table:table-cell office:value-type="float" office:value="-0.33775">
                <text:p>-0.33775</text:p>
              </table:table-cell>
              <table:table-cell office:value-type="float" office:value="0.18661">
                <text:p>0.18661</text:p>
              </table:table-cell>
              <table:table-cell office:value-type="float" office:value="-0.11835">
                <text:p>-0.11835</text:p>
              </table:table-cell>
              <table:table-cell office:value-type="float" office:value="0.234385">
                <text:p>0.234385</text:p>
              </table:table-cell>
              <table:table-cell office:value-type="float" office:value="-0.246758">
                <text:p>-0.246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7375">
                <text:p>0.167375</text:p>
              </table:table-cell>
              <table:table-cell office:value-type="float" office:value="-0.281801">
                <text:p>-0.281801</text:p>
              </table:table-cell>
              <table:table-cell office:value-type="float" office:value="0.219281">
                <text:p>0.219281</text:p>
              </table:table-cell>
              <table:table-cell office:value-type="float" office:value="-0.251295">
                <text:p>-0.251295</text:p>
              </table:table-cell>
              <table:table-cell office:value-type="float" office:value="0.204352">
                <text:p>0.204352</text:p>
              </table:table-cell>
              <table:table-cell office:value-type="float" office:value="-0.337763">
                <text:p>-0.337763</text:p>
              </table:table-cell>
              <table:table-cell office:value-type="float" office:value="0.164079">
                <text:p>0.164079</text:p>
              </table:table-cell>
              <table:table-cell office:value-type="float" office:value="-0.117198">
                <text:p>-0.117198</text:p>
              </table:table-cell>
              <table:table-cell office:value-type="float" office:value="0.219272">
                <text:p>0.219272</text:p>
              </table:table-cell>
              <table:table-cell office:value-type="float" office:value="-0.246275">
                <text:p>-0.246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454">
                <text:p>0.16454</text:p>
              </table:table-cell>
              <table:table-cell office:value-type="float" office:value="-0.289068">
                <text:p>-0.289068</text:p>
              </table:table-cell>
              <table:table-cell office:value-type="float" office:value="0.211305">
                <text:p>0.211305</text:p>
              </table:table-cell>
              <table:table-cell office:value-type="float" office:value="-0.249448">
                <text:p>-0.249448</text:p>
              </table:table-cell>
              <table:table-cell office:value-type="float" office:value="0.201189">
                <text:p>0.201189</text:p>
              </table:table-cell>
              <table:table-cell office:value-type="float" office:value="-0.342028">
                <text:p>-0.342028</text:p>
              </table:table-cell>
              <table:table-cell office:value-type="float" office:value="0.158228">
                <text:p>0.158228</text:p>
              </table:table-cell>
              <table:table-cell office:value-type="float" office:value="-0.107925">
                <text:p>-0.107925</text:p>
              </table:table-cell>
              <table:table-cell office:value-type="float" office:value="0.216007">
                <text:p>0.216007</text:p>
              </table:table-cell>
              <table:table-cell office:value-type="float" office:value="-0.252895">
                <text:p>-0.252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783">
                <text:p>0.154783</text:p>
              </table:table-cell>
              <table:table-cell office:value-type="float" office:value="-0.287019">
                <text:p>-0.287019</text:p>
              </table:table-cell>
              <table:table-cell office:value-type="float" office:value="0.208137">
                <text:p>0.208137</text:p>
              </table:table-cell>
              <table:table-cell office:value-type="float" office:value="-0.254785">
                <text:p>-0.254785</text:p>
              </table:table-cell>
              <table:table-cell office:value-type="float" office:value="0.193854">
                <text:p>0.193854</text:p>
              </table:table-cell>
              <table:table-cell office:value-type="float" office:value="-0.344394">
                <text:p>-0.344394</text:p>
              </table:table-cell>
              <table:table-cell office:value-type="float" office:value="0.155215">
                <text:p>0.155215</text:p>
              </table:table-cell>
              <table:table-cell office:value-type="float" office:value="-0.1141">
                <text:p>-0.1141</text:p>
              </table:table-cell>
              <table:table-cell office:value-type="float" office:value="0.197758">
                <text:p>0.197758</text:p>
              </table:table-cell>
              <table:table-cell office:value-type="float" office:value="-0.229693">
                <text:p>-0.229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0231">
                <text:p>0.140231</text:p>
              </table:table-cell>
              <table:table-cell office:value-type="float" office:value="-0.293447">
                <text:p>-0.293447</text:p>
              </table:table-cell>
              <table:table-cell office:value-type="float" office:value="0.19342">
                <text:p>0.19342</text:p>
              </table:table-cell>
              <table:table-cell office:value-type="float" office:value="-0.258466">
                <text:p>-0.258466</text:p>
              </table:table-cell>
              <table:table-cell office:value-type="float" office:value="0.18378">
                <text:p>0.18378</text:p>
              </table:table-cell>
              <table:table-cell office:value-type="float" office:value="-0.343389">
                <text:p>-0.343389</text:p>
              </table:table-cell>
              <table:table-cell office:value-type="float" office:value="0.133844">
                <text:p>0.133844</text:p>
              </table:table-cell>
              <table:table-cell office:value-type="float" office:value="-0.113889">
                <text:p>-0.113889</text:p>
              </table:table-cell>
              <table:table-cell office:value-type="float" office:value="0.196362">
                <text:p>0.196362</text:p>
              </table:table-cell>
              <table:table-cell office:value-type="float" office:value="-0.259329">
                <text:p>-0.259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6748">
                <text:p>0.136748</text:p>
              </table:table-cell>
              <table:table-cell office:value-type="float" office:value="-0.286988">
                <text:p>-0.286988</text:p>
              </table:table-cell>
              <table:table-cell office:value-type="float" office:value="0.183761">
                <text:p>0.183761</text:p>
              </table:table-cell>
              <table:table-cell office:value-type="float" office:value="-0.259929">
                <text:p>-0.259929</text:p>
              </table:table-cell>
              <table:table-cell office:value-type="float" office:value="0.17437">
                <text:p>0.17437</text:p>
              </table:table-cell>
              <table:table-cell office:value-type="float" office:value="-0.343582">
                <text:p>-0.343582</text:p>
              </table:table-cell>
              <table:table-cell office:value-type="float" office:value="0.130506">
                <text:p>0.130506</text:p>
              </table:table-cell>
              <table:table-cell office:value-type="float" office:value="-0.10833">
                <text:p>-0.10833</text:p>
              </table:table-cell>
              <table:table-cell office:value-type="float" office:value="0.186371">
                <text:p>0.186371</text:p>
              </table:table-cell>
              <table:table-cell office:value-type="float" office:value="-0.259157">
                <text:p>-0.259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9708">
                <text:p>0.129708</text:p>
              </table:table-cell>
              <table:table-cell office:value-type="float" office:value="-0.288721">
                <text:p>-0.288721</text:p>
              </table:table-cell>
              <table:table-cell office:value-type="float" office:value="0.181018">
                <text:p>0.181018</text:p>
              </table:table-cell>
              <table:table-cell office:value-type="float" office:value="-0.26201">
                <text:p>-0.26201</text:p>
              </table:table-cell>
              <table:table-cell office:value-type="float" office:value="0.161716">
                <text:p>0.161716</text:p>
              </table:table-cell>
              <table:table-cell office:value-type="float" office:value="-0.322716">
                <text:p>-0.322716</text:p>
              </table:table-cell>
              <table:table-cell office:value-type="float" office:value="0.124637">
                <text:p>0.124637</text:p>
              </table:table-cell>
              <table:table-cell office:value-type="float" office:value="-0.109985">
                <text:p>-0.109985</text:p>
              </table:table-cell>
              <table:table-cell office:value-type="float" office:value="0.169451">
                <text:p>0.169451</text:p>
              </table:table-cell>
              <table:table-cell office:value-type="float" office:value="-0.232419">
                <text:p>-0.232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551">
                <text:p>0.124551</text:p>
              </table:table-cell>
              <table:table-cell office:value-type="float" office:value="-0.288543">
                <text:p>-0.288543</text:p>
              </table:table-cell>
              <table:table-cell office:value-type="float" office:value="0.175824">
                <text:p>0.175824</text:p>
              </table:table-cell>
              <table:table-cell office:value-type="float" office:value="-0.260662">
                <text:p>-0.260662</text:p>
              </table:table-cell>
              <table:table-cell office:value-type="float" office:value="0.160415">
                <text:p>0.160415</text:p>
              </table:table-cell>
              <table:table-cell office:value-type="float" office:value="-0.339766">
                <text:p>-0.339766</text:p>
              </table:table-cell>
              <table:table-cell office:value-type="float" office:value="0.121265">
                <text:p>0.121265</text:p>
              </table:table-cell>
              <table:table-cell office:value-type="float" office:value="-0.107281">
                <text:p>-0.107281</text:p>
              </table:table-cell>
              <table:table-cell office:value-type="float" office:value="0.168085">
                <text:p>0.168085</text:p>
              </table:table-cell>
              <table:table-cell office:value-type="float" office:value="-0.259247">
                <text:p>-0.259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0485">
                <text:p>0.120485</text:p>
              </table:table-cell>
              <table:table-cell office:value-type="float" office:value="-0.28509">
                <text:p>-0.28509</text:p>
              </table:table-cell>
              <table:table-cell office:value-type="float" office:value="0.162596">
                <text:p>0.162596</text:p>
              </table:table-cell>
              <table:table-cell office:value-type="float" office:value="-0.259699">
                <text:p>-0.259699</text:p>
              </table:table-cell>
              <table:table-cell office:value-type="float" office:value="0.144272">
                <text:p>0.144272</text:p>
              </table:table-cell>
              <table:table-cell office:value-type="float" office:value="-0.230653">
                <text:p>-0.230653</text:p>
              </table:table-cell>
              <table:table-cell office:value-type="float" office:value="0.115299">
                <text:p>0.115299</text:p>
              </table:table-cell>
              <table:table-cell office:value-type="float" office:value="-0.102402">
                <text:p>-0.102402</text:p>
              </table:table-cell>
              <table:table-cell office:value-type="float" office:value="0.162118">
                <text:p>0.162118</text:p>
              </table:table-cell>
              <table:table-cell office:value-type="float" office:value="-0.25859">
                <text:p>-0.258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4539">
                <text:p>0.114539</text:p>
              </table:table-cell>
              <table:table-cell office:value-type="float" office:value="-0.284909">
                <text:p>-0.284909</text:p>
              </table:table-cell>
              <table:table-cell office:value-type="float" office:value="0.158563">
                <text:p>0.158563</text:p>
              </table:table-cell>
              <table:table-cell office:value-type="float" office:value="-0.263876">
                <text:p>-0.263876</text:p>
              </table:table-cell>
              <table:table-cell office:value-type="float" office:value="0.143237">
                <text:p>0.143237</text:p>
              </table:table-cell>
              <table:table-cell office:value-type="float" office:value="-0.337597">
                <text:p>-0.337597</text:p>
              </table:table-cell>
              <table:table-cell office:value-type="float" office:value="0.112647">
                <text:p>0.112647</text:p>
              </table:table-cell>
              <table:table-cell office:value-type="float" office:value="-0.104988">
                <text:p>-0.104988</text:p>
              </table:table-cell>
              <table:table-cell office:value-type="float" office:value="0.155643">
                <text:p>0.155643</text:p>
              </table:table-cell>
              <table:table-cell office:value-type="float" office:value="-0.255116">
                <text:p>-0.255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0914">
                <text:p>0.100914</text:p>
              </table:table-cell>
              <table:table-cell office:value-type="float" office:value="-0.286975">
                <text:p>-0.286975</text:p>
              </table:table-cell>
              <table:table-cell office:value-type="float" office:value="0.152785">
                <text:p>0.152785</text:p>
              </table:table-cell>
              <table:table-cell office:value-type="float" office:value="-0.262183">
                <text:p>-0.262183</text:p>
              </table:table-cell>
              <table:table-cell office:value-type="float" office:value="0.135809">
                <text:p>0.135809</text:p>
              </table:table-cell>
              <table:table-cell office:value-type="float" office:value="-0.32746">
                <text:p>-0.32746</text:p>
              </table:table-cell>
              <table:table-cell office:value-type="float" office:value="0.0989507">
                <text:p>0.0989507</text:p>
              </table:table-cell>
              <table:table-cell office:value-type="float" office:value="-0.106564">
                <text:p>-0.106564</text:p>
              </table:table-cell>
              <table:table-cell office:value-type="float" office:value="0.148281">
                <text:p>0.148281</text:p>
              </table:table-cell>
              <table:table-cell office:value-type="float" office:value="-0.254768">
                <text:p>-0.254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59714">
                <text:p>0.0959714</text:p>
              </table:table-cell>
              <table:table-cell office:value-type="float" office:value="-0.285354">
                <text:p>-0.285354</text:p>
              </table:table-cell>
              <table:table-cell office:value-type="float" office:value="0.139835">
                <text:p>0.139835</text:p>
              </table:table-cell>
              <table:table-cell office:value-type="float" office:value="-0.276568">
                <text:p>-0.276568</text:p>
              </table:table-cell>
              <table:table-cell office:value-type="float" office:value="0.128581">
                <text:p>0.128581</text:p>
              </table:table-cell>
              <table:table-cell office:value-type="float" office:value="-0.323822">
                <text:p>-0.323822</text:p>
              </table:table-cell>
              <table:table-cell office:value-type="float" office:value="0.0955126">
                <text:p>0.0955126</text:p>
              </table:table-cell>
              <table:table-cell office:value-type="float" office:value="-0.10341">
                <text:p>-0.10341</text:p>
              </table:table-cell>
              <table:table-cell office:value-type="float" office:value="0.138646">
                <text:p>0.138646</text:p>
              </table:table-cell>
              <table:table-cell office:value-type="float" office:value="-0.2563">
                <text:p>-0.2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12386">
                <text:p>0.0912386</text:p>
              </table:table-cell>
              <table:table-cell office:value-type="float" office:value="-0.284912">
                <text:p>-0.284912</text:p>
              </table:table-cell>
              <table:table-cell office:value-type="float" office:value="0.138893">
                <text:p>0.138893</text:p>
              </table:table-cell>
              <table:table-cell office:value-type="float" office:value="-0.262191">
                <text:p>-0.262191</text:p>
              </table:table-cell>
              <table:table-cell office:value-type="float" office:value="0.120277">
                <text:p>0.120277</text:p>
              </table:table-cell>
              <table:table-cell office:value-type="float" office:value="-0.318157">
                <text:p>-0.318157</text:p>
              </table:table-cell>
              <table:table-cell office:value-type="float" office:value="0.0937624">
                <text:p>0.0937624</text:p>
              </table:table-cell>
              <table:table-cell office:value-type="float" office:value="-0.103394">
                <text:p>-0.103394</text:p>
              </table:table-cell>
              <table:table-cell office:value-type="float" office:value="0.133849">
                <text:p>0.133849</text:p>
              </table:table-cell>
              <table:table-cell office:value-type="float" office:value="-0.257177">
                <text:p>-0.257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52617">
                <text:p>0.0852617</text:p>
              </table:table-cell>
              <table:table-cell office:value-type="float" office:value="-0.287772">
                <text:p>-0.287772</text:p>
              </table:table-cell>
              <table:table-cell office:value-type="float" office:value="0.13383">
                <text:p>0.13383</text:p>
              </table:table-cell>
              <table:table-cell office:value-type="float" office:value="-0.262977">
                <text:p>-0.262977</text:p>
              </table:table-cell>
              <table:table-cell office:value-type="float" office:value="0.113175">
                <text:p>0.113175</text:p>
              </table:table-cell>
              <table:table-cell office:value-type="float" office:value="-0.330494">
                <text:p>-0.330494</text:p>
              </table:table-cell>
              <table:table-cell office:value-type="float" office:value="0.0904137">
                <text:p>0.0904137</text:p>
              </table:table-cell>
              <table:table-cell office:value-type="float" office:value="-0.104334">
                <text:p>-0.104334</text:p>
              </table:table-cell>
              <table:table-cell office:value-type="float" office:value="0.128963">
                <text:p>0.128963</text:p>
              </table:table-cell>
              <table:table-cell office:value-type="float" office:value="-0.26686">
                <text:p>-0.266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38096">
                <text:p>0.0838096</text:p>
              </table:table-cell>
              <table:table-cell office:value-type="float" office:value="-0.281547">
                <text:p>-0.281547</text:p>
              </table:table-cell>
              <table:table-cell office:value-type="float" office:value="0.129964">
                <text:p>0.129964</text:p>
              </table:table-cell>
              <table:table-cell office:value-type="float" office:value="-0.260932">
                <text:p>-0.260932</text:p>
              </table:table-cell>
              <table:table-cell office:value-type="float" office:value="0.111609">
                <text:p>0.111609</text:p>
              </table:table-cell>
              <table:table-cell office:value-type="float" office:value="-0.312896">
                <text:p>-0.312896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10287">
                <text:p>-0.10287</text:p>
              </table:table-cell>
              <table:table-cell office:value-type="float" office:value="0.127053">
                <text:p>0.127053</text:p>
              </table:table-cell>
              <table:table-cell office:value-type="float" office:value="-0.256286">
                <text:p>-0.256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04079">
                <text:p>0.0804079</text:p>
              </table:table-cell>
              <table:table-cell office:value-type="float" office:value="-0.282336">
                <text:p>-0.282336</text:p>
              </table:table-cell>
              <table:table-cell office:value-type="float" office:value="0.12419">
                <text:p>0.12419</text:p>
              </table:table-cell>
              <table:table-cell office:value-type="float" office:value="-0.261241">
                <text:p>-0.261241</text:p>
              </table:table-cell>
              <table:table-cell office:value-type="float" office:value="0.107453">
                <text:p>0.107453</text:p>
              </table:table-cell>
              <table:table-cell office:value-type="float" office:value="-0.302151">
                <text:p>-0.302151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101103">
                <text:p>-0.101103</text:p>
              </table:table-cell>
              <table:table-cell office:value-type="float" office:value="0.120692">
                <text:p>0.120692</text:p>
              </table:table-cell>
              <table:table-cell office:value-type="float" office:value="-0.259355">
                <text:p>-0.259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45371">
                <text:p>0.0745371</text:p>
              </table:table-cell>
              <table:table-cell office:value-type="float" office:value="-0.278354">
                <text:p>-0.278354</text:p>
              </table:table-cell>
              <table:table-cell office:value-type="float" office:value="0.11798">
                <text:p>0.11798</text:p>
              </table:table-cell>
              <table:table-cell office:value-type="float" office:value="-0.259637">
                <text:p>-0.259637</text:p>
              </table:table-cell>
              <table:table-cell office:value-type="float" office:value="0.105771">
                <text:p>0.105771</text:p>
              </table:table-cell>
              <table:table-cell office:value-type="float" office:value="-0.31378">
                <text:p>-0.31378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998464">
                <text:p>-0.0998464</text:p>
              </table:table-cell>
              <table:table-cell office:value-type="float" office:value="0.115433">
                <text:p>0.115433</text:p>
              </table:table-cell>
              <table:table-cell office:value-type="float" office:value="-0.257202">
                <text:p>-0.257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32672">
                <text:p>0.0732672</text:p>
              </table:table-cell>
              <table:table-cell office:value-type="float" office:value="-0.283609">
                <text:p>-0.283609</text:p>
              </table:table-cell>
              <table:table-cell office:value-type="float" office:value="0.110469">
                <text:p>0.110469</text:p>
              </table:table-cell>
              <table:table-cell office:value-type="float" office:value="-0.258293">
                <text:p>-0.258293</text:p>
              </table:table-cell>
              <table:table-cell office:value-type="float" office:value="0.100392">
                <text:p>0.100392</text:p>
              </table:table-cell>
              <table:table-cell office:value-type="float" office:value="-0.310505">
                <text:p>-0.310505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986769">
                <text:p>-0.0986769</text:p>
              </table:table-cell>
              <table:table-cell office:value-type="float" office:value="0.109694">
                <text:p>0.109694</text:p>
              </table:table-cell>
              <table:table-cell office:value-type="float" office:value="-0.256613">
                <text:p>-0.2566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8581">
                <text:p>0.0708581</text:p>
              </table:table-cell>
              <table:table-cell office:value-type="float" office:value="-0.281303">
                <text:p>-0.281303</text:p>
              </table:table-cell>
              <table:table-cell office:value-type="float" office:value="0.103209">
                <text:p>0.103209</text:p>
              </table:table-cell>
              <table:table-cell office:value-type="float" office:value="-0.25664">
                <text:p>-0.25664</text:p>
              </table:table-cell>
              <table:table-cell office:value-type="float" office:value="0.0916953">
                <text:p>0.0916953</text:p>
              </table:table-cell>
              <table:table-cell office:value-type="float" office:value="-0.306506">
                <text:p>-0.306506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976369">
                <text:p>-0.0976369</text:p>
              </table:table-cell>
              <table:table-cell office:value-type="float" office:value="0.103429">
                <text:p>0.103429</text:p>
              </table:table-cell>
              <table:table-cell office:value-type="float" office:value="-0.257946">
                <text:p>-0.2579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38284">
                <text:p>0.0638284</text:p>
              </table:table-cell>
              <table:table-cell office:value-type="float" office:value="-0.277396">
                <text:p>-0.277396</text:p>
              </table:table-cell>
              <table:table-cell office:value-type="float" office:value="0.101112">
                <text:p>0.101112</text:p>
              </table:table-cell>
              <table:table-cell office:value-type="float" office:value="-0.257691">
                <text:p>-0.257691</text:p>
              </table:table-cell>
              <table:table-cell office:value-type="float" office:value="0.0896195">
                <text:p>0.0896195</text:p>
              </table:table-cell>
              <table:table-cell office:value-type="float" office:value="-0.303037">
                <text:p>-0.303037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997857">
                <text:p>-0.0997857</text:p>
              </table:table-cell>
              <table:table-cell office:value-type="float" office:value="0.101166">
                <text:p>0.101166</text:p>
              </table:table-cell>
              <table:table-cell office:value-type="float" office:value="-0.254125">
                <text:p>-0.254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18199">
                <text:p>0.0618199</text:p>
              </table:table-cell>
              <table:table-cell office:value-type="float" office:value="-0.278323">
                <text:p>-0.278323</text:p>
              </table:table-cell>
              <table:table-cell office:value-type="float" office:value="0.097452">
                <text:p>0.097452</text:p>
              </table:table-cell>
              <table:table-cell office:value-type="float" office:value="-0.254867">
                <text:p>-0.254867</text:p>
              </table:table-cell>
              <table:table-cell office:value-type="float" office:value="0.0862923">
                <text:p>0.0862923</text:p>
              </table:table-cell>
              <table:table-cell office:value-type="float" office:value="-0.302796">
                <text:p>-0.302796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966974">
                <text:p>-0.0966974</text:p>
              </table:table-cell>
              <table:table-cell office:value-type="float" office:value="0.0943805">
                <text:p>0.0943805</text:p>
              </table:table-cell>
              <table:table-cell office:value-type="float" office:value="-0.25188">
                <text:p>-0.251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63878">
                <text:p>0.0563878</text:p>
              </table:table-cell>
              <table:table-cell office:value-type="float" office:value="-0.278038">
                <text:p>-0.278038</text:p>
              </table:table-cell>
              <table:table-cell office:value-type="float" office:value="0.0946152">
                <text:p>0.0946152</text:p>
              </table:table-cell>
              <table:table-cell office:value-type="float" office:value="-0.254209">
                <text:p>-0.254209</text:p>
              </table:table-cell>
              <table:table-cell office:value-type="float" office:value="0.0793653">
                <text:p>0.0793653</text:p>
              </table:table-cell>
              <table:table-cell office:value-type="float" office:value="-0.289655">
                <text:p>-0.289655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977138">
                <text:p>-0.0977138</text:p>
              </table:table-cell>
              <table:table-cell office:value-type="float" office:value="0.0872565">
                <text:p>0.0872565</text:p>
              </table:table-cell>
              <table:table-cell office:value-type="float" office:value="-0.250463">
                <text:p>-0.250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0946">
                <text:p>0.0540946</text:p>
              </table:table-cell>
              <table:table-cell office:value-type="float" office:value="-0.282286">
                <text:p>-0.282286</text:p>
              </table:table-cell>
              <table:table-cell office:value-type="float" office:value="0.0911795">
                <text:p>0.0911795</text:p>
              </table:table-cell>
              <table:table-cell office:value-type="float" office:value="-0.253715">
                <text:p>-0.253715</text:p>
              </table:table-cell>
              <table:table-cell office:value-type="float" office:value="0.0787989">
                <text:p>0.0787989</text:p>
              </table:table-cell>
              <table:table-cell office:value-type="float" office:value="-0.298969">
                <text:p>-0.298969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979583">
                <text:p>-0.0979583</text:p>
              </table:table-cell>
              <table:table-cell office:value-type="float" office:value="0.0859887">
                <text:p>0.0859887</text:p>
              </table:table-cell>
              <table:table-cell office:value-type="float" office:value="-0.216484">
                <text:p>-0.2164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31709">
                <text:p>0.0531709</text:p>
              </table:table-cell>
              <table:table-cell office:value-type="float" office:value="-0.276271">
                <text:p>-0.276271</text:p>
              </table:table-cell>
              <table:table-cell office:value-type="float" office:value="0.0822456">
                <text:p>0.0822456</text:p>
              </table:table-cell>
              <table:table-cell office:value-type="float" office:value="-0.253423">
                <text:p>-0.253423</text:p>
              </table:table-cell>
              <table:table-cell office:value-type="float" office:value="0.075725">
                <text:p>0.075725</text:p>
              </table:table-cell>
              <table:table-cell office:value-type="float" office:value="-0.293114">
                <text:p>-0.293114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982915">
                <text:p>-0.0982915</text:p>
              </table:table-cell>
              <table:table-cell office:value-type="float" office:value="0.0853845">
                <text:p>0.0853845</text:p>
              </table:table-cell>
              <table:table-cell office:value-type="float" office:value="-0.247425">
                <text:p>-0.2474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01394">
                <text:p>0.0501394</text:p>
              </table:table-cell>
              <table:table-cell office:value-type="float" office:value="-0.275367">
                <text:p>-0.275367</text:p>
              </table:table-cell>
              <table:table-cell office:value-type="float" office:value="0.0804611">
                <text:p>0.0804611</text:p>
              </table:table-cell>
              <table:table-cell office:value-type="float" office:value="-0.252002">
                <text:p>-0.252002</text:p>
              </table:table-cell>
              <table:table-cell office:value-type="float" office:value="0.073627">
                <text:p>0.073627</text:p>
              </table:table-cell>
              <table:table-cell office:value-type="float" office:value="-0.29179">
                <text:p>-0.29179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982982">
                <text:p>-0.0982982</text:p>
              </table:table-cell>
              <table:table-cell office:value-type="float" office:value="0.0758589">
                <text:p>0.0758589</text:p>
              </table:table-cell>
              <table:table-cell office:value-type="float" office:value="-0.243188">
                <text:p>-0.2431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84359">
                <text:p>0.0484359</text:p>
              </table:table-cell>
              <table:table-cell office:value-type="float" office:value="-0.273857">
                <text:p>-0.273857</text:p>
              </table:table-cell>
              <table:table-cell office:value-type="float" office:value="0.0752921">
                <text:p>0.0752921</text:p>
              </table:table-cell>
              <table:table-cell office:value-type="float" office:value="-0.250771">
                <text:p>-0.250771</text:p>
              </table:table-cell>
              <table:table-cell office:value-type="float" office:value="0.0682762">
                <text:p>0.0682762</text:p>
              </table:table-cell>
              <table:table-cell office:value-type="float" office:value="-0.285604">
                <text:p>-0.28560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982256">
                <text:p>-0.0982256</text:p>
              </table:table-cell>
              <table:table-cell office:value-type="float" office:value="0.0741567">
                <text:p>0.0741567</text:p>
              </table:table-cell>
              <table:table-cell office:value-type="float" office:value="-0.239841">
                <text:p>-0.2398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48988">
                <text:p>0.0448988</text:p>
              </table:table-cell>
              <table:table-cell office:value-type="float" office:value="-0.266611">
                <text:p>-0.266611</text:p>
              </table:table-cell>
              <table:table-cell office:value-type="float" office:value="0.0731323">
                <text:p>0.0731323</text:p>
              </table:table-cell>
              <table:table-cell office:value-type="float" office:value="-0.242453">
                <text:p>-0.242453</text:p>
              </table:table-cell>
              <table:table-cell office:value-type="float" office:value="0.0647327">
                <text:p>0.0647327</text:p>
              </table:table-cell>
              <table:table-cell office:value-type="float" office:value="-0.282697">
                <text:p>-0.282697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969685">
                <text:p>-0.0969685</text:p>
              </table:table-cell>
              <table:table-cell office:value-type="float" office:value="0.0723609">
                <text:p>0.0723609</text:p>
              </table:table-cell>
              <table:table-cell office:value-type="float" office:value="-0.238983">
                <text:p>-0.238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41011">
                <text:p>0.0441011</text:p>
              </table:table-cell>
              <table:table-cell office:value-type="float" office:value="-0.192268">
                <text:p>-0.192268</text:p>
              </table:table-cell>
              <table:table-cell office:value-type="float" office:value="0.0720336">
                <text:p>0.0720336</text:p>
              </table:table-cell>
              <table:table-cell office:value-type="float" office:value="-0.24764">
                <text:p>-0.24764</text:p>
              </table:table-cell>
              <table:table-cell office:value-type="float" office:value="0.0623059">
                <text:p>0.0623059</text:p>
              </table:table-cell>
              <table:table-cell office:value-type="float" office:value="-0.280615">
                <text:p>-0.280615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886038">
                <text:p>-0.0886038</text:p>
              </table:table-cell>
              <table:table-cell office:value-type="float" office:value="0.0688884">
                <text:p>0.0688884</text:p>
              </table:table-cell>
              <table:table-cell office:value-type="float" office:value="-0.241613">
                <text:p>-0.2416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3779">
                <text:p>0.043779</text:p>
              </table:table-cell>
              <table:table-cell office:value-type="float" office:value="-0.268777">
                <text:p>-0.268777</text:p>
              </table:table-cell>
              <table:table-cell office:value-type="float" office:value="0.0678763">
                <text:p>0.0678763</text:p>
              </table:table-cell>
              <table:table-cell office:value-type="float" office:value="-0.24181">
                <text:p>-0.24181</text:p>
              </table:table-cell>
              <table:table-cell office:value-type="float" office:value="0.0595362">
                <text:p>0.0595362</text:p>
              </table:table-cell>
              <table:table-cell office:value-type="float" office:value="-0.28347">
                <text:p>-0.28347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772216">
                <text:p>-0.0772216</text:p>
              </table:table-cell>
              <table:table-cell office:value-type="float" office:value="0.0669757">
                <text:p>0.0669757</text:p>
              </table:table-cell>
              <table:table-cell office:value-type="float" office:value="-0.235738">
                <text:p>-0.23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9053">
                <text:p>0.0409053</text:p>
              </table:table-cell>
              <table:table-cell office:value-type="float" office:value="-0.258333">
                <text:p>-0.258333</text:p>
              </table:table-cell>
              <table:table-cell office:value-type="float" office:value="0.064052">
                <text:p>0.064052</text:p>
              </table:table-cell>
              <table:table-cell office:value-type="float" office:value="-0.240427">
                <text:p>-0.240427</text:p>
              </table:table-cell>
              <table:table-cell office:value-type="float" office:value="0.0581395">
                <text:p>0.0581395</text:p>
              </table:table-cell>
              <table:table-cell office:value-type="float" office:value="-0.275284">
                <text:p>-0.275284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680159">
                <text:p>-0.0680159</text:p>
              </table:table-cell>
              <table:table-cell office:value-type="float" office:value="0.0644051">
                <text:p>0.0644051</text:p>
              </table:table-cell>
              <table:table-cell office:value-type="float" office:value="-0.238339">
                <text:p>-0.238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3868">
                <text:p>0.0363868</text:p>
              </table:table-cell>
              <table:table-cell office:value-type="float" office:value="-0.229273">
                <text:p>-0.229273</text:p>
              </table:table-cell>
              <table:table-cell office:value-type="float" office:value="0.0612816">
                <text:p>0.0612816</text:p>
              </table:table-cell>
              <table:table-cell office:value-type="float" office:value="-0.235681">
                <text:p>-0.235681</text:p>
              </table:table-cell>
              <table:table-cell office:value-type="float" office:value="0.0569033">
                <text:p>0.0569033</text:p>
              </table:table-cell>
              <table:table-cell office:value-type="float" office:value="-0.278316">
                <text:p>-0.278316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610455">
                <text:p>-0.0610455</text:p>
              </table:table-cell>
              <table:table-cell office:value-type="float" office:value="0.0626808">
                <text:p>0.0626808</text:p>
              </table:table-cell>
              <table:table-cell office:value-type="float" office:value="-0.232558">
                <text:p>-0.2325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4591">
                <text:p>0.034591</text:p>
              </table:table-cell>
              <table:table-cell office:value-type="float" office:value="-0.221269">
                <text:p>-0.221269</text:p>
              </table:table-cell>
              <table:table-cell office:value-type="float" office:value="0.0599466">
                <text:p>0.0599466</text:p>
              </table:table-cell>
              <table:table-cell office:value-type="float" office:value="-0.235006">
                <text:p>-0.235006</text:p>
              </table:table-cell>
              <table:table-cell office:value-type="float" office:value="0.0515565">
                <text:p>0.0515565</text:p>
              </table:table-cell>
              <table:table-cell office:value-type="float" office:value="-0.274773">
                <text:p>-0.274773</text:p>
              </table:table-cell>
              <table:table-cell office:value-type="float" office:value="0.030071">
                <text:p>0.030071</text:p>
              </table:table-cell>
              <table:table-cell office:value-type="float" office:value="-0.0510163">
                <text:p>-0.0510163</text:p>
              </table:table-cell>
              <table:table-cell office:value-type="float" office:value="0.0608249">
                <text:p>0.0608249</text:p>
              </table:table-cell>
              <table:table-cell office:value-type="float" office:value="-0.234069">
                <text:p>-0.2340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339">
                <text:p>0.03339</text:p>
              </table:table-cell>
              <table:table-cell office:value-type="float" office:value="-0.21325">
                <text:p>-0.21325</text:p>
              </table:table-cell>
              <table:table-cell office:value-type="float" office:value="0.056506">
                <text:p>0.056506</text:p>
              </table:table-cell>
              <table:table-cell office:value-type="float" office:value="-0.232356">
                <text:p>-0.232356</text:p>
              </table:table-cell>
              <table:table-cell office:value-type="float" office:value="0.0478198">
                <text:p>0.0478198</text:p>
              </table:table-cell>
              <table:table-cell office:value-type="float" office:value="-0.273116">
                <text:p>-0.273116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481979">
                <text:p>-0.0481979</text:p>
              </table:table-cell>
              <table:table-cell office:value-type="float" office:value="0.0548586">
                <text:p>0.0548586</text:p>
              </table:table-cell>
              <table:table-cell office:value-type="float" office:value="-0.22947">
                <text:p>-0.22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12285">
                <text:p>0.0312285</text:p>
              </table:table-cell>
              <table:table-cell office:value-type="float" office:value="-0.205463">
                <text:p>-0.205463</text:p>
              </table:table-cell>
              <table:table-cell office:value-type="float" office:value="0.0512973">
                <text:p>0.0512973</text:p>
              </table:table-cell>
              <table:table-cell office:value-type="float" office:value="-0.231471">
                <text:p>-0.231471</text:p>
              </table:table-cell>
              <table:table-cell office:value-type="float" office:value="0.04537">
                <text:p>0.04537</text:p>
              </table:table-cell>
              <table:table-cell office:value-type="float" office:value="-0.248792">
                <text:p>-0.248792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434547">
                <text:p>-0.0434547</text:p>
              </table:table-cell>
              <table:table-cell office:value-type="float" office:value="0.0509783">
                <text:p>0.0509783</text:p>
              </table:table-cell>
              <table:table-cell office:value-type="float" office:value="-0.225036">
                <text:p>-0.225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99549">
                <text:p>0.0299549</text:p>
              </table:table-cell>
              <table:table-cell office:value-type="float" office:value="-0.192803">
                <text:p>-0.192803</text:p>
              </table:table-cell>
              <table:table-cell office:value-type="float" office:value="0.0500364">
                <text:p>0.0500364</text:p>
              </table:table-cell>
              <table:table-cell office:value-type="float" office:value="-0.228094">
                <text:p>-0.228094</text:p>
              </table:table-cell>
              <table:table-cell office:value-type="float" office:value="0.0446726">
                <text:p>0.0446726</text:p>
              </table:table-cell>
              <table:table-cell office:value-type="float" office:value="-0.259111">
                <text:p>-0.25911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38226">
                <text:p>-0.038226</text:p>
              </table:table-cell>
              <table:table-cell office:value-type="float" office:value="0.0491229">
                <text:p>0.0491229</text:p>
              </table:table-cell>
              <table:table-cell office:value-type="float" office:value="-0.225332">
                <text:p>-0.225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4465">
                <text:p>0.0284465</text:p>
              </table:table-cell>
              <table:table-cell office:value-type="float" office:value="-0.197636">
                <text:p>-0.197636</text:p>
              </table:table-cell>
              <table:table-cell office:value-type="float" office:value="0.0480113">
                <text:p>0.0480113</text:p>
              </table:table-cell>
              <table:table-cell office:value-type="float" office:value="-0.22989">
                <text:p>-0.22989</text:p>
              </table:table-cell>
              <table:table-cell office:value-type="float" office:value="0.0436455">
                <text:p>0.0436455</text:p>
              </table:table-cell>
              <table:table-cell office:value-type="float" office:value="-0.257639">
                <text:p>-0.257639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338284">
                <text:p>-0.0338284</text:p>
              </table:table-cell>
              <table:table-cell office:value-type="float" office:value="0.0484172">
                <text:p>0.0484172</text:p>
              </table:table-cell>
              <table:table-cell office:value-type="float" office:value="-0.217046">
                <text:p>-0.217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7739">
                <text:p>0.0277739</text:p>
              </table:table-cell>
              <table:table-cell office:value-type="float" office:value="-0.157283">
                <text:p>-0.157283</text:p>
              </table:table-cell>
              <table:table-cell office:value-type="float" office:value="0.0459423">
                <text:p>0.0459423</text:p>
              </table:table-cell>
              <table:table-cell office:value-type="float" office:value="-0.226623">
                <text:p>-0.226623</text:p>
              </table:table-cell>
              <table:table-cell office:value-type="float" office:value="0.0404723">
                <text:p>0.0404723</text:p>
              </table:table-cell>
              <table:table-cell office:value-type="float" office:value="-0.232236">
                <text:p>-0.232236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272379">
                <text:p>-0.0272379</text:p>
              </table:table-cell>
              <table:table-cell office:value-type="float" office:value="0.0463364">
                <text:p>0.0463364</text:p>
              </table:table-cell>
              <table:table-cell office:value-type="float" office:value="-0.216701">
                <text:p>-0.216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71998">
                <text:p>0.0271998</text:p>
              </table:table-cell>
              <table:table-cell office:value-type="float" office:value="-0.178201">
                <text:p>-0.178201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226166">
                <text:p>-0.226166</text:p>
              </table:table-cell>
              <table:table-cell office:value-type="float" office:value="0.0393065">
                <text:p>0.0393065</text:p>
              </table:table-cell>
              <table:table-cell office:value-type="float" office:value="-0.228794">
                <text:p>-0.228794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176393">
                <text:p>-0.0176393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215575">
                <text:p>-0.215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61662">
                <text:p>0.0261662</text:p>
              </table:table-cell>
              <table:table-cell office:value-type="float" office:value="-0.168057">
                <text:p>-0.168057</text:p>
              </table:table-cell>
              <table:table-cell office:value-type="float" office:value="0.0426891">
                <text:p>0.0426891</text:p>
              </table:table-cell>
              <table:table-cell office:value-type="float" office:value="-0.229593">
                <text:p>-0.229593</text:p>
              </table:table-cell>
              <table:table-cell office:value-type="float" office:value="0.036432">
                <text:p>0.036432</text:p>
              </table:table-cell>
              <table:table-cell office:value-type="float" office:value="-0.233868">
                <text:p>-0.233868</text:p>
              </table:table-cell>
              <table:table-cell office:value-type="float" office:value="0.0195415">
                <text:p>0.0195415</text:p>
              </table:table-cell>
              <table:table-cell office:value-type="float" office:value="-0.0127517">
                <text:p>-0.0127517</text:p>
              </table:table-cell>
              <table:table-cell office:value-type="float" office:value="0.0430216">
                <text:p>0.0430216</text:p>
              </table:table-cell>
              <table:table-cell office:value-type="float" office:value="-0.210451">
                <text:p>-0.210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44727">
                <text:p>0.0244727</text:p>
              </table:table-cell>
              <table:table-cell office:value-type="float" office:value="-0.145637">
                <text:p>-0.145637</text:p>
              </table:table-cell>
              <table:table-cell office:value-type="float" office:value="0.0420465">
                <text:p>0.0420465</text:p>
              </table:table-cell>
              <table:table-cell office:value-type="float" office:value="-0.2253">
                <text:p>-0.2253</text:p>
              </table:table-cell>
              <table:table-cell office:value-type="float" office:value="0.03587">
                <text:p>0.03587</text:p>
              </table:table-cell>
              <table:table-cell office:value-type="float" office:value="-0.207658">
                <text:p>-0.207658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752513">
                <text:p>-0.00752513</text:p>
              </table:table-cell>
              <table:table-cell office:value-type="float" office:value="0.0408817">
                <text:p>0.0408817</text:p>
              </table:table-cell>
              <table:table-cell office:value-type="float" office:value="-0.211129">
                <text:p>-0.211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34444">
                <text:p>0.0234444</text:p>
              </table:table-cell>
              <table:table-cell office:value-type="float" office:value="-0.140964">
                <text:p>-0.140964</text:p>
              </table:table-cell>
              <table:table-cell office:value-type="float" office:value="0.0402244">
                <text:p>0.0402244</text:p>
              </table:table-cell>
              <table:table-cell office:value-type="float" office:value="-0.224675">
                <text:p>-0.224675</text:p>
              </table:table-cell>
              <table:table-cell office:value-type="float" office:value="0.0335144">
                <text:p>0.0335144</text:p>
              </table:table-cell>
              <table:table-cell office:value-type="float" office:value="-0.197449">
                <text:p>-0.197449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443597">
                <text:p>-0.00443597</text:p>
              </table:table-cell>
              <table:table-cell office:value-type="float" office:value="0.0392324">
                <text:p>0.0392324</text:p>
              </table:table-cell>
              <table:table-cell office:value-type="float" office:value="-0.207789">
                <text:p>-0.207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079">
                <text:p>0.022079</text:p>
              </table:table-cell>
              <table:table-cell office:value-type="float" office:value="-0.118296">
                <text:p>-0.118296</text:p>
              </table:table-cell>
              <table:table-cell office:value-type="float" office:value="0.0382179">
                <text:p>0.0382179</text:p>
              </table:table-cell>
              <table:table-cell office:value-type="float" office:value="-0.218892">
                <text:p>-0.218892</text:p>
              </table:table-cell>
              <table:table-cell office:value-type="float" office:value="0.0319827">
                <text:p>0.0319827</text:p>
              </table:table-cell>
              <table:table-cell office:value-type="float" office:value="-0.192397">
                <text:p>-0.192397</text:p>
              </table:table-cell>
              <table:table-cell office:value-type="float" office:value="0.0168657">
                <text:p>0.0168657</text:p>
              </table:table-cell>
              <table:table-cell office:value-type="float" office:value="0.00162726">
                <text:p>0.00162726</text:p>
              </table:table-cell>
              <table:table-cell office:value-type="float" office:value="0.0373611">
                <text:p>0.0373611</text:p>
              </table:table-cell>
              <table:table-cell office:value-type="float" office:value="-0.206227">
                <text:p>-0.206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6694">
                <text:p>0.0206694</text:p>
              </table:table-cell>
              <table:table-cell office:value-type="float" office:value="-0.0973652">
                <text:p>-0.0973652</text:p>
              </table:table-cell>
              <table:table-cell office:value-type="float" office:value="0.0357691">
                <text:p>0.0357691</text:p>
              </table:table-cell>
              <table:table-cell office:value-type="float" office:value="-0.207976">
                <text:p>-0.207976</text:p>
              </table:table-cell>
              <table:table-cell office:value-type="float" office:value="0.0308235">
                <text:p>0.0308235</text:p>
              </table:table-cell>
              <table:table-cell office:value-type="float" office:value="-0.121316">
                <text:p>-0.121316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154358">
                <text:p>0.00154358</text:p>
              </table:table-cell>
              <table:table-cell office:value-type="float" office:value="0.0368279">
                <text:p>0.0368279</text:p>
              </table:table-cell>
              <table:table-cell office:value-type="float" office:value="-0.201433">
                <text:p>-0.201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835">
                <text:p>0.018835</text:p>
              </table:table-cell>
              <table:table-cell office:value-type="float" office:value="-0.0158984">
                <text:p>-0.0158984</text:p>
              </table:table-cell>
              <table:table-cell office:value-type="float" office:value="0.0346315">
                <text:p>0.0346315</text:p>
              </table:table-cell>
              <table:table-cell office:value-type="float" office:value="-0.197251">
                <text:p>-0.197251</text:p>
              </table:table-cell>
              <table:table-cell office:value-type="float" office:value="0.0303757">
                <text:p>0.0303757</text:p>
              </table:table-cell>
              <table:table-cell office:value-type="float" office:value="-0.173353">
                <text:p>-0.173353</text:p>
              </table:table-cell>
              <table:table-cell office:value-type="float" office:value="0.0153795">
                <text:p>0.0153795</text:p>
              </table:table-cell>
              <table:table-cell office:value-type="float" office:value="0.00413737">
                <text:p>0.00413737</text:p>
              </table:table-cell>
              <table:table-cell office:value-type="float" office:value="0.0339464">
                <text:p>0.0339464</text:p>
              </table:table-cell>
              <table:table-cell office:value-type="float" office:value="-0.161681">
                <text:p>-0.16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6826">
                <text:p>0.0186826</text:p>
              </table:table-cell>
              <table:table-cell office:value-type="float" office:value="-0.0848046">
                <text:p>-0.0848046</text:p>
              </table:table-cell>
              <table:table-cell office:value-type="float" office:value="0.0337284">
                <text:p>0.0337284</text:p>
              </table:table-cell>
              <table:table-cell office:value-type="float" office:value="-0.189506">
                <text:p>-0.189506</text:p>
              </table:table-cell>
              <table:table-cell office:value-type="float" office:value="0.0273319">
                <text:p>0.0273319</text:p>
              </table:table-cell>
              <table:table-cell office:value-type="float" office:value="-0.144155">
                <text:p>-0.144155</text:p>
              </table:table-cell>
              <table:table-cell office:value-type="float" office:value="0.0145714">
                <text:p>0.0145714</text:p>
              </table:table-cell>
              <table:table-cell office:value-type="float" office:value="0.00479283">
                <text:p>0.00479283</text:p>
              </table:table-cell>
              <table:table-cell office:value-type="float" office:value="0.0330109">
                <text:p>0.0330109</text:p>
              </table:table-cell>
              <table:table-cell office:value-type="float" office:value="-0.168959">
                <text:p>-0.168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8054">
                <text:p>0.018054</text:p>
              </table:table-cell>
              <table:table-cell office:value-type="float" office:value="-0.0656166">
                <text:p>-0.0656166</text:p>
              </table:table-cell>
              <table:table-cell office:value-type="float" office:value="0.0313296">
                <text:p>0.0313296</text:p>
              </table:table-cell>
              <table:table-cell office:value-type="float" office:value="-0.174949">
                <text:p>-0.174949</text:p>
              </table:table-cell>
              <table:table-cell office:value-type="float" office:value="0.0261187">
                <text:p>0.0261187</text:p>
              </table:table-cell>
              <table:table-cell office:value-type="float" office:value="-0.131868">
                <text:p>-0.131868</text:p>
              </table:table-cell>
              <table:table-cell office:value-type="float" office:value="0.0126994">
                <text:p>0.0126994</text:p>
              </table:table-cell>
              <table:table-cell office:value-type="float" office:value="0.00347953">
                <text:p>0.00347953</text:p>
              </table:table-cell>
              <table:table-cell office:value-type="float" office:value="0.0299719">
                <text:p>0.0299719</text:p>
              </table:table-cell>
              <table:table-cell office:value-type="float" office:value="-0.16206">
                <text:p>-0.16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714">
                <text:p>0.0168714</text:p>
              </table:table-cell>
              <table:table-cell office:value-type="float" office:value="-0.0594954">
                <text:p>-0.0594954</text:p>
              </table:table-cell>
              <table:table-cell office:value-type="float" office:value="0.0304162">
                <text:p>0.0304162</text:p>
              </table:table-cell>
              <table:table-cell office:value-type="float" office:value="-0.153734">
                <text:p>-0.153734</text:p>
              </table:table-cell>
              <table:table-cell office:value-type="float" office:value="0.025145">
                <text:p>0.025145</text:p>
              </table:table-cell>
              <table:table-cell office:value-type="float" office:value="-0.124104">
                <text:p>-0.124104</text:p>
              </table:table-cell>
              <table:table-cell office:value-type="float" office:value="0.0123221">
                <text:p>0.0123221</text:p>
              </table:table-cell>
              <table:table-cell office:value-type="float" office:value="0.00269921">
                <text:p>0.00269921</text:p>
              </table:table-cell>
              <table:table-cell office:value-type="float" office:value="0.0292704">
                <text:p>0.0292704</text:p>
              </table:table-cell>
              <table:table-cell office:value-type="float" office:value="-0.1387">
                <text:p>-0.1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2363">
                <text:p>0.0162363</text:p>
              </table:table-cell>
              <table:table-cell office:value-type="float" office:value="-0.0521124">
                <text:p>-0.0521124</text:p>
              </table:table-cell>
              <table:table-cell office:value-type="float" office:value="0.0290843">
                <text:p>0.0290843</text:p>
              </table:table-cell>
              <table:table-cell office:value-type="float" office:value="-0.147343">
                <text:p>-0.147343</text:p>
              </table:table-cell>
              <table:table-cell office:value-type="float" office:value="0.023685">
                <text:p>0.023685</text:p>
              </table:table-cell>
              <table:table-cell office:value-type="float" office:value="-0.11141">
                <text:p>-0.11141</text:p>
              </table:table-cell>
              <table:table-cell office:value-type="float" office:value="0.0113657">
                <text:p>0.0113657</text:p>
              </table:table-cell>
              <table:table-cell office:value-type="float" office:value="0.00173806">
                <text:p>0.00173806</text:p>
              </table:table-cell>
              <table:table-cell office:value-type="float" office:value="0.0280474">
                <text:p>0.0280474</text:p>
              </table:table-cell>
              <table:table-cell office:value-type="float" office:value="-0.138786">
                <text:p>-0.1387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6372">
                <text:p>0.0156372</text:p>
              </table:table-cell>
              <table:table-cell office:value-type="float" office:value="-0.0487315">
                <text:p>-0.0487315</text:p>
              </table:table-cell>
              <table:table-cell office:value-type="float" office:value="0.0266404">
                <text:p>0.0266404</text:p>
              </table:table-cell>
              <table:table-cell office:value-type="float" office:value="-0.138733">
                <text:p>-0.138733</text:p>
              </table:table-cell>
              <table:table-cell office:value-type="float" office:value="0.0224444">
                <text:p>0.0224444</text:p>
              </table:table-cell>
              <table:table-cell office:value-type="float" office:value="-0.103541">
                <text:p>-0.103541</text:p>
              </table:table-cell>
              <table:table-cell office:value-type="float" office:value="0.0110651">
                <text:p>0.0110651</text:p>
              </table:table-cell>
              <table:table-cell office:value-type="float" office:value="0.000450692">
                <text:p>0.000450692</text:p>
              </table:table-cell>
              <table:table-cell office:value-type="float" office:value="0.0271973">
                <text:p>0.0271973</text:p>
              </table:table-cell>
              <table:table-cell office:value-type="float" office:value="-0.133129">
                <text:p>-0.133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8469">
                <text:p>0.0148469</text:p>
              </table:table-cell>
              <table:table-cell office:value-type="float" office:value="-0.0309782">
                <text:p>-0.0309782</text:p>
              </table:table-cell>
              <table:table-cell office:value-type="float" office:value="0.0262341">
                <text:p>0.0262341</text:p>
              </table:table-cell>
              <table:table-cell office:value-type="float" office:value="-0.133355">
                <text:p>-0.133355</text:p>
              </table:table-cell>
              <table:table-cell office:value-type="float" office:value="0.02177">
                <text:p>0.02177</text:p>
              </table:table-cell>
              <table:table-cell office:value-type="float" office:value="-0.0567794">
                <text:p>-0.0567794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158975">
                <text:p>0.00158975</text:p>
              </table:table-cell>
              <table:table-cell office:value-type="float" office:value="0.0262665">
                <text:p>0.0262665</text:p>
              </table:table-cell>
              <table:table-cell office:value-type="float" office:value="-0.121854">
                <text:p>-0.121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3641">
                <text:p>0.0143641</text:p>
              </table:table-cell>
              <table:table-cell office:value-type="float" office:value="-0.0335508">
                <text:p>-0.0335508</text:p>
              </table:table-cell>
              <table:table-cell office:value-type="float" office:value="0.0253054">
                <text:p>0.0253054</text:p>
              </table:table-cell>
              <table:table-cell office:value-type="float" office:value="-0.126252">
                <text:p>-0.126252</text:p>
              </table:table-cell>
              <table:table-cell office:value-type="float" office:value="0.021455">
                <text:p>0.021455</text:p>
              </table:table-cell>
              <table:table-cell office:value-type="float" office:value="-0.0881085">
                <text:p>-0.088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972">
                <text:p>0.0253972</text:p>
              </table:table-cell>
              <table:table-cell office:value-type="float" office:value="-0.117643">
                <text:p>-0.1176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6672">
                <text:p>0.0136672</text:p>
              </table:table-cell>
              <table:table-cell office:value-type="float" office:value="-0.0217436">
                <text:p>-0.0217436</text:p>
              </table:table-cell>
              <table:table-cell office:value-type="float" office:value="0.023686">
                <text:p>0.023686</text:p>
              </table:table-cell>
              <table:table-cell office:value-type="float" office:value="-0.114598">
                <text:p>-0.114598</text:p>
              </table:table-cell>
              <table:table-cell office:value-type="float" office:value="0.019892">
                <text:p>0.019892</text:p>
              </table:table-cell>
              <table:table-cell office:value-type="float" office:value="-0.0726911">
                <text:p>-0.072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73">
                <text:p>0.023873</text:p>
              </table:table-cell>
              <table:table-cell office:value-type="float" office:value="-0.104786">
                <text:p>-0.1047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3259">
                <text:p>0.0133259</text:p>
              </table:table-cell>
              <table:table-cell office:value-type="float" office:value="-0.018038">
                <text:p>-0.018038</text:p>
              </table:table-cell>
              <table:table-cell office:value-type="float" office:value="0.0223239">
                <text:p>0.0223239</text:p>
              </table:table-cell>
              <table:table-cell office:value-type="float" office:value="0.133619">
                <text:p>0.133619</text:p>
              </table:table-cell>
              <table:table-cell office:value-type="float" office:value="0.0190589">
                <text:p>0.0190589</text:p>
              </table:table-cell>
              <table:table-cell office:value-type="float" office:value="-0.0608107">
                <text:p>-0.060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786">
                <text:p>0.0213786</text:p>
              </table:table-cell>
              <table:table-cell office:value-type="float" office:value="-0.105565">
                <text:p>-0.105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0145">
                <text:p>0.0120145</text:p>
              </table:table-cell>
              <table:table-cell office:value-type="float" office:value="-0.00799992">
                <text:p>-0.00799992</text:p>
              </table:table-cell>
              <table:table-cell office:value-type="float" office:value="0.0221485">
                <text:p>0.0221485</text:p>
              </table:table-cell>
              <table:table-cell office:value-type="float" office:value="-0.124643">
                <text:p>-0.124643</text:p>
              </table:table-cell>
              <table:table-cell office:value-type="float" office:value="0.0177589">
                <text:p>0.0177589</text:p>
              </table:table-cell>
              <table:table-cell office:value-type="float" office:value="-0.0578975">
                <text:p>-0.057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828">
                <text:p>0.0211828</text:p>
              </table:table-cell>
              <table:table-cell office:value-type="float" office:value="-0.0712501">
                <text:p>-0.0712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6098">
                <text:p>0.0106098</text:p>
              </table:table-cell>
              <table:table-cell office:value-type="float" office:value="-0.0043747">
                <text:p>-0.0043747</text:p>
              </table:table-cell>
              <table:table-cell office:value-type="float" office:value="0.0213622">
                <text:p>0.0213622</text:p>
              </table:table-cell>
              <table:table-cell office:value-type="float" office:value="-0.0847311">
                <text:p>-0.0847311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447565">
                <text:p>-0.0447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497">
                <text:p>0.0204497</text:p>
              </table:table-cell>
              <table:table-cell office:value-type="float" office:value="-0.0728603">
                <text:p>-0.0728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341">
                <text:p>0.0104341</text:p>
              </table:table-cell>
              <table:table-cell office:value-type="float" office:value="0.00127601">
                <text:p>0.00127601</text:p>
              </table:table-cell>
              <table:table-cell office:value-type="float" office:value="0.0193994">
                <text:p>0.0193994</text:p>
              </table:table-cell>
              <table:table-cell office:value-type="float" office:value="-0.0677474">
                <text:p>-0.0677474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394897">
                <text:p>-0.039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938">
                <text:p>0.0193938</text:p>
              </table:table-cell>
              <table:table-cell office:value-type="float" office:value="-0.00195936">
                <text:p>-0.00195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